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008327f"/>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text-properties style:font-name="Noto Serif CJK JP Medium" officeooo:paragraph-rsid="00267de4" style:font-name-asian="Noto Serif CJK JP Medium" style:language-asian="ja" style:country-asian="JP"/>
    </style:style>
    <style:style style:name="P36" style:family="paragraph" style:parent-style-name="Standard">
      <style:text-properties style:font-name="Noto Serif CJK JP Medium" officeooo:paragraph-rsid="0104fac0" style:font-name-asian="Noto Serif CJK JP Medium" style:language-asian="ja" style:country-asian="JP"/>
    </style:style>
    <style:style style:name="P37" style:family="paragraph" style:parent-style-name="Standard">
      <style:text-properties style:font-name="Noto Serif CJK JP Medium" officeooo:paragraph-rsid="00e5517f" style:font-name-asian="Noto Serif CJK JP Medium" style:language-asian="ja" style:country-asian="JP"/>
    </style:style>
    <style:style style:name="P38"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39" style:family="paragraph" style:parent-style-name="Standard">
      <style:text-properties style:font-name="Noto Serif CJK JP Medium" officeooo:paragraph-rsid="00d83cc3" style:font-name-asian="Noto Serif CJK JP Medium" style:language-asian="ja" style:country-asian="JP"/>
    </style:style>
    <style:style style:name="P40" style:family="paragraph" style:parent-style-name="Standard">
      <style:text-properties style:font-name="Noto Serif CJK JP Medium" officeooo:paragraph-rsid="0083db2e" style:font-name-asian="Noto Serif CJK JP Medium" style:language-asian="ja" style:country-asian="JP"/>
    </style:style>
    <style:style style:name="P41"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2"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3"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44"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4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4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47"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48"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1" style:family="paragraph" style:parent-style-name="Standard">
      <style:text-properties style:font-name="Noto Serif CJK JP Medium" officeooo:paragraph-rsid="0017a42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54" style:family="paragraph" style:parent-style-name="Standard">
      <style:text-properties style:font-name="Noto Serif CJK JP Medium" officeooo:paragraph-rsid="00a2d96c" style:font-name-asian="Noto Serif CJK JP Medium" style:language-asian="ja" style:country-asian="JP"/>
    </style:style>
    <style:style style:name="P55" style:family="paragraph" style:parent-style-name="Standard">
      <style:text-properties style:font-name="Noto Serif CJK JP Medium" officeooo:paragraph-rsid="00fd4ece" style:font-name-asian="Noto Serif CJK JP Medium" style:language-asian="ja" style:country-asian="JP"/>
    </style:style>
    <style:style style:name="P56" style:family="paragraph" style:parent-style-name="Standard">
      <style:text-properties style:font-name="Noto Serif CJK JP Medium" officeooo:paragraph-rsid="00ca8229" style:font-name-asian="Noto Serif CJK JP Medium" style:language-asian="ja" style:country-asian="JP"/>
    </style:style>
    <style:style style:name="P57" style:family="paragraph" style:parent-style-name="Standard">
      <style:text-properties style:font-name="Noto Serif CJK JP Medium" officeooo:paragraph-rsid="00368ad3" style:font-name-asian="Noto Serif CJK JP Medium" style:language-asian="ja" style:country-asian="JP"/>
    </style:style>
    <style:style style:name="P58" style:family="paragraph" style:parent-style-name="Standard">
      <style:text-properties style:font-name="Noto Serif CJK JP Medium" officeooo:paragraph-rsid="01213ba2" style:font-name-asian="Noto Serif CJK JP Medium" style:language-asian="ja" style:country-asian="JP"/>
    </style:style>
    <style:style style:name="P59" style:family="paragraph" style:parent-style-name="Standard">
      <style:text-properties style:font-name="Noto Serif CJK JP Medium" officeooo:paragraph-rsid="012d2e22" style:font-name-asian="Noto Serif CJK JP Medium" style:language-asian="ja" style:country-asian="JP"/>
    </style:style>
    <style:style style:name="P60" style:family="paragraph" style:parent-style-name="Standard">
      <style:text-properties style:font-name="Noto Serif CJK JP Medium" officeooo:paragraph-rsid="00a7b48e" style:font-name-asian="Noto Serif CJK JP Medium" style:language-asian="ja" style:country-asian="JP"/>
    </style:style>
    <style:style style:name="P61" style:family="paragraph" style:parent-style-name="Standard">
      <style:text-properties style:font-name="Noto Serif CJK JP Medium" officeooo:paragraph-rsid="003b43c3" style:font-name-asian="Noto Serif CJK JP Medium" style:language-asian="ja" style:country-asian="JP"/>
    </style:style>
    <style:style style:name="P62" style:family="paragraph" style:parent-style-name="Standard">
      <style:text-properties style:font-name="Noto Serif CJK JP Medium" officeooo:paragraph-rsid="0122ae69" style:font-name-asian="Noto Serif CJK JP Medium" style:language-asian="ja" style:country-asian="JP"/>
    </style:style>
    <style:style style:name="P63"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64" style:family="paragraph" style:parent-style-name="Standard">
      <style:text-properties style:font-name="Noto Serif CJK JP Medium" officeooo:paragraph-rsid="007ce410" style:font-name-asian="Noto Serif CJK JP Medium" style:language-asian="ja" style:country-asian="JP"/>
    </style:style>
    <style:style style:name="P65" style:family="paragraph" style:parent-style-name="Standard">
      <style:text-properties style:font-name="Noto Serif CJK JP Medium" officeooo:paragraph-rsid="0072fa55" style:font-name-asian="Noto Serif CJK JP Medium" style:language-asian="ja" style:country-asian="JP"/>
    </style:style>
    <style:style style:name="P66" style:family="paragraph" style:parent-style-name="Standard">
      <style:text-properties style:font-name="Noto Serif CJK JP Medium" officeooo:paragraph-rsid="00181c4e" style:font-name-asian="Noto Serif CJK JP Medium" style:language-asian="ja" style:country-asian="JP"/>
    </style:style>
    <style:style style:name="P67" style:family="paragraph" style:parent-style-name="Standard">
      <style:text-properties style:font-name="Noto Serif CJK JP Medium" officeooo:paragraph-rsid="0019b44d" style:font-name-asian="Noto Serif CJK JP Medium" style:language-asian="ja" style:country-asian="JP"/>
    </style:style>
    <style:style style:name="P68" style:family="paragraph" style:parent-style-name="Standard">
      <style:text-properties style:font-name="Noto Serif CJK JP Medium" officeooo:paragraph-rsid="00767dd0" style:font-name-asian="Noto Serif CJK JP Medium" style:language-asian="ja" style:country-asian="JP"/>
    </style:style>
    <style:style style:name="P69" style:family="paragraph" style:parent-style-name="Standard">
      <style:text-properties style:font-name="Noto Serif CJK JP Medium" officeooo:paragraph-rsid="00842341" style:font-name-asian="Noto Serif CJK JP Medium" style:language-asian="ja" style:country-asian="JP"/>
    </style:style>
    <style:style style:name="P70" style:family="paragraph" style:parent-style-name="Standard">
      <style:text-properties style:font-name="Noto Serif CJK JP Medium" officeooo:paragraph-rsid="003da1a2" style:font-name-asian="Noto Serif CJK JP Medium" style:language-asian="ja" style:country-asian="JP"/>
    </style:style>
    <style:style style:name="P71" style:family="paragraph" style:parent-style-name="Standard">
      <style:text-properties style:font-name="Noto Serif CJK JP Medium" officeooo:paragraph-rsid="0036c41a" style:font-name-asian="Noto Serif CJK JP Medium" style:language-asian="ja" style:country-asian="JP"/>
    </style:style>
    <style:style style:name="P72" style:family="paragraph" style:parent-style-name="Standard">
      <style:text-properties style:font-name="Noto Serif CJK JP Medium" officeooo:paragraph-rsid="0071a7c3" style:font-name-asian="Noto Serif CJK JP Medium" style:language-asian="ja" style:country-asian="JP"/>
    </style:style>
    <style:style style:name="P73" style:family="paragraph" style:parent-style-name="Standard">
      <style:text-properties style:font-name="Noto Serif CJK JP Medium" officeooo:paragraph-rsid="003ec7f2" style:font-name-asian="Noto Serif CJK JP Medium" style:language-asian="ja" style:country-asian="JP"/>
    </style:style>
    <style:style style:name="P74" style:family="paragraph" style:parent-style-name="Standard">
      <style:text-properties style:font-name="Noto Serif CJK JP Medium" officeooo:paragraph-rsid="0076c1c0" style:font-name-asian="Noto Serif CJK JP Medium" style:language-asian="ja" style:country-asian="JP"/>
    </style:style>
    <style:style style:name="P75" style:family="paragraph" style:parent-style-name="Standard">
      <style:text-properties style:font-name="Noto Serif CJK JP Medium" officeooo:paragraph-rsid="00709b59" style:font-name-asian="Noto Serif CJK JP Medium" style:language-asian="ja" style:country-asian="JP"/>
    </style:style>
    <style:style style:name="P76" style:family="paragraph" style:parent-style-name="Standard">
      <style:text-properties style:font-name="Noto Serif CJK JP Medium" officeooo:paragraph-rsid="009d6634" style:font-name-asian="Noto Serif CJK JP Medium" style:language-asian="ja" style:country-asian="JP"/>
    </style:style>
    <style:style style:name="P77" style:family="paragraph" style:parent-style-name="Standard">
      <style:text-properties style:font-name="Noto Serif CJK JP Medium" officeooo:paragraph-rsid="0055ef95" style:font-name-asian="Noto Serif CJK JP Medium" style:language-asian="ja" style:country-asian="JP"/>
    </style:style>
    <style:style style:name="P78" style:family="paragraph" style:parent-style-name="Standard">
      <style:text-properties style:font-name="Noto Serif CJK JP Medium" officeooo:paragraph-rsid="003f7e4b" style:font-name-asian="Noto Serif CJK JP Medium" style:language-asian="ja" style:country-asian="JP"/>
    </style:style>
    <style:style style:name="P79" style:family="paragraph" style:parent-style-name="Standard">
      <style:text-properties style:font-name="Noto Serif CJK JP Medium" officeooo:paragraph-rsid="00a72be1" style:font-name-asian="Noto Serif CJK JP Medium" style:language-asian="ja" style:country-asian="JP"/>
    </style:style>
    <style:style style:name="P80" style:family="paragraph" style:parent-style-name="Standard">
      <style:text-properties style:font-name="Noto Serif CJK JP Medium" officeooo:paragraph-rsid="005e94ef" style:font-name-asian="Noto Serif CJK JP Medium" style:language-asian="ja" style:country-asian="JP"/>
    </style:style>
    <style:style style:name="P81" style:family="paragraph" style:parent-style-name="Standard">
      <style:text-properties style:font-name="Noto Serif CJK JP Medium" officeooo:paragraph-rsid="0060f41f" style:font-name-asian="Noto Serif CJK JP Medium" style:language-asian="ja" style:country-asian="JP"/>
    </style:style>
    <style:style style:name="P82" style:family="paragraph" style:parent-style-name="Standard">
      <style:text-properties style:font-name="Noto Serif CJK JP Medium" officeooo:paragraph-rsid="00a5b737" style:font-name-asian="Noto Serif CJK JP Medium" style:language-asian="ja" style:country-asian="JP"/>
    </style:style>
    <style:style style:name="P83" style:family="paragraph" style:parent-style-name="Standard">
      <style:text-properties style:font-name="Noto Serif CJK JP Medium" officeooo:paragraph-rsid="010122e8" style:font-name-asian="Noto Serif CJK JP Medium" style:language-asian="ja" style:country-asian="JP"/>
    </style:style>
    <style:style style:name="P84" style:family="paragraph" style:parent-style-name="Standard">
      <style:text-properties style:font-name="Noto Serif CJK JP Medium" officeooo:paragraph-rsid="00c8c79e" style:font-name-asian="Noto Serif CJK JP Medium" style:language-asian="ja" style:country-asian="JP"/>
    </style:style>
    <style:style style:name="P85" style:family="paragraph" style:parent-style-name="Standard">
      <style:text-properties style:font-name="Noto Serif CJK JP Medium" officeooo:paragraph-rsid="00cecbcd" style:font-name-asian="Noto Serif CJK JP Medium" style:language-asian="ja" style:country-asian="JP"/>
    </style:style>
    <style:style style:name="P86" style:family="paragraph" style:parent-style-name="Standard">
      <style:text-properties style:font-name="Noto Serif CJK JP Medium" officeooo:paragraph-rsid="0095fee2" style:font-name-asian="Noto Serif CJK JP Medium" style:language-asian="ja" style:country-asian="JP"/>
    </style:style>
    <style:style style:name="P87" style:family="paragraph" style:parent-style-name="Standard">
      <style:text-properties style:font-name="Noto Serif CJK JP Medium" officeooo:paragraph-rsid="00c9ed31" style:font-name-asian="Noto Serif CJK JP Medium" style:language-asian="ja" style:country-asian="JP"/>
    </style:style>
    <style:style style:name="P88" style:family="paragraph" style:parent-style-name="Standard">
      <style:text-properties style:font-name="Noto Serif CJK JP Medium" officeooo:paragraph-rsid="006efcd4" style:font-name-asian="Noto Serif CJK JP Medium" style:language-asian="ja" style:country-asian="JP"/>
    </style:style>
    <style:style style:name="P89" style:family="paragraph" style:parent-style-name="Standard">
      <style:text-properties style:font-name="Noto Serif CJK JP Medium" officeooo:paragraph-rsid="001bc9ba" style:font-name-asian="Noto Serif CJK JP Medium" style:language-asian="ja" style:country-asian="JP"/>
    </style:style>
    <style:style style:name="P90" style:family="paragraph" style:parent-style-name="Standard">
      <style:text-properties style:font-name="Noto Serif CJK JP Medium" officeooo:paragraph-rsid="00764715" style:font-name-asian="Noto Serif CJK JP Medium" style:language-asian="ja" style:country-asian="JP"/>
    </style:style>
    <style:style style:name="P91" style:family="paragraph" style:parent-style-name="Standard">
      <style:text-properties style:font-name="Noto Serif CJK JP Medium" officeooo:paragraph-rsid="0085ca38" style:font-name-asian="Noto Serif CJK JP Medium" style:language-asian="ja" style:country-asian="JP"/>
    </style:style>
    <style:style style:name="P92" style:family="paragraph" style:parent-style-name="Standard">
      <style:text-properties style:font-name="Noto Serif CJK JP Medium" officeooo:paragraph-rsid="00c06d54" style:font-name-asian="Noto Serif CJK JP Medium" style:language-asian="ja" style:country-asian="JP"/>
    </style:style>
    <style:style style:name="P93" style:family="paragraph" style:parent-style-name="Standard">
      <style:text-properties style:font-name="Noto Serif CJK JP Medium" officeooo:paragraph-rsid="00c188f6" style:font-name-asian="Noto Serif CJK JP Medium" style:language-asian="ja" style:country-asian="JP"/>
    </style:style>
    <style:style style:name="P94" style:family="paragraph" style:parent-style-name="Standard">
      <style:text-properties style:font-name="Noto Serif CJK JP Medium" officeooo:paragraph-rsid="0127db48" style:font-name-asian="Noto Serif CJK JP Medium" style:language-asian="ja" style:country-asian="JP"/>
    </style:style>
    <style:style style:name="P95" style:family="paragraph" style:parent-style-name="Standard">
      <style:text-properties style:font-name="Noto Serif CJK JP Medium" officeooo:paragraph-rsid="0127ddb9" style:font-name-asian="Noto Serif CJK JP Medium" style:language-asian="ja" style:country-asian="JP"/>
    </style:style>
    <style:style style:name="P96" style:family="paragraph" style:parent-style-name="Standard">
      <style:text-properties style:font-name="Noto Serif CJK JP Medium" officeooo:paragraph-rsid="0129c48b" style:font-name-asian="Noto Serif CJK JP Medium" style:language-asian="ja" style:country-asian="JP"/>
    </style:style>
    <style:style style:name="P97" style:family="paragraph" style:parent-style-name="Standard">
      <style:text-properties style:font-name="Noto Serif CJK JP Medium" officeooo:paragraph-rsid="012b1923" style:font-name-asian="Noto Serif CJK JP Medium" style:language-asian="ja" style:country-asian="JP"/>
    </style:style>
    <style:style style:name="P98" style:family="paragraph" style:parent-style-name="Standard">
      <style:text-properties style:font-name="Noto Serif CJK JP Medium" officeooo:paragraph-rsid="01322548" style:font-name-asian="Noto Serif CJK JP Medium" style:language-asian="ja" style:country-asian="JP"/>
    </style:style>
    <style:style style:name="P99" style:family="paragraph" style:parent-style-name="Standard">
      <style:text-properties style:font-name="Noto Serif CJK JP Medium" officeooo:paragraph-rsid="0132e14b" style:font-name-asian="Noto Serif CJK JP Medium" style:language-asian="ja" style:country-asian="JP"/>
    </style:style>
    <style:style style:name="P100" style:family="paragraph" style:parent-style-name="Standard">
      <style:text-properties style:font-name="Noto Serif CJK JP Medium" officeooo:paragraph-rsid="012f6ba9" style:font-name-asian="Noto Serif CJK JP Medium" style:language-asian="ja" style:country-asian="JP"/>
    </style:style>
    <style:style style:name="P101" style:family="paragraph" style:parent-style-name="Standard">
      <style:text-properties style:font-name="Noto Serif CJK JP Medium" officeooo:paragraph-rsid="012e4bf8" style:font-name-asian="Noto Serif CJK JP Medium" style:language-asian="ja" style:country-asian="JP"/>
    </style:style>
    <style:style style:name="P102" style:family="paragraph" style:parent-style-name="Standard">
      <style:text-properties style:font-name="Noto Serif CJK JP Medium" officeooo:paragraph-rsid="0130dc35" style:font-name-asian="Noto Serif CJK JP Medium" style:language-asian="ja" style:country-asian="JP"/>
    </style:style>
    <style:style style:name="P103" style:family="paragraph" style:parent-style-name="Standard">
      <style:text-properties style:font-name="Noto Serif CJK JP Medium" officeooo:paragraph-rsid="00403a64" style:font-name-asian="Noto Serif CJK JP Medium" style:language-asian="ja" style:country-asian="JP"/>
    </style:style>
    <style:style style:name="P104" style:family="paragraph" style:parent-style-name="Standard">
      <style:text-properties style:font-name="Noto Serif CJK JP Medium" officeooo:paragraph-rsid="001f02fd" style:font-name-asian="Noto Serif CJK JP Medium" style:language-asian="ja" style:country-asian="JP"/>
    </style:style>
    <style:style style:name="P105" style:family="paragraph" style:parent-style-name="Standard">
      <style:text-properties style:font-name="Noto Serif CJK JP Medium" officeooo:paragraph-rsid="0110b931" style:font-name-asian="Noto Serif CJK JP Medium" style:language-asian="ja" style:country-asian="JP"/>
    </style:style>
    <style:style style:name="P106" style:family="paragraph" style:parent-style-name="Standard">
      <style:text-properties style:font-name="Noto Serif CJK JP Medium" officeooo:paragraph-rsid="006c49af" style:font-name-asian="Noto Serif CJK JP Medium" style:language-asian="ja" style:country-asian="JP"/>
    </style:style>
    <style:style style:name="P107" style:family="paragraph" style:parent-style-name="Standard">
      <style:text-properties style:font-name="Noto Serif CJK JP Medium" officeooo:paragraph-rsid="0067eb03" style:font-name-asian="Noto Serif CJK JP Medium" style:language-asian="ja" style:country-asian="JP"/>
    </style:style>
    <style:style style:name="P108" style:family="paragraph" style:parent-style-name="Standard">
      <style:text-properties style:font-name="Noto Serif CJK JP Medium" officeooo:paragraph-rsid="00976b48" style:font-name-asian="Noto Serif CJK JP Medium" style:language-asian="ja" style:country-asian="JP"/>
    </style:style>
    <style:style style:name="P109" style:family="paragraph" style:parent-style-name="Standard">
      <style:text-properties style:font-name="Noto Serif CJK JP Medium" officeooo:paragraph-rsid="007468d5" style:font-name-asian="Noto Serif CJK JP Medium" style:language-asian="ja" style:country-asian="JP"/>
    </style:style>
    <style:style style:name="P110" style:family="paragraph" style:parent-style-name="Standard">
      <style:text-properties style:font-name="Noto Serif CJK JP Medium" officeooo:paragraph-rsid="00877f37" style:font-name-asian="Noto Serif CJK JP Medium" style:language-asian="ja" style:country-asian="JP"/>
    </style:style>
    <style:style style:name="P111" style:family="paragraph" style:parent-style-name="Standard">
      <style:text-properties style:font-name="Noto Serif CJK JP Medium" officeooo:paragraph-rsid="01343121" style:font-name-asian="Noto Serif CJK JP Medium" style:language-asian="ja" style:country-asian="JP"/>
    </style:style>
    <style:style style:name="P112" style:family="paragraph" style:parent-style-name="Standard">
      <style:text-properties style:font-name="Noto Serif CJK JP Medium" officeooo:paragraph-rsid="009eef42" style:font-name-asian="Noto Serif CJK JP Medium" style:language-asian="ja" style:country-asian="JP"/>
    </style:style>
    <style:style style:name="P113" style:family="paragraph" style:parent-style-name="Standard">
      <style:text-properties style:font-name="Noto Serif CJK JP Medium" officeooo:paragraph-rsid="009f51ff" style:font-name-asian="Noto Serif CJK JP Medium" style:language-asian="ja" style:country-asian="JP"/>
    </style:style>
    <style:style style:name="P114" style:family="paragraph" style:parent-style-name="Standard">
      <style:text-properties style:font-name="Noto Serif CJK JP Medium" officeooo:paragraph-rsid="0041ffda" style:font-name-asian="Noto Serif CJK JP Medium" style:language-asian="ja" style:country-asian="JP"/>
    </style:style>
    <style:style style:name="P115" style:family="paragraph" style:parent-style-name="Standard">
      <style:text-properties style:font-name="Noto Serif CJK JP Medium" officeooo:paragraph-rsid="00660667" style:font-name-asian="Noto Serif CJK JP Medium" style:language-asian="ja" style:country-asian="JP"/>
    </style:style>
    <style:style style:name="P116" style:family="paragraph" style:parent-style-name="Standard">
      <style:text-properties style:font-name="Noto Serif CJK JP Medium" officeooo:paragraph-rsid="0044d140" style:font-name-asian="Noto Serif CJK JP Medium" style:language-asian="ja" style:country-asian="JP"/>
    </style:style>
    <style:style style:name="P117" style:family="paragraph" style:parent-style-name="Standard">
      <style:text-properties style:font-name="Noto Serif CJK JP Medium" officeooo:paragraph-rsid="01242055" style:font-name-asian="Noto Serif CJK JP Medium" style:language-asian="ja" style:country-asian="JP"/>
    </style:style>
    <style:style style:name="P118" style:family="paragraph" style:parent-style-name="Standard">
      <style:text-properties style:font-name="Noto Serif CJK JP Medium" officeooo:paragraph-rsid="00bc89bb" style:font-name-asian="Noto Serif CJK JP Medium" style:language-asian="ja" style:country-asian="JP"/>
    </style:style>
    <style:style style:name="P119" style:family="paragraph" style:parent-style-name="Standard">
      <style:text-properties style:font-name="Noto Serif CJK JP Medium" officeooo:paragraph-rsid="007debb3" style:font-name-asian="Noto Serif CJK JP Medium" style:language-asian="ja" style:country-asian="JP"/>
    </style:style>
    <style:style style:name="P120" style:family="paragraph" style:parent-style-name="Standard">
      <style:text-properties style:font-name="Noto Serif CJK JP Medium" officeooo:paragraph-rsid="00465a4c" style:font-name-asian="Noto Serif CJK JP Medium" style:language-asian="ja" style:country-asian="JP"/>
    </style:style>
    <style:style style:name="P121" style:family="paragraph" style:parent-style-name="Standard">
      <style:text-properties style:font-name="Noto Serif CJK JP Medium" officeooo:paragraph-rsid="011212c8" style:font-name-asian="Noto Serif CJK JP Medium" style:language-asian="ja" style:country-asian="JP"/>
    </style:style>
    <style:style style:name="P122" style:family="paragraph" style:parent-style-name="Standard">
      <style:text-properties style:font-name="Noto Serif CJK JP Medium" officeooo:paragraph-rsid="0125e0d1" style:font-name-asian="Noto Serif CJK JP Medium" style:language-asian="ja" style:country-asian="JP"/>
    </style:style>
    <style:style style:name="P123" style:family="paragraph" style:parent-style-name="Standard">
      <style:text-properties style:font-name="Noto Serif CJK JP Medium" officeooo:paragraph-rsid="004746bb" style:font-name-asian="Noto Serif CJK JP Medium" style:language-asian="ja" style:country-asian="JP"/>
    </style:style>
    <style:style style:name="P124" style:family="paragraph" style:parent-style-name="Standard">
      <style:text-properties style:font-name="Noto Serif CJK JP Medium" officeooo:paragraph-rsid="005f2b63" style:font-name-asian="Noto Serif CJK JP Medium" style:language-asian="ja" style:country-asian="JP"/>
    </style:style>
    <style:style style:name="P125" style:family="paragraph" style:parent-style-name="Standard">
      <style:text-properties style:font-name="Noto Serif CJK JP Medium" officeooo:paragraph-rsid="00b847d5" style:font-name-asian="Noto Serif CJK JP Medium" style:language-asian="ja" style:country-asian="JP"/>
    </style:style>
    <style:style style:name="P126" style:family="paragraph" style:parent-style-name="Standard">
      <style:text-properties style:font-name="Noto Serif CJK JP Medium" officeooo:paragraph-rsid="007cafe3" style:font-name-asian="Noto Serif CJK JP Medium" style:language-asian="ja" style:country-asian="JP"/>
    </style:style>
    <style:style style:name="P127" style:family="paragraph" style:parent-style-name="Standard">
      <style:text-properties style:font-name="Noto Serif CJK JP Medium" officeooo:paragraph-rsid="006ac80d" style:font-name-asian="Noto Serif CJK JP Medium" style:language-asian="ja" style:country-asian="JP"/>
    </style:style>
    <style:style style:name="P128" style:family="paragraph" style:parent-style-name="Standard">
      <style:text-properties style:font-name="Noto Serif CJK JP Medium" officeooo:paragraph-rsid="006d5c57" style:font-name-asian="Noto Serif CJK JP Medium" style:language-asian="ja" style:country-asian="JP"/>
    </style:style>
    <style:style style:name="P129" style:family="paragraph" style:parent-style-name="Standard">
      <style:text-properties style:font-name="Noto Serif CJK JP Medium" officeooo:paragraph-rsid="0087cf17" style:font-name-asian="Noto Serif CJK JP Medium" style:language-asian="ja" style:country-asian="JP"/>
    </style:style>
    <style:style style:name="P130" style:family="paragraph" style:parent-style-name="Standard">
      <style:text-properties style:font-name="Noto Serif CJK JP Medium" officeooo:paragraph-rsid="00cd1a56" style:font-name-asian="Noto Serif CJK JP Medium" style:language-asian="ja" style:country-asian="JP"/>
    </style:style>
    <style:style style:name="P131" style:family="paragraph" style:parent-style-name="Standard">
      <style:text-properties style:font-name="Noto Serif CJK JP Medium" officeooo:paragraph-rsid="009448a0" style:font-name-asian="Noto Serif CJK JP Medium" style:language-asian="ja" style:country-asian="JP"/>
    </style:style>
    <style:style style:name="P132" style:family="paragraph" style:parent-style-name="Standard">
      <style:text-properties style:font-name="Noto Serif CJK JP Medium" officeooo:paragraph-rsid="00bd71ed" style:font-name-asian="Noto Serif CJK JP Medium" style:language-asian="ja" style:country-asian="JP"/>
    </style:style>
    <style:style style:name="P133" style:family="paragraph" style:parent-style-name="Standard">
      <style:text-properties style:font-name="Noto Serif CJK JP Medium" officeooo:paragraph-rsid="004af2f3" style:font-name-asian="Noto Serif CJK JP Medium" style:language-asian="ja" style:country-asian="JP"/>
    </style:style>
    <style:style style:name="P134" style:family="paragraph" style:parent-style-name="Standard">
      <style:text-properties style:font-name="Noto Serif CJK JP Medium" officeooo:paragraph-rsid="007f8ba4" style:font-name-asian="Noto Serif CJK JP Medium" style:language-asian="ja" style:country-asian="JP"/>
    </style:style>
    <style:style style:name="P135" style:family="paragraph" style:parent-style-name="Standard">
      <style:text-properties style:font-name="Noto Serif CJK JP Medium" officeooo:paragraph-rsid="010ac44d" style:font-name-asian="Noto Serif CJK JP Medium" style:language-asian="ja" style:country-asian="JP"/>
    </style:style>
    <style:style style:name="P136" style:family="paragraph" style:parent-style-name="Standard">
      <style:text-properties style:font-name="Noto Serif CJK JP Medium" officeooo:paragraph-rsid="0097330e" style:font-name-asian="Noto Serif CJK JP Medium" style:language-asian="ja" style:country-asian="JP"/>
    </style:style>
    <style:style style:name="P137" style:family="paragraph" style:parent-style-name="Standard">
      <style:text-properties style:font-name="Noto Serif CJK JP Medium" officeooo:rsid="0087cf17" officeooo:paragraph-rsid="0087cf17" style:font-name-asian="Noto Serif CJK JP Medium" style:language-asian="ja" style:country-asian="JP"/>
    </style:style>
    <style:style style:name="P138" style:family="paragraph" style:parent-style-name="Standard">
      <style:text-properties style:font-name="Noto Serif CJK JP Medium" officeooo:paragraph-rsid="010f6ece" style:font-name-asian="Noto Serif CJK JP Medium" style:language-asian="ja" style:country-asian="JP"/>
    </style:style>
    <style:style style:name="P139"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0" style:family="paragraph" style:parent-style-name="Standard">
      <style:text-properties style:font-name="Noto Serif CJK JP Medium" officeooo:paragraph-rsid="01370164" style:font-name-asian="Noto Serif CJK JP Medium" style:language-asian="ja" style:country-asian="JP"/>
    </style:style>
    <style:style style:name="P141" style:family="paragraph" style:parent-style-name="Standard">
      <style:text-properties style:font-name="Noto Serif CJK JP Medium" officeooo:paragraph-rsid="013990c2" style:font-name-asian="Noto Serif CJK JP Medium" style:language-asian="ja" style:country-asian="JP"/>
    </style:style>
    <style:style style:name="P142" style:family="paragraph" style:parent-style-name="Standard">
      <style:text-properties style:font-name="Noto Serif CJK JP Medium" officeooo:paragraph-rsid="0169fbcc" style:font-name-asian="Noto Serif CJK JP Medium" style:language-asian="ja" style:country-asian="JP"/>
    </style:style>
    <style:style style:name="P143" style:family="paragraph" style:parent-style-name="Standard">
      <style:text-properties style:font-name="Noto Serif CJK JP Medium" officeooo:paragraph-rsid="016c093b" style:font-name-asian="Noto Serif CJK JP Medium" style:language-asian="ja" style:country-asian="JP"/>
    </style:style>
    <style:style style:name="P144" style:family="paragraph" style:parent-style-name="Standard">
      <style:text-properties style:font-name="Noto Serif CJK JP Medium" officeooo:paragraph-rsid="016cb7b7" style:font-name-asian="Noto Serif CJK JP Medium" style:language-asian="ja" style:country-asian="JP"/>
    </style:style>
    <style:style style:name="P145" style:family="paragraph" style:parent-style-name="Standard">
      <style:text-properties style:font-name="Noto Serif CJK JP Medium" officeooo:paragraph-rsid="016d8255" style:font-name-asian="Noto Serif CJK JP Medium" style:language-asian="ja" style:country-asian="JP"/>
    </style:style>
    <style:style style:name="P146"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7" style:family="paragraph" style:parent-style-name="Standard">
      <style:text-properties style:font-name="Noto Serif CJK JP Medium" officeooo:paragraph-rsid="00e5517f" style:font-name-asian="Noto Serif CJK JP Medium"/>
    </style:style>
    <style:style style:name="P148" style:family="paragraph" style:parent-style-name="Standard">
      <style:text-properties style:font-name="Noto Serif CJK JP Medium" officeooo:paragraph-rsid="00d4d6fa" style:font-name-asian="Noto Serif CJK JP Medium"/>
    </style:style>
    <style:style style:name="P149" style:family="paragraph" style:parent-style-name="Standard">
      <style:text-properties style:font-name="Noto Serif CJK JP Medium" officeooo:paragraph-rsid="000d10c3" style:font-name-asian="Noto Serif CJK JP Medium"/>
    </style:style>
    <style:style style:name="P150" style:family="paragraph" style:parent-style-name="Standard">
      <style:text-properties style:font-name="Noto Serif CJK JP Medium" officeooo:paragraph-rsid="011c7c9b" style:font-name-asian="Noto Serif CJK JP Medium"/>
    </style:style>
    <style:style style:name="P151" style:family="paragraph" style:parent-style-name="Standard">
      <style:text-properties style:font-name="Noto Serif CJK JP Medium" officeooo:paragraph-rsid="01032ad6" style:font-name-asian="Noto Serif CJK JP Medium"/>
    </style:style>
    <style:style style:name="P152" style:family="paragraph" style:parent-style-name="Standard">
      <style:text-properties style:font-name="Noto Serif CJK JP Medium" officeooo:paragraph-rsid="00c341c7" style:font-name-asian="Noto Serif CJK JP Medium"/>
    </style:style>
    <style:style style:name="P153" style:family="paragraph" style:parent-style-name="Standard">
      <style:text-properties style:font-name="Noto Serif CJK JP Medium" officeooo:paragraph-rsid="00d54860" style:font-name-asian="Noto Serif CJK JP Medium"/>
    </style:style>
    <style:style style:name="P154" style:family="paragraph" style:parent-style-name="Standard">
      <style:text-properties style:font-name="Noto Serif CJK JP Medium" officeooo:paragraph-rsid="00267de4" style:font-name-asian="Noto Serif CJK JP Medium"/>
    </style:style>
    <style:style style:name="P155"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6"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7"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58" style:family="paragraph" style:parent-style-name="Standard">
      <style:text-properties style:font-name="Noto Serif CJK JP Medium" officeooo:paragraph-rsid="00d83cc3" style:font-name-asian="Noto Serif CJK JP Medium"/>
    </style:style>
    <style:style style:name="P159" style:family="paragraph" style:parent-style-name="Standard">
      <style:text-properties style:font-name="Noto Serif CJK JP Medium" officeooo:rsid="00710d15" officeooo:paragraph-rsid="007ce410" style:font-name-asian="Noto Serif CJK JP Medium"/>
    </style:style>
    <style:style style:name="P160" style:family="paragraph" style:parent-style-name="Standard">
      <style:text-properties style:font-name="Noto Serif CJK JP Medium" officeooo:rsid="00710d15" officeooo:paragraph-rsid="00710d15" style:font-name-asian="Noto Serif CJK JP Medium"/>
    </style:style>
    <style:style style:name="P161" style:family="paragraph" style:parent-style-name="Standard">
      <style:text-properties style:font-name="Noto Serif CJK JP Medium" officeooo:rsid="00710d15" officeooo:paragraph-rsid="010122e8" style:font-name-asian="Noto Serif CJK JP Medium"/>
    </style:style>
    <style:style style:name="P162" style:family="paragraph" style:parent-style-name="Standard">
      <style:text-properties style:font-name="Noto Serif CJK JP Medium" officeooo:rsid="010288e7" officeooo:paragraph-rsid="010288e7" style:font-name-asian="Noto Serif CJK JP Medium"/>
    </style:style>
    <style:style style:name="P163" style:family="paragraph" style:parent-style-name="Standard">
      <style:text-properties style:font-name="Noto Serif CJK JP Medium" officeooo:paragraph-rsid="00842341" style:font-name-asian="Noto Serif CJK JP Medium"/>
    </style:style>
    <style:style style:name="P164" style:family="paragraph" style:parent-style-name="Standard">
      <style:text-properties style:font-name="Noto Serif CJK JP Medium" officeooo:rsid="00842341" officeooo:paragraph-rsid="00842341" style:font-name-asian="Noto Serif CJK JP Medium"/>
    </style:style>
    <style:style style:name="P165" style:family="paragraph" style:parent-style-name="Standard">
      <style:text-properties style:font-name="Noto Serif CJK JP Medium" officeooo:paragraph-rsid="0071a7c3" style:font-name-asian="Noto Serif CJK JP Medium"/>
    </style:style>
    <style:style style:name="P166" style:family="paragraph" style:parent-style-name="Standard">
      <style:text-properties style:font-name="Noto Serif CJK JP Medium" officeooo:paragraph-rsid="00709b59" style:font-name-asian="Noto Serif CJK JP Medium"/>
    </style:style>
    <style:style style:name="P167" style:family="paragraph" style:parent-style-name="Standard">
      <style:text-properties style:font-name="Noto Serif CJK JP Medium" officeooo:rsid="008298dd" officeooo:paragraph-rsid="008298dd" style:font-name-asian="Noto Serif CJK JP Medium"/>
    </style:style>
    <style:style style:name="P168" style:family="paragraph" style:parent-style-name="Standard">
      <style:text-properties style:font-name="Noto Serif CJK JP Medium" officeooo:paragraph-rsid="010122e8" style:font-name-asian="Noto Serif CJK JP Medium"/>
    </style:style>
    <style:style style:name="P169" style:family="paragraph" style:parent-style-name="Standard">
      <style:text-properties style:font-name="Noto Serif CJK JP Medium" officeooo:rsid="00764715" officeooo:paragraph-rsid="00764715" style:font-name-asian="Noto Serif CJK JP Medium"/>
    </style:style>
    <style:style style:name="P170" style:family="paragraph" style:parent-style-name="Standard">
      <style:text-properties style:font-name="Noto Serif CJK JP Medium" officeooo:rsid="00c188f6" officeooo:paragraph-rsid="00c188f6" style:font-name-asian="Noto Serif CJK JP Medium"/>
    </style:style>
    <style:style style:name="P171" style:family="paragraph" style:parent-style-name="Standard">
      <style:text-properties style:font-name="Noto Serif CJK JP Medium" officeooo:paragraph-rsid="0127db48" style:font-name-asian="Noto Serif CJK JP Medium"/>
    </style:style>
    <style:style style:name="P172" style:family="paragraph" style:parent-style-name="Standard">
      <style:text-properties style:font-name="Noto Serif CJK JP Medium" officeooo:paragraph-rsid="0129c48b" style:font-name-asian="Noto Serif CJK JP Medium"/>
    </style:style>
    <style:style style:name="P173" style:family="paragraph" style:parent-style-name="Standard">
      <style:text-properties style:font-name="Noto Serif CJK JP Medium" officeooo:paragraph-rsid="0085ca38" style:font-name-asian="Noto Serif CJK JP Medium"/>
    </style:style>
    <style:style style:name="P174" style:family="paragraph" style:parent-style-name="Standard">
      <style:text-properties style:font-name="Noto Serif CJK JP Medium" officeooo:paragraph-rsid="007ce410" style:font-name-asian="Noto Serif CJK JP Medium"/>
    </style:style>
    <style:style style:name="P175" style:family="paragraph" style:parent-style-name="Standard">
      <style:text-properties style:font-name="Noto Serif CJK JP Medium" officeooo:paragraph-rsid="00877f37" style:font-name-asian="Noto Serif CJK JP Medium"/>
    </style:style>
    <style:style style:name="P176" style:family="paragraph" style:parent-style-name="Standard">
      <style:text-properties style:font-name="Noto Serif CJK JP Medium" officeooo:rsid="00877f37" officeooo:paragraph-rsid="00877f37" style:font-name-asian="Noto Serif CJK JP Medium"/>
    </style:style>
    <style:style style:name="P177" style:family="paragraph" style:parent-style-name="Standard">
      <style:text-properties style:font-name="Noto Serif CJK JP Medium" officeooo:rsid="009eef42" officeooo:paragraph-rsid="01024456" style:font-name-asian="Noto Serif CJK JP Medium"/>
    </style:style>
    <style:style style:name="P178" style:family="paragraph" style:parent-style-name="Standard">
      <style:text-properties style:font-name="Noto Serif CJK JP Medium" officeooo:rsid="007468d5" officeooo:paragraph-rsid="007468d5" style:font-name-asian="Noto Serif CJK JP Medium"/>
    </style:style>
    <style:style style:name="P179" style:family="paragraph" style:parent-style-name="Standard">
      <style:text-properties style:font-name="Noto Serif CJK JP Medium" officeooo:paragraph-rsid="007468d5" style:font-name-asian="Noto Serif CJK JP Medium"/>
    </style:style>
    <style:style style:name="P180" style:family="paragraph" style:parent-style-name="Standard">
      <style:text-properties style:font-name="Noto Serif CJK JP Medium" officeooo:paragraph-rsid="006ac80d" style:font-name-asian="Noto Serif CJK JP Medium"/>
    </style:style>
    <style:style style:name="P181" style:family="paragraph" style:parent-style-name="Standard">
      <style:text-properties style:font-name="Noto Serif CJK JP Medium" officeooo:paragraph-rsid="0087cf17" style:font-name-asian="Noto Serif CJK JP Medium"/>
    </style:style>
    <style:style style:name="P182" style:family="paragraph" style:parent-style-name="Standard">
      <style:text-properties style:font-name="Noto Serif CJK JP Medium" officeooo:paragraph-rsid="009d6634" style:font-name-asian="Noto Serif CJK JP Medium"/>
    </style:style>
    <style:style style:name="P183" style:family="paragraph" style:parent-style-name="Standard">
      <style:text-properties style:font-name="Noto Serif CJK JP Medium" officeooo:paragraph-rsid="01359a27" style:font-name-asian="Noto Serif CJK JP Medium"/>
    </style:style>
    <style:style style:name="P184" style:family="paragraph" style:parent-style-name="Standard">
      <style:text-properties style:font-name="Noto Serif CJK JP Medium" officeooo:paragraph-rsid="01415f68" style:font-name-asian="Noto Serif CJK JP Medium"/>
    </style:style>
    <style:style style:name="P185" style:family="paragraph" style:parent-style-name="Standard">
      <style:text-properties style:font-name="Noto Serif CJK JP Medium" officeooo:paragraph-rsid="0146d8ed" style:font-name-asian="Noto Serif CJK JP Medium"/>
    </style:style>
    <style:style style:name="P186" style:family="paragraph" style:parent-style-name="Standard">
      <style:text-properties style:font-name="Noto Serif CJK JP Medium" style:text-underline-style="none" style:font-name-asian="Noto Serif CJK JP Medium" style:language-asian="ja" style:country-asian="JP"/>
    </style:style>
    <style:style style:name="P187"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88" style:family="paragraph" style:parent-style-name="Standard">
      <style:text-properties style:font-name="Noto Serif CJK JP Medium" style:font-name-asian="Noto Sans CJK JP Regular"/>
    </style:style>
    <style:style style:name="P189" style:family="paragraph" style:parent-style-name="Standard">
      <style:text-properties fo:color="#000000" loext:opacity="100%" style:font-name="Noto Serif CJK JP Medium" style:text-underline-style="none" style:font-name-asian="Noto Serif CJK JP Medium"/>
    </style:style>
    <style:style style:name="P190" style:family="paragraph" style:parent-style-name="Standard">
      <style:text-properties fo:color="#000000" loext:opacity="100%" style:font-name="Noto Serif CJK JP Medium" style:text-underline-style="none" officeooo:paragraph-rsid="008f4ba2" style:font-name-asian="Noto Serif CJK JP Medium"/>
    </style:style>
    <style:style style:name="P191" style:family="paragraph" style:parent-style-name="Standard">
      <style:text-properties fo:color="#000000" loext:opacity="100%" style:font-name="Noto Serif CJK JP Medium" style:text-underline-style="none" officeooo:paragraph-rsid="000d10c3" style:font-name-asian="Noto Serif CJK JP Medium"/>
    </style:style>
    <style:style style:name="P192"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193" style:family="paragraph" style:parent-style-name="Standard">
      <style:text-properties style:font-name="Source Code Pro Medium" style:font-name-asian="Source Code Pro Medium"/>
    </style:style>
    <style:style style:name="P194" style:family="paragraph" style:parent-style-name="Standard">
      <style:text-properties style:font-name="Source Code Pro Medium" officeooo:rsid="00c188f6" officeooo:paragraph-rsid="00c188f6" style:font-name-asian="Source Code Pro Medium"/>
    </style:style>
    <style:style style:name="P195" style:family="paragraph" style:parent-style-name="Standard">
      <style:text-properties style:font-name="Source Code Pro Medium" fo:font-style="normal" style:font-name-asian="Source Code Pro Medium" style:font-style-asian="normal" style:font-style-complex="normal"/>
    </style:style>
    <style:style style:name="P196"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7"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198" style:family="paragraph" style:parent-style-name="Standard">
      <style:text-properties officeooo:paragraph-rsid="01415f68"/>
    </style:style>
    <style:style style:name="P199" style:family="paragraph" style:parent-style-name="Standard">
      <style:text-properties officeooo:paragraph-rsid="0146d8ed"/>
    </style:style>
    <style:style style:name="P200" style:family="paragraph" style:parent-style-name="Standard">
      <style:text-properties style:font-name="Source Code Pro" style:font-name-asian="Source Code Pro"/>
    </style:style>
    <style:style style:name="P201" style:family="paragraph" style:parent-style-name="Standard">
      <style:text-properties style:font-name-asian="Noto Sans CJK JP Regular"/>
    </style:style>
    <style:style style:name="P202" style:family="paragraph" style:parent-style-name="Standard">
      <style:text-properties style:font-name="Noto Sans CJK JP DemiLight" style:text-underline-style="none"/>
    </style:style>
    <style:style style:name="P203"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4" style:family="paragraph" style:parent-style-name="Standard">
      <style:text-properties style:font-name="Arial Black" fo:font-size="20pt" style:font-size-asian="20pt" style:font-size-complex="20pt"/>
    </style:style>
    <style:style style:name="P205" style:family="paragraph" style:parent-style-name="Standard">
      <style:text-properties officeooo:paragraph-rsid="01557c06"/>
    </style:style>
    <style:style style:name="P206" style:family="paragraph" style:parent-style-name="Standard">
      <style:paragraph-properties fo:break-before="page"/>
      <style:text-properties style:font-name="Noto Serif CJK JP Medium" style:font-name-asian="Noto Serif CJK JP Medium"/>
    </style:style>
    <style:style style:name="P207" style:family="paragraph" style:parent-style-name="Standard">
      <style:paragraph-properties fo:break-before="page"/>
      <style:text-properties style:font-name="Noto Serif CJK JP Medium" officeooo:paragraph-rsid="000d10c3" style:font-name-asian="Noto Serif CJK JP Medium"/>
    </style:style>
    <style:style style:name="P208" style:family="paragraph" style:parent-style-name="Standard">
      <style:paragraph-properties fo:break-before="page"/>
      <style:text-properties style:font-name="Noto Serif CJK JP Medium" style:font-name-asian="Noto Serif CJK JP Medium" style:language-asian="ja" style:country-asian="JP"/>
    </style:style>
    <style:style style:name="P209"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0"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1"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2" style:family="paragraph" style:parent-style-name="Standard">
      <style:paragraph-properties fo:break-before="page">
        <style:tab-stops>
          <style:tab-stop style:position="16.63cm" style:type="right" style:leader-style="dotted" style:leader-text="."/>
        </style:tab-stops>
      </style:paragraph-properties>
    </style:style>
    <style:style style:name="P213" style:family="paragraph" style:parent-style-name="Standard">
      <style:paragraph-properties fo:margin-left="0cm" fo:margin-right="0cm" fo:text-indent="1.482cm" style:auto-text-indent="false"/>
    </style:style>
    <style:style style:name="P214"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215"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6"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7"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8" style:family="paragraph" style:parent-style-name="Standard">
      <style:paragraph-properties fo:margin-left="1.482cm" fo:margin-right="0cm" fo:text-indent="0cm" style:auto-text-indent="false"/>
    </style:style>
    <style:style style:name="P219"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0"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1" style:family="paragraph" style:parent-style-name="Table_20_Contents">
      <style:paragraph-properties style:line-height-at-least="0cm"/>
    </style:style>
    <style:style style:name="P222" style:family="paragraph" style:parent-style-name="Table_20_Contents">
      <style:paragraph-properties style:line-height-at-least="0cm"/>
      <style:text-properties officeooo:paragraph-rsid="00972a7f"/>
    </style:style>
    <style:style style:name="P223" style:family="paragraph" style:parent-style-name="Table_20_Contents">
      <style:paragraph-properties style:line-height-at-least="0cm"/>
      <style:text-properties officeooo:paragraph-rsid="013d73aa"/>
    </style:style>
    <style:style style:name="P224" style:family="paragraph" style:parent-style-name="Table_20_Contents">
      <style:paragraph-properties style:line-height-at-least="0cm"/>
      <style:text-properties officeooo:paragraph-rsid="00368ad3"/>
    </style:style>
    <style:style style:name="P225" style:family="paragraph" style:parent-style-name="Table_20_Contents">
      <style:paragraph-properties style:line-height-at-least="0cm"/>
      <style:text-properties officeooo:paragraph-rsid="01213ba2"/>
    </style:style>
    <style:style style:name="P226" style:family="paragraph" style:parent-style-name="Table_20_Contents">
      <style:paragraph-properties style:line-height-at-least="0cm"/>
      <style:text-properties officeooo:paragraph-rsid="00181c4e"/>
    </style:style>
    <style:style style:name="P227" style:family="paragraph" style:parent-style-name="Table_20_Contents">
      <style:paragraph-properties style:line-height-at-least="0cm"/>
      <style:text-properties officeooo:paragraph-rsid="007ce410"/>
    </style:style>
    <style:style style:name="P228" style:family="paragraph" style:parent-style-name="Table_20_Contents">
      <style:paragraph-properties style:line-height-at-least="0cm"/>
      <style:text-properties officeooo:paragraph-rsid="0036c41a"/>
    </style:style>
    <style:style style:name="P229" style:family="paragraph" style:parent-style-name="Table_20_Contents">
      <style:paragraph-properties style:line-height-at-least="0cm"/>
      <style:text-properties officeooo:paragraph-rsid="00ebcae7"/>
    </style:style>
    <style:style style:name="P230" style:family="paragraph" style:parent-style-name="Table_20_Contents">
      <style:paragraph-properties style:line-height-at-least="0cm"/>
      <style:text-properties officeooo:paragraph-rsid="001bc9ba"/>
    </style:style>
    <style:style style:name="P231" style:family="paragraph" style:parent-style-name="Table_20_Contents">
      <style:paragraph-properties style:line-height-at-least="0cm"/>
      <style:text-properties officeooo:paragraph-rsid="015a627d"/>
    </style:style>
    <style:style style:name="P232" style:family="paragraph" style:parent-style-name="Table_20_Contents">
      <style:paragraph-properties style:line-height-at-least="0cm"/>
      <style:text-properties officeooo:paragraph-rsid="016cb7b7"/>
    </style:style>
    <style:style style:name="P233" style:family="paragraph" style:parent-style-name="Table_20_Contents">
      <style:text-properties style:font-name="Noto Serif CJK JP Medium" style:font-name-asian="Noto Serif CJK JP Medium"/>
    </style:style>
    <style:style style:name="P234"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348"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53"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55"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60" style:family="paragraph" style:parent-style-name="Table_20_Contents">
      <style:text-properties style:font-name="Noto Serif CJK JP Medium" officeooo:paragraph-rsid="005e94ef"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68"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69"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73" style:family="paragraph" style:parent-style-name="Table_20_Contents">
      <style:text-properties style:font-name="Noto Serif CJK JP Medium" officeooo:paragraph-rsid="0076c1c0" style:font-name-asian="Noto Serif CJK JP Medium" style:language-asian="ja" style:country-asian="JP"/>
    </style:style>
    <style:style style:name="P374" style:family="paragraph" style:parent-style-name="Table_20_Contents">
      <style:text-properties style:font-name="Noto Serif CJK JP Medium" officeooo:paragraph-rsid="006d5c57" style:font-name-asian="Noto Serif CJK JP Medium" style:language-asian="ja" style:country-asian="JP"/>
    </style:style>
    <style:style style:name="P375"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76"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77"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78"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79"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80"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81"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82"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83"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84"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85" style:family="paragraph" style:parent-style-name="Table_20_Contents">
      <style:text-properties style:font-name="Noto Serif CJK JP Medium" officeooo:paragraph-rsid="0104fac0" style:font-name-asian="Noto Serif CJK JP Medium"/>
    </style:style>
    <style:style style:name="P386" style:family="paragraph" style:parent-style-name="Table_20_Contents">
      <style:text-properties style:font-name="Noto Serif CJK JP Medium" officeooo:paragraph-rsid="00f36243" style:font-name-asian="Noto Serif CJK JP Medium"/>
    </style:style>
    <style:style style:name="P387" style:family="paragraph" style:parent-style-name="Table_20_Contents">
      <style:text-properties style:font-name="Noto Serif CJK JP Medium" officeooo:paragraph-rsid="00a1b97f" style:font-name-asian="Noto Serif CJK JP Medium"/>
    </style:style>
    <style:style style:name="P388" style:family="paragraph" style:parent-style-name="Table_20_Contents">
      <style:text-properties style:font-name="Noto Serif CJK JP Medium" officeooo:rsid="00c47a2f" officeooo:paragraph-rsid="0104fac0" style:font-name-asian="Noto Serif CJK JP Medium"/>
    </style:style>
    <style:style style:name="P389" style:family="paragraph" style:parent-style-name="Table_20_Contents">
      <style:text-properties style:font-name="Noto Serif CJK JP Medium" officeooo:paragraph-rsid="01024456" style:font-name-asian="Noto Serif CJK JP Medium"/>
    </style:style>
    <style:style style:name="P390" style:family="paragraph" style:parent-style-name="Table_20_Contents">
      <style:paragraph-properties style:line-height-at-least="0cm"/>
      <style:text-properties style:font-name="Noto Serif CJK JP Medium" officeooo:paragraph-rsid="008298dd" style:font-name-asian="Noto Serif CJK JP Medium"/>
    </style:style>
    <style:style style:name="P391" style:family="paragraph" style:parent-style-name="Table_20_Contents">
      <style:paragraph-properties style:line-height-at-least="0cm"/>
      <style:text-properties style:font-name="Noto Serif CJK JP Medium" officeooo:paragraph-rsid="00c06d54" style:font-name-asian="Noto Serif CJK JP Medium"/>
    </style:style>
    <style:style style:name="P392" style:family="paragraph" style:parent-style-name="Table_20_Contents">
      <style:paragraph-properties style:line-height-at-least="0cm"/>
      <style:text-properties style:font-name="Noto Serif CJK JP Medium" officeooo:paragraph-rsid="007debb3" style:font-name-asian="Noto Serif CJK JP Medium"/>
    </style:style>
    <style:style style:name="P393" style:family="paragraph" style:parent-style-name="Table_20_Contents">
      <style:paragraph-properties style:line-height-at-least="0cm"/>
      <style:text-properties style:font-name="Noto Serif CJK JP Medium" officeooo:paragraph-rsid="0067eb03" style:font-name-asian="Noto Serif CJK JP Medium"/>
    </style:style>
    <style:style style:name="P394" style:family="paragraph" style:parent-style-name="Table_20_Contents">
      <style:paragraph-properties style:line-height-at-least="0cm"/>
      <style:text-properties style:font-name="Noto Serif CJK JP Medium" officeooo:paragraph-rsid="006d5c57" style:font-name-asian="Noto Serif CJK JP Medium"/>
    </style:style>
    <style:style style:name="P395" style:family="paragraph" style:parent-style-name="Table_20_Contents">
      <style:paragraph-properties style:line-height-at-least="0cm"/>
      <style:text-properties style:font-name="Noto Serif CJK JP Medium" officeooo:paragraph-rsid="00660667" style:font-name-asian="Noto Serif CJK JP Medium"/>
    </style:style>
    <style:style style:name="P396" style:family="paragraph" style:parent-style-name="Table_20_Contents">
      <style:text-properties style:font-name="Noto Serif CJK JP Medium" officeooo:paragraph-rsid="00a5b737" style:font-name-asian="Noto Serif CJK JP Medium"/>
    </style:style>
    <style:style style:name="P397" style:family="paragraph" style:parent-style-name="Table_20_Contents">
      <style:text-properties style:font-name="Noto Serif CJK JP Medium" officeooo:rsid="0095fee2" officeooo:paragraph-rsid="0095fee2" style:font-name-asian="Noto Serif CJK JP Medium"/>
    </style:style>
    <style:style style:name="P398" style:family="paragraph" style:parent-style-name="Table_20_Contents">
      <style:text-properties style:font-name="Noto Serif CJK JP Medium" officeooo:paragraph-rsid="005e9464" style:font-name-asian="Noto Serif CJK JP Medium"/>
    </style:style>
    <style:style style:name="P399" style:family="paragraph" style:parent-style-name="Table_20_Contents">
      <style:text-properties style:font-name="Noto Serif CJK JP Medium" officeooo:paragraph-rsid="0099200c" style:font-name-asian="Noto Serif CJK JP Medium"/>
    </style:style>
    <style:style style:name="P400" style:family="paragraph" style:parent-style-name="Table_20_Contents">
      <style:text-properties style:font-name="Noto Serif CJK JP Medium" officeooo:paragraph-rsid="0067eb03" style:font-name-asian="Noto Serif CJK JP Medium"/>
    </style:style>
    <style:style style:name="P401" style:family="paragraph" style:parent-style-name="Table_20_Contents">
      <style:text-properties style:font-name="Noto Serif CJK JP Medium" officeooo:paragraph-rsid="001f02fd" style:font-name-asian="Noto Serif CJK JP Medium"/>
    </style:style>
    <style:style style:name="P402" style:family="paragraph" style:parent-style-name="Table_20_Contents">
      <style:text-properties style:font-name="Noto Serif CJK JP Medium" officeooo:paragraph-rsid="00cecbcd" style:font-name-asian="Noto Serif CJK JP Medium"/>
    </style:style>
    <style:style style:name="P403" style:family="paragraph" style:parent-style-name="Table_20_Contents">
      <style:text-properties style:font-name="Noto Serif CJK JP Medium" officeooo:paragraph-rsid="015fabbc" style:font-name-asian="Noto Serif CJK JP Medium"/>
    </style:style>
    <style:style style:name="P404"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13"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14"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15"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16"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17"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18"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19"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20"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421"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22"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23"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24"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25"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26"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27"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28" style:family="paragraph" style:parent-style-name="Table_20_Contents">
      <style:text-properties style:font-name="Noto Serif CJK JP Medium" style:font-name-asian="Noto Sans CJK JP Regular"/>
    </style:style>
    <style:style style:name="P429"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16" style:family="paragraph" style:parent-style-name="Table_20_Contents">
      <style:text-properties style:font-name="Noto Serif CJK JP Medium" officeooo:paragraph-rsid="00a5b737" style:font-name-asian="Noto Sans CJK JP Regular"/>
    </style:style>
    <style:style style:name="P517"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18"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19"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20"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21" style:family="paragraph" style:parent-style-name="Table_20_Contents">
      <style:text-properties style:font-name="Source Code Pro Medium" style:font-name-asian="Source Code Pro Medium"/>
    </style:style>
    <style:style style:name="P522"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23"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24"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25"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26"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27"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28"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29"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30"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31"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32"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33"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534"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35" style:family="paragraph" style:parent-style-name="Table_20_Contents">
      <style:paragraph-properties fo:line-height="100%"/>
      <style:text-properties style:font-name="Source Code Pro Medium" style:font-name-asian="Source Code Pro Medium" style:language-asian="ja" style:country-asian="JP"/>
    </style:style>
    <style:style style:name="P536"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37"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38" style:family="paragraph" style:parent-style-name="Table_20_Contents">
      <style:text-properties style:font-name="Source Code Pro Medium" officeooo:paragraph-rsid="0104fac0" style:font-name-asian="Source Code Pro Medium"/>
    </style:style>
    <style:style style:name="P539" style:family="paragraph" style:parent-style-name="Table_20_Contents">
      <style:text-properties style:font-name="Source Code Pro Medium" officeooo:paragraph-rsid="00ebcae7" style:font-name-asian="Source Code Pro Medium"/>
    </style:style>
    <style:style style:name="P540" style:family="paragraph" style:parent-style-name="Table_20_Contents">
      <style:text-properties style:font-name="Source Code Pro Medium" officeooo:paragraph-rsid="00a5b737" style:font-name-asian="Source Code Pro Medium"/>
    </style:style>
    <style:style style:name="P541" style:family="paragraph" style:parent-style-name="Table_20_Contents">
      <style:text-properties style:font-name="Source Code Pro Medium" officeooo:paragraph-rsid="00e628d4" style:font-name-asian="Source Code Pro Medium"/>
    </style:style>
    <style:style style:name="P542"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47"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48"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49"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50"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51"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52"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53"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54"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55"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56"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57"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58"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59"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60"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561"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562"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63"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64"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65"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66"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67"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68"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69"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70"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71"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72"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73" style:family="paragraph" style:parent-style-name="Table_20_Contents">
      <style:text-properties officeooo:paragraph-rsid="01436d1a"/>
    </style:style>
    <style:style style:name="P574" style:family="paragraph" style:parent-style-name="Table_20_Contents">
      <style:paragraph-properties style:line-height-at-least="0cm"/>
      <style:text-properties style:font-name="Source Code Pro" style:font-name-asian="Source Code Pro" style:language-asian="ja" style:country-asian="JP"/>
    </style:style>
    <style:style style:name="P575"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76"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577"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78"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79"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580"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81"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82"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83"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84"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8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86"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87"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88"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89"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90"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91"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92"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93"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94"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95"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9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97"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98"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99"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600"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60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60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60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604"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605"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60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07" style:family="paragraph" style:parent-style-name="Standard">
      <style:paragraph-properties fo:margin-left="0cm" fo:margin-right="0cm" fo:text-indent="0cm" style:auto-text-indent="false"/>
      <style:text-properties officeooo:paragraph-rsid="011d6ddf"/>
    </style:style>
    <style:style style:name="P608"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09"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610"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611"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612"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13"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1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15"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16"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17"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618"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19"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620"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21"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62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2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62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62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62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627"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628"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629" style:family="paragraph" style:parent-style-name="Text_20_body">
      <style:text-properties style:font-name="Noto Serif CJK JP Medium"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47"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48"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49"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650"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51"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52"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53"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54"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55"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56"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57"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58"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59"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60"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61"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62"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63"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64"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65"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66"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67"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68"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69"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670" style:family="paragraph" style:parent-style-name="Text_20_body">
      <style:text-properties style:font-name="Noto Serif CJK JP Medium" officeooo:rsid="00a72be1" officeooo:paragraph-rsid="00a72be1" style:font-name-asian="Noto Serif CJK JP Medium"/>
    </style:style>
    <style:style style:name="P671" style:family="paragraph" style:parent-style-name="Text_20_body">
      <style:text-properties style:font-name="Noto Serif CJK JP Medium" officeooo:paragraph-rsid="0067eb03" style:font-name-asian="Noto Serif CJK JP Medium"/>
    </style:style>
    <style:style style:name="P672"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73"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74"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75"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76"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77"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78" style:family="paragraph" style:parent-style-name="Text_20_body">
      <style:paragraph-properties style:line-height-at-least="0cm"/>
      <style:text-properties officeooo:paragraph-rsid="0146d8ed"/>
    </style:style>
    <style:style style:name="P679" style:family="paragraph" style:parent-style-name="Contents_20_1">
      <style:paragraph-properties>
        <style:tab-stops>
          <style:tab-stop style:position="17cm" style:type="right" style:leader-style="dotted" style:leader-text="."/>
        </style:tab-stops>
      </style:paragraph-properties>
    </style:style>
    <style:style style:name="P680" style:family="paragraph" style:parent-style-name="Contents_20_2">
      <style:paragraph-properties>
        <style:tab-stops>
          <style:tab-stop style:position="16.63cm" style:type="right" style:leader-style="dotted" style:leader-text="."/>
        </style:tab-stops>
      </style:paragraph-properties>
    </style:style>
    <style:style style:name="P681" style:family="paragraph" style:parent-style-name="Contents_20_3">
      <style:paragraph-properties>
        <style:tab-stops>
          <style:tab-stop style:position="16.26cm" style:type="right" style:leader-style="dotted" style:leader-text="."/>
        </style:tab-stops>
      </style:paragraph-properties>
    </style:style>
    <style:style style:name="P682"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683" style:family="paragraph" style:parent-style-name="Heading_20_1" style:master-page-name="Standard">
      <style:paragraph-properties style:page-number="1"/>
    </style:style>
    <style:style style:name="P684" style:family="paragraph" style:parent-style-name="Heading_20_1" style:master-page-name="_33__20_を変換">
      <style:paragraph-properties style:page-number="auto"/>
    </style:style>
    <style:style style:name="P685" style:family="paragraph" style:parent-style-name="Heading_20_1" style:master-page-name="_37__20_を変換">
      <style:paragraph-properties style:page-number="auto"/>
      <style:text-properties style:font-name="Noto Sans CJK JP Medium" style:font-name-asian="Noto Sans CJK JP Medium"/>
    </style:style>
    <style:style style:name="P686" style:family="paragraph" style:parent-style-name="Heading_20_1" style:master-page-name="_39__20_を変換">
      <style:paragraph-properties style:page-number="auto"/>
    </style:style>
    <style:style style:name="P687" style:family="paragraph" style:parent-style-name="Heading_20_1" style:master-page-name="_31_0_20_を変換">
      <style:paragraph-properties style:page-number="auto"/>
      <style:text-properties style:font-name="Noto Sans CJK JP Medium" style:font-name-asian="Noto Sans CJK JP Medium"/>
    </style:style>
    <style:style style:name="P688" style:family="paragraph" style:parent-style-name="Heading_20_2">
      <style:text-properties style:font-name="Noto Sans CJK JP Medium" style:font-name-asian="Noto Sans CJK JP Medium"/>
    </style:style>
    <style:style style:name="P689" style:family="paragraph" style:parent-style-name="Heading_20_2">
      <style:text-properties style:font-name="Noto Serif CJK JP Medium" style:font-name-asian="Noto Serif CJK JP Medium" style:language-asian="ja" style:country-asian="JP"/>
    </style:style>
    <style:style style:name="P690"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691" style:family="paragraph" style:parent-style-name="Heading_20_2">
      <style:paragraph-properties fo:break-before="page"/>
    </style:style>
    <style:style style:name="P692" style:family="paragraph" style:parent-style-name="Heading_20_2">
      <style:paragraph-properties fo:break-before="page"/>
      <style:text-properties style:font-name="Noto Sans CJK JP Medium" style:font-name-asian="Noto Sans CJK JP Medium"/>
    </style:style>
    <style:style style:name="P693" style:family="paragraph" style:parent-style-name="Heading_20_2" style:master-page-name="_38__20_を変換">
      <style:paragraph-properties style:page-number="auto"/>
      <style:text-properties style:font-name="Noto Sans CJK JP Medium" style:font-name-asian="Noto Sans CJK JP Medium"/>
    </style:style>
    <style:style style:name="P694" style:family="paragraph" style:parent-style-name="Heading_20_3">
      <style:text-properties style:font-name="Noto Sans CJK JP Medium" style:font-name-asian="Noto Sans CJK JP Medium"/>
    </style:style>
    <style:style style:name="P695" style:family="paragraph" style:parent-style-name="Heading_20_3">
      <style:text-properties style:font-name="Noto Serif CJK JP Medium" style:font-name-asian="Noto Serif CJK JP Medium"/>
    </style:style>
    <style:style style:name="P696"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69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69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69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0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0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0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0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0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093b" style:font-name-asian="Noto Serif CJK JP Medium"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28"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29"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30" style:family="paragraph" style:parent-style-name="Heading_20_3">
      <style:text-properties style:font-name="Noto Serif CJK JP Medium" style:font-name-asian="Noto Serif CJK JP Medium" style:language-asian="ja" style:country-asian="JP"/>
    </style:style>
    <style:style style:name="P731" style:family="paragraph" style:parent-style-name="Heading_20_3">
      <style:text-properties style:font-name="Noto Serif CJK JP Medium" officeooo:paragraph-rsid="00a2d96c" style:font-name-asian="Noto Serif CJK JP Medium" style:language-asian="ja" style:country-asian="JP"/>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51" style:family="paragraph" style:parent-style-name="Heading_20_3">
      <style:text-properties style:font-name="Noto Serif CJK JP Medium" officeooo:paragraph-rsid="01213ba2" style:font-name-asian="Noto Serif CJK JP Medium" style:language-asian="ja" style:country-asian="JP"/>
    </style:style>
    <style:style style:name="P752" style:family="paragraph" style:parent-style-name="Heading_20_3">
      <style:text-properties style:font-name="Noto Serif CJK JP Medium" officeooo:paragraph-rsid="012d2e22" style:font-name-asian="Noto Serif CJK JP Medium" style:language-asian="ja" style:country-asian="JP"/>
    </style:style>
    <style:style style:name="P753" style:family="paragraph" style:parent-style-name="Heading_20_3">
      <style:text-properties style:font-name="Noto Serif CJK JP Medium" officeooo:paragraph-rsid="00c47a2f" style:font-name-asian="Noto Serif CJK JP Medium" style:language-asian="ja" style:country-asian="JP"/>
    </style:style>
    <style:style style:name="P754" style:family="paragraph" style:parent-style-name="Heading_20_3">
      <style:text-properties style:font-name="Noto Serif CJK JP Medium" officeooo:paragraph-rsid="0036c41a" style:font-name-asian="Noto Serif CJK JP Medium" style:language-asian="ja" style:country-asian="JP"/>
    </style:style>
    <style:style style:name="P755" style:family="paragraph" style:parent-style-name="Heading_20_3">
      <style:text-properties style:font-name="Noto Serif CJK JP Medium" officeooo:paragraph-rsid="00709b59" style:font-name-asian="Noto Serif CJK JP Medium" style:language-asian="ja" style:country-asian="JP"/>
    </style:style>
    <style:style style:name="P756"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57" style:family="paragraph" style:parent-style-name="Heading_20_3">
      <style:text-properties style:font-name="Noto Serif CJK JP Medium" officeooo:paragraph-rsid="010122e8" style:font-name-asian="Noto Serif CJK JP Medium" style:language-asian="ja" style:country-asian="JP"/>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60" style:family="paragraph" style:parent-style-name="Heading_20_3">
      <style:text-properties style:font-name="Noto Serif CJK JP Medium" officeooo:paragraph-rsid="001f02fd" style:font-name-asian="Noto Serif CJK JP Medium" style:language-asian="ja" style:country-asian="JP"/>
    </style:style>
    <style:style style:name="P761" style:family="paragraph" style:parent-style-name="Heading_20_3">
      <style:text-properties style:font-name="Noto Serif CJK JP Medium" officeooo:paragraph-rsid="00cd1a56" style:font-name-asian="Noto Serif CJK JP Medium" style:language-asian="ja" style:country-asian="JP"/>
    </style:style>
    <style:style style:name="P762" style:family="paragraph" style:parent-style-name="Heading_20_3">
      <style:text-properties style:font-name="Noto Serif CJK JP Medium" officeooo:paragraph-rsid="010ac44d" style:font-name-asian="Noto Serif CJK JP Medium" style:language-asian="ja" style:country-asian="JP"/>
    </style:style>
    <style:style style:name="P763" style:family="paragraph" style:parent-style-name="Heading_20_3">
      <style:text-properties style:font-name="Noto Serif CJK JP Medium" officeooo:paragraph-rsid="010f6ece" style:font-name-asian="Noto Serif CJK JP Medium" style:language-asian="ja" style:country-asian="JP"/>
    </style:style>
    <style:style style:name="P764" style:family="paragraph" style:parent-style-name="Heading_20_3">
      <style:text-properties style:font-name="Noto Serif CJK JP Medium" officeooo:paragraph-rsid="00ca8229" style:font-name-asian="Noto Serif CJK JP Medium"/>
    </style:style>
    <style:style style:name="P765" style:family="paragraph" style:parent-style-name="Heading_20_3">
      <style:text-properties style:font-name="Noto Serif CJK JP Medium" officeooo:paragraph-rsid="007ce410" style:font-name-asian="Noto Serif CJK JP Medium"/>
    </style:style>
    <style:style style:name="P766" style:family="paragraph" style:parent-style-name="Heading_20_3">
      <style:text-properties style:font-name="Noto Serif CJK JP Medium" officeooo:paragraph-rsid="00181c4e" style:font-name-asian="Noto Serif CJK JP Medium"/>
    </style:style>
    <style:style style:name="P767" style:family="paragraph" style:parent-style-name="Heading_20_3">
      <style:text-properties style:font-name="Noto Serif CJK JP Medium" officeooo:paragraph-rsid="00767dd0" style:font-name-asian="Noto Serif CJK JP Medium"/>
    </style:style>
    <style:style style:name="P768" style:family="paragraph" style:parent-style-name="Heading_20_3">
      <style:text-properties style:font-name="Noto Serif CJK JP Medium" officeooo:paragraph-rsid="0076c1c0" style:font-name-asian="Noto Serif CJK JP Medium"/>
    </style:style>
    <style:style style:name="P769" style:family="paragraph" style:parent-style-name="Heading_20_3">
      <style:text-properties style:font-name="Noto Serif CJK JP Medium" officeooo:paragraph-rsid="003f7e4b" style:font-name-asian="Noto Serif CJK JP Medium"/>
    </style:style>
    <style:style style:name="P770" style:family="paragraph" style:parent-style-name="Heading_20_3">
      <style:text-properties style:font-name="Noto Serif CJK JP Medium" officeooo:paragraph-rsid="016cb7b7" style:font-name-asian="Noto Serif CJK JP Medium"/>
    </style:style>
    <style:style style:name="P771" style:family="paragraph" style:parent-style-name="Heading_20_3">
      <style:text-properties style:font-name="Noto Serif CJK JP Medium" officeooo:paragraph-rsid="00c06d54" style:font-name-asian="Noto Serif CJK JP Medium"/>
    </style:style>
    <style:style style:name="P772" style:family="paragraph" style:parent-style-name="Heading_20_3">
      <style:text-properties style:font-name="Noto Serif CJK JP Medium" officeooo:paragraph-rsid="00c188f6" style:font-name-asian="Noto Serif CJK JP Medium"/>
    </style:style>
    <style:style style:name="P773" style:family="paragraph" style:parent-style-name="Heading_20_3">
      <style:text-properties style:font-name="Noto Serif CJK JP Medium" officeooo:paragraph-rsid="001f02fd" style:font-name-asian="Noto Serif CJK JP Medium"/>
    </style:style>
    <style:style style:name="P774" style:family="paragraph" style:parent-style-name="Heading_20_3">
      <style:text-properties style:font-name="Noto Serif CJK JP Medium" officeooo:paragraph-rsid="0110b931" style:font-name-asian="Noto Serif CJK JP Medium"/>
    </style:style>
    <style:style style:name="P775" style:family="paragraph" style:parent-style-name="Heading_20_3">
      <style:text-properties style:font-name="Noto Serif CJK JP Medium" officeooo:paragraph-rsid="00a96d05" style:font-name-asian="Noto Serif CJK JP Medium"/>
    </style:style>
    <style:style style:name="P776" style:family="paragraph" style:parent-style-name="Heading_20_3">
      <style:text-properties style:font-name="Noto Serif CJK JP Medium" officeooo:paragraph-rsid="007468d5" style:font-name-asian="Noto Serif CJK JP Medium"/>
    </style:style>
    <style:style style:name="P777" style:family="paragraph" style:parent-style-name="Heading_20_3">
      <style:text-properties style:font-name="Noto Serif CJK JP Medium" officeooo:paragraph-rsid="00403a64" style:font-name-asian="Noto Serif CJK JP Medium"/>
    </style:style>
    <style:style style:name="P778" style:family="paragraph" style:parent-style-name="Heading_20_3">
      <style:text-properties style:font-name="Noto Serif CJK JP Medium" officeooo:paragraph-rsid="00660667" style:font-name-asian="Noto Serif CJK JP Medium"/>
    </style:style>
    <style:style style:name="P779" style:family="paragraph" style:parent-style-name="Heading_20_3">
      <style:text-properties style:font-name="Noto Serif CJK JP Medium" officeooo:paragraph-rsid="0044d140" style:font-name-asian="Noto Serif CJK JP Medium"/>
    </style:style>
    <style:style style:name="P780" style:family="paragraph" style:parent-style-name="Heading_20_3">
      <style:text-properties style:font-name="Noto Serif CJK JP Medium" officeooo:paragraph-rsid="00bc89bb" style:font-name-asian="Noto Serif CJK JP Medium"/>
    </style:style>
    <style:style style:name="P781" style:family="paragraph" style:parent-style-name="Heading_20_3">
      <style:text-properties style:font-name="Noto Serif CJK JP Medium" officeooo:paragraph-rsid="00465a4c" style:font-name-asian="Noto Serif CJK JP Medium"/>
    </style:style>
    <style:style style:name="P782" style:family="paragraph" style:parent-style-name="Heading_20_3">
      <style:text-properties style:font-name="Noto Serif CJK JP Medium" officeooo:paragraph-rsid="011212c8" style:font-name-asian="Noto Serif CJK JP Medium"/>
    </style:style>
    <style:style style:name="P783" style:family="paragraph" style:parent-style-name="Heading_20_3">
      <style:text-properties style:font-name="Noto Serif CJK JP Medium" officeooo:paragraph-rsid="007debb3" style:font-name-asian="Noto Serif CJK JP Medium"/>
    </style:style>
    <style:style style:name="P784" style:family="paragraph" style:parent-style-name="Heading_20_3">
      <style:text-properties style:font-name="Noto Serif CJK JP Medium" officeooo:paragraph-rsid="00b847d5" style:font-name-asian="Noto Serif CJK JP Medium"/>
    </style:style>
    <style:style style:name="P785" style:family="paragraph" style:parent-style-name="Heading_20_3">
      <style:text-properties style:font-name="Noto Serif CJK JP Medium" officeooo:paragraph-rsid="0067eb03" style:font-name-asian="Noto Serif CJK JP Medium"/>
    </style:style>
    <style:style style:name="P786" style:family="paragraph" style:parent-style-name="Heading_20_3">
      <style:text-properties style:font-name="Noto Serif CJK JP Medium" officeooo:paragraph-rsid="006d5c57" style:font-name-asian="Noto Serif CJK JP Medium"/>
    </style:style>
    <style:style style:name="P787" style:family="paragraph" style:parent-style-name="Heading_20_3">
      <style:text-properties style:font-name="Noto Serif CJK JP Medium" officeooo:paragraph-rsid="004af2f3" style:font-name-asian="Noto Serif CJK JP Medium"/>
    </style:style>
    <style:style style:name="P788"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789" style:family="paragraph" style:parent-style-name="Heading_20_3">
      <style:paragraph-properties fo:break-before="page"/>
    </style:style>
    <style:style style:name="P790" style:family="paragraph" style:parent-style-name="Heading_20_3">
      <style:paragraph-properties fo:break-before="page"/>
      <style:text-properties style:font-name="Noto Sans CJK JP Medium" style:font-name-asian="Noto Sans CJK JP Medium"/>
    </style:style>
    <style:style style:name="P791" style:family="paragraph" style:parent-style-name="Heading_20_3">
      <style:paragraph-properties fo:break-before="page"/>
      <style:text-properties officeooo:paragraph-rsid="016d8255"/>
    </style:style>
    <style:style style:name="P792" style:family="paragraph" style:parent-style-name="Heading_20_3">
      <style:paragraph-properties fo:break-before="page"/>
      <style:text-properties officeooo:paragraph-rsid="016cb7b7"/>
    </style:style>
    <style:style style:name="P793" style:family="paragraph" style:parent-style-name="Heading_20_3">
      <style:paragraph-properties fo:break-before="page"/>
      <style:text-properties officeooo:paragraph-rsid="0169fbcc"/>
    </style:style>
    <style:style style:name="P794" style:family="paragraph" style:parent-style-name="Heading_20_3">
      <style:paragraph-properties fo:break-before="page"/>
      <style:text-properties officeooo:paragraph-rsid="016c093b"/>
    </style:style>
    <style:style style:name="P795"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796"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797"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798"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799"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800"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01"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02"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03" style:family="paragraph" style:parent-style-name="Standard" style:list-style-name="L2">
      <style:text-properties style:font-name="Noto Serif CJK JP Medium" style:font-name-asian="Noto Serif CJK JP Medium" style:language-asian="ja" style:country-asian="JP"/>
    </style:style>
    <style:style style:name="P804"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05"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06"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07" style:family="paragraph" style:parent-style-name="Standard" style:list-style-name="L2">
      <style:text-properties style:font-name="Noto Serif CJK JP Medium" style:font-name-asian="Noto Serif CJK JP Medium"/>
    </style:style>
    <style:style style:name="P808"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09" style:family="paragraph" style:parent-style-name="Standard" style:list-style-name="L6">
      <style:text-properties style:font-name="Noto Serif CJK JP Medium" style:font-name-asian="Noto Serif CJK JP Medium"/>
    </style:style>
    <style:style style:name="P810"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11"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1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13"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14" style:family="paragraph" style:parent-style-name="Standard">
      <style:text-properties officeooo:paragraph-rsid="016dd34f"/>
    </style:style>
    <style:style style:name="P81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16" style:family="paragraph" style:parent-style-name="Standard" style:master-page-name="目次">
      <style:paragraph-properties fo:text-align="center" style:justify-single-word="false" style:page-number="1"/>
    </style:style>
    <style:style style:name="P817"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18"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19"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20"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21"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22"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23"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824"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825" style:family="paragraph" style:parent-style-name="Table_20_Contents" style:list-style-name="L8"/>
    <style:style style:name="P826" style:family="paragraph">
      <style:paragraph-properties fo:text-align="center"/>
    </style:style>
    <style:style style:name="P827" style:family="paragraph">
      <loext:graphic-properties draw:fill="none"/>
      <style:paragraph-properties fo:text-align="center"/>
    </style:style>
    <style:style style:name="P828" style:family="paragraph">
      <loext:graphic-properties draw:fill="none" draw:fill-color="#ffffff"/>
      <style:paragraph-properties style:writing-mode="lr-tb"/>
      <style:text-properties fo:font-size="8pt" style:font-size-asian="8pt" style:font-size-complex="8pt"/>
    </style:style>
    <style:style style:name="P829" style:family="paragraph">
      <style:paragraph-properties fo:text-align="justify"/>
    </style:style>
    <style:style style:name="P830" style:family="paragraph">
      <loext:graphic-properties draw:fill="none" draw:fill-color="#ffffff"/>
      <style:paragraph-properties fo:text-align="justify" style:writing-mode="lr-tb"/>
      <style:text-properties fo:font-size="8pt" style:font-size-asian="8pt" style:font-size-complex="8pt"/>
    </style:style>
    <style:style style:name="P831" style:family="paragraph">
      <loext:graphic-properties draw:fill="none"/>
    </style:style>
    <style:style style:name="P832"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style:text-underline-style="none" style:font-style-asian="italic" style:font-style-complex="italic"/>
    </style:style>
    <style:style style:name="T93" style:family="text">
      <style:text-properties fo:font-style="italic" style:language-asian="ja" style:country-asian="JP" style:font-style-asian="italic" style:font-style-complex="italic"/>
    </style:style>
    <style:style style:name="T94" style:family="text">
      <style:text-properties fo:font-style="italic" officeooo:rsid="00709b59" style:language-asian="ja" style:country-asian="JP" style:font-style-asian="italic" style:font-style-complex="italic"/>
    </style:style>
    <style:style style:name="T95" style:family="text">
      <style:text-properties fo:font-style="italic" officeooo:rsid="007debb3" style:language-asian="ja" style:country-asian="JP" style:font-style-asian="italic" style:font-style-complex="italic"/>
    </style:style>
    <style:style style:name="T96" style:family="text">
      <style:text-properties fo:font-style="italic" officeooo:rsid="008298dd" style:language-asian="ja" style:country-asian="JP" style:font-style-asian="italic" style:font-style-complex="italic"/>
    </style:style>
    <style:style style:name="T97" style:family="text">
      <style:text-properties fo:font-style="italic" officeooo:rsid="00c47a2f" style:language-asian="ja" style:country-asian="JP"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normal" style:font-style-asian="normal" style:font-style-complex="normal"/>
    </style:style>
    <style:style style:name="T100" style:family="text">
      <style:text-properties fo:font-style="normal" officeooo:rsid="0055ef95" style:font-style-asian="normal" style:font-style-complex="normal"/>
    </style:style>
    <style:style style:name="T101" style:family="text">
      <style:text-properties fo:font-style="normal" officeooo:rsid="0056e5e9" style:font-style-asian="normal" style:font-style-complex="normal"/>
    </style:style>
    <style:style style:name="T102" style:family="text">
      <style:text-properties fo:font-style="normal" officeooo:rsid="005e94ef" style:font-style-asian="normal" style:font-style-complex="normal"/>
    </style:style>
    <style:style style:name="T103" style:family="text">
      <style:text-properties fo:font-style="normal" officeooo:rsid="00709b59" style:font-style-asian="normal" style:font-style-complex="normal"/>
    </style:style>
    <style:style style:name="T104" style:family="text">
      <style:text-properties fo:font-style="normal" officeooo:rsid="0071a7c3" style:font-style-asian="normal" style:font-style-complex="normal"/>
    </style:style>
    <style:style style:name="T105" style:family="text">
      <style:text-properties fo:font-style="normal" officeooo:rsid="00856db9" style:font-style-asian="normal" style:font-style-complex="normal"/>
    </style:style>
    <style:style style:name="T106" style:family="text">
      <style:text-properties fo:font-style="normal" officeooo:rsid="00976b48" style:font-style-asian="normal" style:font-style-complex="normal"/>
    </style:style>
    <style:style style:name="T107" style:family="text">
      <style:text-properties fo:font-style="normal" officeooo:rsid="00a0b2f3" style:font-style-asian="normal" style:font-style-complex="normal"/>
    </style:style>
    <style:style style:name="T108" style:family="text">
      <style:text-properties fo:font-style="normal" officeooo:rsid="00a2d96c" style:font-style-asian="normal" style:font-style-complex="normal"/>
    </style:style>
    <style:style style:name="T109" style:family="text">
      <style:text-properties fo:font-style="normal" officeooo:rsid="00a5b737" style:font-style-asian="normal" style:font-style-complex="normal"/>
    </style:style>
    <style:style style:name="T110" style:family="text">
      <style:text-properties fo:font-style="normal" officeooo:rsid="00a7b48e" style:font-style-asian="normal" style:font-style-complex="normal"/>
    </style:style>
    <style:style style:name="T111" style:family="text">
      <style:text-properties fo:font-style="normal" officeooo:rsid="00c5e591" style:font-style-asian="normal" style:font-style-complex="normal"/>
    </style:style>
    <style:style style:name="T112" style:family="text">
      <style:text-properties fo:font-style="normal" officeooo:rsid="00c47a2f" style:font-style-asian="normal" style:font-style-complex="normal"/>
    </style:style>
    <style:style style:name="T113" style:family="text">
      <style:text-properties fo:font-style="normal" officeooo:rsid="010f6ece" style:font-style-asian="normal" style:font-style-complex="normal"/>
    </style:style>
    <style:style style:name="T114" style:family="text">
      <style:text-properties fo:font-style="normal" officeooo:rsid="012d2e22" style:font-style-asian="normal" style:font-style-complex="normal"/>
    </style:style>
    <style:style style:name="T115" style:family="text">
      <style:text-properties fo:font-style="normal" officeooo:rsid="0068e1b1" style:font-style-asian="normal" style:font-style-complex="normal"/>
    </style:style>
    <style:style style:name="T116" style:family="text">
      <style:text-properties fo:font-style="normal" officeooo:rsid="016618e5" style:font-style-asian="normal" style:font-style-complex="normal"/>
    </style:style>
    <style:style style:name="T117" style:family="text">
      <style:text-properties fo:font-style="normal" style:language-asian="ja" style:country-asian="JP" style:font-style-asian="normal" style:font-style-complex="normal"/>
    </style:style>
    <style:style style:name="T118" style:family="text">
      <style:text-properties fo:font-style="normal" officeooo:rsid="00709b59" style:language-asian="ja" style:country-asian="JP" style:font-style-asian="normal" style:font-style-complex="normal"/>
    </style:style>
    <style:style style:name="T119" style:family="text">
      <style:text-properties fo:font-style="normal" officeooo:rsid="007aa931" style:language-asian="ja" style:country-asian="JP" style:font-style-asian="normal" style:font-style-complex="normal"/>
    </style:style>
    <style:style style:name="T120" style:family="text">
      <style:text-properties fo:font-style="normal" officeooo:rsid="008298dd" style:language-asian="ja" style:country-asian="JP" style:font-style-asian="normal" style:font-style-complex="normal"/>
    </style:style>
    <style:style style:name="T121" style:family="text">
      <style:text-properties fo:font-style="normal" officeooo:rsid="00c06d54" style:language-asian="ja" style:country-asian="JP" style:font-style-asian="normal" style:font-style-complex="normal"/>
    </style:style>
    <style:style style:name="T122" style:family="text">
      <style:text-properties fo:font-style="normal" officeooo:rsid="00c47a2f" style:language-asian="ja" style:country-asian="JP" style:font-style-asian="normal" style:font-style-complex="normal"/>
    </style:style>
    <style:style style:name="T123" style:family="text">
      <style:text-properties fo:font-style="normal" style:text-underline-style="none" officeooo:rsid="00709b59" style:font-style-asian="normal" style:font-style-complex="normal"/>
    </style:style>
    <style:style style:name="T124" style:family="text">
      <style:text-properties fo:font-weight="normal" style:font-weight-asian="normal" style:font-weight-complex="normal"/>
    </style:style>
    <style:style style:name="T125" style:family="text">
      <style:text-properties style:text-position="sub 58%" fo:font-style="italic" style:font-style-asian="italic" style:font-style-complex="italic"/>
    </style:style>
    <style:style style:name="T126" style:family="text">
      <style:text-properties style:text-position="sub 58%" fo:font-style="italic" officeooo:rsid="015b832d" style:font-style-asian="italic" style:font-style-complex="italic"/>
    </style:style>
    <style:style style:name="T127" style:family="text">
      <style:text-properties style:text-position="sub 58%" fo:font-size="10.5pt" fo:font-style="italic" style:font-size-asian="10.5pt" style:font-style-asian="italic" style:font-style-complex="italic"/>
    </style:style>
    <style:style style:name="T128"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29" style:family="text">
      <style:text-properties fo:font-variant="normal" fo:text-transform="none" fo:color="#000000" loext:opacity="1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0" style:family="text">
      <style:text-properties fo:color="#000000" loext:opacity="100%" style:text-underline-style="none"/>
    </style:style>
    <style:style style:name="T131" style:family="text">
      <style:text-properties fo:color="#000000" loext:opacity="100%" style:text-underline-style="none" officeooo:rsid="00877f37"/>
    </style:style>
    <style:style style:name="T132" style:family="text">
      <style:text-properties fo:color="#000000" loext:opacity="100%" style:font-name="Noto Serif CJK JP Medium" style:text-underline-style="none" style:font-name-asian="Noto Serif CJK JP Medium"/>
    </style:style>
    <style:style style:name="T133" style:family="text">
      <style:text-properties fo:color="#000000" loext:opacity="100%" style:font-name="Noto Serif CJK JP Medium" style:text-underline-style="none" officeooo:rsid="0096c460" style:font-name-asian="Noto Serif CJK JP Medium" style:language-asian="ja" style:country-asian="JP"/>
    </style:style>
    <style:style style:name="T134"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5"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36"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37" style:family="text">
      <style:text-properties fo:color="#000000" loext:opacity="100%" style:font-name="Noto Sans CJK JP DemiLight" style:text-underline-style="none" style:font-name-asian="Noto Serif CJK JP Medium"/>
    </style:style>
    <style:style style:name="T138" style:family="text">
      <style:text-properties fo:color="#000000" loext:opacity="100%" style:font-name="Noto Sans CJK JP DemiLight" style:text-underline-style="none" fo:font-weight="normal" style:font-name-asian="Noto Serif CJK JP Medium" style:font-weight-asian="normal" style:font-weight-complex="normal"/>
    </style:style>
    <style:style style:name="T139" style:family="text">
      <style:text-properties fo:color="#000000" loext:opacity="100%" style:font-name="Noto Sans CJK JP Medium" fo:font-style="normal" style:text-underline-style="none" style:font-name-asian="Noto Sans CJK JP Medium" style:font-style-asian="normal" style:font-style-complex="normal"/>
    </style:style>
    <style:style style:name="T140"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41"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42" style:family="text">
      <style:text-properties fo:color="#000000" loext:opacity="100%" style:font-name="Noto Sans CJK JP Medium" style:text-underline-style="none" style:font-name-asian="Noto Sans CJK JP Medium"/>
    </style:style>
    <style:style style:name="T143" style:family="text">
      <style:text-properties fo:color="#000000" loext:opacity="100%" style:font-name="Noto Sans CJK JP Medium" style:text-underline-style="none" officeooo:rsid="006c49af" style:font-name-asian="Noto Sans CJK JP Medium"/>
    </style:style>
    <style:style style:name="T144" style:family="text">
      <style:text-properties fo:color="#000000" loext:opacity="100%" style:font-name="Noto Sans CJK JP Medium" style:text-underline-style="none" style:font-name-asian="Noto Sans CJK JP Medium" style:language-asian="ja" style:country-asian="JP"/>
    </style:style>
    <style:style style:name="T145"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6c093b"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style:font-name="Arial"/>
    </style:style>
    <style:style style:name="T151" style:family="text">
      <style:text-properties style:font-name="Arial" fo:font-size="12pt" style:font-size-asian="12pt" style:font-size-complex="12pt"/>
    </style:style>
    <style:style style:name="T152" style:family="text">
      <style:text-properties style:font-name="Arial" fo:font-size="12pt" officeooo:rsid="0073bc19" style:font-size-asian="12pt" style:font-size-complex="12pt"/>
    </style:style>
    <style:style style:name="T153" style:family="text">
      <style:text-properties style:font-name="Arial" fo:font-size="12pt" officeooo:rsid="00965acd" style:font-size-asian="12pt" style:font-size-complex="12pt"/>
    </style:style>
    <style:style style:name="T154" style:family="text">
      <style:text-properties style:font-name="Arial" fo:font-size="12pt" officeooo:rsid="00b64b49" style:font-size-asian="12pt" style:font-size-complex="12pt"/>
    </style:style>
    <style:style style:name="T155" style:family="text">
      <style:text-properties style:font-name="Arial" fo:font-size="12pt" officeooo:rsid="011b73de" style:font-size-asian="12pt" style:font-size-complex="12pt"/>
    </style:style>
    <style:style style:name="T156" style:family="text">
      <style:text-properties style:font-name="Arial" fo:font-size="12pt" officeooo:rsid="0095fee2" style:font-size-asian="12pt" style:font-size-complex="12pt"/>
    </style:style>
    <style:style style:name="T157" style:family="text">
      <style:text-properties style:font-name="Arial" fo:font-size="12pt" officeooo:rsid="0119dcbe" style:font-size-asian="12pt" style:font-size-complex="12pt"/>
    </style:style>
    <style:style style:name="T158" style:family="text">
      <style:text-properties style:font-name="Arial" fo:font-size="12pt" officeooo:rsid="00b47190" style:font-size-asian="12pt" style:font-size-complex="12pt"/>
    </style:style>
    <style:style style:name="T159" style:family="text">
      <style:text-properties style:font-name="Arial" fo:font-size="12pt" officeooo:rsid="00f7a068" style:font-size-asian="12pt" style:language-asian="ja" style:country-asian="JP" style:font-size-complex="12pt"/>
    </style:style>
    <style:style style:name="T160" style:family="text">
      <style:text-properties style:font-name="Arial" style:language-asian="ja" style:country-asian="JP"/>
    </style:style>
    <style:style style:name="T161" style:family="text">
      <style:text-properties style:font-name="Arial" officeooo:rsid="01198959" style:language-asian="ja" style:country-asian="JP"/>
    </style:style>
    <style:style style:name="T162" style:family="text">
      <style:text-properties style:text-position="0% 100%" fo:font-style="italic" style:font-style-asian="italic" style:font-style-complex="italic"/>
    </style:style>
    <style:style style:name="T163" style:family="text">
      <style:text-properties style:text-position="0% 100%" fo:font-style="italic" officeooo:rsid="008f4ba2" style:font-style-asian="italic" style:font-style-complex="italic"/>
    </style:style>
    <style:style style:name="T164" style:family="text">
      <style:text-properties style:text-position="0% 100%" fo:font-style="italic" officeooo:rsid="00925fab" style:font-style-asian="italic" style:font-style-complex="italic"/>
    </style:style>
    <style:style style:name="T165" style:family="text">
      <style:text-properties style:text-position="0% 100%" fo:font-style="normal" style:font-style-asian="normal" style:font-style-complex="normal"/>
    </style:style>
    <style:style style:name="T166" style:family="text">
      <style:text-properties style:text-position="0% 100%" fo:font-style="normal" officeooo:rsid="008f4ba2" style:font-style-asian="normal" style:font-style-complex="normal"/>
    </style:style>
    <style:style style:name="T167"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68" style:family="text">
      <style:text-properties officeooo:rsid="0052c271"/>
    </style:style>
    <style:style style:name="T169" style:family="text">
      <style:text-properties officeooo:rsid="0055ef95"/>
    </style:style>
    <style:style style:name="T170" style:family="text">
      <style:text-properties style:text-position="super 58%" fo:font-style="normal" officeooo:rsid="0056e5e9" style:font-style-asian="normal" style:font-style-complex="normal"/>
    </style:style>
    <style:style style:name="T171" style:family="text">
      <style:text-properties style:text-position="super 58%" officeooo:rsid="00b47190"/>
    </style:style>
    <style:style style:name="T172" style:family="text">
      <style:text-properties style:text-position="super 58%" style:font-name="Arial" fo:font-size="12pt" officeooo:rsid="00b47190" style:font-size-asian="12pt" style:font-size-complex="12pt"/>
    </style:style>
    <style:style style:name="T173" style:family="text">
      <style:text-properties officeooo:rsid="005e9464"/>
    </style:style>
    <style:style style:name="T174" style:family="text">
      <style:text-properties officeooo:rsid="005e94ef"/>
    </style:style>
    <style:style style:name="T175" style:family="text">
      <style:text-properties officeooo:rsid="005f2b63"/>
    </style:style>
    <style:style style:name="T176" style:family="text">
      <style:text-properties officeooo:rsid="00637f86"/>
    </style:style>
    <style:style style:name="T177" style:family="text">
      <style:text-properties officeooo:rsid="00660667"/>
    </style:style>
    <style:style style:name="T178" style:family="text">
      <style:text-properties officeooo:rsid="0067eb03"/>
    </style:style>
    <style:style style:name="T179" style:family="text">
      <style:text-properties officeooo:rsid="0068e1b1"/>
    </style:style>
    <style:style style:name="T180" style:family="text">
      <style:text-properties officeooo:rsid="006ac80d"/>
    </style:style>
    <style:style style:name="T181" style:family="text">
      <style:text-properties officeooo:rsid="006c49af"/>
    </style:style>
    <style:style style:name="T182" style:family="text">
      <style:text-properties officeooo:rsid="006d5c57"/>
    </style:style>
    <style:style style:name="T183" style:family="text">
      <style:text-properties officeooo:rsid="006efcd4"/>
    </style:style>
    <style:style style:name="T184" style:family="text">
      <style:text-properties officeooo:rsid="00709b59"/>
    </style:style>
    <style:style style:name="T185" style:family="text">
      <style:text-properties officeooo:rsid="00710d15"/>
    </style:style>
    <style:style style:name="T186" style:family="text">
      <style:text-properties officeooo:rsid="0071a7c3"/>
    </style:style>
    <style:style style:name="T187" style:family="text">
      <style:text-properties officeooo:rsid="0072fa55"/>
    </style:style>
    <style:style style:name="T188" style:family="text">
      <style:text-properties officeooo:rsid="007468d5"/>
    </style:style>
    <style:style style:name="T189" style:family="text">
      <style:text-properties officeooo:rsid="00764715"/>
    </style:style>
    <style:style style:name="T190" style:family="text">
      <style:text-properties officeooo:rsid="00765671"/>
    </style:style>
    <style:style style:name="T191" style:family="text">
      <style:text-properties officeooo:rsid="00767dd0"/>
    </style:style>
    <style:style style:name="T192" style:family="text">
      <style:text-properties officeooo:rsid="0076c1c0"/>
    </style:style>
    <style:style style:name="T193" style:family="text">
      <style:text-properties officeooo:rsid="00790870"/>
    </style:style>
    <style:style style:name="T194" style:family="text">
      <style:text-properties officeooo:rsid="007aa931"/>
    </style:style>
    <style:style style:name="T195" style:family="text">
      <style:text-properties officeooo:rsid="007b7363"/>
    </style:style>
    <style:style style:name="T196" style:family="text">
      <style:text-properties officeooo:rsid="007debb3"/>
    </style:style>
    <style:style style:name="T197" style:family="text">
      <style:text-properties officeooo:rsid="0083db2e"/>
    </style:style>
    <style:style style:name="T198" style:family="text">
      <style:text-properties officeooo:rsid="00842341"/>
    </style:style>
    <style:style style:name="T199" style:family="text">
      <style:text-properties officeooo:rsid="0085ca38"/>
    </style:style>
    <style:style style:name="T200" style:family="text">
      <style:text-properties officeooo:rsid="00877f37"/>
    </style:style>
    <style:style style:name="T201" style:family="text">
      <style:text-properties officeooo:rsid="008f4ba2"/>
    </style:style>
    <style:style style:name="T202" style:family="text">
      <style:text-properties officeooo:rsid="009112c8"/>
    </style:style>
    <style:style style:name="T203" style:family="text">
      <style:text-properties officeooo:rsid="0092e3d4"/>
    </style:style>
    <style:style style:name="T204" style:family="text">
      <style:text-properties officeooo:rsid="009448a0"/>
    </style:style>
    <style:style style:name="T205" style:family="text">
      <style:text-properties officeooo:rsid="00956c8f"/>
    </style:style>
    <style:style style:name="T206" style:family="text">
      <style:text-properties officeooo:rsid="0095fee2"/>
    </style:style>
    <style:style style:name="T207" style:family="text">
      <style:text-properties officeooo:rsid="00972a7f"/>
    </style:style>
    <style:style style:name="T208" style:family="text">
      <style:text-properties officeooo:rsid="0097330e"/>
    </style:style>
    <style:style style:name="T209" style:family="text">
      <style:text-properties officeooo:rsid="00976b48"/>
    </style:style>
    <style:style style:name="T210" style:family="text">
      <style:text-properties officeooo:rsid="0099d1de"/>
    </style:style>
    <style:style style:name="T211" style:family="text">
      <style:text-properties officeooo:rsid="009d6634"/>
    </style:style>
    <style:style style:name="T212" style:family="text">
      <style:text-properties officeooo:rsid="009f3de0"/>
    </style:style>
    <style:style style:name="T213" style:family="text">
      <style:text-properties officeooo:rsid="009f51ff"/>
    </style:style>
    <style:style style:name="T214" style:family="text">
      <style:text-properties officeooo:rsid="009fe0bd"/>
    </style:style>
    <style:style style:name="T215" style:family="text">
      <style:text-properties officeooo:rsid="00a0b2f3"/>
    </style:style>
    <style:style style:name="T216" style:family="text">
      <style:text-properties officeooo:rsid="00a2d96c"/>
    </style:style>
    <style:style style:name="T217" style:family="text">
      <style:text-properties officeooo:rsid="00a4d5e8"/>
    </style:style>
    <style:style style:name="T218" style:family="text">
      <style:text-properties officeooo:rsid="00a5b737"/>
    </style:style>
    <style:style style:name="T219" style:family="text">
      <style:text-properties officeooo:rsid="00a72be1"/>
    </style:style>
    <style:style style:name="T220" style:family="text">
      <style:text-properties officeooo:rsid="00a96d05"/>
    </style:style>
    <style:style style:name="T221" style:family="text">
      <style:text-properties officeooo:rsid="00b47190"/>
    </style:style>
    <style:style style:name="T222" style:family="text">
      <style:text-properties officeooo:rsid="00b64b49"/>
    </style:style>
    <style:style style:name="T223" style:family="text">
      <style:text-properties officeooo:rsid="00bc89bb"/>
    </style:style>
    <style:style style:name="T224" style:family="text">
      <style:text-properties officeooo:rsid="00bd0461"/>
    </style:style>
    <style:style style:name="T225" style:family="text">
      <style:text-properties officeooo:rsid="00bd71ed"/>
    </style:style>
    <style:style style:name="T226" style:family="text">
      <style:text-properties officeooo:rsid="00c06d54"/>
    </style:style>
    <style:style style:name="T227" style:family="text">
      <style:text-properties officeooo:rsid="00c188f6"/>
    </style:style>
    <style:style style:name="T228" style:family="text">
      <style:text-properties officeooo:rsid="00c47a2f"/>
    </style:style>
    <style:style style:name="T229" style:family="text">
      <style:text-properties officeooo:rsid="00c5e591"/>
    </style:style>
    <style:style style:name="T230" style:family="text">
      <style:text-properties officeooo:rsid="00cecbcd"/>
    </style:style>
    <style:style style:name="T231" style:family="text">
      <style:text-properties style:font-name-complex="Times New Roman"/>
    </style:style>
    <style:style style:name="T232" style:family="text">
      <style:text-properties officeooo:rsid="007debb3" style:font-name-complex="Times New Roman"/>
    </style:style>
    <style:style style:name="T233" style:family="text">
      <style:text-properties officeooo:rsid="010a55f3" style:font-name-complex="Times New Roman"/>
    </style:style>
    <style:style style:name="T234" style:family="text">
      <style:text-properties officeooo:rsid="00f010ce"/>
    </style:style>
    <style:style style:name="T235" style:family="text">
      <style:text-properties officeooo:rsid="00f1d050"/>
    </style:style>
    <style:style style:name="T236" style:family="text">
      <style:text-properties officeooo:rsid="00f32018"/>
    </style:style>
    <style:style style:name="T237" style:family="text">
      <style:text-properties officeooo:rsid="00fa119b"/>
    </style:style>
    <style:style style:name="T238" style:family="text">
      <style:text-properties officeooo:rsid="010288e7"/>
    </style:style>
    <style:style style:name="T239" style:family="text">
      <style:text-properties officeooo:rsid="01032ad6"/>
    </style:style>
    <style:style style:name="T240" style:family="text">
      <style:text-properties officeooo:rsid="010ac44d"/>
    </style:style>
    <style:style style:name="T241" style:family="text">
      <style:text-properties officeooo:rsid="010d8d90"/>
    </style:style>
    <style:style style:name="T242" style:family="text">
      <style:text-properties officeooo:rsid="010f6ece"/>
    </style:style>
    <style:style style:name="T243" style:family="text">
      <style:text-properties officeooo:rsid="011bed8b"/>
    </style:style>
    <style:style style:name="T244" style:family="text">
      <style:text-properties officeooo:rsid="01213ba2"/>
    </style:style>
    <style:style style:name="T245" style:family="text">
      <style:text-properties officeooo:rsid="0122a7de"/>
    </style:style>
    <style:style style:name="T246" style:family="text">
      <style:text-properties officeooo:rsid="0122ae69"/>
    </style:style>
    <style:style style:name="T247" style:family="text">
      <style:text-properties officeooo:rsid="01242055"/>
    </style:style>
    <style:style style:name="T248" style:family="text">
      <style:text-properties officeooo:rsid="0125e0d1"/>
    </style:style>
    <style:style style:name="T249" style:family="text">
      <style:text-properties officeooo:rsid="0127db48"/>
    </style:style>
    <style:style style:name="T250" style:family="text">
      <style:text-properties officeooo:rsid="012d2e22"/>
    </style:style>
    <style:style style:name="T251" style:family="text">
      <style:text-properties officeooo:rsid="01322548"/>
    </style:style>
    <style:style style:name="T252" style:family="text">
      <style:text-properties style:font-name-complex="Arial"/>
    </style:style>
    <style:style style:name="T253" style:family="text">
      <style:text-properties style:font-name-complex="Courier New"/>
    </style:style>
    <style:style style:name="T254" style:family="text">
      <style:text-properties style:font-name="Noto Serif CJK JP Medium" style:font-name-asian="Noto Serif CJK JP Medium"/>
    </style:style>
    <style:style style:name="T255" style:family="text">
      <style:text-properties style:font-name="Noto Serif CJK JP Medium" style:font-name-asian="Noto Serif CJK JP Medium" style:language-asian="ja" style:country-asian="JP"/>
    </style:style>
    <style:style style:name="T256" style:family="text">
      <style:text-properties style:font-name="Noto Serif CJK JP Medium" officeooo:rsid="0096c460" style:font-name-asian="Noto Serif CJK JP Medium" style:language-asian="ja" style:country-asian="JP"/>
    </style:style>
    <style:style style:name="T257" style:family="text">
      <style:text-properties style:font-name="Noto Serif CJK JP Medium" officeooo:rsid="00972a7f" style:font-name-asian="Noto Serif CJK JP Medium" style:language-asian="ja" style:country-asian="JP"/>
    </style:style>
    <style:style style:name="T258" style:family="text">
      <style:text-properties style:font-name="Noto Serif CJK JP Medium" officeooo:rsid="0148bc5f" style:font-name-asian="Noto Serif CJK JP Medium" style:language-asian="ja" style:country-asian="JP"/>
    </style:style>
    <style:style style:name="T259" style:family="text">
      <style:text-properties style:font-name="Noto Serif CJK JP Medium" officeooo:rsid="016cb7b7" style:font-name-asian="Noto Serif CJK JP Medium" style:language-asian="ja" style:country-asian="JP"/>
    </style:style>
    <style:style style:name="T260" style:family="text">
      <style:text-properties style:font-name="Noto Serif CJK JP Medium" officeooo:rsid="00c5e591" style:font-name-asian="Noto Serif CJK JP Medium"/>
    </style:style>
    <style:style style:name="T261" style:family="text">
      <style:text-properties style:font-name="Noto Serif CJK JP Medium" officeooo:rsid="011aea47" style:font-name-asian="Noto Serif CJK JP Medium"/>
    </style:style>
    <style:style style:name="T262" style:family="text">
      <style:text-properties style:font-name="Noto Serif CJK JP Medium" fo:font-style="normal" style:font-name-asian="Noto Serif CJK JP Medium" style:language-asian="ja" style:country-asian="JP" style:font-style-asian="normal" style:font-style-complex="normal"/>
    </style:style>
    <style:style style:name="T263" style:family="text">
      <style:text-properties style:font-name="Noto Serif CJK JP Medium" fo:font-style="italic" style:font-name-asian="Noto Serif CJK JP Medium" style:language-asian="ja" style:country-asian="JP" style:font-style-asian="italic" style:font-style-complex="italic"/>
    </style:style>
    <style:style style:name="T264" style:family="text">
      <style:text-properties style:font-name="Noto Serif CJK JP Medium" fo:font-style="italic" style:font-name-asian="Noto Serif CJK JP Medium" style:font-style-asian="italic" style:font-style-complex="italic"/>
    </style:style>
    <style:style style:name="T265"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66" style:family="text">
      <style:text-properties style:font-name="Noto Serif CJK JP Medium" style:text-underline-style="none" style:font-name-asian="Noto Serif CJK JP Medium" style:language-asian="ja" style:country-asian="JP"/>
    </style:style>
    <style:style style:name="T267" style:family="text">
      <style:text-properties style:font-name="Source Code Pro Medium"/>
    </style:style>
    <style:style style:name="T268" style:family="text">
      <style:text-properties style:font-name="Source Code Pro Medium" style:font-name-complex="Arial"/>
    </style:style>
    <style:style style:name="T269" style:family="text">
      <style:text-properties style:font-name="Source Code Pro Medium" style:font-name-asian="Source Code Pro Medium"/>
    </style:style>
    <style:style style:name="T270" style:family="text">
      <style:text-properties style:font-name="Source Code Pro Medium" style:font-name-asian="Source Code Pro Medium" style:font-name-complex="Arial"/>
    </style:style>
    <style:style style:name="T271" style:family="text">
      <style:text-properties style:font-name="Source Code Pro Medium" style:font-name-asian="Source Code Pro Medium" style:language-asian="ja" style:country-asian="JP"/>
    </style:style>
    <style:style style:name="T272" style:family="text">
      <style:text-properties style:font-name="Source Code Pro Medium" style:font-name-asian="Source Code Pro Medium" style:font-name-complex="Courier New"/>
    </style:style>
    <style:style style:name="T273" style:family="text">
      <style:text-properties style:font-name="Source Code Pro Medium" style:language-asian="ja" style:country-asian="JP"/>
    </style:style>
    <style:style style:name="T274" style:family="text">
      <style:text-properties style:font-name="Source Code Pro Medium" style:font-name-complex="Courier New"/>
    </style:style>
    <style:style style:name="T275" style:family="text">
      <style:text-properties style:font-name="Source Code Pro Medium" officeooo:rsid="010ac44d"/>
    </style:style>
    <style:style style:name="T276" style:family="text">
      <style:text-properties style:font-name="Source Code Pro Medium" style:font-name-asian="Noto Serif CJK JP Medium" style:language-asian="ja" style:country-asian="JP"/>
    </style:style>
    <style:style style:name="T277" style:family="text">
      <style:text-properties style:font-name="Source Code Pro Medium" officeooo:rsid="00842341" style:font-name-asian="Noto Serif CJK JP Medium" style:language-asian="ja" style:country-asian="JP"/>
    </style:style>
    <style:style style:name="T278" style:family="text">
      <style:text-properties style:font-name="Noto Sans CJK JP DemiLight"/>
    </style:style>
    <style:style style:name="T279" style:family="text">
      <style:text-properties style:font-name="Noto Sans CJK JP DemiLight" officeooo:rsid="008f4ba2"/>
    </style:style>
    <style:style style:name="T280" style:family="text">
      <style:text-properties style:font-name="Noto Sans CJK JP DemiLight" style:text-underline-style="none"/>
    </style:style>
    <style:style style:name="T281" style:family="text">
      <style:text-properties style:font-name="Noto Sans CJK JP DemiLight" officeooo:rsid="01032ad6"/>
    </style:style>
    <style:style style:name="T282" style:family="text">
      <style:text-properties officeooo:rsid="01428ffb"/>
    </style:style>
    <style:style style:name="T283" style:family="text">
      <style:text-properties style:font-name="Source Code Pro" style:font-name-asian="Source Code Pro"/>
    </style:style>
    <style:style style:name="T284" style:family="text">
      <style:text-properties style:font-name="Source Code Pro" style:font-name-asian="Source Code Pro" style:language-asian="ja" style:country-asian="JP"/>
    </style:style>
    <style:style style:name="T285" style:family="text">
      <style:text-properties style:font-name="Source Code Pro" officeooo:rsid="0148bc5f" style:font-name-asian="Source Code Pro" style:language-asian="ja" style:country-asian="JP"/>
    </style:style>
    <style:style style:name="T286" style:family="text">
      <style:text-properties officeooo:rsid="0148bc5f"/>
    </style:style>
    <style:style style:name="T287" style:family="text">
      <style:text-properties officeooo:rsid="015b832d"/>
    </style:style>
    <style:style style:name="T288" style:family="text">
      <style:text-properties officeooo:rsid="01608ff6"/>
    </style:style>
    <style:style style:name="T289" style:family="text">
      <style:text-properties officeooo:rsid="0168ca09"/>
    </style:style>
    <style:style style:name="T290" style:family="text">
      <style:text-properties officeooo:rsid="016dd34f"/>
    </style:style>
    <style:style style:name="T291" style:family="text"/>
    <style:style style:name="T292"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5"/>
      <text:p text:style-name="P8"/>
      <text:p text:style-name="P8"/>
      <text:p text:style-name="P8"/>
      <text:p text:style-name="P8"/>
      <text:p text:style-name="P8"/>
      <text:p text:style-name="P8"/>
      <text:p text:style-name="P8"/>
      <text:p text:style-name="P8"/>
      <text:p text:style-name="P8"/>
      <text:p text:style-name="P8"/>
      <text:p text:style-name="P203">A Programming language <text:span text:style-name="T1">P</text:span>erfume</text:p>
      <text:p text:style-name="P203"/>
      <text:p text:style-name="P203">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itsuhide SATO</text:p>
      <text:p text:style-name="P7"><text:span text:style-name="T149">Dec</text:span><text:span text:style-name="T148">.</text:span><text:span text:style-name="T160"> </text:span><text:span text:style-name="T149">29</text:span><text:span text:style-name="T150">, 20</text:span><text:span text:style-name="T161">20</text:span></text:p>
      <text:p text:style-name="P19"/>
      <text:p text:style-name="P6"/>
      <text:p text:style-name="P816"/>
      <text:section text:style-name="Sect1" text:name="セクション1">
        <text:p text:style-name="P23"><text:span text:style-name="T5">－</text:span> 　目　次　 <text:span text:style-name="T5">－</text:span></text:p>
        <text:p text:style-name="Standard"/>
        <text:p text:style-name="P19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79"><text:a xlink:type="simple" xlink:href="#__RefHeading__14336_1559979953" text:style-name="Index_20_Link" text:visited-style-name="Index_20_Link">1. はじめに<text:tab/>1</text:a></text:p>
            <text:p text:style-name="P679"><text:a xlink:type="simple" xlink:href="#__RefHeading__14338_1559979953" text:style-name="Index_20_Link" text:visited-style-name="Index_20_Link">2. 概要<text:tab/>2</text:a></text:p>
            <text:p text:style-name="P680"><text:a xlink:type="simple" xlink:href="#__RefHeading__14340_1559979953" text:style-name="Index_20_Link" text:visited-style-name="Index_20_Link">2.1 特徴<text:tab/>2</text:a></text:p>
            <text:p text:style-name="P680"><text:a xlink:type="simple" xlink:href="#__RefHeading__14342_1559979953" text:style-name="Index_20_Link" text:visited-style-name="Index_20_Link">2.2 外観<text:tab/>5</text:a></text:p>
            <text:p text:style-name="P680"><text:a xlink:type="simple" xlink:href="#__RefHeading__14344_1559979953" text:style-name="Index_20_Link" text:visited-style-name="Index_20_Link">2.3 影響を受けた言語<text:tab/>6</text:a></text:p>
            <text:p text:style-name="P679"><text:a xlink:type="simple" xlink:href="#__RefHeading__14346_1559979953" text:style-name="Index_20_Link" text:visited-style-name="Index_20_Link">3. 準備<text:tab/>7</text:a></text:p>
            <text:p text:style-name="P680"><text:a xlink:type="simple" xlink:href="#__RefHeading__14348_1559979953" text:style-name="Index_20_Link" text:visited-style-name="Index_20_Link">3.1 プラットフォーム<text:tab/>7</text:a></text:p>
            <text:p text:style-name="P680"><text:a xlink:type="simple" xlink:href="#__RefHeading__14350_1559979953" text:style-name="Index_20_Link" text:visited-style-name="Index_20_Link">3.2 コンパイル方法<text:tab/>8</text:a></text:p>
            <text:p text:style-name="P680"><text:a xlink:type="simple" xlink:href="#__RefHeading__14352_1559979953" text:style-name="Index_20_Link" text:visited-style-name="Index_20_Link">3.3 処理系の構成<text:tab/>10</text:a></text:p>
            <text:p text:style-name="P681"><text:a xlink:type="simple" xlink:href="#__RefHeading__14354_1559979953" text:style-name="Index_20_Link" text:visited-style-name="Index_20_Link">3.3.1 ファイル構成<text:tab/>10</text:a></text:p>
            <text:p text:style-name="P681"><text:a xlink:type="simple" xlink:href="#__RefHeading__14356_1559979953" text:style-name="Index_20_Link" text:visited-style-name="Index_20_Link">3.3.2 環境変数<text:tab/>10</text:a></text:p>
            <text:p text:style-name="P681"><text:a xlink:type="simple" xlink:href="#__RefHeading__14358_1559979953" text:style-name="Index_20_Link" text:visited-style-name="Index_20_Link">3.3.3 グローバル変数<text:tab/>10</text:a></text:p>
            <text:p text:style-name="P680"><text:a xlink:type="simple" xlink:href="#__RefHeading__14360_1559979953" text:style-name="Index_20_Link" text:visited-style-name="Index_20_Link">3.4 起動<text:tab/>11</text:a></text:p>
            <text:p text:style-name="P680"><text:a xlink:type="simple" xlink:href="#__RefHeading___Toc29445_1664150392" text:style-name="Index_20_Link" text:visited-style-name="Index_20_Link">3.5 最新情報<text:tab/>12</text:a></text:p>
            <text:p text:style-name="P679"><text:a xlink:type="simple" xlink:href="#__RefHeading__14362_1559979953" text:style-name="Index_20_Link" text:visited-style-name="Index_20_Link">4. 言語仕様<text:tab/>13</text:a></text:p>
            <text:p text:style-name="P680"><text:a xlink:type="simple" xlink:href="#__RefHeading__14364_1559979953" text:style-name="Index_20_Link" text:visited-style-name="Index_20_Link">4.1 データ型<text:tab/>13</text:a></text:p>
            <text:p text:style-name="P681"><text:a xlink:type="simple" xlink:href="#__RefHeading__14366_1559979953" text:style-name="Index_20_Link" text:visited-style-name="Index_20_Link">4.1.1 真偽値<text:tab/>13</text:a></text:p>
            <text:p text:style-name="P681"><text:a xlink:type="simple" xlink:href="#__RefHeading__14368_1559979953" text:style-name="Index_20_Link" text:visited-style-name="Index_20_Link">4.1.2 シンボル<text:tab/>13</text:a></text:p>
            <text:p text:style-name="P681"><text:a xlink:type="simple" xlink:href="#__RefHeading__14370_1559979953" text:style-name="Index_20_Link" text:visited-style-name="Index_20_Link">4.1.3 参照<text:tab/>14</text:a></text:p>
            <text:p text:style-name="P681"><text:a xlink:type="simple" xlink:href="#__RefHeading__14372_1559979953" text:style-name="Index_20_Link" text:visited-style-name="Index_20_Link">4.1.4 整数<text:tab/>14</text:a></text:p>
            <text:p text:style-name="P681"><text:a xlink:type="simple" xlink:href="#__RefHeading__14374_1559979953" text:style-name="Index_20_Link" text:visited-style-name="Index_20_Link">4.1.5 実数<text:tab/>15</text:a></text:p>
            <text:p text:style-name="P681"><text:a xlink:type="simple" xlink:href="#__RefHeading__14376_1559979953" text:style-name="Index_20_Link" text:visited-style-name="Index_20_Link">4.1.6 文字列<text:tab/>16</text:a></text:p>
            <text:p text:style-name="P681"><text:a xlink:type="simple" xlink:href="#__RefHeading__14378_1559979953" text:style-name="Index_20_Link" text:visited-style-name="Index_20_Link">4.1.7 正規表現文字列<text:tab/>16</text:a></text:p>
            <text:p text:style-name="P681"><text:a xlink:type="simple" xlink:href="#__RefHeading__14380_1559979953" text:style-name="Index_20_Link" text:visited-style-name="Index_20_Link">4.1.8 リスト<text:tab/>17</text:a></text:p>
            <text:p text:style-name="P681"><text:a xlink:type="simple" xlink:href="#__RefHeading__14382_1559979953" text:style-name="Index_20_Link" text:visited-style-name="Index_20_Link">4.1.9 クロージャ（ブロック）<text:tab/>18</text:a></text:p>
            <text:p text:style-name="P681"><text:a xlink:type="simple" xlink:href="#__RefHeading__14384_1559979953" text:style-name="Index_20_Link" text:visited-style-name="Index_20_Link">4.1.10 評価ブロック<text:tab/>19</text:a></text:p>
            <text:p text:style-name="P681"><text:a xlink:type="simple" xlink:href="#__RefHeading__14386_1559979953" text:style-name="Index_20_Link" text:visited-style-name="Index_20_Link">4.1.11 関数<text:tab/>20</text:a></text:p>
            <text:p text:style-name="P681"><text:a xlink:type="simple" xlink:href="#__RefHeading__14388_1559979953" text:style-name="Index_20_Link" text:visited-style-name="Index_20_Link">4.1.12 オブジェクト<text:tab/>21</text:a></text:p>
            <text:p text:style-name="P681"><text:a xlink:type="simple" xlink:href="#__RefHeading__14390_1559979953" text:style-name="Index_20_Link" text:visited-style-name="Index_20_Link">4.1.13 制御型<text:tab/>21</text:a></text:p>
            <text:p text:style-name="P681"><text:a xlink:type="simple" xlink:href="#__RefHeading__14392_1559979953" text:style-name="Index_20_Link" text:visited-style-name="Index_20_Link">4.1.14 例外<text:tab/>22</text:a></text:p>
            <text:p text:style-name="P681"><text:a xlink:type="simple" xlink:href="#__RefHeading__14394_1559979953" text:style-name="Index_20_Link" text:visited-style-name="Index_20_Link">4.1.15 バインドリスト<text:tab/>22</text:a></text:p>
            <text:p text:style-name="P681"><text:a xlink:type="simple" xlink:href="#__RefHeading__14028_687363010" text:style-name="Index_20_Link" text:visited-style-name="Index_20_Link">4.1.16 辞書型（Dict）<text:tab/>23</text:a></text:p>
            <text:p text:style-name="P681"><text:a xlink:type="simple" xlink:href="#__RefHeading__14030_687363010" text:style-name="Index_20_Link" text:visited-style-name="Index_20_Link">4.1.17 配列型（Vector）<text:tab/>23</text:a></text:p>
            <text:p text:style-name="P681"><text:a xlink:type="simple" xlink:href="#__RefHeading___Toc25275_2707384523" text:style-name="Index_20_Link" text:visited-style-name="Index_20_Link">4.1.18 コルーチン型（Coro）<text:tab/>23</text:a></text:p>
            <text:p text:style-name="P681"><text:a xlink:type="simple" xlink:href="#__RefHeading___Toc26163_3550414430" text:style-name="Index_20_Link" text:visited-style-name="Index_20_Link">4.1.19 バルクデータ型 (Bulk)<text:tab/>23</text:a></text:p>
            <text:p text:style-name="P680"><text:a xlink:type="simple" xlink:href="#__RefHeading__14396_1559979953" text:style-name="Index_20_Link" text:visited-style-name="Index_20_Link">4.2 組み込みクラス<text:tab/>24</text:a></text:p>
            <text:p text:style-name="P680"><text:a xlink:type="simple" xlink:href="#__RefHeading__14398_1559979953" text:style-name="Index_20_Link" text:visited-style-name="Index_20_Link">4.3 プログラムの構成<text:tab/>25</text:a></text:p>
            <text:p text:style-name="P680"><text:a xlink:type="simple" xlink:href="#__RefHeading__14400_1559979953" text:style-name="Index_20_Link" text:visited-style-name="Index_20_Link">4.4 構文規則<text:tab/>27</text:a></text:p>
            <text:p text:style-name="P680"><text:a xlink:type="simple" xlink:href="#__RefHeading__14402_1559979953" text:style-name="Index_20_Link" text:visited-style-name="Index_20_Link">4.5 変数とスコープ<text:tab/>29</text:a></text:p>
            <text:p text:style-name="P680"><text:a xlink:type="simple" xlink:href="#__RefHeading__14404_1559979953" text:style-name="Index_20_Link" text:visited-style-name="Index_20_Link">4.6 関数<text:tab/>32</text:a></text:p>
            <text:p text:style-name="P680"><text:a xlink:type="simple" xlink:href="#__RefHeading__14406_1559979953" text:style-name="Index_20_Link" text:visited-style-name="Index_20_Link">4.7 クラスとしてのオブジェクト<text:tab/>33</text:a></text:p>
            <text:p text:style-name="P680"><text:a xlink:type="simple" xlink:href="#__RefHeading__14408_1559979953" text:style-name="Index_20_Link" text:visited-style-name="Index_20_Link">4.8 オブジェクト<text:tab/>34</text:a></text:p>
            <text:p text:style-name="P680"><text:a xlink:type="simple" xlink:href="#__RefHeading__14410_1559979953" text:style-name="Index_20_Link" text:visited-style-name="Index_20_Link">4.9 メソッド<text:tab/>35</text:a></text:p>
            <text:p text:style-name="P680"><text:a xlink:type="simple" xlink:href="#__RefHeading__14412_1559979953" text:style-name="Index_20_Link" text:visited-style-name="Index_20_Link">4.10 引数<text:tab/>36</text:a></text:p>
            <text:p text:style-name="P680"><text:a xlink:type="simple" xlink:href="#__RefHeading__14414_1559979953" text:style-name="Index_20_Link" text:visited-style-name="Index_20_Link">4.11 マクロ<text:tab/>41</text:a></text:p>
            <text:p text:style-name="P681"><text:a xlink:type="simple" xlink:href="#__RefHeading__14416_1559979953" text:style-name="Index_20_Link" text:visited-style-name="Index_20_Link">4.11.1 getマクロ<text:tab/>41</text:a></text:p>
            <text:p text:style-name="P681"><text:a xlink:type="simple" xlink:href="#__RefHeading__14418_1559979953" text:style-name="Index_20_Link" text:visited-style-name="Index_20_Link">4.11.2 initマクロ<text:tab/>42</text:a></text:p>
            <text:p text:style-name="P681"><text:a xlink:type="simple" xlink:href="#__RefHeading__14420_1559979953" text:style-name="Index_20_Link" text:visited-style-name="Index_20_Link">4.11.3 「:」と「\」<text:tab/>43</text:a></text:p>
            <text:p text:style-name="P681"><text:a xlink:type="simple" xlink:href="#__RefHeading___Toc19461_2135658563" text:style-name="Index_20_Link" text:visited-style-name="Index_20_Link">4.11.4 「:=」と「::=」<text:tab/>43</text:a></text:p>
            <text:p text:style-name="P680"><text:a xlink:type="simple" xlink:href="#__RefHeading__14422_1559979953" text:style-name="Index_20_Link" text:visited-style-name="Index_20_Link">4.12 関数／クラスファイルのオートロード<text:tab/>44</text:a></text:p>
            <text:p text:style-name="P212"/>
            <text:p text:style-name="P679"><text:a xlink:type="simple" xlink:href="#__RefHeading__14133_1655096004" text:style-name="Index_20_Link" text:visited-style-name="Index_20_Link">5. リファレンス<text:tab/>45</text:a></text:p>
            <text:p text:style-name="P680"><text:a xlink:type="simple" xlink:href="#__RefHeading__14426_1559979953" text:style-name="Index_20_Link" text:visited-style-name="Index_20_Link">5.1 コマンドリファレンス<text:tab/>46</text:a></text:p>
            <text:p text:style-name="P681"><text:a xlink:type="simple" xlink:href="#__RefHeading__14428_1559979953" text:style-name="Index_20_Link" text:visited-style-name="Index_20_Link">!　<text:tab/>46</text:a></text:p>
            <text:p text:style-name="P681"><text:a xlink:type="simple" xlink:href="#__RefHeading___Toc23671_1636654246" text:style-name="Index_20_Link" text:visited-style-name="Index_20_Link">accept　<text:tab/>47</text:a></text:p>
            <text:p text:style-name="P681"><text:a xlink:type="simple" xlink:href="#__RefHeading__14430_1559979953" text:style-name="Index_20_Link" text:visited-style-name="Index_20_Link">alias　<text:tab/>48</text:a></text:p>
            <text:p text:style-name="P681"><text:a xlink:type="simple" xlink:href="#__RefHeading__14432_1559979953" text:style-name="Index_20_Link" text:visited-style-name="Index_20_Link">and　<text:tab/>49</text:a></text:p>
            <text:p text:style-name="P681"><text:a xlink:type="simple" xlink:href="#__RefHeading___Toc24766_2725568808" text:style-name="Index_20_Link" text:visited-style-name="Index_20_Link">argspec　<text:tab/>50</text:a></text:p>
            <text:p text:style-name="P681"><text:a xlink:type="simple" xlink:href="#__RefHeading___Toc27924_2297371016" text:style-name="Index_20_Link" text:visited-style-name="Index_20_Link">atomic　<text:tab/>51</text:a></text:p>
            <text:p text:style-name="P681"><text:a xlink:type="simple" xlink:href="#__RefHeading___Toc24466_2166227548" text:style-name="Index_20_Link" text:visited-style-name="Index_20_Link">awk　<text:tab/>52</text:a></text:p>
            <text:p text:style-name="P681"><text:a xlink:type="simple" xlink:href="#__RefHeading__14434_1559979953" text:style-name="Index_20_Link" text:visited-style-name="Index_20_Link">begin　<text:tab/>53</text:a></text:p>
            <text:p text:style-name="P681"><text:a xlink:type="simple" xlink:href="#__RefHeading__14352_1847744091" text:style-name="Index_20_Link" text:visited-style-name="Index_20_Link">block? / closure?　<text:tab/>54</text:a></text:p>
            <text:p text:style-name="P681"><text:a xlink:type="simple" xlink:href="#__RefHeading___Toc26165_3550414430" text:style-name="Index_20_Link" text:visited-style-name="Index_20_Link">bool?　<text:tab/>55</text:a></text:p>
            <text:p text:style-name="P681"><text:a xlink:type="simple" xlink:href="#__RefHeading__14436_1559979953" text:style-name="Index_20_Link" text:visited-style-name="Index_20_Link">break　<text:tab/>56</text:a></text:p>
            <text:p text:style-name="P681"><text:a xlink:type="simple" xlink:href="#__RefHeading___Toc26735_3550414430" text:style-name="Index_20_Link" text:visited-style-name="Index_20_Link">bulk　<text:tab/>57</text:a></text:p>
            <text:p text:style-name="P681"><text:a xlink:type="simple" xlink:href="#__RefHeading__14438_1559979953" text:style-name="Index_20_Link" text:visited-style-name="Index_20_Link">call　<text:tab/>58</text:a></text:p>
            <text:p text:style-name="P681"><text:a xlink:type="simple" xlink:href="#__RefHeading__14440_1559979953" text:style-name="Index_20_Link" text:visited-style-name="Index_20_Link">case　<text:tab/>59</text:a></text:p>
            <text:p text:style-name="P681"><text:a xlink:type="simple" xlink:href="#__RefHeading__14442_1559979953" text:style-name="Index_20_Link" text:visited-style-name="Index_20_Link">cd　<text:tab/>60</text:a></text:p>
            <text:p text:style-name="P681"><text:a xlink:type="simple" xlink:href="#__RefHeading__14444_1559979953" text:style-name="Index_20_Link" text:visited-style-name="Index_20_Link">class　<text:tab/>61</text:a></text:p>
            <text:p text:style-name="P681"><text:a xlink:type="simple" xlink:href="#__RefHeading___Toc23915_1636654246" text:style-name="Index_20_Link" text:visited-style-name="Index_20_Link">close　<text:tab/>62</text:a></text:p>
            <text:p text:style-name="P681"><text:a xlink:type="simple" xlink:href="#__RefHeading__14446_1559979953" text:style-name="Index_20_Link" text:visited-style-name="Index_20_Link">cond　<text:tab/>63</text:a></text:p>
            <text:p text:style-name="P681"><text:a xlink:type="simple" xlink:href="#__RefHeading__14908_1847744091" text:style-name="Index_20_Link" text:visited-style-name="Index_20_Link">connect　<text:tab/>64</text:a></text:p>
            <text:p text:style-name="P681"><text:a xlink:type="simple" xlink:href="#__RefHeading__14448_1559979953" text:style-name="Index_20_Link" text:visited-style-name="Index_20_Link">continue　<text:tab/>65</text:a></text:p>
            <text:p text:style-name="P681"><text:a xlink:type="simple" xlink:href="#__RefHeading___Toc26167_3550414430" text:style-name="Index_20_Link" text:visited-style-name="Index_20_Link">control?　<text:tab/>66</text:a></text:p>
            <text:p text:style-name="P681"><text:a xlink:type="simple" xlink:href="#__RefHeading__14910_1847744091" text:style-name="Index_20_Link" text:visited-style-name="Index_20_Link">coro　<text:tab/>67</text:a></text:p>
            <text:p text:style-name="P681"><text:a xlink:type="simple" xlink:href="#__RefHeading___Toc21223_1834471834" text:style-name="Index_20_Link" text:visited-style-name="Index_20_Link">coro-id　<text:tab/>68</text:a></text:p>
            <text:p text:style-name="P681"><text:a xlink:type="simple" xlink:href="#__RefHeading___Toc19463_2135658563" text:style-name="Index_20_Link" text:visited-style-name="Index_20_Link">debug　<text:tab/>69</text:a></text:p>
            <text:p text:style-name="P681"><text:a xlink:type="simple" xlink:href="#__RefHeading___Toc19465_2135658563" text:style-name="Index_20_Link" text:visited-style-name="Index_20_Link">debugger　<text:tab/>70</text:a></text:p>
            <text:p text:style-name="P681"><text:a xlink:type="simple" xlink:href="#__RefHeading__14450_1559979953" text:style-name="Index_20_Link" text:visited-style-name="Index_20_Link">defun　<text:tab/>71</text:a></text:p>
            <text:p text:style-name="P681"><text:a xlink:type="simple" xlink:href="#__RefHeading__14452_1559979953" text:style-name="Index_20_Link" text:visited-style-name="Index_20_Link">defvar　<text:tab/>72</text:a></text:p>
            <text:p text:style-name="P681"><text:a xlink:type="simple" xlink:href="#__RefHeading__14454_1559979953" text:style-name="Index_20_Link" text:visited-style-name="Index_20_Link">defvar?　<text:tab/>73</text:a></text:p>
            <text:p text:style-name="P681"><text:a xlink:type="simple" xlink:href="#__RefHeading__14456_1559979953" text:style-name="Index_20_Link" text:visited-style-name="Index_20_Link">dict　<text:tab/>74</text:a></text:p>
            <text:p text:style-name="P681"><text:a xlink:type="simple" xlink:href="#__RefHeading__14458_1559979953" text:style-name="Index_20_Link" text:visited-style-name="Index_20_Link">dict?　<text:tab/>75</text:a></text:p>
            <text:p text:style-name="P681"><text:a xlink:type="simple" xlink:href="#__RefHeading__14460_1559979953" text:style-name="Index_20_Link" text:visited-style-name="Index_20_Link">dict-class　<text:tab/>76</text:a></text:p>
            <text:p text:style-name="P681"><text:a xlink:type="simple" xlink:href="#__RefHeading___Toc24100_2042234533" text:style-name="Index_20_Link" text:visited-style-name="Index_20_Link">dict-closure　<text:tab/>76</text:a></text:p>
            <text:p text:style-name="P681"><text:a xlink:type="simple" xlink:href="#__RefHeading__14462_1559979953" text:style-name="Index_20_Link" text:visited-style-name="Index_20_Link">dict-func　<text:tab/>76</text:a></text:p>
            <text:p text:style-name="P681"><text:a xlink:type="simple" xlink:href="#__RefHeading__14464_1559979953" text:style-name="Index_20_Link" text:visited-style-name="Index_20_Link">dict-global　<text:tab/>76</text:a></text:p>
            <text:p text:style-name="P681"><text:a xlink:type="simple" xlink:href="#__RefHeading__14466_1559979953" text:style-name="Index_20_Link" text:visited-style-name="Index_20_Link">dict-local　<text:tab/>76</text:a></text:p>
            <text:p text:style-name="P681"><text:a xlink:type="simple" xlink:href="#__RefHeading__14468_1559979953" text:style-name="Index_20_Link" text:visited-style-name="Index_20_Link">dict-object　<text:tab/>76</text:a></text:p>
            <text:p text:style-name="P681"><text:a xlink:type="simple" xlink:href="#__RefHeading___Toc27926_2297371016" text:style-name="Index_20_Link" text:visited-style-name="Index_20_Link">enable-itimer　<text:tab/>77</text:a></text:p>
            <text:p text:style-name="P681"><text:a xlink:type="simple" xlink:href="#__RefHeading___Toc21225_1834471834" text:style-name="Index_20_Link" text:visited-style-name="Index_20_Link">eq?　<text:tab/>78</text:a></text:p>
            <text:p text:style-name="P681"><text:a xlink:type="simple" xlink:href="#__RefHeading__14470_1559979953" text:style-name="Index_20_Link" text:visited-style-name="Index_20_Link">exec　<text:tab/>79</text:a></text:p>
            <text:p text:style-name="P681"><text:a xlink:type="simple" xlink:href="#__RefHeading__14472_1559979953" text:style-name="Index_20_Link" text:visited-style-name="Index_20_Link">exists?　<text:tab/>80</text:a></text:p>
            <text:p text:style-name="P681"><text:a xlink:type="simple" xlink:href="#__RefHeading__14474_1559979953" text:style-name="Index_20_Link" text:visited-style-name="Index_20_Link">exit　<text:tab/>81</text:a></text:p>
            <text:p text:style-name="P681"><text:a xlink:type="simple" xlink:href="#__RefHeading__14476_1559979953" text:style-name="Index_20_Link" text:visited-style-name="Index_20_Link">false　<text:tab/>82</text:a></text:p>
            <text:p text:style-name="P681"><text:a xlink:type="simple" xlink:href="#__RefHeading___Toc19467_2135658563" text:style-name="Index_20_Link" text:visited-style-name="Index_20_Link">false?　<text:tab/>83</text:a></text:p>
            <text:p text:style-name="P681"><text:a xlink:type="simple" xlink:href="#__RefHeading__14478_1559979953" text:style-name="Index_20_Link" text:visited-style-name="Index_20_Link">file　<text:tab/>84</text:a></text:p>
            <text:p text:style-name="P681"><text:a xlink:type="simple" xlink:href="#__RefHeading___Toc21227_1834471834" text:style-name="Index_20_Link" text:visited-style-name="Index_20_Link">fork　<text:tab/>86</text:a></text:p>
            <text:p text:style-name="P681"><text:a xlink:type="simple" xlink:href="#__RefHeading__14480_1559979953" text:style-name="Index_20_Link" text:visited-style-name="Index_20_Link">fork-exec　<text:tab/>87</text:a></text:p>
            <text:p text:style-name="P681"><text:a xlink:type="simple" xlink:href="#__RefHeading__14482_1559979953" text:style-name="Index_20_Link" text:visited-style-name="Index_20_Link">fun　<text:tab/>88</text:a></text:p>
            <text:p text:style-name="P681"><text:a xlink:type="simple" xlink:href="#__RefHeading__14354_1847744091" text:style-name="Index_20_Link" text:visited-style-name="Index_20_Link">func? 　<text:tab/>89</text:a></text:p>
            <text:p text:style-name="P681"><text:a xlink:type="simple" xlink:href="#__RefHeading___Toc21200_780634474" text:style-name="Index_20_Link" text:visited-style-name="Index_20_Link">gc　<text:tab/>90</text:a></text:p>
            <text:p text:style-name="P681"><text:a xlink:type="simple" xlink:href="#__RefHeading__14914_1847744091" text:style-name="Index_20_Link" text:visited-style-name="Index_20_Link">glob　<text:tab/>91</text:a></text:p>
            <text:p text:style-name="P681"><text:a xlink:type="simple" xlink:href="#__RefHeading__14916_1847744091" text:style-name="Index_20_Link" text:visited-style-name="Index_20_Link">goto　<text:tab/>92</text:a></text:p>
            <text:p text:style-name="P681"><text:a xlink:type="simple" xlink:href="#__RefHeading__14484_1559979953" text:style-name="Index_20_Link" text:visited-style-name="Index_20_Link">if　<text:tab/>93</text:a></text:p>
            <text:p text:style-name="P681"><text:a xlink:type="simple" xlink:href="#__RefHeading__14486_1559979953" text:style-name="Index_20_Link" text:visited-style-name="Index_20_Link">info　<text:tab/>94</text:a></text:p>
            <text:p text:style-name="P681"><text:a xlink:type="simple" xlink:href="#__RefHeading__14356_1847744091" text:style-name="Index_20_Link" text:visited-style-name="Index_20_Link">integer?　<text:tab/>95</text:a></text:p>
            <text:p text:style-name="P681"><text:a xlink:type="simple" xlink:href="#__RefHeading__14488_1559979953" text:style-name="Index_20_Link" text:visited-style-name="Index_20_Link">lazy　<text:tab/>96</text:a></text:p>
            <text:p text:style-name="P681"><text:soft-page-break/><text:a xlink:type="simple" xlink:href="#__RefHeading__14358_1847744091" text:style-name="Index_20_Link" text:visited-style-name="Index_20_Link">list?　<text:tab/>97</text:a></text:p>
            <text:p text:style-name="P681"><text:a xlink:type="simple" xlink:href="#__RefHeading___Toc19469_2135658563" text:style-name="Index_20_Link" text:visited-style-name="Index_20_Link">load　<text:tab/>98</text:a></text:p>
            <text:p text:style-name="P681"><text:a xlink:type="simple" xlink:href="#__RefHeading___Toc19471_2135658563" text:style-name="Index_20_Link" text:visited-style-name="Index_20_Link">load-func　<text:tab/>99</text:a></text:p>
            <text:p text:style-name="P681"><text:a xlink:type="simple" xlink:href="#__RefHeading__14490_1559979953" text:style-name="Index_20_Link" text:visited-style-name="Index_20_Link">load-class　<text:tab/>100</text:a></text:p>
            <text:p text:style-name="P681"><text:a xlink:type="simple" xlink:href="#__RefHeading__14918_1847744091" text:style-name="Index_20_Link" text:visited-style-name="Index_20_Link">loop　<text:tab/>101</text:a></text:p>
            <text:p text:style-name="P681"><text:a xlink:type="simple" xlink:href="#__RefHeading___Toc19473_2135658563" text:style-name="Index_20_Link" text:visited-style-name="Index_20_Link">make-proxy　<text:tab/>102</text:a></text:p>
            <text:p text:style-name="P681"><text:a xlink:type="simple" xlink:href="#__RefHeading__14492_1559979953" text:style-name="Index_20_Link" text:visited-style-name="Index_20_Link">new　<text:tab/>103</text:a></text:p>
            <text:p text:style-name="P681"><text:a xlink:type="simple" xlink:href="#__RefHeading__14360_1847744091" text:style-name="Index_20_Link" text:visited-style-name="Index_20_Link">nil?　<text:tab/>104</text:a></text:p>
            <text:p text:style-name="P681"><text:a xlink:type="simple" xlink:href="#__RefHeading__14362_1847744091" text:style-name="Index_20_Link" text:visited-style-name="Index_20_Link">object?　<text:tab/>105</text:a></text:p>
            <text:p text:style-name="P681"><text:a xlink:type="simple" xlink:href="#__RefHeading__14494_1559979953" text:style-name="Index_20_Link" text:visited-style-name="Index_20_Link">or　<text:tab/>106</text:a></text:p>
            <text:p text:style-name="P681"><text:a xlink:type="simple" xlink:href="#__RefHeading__14920_1847744091" text:style-name="Index_20_Link" text:visited-style-name="Index_20_Link">pause　<text:tab/>107</text:a></text:p>
            <text:p text:style-name="P681"><text:a xlink:type="simple" xlink:href="#__RefHeading___Toc19475_2135658563" text:style-name="Index_20_Link" text:visited-style-name="Index_20_Link">pipe　<text:tab/>108</text:a></text:p>
            <text:p text:style-name="P681"><text:a xlink:type="simple" xlink:href="#__RefHeading__14496_1559979953" text:style-name="Index_20_Link" text:visited-style-name="Index_20_Link">print / println　<text:tab/>109</text:a></text:p>
            <text:p text:style-name="P681"><text:a xlink:type="simple" xlink:href="#__RefHeading__14498_1559979953" text:style-name="Index_20_Link" text:visited-style-name="Index_20_Link">pwd　<text:tab/>110</text:a></text:p>
            <text:p text:style-name="P681"><text:a xlink:type="simple" xlink:href="#__RefHeading__14500_1559979953" text:style-name="Index_20_Link" text:visited-style-name="Index_20_Link">rand　<text:tab/>111</text:a></text:p>
            <text:p text:style-name="P681"><text:a xlink:type="simple" xlink:href="#__RefHeading__14502_1559979953" text:style-name="Index_20_Link" text:visited-style-name="Index_20_Link">read　<text:tab/>112</text:a></text:p>
            <text:p text:style-name="P681"><text:a xlink:type="simple" xlink:href="#__RefHeading__14364_1847744091" text:style-name="Index_20_Link" text:visited-style-name="Index_20_Link">real?　<text:tab/>113</text:a></text:p>
            <text:p text:style-name="P681"><text:a xlink:type="simple" xlink:href="#__RefHeading__14504_1559979953" text:style-name="Index_20_Link" text:visited-style-name="Index_20_Link">redo　<text:tab/>114</text:a></text:p>
            <text:p text:style-name="P681"><text:a xlink:type="simple" xlink:href="#__RefHeading___Toc23052_1636654246" text:style-name="Index_20_Link" text:visited-style-name="Index_20_Link">ref　<text:tab/>115</text:a></text:p>
            <text:p text:style-name="P681"><text:a xlink:type="simple" xlink:href="#__RefHeading__16786_505007155" text:style-name="Index_20_Link" text:visited-style-name="Index_20_Link">REM　<text:tab/>116</text:a></text:p>
            <text:p text:style-name="P681"><text:a xlink:type="simple" xlink:href="#__RefHeading__15713_112356151" text:style-name="Index_20_Link" text:visited-style-name="Index_20_Link">resolv-host　<text:tab/>117</text:a></text:p>
            <text:p text:style-name="P681"><text:a xlink:type="simple" xlink:href="#__RefHeading__15715_112356151" text:style-name="Index_20_Link" text:visited-style-name="Index_20_Link">resolv-in-addr　<text:tab/>118</text:a></text:p>
            <text:p text:style-name="P681"><text:a xlink:type="simple" xlink:href="#__RefHeading__14506_1559979953" text:style-name="Index_20_Link" text:visited-style-name="Index_20_Link">result　<text:tab/>119</text:a></text:p>
            <text:p text:style-name="P681"><text:a xlink:type="simple" xlink:href="#__RefHeading__14508_1559979953" text:style-name="Index_20_Link" text:visited-style-name="Index_20_Link">retry　<text:tab/>120</text:a></text:p>
            <text:p text:style-name="P681"><text:a xlink:type="simple" xlink:href="#__RefHeading__14510_1559979953" text:style-name="Index_20_Link" text:visited-style-name="Index_20_Link">return　<text:tab/>121</text:a></text:p>
            <text:p text:style-name="P681"><text:a xlink:type="simple" xlink:href="#__RefHeading__14366_1847744091" text:style-name="Index_20_Link" text:visited-style-name="Index_20_Link">rquote?　<text:tab/>122</text:a></text:p>
            <text:p text:style-name="P681"><text:a xlink:type="simple" xlink:href="#__RefHeading__14512_1559979953" text:style-name="Index_20_Link" text:visited-style-name="Index_20_Link">sdir　<text:tab/>123</text:a></text:p>
            <text:p text:style-name="P681"><text:a xlink:type="simple" xlink:href="#__RefHeading___Toc23917_1636654246" text:style-name="Index_20_Link" text:visited-style-name="Index_20_Link">select　<text:tab/>124</text:a></text:p>
            <text:p text:style-name="P681"><text:a xlink:type="simple" xlink:href="#__RefHeading__14514_1559979953" text:style-name="Index_20_Link" text:visited-style-name="Index_20_Link">self　<text:tab/>125</text:a></text:p>
            <text:p text:style-name="P681"><text:a xlink:type="simple" xlink:href="#__RefHeading__14516_1559979953" text:style-name="Index_20_Link" text:visited-style-name="Index_20_Link">set　<text:tab/>126</text:a></text:p>
            <text:p text:style-name="P681"><text:a xlink:type="simple" xlink:href="#__RefHeading__14518_1559979953" text:style-name="Index_20_Link" text:visited-style-name="Index_20_Link">set?　<text:tab/>127</text:a></text:p>
            <text:p text:style-name="P681"><text:a xlink:type="simple" xlink:href="#__RefHeading___Toc27928_2297371016" text:style-name="Index_20_Link" text:visited-style-name="Index_20_Link">set-itimer　<text:tab/>128</text:a></text:p>
            <text:p text:style-name="P681"><text:a xlink:type="simple" xlink:href="#__RefHeading__17275_467714174" text:style-name="Index_20_Link" text:visited-style-name="Index_20_Link">setc　<text:tab/>129</text:a></text:p>
            <text:p text:style-name="P681"><text:a xlink:type="simple" xlink:href="#__RefHeading__17277_467714174" text:style-name="Index_20_Link" text:visited-style-name="Index_20_Link">setc?　<text:tab/>130</text:a></text:p>
            <text:p text:style-name="P681"><text:a xlink:type="simple" xlink:href="#__RefHeading__14520_1559979953" text:style-name="Index_20_Link" text:visited-style-name="Index_20_Link">sets　<text:tab/>131</text:a></text:p>
            <text:p text:style-name="P681"><text:a xlink:type="simple" xlink:href="#__RefHeading__14522_1559979953" text:style-name="Index_20_Link" text:visited-style-name="Index_20_Link">sets?　<text:tab/>132</text:a></text:p>
            <text:p text:style-name="P681"><text:a xlink:type="simple" xlink:href="#__RefHeading__17365_467714174" text:style-name="Index_20_Link" text:visited-style-name="Index_20_Link">setvar　<text:tab/>133</text:a></text:p>
            <text:p text:style-name="P681"><text:a xlink:type="simple" xlink:href="#__RefHeading__14526_1559979953" text:style-name="Index_20_Link" text:visited-style-name="Index_20_Link">show-stack　<text:tab/>134</text:a></text:p>
            <text:p text:style-name="P681"><text:a xlink:type="simple" xlink:href="#__RefHeading__14528_1559979953" text:style-name="Index_20_Link" text:visited-style-name="Index_20_Link">sid　<text:tab/>135</text:a></text:p>
            <text:p text:style-name="P681"><text:a xlink:type="simple" xlink:href="#__RefHeading__14530_1559979953" text:style-name="Index_20_Link" text:visited-style-name="Index_20_Link">sleep　<text:tab/>136</text:a></text:p>
            <text:p text:style-name="P681"><text:a xlink:type="simple" xlink:href="#__RefHeading___Toc23919_1636654246" text:style-name="Index_20_Link" text:visited-style-name="Index_20_Link">socket-server　<text:tab/>137</text:a></text:p>
            <text:p text:style-name="P681"><text:a xlink:type="simple" xlink:href="#__RefHeading___Toc24768_2725568808" text:style-name="Index_20_Link" text:visited-style-name="Index_20_Link">spawn　<text:tab/>138</text:a></text:p>
            <text:p text:style-name="P681"><text:a xlink:type="simple" xlink:href="#__RefHeading__14532_1559979953" text:style-name="Index_20_Link" text:visited-style-name="Index_20_Link">stack-trace　<text:tab/>139</text:a></text:p>
            <text:p text:style-name="P681"><text:a xlink:type="simple" xlink:href="#__RefHeading__14368_1847744091" text:style-name="Index_20_Link" text:visited-style-name="Index_20_Link">string?　<text:tab/>140</text:a></text:p>
            <text:p text:style-name="P681"><text:a xlink:type="simple" xlink:href="#__RefHeading___Toc24470_2166227548" text:style-name="Index_20_Link" text:visited-style-name="Index_20_Link">strftime　<text:tab/>141</text:a></text:p>
            <text:p text:style-name="P681"><text:a xlink:type="simple" xlink:href="#__RefHeading___Toc23935_2328418376" text:style-name="Index_20_Link" text:visited-style-name="Index_20_Link">strptime　<text:tab/>142</text:a></text:p>
            <text:p text:style-name="P681"><text:a xlink:type="simple" xlink:href="#__RefHeading__14534_1559979953" text:style-name="Index_20_Link" text:visited-style-name="Index_20_Link">symbol　<text:tab/>143</text:a></text:p>
            <text:p text:style-name="P681"><text:a xlink:type="simple" xlink:href="#__RefHeading__14370_1847744091" text:style-name="Index_20_Link" text:visited-style-name="Index_20_Link">symbol?　<text:tab/>144</text:a></text:p>
            <text:p text:style-name="P681"><text:a xlink:type="simple" xlink:href="#__RefHeading___Toc22365_1636654246" text:style-name="Index_20_Link" text:visited-style-name="Index_20_Link">tag　<text:tab/>145</text:a></text:p>
            <text:p text:style-name="P681"><text:a xlink:type="simple" xlink:href="#__RefHeading__14536_1559979953" text:style-name="Index_20_Link" text:visited-style-name="Index_20_Link">throw　<text:tab/>146</text:a></text:p>
            <text:p text:style-name="P681"><text:a xlink:type="simple" xlink:href="#__RefHeading__14538_1559979953" text:style-name="Index_20_Link" text:visited-style-name="Index_20_Link">time　<text:tab/>147</text:a></text:p>
            <text:p text:style-name="P681"><text:a xlink:type="simple" xlink:href="#__RefHeading___Toc24472_2166227548" text:style-name="Index_20_Link" text:visited-style-name="Index_20_Link">time-of-day　<text:tab/>148</text:a></text:p>
            <text:p text:style-name="P681"><text:a xlink:type="simple" xlink:href="#__RefHeading__14540_1559979953" text:style-name="Index_20_Link" text:visited-style-name="Index_20_Link">trace　<text:tab/>149</text:a></text:p>
            <text:p text:style-name="P681"><text:a xlink:type="simple" xlink:href="#__RefHeading__14542_1559979953" text:style-name="Index_20_Link" text:visited-style-name="Index_20_Link">trap　<text:tab/>150</text:a></text:p>
            <text:p text:style-name="P681"><text:a xlink:type="simple" xlink:href="#__RefHeading__14544_1559979953" text:style-name="Index_20_Link" text:visited-style-name="Index_20_Link">true　<text:tab/>151</text:a></text:p>
            <text:p text:style-name="P681"><text:a xlink:type="simple" xlink:href="#__RefHeading___Toc19477_2135658563" text:style-name="Index_20_Link" text:visited-style-name="Index_20_Link">true?　<text:tab/>152</text:a></text:p>
            <text:p text:style-name="P681"><text:a xlink:type="simple" xlink:href="#__RefHeading__14546_1559979953" text:style-name="Index_20_Link" text:visited-style-name="Index_20_Link">try　<text:tab/>153</text:a></text:p>
            <text:p text:style-name="P681"><text:a xlink:type="simple" xlink:href="#__RefHeading__14548_1559979953" text:style-name="Index_20_Link" text:visited-style-name="Index_20_Link">type?　<text:tab/>154</text:a></text:p>
            <text:p text:style-name="P681"><text:soft-page-break/><text:a xlink:type="simple" xlink:href="#__RefHeading__14550_1559979953" text:style-name="Index_20_Link" text:visited-style-name="Index_20_Link">unknown　<text:tab/>155</text:a></text:p>
            <text:p text:style-name="P681"><text:a xlink:type="simple" xlink:href="#__RefHeading__14552_1559979953" text:style-name="Index_20_Link" text:visited-style-name="Index_20_Link">unset　<text:tab/>156</text:a></text:p>
            <text:p text:style-name="P681"><text:a xlink:type="simple" xlink:href="#__RefHeading___Toc19479_2135658563" text:style-name="Index_20_Link" text:visited-style-name="Index_20_Link">unsets　<text:tab/>157</text:a></text:p>
            <text:p text:style-name="P681"><text:a xlink:type="simple" xlink:href="#__RefHeading__14554_1559979953" text:style-name="Index_20_Link" text:visited-style-name="Index_20_Link">uplevel　<text:tab/>158</text:a></text:p>
            <text:p text:style-name="P681"><text:a xlink:type="simple" xlink:href="#__RefHeading__14556_1559979953" text:style-name="Index_20_Link" text:visited-style-name="Index_20_Link">vector　<text:tab/>159</text:a></text:p>
            <text:p text:style-name="P681"><text:a xlink:type="simple" xlink:href="#__RefHeading__14558_1559979953" text:style-name="Index_20_Link" text:visited-style-name="Index_20_Link">vector?　<text:tab/>160</text:a></text:p>
            <text:p text:style-name="P681"><text:a xlink:type="simple" xlink:href="#__RefHeading___Toc19481_2135658563" text:style-name="Index_20_Link" text:visited-style-name="Index_20_Link">wait　<text:tab/>161</text:a></text:p>
            <text:p text:style-name="P681"><text:a xlink:type="simple" xlink:href="#__RefHeading___Toc19483_2135658563" text:style-name="Index_20_Link" text:visited-style-name="Index_20_Link">where　<text:tab/>162</text:a></text:p>
            <text:p text:style-name="P681"><text:a xlink:type="simple" xlink:href="#__RefHeading__14560_1559979953" text:style-name="Index_20_Link" text:visited-style-name="Index_20_Link">while　<text:tab/>163</text:a></text:p>
            <text:p text:style-name="P681"><text:a xlink:type="simple" xlink:href="#__RefHeading__14562_1559979953" text:style-name="Index_20_Link" text:visited-style-name="Index_20_Link">yield　<text:tab/>164</text:a></text:p>
            <text:p text:style-name="P680"><text:a xlink:type="simple" xlink:href="#__RefHeading__14564_1559979953" text:style-name="Index_20_Link" text:visited-style-name="Index_20_Link">5.2 クラスリファレンス<text:tab/>165</text:a></text:p>
            <text:p text:style-name="P681"><text:a xlink:type="simple" xlink:href="#__RefHeading___Toc21590_780634474" text:style-name="Index_20_Link" text:visited-style-name="Index_20_Link">Block　<text:tab/>165</text:a></text:p>
            <text:p text:style-name="P681"><text:a xlink:type="simple" xlink:href="#__RefHeading__14582_1559979953" text:style-name="Index_20_Link" text:visited-style-name="Index_20_Link">Block::&gt;&gt;　<text:tab/>166</text:a></text:p>
            <text:p text:style-name="P681"><text:a xlink:type="simple" xlink:href="#__RefHeading___Toc23522_2343755027" text:style-name="Index_20_Link" text:visited-style-name="Index_20_Link">Block::&gt;&gt;&gt;　<text:tab/>167</text:a></text:p>
            <text:p text:style-name="P681"><text:a xlink:type="simple" xlink:href="#__RefHeading__14584_1559979953" text:style-name="Index_20_Link" text:visited-style-name="Index_20_Link">Block::&lt;&lt;　<text:tab/>168</text:a></text:p>
            <text:p text:style-name="P681"><text:a xlink:type="simple" xlink:href="#__RefHeading___Toc23524_2343755027" text:style-name="Index_20_Link" text:visited-style-name="Index_20_Link">Block::&lt;&lt;&lt;　<text:tab/>169</text:a></text:p>
            <text:p text:style-name="P681"><text:a xlink:type="simple" xlink:href="#__RefHeading__14586_1559979953" text:style-name="Index_20_Link" text:visited-style-name="Index_20_Link">Block::eval　<text:tab/>170</text:a></text:p>
            <text:p text:style-name="P681"><text:a xlink:type="simple" xlink:href="#__RefHeading___Toc26169_3550414430" text:style-name="Index_20_Link" text:visited-style-name="Index_20_Link">Bool　<text:tab/>171</text:a></text:p>
            <text:p text:style-name="P681"><text:a xlink:type="simple" xlink:href="#__RefHeading___Toc26171_3550414430" text:style-name="Index_20_Link" text:visited-style-name="Index_20_Link">Bool::??　<text:tab/>172</text:a></text:p>
            <text:p text:style-name="P681"><text:a xlink:type="simple" xlink:href="#__RefHeading___Toc26173_3550414430" text:style-name="Index_20_Link" text:visited-style-name="Index_20_Link">Bool::???　<text:tab/>173</text:a></text:p>
            <text:p text:style-name="P681"><text:a xlink:type="simple" xlink:href="#__RefHeading___Toc26175_3550414430" text:style-name="Index_20_Link" text:visited-style-name="Index_20_Link">Bulk　<text:tab/>174</text:a></text:p>
            <text:p text:style-name="P681"><text:a xlink:type="simple" xlink:href="#__RefHeading___Toc26177_3550414430" text:style-name="Index_20_Link" text:visited-style-name="Index_20_Link">Bulk::apppend　<text:tab/>175</text:a></text:p>
            <text:p text:style-name="P681"><text:a xlink:type="simple" xlink:href="#__RefHeading___Toc26737_3550414430" text:style-name="Index_20_Link" text:visited-style-name="Index_20_Link">Bulk::base64encode　<text:tab/>176</text:a></text:p>
            <text:p text:style-name="P681"><text:a xlink:type="simple" xlink:href="#__RefHeading___Toc26739_3550414430" text:style-name="Index_20_Link" text:visited-style-name="Index_20_Link">Bulk::base64decode　<text:tab/>177</text:a></text:p>
            <text:p text:style-name="P681"><text:a xlink:type="simple" xlink:href="#__RefHeading___Toc26741_3550414430" text:style-name="Index_20_Link" text:visited-style-name="Index_20_Link">Bulk::capacity　<text:tab/>178</text:a></text:p>
            <text:p text:style-name="P681"><text:a xlink:type="simple" xlink:href="#__RefHeading___Toc26743_3550414430" text:style-name="Index_20_Link" text:visited-style-name="Index_20_Link">Bulk::get　<text:tab/>179</text:a></text:p>
            <text:p text:style-name="P681"><text:a xlink:type="simple" xlink:href="#__RefHeading___Toc26745_3550414430" text:style-name="Index_20_Link" text:visited-style-name="Index_20_Link">Bulk::len　<text:tab/>180</text:a></text:p>
            <text:p text:style-name="P681"><text:a xlink:type="simple" xlink:href="#__RefHeading___Toc26747_3550414430" text:style-name="Index_20_Link" text:visited-style-name="Index_20_Link">Bulk::position　<text:tab/>181</text:a></text:p>
            <text:p text:style-name="P681"><text:a xlink:type="simple" xlink:href="#__RefHeading___Toc26749_3550414430" text:style-name="Index_20_Link" text:visited-style-name="Index_20_Link">Bulk::read　<text:tab/>182</text:a></text:p>
            <text:p text:style-name="P681"><text:a xlink:type="simple" xlink:href="#__RefHeading___Toc26751_3550414430" text:style-name="Index_20_Link" text:visited-style-name="Index_20_Link">Bulk::seek　<text:tab/>183</text:a></text:p>
            <text:p text:style-name="P681"><text:a xlink:type="simple" xlink:href="#__RefHeading___Toc26753_3550414430" text:style-name="Index_20_Link" text:visited-style-name="Index_20_Link">Bulk::set　<text:tab/>184</text:a></text:p>
            <text:p text:style-name="P681"><text:a xlink:type="simple" xlink:href="#__RefHeading___Toc26755_3550414430" text:style-name="Index_20_Link" text:visited-style-name="Index_20_Link">Bulk::truncate　<text:tab/>185</text:a></text:p>
            <text:p text:style-name="P681"><text:a xlink:type="simple" xlink:href="#__RefHeading___Toc26757_3550414430" text:style-name="Index_20_Link" text:visited-style-name="Index_20_Link">Bulk::write　<text:tab/>186</text:a></text:p>
            <text:p text:style-name="P681"><text:a xlink:type="simple" xlink:href="#__RefHeading___Toc21592_780634474" text:style-name="Index_20_Link" text:visited-style-name="Index_20_Link">Coro　<text:tab/>187</text:a></text:p>
            <text:p text:style-name="P681"><text:a xlink:type="simple" xlink:href="#__RefHeading___Toc21202_780634474" text:style-name="Index_20_Link" text:visited-style-name="Index_20_Link">Coro::eval　<text:tab/>188</text:a></text:p>
            <text:p text:style-name="P681"><text:a xlink:type="simple" xlink:href="#__RefHeading___Toc19485_2135658563" text:style-name="Index_20_Link" text:visited-style-name="Index_20_Link">Coro::next　<text:tab/>189</text:a></text:p>
            <text:p text:style-name="P681"><text:a xlink:type="simple" xlink:href="#__RefHeading__15719_112356151" text:style-name="Index_20_Link" text:visited-style-name="Index_20_Link">Coro::release　<text:tab/>190</text:a></text:p>
            <text:p text:style-name="P681"><text:a xlink:type="simple" xlink:href="#__RefHeading___Toc21229_1834471834" text:style-name="Index_20_Link" text:visited-style-name="Index_20_Link">Coro::stat　<text:tab/>191</text:a></text:p>
            <text:p text:style-name="P681"><text:a xlink:type="simple" xlink:href="#__RefHeading___Toc21594_780634474" text:style-name="Index_20_Link" text:visited-style-name="Index_20_Link">Dict　<text:tab/>192</text:a></text:p>
            <text:p text:style-name="P681"><text:a xlink:type="simple" xlink:href="#__RefHeading__13974_843795075" text:style-name="Index_20_Link" text:visited-style-name="Index_20_Link">Dict::each　<text:tab/>193</text:a></text:p>
            <text:p text:style-name="P681"><text:a xlink:type="simple" xlink:href="#__RefHeading__14610_1559979953" text:style-name="Index_20_Link" text:visited-style-name="Index_20_Link">Dict::get　<text:tab/>194</text:a></text:p>
            <text:p text:style-name="P681"><text:a xlink:type="simple" xlink:href="#__RefHeading__14612_1559979953" text:style-name="Index_20_Link" text:visited-style-name="Index_20_Link">Dict::keys　<text:tab/>195</text:a></text:p>
            <text:p text:style-name="P681"><text:a xlink:type="simple" xlink:href="#__RefHeading__14614_1559979953" text:style-name="Index_20_Link" text:visited-style-name="Index_20_Link">Dict::len　<text:tab/>196</text:a></text:p>
            <text:p text:style-name="P681"><text:a xlink:type="simple" xlink:href="#__RefHeading__14616_1559979953" text:style-name="Index_20_Link" text:visited-style-name="Index_20_Link">Dict::pairs　<text:tab/>197</text:a></text:p>
            <text:p text:style-name="P681"><text:a xlink:type="simple" xlink:href="#__RefHeading__14618_1559979953" text:style-name="Index_20_Link" text:visited-style-name="Index_20_Link">Dict::set　<text:tab/>198</text:a></text:p>
            <text:p text:style-name="P681"><text:a xlink:type="simple" xlink:href="#__RefHeading__14620_1559979953" text:style-name="Index_20_Link" text:visited-style-name="Index_20_Link">Dict::set?　<text:tab/>199</text:a></text:p>
            <text:p text:style-name="P681"><text:a xlink:type="simple" xlink:href="#__RefHeading___Toc25114_2612789494" text:style-name="Index_20_Link" text:visited-style-name="Index_20_Link">Dict::stat　<text:tab/>200</text:a></text:p>
            <text:p text:style-name="P681"><text:a xlink:type="simple" xlink:href="#__RefHeading__14622_1559979953" text:style-name="Index_20_Link" text:visited-style-name="Index_20_Link">Dict::string　<text:tab/>201</text:a></text:p>
            <text:p text:style-name="P681"><text:a xlink:type="simple" xlink:href="#__RefHeading__14624_1559979953" text:style-name="Index_20_Link" text:visited-style-name="Index_20_Link">Dict::unset　<text:tab/>202</text:a></text:p>
            <text:p text:style-name="P681"><text:a xlink:type="simple" xlink:href="#__RefHeading___Toc21596_780634474" text:style-name="Index_20_Link" text:visited-style-name="Index_20_Link">File　<text:tab/>203</text:a></text:p>
            <text:p text:style-name="P681"><text:a xlink:type="simple" xlink:href="#__RefHeading___Toc19487_2135658563" text:style-name="Index_20_Link" text:visited-style-name="Index_20_Link"><text:span text:style-name="T99">File::</text:span></text:a><text:a xlink:type="simple" xlink:href="#__RefHeading___Toc19487_2135658563" text:style-name="Index_20_Link" text:visited-style-name="Index_20_Link"><text:span text:style-name="T99">clear</text:span></text:a><text:a xlink:type="simple" xlink:href="#__RefHeading___Toc19487_2135658563" text:style-name="Index_20_Link" text:visited-style-name="Index_20_Link"><text:span text:style-name="T99">　</text:span></text:a><text:a xlink:type="simple" xlink:href="#__RefHeading___Toc19487_2135658563" text:style-name="Index_20_Link" text:visited-style-name="Index_20_Link"><text:tab/>204</text:a></text:p>
            <text:p text:style-name="P681"><text:a xlink:type="simple" xlink:href="#__RefHeading___Toc19489_2135658563" text:style-name="Index_20_Link" text:visited-style-name="Index_20_Link">File::close　<text:tab/>205</text:a></text:p>
            <text:p text:style-name="P681"><text:a xlink:type="simple" xlink:href="#__RefHeading__14588_1559979953" text:style-name="Index_20_Link" text:visited-style-name="Index_20_Link">File::each　<text:tab/>206</text:a></text:p>
            <text:p text:style-name="P681"><text:a xlink:type="simple" xlink:href="#__RefHeading__14590_1559979953" text:style-name="Index_20_Link" text:visited-style-name="Index_20_Link">File::eof?　<text:tab/>207</text:a></text:p>
            <text:p text:style-name="P681"><text:a xlink:type="simple" xlink:href="#__RefHeading___Toc23045_2732400010" text:style-name="Index_20_Link" text:visited-style-name="Index_20_Link">File::fd?　<text:tab/>208</text:a></text:p>
            <text:p text:style-name="P681"><text:a xlink:type="simple" xlink:href="#__RefHeading__14592_1559979953" text:style-name="Index_20_Link" text:visited-style-name="Index_20_Link">File::flush　<text:tab/>209</text:a></text:p>
            <text:p text:style-name="P681"><text:a xlink:type="simple" xlink:href="#__RefHeading__14594_1559979953" text:style-name="Index_20_Link" text:visited-style-name="Index_20_Link">File::gets　<text:tab/>210</text:a></text:p>
            <text:p text:style-name="P681"><text:a xlink:type="simple" xlink:href="#__RefHeading__14596_1559979953" text:style-name="Index_20_Link" text:visited-style-name="Index_20_Link">File::init　<text:tab/>211</text:a></text:p>
            <text:p text:style-name="P681"><text:soft-page-break/><text:a xlink:type="simple" xlink:href="#__RefHeading__14598_1559979953" text:style-name="Index_20_Link" text:visited-style-name="Index_20_Link">File::open　<text:tab/>212</text:a></text:p>
            <text:p text:style-name="P681"><text:a xlink:type="simple" xlink:href="#__RefHeading__14600_1559979953" text:style-name="Index_20_Link" text:visited-style-name="Index_20_Link">File::puts　<text:tab/>213</text:a></text:p>
            <text:p text:style-name="P681"><text:a xlink:type="simple" xlink:href="#__RefHeading__14602_1559979953" text:style-name="Index_20_Link" text:visited-style-name="Index_20_Link">File::ready?　<text:tab/>214</text:a></text:p>
            <text:p text:style-name="P681"><text:a xlink:type="simple" xlink:href="#__RefHeading__14604_1559979953" text:style-name="Index_20_Link" text:visited-style-name="Index_20_Link">File::set!　<text:tab/>215</text:a></text:p>
            <text:p text:style-name="P681"><text:a xlink:type="simple" xlink:href="#__RefHeading___Toc23054_1636654246" text:style-name="Index_20_Link" text:visited-style-name="Index_20_Link">File::set-encoding　<text:tab/>216</text:a></text:p>
            <text:p text:style-name="P681"><text:a xlink:type="simple" xlink:href="#__RefHeading___Toc23056_1636654246" text:style-name="Index_20_Link" text:visited-style-name="Index_20_Link">File::set-input-encoding　<text:tab/>216</text:a></text:p>
            <text:p text:style-name="P681"><text:a xlink:type="simple" xlink:href="#__RefHeading___Toc23058_1636654246" text:style-name="Index_20_Link" text:visited-style-name="Index_20_Link">File::set-output-encoding　<text:tab/>216</text:a></text:p>
            <text:p text:style-name="P681"><text:a xlink:type="simple" xlink:href="#__RefHeading___Toc19491_2135658563" text:style-name="Index_20_Link" text:visited-style-name="Index_20_Link">File::set-newline　<text:tab/>217</text:a></text:p>
            <text:p text:style-name="P681"><text:a xlink:type="simple" xlink:href="#__RefHeading___Toc19493_2135658563" text:style-name="Index_20_Link" text:visited-style-name="Index_20_Link">File::set-noblock　<text:tab/>218</text:a></text:p>
            <text:p text:style-name="P681"><text:a xlink:type="simple" xlink:href="#__RefHeading___Toc19495_2135658563" text:style-name="Index_20_Link" text:visited-style-name="Index_20_Link">File::set-nobuffer　<text:tab/>219</text:a></text:p>
            <text:p text:style-name="P681"><text:a xlink:type="simple" xlink:href="#__RefHeading__14606_1559979953" text:style-name="Index_20_Link" text:visited-style-name="Index_20_Link">File::stat　<text:tab/>220</text:a></text:p>
            <text:p text:style-name="P681"><text:a xlink:type="simple" xlink:href="#__RefHeading___Toc21598_780634474" text:style-name="Index_20_Link" text:visited-style-name="Index_20_Link">Integer　<text:tab/>221</text:a></text:p>
            <text:p text:style-name="P681"><text:a xlink:type="simple" xlink:href="#__RefHeading__14626_1559979953" text:style-name="Index_20_Link" text:visited-style-name="Index_20_Link">Integer::=　<text:tab/>222</text:a></text:p>
            <text:p text:style-name="P681"><text:a xlink:type="simple" xlink:href="#__RefHeading__14628_1559979953" text:style-name="Index_20_Link" text:visited-style-name="Index_20_Link">Integer::!=　<text:tab/>222</text:a></text:p>
            <text:p text:style-name="P681"><text:a xlink:type="simple" xlink:href="#__RefHeading__14630_1559979953" text:style-name="Index_20_Link" text:visited-style-name="Index_20_Link">Integer::&gt;　<text:tab/>222</text:a></text:p>
            <text:p text:style-name="P681"><text:a xlink:type="simple" xlink:href="#__RefHeading__14632_1559979953" text:style-name="Index_20_Link" text:visited-style-name="Index_20_Link">Integer::&gt;=　<text:tab/>222</text:a></text:p>
            <text:p text:style-name="P681"><text:a xlink:type="simple" xlink:href="#__RefHeading__14634_1559979953" text:style-name="Index_20_Link" text:visited-style-name="Index_20_Link">Integer::&lt;　<text:tab/>222</text:a></text:p>
            <text:p text:style-name="P681"><text:a xlink:type="simple" xlink:href="#__RefHeading__14636_1559979953" text:style-name="Index_20_Link" text:visited-style-name="Index_20_Link">Integer::&lt;=　<text:tab/>222</text:a></text:p>
            <text:p text:style-name="P681"><text:a xlink:type="simple" xlink:href="#__RefHeading__14638_1559979953" text:style-name="Index_20_Link" text:visited-style-name="Index_20_Link">Integer::+　<text:tab/>223</text:a></text:p>
            <text:p text:style-name="P681"><text:a xlink:type="simple" xlink:href="#__RefHeading__14640_1559979953" text:style-name="Index_20_Link" text:visited-style-name="Index_20_Link">Integer::-　<text:tab/>223</text:a></text:p>
            <text:p text:style-name="P681"><text:a xlink:type="simple" xlink:href="#__RefHeading__14642_1559979953" text:style-name="Index_20_Link" text:visited-style-name="Index_20_Link">Integer::*　<text:tab/>223</text:a></text:p>
            <text:p text:style-name="P681"><text:a xlink:type="simple" xlink:href="#__RefHeading__14644_1559979953" text:style-name="Index_20_Link" text:visited-style-name="Index_20_Link">Integer::/　<text:tab/>223</text:a></text:p>
            <text:p text:style-name="P681"><text:a xlink:type="simple" xlink:href="#__RefHeading__14646_1559979953" text:style-name="Index_20_Link" text:visited-style-name="Index_20_Link">Integer::%　<text:tab/>223</text:a></text:p>
            <text:p text:style-name="P681"><text:a xlink:type="simple" xlink:href="#__RefHeading__16788_505007155" text:style-name="Index_20_Link" text:visited-style-name="Index_20_Link">Integer::^　<text:tab/>223</text:a></text:p>
            <text:p text:style-name="P681"><text:a xlink:type="simple" xlink:href="#__RefHeading__15721_112356151" text:style-name="Index_20_Link" text:visited-style-name="Index_20_Link">Integer::&amp;&amp;　<text:tab/>224</text:a></text:p>
            <text:p text:style-name="P681"><text:a xlink:type="simple" xlink:href="#__RefHeading__15723_112356151" text:style-name="Index_20_Link" text:visited-style-name="Index_20_Link">Integer::^^　<text:tab/>224</text:a></text:p>
            <text:p text:style-name="P681"><text:a xlink:type="simple" xlink:href="#__RefHeading__15725_112356151" text:style-name="Index_20_Link" text:visited-style-name="Index_20_Link">Integer::||　<text:tab/>224</text:a></text:p>
            <text:p text:style-name="P681"><text:a xlink:type="simple" xlink:href="#__RefHeading__15727_112356151" text:style-name="Index_20_Link" text:visited-style-name="Index_20_Link">Integer::~~　<text:tab/>224</text:a></text:p>
            <text:p text:style-name="P681"><text:a xlink:type="simple" xlink:href="#__RefHeading___Toc27248_3235304836" text:style-name="Index_20_Link" text:visited-style-name="Index_20_Link">Integer::&lt;&lt;　<text:tab/>224</text:a></text:p>
            <text:p text:style-name="P681"><text:a xlink:type="simple" xlink:href="#__RefHeading___Toc27250_3235304836" text:style-name="Index_20_Link" text:visited-style-name="Index_20_Link">Integer::&gt;&gt;　<text:tab/>224</text:a></text:p>
            <text:p text:style-name="P681"><text:a xlink:type="simple" xlink:href="#__RefHeading___Toc27252_3235304836" text:style-name="Index_20_Link" text:visited-style-name="Index_20_Link">Integer::&gt;&gt;&gt;　<text:tab/>224</text:a></text:p>
            <text:p text:style-name="P681"><text:a xlink:type="simple" xlink:href="#__RefHeading__14648_1559979953" text:style-name="Index_20_Link" text:visited-style-name="Index_20_Link">Integer::++　<text:tab/>225</text:a></text:p>
            <text:p text:style-name="P681"><text:a xlink:type="simple" xlink:href="#__RefHeading__14650_1559979953" text:style-name="Index_20_Link" text:visited-style-name="Index_20_Link">Integer::--　<text:tab/>225</text:a></text:p>
            <text:p text:style-name="P681"><text:a xlink:type="simple" xlink:href="#__RefHeading__14652_1559979953" text:style-name="Index_20_Link" text:visited-style-name="Index_20_Link">Integer:: ..　<text:tab/>226</text:a></text:p>
            <text:p text:style-name="P681"><text:a xlink:type="simple" xlink:href="#__RefHeading___Toc23673_1636654246" text:style-name="Index_20_Link" text:visited-style-name="Index_20_Link">Integer::abs　<text:tab/>227</text:a></text:p>
            <text:p text:style-name="P681"><text:a xlink:type="simple" xlink:href="#__RefHeading__14654_1559979953" text:style-name="Index_20_Link" text:visited-style-name="Index_20_Link">Integer::each　<text:tab/>228</text:a></text:p>
            <text:p text:style-name="P681"><text:a xlink:type="simple" xlink:href="#__RefHeading___Toc23675_1636654246" text:style-name="Index_20_Link" text:visited-style-name="Index_20_Link">Integer::neg　<text:tab/>229</text:a></text:p>
            <text:p text:style-name="P681"><text:a xlink:type="simple" xlink:href="#__RefHeading___Toc23677_1636654246" text:style-name="Index_20_Link" text:visited-style-name="Index_20_Link">Integer::nextprime　<text:tab/>230</text:a></text:p>
            <text:p text:style-name="P681"><text:a xlink:type="simple" xlink:href="#__RefHeading__15729_112356151" text:style-name="Index_20_Link" text:visited-style-name="Index_20_Link">Integer::real　<text:tab/>231</text:a></text:p>
            <text:p text:style-name="P681"><text:a xlink:type="simple" xlink:href="#__RefHeading___Toc23679_1636654246" text:style-name="Index_20_Link" text:visited-style-name="Index_20_Link">Integer::sqrt　<text:tab/>232</text:a></text:p>
            <text:p text:style-name="P681"><text:a xlink:type="simple" xlink:href="#__RefHeading___Toc21600_780634474" text:style-name="Index_20_Link" text:visited-style-name="Index_20_Link">List　<text:tab/>233</text:a></text:p>
            <text:p text:style-name="P681"><text:a xlink:type="simple" xlink:href="#__RefHeading__14658_1559979953" text:style-name="Index_20_Link" text:visited-style-name="Index_20_Link">List::-&gt;&gt;　<text:tab/>234</text:a></text:p>
            <text:p text:style-name="P681"><text:a xlink:type="simple" xlink:href="#__RefHeading__14660_1559979953" text:style-name="Index_20_Link" text:visited-style-name="Index_20_Link">List:: .　<text:tab/>235</text:a></text:p>
            <text:p text:style-name="P681"><text:a xlink:type="simple" xlink:href="#__RefHeading__14662_1559979953" text:style-name="Index_20_Link" text:visited-style-name="Index_20_Link">List::&lt;&lt;　<text:tab/>236</text:a></text:p>
            <text:p text:style-name="P681"><text:a xlink:type="simple" xlink:href="#__RefHeading__14664_1559979953" text:style-name="Index_20_Link" text:visited-style-name="Index_20_Link">List::&lt;&lt;-　<text:tab/>237</text:a></text:p>
            <text:p text:style-name="P681"><text:a xlink:type="simple" xlink:href="#__RefHeading__14666_1559979953" text:style-name="Index_20_Link" text:visited-style-name="Index_20_Link">List::&gt;&gt;　<text:tab/>238</text:a></text:p>
            <text:p text:style-name="P681"><text:a xlink:type="simple" xlink:href="#__RefHeading__14668_1559979953" text:style-name="Index_20_Link" text:visited-style-name="Index_20_Link">List::add　<text:tab/>239</text:a></text:p>
            <text:p text:style-name="P681"><text:a xlink:type="simple" xlink:href="#__RefHeading__17991_1692601806" text:style-name="Index_20_Link" text:visited-style-name="Index_20_Link">List::append!　<text:tab/>240</text:a></text:p>
            <text:p text:style-name="P681"><text:a xlink:type="simple" xlink:href="#__RefHeading__14670_1559979953" text:style-name="Index_20_Link" text:visited-style-name="Index_20_Link">List::car / List::item　<text:tab/>241</text:a></text:p>
            <text:p text:style-name="P681"><text:a xlink:type="simple" xlink:href="#__RefHeading__14672_1559979953" text:style-name="Index_20_Link" text:visited-style-name="Index_20_Link">List::cdr / List::next　<text:tab/>242</text:a></text:p>
            <text:p text:style-name="P681"><text:a xlink:type="simple" xlink:href="#__RefHeading__16348_1255925395" text:style-name="Index_20_Link" text:visited-style-name="Index_20_Link">List::clone　<text:tab/>243</text:a></text:p>
            <text:p text:style-name="P681"><text:a xlink:type="simple" xlink:href="#__RefHeading___Toc26179_3550414430" text:style-name="Index_20_Link" text:visited-style-name="Index_20_Link">List::combinations　<text:tab/>244</text:a></text:p>
            <text:p text:style-name="P681"><text:a xlink:type="simple" xlink:href="#__RefHeading___Toc27581_508853781" text:style-name="Index_20_Link" text:visited-style-name="Index_20_Link">List::concat　<text:tab/>245</text:a></text:p>
            <text:p text:style-name="P681"><text:a xlink:type="simple" xlink:href="#__RefHeading___Toc27583_508853781" text:style-name="Index_20_Link" text:visited-style-name="Index_20_Link">List::concat!　<text:tab/>246</text:a></text:p>
            <text:p text:style-name="P681"><text:a xlink:type="simple" xlink:href="#__RefHeading___Toc23583_3919154641" text:style-name="Index_20_Link" text:visited-style-name="Index_20_Link">List::create-block　<text:tab/>247</text:a></text:p>
            <text:p text:style-name="P681"><text:a xlink:type="simple" xlink:href="#__RefHeading__14676_1559979953" text:style-name="Index_20_Link" text:visited-style-name="Index_20_Link">List::delete　<text:tab/>248</text:a></text:p>
            <text:p text:style-name="P681"><text:a xlink:type="simple" xlink:href="#__RefHeading__16350_1255925395" text:style-name="Index_20_Link" text:visited-style-name="Index_20_Link">List::delete!　<text:tab/>249</text:a></text:p>
            <text:p text:style-name="P681"><text:a xlink:type="simple" xlink:href="#__RefHeading__14678_1559979953" text:style-name="Index_20_Link" text:visited-style-name="Index_20_Link">List::each　<text:tab/>250</text:a></text:p>
            <text:p text:style-name="P681"><text:soft-page-break/><text:a xlink:type="simple" xlink:href="#__RefHeading__14680_1559979953" text:style-name="Index_20_Link" text:visited-style-name="Index_20_Link">List::eval　<text:tab/>251</text:a></text:p>
            <text:p text:style-name="P681"><text:a xlink:type="simple" xlink:href="#__RefHeading__14682_1559979953" text:style-name="Index_20_Link" text:visited-style-name="Index_20_Link">List::filter　<text:tab/>252</text:a></text:p>
            <text:p text:style-name="P681"><text:a xlink:type="simple" xlink:href="#__RefHeading__16352_1255925395" text:style-name="Index_20_Link" text:visited-style-name="Index_20_Link">List::find　<text:tab/>253</text:a></text:p>
            <text:p text:style-name="P681"><text:a xlink:type="simple" xlink:href="#__RefHeading__16354_1255925395" text:style-name="Index_20_Link" text:visited-style-name="Index_20_Link">List::find*　<text:tab/>253</text:a></text:p>
            <text:p text:style-name="P681"><text:a xlink:type="simple" xlink:href="#__RefHeading__14684_1559979953" text:style-name="Index_20_Link" text:visited-style-name="Index_20_Link">List::get　<text:tab/>254</text:a></text:p>
            <text:p text:style-name="P681"><text:a xlink:type="simple" xlink:href="#__RefHeading___Toc21231_1834471834" text:style-name="Index_20_Link" text:visited-style-name="Index_20_Link">List::inject　<text:tab/>255</text:a></text:p>
            <text:p text:style-name="P681"><text:a xlink:type="simple" xlink:href="#__RefHeading__14686_1559979953" text:style-name="Index_20_Link" text:visited-style-name="Index_20_Link">List::insert　<text:tab/>256</text:a></text:p>
            <text:p text:style-name="P681"><text:a xlink:type="simple" xlink:href="#__RefHeading__16356_1255925395" text:style-name="Index_20_Link" text:visited-style-name="Index_20_Link">List::insert!　<text:tab/>257</text:a></text:p>
            <text:p text:style-name="P681"><text:a xlink:type="simple" xlink:href="#__RefHeading__14688_1559979953" text:style-name="Index_20_Link" text:visited-style-name="Index_20_Link">List::join　<text:tab/>258</text:a></text:p>
            <text:p text:style-name="P681"><text:a xlink:type="simple" xlink:href="#__RefHeading__14690_1559979953" text:style-name="Index_20_Link" text:visited-style-name="Index_20_Link">List::last　<text:tab/>259</text:a></text:p>
            <text:p text:style-name="P681"><text:a xlink:type="simple" xlink:href="#__RefHeading__14692_1559979953" text:style-name="Index_20_Link" text:visited-style-name="Index_20_Link">List::len　<text:tab/>260</text:a></text:p>
            <text:p text:style-name="P681"><text:a xlink:type="simple" xlink:href="#__RefHeading___Toc25217_2612789494" text:style-name="Index_20_Link" text:visited-style-name="Index_20_Link">List::map　<text:tab/>261</text:a></text:p>
            <text:p text:style-name="P681"><text:a xlink:type="simple" xlink:href="#__RefHeading___Toc25219_2612789494" text:style-name="Index_20_Link" text:visited-style-name="Index_20_Link">List::max　<text:tab/>262</text:a></text:p>
            <text:p text:style-name="P681"><text:a xlink:type="simple" xlink:href="#__RefHeading__14694_1559979953" text:style-name="Index_20_Link" text:visited-style-name="Index_20_Link">List::min　<text:tab/>263</text:a></text:p>
            <text:p text:style-name="P681"><text:a xlink:type="simple" xlink:href="#__RefHeading___Toc21233_1834471834" text:style-name="Index_20_Link" text:visited-style-name="Index_20_Link">List::null?　<text:tab/>264</text:a></text:p>
            <text:p text:style-name="P681"><text:a xlink:type="simple" xlink:href="#__RefHeading___Toc26181_3550414430" text:style-name="Index_20_Link" text:visited-style-name="Index_20_Link">List::permutations　<text:tab/>265</text:a></text:p>
            <text:p text:style-name="P681"><text:a xlink:type="simple" xlink:href="#__RefHeading__14696_1559979953" text:style-name="Index_20_Link" text:visited-style-name="Index_20_Link">List::reverse　<text:tab/>266</text:a></text:p>
            <text:p text:style-name="P681"><text:a xlink:type="simple" xlink:href="#__RefHeading__14698_1559979953" text:style-name="Index_20_Link" text:visited-style-name="Index_20_Link">List::seek　<text:tab/>267</text:a></text:p>
            <text:p text:style-name="P681"><text:a xlink:type="simple" xlink:href="#__RefHeading___Toc19497_2135658563" text:style-name="Index_20_Link" text:visited-style-name="Index_20_Link">List::set-car!　<text:tab/>268</text:a></text:p>
            <text:p text:style-name="P681"><text:a xlink:type="simple" xlink:href="#__RefHeading___Toc19499_2135658563" text:style-name="Index_20_Link" text:visited-style-name="Index_20_Link">List::set-cdr!　<text:tab/>269</text:a></text:p>
            <text:p text:style-name="P681"><text:a xlink:type="simple" xlink:href="#__RefHeading__14700_1559979953" text:style-name="Index_20_Link" text:visited-style-name="Index_20_Link">List::split　<text:tab/>270</text:a></text:p>
            <text:p text:style-name="P681"><text:a xlink:type="simple" xlink:href="#__RefHeading___Toc21602_780634474" text:style-name="Index_20_Link" text:visited-style-name="Index_20_Link">Object　<text:tab/>271</text:a></text:p>
            <text:p text:style-name="P681"><text:a xlink:type="simple" xlink:href="#__RefHeading__14702_1559979953" text:style-name="Index_20_Link" text:visited-style-name="Index_20_Link">Object::?　<text:tab/>272</text:a></text:p>
            <text:p text:style-name="P681"><text:a xlink:type="simple" xlink:href="#__RefHeading__16358_1255925395" text:style-name="Index_20_Link" text:visited-style-name="Index_20_Link">Object::apply　<text:tab/>273</text:a></text:p>
            <text:p text:style-name="P681"><text:a xlink:type="simple" xlink:href="#__RefHeading__16360_1255925395" text:style-name="Index_20_Link" text:visited-style-name="Index_20_Link">Object::delegate?　<text:tab/>274</text:a></text:p>
            <text:p text:style-name="P681"><text:a xlink:type="simple" xlink:href="#__RefHeading__14706_1559979953" text:style-name="Index_20_Link" text:visited-style-name="Index_20_Link">Object::get / Object::var?　<text:tab/>275</text:a></text:p>
            <text:p text:style-name="P681"><text:a xlink:type="simple" xlink:href="#__RefHeading___Toc27930_2297371016" text:style-name="Index_20_Link" text:visited-style-name="Index_20_Link">Object::hash　<text:tab/>276</text:a></text:p>
            <text:p text:style-name="P681"><text:a xlink:type="simple" xlink:href="#__RefHeading___Toc25116_2612789494" text:style-name="Index_20_Link" text:visited-style-name="Index_20_Link">Object::literal　<text:tab/>277</text:a></text:p>
            <text:p text:style-name="P681"><text:a xlink:type="simple" xlink:href="#__RefHeading__14708_1559979953" text:style-name="Index_20_Link" text:visited-style-name="Index_20_Link">Object::method　<text:tab/>278</text:a></text:p>
            <text:p text:style-name="P681"><text:a xlink:type="simple" xlink:href="#__RefHeading___Toc25118_2612789494" text:style-name="Index_20_Link" text:visited-style-name="Index_20_Link">Object::method?　<text:tab/>279</text:a></text:p>
            <text:p text:style-name="P681"><text:a xlink:type="simple" xlink:href="#__RefHeading__14712_1559979953" text:style-name="Index_20_Link" text:visited-style-name="Index_20_Link">Object::set!　<text:tab/>280</text:a></text:p>
            <text:p text:style-name="P681"><text:a xlink:type="simple" xlink:href="#__RefHeading__14714_1559979953" text:style-name="Index_20_Link" text:visited-style-name="Index_20_Link">Object::string　<text:tab/>281</text:a></text:p>
            <text:p text:style-name="P681"><text:a xlink:type="simple" xlink:href="#__RefHeading__14716_1559979953" text:style-name="Index_20_Link" text:visited-style-name="Index_20_Link">Object::type?　<text:tab/>282</text:a></text:p>
            <text:p text:style-name="P681"><text:a xlink:type="simple" xlink:href="#__RefHeading__14718_1559979953" text:style-name="Index_20_Link" text:visited-style-name="Index_20_Link">Object::vars　<text:tab/>283</text:a></text:p>
            <text:p text:style-name="P681"><text:a xlink:type="simple" xlink:href="#__RefHeading___Toc21604_780634474" text:style-name="Index_20_Link" text:visited-style-name="Index_20_Link">Real　<text:tab/>284</text:a></text:p>
            <text:p text:style-name="P681"><text:a xlink:type="simple" xlink:href="#__RefHeading__14720_1559979953" text:style-name="Index_20_Link" text:visited-style-name="Index_20_Link">Real::!=　<text:tab/>285</text:a></text:p>
            <text:p text:style-name="P681"><text:a xlink:type="simple" xlink:href="#__RefHeading__14722_1559979953" text:style-name="Index_20_Link" text:visited-style-name="Index_20_Link">Real::&lt;　<text:tab/>285</text:a></text:p>
            <text:p text:style-name="P681"><text:a xlink:type="simple" xlink:href="#__RefHeading__14724_1559979953" text:style-name="Index_20_Link" text:visited-style-name="Index_20_Link">Real::&lt;=　<text:tab/>285</text:a></text:p>
            <text:p text:style-name="P681"><text:a xlink:type="simple" xlink:href="#__RefHeading__14726_1559979953" text:style-name="Index_20_Link" text:visited-style-name="Index_20_Link">Real::=　<text:tab/>285</text:a></text:p>
            <text:p text:style-name="P681"><text:a xlink:type="simple" xlink:href="#__RefHeading__14728_1559979953" text:style-name="Index_20_Link" text:visited-style-name="Index_20_Link">Real::&gt;　<text:tab/>285</text:a></text:p>
            <text:p text:style-name="P681"><text:a xlink:type="simple" xlink:href="#__RefHeading__14730_1559979953" text:style-name="Index_20_Link" text:visited-style-name="Index_20_Link">Real::&gt;=　<text:tab/>285</text:a></text:p>
            <text:p text:style-name="P681"><text:a xlink:type="simple" xlink:href="#__RefHeading__14732_1559979953" text:style-name="Index_20_Link" text:visited-style-name="Index_20_Link">Real::*　<text:tab/>286</text:a></text:p>
            <text:p text:style-name="P681"><text:a xlink:type="simple" xlink:href="#__RefHeading__14734_1559979953" text:style-name="Index_20_Link" text:visited-style-name="Index_20_Link">Real::+　<text:tab/>286</text:a></text:p>
            <text:p text:style-name="P681"><text:a xlink:type="simple" xlink:href="#__RefHeading__14736_1559979953" text:style-name="Index_20_Link" text:visited-style-name="Index_20_Link">Real::-　<text:tab/>286</text:a></text:p>
            <text:p text:style-name="P681"><text:a xlink:type="simple" xlink:href="#__RefHeading__14738_1559979953" text:style-name="Index_20_Link" text:visited-style-name="Index_20_Link">Real::/　<text:tab/>286</text:a></text:p>
            <text:p text:style-name="P681"><text:a xlink:type="simple" xlink:href="#__RefHeading___Toc23681_1636654246" text:style-name="Index_20_Link" text:visited-style-name="Index_20_Link">Real::abs　<text:tab/>287</text:a></text:p>
            <text:p text:style-name="P681"><text:a xlink:type="simple" xlink:href="#__RefHeading__16790_505007155" text:style-name="Index_20_Link" text:visited-style-name="Index_20_Link">Real::sqrt　<text:tab/>288</text:a></text:p>
            <text:p text:style-name="P681"><text:a xlink:type="simple" xlink:href="#__RefHeading__16792_505007155" text:style-name="Index_20_Link" text:visited-style-name="Index_20_Link">Real::sin　<text:tab/>288</text:a></text:p>
            <text:p text:style-name="P681"><text:a xlink:type="simple" xlink:href="#__RefHeading__16794_505007155" text:style-name="Index_20_Link" text:visited-style-name="Index_20_Link">Real::cos　<text:tab/>288</text:a></text:p>
            <text:p text:style-name="P681"><text:a xlink:type="simple" xlink:href="#__RefHeading__16796_505007155" text:style-name="Index_20_Link" text:visited-style-name="Index_20_Link">Real::tan　<text:tab/>288</text:a></text:p>
            <text:p text:style-name="P681"><text:a xlink:type="simple" xlink:href="#__RefHeading__16798_505007155" text:style-name="Index_20_Link" text:visited-style-name="Index_20_Link">Real::asin　<text:tab/>288</text:a></text:p>
            <text:p text:style-name="P681"><text:a xlink:type="simple" xlink:href="#__RefHeading__16800_505007155" text:style-name="Index_20_Link" text:visited-style-name="Index_20_Link">Real::acos　<text:tab/>288</text:a></text:p>
            <text:p text:style-name="P681"><text:a xlink:type="simple" xlink:href="#__RefHeading__16802_505007155" text:style-name="Index_20_Link" text:visited-style-name="Index_20_Link">Real::atan　<text:tab/>288</text:a></text:p>
            <text:p text:style-name="P681"><text:a xlink:type="simple" xlink:href="#__RefHeading__16804_505007155" text:style-name="Index_20_Link" text:visited-style-name="Index_20_Link">Real::log　<text:tab/>288</text:a></text:p>
            <text:p text:style-name="P681"><text:a xlink:type="simple" xlink:href="#__RefHeading__16806_505007155" text:style-name="Index_20_Link" text:visited-style-name="Index_20_Link">Real::log10　<text:tab/>288</text:a></text:p>
            <text:p text:style-name="P681"><text:a xlink:type="simple" xlink:href="#__RefHeading__16808_505007155" text:style-name="Index_20_Link" text:visited-style-name="Index_20_Link">Real::exp　<text:tab/>288</text:a></text:p>
            <text:p text:style-name="P681"><text:a xlink:type="simple" xlink:href="#__RefHeading__16810_505007155" text:style-name="Index_20_Link" text:visited-style-name="Index_20_Link">Real::exp10　<text:tab/>288</text:a></text:p>
            <text:p text:style-name="P681"><text:a xlink:type="simple" xlink:href="#__RefHeading__16812_505007155" text:style-name="Index_20_Link" text:visited-style-name="Index_20_Link">Real::pow　<text:tab/>288</text:a></text:p>
            <text:p text:style-name="P681"><text:soft-page-break/><text:a xlink:type="simple" xlink:href="#__RefHeading__17279_467714174" text:style-name="Index_20_Link" text:visited-style-name="Index_20_Link">Real::int　<text:tab/>289</text:a></text:p>
            <text:p text:style-name="P681"><text:a xlink:type="simple" xlink:href="#__RefHeading___Toc23683_1636654246" text:style-name="Index_20_Link" text:visited-style-name="Index_20_Link">Real::neg　<text:tab/>290</text:a></text:p>
            <text:p text:style-name="P681"><text:a xlink:type="simple" xlink:href="#__RefHeading___Toc23697_3699990215" text:style-name="Index_20_Link" text:visited-style-name="Index_20_Link">Real::inf?　<text:tab/>291</text:a></text:p>
            <text:p text:style-name="P681"><text:a xlink:type="simple" xlink:href="#__RefHeading___Toc23699_3699990215" text:style-name="Index_20_Link" text:visited-style-name="Index_20_Link">Real::nan?　<text:tab/>292</text:a></text:p>
            <text:p text:style-name="P681"><text:a xlink:type="simple" xlink:href="#__RefHeading___Toc21606_780634474" text:style-name="Index_20_Link" text:visited-style-name="Index_20_Link">Stream　<text:tab/>293</text:a></text:p>
            <text:p text:style-name="P681"><text:a xlink:type="simple" xlink:href="#__RefHeading___Toc21608_780634474" text:style-name="Index_20_Link" text:visited-style-name="Index_20_Link">Stream::clear　<text:tab/>294</text:a></text:p>
            <text:p text:style-name="P681"><text:a xlink:type="simple" xlink:href="#__RefHeading___Toc19503_2135658563" text:style-name="Index_20_Link" text:visited-style-name="Index_20_Link">Stream::close　<text:tab/>295</text:a></text:p>
            <text:p text:style-name="P681"><text:a xlink:type="simple" xlink:href="#__RefHeading___Toc19813_2135658563" text:style-name="Index_20_Link" text:visited-style-name="Index_20_Link">Stream::each　<text:tab/>296</text:a></text:p>
            <text:p text:style-name="P681"><text:a xlink:type="simple" xlink:href="#__RefHeading__14590_1559979953288" text:style-name="Index_20_Link" text:visited-style-name="Index_20_Link">Stream::eof?　<text:tab/>297</text:a></text:p>
            <text:p text:style-name="P681"><text:a xlink:type="simple" xlink:href="#__RefHeading__14592_1559979953289" text:style-name="Index_20_Link" text:visited-style-name="Index_20_Link">Stream::flush　<text:tab/>298</text:a></text:p>
            <text:p text:style-name="P681"><text:a xlink:type="simple" xlink:href="#__RefHeading___Toc19505_2135658563" text:style-name="Index_20_Link" text:visited-style-name="Index_20_Link">Stream::get-count　<text:tab/>299</text:a></text:p>
            <text:p text:style-name="P681"><text:a xlink:type="simple" xlink:href="#__RefHeading__14594_1559979953290" text:style-name="Index_20_Link" text:visited-style-name="Index_20_Link">Stream::gets　<text:tab/>300</text:a></text:p>
            <text:p text:style-name="P681"><text:a xlink:type="simple" xlink:href="#__RefHeading__14596_1559979953291" text:style-name="Index_20_Link" text:visited-style-name="Index_20_Link">Stream::init　<text:tab/>301</text:a></text:p>
            <text:p text:style-name="P681"><text:a xlink:type="simple" xlink:href="#__RefHeading__14600_1559979953293" text:style-name="Index_20_Link" text:visited-style-name="Index_20_Link">Stream::puts　<text:tab/>302</text:a></text:p>
            <text:p text:style-name="P681"><text:a xlink:type="simple" xlink:href="#__RefHeading__14602_1559979953294" text:style-name="Index_20_Link" text:visited-style-name="Index_20_Link">Stream::ready?　<text:tab/>303</text:a></text:p>
            <text:p text:style-name="P681"><text:a xlink:type="simple" xlink:href="#__RefHeading___Toc19507_2135658563" text:style-name="Index_20_Link" text:visited-style-name="Index_20_Link">Stream::set-comode　<text:tab/>304</text:a></text:p>
            <text:p text:style-name="P681"><text:a xlink:type="simple" xlink:href="#__RefHeading___Toc19509_2135658563" text:style-name="Index_20_Link" text:visited-style-name="Index_20_Link">Stream::set-limit　<text:tab/>305</text:a></text:p>
            <text:p text:style-name="P681"><text:a xlink:type="simple" xlink:href="#__RefHeading___Toc19511_2135658563" text:style-name="Index_20_Link" text:visited-style-name="Index_20_Link">Stream::set-newline　<text:tab/>306</text:a></text:p>
            <text:p text:style-name="P681"><text:a xlink:type="simple" xlink:href="#__RefHeading___Toc19513_2135658563" text:style-name="Index_20_Link" text:visited-style-name="Index_20_Link">Stream::set-nolimit　<text:tab/>307</text:a></text:p>
            <text:p text:style-name="P681"><text:a xlink:type="simple" xlink:href="#__RefHeading__14606_1559979953296" text:style-name="Index_20_Link" text:visited-style-name="Index_20_Link">Stream::stat　<text:tab/>308</text:a></text:p>
            <text:p text:style-name="P681"><text:a xlink:type="simple" xlink:href="#__RefHeading___Toc21610_780634474" text:style-name="Index_20_Link" text:visited-style-name="Index_20_Link">String　<text:tab/>309</text:a></text:p>
            <text:p text:style-name="P681"><text:a xlink:type="simple" xlink:href="#__RefHeading__14754_1559979953" text:style-name="Index_20_Link" text:visited-style-name="Index_20_Link">String:: .　<text:tab/>310</text:a></text:p>
            <text:p text:style-name="P681"><text:a xlink:type="simple" xlink:href="#__RefHeading__14756_1559979953" text:style-name="Index_20_Link" text:visited-style-name="Index_20_Link">String::=~　<text:tab/>311</text:a></text:p>
            <text:p text:style-name="P681"><text:a xlink:type="simple" xlink:href="#__RefHeading__17993_1692601806" text:style-name="Index_20_Link" text:visited-style-name="Index_20_Link">String::append!　<text:tab/>312</text:a></text:p>
            <text:p text:style-name="P681"><text:a xlink:type="simple" xlink:href="#__RefHeading___Toc24476_2166227548" text:style-name="Index_20_Link" text:visited-style-name="Index_20_Link">String::at　<text:tab/>313</text:a></text:p>
            <text:p text:style-name="P681"><text:a xlink:type="simple" xlink:href="#__RefHeading___Toc22367_1636654246" text:style-name="Index_20_Link" text:visited-style-name="Index_20_Link">String::clean　<text:tab/>314</text:a></text:p>
            <text:p text:style-name="P681"><text:a xlink:type="simple" xlink:href="#__RefHeading__14758_1559979953" text:style-name="Index_20_Link" text:visited-style-name="Index_20_Link">String::eval　<text:tab/>315</text:a></text:p>
            <text:p text:style-name="P681"><text:a xlink:type="simple" xlink:href="#__RefHeading___Toc23585_3919154641" text:style-name="Index_20_Link" text:visited-style-name="Index_20_Link">String::expand　<text:tab/>316</text:a></text:p>
            <text:p text:style-name="P681"><text:a xlink:type="simple" xlink:href="#__RefHeading__16362_1255925395" text:style-name="Index_20_Link" text:visited-style-name="Index_20_Link">String::fmt　<text:tab/>317</text:a></text:p>
            <text:p text:style-name="P681"><text:a xlink:type="simple" xlink:href="#__RefHeading__14760_1559979953" text:style-name="Index_20_Link" text:visited-style-name="Index_20_Link">String::int　<text:tab/>318</text:a></text:p>
            <text:p text:style-name="P681"><text:a xlink:type="simple" xlink:href="#__RefHeading__16364_1255925395" text:style-name="Index_20_Link" text:visited-style-name="Index_20_Link">String::number　<text:tab/>318</text:a></text:p>
            <text:p text:style-name="P681"><text:a xlink:type="simple" xlink:href="#__RefHeading__16366_1255925395" text:style-name="Index_20_Link" text:visited-style-name="Index_20_Link">String::real　<text:tab/>318</text:a></text:p>
            <text:p text:style-name="P681"><text:a xlink:type="simple" xlink:href="#__RefHeading__16368_1255925395" text:style-name="Index_20_Link" text:visited-style-name="Index_20_Link">String::rquote　<text:tab/>318</text:a></text:p>
            <text:p text:style-name="P681"><text:a xlink:type="simple" xlink:href="#__RefHeading___Toc21235_1834471834" text:style-name="Index_20_Link" text:visited-style-name="Index_20_Link">String::len　<text:tab/>319</text:a></text:p>
            <text:p text:style-name="P681"><text:a xlink:type="simple" xlink:href="#__RefHeading___Toc22369_1636654246" text:style-name="Index_20_Link" text:visited-style-name="Index_20_Link">String::lower　<text:tab/>320</text:a></text:p>
            <text:p text:style-name="P681"><text:a xlink:type="simple" xlink:href="#__RefHeading___Toc24914_3194212809" text:style-name="Index_20_Link" text:visited-style-name="Index_20_Link">String::replace　<text:tab/>321</text:a></text:p>
            <text:p text:style-name="P681"><text:a xlink:type="simple" xlink:href="#__RefHeading___Toc24916_3194212809" text:style-name="Index_20_Link" text:visited-style-name="Index_20_Link">String::split　<text:tab/>322</text:a></text:p>
            <text:p text:style-name="P681"><text:a xlink:type="simple" xlink:href="#__RefHeading__14762_1559979953" text:style-name="Index_20_Link" text:visited-style-name="Index_20_Link">String::sub　<text:tab/>323</text:a></text:p>
            <text:p text:style-name="P681"><text:a xlink:type="simple" xlink:href="#__RefHeading___Toc23060_1636654246" text:style-name="Index_20_Link" text:visited-style-name="Index_20_Link">String::uexport　<text:tab/>324</text:a></text:p>
            <text:p text:style-name="P681"><text:a xlink:type="simple" xlink:href="#__RefHeading___Toc23062_1636654246" text:style-name="Index_20_Link" text:visited-style-name="Index_20_Link">String::uimport!　<text:tab/>325</text:a></text:p>
            <text:p text:style-name="P681"><text:a xlink:type="simple" xlink:href="#__RefHeading___Toc22371_1636654246" text:style-name="Index_20_Link" text:visited-style-name="Index_20_Link">String::upper　<text:tab/>326</text:a></text:p>
            <text:p text:style-name="P681"><text:a xlink:type="simple" xlink:href="#__RefHeading___Toc21612_780634474" text:style-name="Index_20_Link" text:visited-style-name="Index_20_Link">Vector　<text:tab/>327</text:a></text:p>
            <text:p text:style-name="P681"><text:a xlink:type="simple" xlink:href="#__RefHeading__13976_843795075" text:style-name="Index_20_Link" text:visited-style-name="Index_20_Link">Vector::append!　<text:tab/>328</text:a></text:p>
            <text:p text:style-name="P681"><text:a xlink:type="simple" xlink:href="#__RefHeading__14568_1559979953" text:style-name="Index_20_Link" text:visited-style-name="Index_20_Link">Vector::each　<text:tab/>329</text:a></text:p>
            <text:p text:style-name="P681"><text:a xlink:type="simple" xlink:href="#__RefHeading___Toc25107_2612789494" text:style-name="Index_20_Link" text:visited-style-name="Index_20_Link">Vector::fill　<text:tab/>330</text:a></text:p>
            <text:p text:style-name="P681"><text:a xlink:type="simple" xlink:href="#__RefHeading___Toc25109_2612789494" text:style-name="Index_20_Link" text:visited-style-name="Index_20_Link">Vector::get　<text:tab/>331</text:a></text:p>
            <text:p text:style-name="P681"><text:a xlink:type="simple" xlink:href="#__RefHeading__14572_1559979953" text:style-name="Index_20_Link" text:visited-style-name="Index_20_Link">Vector::last　<text:tab/>332</text:a></text:p>
            <text:p text:style-name="P681"><text:a xlink:type="simple" xlink:href="#__RefHeading__14574_1559979953" text:style-name="Index_20_Link" text:visited-style-name="Index_20_Link">Vector::len　<text:tab/>333</text:a></text:p>
            <text:p text:style-name="P681"><text:a xlink:type="simple" xlink:href="#__RefHeading___Toc25111_2612789494" text:style-name="Index_20_Link" text:visited-style-name="Index_20_Link">Vector::list　<text:tab/>334</text:a></text:p>
            <text:p text:style-name="P681"><text:a xlink:type="simple" xlink:href="#__RefHeading__14576_1559979953" text:style-name="Index_20_Link" text:visited-style-name="Index_20_Link">Vector::resize　<text:tab/>335</text:a></text:p>
            <text:p text:style-name="P681"><text:a xlink:type="simple" xlink:href="#__RefHeading__14578_1559979953" text:style-name="Index_20_Link" text:visited-style-name="Index_20_Link">Vector::set　<text:tab/>336</text:a></text:p>
            <text:p text:style-name="P681"><text:a xlink:type="simple" xlink:href="#__RefHeading__14580_1559979953" text:style-name="Index_20_Link" text:visited-style-name="Index_20_Link">Vector::string　<text:tab/>337</text:a></text:p>
            <text:p text:style-name="P681"><text:a xlink:type="simple" xlink:href="#__RefHeading__17281_467714174" text:style-name="Index_20_Link" text:visited-style-name="Index_20_Link">Vector::swap　<text:tab/>338</text:a></text:p>
            <text:p text:style-name="P680"><text:a xlink:type="simple" xlink:href="#__RefHeading__16814_505007155" text:style-name="Index_20_Link" text:visited-style-name="Index_20_Link">5.3 エラー一覧<text:tab/>339</text:a></text:p>
          </text:index-body>
        </text:table-of-content>
      </text:section>
      <text:h text:style-name="P683"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684"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2931736189" text:style-name="WW8Num3">
        <text:list-item>
          <text:p text:style-name="P795">インタプリタ言語</text:p>
        </text:list-item>
        <text:list-item>
          <text:p text:style-name="P795">シンプルな文法</text:p>
        </text:list-item>
        <text:list-item>
          <text:p text:style-name="P795">プロトタイプベース・ダックタイピングのオブジェクト指向</text:p>
        </text:list-item>
        <text:list-item>
          <text:p text:style-name="P795">C言語による拡張性</text:p>
        </text:list-item>
        <text:list-item>
          <text:p text:style-name="P795">ファーストクラスとしてのクロージャ</text:p>
        </text:list-item>
        <text:list-item>
          <text:p text:style-name="P795">キーワード引数</text:p>
        </text:list-item>
        <text:list-item>
          <text:p text:style-name="P795">コルーチン</text:p>
        </text:list-item>
        <text:list-item>
          <text:p text:style-name="P795">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77"/>
      <text:p text:style-name="P577">例えば、以下は<text:span text:style-name="T3">P</text:span>erfumeのif文です。</text:p>
      <text:p text:style-name="P24"/>
      <text:p text:style-name="P24"><text:tab/><text:span text:style-name="T268">if {$i = 1} then: {do-something} else: {do-otherwise};</text:span></text:p>
      <text:p text:style-name="P24"/>
      <text:p text:style-name="P147"><text:span text:style-name="T3">P</text:span>erfumeでは、ifという構文が用意されているわけではありません。この文は、if コマンドの引数として、コンディションを示す位置パラメータである<text:span text:style-name="T269"> "{$i = 1}" </text:span>、コンディションが真の時に実行される<text:span text:style-name="T267">"then: {do-something}"</text:span>キーワード引数、コンディションが偽の時に実行される<text:span text:style-name="T267">"else: {do-otherwise}" </text:span>キーワード引数、という3つのパラメータを持つコマンドの実行と考えることができます。</text:p>
      <text:p text:style-name="P206"/>
      <text:p text:style-name="P148">　各文の終端は <text:span text:style-name="T268">";"</text:span><text:span text:style-name="T252"> </text:span>記号で示します。<text:span text:style-name="T268">";" </text:span>が現れた時点で、その文を評価するという意味になります。ただし、ブロック（ブロックについては後述しますが、<text:span text:style-name="T269"> </text:span><text:span text:style-name="T270">"{}" </text:span>で囲まれた文の集まりのこと）内の最後の文については、<text:span text:style-name="T268">";"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183">　<text:span text:style-name="T3">P</text:span>erfumeはクロージャを持ちます。クロージャの表現は、ソーススクリプト上で<text:span text:style-name="T270">"{}"</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206">(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692"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580"><text:span text:style-name="T3">P</text:span>erfumeの外観:</text:p>
      <table:table table:name="表14" table:style-name="表14">
        <table:table-column table:style-name="表14.A"/>
        <table:table-row table:style-name="表14.1">
          <table:table-cell table:style-name="表14.A1" office:value-type="string">
            <text:p text:style-name="P583"/>
            <text:p text:style-name="P583">defun grep (pat file) {</text:p>
            <text:p text:style-name="P583"><text:s text:c="4"/>set f [new File];</text:p>
            <text:p text:style-name="P583"><text:s text:c="4"/>try {</text:p>
            <text:p text:style-name="P583"><text:tab/>$f open mode: i $file;</text:p>
            <text:p text:style-name="P583"><text:tab/>set n 1;</text:p>
            <text:p text:style-name="P583"><text:tab/>while {set r [$f gets]} do: {</text:p>
            <text:p text:style-name="P583"><text:tab/> <text:s text:c="3"/>if {$r =~ $pat} then: {</text:p>
            <text:p text:style-name="P583"><text:tab/><text:tab/>print $file ":" $n ": " $r;</text:p>
            <text:p text:style-name="P583"><text:tab/> <text:s text:c="3"/>};</text:p>
            <text:p text:style-name="P583"><text:tab/> <text:s text:c="3"/>$n ++;</text:p>
            <text:p text:style-name="P583"><text:tab/>};</text:p>
            <text:p text:style-name="P583"><text:s text:c="4"/>}</text:p>
            <text:p text:style-name="P583"><text:s text:c="4"/>fin: {</text:p>
            <text:p text:style-name="P583"><text:tab/>$f close;</text:p>
            <text:p text:style-name="P583"><text:s text:c="4"/>};</text:p>
            <text:p text:style-name="P583">}; </text:p>
            <text:p text:style-name="P584"/>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267">grep 'pattern' "file-name";</text:span></text:p>
      <text:p text:style-name="P29"/>
      <text:p text:style-name="P29">　外観から読み取れる特徴としては、</text:p>
      <text:list xml:id="list3009448058" text:style-name="L1">
        <text:list-item>
          <text:list>
            <text:list-item>
              <text:p text:style-name="P801"><text:span text:style-name="T267">"{"</text:span> と <text:span text:style-name="T267">"}"</text:span> で囲まれたC言語のような処理ブロック</text:p>
            </text:list-item>
            <text:list-item>
              <text:p text:style-name="P800"><text:span text:style-name="T267">while</text:span> や <text:span text:style-name="T267">if</text:span> による制御構造</text:p>
            </text:list-item>
            <text:list-item>
              <text:p text:style-name="P800"><text:span text:style-name="T267">try</text:span> による例外処理</text:p>
            </text:list-item>
            <text:list-item>
              <text:p text:style-name="P801"><text:span text:style-name="T267">"=~" </text:span>による正規表現のパターンマッチング</text:p>
            </text:list-item>
            <text:list-item>
              <text:p text:style-name="P801"><text:span text:style-name="T267">";" </text:span>による文の終端</text:p>
            </text:list-item>
            <text:list-item>
              <text:p text:style-name="P801">UNIXシェルのような<text:span text:style-name="T269"> "$" </text:span>記号による変数の参照</text:p>
            </text:list-item>
            <text:list-item>
              <text:p text:style-name="P800">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692"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291331070" text:style-name="L2">
        <text:list-item>
          <text:p text:style-name="P807">C言語</text:p>
        </text:list-item>
        <text:list-item>
          <text:p text:style-name="P807">Lisp</text:p>
        </text:list-item>
        <text:list-item>
          <text:p text:style-name="P807">Tcl</text:p>
        </text:list-item>
        <text:list-item>
          <text:p text:style-name="P807">Ruby</text:p>
        </text:list-item>
        <text:list-item>
          <text:p text:style-name="P803">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685" text:outline-level="1"><text:bookmark-start text:name="__RefHeading__14346_1559979953"/>3. 準備<text:bookmark-end text:name="__RefHeading__14346_1559979953"/></text:h>
      <text:h text:style-name="P688"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2179123769" text:style-name="WW8Num4">
        <text:list-item>
          <text:p text:style-name="P796">Ubuntu 8/9 (64bit OS)</text:p>
        </text:list-item>
        <text:list-item>
          <text:p text:style-name="P797">CentOS 6/<text:span text:style-name="T243">8</text:span> (64bit OS)</text:p>
        </text:list-item>
        <text:list-item>
          <text:p text:style-name="P797">FreeBSD 7/8/9/<text:span text:style-name="T191">10/12</text:span> (64bit OS)</text:p>
        </text:list-item>
      </text:list>
      <text:p text:style-name="P146"/>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149">　なお、BoehmGCおよびGMPの相性問題により、32bit CPUでは動作できません（ガベージコレクションが正しく動きません）。</text:p>
      <text:p text:style-name="P149"/>
      <text:p text:style-name="P149"/>
      <text:p text:style-name="P24"/>
      <text:p text:style-name="P24"/>
      <text:p text:style-name="P24"/>
      <text:h text:style-name="P692" text:outline-level="2"><text:bookmark-start text:name="_Ref230609186"/><text:bookmark-start text:name="__RefHeading__14350_1559979953"/>3.2 コンパイル方法<text:bookmark-end text:name="_Ref230609186"/><text:bookmark-end text:name="__RefHeading__14350_1559979953"/></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213"><text:a xlink:type="simple" xlink:href="http://www.hpl.hp.com/personal/Hans_Boehm/gc/gc_source/gc-7.1alpha3-080224.tar.gz" text:style-name="Internet_20_link" text:visited-style-name="Visited_20_Internet_20_Link"><text:span text:style-name="Internet_20_link"><text:span text:style-name="T137">http://www.hpl.hp.com/personal/Hans_Boehm/gc/gc_source/</text:span></text:span></text:a><text:span text:style-name="T137"> </text:span></text:p>
      <text:p text:style-name="P189"/>
      <text:p text:style-name="P189">また、新しいBoehmGCから、別途libatomic_opsライブラリが必要になります。以下のURLから入手してください。</text:p>
      <text:p text:style-name="P218"><text:a xlink:type="simple" xlink:href="http://www.hpl.hp.com/research/linux/atomic_ops/download/libatomic_ops-7.2e.tar.gz" text:style-name="Internet_20_link" text:visited-style-name="Visited_20_Internet_20_Link"><text:span text:style-name="T129">http://www.hpl.hp.com/research/linux/atomic_ops/download/libatomic_ops-7.2e.tar.gz</text:span></text:a></text:p>
      <text:p text:style-name="P189"/>
      <text:p text:style-name="P189">libatomic_opsはBoehmGC内のディレクトリに”libatomic_ops”というディレクトリ名で配置しBoehmGCをビルドすることで使用できます。詳しくはBoehmGCのインストール方法を確認してください。</text:p>
      <text:p text:style-name="P189"/>
      <text:p text:style-name="P189">(1-2) 正規表現ライブラリに鬼雲を使わせていただきました。以下のURLよりバージョン 5.15.0を入手してインストールしてください。</text:p>
      <text:p text:style-name="P190"><text:tab/><text:span text:style-name="T279">https://github.com/k-takata/Onigmo</text:span></text:p>
      <text:p text:style-name="P214"/>
      <text:p text:style-name="P189">(1-3) 多倍長整数演算にGMPを利用します。以下のURLからバージョン6.0.0aをダウンロードしてインストールします。</text:p>
      <text:p text:style-name="Standard"><text:span text:style-name="T132"><text:tab/></text:span><text:a xlink:type="simple" xlink:href="https://gmplib.org/" text:style-name="Internet_20_link" text:visited-style-name="Visited_20_Internet_20_Link"><text:span text:style-name="T138">https://gmplib.org/</text:span></text:a></text:p>
      <text:p text:style-name="P189"/>
      <text:p text:style-name="P189">(1-4) コルーチンサポートのためのライブラリとしてPCLをインストールします。以下のURLからバージョン1.12を入手してインストールします。</text:p>
      <text:p text:style-name="P24"><text:span text:style-name="T27"><text:tab/></text:span><text:span text:style-name="T280">http://xmailserver.org/libpcl.html</text:span></text:p>
      <text:p text:style-name="P189"/>
      <text:p text:style-name="P189">(2) ソースの入手 </text:p>
      <text:p text:style-name="P579">以下のURLから、<text:span text:style-name="T3">P</text:span>erfumeの配布イメージを入手します。</text:p>
      <text:p text:style-name="P213"><text:a xlink:type="simple" xlink:href="https://github.com/mitchan0321/perfume" text:style-name="Internet_20_link" text:visited-style-name="Visited_20_Internet_20_Link"><text:span text:style-name="Internet_20_link"><text:span text:style-name="T137">https://github.com/mitchan0321/perfume</text:span></text:span></text:a></text:p>
      <text:p text:style-name="P191"/>
      <text:p text:style-name="P149"><text:span text:style-name="T130">画面の右より「Downnload ZIP」を選ぶことによりソース一式がダウンロードでき</text:span>ます。</text:p>
      <text:p text:style-name="P35">ダウンロード後はzipファイルを展開してください。</text:p>
      <text:p text:style-name="P149"/>
      <text:p text:style-name="P207"/>
      <text:p text:style-name="P24">(3) ビルド</text:p>
      <text:p text:style-name="P24">(3-1) 展開したディレクトリに入ります。</text:p>
      <text:p text:style-name="P217">cd perfume-master</text:p>
      <text:p text:style-name="P24"/>
      <text:p text:style-name="P24">(3-2) 必要に応じて、Makefile の <text:span text:style-name="T267">PREFIX </text:span>を調整してください。</text:p>
      <text:p text:style-name="P24"/>
      <text:p text:style-name="P24">(3-3) makeを実行します。</text:p>
      <text:p text:style-name="P217">make</text:p>
      <text:p text:style-name="P24"/>
      <text:p text:style-name="P24">とすると実行ファイルができます。 </text:p>
      <text:p text:style-name="P24"/>
      <text:p text:style-name="P24">(3-4) インストールします。</text:p>
      <text:p text:style-name="P217">make install</text:p>
      <text:p text:style-name="P24"/>
      <text:p text:style-name="P24">とすると、PREFIX にインストールされます。 </text:p>
      <text:p text:style-name="P24"/>
      <text:p text:style-name="P24">(4) テストを実行します。</text:p>
      <text:p text:style-name="P217">cd test</text:p>
      <text:p text:style-name="P217">./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202"/>
      <text:p text:style-name="P202"/>
      <text:p text:style-name="P202"/>
      <text:h text:style-name="P693" text:outline-level="2"><text:bookmark-start text:name="_Ref230609206"/><text:bookmark-start text:name="__RefHeading__14352_1559979953"/>3.3 処理系の構成<text:bookmark-end text:name="_Ref230609206"/><text:bookmark-end text:name="__RefHeading__14352_1559979953"/></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219"><text:span text:style-name="T278">$PREFIX </text:span><text:s/><text:span text:style-name="T239">(既定値: </text:span><text:span text:style-name="T281">/usr/local</text:span><text:span text:style-name="T239"> )</text:span></text:p>
      <text:p text:style-name="P219"><text:s text:c="2"/><text:span text:style-name="T278">/bin/perfumesh</text:span><text:tab/><text:tab/>…　インタプリタ本体</text:p>
      <text:p text:style-name="P219"><text:s text:c="2"/><text:span text:style-name="T278">/lib/perfume/setup.prfm</text:span><text:tab/>…　起動時セットアップスクリプト</text:p>
      <text:p text:style-name="P219"><text:s text:c="2"/><text:span text:style-name="T278">/lib/perfume/lib/</text:span><text:tab/><text:tab/>…　ライブラリスクリプトディレクトリ</text:p>
      <text:p text:style-name="P220">$HOME</text:p>
      <text:p text:style-name="P219"><text:s text:c="2"/><text:span text:style-name="T278">/.perfume</text:span><text:tab/><text:tab/><text:tab/>…　ユーザ定義のセットアップスクリプト</text:p>
      <text:p text:style-name="P595"/>
      <text:p text:style-name="P595">　<text:span text:style-name="T278">$PREFIX</text:span>は、make時に指定するインストール先ディレクトリです。</text:p>
      <text:p text:style-name="P595">　<text:span text:style-name="T278">$HOME</text:span>は、ユーザのホームディレクトリです。</text:p>
      <text:p text:style-name="P595"/>
      <text:h text:style-name="P694" text:outline-level="3"><text:bookmark-start text:name="__RefHeading__14356_1559979953"/>3.3.2 環境変数<text:bookmark-end text:name="__RefHeading__14356_1559979953"/></text:h>
      <text:p text:style-name="P595">　<text:span text:style-name="T3">P</text:span>erfumeでは、以下の<text:span text:style-name="T5">シェル</text:span>環境変数を参照します。</text:p>
      <text:p text:style-name="P595"/>
      <text:p text:style-name="P611"><text:span text:style-name="T278">$HOME</text:span><text:tab/><text:tab/><text:tab/><text:tab/> <text:s text:c="2"/>…　ユーザのホームディレクトリです。</text:p>
      <text:p text:style-name="P595"/>
      <text:h text:style-name="P694"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611"/>
      <text:p text:style-name="P611"><text:span text:style-name="T278">HOME</text:span><text:tab/>…　ユーザのホームディレクトリです。</text:p>
      <text:p text:style-name="P611"><text:span text:style-name="T278">ENV</text:span><text:tab/>…　<text:span text:style-name="T5">シェル</text:span>環境変数の<text:span text:style-name="T5">辞書型データ</text:span>です。</text:p>
      <text:p text:style-name="P611"><text:span text:style-name="T278">LIB_PATH</text:span><text:tab/>…　ライブラリスクリプトが格納されたディレクトリのリストです。</text:p>
      <text:p text:style-name="P611"><text:span text:style-name="T278">ARGV</text:span><text:tab/>…　インタプリタ起動時の引数リストです。</text:p>
      <text:p text:style-name="P611"><text:span text:style-name="T278">VERSION</text:span><text:tab/>…　処理系のバージョンです。</text:p>
      <text:p text:style-name="P611"><text:span text:style-name="T278">CWD</text:span><text:tab/>…　現在のカレントディレクトリです。</text:p>
      <text:p text:style-name="P595"/>
      <text:p text:style-name="P595"/>
      <text:h text:style-name="P692"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267">perfumesh</text:span>コマンドを実行します。</text:p>
      <text:p text:style-name="P24"/>
      <text:p text:style-name="P580">インタプリタの起動:</text:p>
      <table:table table:name="表5" table:style-name="表5">
        <table:table-column table:style-name="表5.A"/>
        <table:table-row table:style-name="表5.1">
          <table:table-cell table:style-name="表5.A1" office:value-type="string">
            <text:p text:style-name="P588"/>
            <text:p text:style-name="P588">$ perfumesh</text:p>
            <text:p text:style-name="P589">Welcome to Perfume World!!</text:p>
            <text:p text:style-name="P589">perfume language interpreter version 1.<text:span text:style-name="T3">4</text:span>.0.</text:p>
            <text:p text:style-name="P588">&gt; </text:p>
            <text:p text:style-name="P592"/>
          </table:table-cell>
        </table:table-row>
      </table:table>
      <text:p text:style-name="P29"/>
      <text:p text:style-name="P29">　プロンプト（ <text:span text:style-name="T267">&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267">perfumesh</text:span>にスクリプトファイルを指定します。</text:p>
      <text:p text:style-name="P29"/>
      <text:p text:style-name="P580">バッチ形式での起動:</text:p>
      <table:table table:name="表122" table:style-name="表122">
        <table:table-column table:style-name="表122.A"/>
        <table:table-row table:style-name="表122.1">
          <table:table-cell table:style-name="表122.A1" office:value-type="string">
            <text:p text:style-name="P583"/>
            <text:p text:style-name="P583">$ perfumesh file-name.prfm</text:p>
            <text:p text:style-name="P583">　... some outputs ...</text:p>
            <text:p text:style-name="P583"/>
            <text:p text:style-name="P583">$</text:p>
            <text:p text:style-name="P584"/>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581">コマンド形式での起動:</text:p>
      <table:table table:name="表193" table:style-name="表193">
        <table:table-column table:style-name="表193.A"/>
        <table:table-row table:style-name="表193.1">
          <table:table-cell table:style-name="表193.A1" office:value-type="string">
            <text:p text:style-name="P590"/>
            <text:p text:style-name="P591">$ perfumesh -c "<text:span text:style-name="T201">pi"</text:span></text:p>
            <text:p text:style-name="P594">31415926.....</text:p>
            <text:p text:style-name="P593"/>
          </table:table-cell>
        </table:table-row>
      </table:table>
      <text:p text:style-name="P10"><text:span text:style-name="Internet_20_link"><text:span text:style-name="T32"/></text:span></text:p>
      <text:p text:style-name="P9"><text:span text:style-name="Internet_20_link"><text:span text:style-name="T30"/></text:span></text:p>
      <text:h text:style-name="P691" text:outline-level="2"><text:bookmark-start text:name="__RefHeading___Toc29445_1664150392"/>3.5 最新情報<text:bookmark-end text:name="__RefHeading___Toc29445_1664150392"/></text:h>
      <text:p text:style-name="Standard">　最新情報については、以下のURLをご確認ください。</text:p>
      <text:p text:style-name="P184"/>
      <text:p text:style-name="P198"><text:span text:style-name="T254"><text:tab/></text:span><text:span text:style-name="T280">https://github.com/mitchan0321/perfume/wiki </text:span></text:p>
      <text:p text:style-name="P198"><text:span text:style-name="Internet_20_link"><text:span text:style-name="T130"/></text:span></text:p>
      <text:h text:style-name="P686"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694" text:outline-level="3"><text:bookmark-start text:name="__RefHeading__14366_1559979953"/><text:span text:style-name="T5">4.1</text:span>.1 真偽値<text:bookmark-end text:name="__RefHeading__14366_1559979953"/></text:h>
      <text:p text:style-name="P150">　<text:span text:style-name="T3">P</text:span>erfumeで偽値を表します。プログラムコード上のリテラルでは、偽値を<text:span text:style-name="T273">&lt;nil&gt;</text:span>で表現し、真値を<text:span text:style-name="T273">&lt;t&gt;</text:span>で表現します。</text:p>
      <text:p text:style-name="P150">　<text:span text:style-name="T3">P</text:span>erfumeの真偽値判断の場面では、<text:span text:style-name="T273">&lt;nil&gt;</text:span>以外の全ての値は真として扱われ<text:span text:style-name="T5">、</text:span><text:span text:style-name="T273">&lt;nil&gt;</text:span><text:span text:style-name="T5">は常に偽となります</text:span>。</text:p>
      <text:p text:style-name="P150">　Bool値の導入は、バージョン1.4.0にて行われました。それまではNil型というデータタイプが存在しましたが、現在ではBool型の値のひとつとして<text:span text:style-name="T267">&lt;nil&gt;</text:span>が存在することとなり、Nil型は廃止されました。また、リテラルの表記も<text:span text:style-name="T267">nil</text:span>から<text:span text:style-name="T267">&lt;nil&gt;</text:span>へ、<text:span text:style-name="T267">t</text:span>から<text:span text:style-name="T267">&lt;t&gt;</text:span>へと変化しています。</text:p>
      <text:p text:style-name="P24"/>
      <text:h text:style-name="P694"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3904364151" text:style-name="WW8Num2">
        <text:list-item>
          <text:p text:style-name="P798"><text:span text:style-name="T267">A-Z</text:span>、<text:span text:style-name="T267">a-z</text:span></text:p>
        </text:list-item>
        <text:list-item>
          <text:p text:style-name="P798"><text:span text:style-name="T267">0-9</text:span> <text:span text:style-name="T5">（</text:span>ただし、<text:span text:style-name="T267">0-9</text:span>のみで構成される場合は、整数値とみなされます<text:span text:style-name="T5">）</text:span></text:p>
        </text:list-item>
        <text:list-item>
          <text:p text:style-name="P811">!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215">例: <text:tab/><text:span text:style-name="T267">name</text:span></text:p>
      <text:p text:style-name="P215"><text:tab/><text:span text:style-name="T267">_123</text:span></text:p>
      <text:p text:style-name="P215"><text:tab/><text:span text:style-name="T267">my-name</text:span></text:p>
      <text:p text:style-name="P24"/>
      <text:p text:style-name="P24"/>
      <text:h text:style-name="P790" text:outline-level="3"><text:bookmark-start text:name="__RefHeading__14370_1559979953"/>4.1.3 参照<text:bookmark-end text:name="__RefHeading__14370_1559979953"/></text:h>
      <text:p text:style-name="P151">　シンボルの先頭に<text:span text:style-name="T269"> </text:span><text:span text:style-name="T271">"</text:span><text:span text:style-name="T269">$</text:span><text:span text:style-name="T271">"</text:span><text:span text:style-name="T269"> </text:span>をつけたものは、シンボルが示す値の参照となります。</text:p>
      <text:p text:style-name="P24"/>
      <text:p text:style-name="P215">例: <text:tab/><text:span text:style-name="T267">$name</text:span></text:p>
      <text:p text:style-name="P215"><text:tab/><text:span text:style-name="T267">$_a</text:span></text:p>
      <text:p text:style-name="P24"/>
      <text:p text:style-name="P578">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694" text:outline-level="3"><text:bookmark-start text:name="__RefHeading__14372_1559979953"/>4.1.4 整数<text:bookmark-end text:name="__RefHeading__14372_1559979953"/></text:h>
      <text:p text:style-name="P152">　<text:span text:style-name="T3">P</text:span>erfumeの整数は多倍長整数です。メモリの許す限り長い桁を表現することができます。プログラムコード中では10進、8進および、16進での表現が可能です。</text:p>
      <text:p text:style-name="P152">　全桁<text:span text:style-name="T267">"0"</text:span>～<text:span text:style-name="T267">"9"</text:span>の数字であるか、またはこれの先頭に<text:span text:style-name="T267">"‐"</text:span>記号が付いたものは10進となります。先頭が<text:span text:style-name="T267">"0o"</text:span>または<text:span text:style-name="T267">"0O"</text:span>ではじまる<text:span text:style-name="T269">"0"～"7"</text:span>までの数字で構成されるものは8進となります。先頭が<text:span text:style-name="T267">"0x"</text:span>または<text:span text:style-name="T267">"0X"</text:span>ではじまる<text:span text:style-name="T267">"0"</text:span>～<text:span text:style-name="T267">"9"</text:span>までの数字および<text:span text:style-name="T267">"a"</text:span>～<text:span text:style-name="T267">"f"</text:span>または<text:span text:style-name="T267">"A"</text:span>～<text:span text:style-name="T267">"F"</text:span>の文字構成されるものは16進となります。</text:p>
      <text:p text:style-name="P24"/>
      <text:p text:style-name="P215">例: <text:tab/><text:span text:style-name="T267">123</text:span></text:p>
      <text:p text:style-name="P215"><text:tab/><text:span text:style-name="T267">0</text:span></text:p>
      <text:p text:style-name="P215"><text:tab/><text:span text:style-name="T267">-123</text:span></text:p>
      <text:p text:style-name="P215"><text:tab/><text:span text:style-name="T267">0x0000ffff</text:span></text:p>
      <text:p text:style-name="P215"><text:tab/><text:span text:style-name="T267">0o777</text:span></text:p>
      <text:p text:style-name="P24"/>
      <text:h text:style-name="P790"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215">例: <text:tab/><text:span text:style-name="T267">.1</text:span></text:p>
      <text:p text:style-name="P215"><text:tab/><text:span text:style-name="T267">1.</text:span></text:p>
      <text:p text:style-name="P215"><text:tab/><text:span text:style-name="T267">.0</text:span></text:p>
      <text:p text:style-name="P215"><text:tab/><text:span text:style-name="T267">3.141592</text:span></text:p>
      <text:p text:style-name="P215"><text:tab/><text:span text:style-name="T267">-123.0</text:span></text:p>
      <text:p text:style-name="P215"><text:tab/><text:span text:style-name="T267">1E10</text:span></text:p>
      <text:p text:style-name="P215"><text:tab/><text:span text:style-name="T267">-1E-10</text:span></text:p>
      <text:p text:style-name="P215"><text:tab/><text:span text:style-name="T267">-.123E3</text:span></text:p>
      <text:p text:style-name="P24"/>
      <text:p text:style-name="P153">　指数表示がない場合は、仮数表示部に小数点<text:span text:style-name="T5">（</text:span><text:span text:style-name="T273">"</text:span><text:span text:style-name="T267">.</text:span><text:span text:style-name="T273">"</text:span><text:span text:style-name="T267"> </text:span><text:span text:style-name="T5">）</text:span>が必要となります。小数点が無い場合には、整数と判断されます。ただし、<text:span text:style-name="T273">"</text:span><text:span text:style-name="T267">.</text:span><text:span text:style-name="T273">" </text:span><text:span text:style-name="T5">単体での</text:span>場合、実数ではなく、シンボルとして判断されます。また、指数表示が存在する場合は小数点は不要です。</text:p>
      <text:p text:style-name="P154">　演算の結果により未定義値や無限大となる場合があります。その場合は、未定義値の場合は <text:span text:style-name="T223">Real::nan? により、無限大の場合は Real::inf? により値をチェックすることができます。</text:span></text:p>
      <text:p text:style-name="P24"/>
      <text:p text:style-name="P24"/>
      <text:p text:style-name="P24"/>
      <text:h text:style-name="P790" text:outline-level="3"><text:bookmark-start text:name="__RefHeading__14376_1559979953"/>4.1.6 文字列<text:bookmark-end text:name="__RefHeading__14376_1559979953"/></text:h>
      <text:p text:style-name="P154">　<text:span text:style-name="T3">P</text:span>erfumeの文字列は、ダブルクォート<text:span text:style-name="T5">(</text:span><text:span text:style-name="T273">"</text:span><text:span text:style-name="T5">)</text:span>で囲まれた文字の列です。また、文字列内では、エスケープ記号<text:span text:style-name="T5">（</text:span><text:span text:style-name="T269"> \ </text:span><text:span text:style-name="T5">）</text:span>で特定の文字コードを表現することが可能です。</text:p>
      <text:p text:style-name="P215"/>
      <text:p text:style-name="P215">例: <text:tab/><text:span text:style-name="T267">"Hello World"</text:span></text:p>
      <text:p text:style-name="P215"><text:tab/><text:span text:style-name="T267">""</text:span></text:p>
      <text:p text:style-name="P215"><text:tab/><text:span text:style-name="T267">"End\n"</text:span></text:p>
      <text:p text:style-name="P24"/>
      <text:p text:style-name="P24">　文字列内で使用可能なエスケープ記号は、以下のとおりです。</text:p>
      <text:p text:style-name="P24"/>
      <text:list xml:id="list3393481119" text:style-name="WW8Num5">
        <text:list-item>
          <text:p text:style-name="P799"><text:span text:style-name="T267">\\</text:span><text:tab/>→ エスケープ記号</text:p>
        </text:list-item>
        <text:list-item>
          <text:p text:style-name="P799"><text:span text:style-name="T267">\t<text:tab/></text:span>→ タブ</text:p>
        </text:list-item>
        <text:list-item>
          <text:p text:style-name="P799"><text:span text:style-name="T267">\n</text:span><text:tab/>→ ラインフィード</text:p>
        </text:list-item>
        <text:list-item>
          <text:p text:style-name="P799"><text:span text:style-name="T267">\r</text:span><text:tab/>→ キャリッジリターン</text:p>
        </text:list-item>
        <text:list-item>
          <text:p text:style-name="P799"><text:span text:style-name="T267">\"</text:span><text:tab/>→ ダブルクオート</text:p>
        </text:list-item>
        <text:list-item>
          <text:p text:style-name="P808"><text:span text:style-name="T267">\</text:span>&lt;改行&gt;<text:tab/>→ 次の行を接続</text:p>
        </text:list-item>
      </text:list>
      <text:p text:style-name="P155"/>
      <text:p text:style-name="P155">　<text:span text:style-name="T267">"\</text:span>&lt;改行&gt;<text:span text:style-name="T267">"</text:span> のエスケープ記号により、ソースコードに収まりきらないような長い行を改行を入れながら表現できます。</text:p>
      <text:p text:style-name="P24"/>
      <text:h text:style-name="P694"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267">'</text:span>)で囲まれた文字列であるところが異なります。また、利用可能なエスケープ記号も異なります。</text:p>
      <text:p text:style-name="P24"/>
      <text:p text:style-name="P215">例: <text:tab/><text:span text:style-name="T267">'[A-z0-9].*'</text:span></text:p>
      <text:p text:style-name="P215"><text:tab/><text:span text:style-name="T267">'\(.*\)'</text:span></text:p>
      <text:p text:style-name="P24"/>
      <text:p text:style-name="P24">　文字列内で使用可能なエスケープ記号は、以下のとおりです。</text:p>
      <text:p text:style-name="P24"/>
      <text:list xml:id="list3041690681287" text:continue-list="list3393481119" text:style-name="WW8Num5">
        <text:list-item text:start-value="1">
          <text:p text:style-name="P799"><text:span text:style-name="T267">\\</text:span><text:tab/>→ エスケープ記号</text:p>
        </text:list-item>
        <text:list-item>
          <text:p text:style-name="P799"><text:span text:style-name="T267">\'</text:span><text:tab/>→ シングルクォート</text:p>
        </text:list-item>
      </text:list>
      <text:p text:style-name="P24"/>
      <text:p text:style-name="P577">文字列とは異なり、上記以外の組み合わせ以外で単独で現れたエスケープ記号は、エスケープ記号そのものを表します。</text:p>
      <text:h text:style-name="P694" text:outline-level="3"><text:bookmark-start text:name="__RefHeading__14380_1559979953"/><text:soft-page-break/>4.1.8 リスト<text:bookmark-end text:name="__RefHeading__14380_1559979953"/></text:h>
      <text:p text:style-name="P153">　<text:span text:style-name="T3">P</text:span>erfumeのリストは、<text:span text:style-name="T273">"</text:span><text:span text:style-name="T267">(</text:span><text:span text:style-name="T273">"</text:span><text:span text:style-name="T5"> </text:span>と<text:span text:style-name="T5"> </text:span><text:span text:style-name="T273">"</text:span><text:span text:style-name="T267">)</text:span><text:span text:style-name="T27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216">例:<text:tab/><text:span text:style-name="T267">()</text:span></text:p>
      <text:p text:style-name="P216"><text:tab/><text:span text:style-name="T267">(a b c)</text:span></text:p>
      <text:p text:style-name="P215"><text:tab/><text:span text:style-name="T267">("a" b 0 (1 2 3))</text:span></text:p>
      <text:p text:style-name="P215"><text:tab/><text:span text:style-name="T267">("a" . {do-something})</text:span></text:p>
      <text:h text:style-name="P696" text:outline-level="3"/>
      <text:h text:style-name="P790" text:outline-level="3"><text:bookmark-start text:name="__RefHeading__14382_1559979953"/>4.1.9 クロージャ<text:span text:style-name="T5">（ブロック）</text:span><text:bookmark-end text:name="__RefHeading__14382_1559979953"/></text:h>
      <text:p text:style-name="P153"><text:span text:style-name="T5">　クロージャを説明する前に、まず、</text:span><text:span text:style-name="T23">P</text:span><text:span text:style-name="T5">erfumeのブロックについて説明します。ブロックとは、</text:span><text:span text:style-name="T271">"{" </text:span>と<text:span text:style-name="T271">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580">ブロックの例:</text:p>
      <table:table table:name="表1" table:style-name="表1">
        <table:table-column table:style-name="表1.A"/>
        <table:table-row table:style-name="表1.1">
          <table:table-cell table:style-name="表1.A1" office:value-type="string">
            <text:p text:style-name="P583"/>
            <text:p text:style-name="P583">set i 0;　</text:p>
            <text:p text:style-name="P583">while {$i &lt; 10} do: {　</text:p>
            <text:p text:style-name="P583"><text:s text:c="4"/># ループ本体のブロック　</text:p>
            <text:p text:style-name="P583"><text:s text:c="4"/>$i ++;　</text:p>
            <text:p text:style-name="P583">};</text:p>
            <text:p text:style-name="P583"/>
          </table:table-cell>
        </table:table-row>
      </table:table>
      <text:p text:style-name="P24"/>
      <text:p text:style-name="P153"><text:span text:style-name="T5">　スクリプト上に現れる</text:span><text:span text:style-name="T271"> "{" </text:span>と<text:span text:style-name="T271">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580">クロージャによるブロックの持ち出しの例:</text:p>
      <table:table table:name="表2" table:style-name="表2">
        <table:table-column table:style-name="表2.A"/>
        <table:table-row table:style-name="表2.1">
          <table:table-cell table:style-name="表2.A1" office:value-type="string">
            <text:p text:style-name="P583"/>
            <text:p text:style-name="P583">defun foo (x) {return {println $x " world"}};　</text:p>
            <text:p text:style-name="P583">set x [foo "hello"];　</text:p>
            <text:p text:style-name="P583">println $x<text:tab/><text:tab/><text:tab/># → {println $x " world"}　</text:p>
            <text:p text:style-name="P583">$x eval;<text:tab/><text:tab/><text:tab/># → hello world</text:p>
            <text:p text:style-name="P583"/>
          </table:table-cell>
        </table:table-row>
      </table:table>
      <text:h text:style-name="P729" text:outline-level="3"/>
      <text:h text:style-name="P696" text:outline-level="3"/>
      <text:h text:style-name="P790" text:outline-level="3"><text:bookmark-start text:name="__RefHeading__14384_1559979953"/>4.1.10 評価<text:span text:style-name="T5">ブロック</text:span><text:bookmark-end text:name="__RefHeading__14384_1559979953"/></text:h>
      <text:p text:style-name="P153"><text:span text:style-name="T5">　</text:span><text:span text:style-name="T23">P</text:span><text:span text:style-name="T5">erfumeは、文の評価を明示的に示す必要があります。評価ブロックは、</text:span><text:span text:style-name="T271">"[" </text:span>と<text:span text:style-name="T271"> "]" </text:span><text:span text:style-name="T5">で囲まれた文の集まりです。表記自体はブロックと似ています。スクリプト中で、評価ブロックを含む文に到達したとき、そのコマンドやメソッドの実行に先立ち</text:span><text:span text:style-name="T271"> "[" </text:span>と<text:span text:style-name="T271">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580">評価ブロックによる置換の例:</text:p>
      <table:table table:name="表3" table:style-name="表3">
        <table:table-column table:style-name="表3.A"/>
        <table:table-row table:style-name="表3.1">
          <table:table-cell table:style-name="表3.A1" office:value-type="string">
            <text:p text:style-name="P583"/>
            <text:p text:style-name="P583">set i 10;　</text:p>
            <text:p text:style-name="P583">println [$i ++];<text:tab/><text:tab/># → 11</text:p>
            <text:p text:style-name="P583"/>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90"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90"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694" text:outline-level="3"><text:bookmark-start text:name="__RefHeading__14390_1559979953"/>4.1.13 制御型<text:bookmark-end text:name="__RefHeading__14390_1559979953"/></text:h>
      <text:p text:style-name="P156">　<text:span text:style-name="T3">P</text:span>erfumeの制御型は、戻り値を指定して関数を終了したり、ループの実行を中断、再開したりするためのものです。</text:p>
      <text:p text:style-name="P156">　制御型は、以下のコマンドにより生成されます。</text:p>
      <text:p text:style-name="P156"/>
      <text:list xml:id="list728938516" text:style-name="L3">
        <text:list-item>
          <text:p text:style-name="P817">return</text:p>
        </text:list-item>
        <text:list-item>
          <text:p text:style-name="P817">break</text:p>
        </text:list-item>
        <text:list-item>
          <text:p text:style-name="P817">continue</text:p>
        </text:list-item>
        <text:list-item>
          <text:p text:style-name="P817">retry</text:p>
        </text:list-item>
        <text:list-item>
          <text:p text:style-name="P817">redo</text:p>
        </text:list-item>
        <text:list-item>
          <text:p text:style-name="P817">goto</text:p>
        </text:list-item>
      </text:list>
      <text:p text:style-name="P596"/>
      <text:p text:style-name="P612">　returnは、関数の実行を中断し、returnの引き数の値を結果として呼び出し元へ返します。</text:p>
      <text:p text:style-name="P613">　breakは、ループの処理を中断します。<text:span text:style-name="T5">引数を</text:span>指定することにより、結果<text:span text:style-name="T5">として値</text:span>を返すことが可能です。</text:p>
      <text:p text:style-name="P613">　continueは、現在のループの処理を中断し、次の要素<text:span text:style-name="T5">から</text:span>処理を<text:span text:style-name="T5">再開</text:span>します。</text:p>
      <text:p text:style-name="P613">　retryは、現在のループの処理を中断し、ループの最初から処理をやり直します。</text:p>
      <text:p text:style-name="P613">　redoは、現在のループの処理を中断し、もう一度同じ要素の処理を再開します。</text:p>
      <text:p text:style-name="P613">　gotoは、現在のスタックフレームのまま、制御を指定した関数に移します。その際、遷移先の関数に対して引数を指定することが可能です。</text:p>
      <text:p text:style-name="P614"/>
      <text:p text:style-name="Standard"/>
      <text:h text:style-name="P790" text:outline-level="3"><text:bookmark-start text:name="__RefHeading__14392_1559979953"/>4.1.14<text:span text:style-name="T5"> </text:span>例外<text:bookmark-end text:name="__RefHeading__14392_1559979953"/></text:h>
      <text:p text:style-name="P15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6">　tryコマンドが例外を捕捉した際に、発生した例外を参照するには、tryコマンドのcatch:ブロックに渡されるバインド変数を使用する必要があります。</text:p>
      <text:p text:style-name="P156">　スクリプト中で例外を明示的に発生させるためには、throwコマンドを使用します。</text:p>
      <text:p text:style-name="P156"/>
      <text:h text:style-name="P694" text:outline-level="3"><text:bookmark-start text:name="__RefHeading__14394_1559979953"/>4.1.15 バインドリスト<text:bookmark-end text:name="__RefHeading__14394_1559979953"/></text:h>
      <text:p text:style-name="P157">　バインドリストとは、イテレータを構成するブロックに渡されるバインド変数のリストです。バンドリストは、<text:span text:style-name="T273">"|" </text:span>と<text:span text:style-name="T273">"|" </text:span><text:span text:style-name="T5">とで囲まれたシンボルのリストです。以下は、バインドリストの使用例です。</text:span></text:p>
      <text:p text:style-name="P580"/>
      <text:p text:style-name="P580">バインドリストの例:</text:p>
      <table:table table:name="表4" table:style-name="表4">
        <table:table-column table:style-name="表4.A"/>
        <table:table-row table:style-name="表4.1">
          <table:table-cell table:style-name="表4.A1" office:value-type="string">
            <text:p text:style-name="P583"/>
            <text:p text:style-name="P583">(1 2 3) each do: {| i | <text:tab/><text:tab/># | i | はバインドリスト</text:p>
            <text:p text:style-name="P583">　　　　println $i;<text:tab/><text:tab/><text:tab/># iはバインド変数 </text:p>
            <text:p text:style-name="P583">};</text:p>
            <text:p text:style-name="P584"/>
          </table:table-cell>
        </table:table-row>
      </table:table>
      <text:p text:style-name="P29"/>
      <text:p text:style-name="P157"><text:span text:style-name="T5">　</text:span><text:span text:style-name="T23">P</text:span><text:span text:style-name="T5">erfumeの文は、基本的に</text:span><text:span text:style-name="T271"> ";" </text:span><text:span text:style-name="T5">により終端しますが、バインドリストに関しては例外的に </text:span><text:span text:style-name="T271">";" </text:span><text:span text:style-name="T5">は不要となっています。</text:span></text:p>
      <text:p text:style-name="P29"/>
      <text:p text:style-name="P615"><text:span text:style-name="T124">注意事項</text:span>　<text:span text:style-name="T269">"|" </text:span>記号は、シンボル名の一部としても使用可能です。従って、バインドリストを記述する際の<text:span text:style-name="T269"> "|" </text:span>の前後には空白文字が必要です。空白が無い場合、前後の文字と合わせてシンボルと判断されてしまいます。</text:p>
      <text:p text:style-name="P616"/>
      <text:p text:style-name="P616"/>
      <text:h text:style-name="P790" text:outline-level="3"><text:bookmark-start text:name="__RefHeading__14028_687363010"/>4.1.16 辞書型（Dict）<text:bookmark-end text:name="__RefHeading__14028_687363010"/></text:h>
      <text:p text:style-name="P608">　辞書型のオブジェクトは、dictコマンドにより生成されます。辞書型のオブジェクトには、複数のキーと値のペアを格納することができ、また、キーを指定してすばやく値を検索することができます。</text:p>
      <text:p text:style-name="P609">　辞書型のデータに対するリテラル表現は現在のところありません。</text:p>
      <text:p text:style-name="P609"/>
      <text:h text:style-name="P694"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694"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694"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p text:style-name="P31"/>
      <text:p text:style-name="P29"/>
      <text:h text:style-name="P692"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24">　<text:span text:style-name="T3">P</text:span>erfumeのクラス構成は以下のとおりです。</text:p>
      <text:p text:style-name="P24"/>
      <text:p text:style-name="P597">Object<text:tab/>全てのオブジェクトの基底クラスです。</text:p>
      <text:p text:style-name="P598">Bool<text:tab/>真偽値型のwrapperクラスです。</text:p>
      <text:p text:style-name="P598">Integer<text:tab/>整数型のwrapperクラスです。</text:p>
      <text:p text:style-name="P599">Real<text:tab/>実数型のwrapperクラスです。</text:p>
      <text:p text:style-name="P598">List<text:tab/>リスト型のwrapperクラスです。</text:p>
      <text:p text:style-name="P600">String<text:tab/>文字列型のwrapperクラスです。</text:p>
      <text:p text:style-name="P600">RQuote<text:tab/>正規表現型のwrapperクラスです。</text:p>
      <text:p text:style-name="P600">Block<text:tab/>ブロック（クロージャ）型のwrapperクラスです。</text:p>
      <text:p text:style-name="P602">Dict<text:tab/>辞書型のwrapperクラスです。</text:p>
      <text:p text:style-name="P602">Vector<text:tab/>配列型のwrapperクラスです。</text:p>
      <text:p text:style-name="P603">Bulk<text:tab/>バルク型のwrapperクラスです。</text:p>
      <text:p text:style-name="P604">Functions<text:tab/>名前付き関数が便宜的にメンバとして登録されるクラスです。</text:p>
      <text:p text:style-name="P601">File<text:tab/>ファイル入出力のためのクラスです。</text:p>
      <text:p text:style-name="P602">Coro<text:tab/>コルーチンを実現するためのクラスです。</text:p>
      <text:p text:style-name="P602"/>
      <text:p text:style-name="P607"><text:span text:style-name="T254">　</text:span><text:span text:style-name="T261">P</text:span><text:span text:style-name="T254">erfumeにおけるwrapperクラスは、基本的なデータ型（</text:span><text:span text:style-name="T134">真偽値</text:span><text:span text:style-name="T254">、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96"/>
      <text:p text:style-name="P606"><text:bookmark-end text:name="_Ref230609227"/>　各クラスの詳細については、「5章　リファレンス」を参照して下さい。</text:p>
      <text:p text:style-name="P606"/>
      <text:p text:style-name="P606"/>
      <text:h text:style-name="P692" text:outline-level="2"><text:bookmark-start text:name="__RefHeading__14398_1559979953"/>4.3 プログラムの構成<text:bookmark-end text:name="__RefHeading__14398_1559979953"/></text:h>
      <text:p text:style-name="P36">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67">"set i 0;" </text:span>で、2行目は<text:line-break/><text:span text:style-name="T267">"$i ++;" </text:span>です。それぞれが文です。3行目から5行目はif文で、これでひとつの文となります。この例のif文の中では、<text:span text:style-name="T267">then: </text:span>パラメータにブロックが指定されており、このブロックの中には、再帰的に文が含まれています（4行目の<text:span text:style-name="T267">println</text:span>文）。</text:p>
      <text:p text:style-name="P28"/>
      <text:p text:style-name="P580">スクリプトの例:</text:p>
      <table:table table:name="表6" table:style-name="表6">
        <table:table-column table:style-name="表6.A"/>
        <table:table-row table:style-name="表6.1">
          <table:table-cell table:style-name="表6.A1" office:value-type="string">
            <text:p text:style-name="P588"/>
            <text:p text:style-name="P588">1: set i 0;</text:p>
            <text:p text:style-name="P588">2: $i ++;</text:p>
            <text:p text:style-name="P588">3: if {$i &gt;= 10} then: {</text:p>
            <text:p text:style-name="P588">4: <text:s text:c="4"/>println "$i greater than 10.";</text:p>
            <text:p text:style-name="P588">5: };</text:p>
            <text:p text:style-name="P592"/>
          </table:table-cell>
        </table:table-row>
      </table:table>
      <text:p text:style-name="P29"/>
      <text:p text:style-name="P29"/>
      <text:p text:style-name="P28">(1) コメント</text:p>
      <text:p text:style-name="P37">　<text:span text:style-name="T3">P</text:span>erfumeのコメントは、<text:span text:style-name="T267">"#" </text:span>で始まり、その行の終わりまでとなります。</text:p>
      <text:p text:style-name="P28"/>
      <text:p text:style-name="P580">コメントの例:</text:p>
      <table:table table:name="表12" table:style-name="表12">
        <table:table-column table:style-name="表12.A"/>
        <table:table-row table:style-name="表12.1">
          <table:table-cell table:style-name="表12.A1" office:value-type="string">
            <text:p text:style-name="P583"/>
            <text:p text:style-name="P583"># この行はコメントです。</text:p>
            <text:p text:style-name="P583">set i 0; # シャープ記号(#)から行の最後までがコメントです。</text:p>
            <text:p text:style-name="P584"/>
          </table:table-cell>
        </table:table-row>
      </table:table>
      <text:p text:style-name="P29"/>
      <text:p text:style-name="P29">(2) 文</text:p>
      <text:p text:style-name="P38">　文は、<text:span text:style-name="T3">P</text:span>erfumeの評価の最小単位であり、プログラムのアルゴリズムはスクリプト内の文を先頭から順に評価することで実現します。スクリプト中の各文は、<text:span text:style-name="T267">";"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209">(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692"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353423947" text:style-name="L4">
        <text:list-item>
          <text:p text:style-name="P818"><text:span text:style-name="T269">関数　[ 引数　... ]　;<text:tab/></text:span><text:tab/><text:tab/>…　構文規則1</text:p>
        </text:list-item>
        <text:list-item>
          <text:p text:style-name="P818"><text:span text:style-name="T269">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580">関数呼び出しの例:</text:p>
      <table:table table:name="表7" table:style-name="表7">
        <table:table-column table:style-name="表7.A"/>
        <table:table-row table:style-name="表7.1">
          <table:table-cell table:style-name="表7.A1" office:value-type="string">
            <text:p text:style-name="P583"/>
            <text:p text:style-name="P583">set x 100;<text:tab/><text:tab/># → 組み込み関数の呼び出し</text:p>
            <text:p text:style-name="P583">foo <text:span text:style-name="T99">”</text:span>a string”;<text:tab/># → ユーザ定義関数の呼び出し</text:p>
            <text:p text:style-name="P584"/>
          </table:table-cell>
        </table:table-row>
      </table:table>
      <text:p text:style-name="P605"/>
      <text:p text:style-name="P60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605"/>
      <text:p text:style-name="P580">暗黙のメソッド呼び出しの例:</text:p>
      <table:table table:name="表9" table:style-name="表9">
        <table:table-column table:style-name="表9.A"/>
        <table:table-row table:style-name="表9.1">
          <table:table-cell table:style-name="表9.A1" office:value-type="string">
            <text:p text:style-name="P583"/>
            <text:p text:style-name="P583">class F;</text:p>
            <text:p text:style-name="P583">F method m1 (x) {</text:p>
            <text:p text:style-name="P583"><text:s text:c="4"/>m2 $x;<text:tab/><text:tab/># F::m2 の呼び出し</text:p>
            <text:p text:style-name="P584">};</text:p>
            <text:p text:style-name="P587">F method m2 (x) {</text:p>
            <text:p text:style-name="P587"><text:s text:c="3"/>println $x;</text:p>
            <text:p text:style-name="P587">};</text:p>
            <text:p text:style-name="P587"/>
          </table:table-cell>
        </table:table-row>
      </table:table>
      <text:p text:style-name="P605"/>
      <text:p text:style-name="P610">(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605"/>
      <text:p text:style-name="P580">メソッド呼び出しの例:</text:p>
      <table:table table:name="表8" table:style-name="表8">
        <table:table-column table:style-name="表8.A"/>
        <table:table-row table:style-name="表8.1">
          <table:table-cell table:style-name="表8.A1" office:value-type="string">
            <text:p text:style-name="P583"/>
            <text:p text:style-name="P583">class F;</text:p>
            <text:p text:style-name="P584">F method m1 (x) {</text:p>
            <text:p text:style-name="P584"><text:s text:c="4"/>println $x;</text:p>
            <text:p text:style-name="P584">};</text:p>
            <text:p text:style-name="P584">set o [new F];</text:p>
            <text:p text:style-name="P584">$o <text:span text:style-name="T236">m1 </text:span>100;<text:tab/># → 100</text:p>
            <text:p text:style-name="P584"/>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580">整数データによるIntegerクラスメソッドの呼び出しの例:</text:p>
      <table:table table:name="表10" table:style-name="表10">
        <table:table-column table:style-name="表10.A"/>
        <table:table-row table:style-name="表10.1">
          <table:table-cell table:style-name="表10.A1" office:value-type="string">
            <text:p text:style-name="P584"/>
            <text:p text:style-name="P584">set i 0;</text:p>
            <text:p text:style-name="P584">$i + 1;<text:tab/># Integer::+ の呼び出し</text:p>
            <text:p text:style-name="P584"/>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580">クラスメソッドの呼び出しの例:</text:p>
      <table:table table:name="表11" table:style-name="表11">
        <table:table-column table:style-name="表11.A"/>
        <table:table-row table:style-name="表11.1">
          <table:table-cell table:style-name="表11.A1" office:value-type="string">
            <text:p text:style-name="P584"/>
            <text:p text:style-name="P584">Integer method foo　()　{</text:p>
            <text:p text:style-name="P584"><text:s text:c="4"/># do something</text:p>
            <text:p text:style-name="P584"><text:s text:c="4"/>...</text:p>
            <text:p text:style-name="P584">};</text:p>
            <text:p text:style-name="P584">Integer foo;<text:tab/><text:tab/># クラスメソッドの呼び出し</text:p>
            <text:p text:style-name="P584"/>
          </table:table-cell>
        </table:table-row>
      </table:table>
      <text:p text:style-name="P29"/>
      <text:p text:style-name="P29">　この例のように、組み込みクラスおよび、ユーザ定義のクラスに対して、動的にメソッドを定義することが可能です。</text:p>
      <text:h text:style-name="P692"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39">　変数の参照は、プログラムのテキスト中で、変数のシンボル名の先頭に<text:span text:style-name="T267">"$"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30" draw:name="シェイプ22" draw:style-name="gr1"><draw:rect draw:style-name="gr4" draw:text-style-name="P827" svg:width="4.476cm" svg:height="3.502cm" svg:x="1.862cm" svg:y="0.499cm"><text:p/></draw:rect><draw:g draw:style-name="gr5"><draw:rect draw:style-name="gr6" draw:text-style-name="P827" svg:width="4.211cm" svg:height="0.773cm" svg:x="1.995cm" svg:y="3.075cm"><text:p/></draw:rect><draw:frame draw:style-name="gr7" draw:text-style-name="P828" svg:width="3.596cm" svg:height="0.486cm" svg:x="2.324cm" svg:y="3.207cm"><draw:text-box><text:p text:style-name="P826"><text:span text:style-name="T292">ローカル変数スロット</text:span></text:p></draw:text-box></draw:frame></draw:g><draw:rect draw:style-name="gr4" draw:text-style-name="P827" svg:width="4.476cm" svg:height="3.546cm" svg:x="9.886cm" svg:y="0.455cm"><text:p/></draw:rect><draw:g draw:style-name="gr5"><draw:rect draw:style-name="gr6" draw:text-style-name="P827" svg:width="4.211cm" svg:height="0.773cm" svg:x="10.02cm" svg:y="3.075cm"><text:p/></draw:rect><draw:frame draw:style-name="gr7" draw:text-style-name="P828" svg:width="3.596cm" svg:height="0.486cm" svg:x="10.35cm" svg:y="3.207cm"><draw:text-box><text:p text:style-name="P826"><text:span text:style-name="T292">ローカル変数スロット</text:span></text:p></draw:text-box></draw:frame></draw:g><draw:frame draw:style-name="gr8" draw:text-style-name="P828" svg:width="3.991cm" svg:height="0.507cm" svg:x="10.308cm" svg:y="4.394cm"><draw:text-box><text:p text:style-name="P826"><text:span text:style-name="T292">ローカル変数スタック</text:span></text:p></draw:text-box></draw:frame><draw:g draw:style-name="gr5"><draw:rect draw:style-name="gr6" draw:text-style-name="P827" svg:width="4.211cm" svg:height="0.773cm" svg:x="10.02cm" svg:y="2.113cm"><text:p/></draw:rect><draw:frame draw:style-name="gr7" draw:text-style-name="P828" svg:width="3.596cm" svg:height="0.486cm" svg:x="10.35cm" svg:y="2.246cm"><draw:text-box><text:p text:style-name="P826"><text:span text:style-name="T292">ローカル変数スロット</text:span></text:p></draw:text-box></draw:frame></draw:g><draw:frame draw:style-name="gr8" draw:text-style-name="P828" svg:width="3.991cm" svg:height="0.507cm" svg:x="2.127cm" svg:y="4.42cm"><draw:text-box><text:p text:style-name="P826"><text:span text:style-name="T292">ローカル変数スタック</text:span></text:p></draw:text-box></draw:frame><draw:g draw:style-name="gr5"><draw:line draw:style-name="gr9" draw:text-style-name="P826" svg:x1="0.441cm" svg:y1="3.584cm" svg:x2="1.521cm" svg:y2="3.584cm"><text:p/></draw:line><draw:frame draw:style-name="gr10" draw:text-style-name="P830" svg:width="1.333cm" svg:height="0.937cm" svg:x="0.333cm" svg:y="3.824cm"><draw:text-box><text:p text:style-name="P829"><text:span text:style-name="T292">スタック</text:span></text:p><text:p text:style-name="P829"><text:span text:style-name="T292">ポインタ</text:span></text:p></draw:text-box></draw:frame></draw:g><draw:g draw:style-name="gr5"><draw:line draw:style-name="gr9" draw:text-style-name="P826" svg:x1="8.447cm" svg:y1="2.57cm" svg:x2="9.527cm" svg:y2="2.57cm"><text:p/></draw:line><draw:frame draw:style-name="gr10" draw:text-style-name="P830" svg:width="1.333cm" svg:height="0.937cm" svg:x="8.336cm" svg:y="2.812cm"><draw:text-box><text:p text:style-name="P829"><text:span text:style-name="T292">スタック</text:span></text:p><text:p text:style-name="P829"><text:span text:style-name="T292">ポインタ</text:span></text:p></draw:text-box></draw:frame></draw:g><draw:g draw:style-name="gr5"><draw:frame draw:style-name="gr8" draw:text-style-name="P828" svg:width="2.867cm" svg:height="0.507cm" svg:x="6.757cm" svg:y="-0.044cm"><draw:text-box><text:p text:style-name="P826"><text:span text:style-name="T292">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28" svg:width="2.867cm" svg:height="0.507cm" svg:x="6.757cm" svg:y="4.741cm"><draw:text-box><text:p text:style-name="P826"><text:span text:style-name="T292">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39">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031" draw:name="シェイプ23" draw:style-name="gr1"><draw:rect draw:style-name="gr4" draw:text-style-name="P827" svg:width="4.476cm" svg:height="3.502cm" svg:x="1.862cm" svg:y="0.499cm"><text:p/></draw:rect><draw:g draw:style-name="gr5"><draw:rect draw:style-name="gr6" draw:text-style-name="P827" svg:width="4.211cm" svg:height="0.773cm" svg:x="1.995cm" svg:y="3.075cm"><text:p/></draw:rect><draw:frame draw:style-name="gr7" draw:text-style-name="P828" svg:width="3.596cm" svg:height="0.486cm" svg:x="2.324cm" svg:y="3.207cm"><draw:text-box><text:p text:style-name="P826"><text:span text:style-name="T292">ローカル変数スロット</text:span></text:p></draw:text-box></draw:frame></draw:g><draw:rect draw:style-name="gr4" draw:text-style-name="P827" svg:width="4.476cm" svg:height="3.546cm" svg:x="9.886cm" svg:y="0.455cm"><text:p/></draw:rect><draw:g draw:style-name="gr5"><draw:rect draw:style-name="gr6" draw:text-style-name="P827" svg:width="4.211cm" svg:height="0.773cm" svg:x="10.02cm" svg:y="3.075cm"><text:p/></draw:rect><draw:frame draw:style-name="gr7" draw:text-style-name="P828" svg:width="3.596cm" svg:height="0.486cm" svg:x="10.35cm" svg:y="3.207cm"><draw:text-box><text:p text:style-name="P826"><text:span text:style-name="T292">ローカル変数スロット</text:span></text:p></draw:text-box></draw:frame></draw:g><draw:frame draw:style-name="gr8" draw:text-style-name="P828" svg:width="3.991cm" svg:height="0.507cm" svg:x="10.308cm" svg:y="4.394cm"><draw:text-box><text:p text:style-name="P826"><text:span text:style-name="T292">ローカル変数スタック</text:span></text:p></draw:text-box></draw:frame><draw:g draw:style-name="gr5"><draw:rect draw:style-name="gr6" draw:text-style-name="P827" svg:width="4.211cm" svg:height="0.773cm" svg:x="10.02cm" svg:y="2.113cm"><text:p/></draw:rect><draw:frame draw:style-name="gr7" draw:text-style-name="P828" svg:width="3.596cm" svg:height="0.486cm" svg:x="10.35cm" svg:y="2.246cm"><draw:text-box><text:p text:style-name="P826"><text:span text:style-name="T292">ローカル変数スロット</text:span></text:p></draw:text-box></draw:frame></draw:g><draw:frame draw:style-name="gr8" draw:text-style-name="P828" svg:width="3.991cm" svg:height="0.507cm" svg:x="2.127cm" svg:y="4.42cm"><draw:text-box><text:p text:style-name="P826"><text:span text:style-name="T292">ローカル変数スタック</text:span></text:p></draw:text-box></draw:frame><draw:g draw:style-name="gr5"><draw:line draw:style-name="gr9" draw:text-style-name="P826" svg:x1="0.441cm" svg:y1="3.584cm" svg:x2="1.521cm" svg:y2="3.584cm"><text:p/></draw:line><draw:frame draw:style-name="gr10" draw:text-style-name="P830" svg:width="1.333cm" svg:height="0.937cm" svg:x="0.333cm" svg:y="3.824cm"><draw:text-box><text:p text:style-name="P829"><text:span text:style-name="T292">スタック</text:span></text:p><text:p text:style-name="P829"><text:span text:style-name="T292">ポインタ</text:span></text:p></draw:text-box></draw:frame></draw:g><draw:g draw:style-name="gr5"><draw:line draw:style-name="gr9" draw:text-style-name="P826" svg:x1="8.447cm" svg:y1="2.57cm" svg:x2="9.527cm" svg:y2="2.57cm"><text:p/></draw:line><draw:frame draw:style-name="gr10" draw:text-style-name="P830" svg:width="1.333cm" svg:height="0.937cm" svg:x="8.336cm" svg:y="2.812cm"><draw:text-box><text:p text:style-name="P829"><text:span text:style-name="T292">スタック</text:span></text:p><text:p text:style-name="P829"><text:span text:style-name="T292">ポインタ</text:span></text:p></draw:text-box></draw:frame></draw:g><draw:frame draw:style-name="gr8" draw:text-style-name="P828" svg:width="2.867cm" svg:height="0.507cm" svg:x="6.757cm" svg:y="-0.044cm"><draw:text-box><text:p text:style-name="P826"><text:span text:style-name="T292">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27" svg:width="4.476cm" svg:height="3.502cm" svg:x="1.862cm" svg:y="8.215cm"><text:p/></draw:rect><draw:rect draw:style-name="gr12" draw:text-style-name="P827" svg:width="4.211cm" svg:height="0.773cm" svg:x="1.995cm" svg:y="10.79cm"><text:p/></draw:rect><draw:frame draw:style-name="gr7" draw:text-style-name="P828" svg:width="4.079cm" svg:height="0.486cm" svg:x="2.127cm" svg:y="10.922cm"><draw:text-box><text:p text:style-name="P826"><text:span text:style-name="T292">インスタンス変数スロット</text:span></text:p></draw:text-box></draw:frame><draw:rect draw:style-name="gr4" draw:text-style-name="P827" svg:width="4.476cm" svg:height="3.546cm" svg:x="9.886cm" svg:y="8.17cm"><text:p/></draw:rect><draw:rect draw:style-name="gr12" draw:text-style-name="P827" svg:width="4.211cm" svg:height="0.773cm" svg:x="10.02cm" svg:y="10.79cm"><text:p/></draw:rect><draw:frame draw:style-name="gr7" draw:text-style-name="P828" svg:width="3.991cm" svg:height="0.486cm" svg:x="10.131cm" svg:y="10.922cm"><draw:text-box><text:p text:style-name="P826"><text:span text:style-name="T292">インスタンス変数スロット</text:span></text:p></draw:text-box></draw:frame><draw:frame draw:style-name="gr8" draw:text-style-name="P828" svg:width="3.991cm" svg:height="0.507cm" svg:x="10.308cm" svg:y="12.109cm"><draw:text-box><text:p text:style-name="P826"><text:span text:style-name="T292">オブジェクトスタック</text:span></text:p></draw:text-box></draw:frame><draw:rect draw:style-name="gr12" draw:text-style-name="P827" svg:width="4.211cm" svg:height="0.773cm" svg:x="10.02cm" svg:y="9.828cm"><text:p/></draw:rect><draw:frame draw:style-name="gr7" draw:text-style-name="P828" svg:width="3.97cm" svg:height="0.486cm" svg:x="10.131cm" svg:y="9.961cm"><draw:text-box><text:p text:style-name="P826"><text:span text:style-name="T292">インスタンス変数スロット</text:span></text:p></draw:text-box></draw:frame><draw:frame draw:style-name="gr8" draw:text-style-name="P828" svg:width="3.991cm" svg:height="0.507cm" svg:x="2.127cm" svg:y="12.136cm"><draw:text-box><text:p text:style-name="P826"><text:span text:style-name="T292">オブジェクトスタック</text:span></text:p></draw:text-box></draw:frame><draw:g draw:style-name="gr5"><draw:line draw:style-name="gr9" draw:text-style-name="P826" svg:x1="0.441cm" svg:y1="11.298cm" svg:x2="1.521cm" svg:y2="11.298cm"><text:p/></draw:line><draw:frame draw:style-name="gr10" draw:text-style-name="P830" svg:width="1.333cm" svg:height="0.937cm" svg:x="0.333cm" svg:y="11.539cm"><draw:text-box><text:p text:style-name="P829"><text:span text:style-name="T292">スタック</text:span></text:p><text:p text:style-name="P829"><text:span text:style-name="T292">ポインタ</text:span></text:p></draw:text-box></draw:frame></draw:g><draw:g draw:style-name="gr5"><draw:line draw:style-name="gr9" draw:text-style-name="P826" svg:x1="8.447cm" svg:y1="10.285cm" svg:x2="9.527cm" svg:y2="10.285cm"><text:p/></draw:line><draw:frame draw:style-name="gr10" draw:text-style-name="P830" svg:width="1.333cm" svg:height="0.937cm" svg:x="8.336cm" svg:y="10.527cm"><draw:text-box><text:p text:style-name="P829"><text:span text:style-name="T292">スタック</text:span></text:p><text:p text:style-name="P829"><text:span text:style-name="T292">ポインタ</text:span></text:p></draw:text-box></draw:frame></draw:g><draw:frame draw:style-name="gr8" draw:text-style-name="P828" svg:width="2.867cm" svg:height="0.507cm" svg:x="6.757cm" svg:y="12.457cm"><draw:text-box><text:p text:style-name="P826"><text:span text:style-name="T292">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3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28" svg:width="2.867cm" svg:height="0.507cm" svg:x="8.279cm" svg:y="5.486cm"><draw:text-box><text:p text:style-name="P826"><text:span text:style-name="T292">オブジェクト</text:span></text:p></draw:text-box></draw:frame><draw:rect draw:style-name="gr14" draw:text-style-name="P827" svg:width="4.211cm" svg:height="0.773cm" svg:x="7.595cm" svg:y="6.119cm"><text:p/></draw:rect><draw:frame draw:style-name="gr7" draw:text-style-name="P828" svg:width="3.97cm" svg:height="0.486cm" svg:x="7.706cm" svg:y="6.265cm"><draw:text-box><text:p text:style-name="P826"><text:span text:style-name="T292">インスタンス変数スロット</text:span></text:p></draw:text-box></draw:frame></draw:g><draw:path draw:style-name="gr15" draw:text-style-name="P826"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0"><text:soft-page-break/>　インスタンス変数の設定には、setsコマンドを使用します。また、インスタンス変数がインスタンス変数スロットに存在するかを調べるには、sets? コマンドを使用します。</text:p>
      <text:p text:style-name="P40">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0"/>
      <text:p text:style-name="P40">(3) グローバル変数</text:p>
      <text:p text:style-name="P28">　<text:span text:style-name="T3">P</text:span>erfumeのグローバル変数は、スクリプト中の全ての場所からの設定、変更および参照が可能です。</text:p>
      <text:p text:style-name="P39">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39">　グローバル変数の参照については、ローカル変数やインスタンス変数と同様に<text:span text:style-name="T267">"$"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692"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39">　名前なし関数の生成は、funコマンドを使用します。名前なし関数の呼び出しは、変数の参照や、関数からの戻り値を実行するなどの方法があります。</text:p>
      <text:p text:style-name="P28"/>
      <text:p text:style-name="P580">名前なし関数呼び出しの例:</text:p>
      <table:table table:name="Table1" table:style-name="Table1">
        <table:table-column table:style-name="Table1.A"/>
        <table:table-row table:style-name="Table1.1">
          <table:table-cell table:style-name="Table1.A1" office:value-type="string">
            <text:p text:style-name="P584"/>
            <text:p text:style-name="P584">set foo [fun (i) {$i + 1}];</text:p>
            <text:p text:style-name="P584">$foo 100;<text:tab/><text:tab/># 名前なし関数の呼び出し</text:p>
            <text:p text:style-name="P584"/>
          </table:table-cell>
        </table:table-row>
      </table:table>
      <text:p text:style-name="P30"/>
      <text:p text:style-name="P30">　名前つき関数の定義は、defunコマンドを使用します。呼び出しは、関数名を指定することにより行います。</text:p>
      <text:p text:style-name="P29"/>
      <text:p text:style-name="P580">名前つき関数呼び出しの例:</text:p>
      <table:table table:name="Table2" table:style-name="Table2">
        <table:table-column table:style-name="Table2.A"/>
        <table:table-row table:style-name="Table2.1">
          <table:table-cell table:style-name="Table2.A1" office:value-type="string">
            <text:p text:style-name="P584"/>
            <text:p text:style-name="P584">defun foo (i) {$i + 1};</text:p>
            <text:p text:style-name="P584">foo 100;<text:tab/># 名前つき関数の呼び出し</text:p>
            <text:p text:style-name="P584"/>
          </table:table-cell>
        </table:table-row>
      </table:table>
      <text:p text:style-name="P29"/>
      <text:h text:style-name="P692"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158">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580">クラス定義の例:</text:p>
      <table:table table:name="Table3" table:style-name="Table3">
        <table:table-column table:style-name="Table3.A"/>
        <table:table-row table:style-name="Table3.1">
          <table:table-cell table:style-name="Table3.A1" office:value-type="string">
            <text:p text:style-name="P584"/>
            <text:p text:style-name="P584"># 単純なクラスを定義(デフォルトで Object クラスがデレゲートクラスとなる)</text:p>
            <text:p text:style-name="P584">class bar;</text:p>
            <text:p text:style-name="P584"/>
            <text:p text:style-name="P584"># クラスfooを定義(bar, baz クラスにデレゲートする)</text:p>
            <text:p text:style-name="P584">class foo bar delegate: (baz);</text:p>
            <text:p text:style-name="P584"/>
          </table:table-cell>
        </table:table-row>
      </table:table>
      <text:p text:style-name="P29"/>
      <text:h text:style-name="P692"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39">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580">オブジェクト生成の例:</text:p>
      <table:table table:name="表13" table:style-name="表13">
        <table:table-column table:style-name="表13.A"/>
        <table:table-row table:style-name="表13.1">
          <table:table-cell table:style-name="表13.A1" office:value-type="string">
            <text:p text:style-name="P584"/>
            <text:p text:style-name="P584"># 単純なオブジェクトの生成(デフォルトでは Object クラスのインスタンスとなる)</text:p>
            <text:p text:style-name="P584">set o [new];</text:p>
            <text:p text:style-name="P584"/>
            <text:p text:style-name="P584"># クラスを指定してオブジェクトを生成</text:p>
            <text:p text:style-name="P584"><text:span text:style-name="T27">set o [new foo]</text:span>;</text:p>
            <text:p text:style-name="P584"/>
          </table:table-cell>
        </table:table-row>
      </table:table>
      <text:p text:style-name="P29"/>
      <text:h text:style-name="P689" text:outline-level="2"/>
      <text:h text:style-name="P692"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39">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580">メソッド定義の例:</text:p>
      <table:table table:name="表16" table:style-name="表16">
        <table:table-column table:style-name="表16.A"/>
        <table:table-row table:style-name="表16.1">
          <table:table-cell table:style-name="表16.A1" office:value-type="string">
            <text:p text:style-name="P584"/>
            <text:p text:style-name="P584"># ユーザ定義クラスにメソッドを定義する</text:p>
            <text:p text:style-name="P585">class MyClass;</text:p>
            <text:p text:style-name="P584">MyClass method foo(x) {println $x};</text:p>
            <text:p text:style-name="P584"/>
            <text:p text:style-name="P584"># オブジェクトに対してメソッドを定義する</text:p>
            <text:p text:style-name="P584">set x [new MyClass];</text:p>
            <text:p text:style-name="P584">$x method bar(x) {println $x};</text:p>
            <text:p text:style-name="P584"/>
            <text:p text:style-name="P584"># wrapper 組み込みのクラスに独自のメソッドを定義する</text:p>
            <text:p text:style-name="P584">List method print () {println [self]};</text:p>
            <text:p text:style-name="P584">(a b c) print;<text:tab/># → ”(a b c)”</text:p>
            <text:p text:style-name="P584"/>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580">メソッド呼び出しの例:</text:p>
      <table:table table:name="表17" table:style-name="表17">
        <table:table-column table:style-name="表17.A"/>
        <table:table-row table:style-name="表17.1">
          <table:table-cell table:style-name="表17.A1" office:value-type="string">
            <text:p text:style-name="P584"/>
            <text:p text:style-name="P584"># クラス/メソッドを定義し、オブジェクトを生成</text:p>
            <text:p text:style-name="P584">class MyClass;</text:p>
            <text:p text:style-name="P584">MyClass method foo(x) {println $x};</text:p>
            <text:p text:style-name="P584">set x [new MyClass];</text:p>
            <text:p text:style-name="P584"/>
            <text:p text:style-name="P584"># メソッドの呼び出し</text:p>
            <text:p text:style-name="P584">$x foo ”abc”;<text:tab/><text:tab/># → ”abc”</text:p>
            <text:p text:style-name="P582"/>
          </table:table-cell>
        </table:table-row>
      </table:table>
      <text:p text:style-name="P29"/>
      <text:h text:style-name="P692" text:outline-level="2"><text:bookmark-start text:name="__RefHeading__14412_1559979953"/>4.10 引数<text:bookmark-end text:name="__RefHeading__14412_1559979953"/></text:h>
      <text:p text:style-name="P141">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67">"(" </text:span>と<text:span text:style-name="T267">")"</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580">仮引数と実引数の例:</text:p>
      <table:table table:name="表18" table:style-name="表18">
        <table:table-column table:style-name="表18.A"/>
        <table:table-row table:style-name="表18.1">
          <table:table-cell table:style-name="表18.A1" office:value-type="string">
            <text:p text:style-name="P584"/>
            <text:p text:style-name="P584"># 関数定義における仮引数</text:p>
            <text:p text:style-name="P584">defun foo (x y z) {...};<text:tab/># x, y, z が仮引数</text:p>
            <text:p text:style-name="P584"/>
            <text:p text:style-name="P584"># 関数呼び出しにおける実引数</text:p>
            <text:p text:style-name="P584">foo 1 "abc" (a b c);<text:tab/># 1, ”abc”, (a b c) が実引数</text:p>
            <text:p text:style-name="P584"/>
          </table:table-cell>
        </table:table-row>
      </table:table>
      <text:p text:style-name="P29"/>
      <text:p text:style-name="P29">　<text:span text:style-name="T4">P</text:span>erfumeでの引数の指定の方法にはいくつかのルールがあります。</text:p>
      <text:list xml:id="list214959519" text:style-name="L5">
        <text:list-item>
          <text:p text:style-name="P802">位置引数</text:p>
        </text:list-item>
        <text:list-item>
          <text:p text:style-name="P802">キーワード引数</text:p>
        </text:list-item>
        <text:list-item>
          <text:p text:style-name="P802">スイッチ引数</text:p>
        </text:list-item>
        <text:list-item>
          <text:p text:style-name="P802">可変長引数</text:p>
        </text:list-item>
        <text:list-item>
          <text:p text:style-name="P802">遅延評価引数</text:p>
        </text:list-item>
        <text:list-item>
          <text:p text:style-name="P802">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208">(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580">位置引数の例:</text:p>
      <table:table table:name="表19" table:style-name="表19">
        <table:table-column table:style-name="表19.A"/>
        <table:table-row table:style-name="表19.1">
          <table:table-cell table:style-name="表19.A1" office:value-type="string">
            <text:p text:style-name="P584"/>
            <text:p text:style-name="P584"># 位置引数の定義</text:p>
            <text:p text:style-name="P584">defun foo (x y z) {...};<text:tab/># x, y, z が仮引数</text:p>
            <text:p text:style-name="P584"/>
            <text:p text:style-name="P584"># 位置引数を指定して関数を呼び出す</text:p>
            <text:p text:style-name="P584">foo 1 "abc" (a b c);<text:tab/># 1, "abc", (a b c) が実引数</text:p>
            <text:p text:style-name="P584"/>
          </table:table-cell>
        </table:table-row>
      </table:table>
      <text:p text:style-name="P29"/>
      <text:p text:style-name="P29">上記の例の場合、関数fooが呼び出された際には、<text:span text:style-name="T269">x </text:span>に<text:span text:style-name="T269"> 1</text:span>が、<text:span text:style-name="T269">y </text:span>に<text:span text:style-name="T269"> "abc" </text:span>が、そして、<text:span text:style-name="T269">z </text:span>にリストとして<text:span text:style-name="T269"> (a b c) </text:span>がそれぞれ渡されます。</text:p>
      <text:p text:style-name="P29"/>
      <text:p text:style-name="P41">(2) キーワード引数</text:p>
      <text:p text:style-name="P41">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2">　キーワード引数の定義は、仮引数側の定義は、「<text:span text:style-name="T269">キーワード: シンボル名</text:span>」となります。また呼び出し時の指定は、「<text:span text:style-name="T269">キーワード: 値</text:span>」となります。仮引数側のキーワードと呼び出し側のキーワードが一致した際に、呼び出し時の値がキーワード仮引数のシンボル名に設定されます。</text:p>
      <text:p text:style-name="P41">　呼び出し時にキーワード引数が指定されなかった場合は、関数側のシンボルは設定されません。そのため関数側では、キーワード引数が与えられているかどうかを知るために、</text:p>
      <text:p text:style-name="P43">set? コマンドを使って調べる必要があります。</text:p>
      <text:p text:style-name="P41"/>
      <text:p text:style-name="P210"/>
      <text:p text:style-name="P580">キーワード引数の例:</text:p>
      <table:table table:name="表20" table:style-name="表20">
        <table:table-column table:style-name="表20.A"/>
        <table:table-row table:style-name="表20.1">
          <table:table-cell table:style-name="表20.A1" office:value-type="string">
            <text:p text:style-name="P584"/>
            <text:p text:style-name="P584"># キーワード引数の定義</text:p>
            <text:p text:style-name="P584">defun if (cond then: then-body else: else-body) {...};</text:p>
            <text:p text:style-name="P584"/>
            <text:p text:style-name="P584"># キーワード引数を指定して関数を呼び出す</text:p>
            <text:p text:style-name="P584">if $x then: {set i 0} # then: キーワード引数を指定、else: は未設定</text:p>
            <text:p text:style-name="P584"/>
          </table:table-cell>
        </table:table-row>
      </table:table>
      <text:p text:style-name="P44"/>
      <text:p text:style-name="P44">上記の例は、if コマンドを模擬的に示したものです。関数呼び出しにおいて<text:span text:style-name="T269"> then: </text:span>キーワードを指定した場合、ifコマンドが呼び出された際には、シンボル名<text:span text:style-name="T269"> then-body </text:span>に値（ここでは、<text:span text:style-name="T267">{set i 0} </text:span>）が設定されます。<text:span text:style-name="T267">else: </text:span>キーワードは設定されていないため、<text:span text:style-name="T267">else-body</text:span>シンボルには値は設定されません。また、この例では、仮引数の定義で、第1引数には<text:span text:style-name="T267">cond </text:span>というシンボルが指定されていますが、これは、位置引数とキーワード引数を混在して指定可能であることを示しています。</text:p>
      <text:p text:style-name="P44"/>
      <text:p text:style-name="P44">(3) スイッチ引数</text:p>
      <text:p text:style-name="P44">　スイッチ引数は、キーワード引数の実引数を指定する際の糖衣構文です。キーワード引数の実引数を指定する際に「<text:span text:style-name="T269">: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44"/>
      <text:p text:style-name="P580">スイッチ引数の例:</text:p>
      <table:table table:name="表21" table:style-name="表21">
        <table:table-column table:style-name="表21.A"/>
        <table:table-row table:style-name="表21.1">
          <table:table-cell table:style-name="表21.A1" office:value-type="string">
            <text:p text:style-name="P584"/>
            <text:p text:style-name="P584"># キーワード引数の定義</text:p>
            <text:p text:style-name="P584">defun foo (nocase: case-switch) {...};</text:p>
            <text:p text:style-name="P584"/>
            <text:p text:style-name="P584"># スイッチ引数を指定して関数を呼び出す</text:p>
            <text:p text:style-name="P586">foo :switch;<text:tab/># foo の case-switch には非nilが設定される</text:p>
            <text:p text:style-name="P584">foo;<text:tab/><text:tab/><text:tab/># foo の case-switch には値が設定されない</text:p>
            <text:p text:style-name="P584"/>
          </table:table-cell>
        </table:table-row>
      </table:table>
      <text:p text:style-name="P44"/>
      <text:p text:style-name="P208">(4) 可変長引数</text:p>
      <text:p text:style-name="P51">　位置引数は、仮引数と実引数の数が一致する必要があります。実引数として任意個数の引数を渡したい場合は、キーワードパラメータとして「<text:span text:style-name="T272">args:</text:span><text:span text:style-name="T269"> シンボル名</text:span>」を指定します。このようにすると、位置引数より多い実引数の残りすべては、関数が呼び出された際に<text:span text:style-name="T274">args:</text:span><text:span text:style-name="T267"> </text:span>キーワード引数のシンボル名にリストとして設定されます。</text:p>
      <text:p text:style-name="P28"/>
      <text:p text:style-name="P580">可変長引数の例:</text:p>
      <table:table table:name="表22" table:style-name="表22">
        <table:table-column table:style-name="表22.A"/>
        <table:table-row table:style-name="表22.1">
          <table:table-cell table:style-name="表22.A1" office:value-type="string">
            <text:p text:style-name="P584"/>
            <text:p text:style-name="P584"># 可変長引数を利用した関数の呼び出し</text:p>
            <text:p text:style-name="P584">foo 1 2 3;</text:p>
            <text:p text:style-name="P584"/>
            <text:p text:style-name="P584"># 可変長引数の定義と動作</text:p>
            <text:p text:style-name="P584">defun foo (a args: rest-parameters) {</text:p>
            <text:p text:style-name="P584"><text:s text:c="2"/>println $a;<text:tab/><text:tab/><text:tab/><text:tab/># → 1</text:p>
            <text:p text:style-name="P584"><text:s text:c="2"/>println $rest-parameters<text:tab/><text:tab/># → (2 3)</text:p>
            <text:p text:style-name="P584">};</text:p>
            <text:p text:style-name="P584"/>
          </table:table-cell>
        </table:table-row>
      </table:table>
      <text:p text:style-name="P44"/>
      <text:p text:style-name="P44">　可変長引数と位置引数を同時に指定する際には、実引数の個数は最低限仮引数で定義した個数が必要です。</text:p>
      <text:p text:style-name="P44"/>
      <text:p text:style-name="P44"/>
      <text:p text:style-name="P44"/>
      <text:p text:style-name="P211">(5) 遅延評価引数</text:p>
      <text:p text:style-name="P44">　遅延評価引数は、クロージャブロックの評価を仮引数の参照時まで遅延するための機能です。遅延評価引数を指定するには、関数定義の仮引数シンボル名を「<text:span text:style-name="T269">&amp;シンボル名</text:span>」と記述することにより行います。呼び出し側の実引数は、遅延評価引数に対してクロージャブロックを指定します。</text:p>
      <text:p text:style-name="P44"/>
      <text:p text:style-name="P580">遅延評価引数の例:</text:p>
      <table:table table:name="表23" table:style-name="表23">
        <table:table-column table:style-name="表23.A"/>
        <table:table-row table:style-name="表23.1">
          <table:table-cell table:style-name="表23.A1" office:value-type="string">
            <text:p text:style-name="P584"/>
            <text:p text:style-name="P584"># 遅延評価引数の定義</text:p>
            <text:p text:style-name="P584">defun foo (&amp;a) {</text:p>
            <text:p text:style-name="P584"><text:s text:c="2"/>println $a;<text:tab/># → 1 (初回の参照なのでクロージャ{$i ++}が評価される)</text:p>
            <text:p text:style-name="P584"><text:s text:c="2"/>println $a;<text:tab/># → 1 (2回目以降の参照は、最初の評価結果となる)</text:p>
            <text:p text:style-name="P584">};</text:p>
            <text:p text:style-name="P584"/>
            <text:p text:style-name="P584"># 遅延評価引数を用いた関数の呼び出し</text:p>
            <text:p text:style-name="P584">set i 0;</text:p>
            <text:p text:style-name="P584">foo {$i ++};</text:p>
            <text:p text:style-name="P584"/>
          </table:table-cell>
        </table:table-row>
      </table:table>
      <text:p text:style-name="P44"/>
      <text:p text:style-name="P4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44">　遅延評価引数に対して、実引数としてクロージャブロック以外を渡した場合は、通常の変数の参照と同等になります。</text:p>
      <text:p text:style-name="P44"/>
      <text:p text:style-name="P45">(6) 全引数</text:p>
      <text:p text:style-name="P52">　全引数は、仮引数定義にひとつだけ<text:span text:style-name="T269"> </text:span><text:span text:style-name="T272">"(*)"</text:span><text:span text:style-name="T269"> </text:span>と指定することにより、変数<text:span text:style-name="T269">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44"/>
      <text:p text:style-name="P24"/>
      <text:h text:style-name="P692"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694"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44">　getマクロの記法は、文の中で以下のように記述します;</text:p>
      <text:p text:style-name="P44"/>
      <text:p text:style-name="P46"><text:tab/> <text:span text:style-name="T267">object,val</text:span></text:p>
      <text:p text:style-name="P44"/>
      <text:p text:style-name="P44">このように記述した際、実行時には以下のように置換され、オブジェクトのgetメソッドが呼び出されます。</text:p>
      <text:p text:style-name="P44"/>
      <text:p text:style-name="P46"><text:tab/><text:span text:style-name="T267">[object get val]</text:span></text:p>
      <text:p text:style-name="P44"/>
      <text:p text:style-name="P580">getマクロの例:</text:p>
      <table:table table:name="表24" table:style-name="表24">
        <table:table-column table:style-name="表24.A"/>
        <table:table-row table:style-name="表24.1">
          <table:table-cell table:style-name="表24.A1" office:value-type="string">
            <text:p text:style-name="P584"/>
            <text:p text:style-name="P584"># Hashの生成と要素の代入</text:p>
            <text:p text:style-name="P584">set o [dict];</text:p>
            <text:p text:style-name="P584">$o set "foo" 1;</text:p>
            <text:p text:style-name="P584"/>
            <text:p text:style-name="P584"># 要素の参照(通常の記法)</text:p>
            <text:p text:style-name="P584">println [$o get "foo"];<text:tab/># → 1</text:p>
            <text:p text:style-name="P584"/>
            <text:p text:style-name="P584"># 要素の参照(get マクロによる記法)</text:p>
            <text:p text:style-name="P584">println $o,"foo";<text:tab/><text:tab/># → 1</text:p>
            <text:p text:style-name="P584"/>
          </table:table-cell>
        </table:table-row>
      </table:table>
      <text:p text:style-name="P44"/>
      <text:p text:style-name="P44"/>
      <text:h text:style-name="P790"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44">　initマクロの記法は、文の中で以下のように記述します;</text:p>
      <text:p text:style-name="P44"/>
      <text:p text:style-name="P47"><text:tab/><text:span text:style-name="T267">`class-name </text:span><text:span text:style-name="T275">( </text:span><text:span text:style-name="T267">parameter … </text:span><text:span text:style-name="T275">)</text:span></text:p>
      <text:p text:style-name="P44"/>
      <text:p text:style-name="P44">このように記述した際、実行時には以下のように置換され、クラスのinitメソッドが呼び出されます。</text:p>
      <text:p text:style-name="P44"/>
      <text:p text:style-name="P47"><text:tab/><text:span text:style-name="T267">[new class-name init: (parameter … )]</text:span></text:p>
      <text:h text:style-name="P695" text:outline-level="3"/>
      <text:p text:style-name="P580">initマクロの例:</text:p>
      <table:table table:name="表25" table:style-name="表25">
        <table:table-column table:style-name="表25.A"/>
        <table:table-row table:style-name="表25.1">
          <table:table-cell table:style-name="表25.A1" office:value-type="string">
            <text:p text:style-name="P584"/>
            <text:p text:style-name="P584"># クラス定義</text:p>
            <text:p text:style-name="P584">class Foo;</text:p>
            <text:p text:style-name="P584">Foo method init (a) {....};</text:p>
            <text:p text:style-name="P584"/>
            <text:p text:style-name="P584"># オブジェクトの生成(通常)</text:p>
            <text:p text:style-name="P584">set o [new Foo init: (1)];</text:p>
            <text:p text:style-name="P584"/>
            <text:p text:style-name="P584"># オブジェクトの生成(init マクロによる記法)</text:p>
            <text:p text:style-name="P584">set o `Foo <text:span text:style-name="T240">(</text:span>1<text:span text:style-name="T240">)</text:span>;</text:p>
            <text:p text:style-name="P584"/>
          </table:table-cell>
        </table:table-row>
      </table:table>
      <text:p text:style-name="P44"/>
      <text:h text:style-name="P790" text:outline-level="3"><text:bookmark-start text:name="__RefHeading__14420_1559979953"/>4.11.3 「:」と「\」<text:bookmark-end text:name="__RefHeading__14420_1559979953"/></text:h>
      <text:p text:style-name="P48">　構文を補助するためのマクロとして「<text:span text:style-name="T267">:</text:span>」と「<text:span text:style-name="T267">\</text:span>」があります。置換の動作は以下の通りとなります。</text:p>
      <text:p text:style-name="P48"/>
      <text:p text:style-name="P49"><text:tab/><text:span text:style-name="T267">A : B</text:span><text:tab/><text:tab/><text:span text:style-name="T253">→ </text:span><text:tab/><text:span text:style-name="T267">[A] B</text:span></text:p>
      <text:p text:style-name="P49"><text:tab/><text:span text:style-name="T267">A \ B</text:span><text:tab/><text:tab/><text:span text:style-name="T253">→ </text:span><text:tab/><text:span text:style-name="T267">B [A] </text:span></text:p>
      <text:p text:style-name="P48"/>
      <text:p text:style-name="P50">　特に「<text:span text:style-name="T269">:</text:span>」に関しては、関数の戻り値のオブジェクトに対してさらにメソッドを適用する場合などで <text:span text:style-name="T269">"[" </text:span>と<text:span text:style-name="T269"> "]" </text:span>が多くなる場面では有効です。</text:p>
      <text:p text:style-name="P48"/>
      <text:p text:style-name="P48">　「<text:span text:style-name="T267">:</text:span>」の前後、「<text:span text:style-name="T267">\</text:span>」の前後には必ず空白文字が必要です。</text:p>
      <text:p text:style-name="P48"/>
      <text:p text:style-name="P48">　一つの文に「<text:span text:style-name="T267">:</text:span>」と「<text:span text:style-name="T267">\</text:span>」を混在することも可能ですが、動作が分かりにくくなるためお勧めしません。</text:p>
      <text:p text:style-name="P48"/>
      <text:h text:style-name="P694" text:outline-level="3"><text:bookmark-start text:name="__RefHeading___Toc19461_2135658563"/>4.11.4 「:=」と「::=」<text:bookmark-end text:name="__RefHeading___Toc19461_2135658563"/></text:h>
      <text:p text:style-name="P53">　ローカル変数への代入のためのマクロとして、「<text:span text:style-name="T267">:=</text:span>」と「<text:span text:style-name="T267">::=</text:span>」を用意しました。置換の動作は以下の通りとなります。</text:p>
      <text:p text:style-name="P53"/>
      <text:p text:style-name="P53"><text:tab/><text:span text:style-name="T267">s := val</text:span><text:tab/>→ <text:tab/><text:span text:style-name="T267">set s val</text:span></text:p>
      <text:p text:style-name="P53"><text:tab/><text:span text:style-name="T267">s ::= val</text:span> <text:s/><text:tab/>→ <text:tab/><text:span text:style-name="T267">set s [val]</text:span></text:p>
      <text:p text:style-name="P53"/>
      <text:p text:style-name="P53">　「<text:span text:style-name="T267">:=</text:span>」および「<text:span text:style-name="T267">::=</text:span>」の前後には必ず空白文字が必要です。</text:p>
      <text:p text:style-name="P53"/>
      <text:h text:style-name="P690" text:outline-level="2"/>
      <text:h text:style-name="P692"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278">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78">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267">".prfm"</text:span>」もしくは「クラス名 + <text:span text:style-name="T267">".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687"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99">'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692"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2019482028352">
          <table:table-cell table:style-name="TableBox2019482026720" office:value-type="string">
            <text:p text:style-name="P429">説明</text:p>
          </table:table-cell>
          <table:table-cell table:style-name="TableBox2019482026992" office:value-type="string">
            <text:p text:style-name="P234"/>
            <text:p text:style-name="P234">論理否定を返します。</text:p>
          </table:table-cell>
        </table:table-row>
        <table:table-row table:style-name="TableLine2019482022912">
          <table:table-cell table:style-name="TableBox2019482026720" office:value-type="string">
            <text:p text:style-name="P429">書式</text:p>
          </table:table-cell>
          <table:table-cell table:style-name="TableBox2019482026992" office:value-type="string">
            <text:p text:style-name="P234"/>
            <text:p text:style-name="P234"><text:span text:style-name="T99">! </text:span><text:span text:style-name="T53">val</text:span></text:p>
          </table:table-cell>
        </table:table-row>
        <table:table-row table:style-name="TableLine2019482023184">
          <table:table-cell table:style-name="TableBox2019482026720" office:value-type="string">
            <text:p text:style-name="P429">詳細</text:p>
          </table:table-cell>
          <table:table-cell table:style-name="TableBox2019482026992" office:value-type="string">
            <text:p text:style-name="P234"/>
            <text:p text:style-name="P234"><text:span text:style-name="T53">val</text:span>の値の論理否定を返します。</text:p>
          </table:table-cell>
        </table:table-row>
        <table:table-row table:style-name="TableLine2019482024000">
          <table:table-cell table:style-name="TableBox2019482026720" office:value-type="string">
            <text:p text:style-name="P429">戻り値</text:p>
          </table:table-cell>
          <table:table-cell table:style-name="TableBox2019482026992" office:value-type="string">
            <text:p text:style-name="P234"/>
            <text:p text:style-name="P234"><text:span text:style-name="T53">val</text:span>が非nilの場合はnilを、nilの場合はtを返します。</text:p>
          </table:table-cell>
        </table:table-row>
        <table:table-row table:style-name="TableLine2019482038144">
          <table:table-cell table:style-name="TableBox2019482026720" office:value-type="string">
            <text:p text:style-name="P429">例外</text:p>
          </table:table-cell>
          <table:table-cell table:style-name="TableBox2019482026992" office:value-type="string">
            <text:p text:style-name="P234"/>
            <text:p text:style-name="P234">ErrSyntax: 書式に誤りがあります。</text:p>
          </table:table-cell>
        </table:table-row>
        <table:table-row table:style-name="TableLine2019482027536">
          <table:table-cell table:style-name="TableBox2019482026720" office:value-type="string">
            <text:p text:style-name="P429">使用例</text:p>
          </table:table-cell>
          <table:table-cell table:style-name="TableBox2019482026992" office:value-type="string">
            <text:p text:style-name="P522"/>
            <text:p text:style-name="P522">if {! $a} then: {</text:p>
            <text:p text:style-name="P522"><text:s text:c="2"/># $a is false</text:p>
            <text:p text:style-name="P522">} else: {</text:p>
            <text:p text:style-name="P522"><text:s text:c="2"/># $a is true</text:p>
            <text:p text:style-name="P522">};</text:p>
          </table:table-cell>
        </table:table-row>
      </table:table>
      <text:h text:style-name="P789" text:outline-level="3"><text:bookmark-start text:name="__RefHeading___Toc23671_1636654246"/><text:span text:style-name="T14">accept</text:span><text:span text:style-name="T5">　</text:span><text:bookmark-end text:name="__RefHeading___Toc23671_1636654246"/></text:h>
      <text:p text:style-name="P54"/>
      <table:table table:name="表208" table:style-name="表208">
        <table:table-column table:style-name="表208.A"/>
        <table:table-column table:style-name="表208.B"/>
        <table:table-row table:style-name="TableLine2019482027264">
          <table:table-cell table:style-name="TableBox2019482023456" office:value-type="string">
            <text:p text:style-name="P430">説明</text:p>
          </table:table-cell>
          <table:table-cell table:style-name="TableBox2019482035968" office:value-type="string">
            <text:p text:style-name="P235"/>
            <text:p text:style-name="P235">サーバソケットへの接続要求を受け取ります。</text:p>
          </table:table-cell>
        </table:table-row>
        <table:table-row table:style-name="TableLine2019482028624">
          <table:table-cell table:style-name="TableBox2019482023456" office:value-type="string">
            <text:p text:style-name="P430">書式</text:p>
          </table:table-cell>
          <table:table-cell table:style-name="TableBox2019482035968" office:value-type="string">
            <text:p text:style-name="P235"/>
            <text:p text:style-name="P235">acccept <text:span text:style-name="T72">fd</text:span></text:p>
          </table:table-cell>
        </table:table-row>
        <table:table-row table:style-name="TableLine2019482036512">
          <table:table-cell table:style-name="TableBox2019482023456" office:value-type="string">
            <text:p text:style-name="P430">詳細</text:p>
          </table:table-cell>
          <table:table-cell table:style-name="TableBox2019482035968" office:value-type="string">
            <text:p text:style-name="P235"/>
            <text:p text:style-name="P235"><text:span text:style-name="T72">fd</text:span><text:span text:style-name="T108"> はsocket-serverで作成したファイル記述子です</text:span>。このlistenポートに対して外部のクライアントが行った接続要求を受け付け、通信用のファイル記述子とその他接続元情報を返します。</text:p>
            <text:p text:style-name="P631">なお、<text:span text:style-name="T53">fd</text:span>に対して外部クライアントから接続要求があるかどうかの判断は、selectコマンドにて <text:span text:style-name="T53">fd </text:span><text:span text:style-name="T99">への入力があるかを判定することにより行な</text:span><text:span text:style-name="T109">うことで可能です</text:span><text:span text:style-name="T99">。</text:span></text:p>
          </table:table-cell>
        </table:table-row>
        <table:table-row table:style-name="TableLine2019482028896">
          <table:table-cell table:style-name="TableBox2019482023456" office:value-type="string">
            <text:p text:style-name="P430">戻り値</text:p>
          </table:table-cell>
          <table:table-cell table:style-name="TableBox2019482035968" office:value-type="string">
            <text:p text:style-name="P233"/>
            <text:p text:style-name="P233">accceptの戻り値は、( <text:span text:style-name="T72">client-fd host-address port </text:span><text:span text:style-name="T216">) の形式でクライアント情報が返却されます。</text:span></text:p>
            <text:p text:style-name="P233"><text:span text:style-name="T72">client-fd</text:span><text:span text:style-name="T216"> ... </text:span>外部クライアントとの入出力用ファイル記述子。</text:p>
            <text:p text:style-name="P628"><text:span text:style-name="T53">host-address</text:span> ... 外部クライアントのアドレス情報。32bitのIPv4アドレス（整数値）となります。補助関数<text:span text:style-name="T217">host-address-string によりホスト名のドット表記文字列に変換できます。</text:span></text:p>
            <text:p text:style-name="P233"><text:span text:style-name="T53">port</text:span> ... 接続元ポート。</text:p>
          </table:table-cell>
        </table:table-row>
        <table:table-row table:style-name="TableLine2019482036784">
          <table:table-cell table:style-name="TableBox2019482023456" office:value-type="string">
            <text:p text:style-name="P430">例外</text:p>
          </table:table-cell>
          <table:table-cell table:style-name="TableBox2019482035968" office:value-type="string">
            <text:p text:style-name="P235"/>
            <text:p text:style-name="P235">ErrSyntax: 書式に誤りがあります。</text:p>
            <text:p text:style-name="P650">ErrSysCall: システムコールの呼び出しでエラーが発生しました。エラー詳細はExceptionのエラー文字列を参照のこと。</text:p>
          </table:table-cell>
        </table:table-row>
        <table:table-row table:style-name="TableLine2019482037328">
          <table:table-cell table:style-name="TableBox2019482023456" office:value-type="string">
            <text:p text:style-name="P428">使用例</text:p>
          </table:table-cell>
          <table:table-cell table:style-name="TableBox2019482035968" office:value-type="string">
            <text:p text:style-name="P521"/>
            <text:p text:style-name="P521"><text:span text:style-name="T217">set </text:span>s <text:span text:style-name="T217">[</text:span>socket-server 54321<text:span text:style-name="T217">]</text:span>;</text:p>
            <text:p text:style-name="P521"><text:span text:style-name="T217">set </text:span>(client-fd client-addr client-port) <text:span text:style-name="T217">[</text:span>accept $s<text:span text:style-name="T217">]</text:span>;</text:p>
            <text:p text:style-name="P538">println <text:span text:style-name="T5">"</text:span>Connect from <text:span text:style-name="T5">"</text:span> </text:p>
            <text:p text:style-name="P539"><text:s text:c="4"/>[host-address-string $client-addr];</text:p>
            <text:p text:style-name="P521"><text:span text:style-name="T217">set </text:span>f <text:span text:style-name="T217">[</text:span>new File<text:span text:style-name="T217">]</text:span>;</text:p>
            <text:p text:style-name="P521">$f set! $client-fd mode: io;</text:p>
          </table:table-cell>
        </table:table-row>
      </table:table>
      <text:h text:style-name="P731" text:outline-level="3"/>
      <text:h text:style-name="P789"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2019482036240">
          <table:table-cell table:style-name="TableBox2019482029440" office:value-type="string">
            <text:p text:style-name="P429">説明</text:p>
          </table:table-cell>
          <table:table-cell table:style-name="TableBox2019482024544" office:value-type="string">
            <text:p text:style-name="P234"/>
            <text:p text:style-name="P234">変数の別名を作成します。</text:p>
          </table:table-cell>
        </table:table-row>
        <table:table-row table:style-name="TableLine2019482024816">
          <table:table-cell table:style-name="TableBox2019482029440" office:value-type="string">
            <text:p text:style-name="P429">書式</text:p>
          </table:table-cell>
          <table:table-cell table:style-name="TableBox2019482024544" office:value-type="string">
            <text:p text:style-name="P234"/>
            <text:p text:style-name="P234">alias [ up: <text:span text:style-name="T53">uplevel</text:span> <text:s/>] <text:span text:style-name="T53">orig-var</text:span> <text:s/><text:span text:style-name="T53">new-var</text:span></text:p>
          </table:table-cell>
        </table:table-row>
        <table:table-row table:style-name="TableLine2019482032704">
          <table:table-cell table:style-name="TableBox2019482029440" office:value-type="string">
            <text:p text:style-name="P429">詳細</text:p>
          </table:table-cell>
          <table:table-cell table:style-name="TableBox2019482024544" office:value-type="string">
            <text:p text:style-name="P234"/>
            <text:p text:style-name="P234"><text:span text:style-name="T53">orig-var</text:span>で指定したローカル変数を<text:span text:style-name="T53">new-var</text:span>でも参照できるようにします。</text:p>
            <text:p text:style-name="P234"><text:span text:style-name="T53">orig-var</text:span>は存在しなくても構いません。<text:span text:style-name="T53">new-var</text:span>が設定された時点で、<text:span text:style-name="T53">orig-var</text:span>も生成されます。</text:p>
            <text:p text:style-name="P234">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2019482033248">
          <table:table-cell table:style-name="TableBox2019482029440" office:value-type="string">
            <text:p text:style-name="P429">戻り値</text:p>
          </table:table-cell>
          <table:table-cell table:style-name="TableBox2019482024544" office:value-type="string">
            <text:p text:style-name="P234"/>
            <text:p text:style-name="P234">成功した場合、tを返します。</text:p>
          </table:table-cell>
        </table:table-row>
        <table:table-row table:style-name="TableLine2019482027808">
          <table:table-cell table:style-name="TableBox2019482029440" office:value-type="string">
            <text:p text:style-name="P429">例外</text:p>
          </table:table-cell>
          <table:table-cell table:style-name="TableBox2019482024544" office:value-type="string">
            <text:p text:style-name="P234"/>
            <text:p text:style-name="P234">ErrSyntax: 書式に誤りがあります。</text:p>
            <text:p text:style-name="P234">ErrStackUnderflow: uplevelで指定したスタックが存在しません。</text:p>
            <text:p text:style-name="P234">ErrLinkAlias: すでに別名が存在するか別名参照がループしています。</text:p>
          </table:table-cell>
        </table:table-row>
        <table:table-row table:style-name="TableLine2019482037056">
          <table:table-cell table:style-name="TableBox2019482029440" office:value-type="string">
            <text:p text:style-name="P429">使用例</text:p>
          </table:table-cell>
          <table:table-cell table:style-name="TableBox2019482024544" office:value-type="string">
            <text:p text:style-name="P522"/>
            <text:p text:style-name="P522"># ローカル変数のエイリアスを生成</text:p>
            <text:p text:style-name="P522">set i 0;</text:p>
            <text:p text:style-name="P522">alias i x;</text:p>
            <text:p text:style-name="P522">println $x;<text:tab/><text:tab/># → 0</text:p>
            <text:p text:style-name="P522"/>
            <text:p text:style-name="P522"># シンボル名で引数を与える</text:p>
            <text:p text:style-name="P522">defun foo (s) {</text:p>
            <text:p text:style-name="P522"><text:s text:c="2"/>alias up: 1 $s x;</text:p>
            <text:p text:style-name="P522"><text:s text:c="2"/>println $x;</text:p>
            <text:p text:style-name="P522">};</text:p>
            <text:p text:style-name="P522">set i 1;</text:p>
            <text:p text:style-name="P522">foo i;<text:tab/><text:tab/># → 1</text:p>
          </table:table-cell>
        </table:table-row>
      </table:table>
      <text:p text:style-name="P28"/>
      <text:p text:style-name="P28"/>
      <text:h text:style-name="P789"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2019482021280">
          <table:table-cell table:style-name="TableBox2019482035152" office:value-type="string">
            <text:p text:style-name="P429">説明</text:p>
          </table:table-cell>
          <table:table-cell table:style-name="TableBox2019482029712" office:value-type="string">
            <text:p text:style-name="P234"/>
            <text:p text:style-name="P234">引数の真偽値による論理積を返します。</text:p>
          </table:table-cell>
        </table:table-row>
        <table:table-row table:style-name="TableLine2019482032432">
          <table:table-cell table:style-name="TableBox2019482035152" office:value-type="string">
            <text:p text:style-name="P429">書式</text:p>
          </table:table-cell>
          <table:table-cell table:style-name="TableBox2019482029712" office:value-type="string">
            <text:p text:style-name="P234"/>
            <text:p text:style-name="P234">and <text:span text:style-name="T53">val </text:span>...</text:p>
          </table:table-cell>
        </table:table-row>
        <table:table-row table:style-name="TableLine2019482025088">
          <table:table-cell table:style-name="TableBox2019482035152" office:value-type="string">
            <text:p text:style-name="P429">詳細</text:p>
          </table:table-cell>
          <table:table-cell table:style-name="TableBox2019482029712" office:value-type="string">
            <text:p text:style-name="P234"/>
            <text:p text:style-name="P234"><text:span text:style-name="T53">val</text:span>の値がnilである場合偽と判断します。全ての引数についての真偽値を調べ、それら全ての値の論理積を返します。</text:p>
            <text:p text:style-name="P653">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2019482037600">
          <table:table-cell table:style-name="TableBox2019482035152" office:value-type="string">
            <text:p text:style-name="P429">戻り値</text:p>
          </table:table-cell>
          <table:table-cell table:style-name="TableBox2019482029712" office:value-type="string">
            <text:p text:style-name="P234"/>
            <text:p text:style-name="P234">tまたはnilを返します。</text:p>
          </table:table-cell>
        </table:table-row>
        <table:table-row table:style-name="TableLine2019482033520">
          <table:table-cell table:style-name="TableBox2019482035152" office:value-type="string">
            <text:p text:style-name="P429">例外</text:p>
          </table:table-cell>
          <table:table-cell table:style-name="TableBox2019482029712" office:value-type="string">
            <text:p text:style-name="P234"/>
            <text:p text:style-name="P234">ErrSyntax: 書式に誤りがあります。</text:p>
          </table:table-cell>
        </table:table-row>
        <table:table-row table:style-name="TableLine2019482021552">
          <table:table-cell table:style-name="TableBox2019482035152" office:value-type="string">
            <text:p text:style-name="P429">使用例</text:p>
          </table:table-cell>
          <table:table-cell table:style-name="TableBox2019482029712" office:value-type="string">
            <text:p text:style-name="P542"/>
            <text:p text:style-name="P542">and 0 1 2;<text:tab/><text:tab/># → t</text:p>
            <text:p text:style-name="P542">and 0 1 2 nil;<text:tab/># → nil</text:p>
            <text:p text:style-name="P542">and ();<text:tab/><text:tab/># → t</text:p>
          </table:table-cell>
        </table:table-row>
      </table:table>
      <text:h text:style-name="P789" text:outline-level="3"><text:bookmark-start text:name="__RefHeading___Toc24766_2725568808"/><text:span text:style-name="T21">argspec</text:span><text:span text:style-name="T5">　</text:span><text:bookmark-end text:name="__RefHeading___Toc24766_2725568808"/></text:h>
      <text:p text:style-name="P55"/>
      <table:table table:name="表227" table:style-name="表227">
        <table:table-column table:style-name="表227.A"/>
        <table:table-column table:style-name="表227.B"/>
        <table:table-row table:style-name="TableLine2019482035696">
          <table:table-cell table:style-name="TableBox2019482030256" office:value-type="string">
            <text:p text:style-name="P431">説明</text:p>
          </table:table-cell>
          <table:table-cell table:style-name="TableBox2019482029984" office:value-type="string">
            <text:p text:style-name="P236"/>
            <text:p text:style-name="P236">関数、コマンドの引数定義リストを返します。</text:p>
          </table:table-cell>
        </table:table-row>
        <table:table-row table:style-name="TableLine2019482032976">
          <table:table-cell table:style-name="TableBox2019482030256" office:value-type="string">
            <text:p text:style-name="P431">書式</text:p>
          </table:table-cell>
          <table:table-cell table:style-name="TableBox2019482029984" office:value-type="string">
            <text:p text:style-name="P236"/>
            <text:p text:style-name="P351">argspec <text:span text:style-name="T53">func</text:span></text:p>
          </table:table-cell>
        </table:table-row>
        <table:table-row table:style-name="TableLine2019482033792">
          <table:table-cell table:style-name="TableBox2019482030256" office:value-type="string">
            <text:p text:style-name="P431">詳細</text:p>
          </table:table-cell>
          <table:table-cell table:style-name="TableBox2019482029984" office:value-type="string">
            <text:p text:style-name="P236"/>
            <text:p text:style-name="P236"><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2019482030528">
          <table:table-cell table:style-name="TableBox2019482030256" office:value-type="string">
            <text:p text:style-name="P431">戻り値</text:p>
          </table:table-cell>
          <table:table-cell table:style-name="TableBox2019482029984" office:value-type="string">
            <text:p text:style-name="P236"/>
            <text:p text:style-name="P236">引数リスト。</text:p>
          </table:table-cell>
        </table:table-row>
        <table:table-row table:style-name="TableLine2019482040320">
          <table:table-cell table:style-name="TableBox2019482030256" office:value-type="string">
            <text:p text:style-name="P431">例外</text:p>
          </table:table-cell>
          <table:table-cell table:style-name="TableBox2019482029984" office:value-type="string">
            <text:p text:style-name="P236"/>
            <text:p text:style-name="P236">ErrSyntax: 書式に誤りがあります。</text:p>
          </table:table-cell>
        </table:table-row>
        <table:table-row table:style-name="TableLine2019482048208">
          <table:table-cell table:style-name="TableBox2019482030256" office:value-type="string">
            <text:p text:style-name="P431">使用例</text:p>
          </table:table-cell>
          <table:table-cell table:style-name="TableBox2019482029984" office:value-type="string">
            <text:p text:style-name="P236"/>
            <text:p text:style-name="P632"/>
          </table:table-cell>
        </table:table-row>
      </table:table>
      <text:h text:style-name="P791" text:outline-level="3"><text:bookmark-start text:name="__RefHeading___Toc27924_2297371016"/><text:span text:style-name="T21">atomic</text:span><text:span text:style-name="T5">　</text:span><text:bookmark-end text:name="__RefHeading___Toc27924_2297371016"/></text:h>
      <text:p text:style-name="P145"/>
      <table:table table:name="表258" table:style-name="表258">
        <table:table-column table:style-name="表258.A"/>
        <table:table-column table:style-name="表258.B"/>
        <table:table-row table:style-name="TableLine2019482029168">
          <table:table-cell table:style-name="TableBox2019482042768" office:value-type="string">
            <text:p text:style-name="P514">説明</text:p>
          </table:table-cell>
          <table:table-cell table:style-name="TableBox2019482041136" office:value-type="string">
            <text:p text:style-name="P350"/>
            <text:p text:style-name="P350">指定したクロージャの割込みをブロックします。</text:p>
          </table:table-cell>
        </table:table-row>
        <table:table-row table:style-name="TableLine2019482041952">
          <table:table-cell table:style-name="TableBox2019482042768" office:value-type="string">
            <text:p text:style-name="P514">書式</text:p>
          </table:table-cell>
          <table:table-cell table:style-name="TableBox2019482041136" office:value-type="string">
            <text:p text:style-name="P350"/>
            <text:p text:style-name="P352">atomic { <text:span text:style-name="T53">closure</text:span><text:span text:style-name="T99"> <text:s/>}</text:span></text:p>
          </table:table-cell>
        </table:table-row>
        <table:table-row table:style-name="TableLine2019482048480">
          <table:table-cell table:style-name="TableBox2019482042768" office:value-type="string">
            <text:p text:style-name="P514">詳細</text:p>
          </table:table-cell>
          <table:table-cell table:style-name="TableBox2019482041136" office:value-type="string">
            <text:p text:style-name="P350"/>
            <text:p text:style-name="P350">指定したクロージャ<text:span text:style-name="T53">closure </text:span><text:span text:style-name="T99">をシグナルおよびitimerによる割込みからブロックして実行します。</text:span></text:p>
          </table:table-cell>
        </table:table-row>
        <table:table-row table:style-name="TableLine2019482054464">
          <table:table-cell table:style-name="TableBox2019482042768" office:value-type="string">
            <text:p text:style-name="P514">戻り値</text:p>
          </table:table-cell>
          <table:table-cell table:style-name="TableBox2019482041136" office:value-type="string">
            <text:p text:style-name="P350"/>
            <text:p text:style-name="P350"><text:span text:style-name="T53">closure </text:span>の戻り値が返ります。</text:p>
          </table:table-cell>
        </table:table-row>
        <table:table-row table:style-name="TableLine2019482050112">
          <table:table-cell table:style-name="TableBox2019482042768" office:value-type="string">
            <text:p text:style-name="P514">例外</text:p>
          </table:table-cell>
          <table:table-cell table:style-name="TableBox2019482041136" office:value-type="string">
            <text:p text:style-name="P350"/>
            <text:p text:style-name="P350">ErrSyntax: 書式に誤りがあります。</text:p>
          </table:table-cell>
        </table:table-row>
        <table:table-row table:style-name="TableLine2019482042224">
          <table:table-cell table:style-name="TableBox2019482042768" office:value-type="string">
            <text:p text:style-name="P514">使用例</text:p>
          </table:table-cell>
          <table:table-cell table:style-name="TableBox2019482041136" office:value-type="string">
            <text:p text:style-name="P350"/>
            <text:p text:style-name="P649"/>
          </table:table-cell>
        </table:table-row>
      </table:table>
      <text:h text:style-name="P732" text:outline-level="3"/>
      <text:h text:style-name="P789" text:outline-level="3"><text:bookmark-start text:name="__RefHeading___Toc24466_2166227548"/>awk　<text:bookmark-end text:name="__RefHeading___Toc24466_2166227548"/></text:h>
      <text:p text:style-name="P56"/>
      <table:table table:name="表224" table:style-name="表224">
        <table:table-column table:style-name="表224.A"/>
        <table:table-column table:style-name="表224.B"/>
        <table:table-row table:style-name="TableLine2019482050384">
          <table:table-cell table:style-name="TableBox2019482043312" office:value-type="string">
            <text:p text:style-name="P432">説明</text:p>
          </table:table-cell>
          <table:table-cell table:style-name="TableBox2019482042496" office:value-type="string">
            <text:p text:style-name="P237"/>
            <text:p text:style-name="P237">awkに似た処理を実行します。</text:p>
          </table:table-cell>
        </table:table-row>
        <table:table-row table:style-name="TableLine2019482041408">
          <table:table-cell table:style-name="TableBox2019482043312" office:value-type="string">
            <text:p text:style-name="P432">書式</text:p>
          </table:table-cell>
          <table:table-cell table:style-name="TableBox2019482042496" office:value-type="string">
            <text:p text:style-name="P237"/>
            <text:p text:style-name="P238">awk [ sep: <text:span text:style-name="T53">separator</text:span> ] { <text:span text:style-name="T53">block</text:span> } <text:span text:style-name="T53">file ...</text:span></text:p>
          </table:table-cell>
        </table:table-row>
        <table:table-row table:style-name="TableLine2019482055280">
          <table:table-cell table:style-name="TableBox2019482043312" office:value-type="string">
            <text:p text:style-name="P432">詳細</text:p>
          </table:table-cell>
          <table:table-cell table:style-name="TableBox2019482042496" office:value-type="string">
            <text:p text:style-name="P233"/>
            <text:p text:style-name="P233"><text:span text:style-name="T53">file </text:span><text:span text:style-name="T99">を順番に読み込み、ファイルの各行に対して </text:span><text:span text:style-name="T53">block</text:span><text:span text:style-name="T99"> を実行します。</text:span></text:p>
            <text:p text:style-name="P386"><text:span text:style-name="T53">file</text:span><text:span text:style-name="T99"> がひとつも指定されなかった場合は、標準入力を処理対象とします。</text:span></text:p>
            <text:p text:style-name="P233"><text:span text:style-name="T53">separator</text:span><text:span text:style-name="T99"> 文字が指定されていればその文字にて行を分割します。指定されていない場合は、空白文字で分割します。</text:span></text:p>
            <text:p text:style-name="P233">分割された行は先頭から順にローカル変数$1、$2、$3 ... へ設定されます。</text:p>
            <text:p text:style-name="P233">$0へは読み込んだ行全体が設定されます。</text:p>
            <text:p text:style-name="P233"><text:span text:style-name="T53">block </text:span><text:span text:style-name="T99">内</text:span>ではその他に以下の変数が使えます。</text:p>
            <text:p text:style-name="P233">@FILENAME ... 処理中のファイル名</text:p>
            <text:p text:style-name="P233">@NR ... 現在のレコード番号（1から開始）</text:p>
            <text:p text:style-name="P233">@NF ... 入力レコードが分割された後のフィールド数</text:p>
          </table:table-cell>
        </table:table-row>
        <table:table-row table:style-name="TableLine2019482048752">
          <table:table-cell table:style-name="TableBox2019482043312" office:value-type="string">
            <text:p text:style-name="P432">戻り値</text:p>
          </table:table-cell>
          <table:table-cell table:style-name="TableBox2019482042496" office:value-type="string">
            <text:p text:style-name="P237"/>
            <text:p text:style-name="P237">最後に実行した<text:span text:style-name="T53">block</text:span>の結果が返ります。</text:p>
          </table:table-cell>
        </table:table-row>
        <table:table-row table:style-name="TableLine2019482053104">
          <table:table-cell table:style-name="TableBox2019482043312" office:value-type="string">
            <text:p text:style-name="P432">例外</text:p>
          </table:table-cell>
          <table:table-cell table:style-name="TableBox2019482042496" office:value-type="string">
            <text:p text:style-name="P237"/>
            <text:p text:style-name="P237">ErrSyntax: 書式に誤りがあります。</text:p>
          </table:table-cell>
        </table:table-row>
        <table:table-row table:style-name="TableLine2019482040048">
          <table:table-cell table:style-name="TableBox2019482043312" office:value-type="string">
            <text:p text:style-name="P432">使用例</text:p>
          </table:table-cell>
          <table:table-cell table:style-name="TableBox2019482042496" office:value-type="string">
            <text:p text:style-name="P523"/>
            <text:p text:style-name="P534"># ユーザidをユーザ名にマップする辞書を作成する</text:p>
            <text:p text:style-name="P534">User ::= dict;</text:p>
            <text:p text:style-name="P673">awk sep: ":" {$User set $3 $1} "/etc/passwd";</text:p>
          </table:table-cell>
        </table:table-row>
      </table:table>
      <text:h text:style-name="P764" text:outline-level="3"/>
      <text:h text:style-name="P789"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2019482053376">
          <table:table-cell table:style-name="TableBox2019482043856" office:value-type="string">
            <text:p text:style-name="P429">説明</text:p>
          </table:table-cell>
          <table:table-cell table:style-name="TableBox2019482041680" office:value-type="string">
            <text:p text:style-name="P234"/>
            <text:p text:style-name="P234">ローカル変数のスコープを制限します。</text:p>
          </table:table-cell>
        </table:table-row>
        <table:table-row table:style-name="TableLine2019482053648">
          <table:table-cell table:style-name="TableBox2019482043856" office:value-type="string">
            <text:p text:style-name="P429">書式</text:p>
          </table:table-cell>
          <table:table-cell table:style-name="TableBox2019482041680" office:value-type="string">
            <text:p text:style-name="P234"/>
            <text:p text:style-name="P234">begin { <text:span text:style-name="T53">block</text:span> <text:span text:style-name="T99"><text:s/>} <text:s/>[ local: </text:span><text:span text:style-name="T53">dict</text:span><text:span text:style-name="T99"> ] [ :rebase ]</text:span></text:p>
          </table:table-cell>
        </table:table-row>
        <table:table-row table:style-name="TableLine2019482049024">
          <table:table-cell table:style-name="TableBox2019482043856" office:value-type="string">
            <text:p text:style-name="P429">詳細</text:p>
          </table:table-cell>
          <table:table-cell table:style-name="TableBox2019482041680" office:value-type="string">
            <text:p text:style-name="P234"/>
            <text:p text:style-name="P234"><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234">:rebaseを指定した場合には、<text:span text:style-name="T53">block</text:span>が持つクロージャの環境も制限され、上位スコープのローカル環境へのアクセスができなくなります。</text:p>
            <text:p text:style-name="P234">beginの実行中は新たに関数スタックを消費します。</text:p>
            <text:p text:style-name="P234">begin以下のブロックでは、元のスコープからバインド変数を受け取ることが可能です。</text:p>
          </table:table-cell>
        </table:table-row>
        <table:table-row table:style-name="TableLine2019482049296">
          <table:table-cell table:style-name="TableBox2019482043856" office:value-type="string">
            <text:p text:style-name="P429">戻り値</text:p>
          </table:table-cell>
          <table:table-cell table:style-name="TableBox2019482041680" office:value-type="string">
            <text:p text:style-name="P234"/>
            <text:p text:style-name="P234"><text:span text:style-name="T53">block</text:span>の値が返ります。</text:p>
          </table:table-cell>
        </table:table-row>
        <table:table-row table:style-name="TableLine2019482054736">
          <table:table-cell table:style-name="TableBox2019482043856" office:value-type="string">
            <text:p text:style-name="P429">例外</text:p>
          </table:table-cell>
          <table:table-cell table:style-name="TableBox2019482041680" office:value-type="string">
            <text:p text:style-name="P234"/>
            <text:p text:style-name="P234">ErrSyntax: 書式に誤りがあります。</text:p>
          </table:table-cell>
        </table:table-row>
        <table:table-row table:style-name="TableLine2019482045488">
          <table:table-cell table:style-name="TableBox2019482043856" office:value-type="string">
            <text:p text:style-name="P429">使用例</text:p>
          </table:table-cell>
          <table:table-cell table:style-name="TableBox2019482041680" office:value-type="string">
            <text:p text:style-name="P522"/>
            <text:p text:style-name="P522"># 独立したローカル変数</text:p>
            <text:p text:style-name="P522">begin {set i 1};</text:p>
            <text:p text:style-name="P522">println $i;<text:tab/><text:tab/># <text:span text:style-name="T231">→</text:span> ErrNoSuchVariable</text:p>
            <text:p text:style-name="P522"># クロージャ変数の書き換え</text:p>
            <text:p text:style-name="P522">set i 1;</text:p>
            <text:p text:style-name="P522">begin {set i 2};</text:p>
            <text:p text:style-name="P522">println $i;<text:tab/><text:tab/># <text:span text:style-name="T231">→</text:span> 2</text:p>
            <text:p text:style-name="P522"># クロージャ変数も抑止</text:p>
            <text:p text:style-name="P522">set i 1;</text:p>
            <text:p text:style-name="P522">begin {set i 2} :rebase;</text:p>
            <text:p text:style-name="P522">println $i;<text:tab/><text:tab/># <text:span text:style-name="T231">→</text:span> 1</text:p>
            <text:p text:style-name="P522"># バインド変数を<text:span text:style-name="T289">beginブロックの中で</text:span>受け取る</text:p>
            <text:p text:style-name="P522">set x 1;</text:p>
            <text:p text:style-name="P533">yield {begin {| x | println $x}} 100;</text:p>
            <text:p text:style-name="P522"><text:tab/><text:tab/><text:tab/># <text:span text:style-name="T231">→</text:span> 100</text:p>
            <text:p text:style-name="P522">println $x;<text:tab/><text:tab/># <text:span text:style-name="T231">→</text:span> 1</text:p>
          </table:table-cell>
        </table:table-row>
      </table:table>
      <text:h text:style-name="P789" text:outline-level="3"><text:bookmark-start text:name="__RefHeading__14352_1847744091"/>block? <text:s/>/ closure?　<text:bookmark-end text:name="__RefHeading__14352_1847744091"/></text:h>
      <text:p text:style-name="P57"/>
      <table:table table:name="Table26" table:style-name="Table26">
        <table:table-column table:style-name="Table26.A"/>
        <table:table-column table:style-name="Table26.B"/>
        <table:table-row table:style-name="TableLine2019482043040">
          <table:table-cell table:style-name="TableBox2019482055008" office:value-type="string">
            <text:p text:style-name="P433">説明</text:p>
          </table:table-cell>
          <table:table-cell table:style-name="TableBox2019482055552" office:value-type="string">
            <text:p text:style-name="P239"/>
            <text:p text:style-name="P239">ブロック（クロージャ）であれば真を返します。</text:p>
          </table:table-cell>
        </table:table-row>
        <table:table-row table:style-name="TableLine2019482040592">
          <table:table-cell table:style-name="TableBox2019482055008" office:value-type="string">
            <text:p text:style-name="P433">書式</text:p>
          </table:table-cell>
          <table:table-cell table:style-name="TableBox2019482055552" office:value-type="string">
            <text:p text:style-name="P239"/>
            <text:p text:style-name="P224"><text:span text:style-name="T255">block? <text:s/></text:span><text:span text:style-name="T263"><text:s/>va</text:span><text:span text:style-name="T36">l</text:span><text:span text:style-name="T263"> </text:span></text:p>
            <text:p text:style-name="P224"><text:span text:style-name="T255">closure? <text:s/></text:span><text:span text:style-name="T263"><text:s/>va</text:span><text:span text:style-name="T36">l</text:span></text:p>
            <text:p text:style-name="P405">※closure? は block? のシノニムです。</text:p>
            <text:p text:style-name="P424"><text:s/></text:p>
          </table:table-cell>
        </table:table-row>
        <table:table-row table:style-name="TableLine2019482049568">
          <table:table-cell table:style-name="TableBox2019482055008" office:value-type="string">
            <text:p text:style-name="P433">詳細</text:p>
          </table:table-cell>
          <table:table-cell table:style-name="TableBox2019482055552" office:value-type="string">
            <text:p text:style-name="P239"/>
            <text:p text:style-name="P224"><text:span text:style-name="T263">va</text:span><text:span text:style-name="T36">l</text:span><text:span text:style-name="T255">がブロック（クロージャ）データであれば真を返します。</text:span></text:p>
          </table:table-cell>
        </table:table-row>
        <table:table-row table:style-name="TableLine2019482046032">
          <table:table-cell table:style-name="TableBox2019482055008" office:value-type="string">
            <text:p text:style-name="P433">戻り値</text:p>
          </table:table-cell>
          <table:table-cell table:style-name="TableBox2019482055552" office:value-type="string">
            <text:p text:style-name="P239"/>
            <text:p text:style-name="P224"><text:span text:style-name="T263">va</text:span><text:span text:style-name="T36">l</text:span><text:span text:style-name="T255">がブロック（クロージャ）データであれば真を返します。</text:span></text:p>
          </table:table-cell>
        </table:table-row>
        <table:table-row table:style-name="TableLine2019482044400">
          <table:table-cell table:style-name="TableBox2019482055008" office:value-type="string">
            <text:p text:style-name="P433">例外</text:p>
          </table:table-cell>
          <table:table-cell table:style-name="TableBox2019482055552" office:value-type="string">
            <text:p text:style-name="P239"/>
            <text:p text:style-name="P239">ErrSyntax: 書式に誤りがあります。</text:p>
          </table:table-cell>
        </table:table-row>
        <table:table-row table:style-name="TableLine2019482044128">
          <table:table-cell table:style-name="TableBox2019482055008" office:value-type="string">
            <text:p text:style-name="P433">使用例</text:p>
          </table:table-cell>
          <table:table-cell table:style-name="TableBox2019482055552" office:value-type="string">
            <text:p text:style-name="P239"/>
            <text:p text:style-name="P239"/>
          </table:table-cell>
        </table:table-row>
      </table:table>
      <text:h text:style-name="P789" text:outline-level="3"><text:bookmark-start text:name="__RefHeading___Toc26165_3550414430"/><text:span text:style-name="T244">bool</text:span>?　<text:bookmark-end text:name="__RefHeading___Toc26165_3550414430"/></text:h>
      <text:p text:style-name="P58"/>
      <table:table table:name="表238" table:style-name="表238">
        <table:table-column table:style-name="表238.A"/>
        <table:table-column table:style-name="表238.B"/>
        <table:table-row table:style-name="TableLine2019482044672">
          <table:table-cell table:style-name="TableBox2019482044944" office:value-type="string">
            <text:p text:style-name="P434">説明</text:p>
          </table:table-cell>
          <table:table-cell table:style-name="TableBox2019482040864" office:value-type="string">
            <text:p text:style-name="P240"/>
            <text:p text:style-name="P240"><text:span text:style-name="T244">Bool型</text:span>であれば真を返します。</text:p>
          </table:table-cell>
        </table:table-row>
        <table:table-row table:style-name="TableLine2019482050928">
          <table:table-cell table:style-name="TableBox2019482044944" office:value-type="string">
            <text:p text:style-name="P434">書式</text:p>
          </table:table-cell>
          <table:table-cell table:style-name="TableBox2019482040864" office:value-type="string">
            <text:p text:style-name="P240"/>
            <text:p text:style-name="P225"><text:span text:style-name="T255">bool? <text:s/></text:span><text:span text:style-name="T263"><text:s/>va</text:span><text:span text:style-name="T36">l</text:span><text:span text:style-name="T263"> <text:s/></text:span></text:p>
          </table:table-cell>
        </table:table-row>
        <table:table-row table:style-name="TableLine2019482038416">
          <table:table-cell table:style-name="TableBox2019482044944" office:value-type="string">
            <text:p text:style-name="P434">詳細</text:p>
          </table:table-cell>
          <table:table-cell table:style-name="TableBox2019482040864" office:value-type="string">
            <text:p text:style-name="P240"/>
            <text:p text:style-name="P225"><text:span text:style-name="T263">va</text:span><text:span text:style-name="T36">l</text:span><text:span text:style-name="T255">がBool型データであれば真を返します。</text:span></text:p>
          </table:table-cell>
        </table:table-row>
        <table:table-row table:style-name="TableLine2019482053920">
          <table:table-cell table:style-name="TableBox2019482044944" office:value-type="string">
            <text:p text:style-name="P434">戻り値</text:p>
          </table:table-cell>
          <table:table-cell table:style-name="TableBox2019482040864" office:value-type="string">
            <text:p text:style-name="P240"/>
            <text:p text:style-name="P225"><text:span text:style-name="T263">va</text:span><text:span text:style-name="T36">l</text:span><text:span text:style-name="T255">がBool型データであれば真を返します。</text:span></text:p>
          </table:table-cell>
        </table:table-row>
        <table:table-row table:style-name="TableLine2019482046304">
          <table:table-cell table:style-name="TableBox2019482044944" office:value-type="string">
            <text:p text:style-name="P434">例外</text:p>
          </table:table-cell>
          <table:table-cell table:style-name="TableBox2019482040864" office:value-type="string">
            <text:p text:style-name="P240"/>
            <text:p text:style-name="P240">ErrSyntax: 書式に誤りがあります。</text:p>
          </table:table-cell>
        </table:table-row>
        <table:table-row table:style-name="TableLine2019482046848">
          <table:table-cell table:style-name="TableBox2019482044944" office:value-type="string">
            <text:p text:style-name="P434">使用例</text:p>
          </table:table-cell>
          <table:table-cell table:style-name="TableBox2019482040864" office:value-type="string">
            <text:p text:style-name="P240"/>
            <text:p text:style-name="P240"/>
          </table:table-cell>
        </table:table-row>
      </table:table>
      <text:h text:style-name="P751" text:outline-level="3"/>
      <text:h text:style-name="P789"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2019482046576">
          <table:table-cell table:style-name="TableBox2019482047120" office:value-type="string">
            <text:p text:style-name="P429">説明</text:p>
          </table:table-cell>
          <table:table-cell table:style-name="TableBox2019482051472" office:value-type="string">
            <text:p text:style-name="P234"/>
            <text:p text:style-name="P234">イテレータを脱出します。</text:p>
          </table:table-cell>
        </table:table-row>
        <table:table-row table:style-name="TableLine2019482052832">
          <table:table-cell table:style-name="TableBox2019482047120" office:value-type="string">
            <text:p text:style-name="P429">書式</text:p>
          </table:table-cell>
          <table:table-cell table:style-name="TableBox2019482051472" office:value-type="string">
            <text:p text:style-name="P234"/>
            <text:p text:style-name="P234">break [ <text:span text:style-name="T53">val</text:span> ]</text:p>
          </table:table-cell>
        </table:table-row>
        <table:table-row table:style-name="TableLine2019482047664">
          <table:table-cell table:style-name="TableBox2019482047120" office:value-type="string">
            <text:p text:style-name="P429">詳細</text:p>
          </table:table-cell>
          <table:table-cell table:style-name="TableBox2019482051472" office:value-type="string">
            <text:p text:style-name="P234"/>
            <text:p text:style-name="P234">イテレータを脱出します。<text:span text:style-name="T53">val</text:span>を指定した際には、そのイテレータコマンドの戻り値となります。</text:p>
            <text:p text:style-name="P234">breakが有効なコマンドおよびメソッドは次の通りです: </text:p>
            <text:p text:style-name="P234">while / try / cond / Integer::each / Integer::list / List::each / Vector::each</text:p>
          </table:table-cell>
        </table:table-row>
        <table:table-row table:style-name="TableLine2019482047936">
          <table:table-cell table:style-name="TableBox2019482047120" office:value-type="string">
            <text:p text:style-name="P429">戻り値</text:p>
          </table:table-cell>
          <table:table-cell table:style-name="TableBox2019482051472" office:value-type="string">
            <text:p text:style-name="P234"/>
            <text:p text:style-name="P234">制御が呼び出し元に戻るため、break自身の戻り値はありません。</text:p>
          </table:table-cell>
        </table:table-row>
        <table:table-row table:style-name="TableLine2019482051744">
          <table:table-cell table:style-name="TableBox2019482047120" office:value-type="string">
            <text:p text:style-name="P429">例外</text:p>
          </table:table-cell>
          <table:table-cell table:style-name="TableBox2019482051472" office:value-type="string">
            <text:p text:style-name="P234"/>
            <text:p text:style-name="P234">ErrSyntax: 書式に誤りがあります。</text:p>
          </table:table-cell>
        </table:table-row>
        <table:table-row table:style-name="TableLine2019482052016">
          <table:table-cell table:style-name="TableBox2019482047120" office:value-type="string">
            <text:p text:style-name="P429">使用例</text:p>
          </table:table-cell>
          <table:table-cell table:style-name="TableBox2019482051472" office:value-type="string">
            <text:p text:style-name="P535"/>
            <text:p text:style-name="P535">set i 0;</text:p>
            <text:p text:style-name="P535">while {true} do: {</text:p>
            <text:p text:style-name="P535"><text:s text:c="2"/>if {$i &gt; 10} then: {break};</text:p>
            <text:p text:style-name="P535"><text:s text:c="2"/>$i ++;</text:p>
            <text:p text:style-name="P535">};</text:p>
          </table:table-cell>
        </table:table-row>
      </table:table>
      <text:h text:style-name="P789" text:outline-level="3"><text:bookmark-start text:name="__RefHeading___Toc26735_3550414430"/>bulk　<text:bookmark-end text:name="__RefHeading___Toc26735_3550414430"/></text:h>
      <text:p text:style-name="P59"/>
      <table:table table:name="表245" table:style-name="表245">
        <table:table-column table:style-name="表245.A"/>
        <table:table-column table:style-name="表245.B"/>
        <table:table-row table:style-name="TableLine2019482047392">
          <table:table-cell table:style-name="TableBox2019482052560" office:value-type="string">
            <text:p text:style-name="P435">説明</text:p>
          </table:table-cell>
          <table:table-cell table:style-name="TableBox2019482038688" office:value-type="string">
            <text:p text:style-name="P241"/>
            <text:p text:style-name="P241"><text:span text:style-name="T244">Bulkデータ型のオブジェクトを</text:span>返します。</text:p>
          </table:table-cell>
        </table:table-row>
        <table:table-row table:style-name="TableLine2019482038960">
          <table:table-cell table:style-name="TableBox2019482052560" office:value-type="string">
            <text:p text:style-name="P435">書式</text:p>
          </table:table-cell>
          <table:table-cell table:style-name="TableBox2019482038688" office:value-type="string">
            <text:p text:style-name="P241"/>
            <text:p text:style-name="P406">bulk</text:p>
          </table:table-cell>
        </table:table-row>
        <table:table-row table:style-name="TableLine2019482039232">
          <table:table-cell table:style-name="TableBox2019482052560" office:value-type="string">
            <text:p text:style-name="P435">詳細</text:p>
          </table:table-cell>
          <table:table-cell table:style-name="TableBox2019482038688" office:value-type="string">
            <text:p text:style-name="P425"/>
            <text:p text:style-name="P407"><text:span text:style-name="T244">Bulkデータ型のオブジェクトを生成し</text:span>返します。</text:p>
          </table:table-cell>
        </table:table-row>
        <table:table-row table:style-name="TableLine2019482039504">
          <table:table-cell table:style-name="TableBox2019482052560" office:value-type="string">
            <text:p text:style-name="P435">戻り値</text:p>
          </table:table-cell>
          <table:table-cell table:style-name="TableBox2019482038688" office:value-type="string">
            <text:p text:style-name="P241"/>
            <text:p text:style-name="P241">Bulkデータ型のオブジェクトを返します。</text:p>
          </table:table-cell>
        </table:table-row>
        <table:table-row table:style-name="TableLine2019482039776">
          <table:table-cell table:style-name="TableBox2019482052560" office:value-type="string">
            <text:p text:style-name="P435">例外</text:p>
          </table:table-cell>
          <table:table-cell table:style-name="TableBox2019482038688" office:value-type="string">
            <text:p text:style-name="P241"/>
            <text:p text:style-name="P241">ErrSyntax: 書式に誤りがあります。</text:p>
          </table:table-cell>
        </table:table-row>
        <table:table-row table:style-name="TableLine2019482067248">
          <table:table-cell table:style-name="TableBox2019482052560" office:value-type="string">
            <text:p text:style-name="P435">使用例</text:p>
          </table:table-cell>
          <table:table-cell table:style-name="TableBox2019482038688" office:value-type="string">
            <text:p text:style-name="P241"/>
            <text:p text:style-name="P241"/>
          </table:table-cell>
        </table:table-row>
      </table:table>
      <text:h text:style-name="P752" text:outline-level="3"/>
      <text:h text:style-name="P789"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2019482054192">
          <table:table-cell table:style-name="TableBox2019482068336" office:value-type="string">
            <text:p text:style-name="P429">説明</text:p>
          </table:table-cell>
          <table:table-cell table:style-name="TableBox2019482058544" office:value-type="string">
            <text:p text:style-name="P234"/>
            <text:p text:style-name="P234">関数またはメソッドを呼び出します。</text:p>
          </table:table-cell>
        </table:table-row>
        <table:table-row table:style-name="TableLine2019482068064">
          <table:table-cell table:style-name="TableBox2019482068336" office:value-type="string">
            <text:p text:style-name="P429">書式</text:p>
          </table:table-cell>
          <table:table-cell table:style-name="TableBox2019482058544" office:value-type="string">
            <text:p text:style-name="P234"/>
            <text:p text:style-name="P234">call <text:span text:style-name="T53">fun</text:span> ( <text:span text:style-name="T53">val</text:span> ... )</text:p>
            <text:p text:style-name="P234">call <text:span text:style-name="T53">objec</text:span><text:span text:style-name="T66">t</text:span> ( <text:span text:style-name="T53">method</text:span> <text:span text:style-name="T53">val</text:span> ... )</text:p>
          </table:table-cell>
        </table:table-row>
        <table:table-row table:style-name="TableLine2019482070784">
          <table:table-cell table:style-name="TableBox2019482068336" office:value-type="string">
            <text:p text:style-name="P429">詳細</text:p>
          </table:table-cell>
          <table:table-cell table:style-name="TableBox2019482058544" office:value-type="string">
            <text:p text:style-name="P234"/>
            <text:p text:style-name="P234">1番目の書式では、関数funを呼び出します。関数の引数は、1引数のリストで指定します。</text:p>
            <text:p text:style-name="P234">2番目の書式では、<text:span text:style-name="T53">object</text:span>の<text:span text:style-name="T53">method</text:span>を呼び出します。</text:p>
            <text:p text:style-name="P234">スクリプトの中で、引数を組み立てて関数を呼び出す際に使用します。</text:p>
          </table:table-cell>
        </table:table-row>
        <table:table-row table:style-name="TableLine2019482066704">
          <table:table-cell table:style-name="TableBox2019482068336" office:value-type="string">
            <text:p text:style-name="P429">戻り値</text:p>
          </table:table-cell>
          <table:table-cell table:style-name="TableBox2019482058544" office:value-type="string">
            <text:p text:style-name="P234"/>
            <text:p text:style-name="P234">関数の戻り値を返します。</text:p>
          </table:table-cell>
        </table:table-row>
        <table:table-row table:style-name="TableLine2019482072688">
          <table:table-cell table:style-name="TableBox2019482068336" office:value-type="string">
            <text:p text:style-name="P429">例外</text:p>
          </table:table-cell>
          <table:table-cell table:style-name="TableBox2019482058544" office:value-type="string">
            <text:p text:style-name="P234"/>
            <text:p text:style-name="P234">ErrSyntax: 書式に誤りがあります。</text:p>
            <text:p text:style-name="P234">呼び出された<text:span text:style-name="T53">fun</text:span>で例外が発生した際には、その例外が返されます。</text:p>
          </table:table-cell>
        </table:table-row>
        <table:table-row table:style-name="TableLine2019482062352">
          <table:table-cell table:style-name="TableBox2019482068336" office:value-type="string">
            <text:p text:style-name="P429">使用例</text:p>
          </table:table-cell>
          <table:table-cell table:style-name="TableBox2019482058544" office:value-type="string">
            <text:p text:style-name="P542"/>
            <text:p text:style-name="P542">defun foo (x y z) {# do-something};</text:p>
            <text:p text:style-name="P542">set l ();</text:p>
            <text:p text:style-name="P542">$l <text:span text:style-name="T176">append!</text:span> 1;</text:p>
            <text:p text:style-name="P542">$l <text:span text:style-name="T176">append!</text:span> 2;</text:p>
            <text:p text:style-name="P542">$l <text:span text:style-name="T176">append!</text:span> 3;</text:p>
            <text:p text:style-name="P542">call foo $l;<text:tab/># same as: foo 1 2 3;</text:p>
          </table:table-cell>
        </table:table-row>
      </table:table>
      <text:h text:style-name="P695" text:outline-level="3"/>
      <text:h text:style-name="P789"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2019482067792">
          <table:table-cell table:style-name="TableBox2019482060720" office:value-type="string">
            <text:p text:style-name="P429">説明</text:p>
          </table:table-cell>
          <table:table-cell table:style-name="TableBox2019482062624" office:value-type="string">
            <text:p text:style-name="P234"/>
            <text:p text:style-name="P234">値により処理ブロックを選択します。</text:p>
          </table:table-cell>
        </table:table-row>
        <table:table-row table:style-name="TableLine2019482069968">
          <table:table-cell table:style-name="TableBox2019482060720" office:value-type="string">
            <text:p text:style-name="P429">書式</text:p>
          </table:table-cell>
          <table:table-cell table:style-name="TableBox2019482062624" office:value-type="string">
            <text:p text:style-name="P234"/>
            <text:p text:style-name="P343">case <text:span text:style-name="T53">val pat</text:span><text:span text:style-name="T125">1</text:span> { <text:span text:style-name="T53">body</text:span><text:span text:style-name="T125">1</text:span> } <text:span text:style-name="T287">| </text:span><text:span text:style-name="T91">val</text:span><text:span text:style-name="T126">1</text:span></text:p>
            <text:p text:style-name="P343"><text:tab/>[ <text:span text:style-name="T53">pat</text:span><text:span text:style-name="T125">2</text:span> { <text:span text:style-name="T53">body</text:span><text:span text:style-name="T125">2</text:span> } <text:span text:style-name="T287">| </text:span><text:span text:style-name="T91">val</text:span><text:span text:style-name="T126">2</text:span></text:p>
            <text:p text:style-name="P343"><text:tab/> <text:s text:c="2"/>... </text:p>
            <text:p text:style-name="P343"><text:span text:style-name="T53"><text:tab/> <text:s/>pat</text:span><text:span text:style-name="T126">n</text:span> { <text:span text:style-name="T53">body</text:span><text:span text:style-name="T126">n</text:span> } <text:span text:style-name="T287">| </text:span><text:span text:style-name="T91">val</text:span><text:span text:style-name="T126">n</text:span><text:span text:style-name="T287"> </text:span>]</text:p>
            <text:p text:style-name="P343"><text:tab/>[ <text:span text:style-name="T237">default:</text:span> { <text:span text:style-name="T53">default-body</text:span> } <text:span text:style-name="T287">| </text:span><text:span text:style-name="T91">default-val</text:span> <text:s/>]</text:p>
          </table:table-cell>
        </table:table-row>
        <table:table-row table:style-name="TableLine2019482062896">
          <table:table-cell table:style-name="TableBox2019482060720" office:value-type="string">
            <text:p text:style-name="P429">詳細</text:p>
          </table:table-cell>
          <table:table-cell table:style-name="TableBox2019482062624" office:value-type="string">
            <text:p text:style-name="P234"/>
            <text:p text:style-name="P234"><text:span text:style-name="T53">val</text:span>で与えられたデータの文字列表現が、<text:span text:style-name="T53">pat</text:span><text:span text:style-name="T125">1 </text:span><text:span text:style-name="T53">, pat</text:span><text:span text:style-name="T125">2</text:span><text:span text:style-name="T53"> ...</text:span> の文字列表現に完全一致した場合、次の引数の処理ブロックを実行または値を選択します。</text:p>
            <text:p text:style-name="P344">マッチするパターンが無い場合、<text:span text:style-name="T237">default:</text:span> が定義されていれば <text:span text:style-name="T53">default-body</text:span>を実行または <text:span text:style-name="T53">defau-val </text:span>を選択します。</text:p>
            <text:p text:style-name="P234"><text:span text:style-name="T27">注意</text:span>: caseコマンドのブロック中では、制御コマンドはそのまま呼び出し元へ返されます。</text:p>
          </table:table-cell>
        </table:table-row>
        <table:table-row table:style-name="TableLine2019482063712">
          <table:table-cell table:style-name="TableBox2019482060720" office:value-type="string">
            <text:p text:style-name="P429">戻り値</text:p>
          </table:table-cell>
          <table:table-cell table:style-name="TableBox2019482062624" office:value-type="string">
            <text:p text:style-name="P234"/>
            <text:p text:style-name="P234">実行された処理ブロックの値となります。</text:p>
          </table:table-cell>
        </table:table-row>
        <table:table-row table:style-name="TableLine2019482058272">
          <table:table-cell table:style-name="TableBox2019482060720" office:value-type="string">
            <text:p text:style-name="P429">例外</text:p>
          </table:table-cell>
          <table:table-cell table:style-name="TableBox2019482062624" office:value-type="string">
            <text:p text:style-name="P234"/>
            <text:p text:style-name="P234">ErrSyntax: 書式に誤りがあります。</text:p>
          </table:table-cell>
        </table:table-row>
        <table:table-row table:style-name="TableLine2019482064256">
          <table:table-cell table:style-name="TableBox2019482060720" office:value-type="string">
            <text:p text:style-name="P429">使用例</text:p>
          </table:table-cell>
          <table:table-cell table:style-name="TableBox2019482062624" office:value-type="string">
            <text:p text:style-name="P522"/>
            <text:p text:style-name="P522">case $i</text:p>
            <text:p text:style-name="P522"><text:s text:c="2"/>0 {println "zero"}</text:p>
            <text:p text:style-name="P522"><text:s text:c="2"/>1 {println "one"}</text:p>
            <text:p text:style-name="P522"><text:s text:c="2"/>default: {println "other"};</text:p>
          </table:table-cell>
        </table:table-row>
      </table:table>
      <text:h text:style-name="P695" text:outline-level="3"/>
      <text:h text:style-name="P789"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2019482072960">
          <table:table-cell table:style-name="TableBox2019482063440" office:value-type="string">
            <text:p text:style-name="P429">説明</text:p>
          </table:table-cell>
          <table:table-cell table:style-name="TableBox2019482067520" office:value-type="string">
            <text:p text:style-name="P234"/>
            <text:p text:style-name="P234">カレントワーキングディレクトを変更します。</text:p>
          </table:table-cell>
        </table:table-row>
        <table:table-row table:style-name="TableLine2019482063984">
          <table:table-cell table:style-name="TableBox2019482063440" office:value-type="string">
            <text:p text:style-name="P429">書式</text:p>
          </table:table-cell>
          <table:table-cell table:style-name="TableBox2019482067520" office:value-type="string">
            <text:p text:style-name="P234"/>
            <text:p text:style-name="P242">cd [ "<text:span text:style-name="T53">directory </text:span><text:span text:style-name="T99">" </text:span>]</text:p>
          </table:table-cell>
        </table:table-row>
        <table:table-row table:style-name="TableLine2019482071328">
          <table:table-cell table:style-name="TableBox2019482063440" office:value-type="string">
            <text:p text:style-name="P429">詳細</text:p>
          </table:table-cell>
          <table:table-cell table:style-name="TableBox2019482067520" office:value-type="string">
            <text:p text:style-name="P234"/>
            <text:p text:style-name="P234"><text:span text:style-name="T53">directory</text:span>にカレントワーキングディレクトリを変更します。パラメータを省略した場合、ユーザのホームディレクトリに変更します。</text:p>
            <text:p text:style-name="P243">ディレクトリの変更に成功した場合、グローバル変数 CWD に現在のディレクトリが設定されます。</text:p>
            <text:p text:style-name="P633">ファイル名のエンコーディングについては、グローバル変数 DEFAULT_DIRENT_ENCODING により指定します。既定値はUTF-8です。</text:p>
          </table:table-cell>
        </table:table-row>
        <table:table-row table:style-name="TableLine2019482068608">
          <table:table-cell table:style-name="TableBox2019482063440" office:value-type="string">
            <text:p text:style-name="P429">戻り値</text:p>
          </table:table-cell>
          <table:table-cell table:style-name="TableBox2019482067520" office:value-type="string">
            <text:p text:style-name="P234"/>
            <text:p text:style-name="P234">コマンド実行後の絶対パス文字列を返します。</text:p>
          </table:table-cell>
        </table:table-row>
        <table:table-row table:style-name="TableLine2019482059360">
          <table:table-cell table:style-name="TableBox2019482063440" office:value-type="string">
            <text:p text:style-name="P429">例外</text:p>
          </table:table-cell>
          <table:table-cell table:style-name="TableBox2019482067520" office:value-type="string">
            <text:p text:style-name="P234"/>
            <text:p text:style-name="P234">ErrSyntax: 書式に誤りがあります。</text:p>
            <text:p text:style-name="P234">ErrSysCall: システムコールの呼び出しでエラーが発生しました。エラー詳細はExceptionのエラー文字列を参照のこと。</text:p>
          </table:table-cell>
        </table:table-row>
        <table:table-row table:style-name="TableLine2019482071872">
          <table:table-cell table:style-name="TableBox2019482063440" office:value-type="string">
            <text:p text:style-name="P429">使用例</text:p>
          </table:table-cell>
          <table:table-cell table:style-name="TableBox2019482067520" office:value-type="string">
            <text:p text:style-name="P542"/>
            <text:p text:style-name="P542">cd "/";</text:p>
          </table:table-cell>
        </table:table-row>
      </table:table>
      <text:h text:style-name="P695" text:outline-level="3"/>
      <text:h text:style-name="P789"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2019482061264">
          <table:table-cell table:style-name="TableBox2019482060992" office:value-type="string">
            <text:p text:style-name="P429">説明</text:p>
          </table:table-cell>
          <table:table-cell table:style-name="TableBox2019482064800" office:value-type="string">
            <text:p text:style-name="P234"/>
            <text:p text:style-name="P234">クラスを定義します。</text:p>
          </table:table-cell>
        </table:table-row>
        <table:table-row table:style-name="TableLine2019482061536">
          <table:table-cell table:style-name="TableBox2019482060992" office:value-type="string">
            <text:p text:style-name="P429">書式</text:p>
          </table:table-cell>
          <table:table-cell table:style-name="TableBox2019482064800" office:value-type="string">
            <text:p text:style-name="P234"/>
            <text:p text:style-name="P234">class <text:span text:style-name="T53">name</text:span> [ <text:span text:style-name="T53">parent-class</text:span> ] [ delegate: ( <text:span text:style-name="T53">additional-class ... </text:span>) ]</text:p>
          </table:table-cell>
        </table:table-row>
        <table:table-row table:style-name="TableLine2019482068880">
          <table:table-cell table:style-name="TableBox2019482060992" office:value-type="string">
            <text:p text:style-name="P429">詳細</text:p>
          </table:table-cell>
          <table:table-cell table:style-name="TableBox2019482064800" office:value-type="string">
            <text:p text:style-name="P234"/>
            <text:p text:style-name="P234">クラス名<text:span text:style-name="T53">name</text:span><text:span text:style-name="T99">を新規に定義します。</text:span></text:p>
            <text:p text:style-name="P234"><text:span text:style-name="T53">parent-class</text:span><text:span text:style-name="T99">には、親クラスを指定します。省略した場合は、既定クラスとしてObjectクラスが親クラスとなります。</text:span></text:p>
            <text:p text:style-name="P234"><text:span text:style-name="T99">さらにいくつかの親クラスを指定するためには、</text:span><text:span text:style-name="T53">additional-class </text:span><text:span text:style-name="T99">に列挙することにより行います。</text:span></text:p>
            <text:p text:style-name="P234"><text:span text:style-name="T53">parent-class</text:span><text:span text:style-name="T99">および、</text:span><text:span text:style-name="T53">additional-class</text:span><text:span text:style-name="T99">を複数指定した場合のメソッドの探索順は、</text:span></text:p>
            <text:list xml:id="list986082774" text:style-name="L6">
              <text:list-item>
                <text:p text:style-name="P820">自オブジェクトのメソッド</text:p>
              </text:list-item>
              <text:list-item>
                <text:p text:style-name="P809"><text:span text:style-name="T53">parent-class</text:span><text:span text:style-name="T99">およびその親クラスのメソッド</text:span></text:p>
              </text:list-item>
              <text:list-item>
                <text:p text:style-name="P809"><text:span text:style-name="T99">最初の</text:span><text:span text:style-name="T53">additional-class</text:span><text:span text:style-name="T99">およびその親クラスのメソッド</text:span></text:p>
              </text:list-item>
              <text:list-item>
                <text:p text:style-name="P809"><text:span text:style-name="T99">次の</text:span><text:span text:style-name="T53">additional-class</text:span><text:span text:style-name="T99">およびその親クラスのメソッド</text:span></text:p>
              </text:list-item>
              <text:list-item>
                <text:p text:style-name="P820">...</text:p>
              </text:list-item>
            </text:list>
            <text:p text:style-name="P404">となります。</text:p>
          </table:table-cell>
        </table:table-row>
        <table:table-row table:style-name="TableLine2019482058816">
          <table:table-cell table:style-name="TableBox2019482060992" office:value-type="string">
            <text:p text:style-name="P429">戻り値</text:p>
          </table:table-cell>
          <table:table-cell table:style-name="TableBox2019482064800" office:value-type="string">
            <text:p text:style-name="P234"/>
            <text:p text:style-name="P234">生成されたクラスオブジェクトを返します。</text:p>
          </table:table-cell>
        </table:table-row>
        <table:table-row table:style-name="TableLine2019482059632">
          <table:table-cell table:style-name="TableBox2019482060992" office:value-type="string">
            <text:p text:style-name="P429">例外</text:p>
          </table:table-cell>
          <table:table-cell table:style-name="TableBox2019482064800" office:value-type="string">
            <text:p text:style-name="P234"/>
            <text:p text:style-name="P234">ErrSyntax: 書式に誤りがあります。</text:p>
            <text:p text:style-name="P234">ErrNoClass: 親クラスが存在しません。</text:p>
          </table:table-cell>
        </table:table-row>
        <table:table-row table:style-name="TableLine2019482071600">
          <table:table-cell table:style-name="TableBox2019482060992" office:value-type="string">
            <text:p text:style-name="P429">使用例</text:p>
          </table:table-cell>
          <table:table-cell table:style-name="TableBox2019482064800" office:value-type="string">
            <text:p text:style-name="P522"/>
            <text:p text:style-name="P522">class foo;<text:tab/><text:tab/># Object が親クラス</text:p>
            <text:p text:style-name="P522">class foo bar;<text:tab/># bar が親クラス</text:p>
            <text:p text:style-name="P522">class foo bar delegate: (x y);</text:p>
            <text:p text:style-name="P522"><text:tab/><text:tab/><text:tab/># bar / x / y が親クラス</text:p>
          </table:table-cell>
        </table:table-row>
      </table:table>
      <text:h text:style-name="P695" text:outline-level="3"/>
      <text:h text:style-name="P789" text:outline-level="3"><text:bookmark-start text:name="__RefHeading___Toc23915_1636654246"/><text:span text:style-name="T16">close</text:span><text:span text:style-name="T5">　</text:span><text:bookmark-end text:name="__RefHeading___Toc23915_1636654246"/></text:h>
      <text:p text:style-name="P60"/>
      <table:table table:name="表211" table:style-name="表211">
        <table:table-column table:style-name="表211.A"/>
        <table:table-column table:style-name="表211.B"/>
        <table:table-row table:style-name="TableLine2019482072416">
          <table:table-cell table:style-name="TableBox2019482060176" office:value-type="string">
            <text:p text:style-name="P436">説明</text:p>
          </table:table-cell>
          <table:table-cell table:style-name="TableBox2019482064528" office:value-type="string">
            <text:p text:style-name="P244"/>
            <text:p text:style-name="P244">ファイル記述子をクローズします。</text:p>
          </table:table-cell>
        </table:table-row>
        <table:table-row table:style-name="TableLine2019482070240">
          <table:table-cell table:style-name="TableBox2019482060176" office:value-type="string">
            <text:p text:style-name="P436">書式</text:p>
          </table:table-cell>
          <table:table-cell table:style-name="TableBox2019482064528" office:value-type="string">
            <text:p text:style-name="P244"/>
            <text:p text:style-name="P244">c<text:span text:style-name="T110">lose </text:span><text:span text:style-name="T74">fd</text:span></text:p>
          </table:table-cell>
        </table:table-row>
        <table:table-row table:style-name="TableLine2019482059904">
          <table:table-cell table:style-name="TableBox2019482060176" office:value-type="string">
            <text:p text:style-name="P436">詳細</text:p>
          </table:table-cell>
          <table:table-cell table:style-name="TableBox2019482064528" office:value-type="string">
            <text:p text:style-name="P244"/>
            <text:p text:style-name="P354"><text:span text:style-name="T53">fd</text:span>をクローズします。<text:span text:style-name="T53">fd </text:span>は、socket-serer、accept、connect で得られたファイル記述子です。</text:p>
          </table:table-cell>
        </table:table-row>
        <table:table-row table:style-name="TableLine2019482066432">
          <table:table-cell table:style-name="TableBox2019482060176" office:value-type="string">
            <text:p text:style-name="P436">戻り値</text:p>
          </table:table-cell>
          <table:table-cell table:style-name="TableBox2019482064528" office:value-type="string">
            <text:p text:style-name="P244"/>
            <text:p text:style-name="P244">成功した場合は0を返します。</text:p>
          </table:table-cell>
        </table:table-row>
        <table:table-row table:style-name="TableLine2019482057456">
          <table:table-cell table:style-name="TableBox2019482060176" office:value-type="string">
            <text:p text:style-name="P436">例外</text:p>
          </table:table-cell>
          <table:table-cell table:style-name="TableBox2019482064528" office:value-type="string">
            <text:p text:style-name="P244"/>
            <text:p text:style-name="P244">ErrSyntax: 書式に誤りがあります。</text:p>
            <text:p text:style-name="P651">ErrSysCall: システムコールの呼び出しでエラーが発生しました。エラー詳細はExceptionのエラー文字列を参照のこと。</text:p>
          </table:table-cell>
        </table:table-row>
        <table:table-row table:style-name="TableLine2019482060448">
          <table:table-cell table:style-name="TableBox2019482060176" office:value-type="string">
            <text:p text:style-name="P436">使用例</text:p>
          </table:table-cell>
          <table:table-cell table:style-name="TableBox2019482064528" office:value-type="string">
            <text:p text:style-name="P244"/>
            <text:p text:style-name="P634"/>
          </table:table-cell>
        </table:table-row>
      </table:table>
      <text:h text:style-name="P733" text:outline-level="3"/>
      <text:h text:style-name="P789"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2019482059088">
          <table:table-cell table:style-name="TableBox2019482062080" office:value-type="string">
            <text:p text:style-name="P429">説明</text:p>
          </table:table-cell>
          <table:table-cell table:style-name="TableBox2019482072144" office:value-type="string">
            <text:p text:style-name="P234"/>
            <text:p text:style-name="P234">条件により処理ブロックを選択します。</text:p>
          </table:table-cell>
        </table:table-row>
        <table:table-row table:style-name="TableLine2019482065888">
          <table:table-cell table:style-name="TableBox2019482062080" office:value-type="string">
            <text:p text:style-name="P429">書式</text:p>
          </table:table-cell>
          <table:table-cell table:style-name="TableBox2019482072144" office:value-type="string">
            <text:p text:style-name="P234"/>
            <text:p text:style-name="P234">cond <text:span text:style-name="T53">exp</text:span><text:span text:style-name="T125">1 <text:s/></text:span><text:span text:style-name="T53">block</text:span><text:span text:style-name="T125">1</text:span><text:span text:style-name="T53"> <text:s/></text:span><text:span text:style-name="T99">[ </text:span><text:span text:style-name="T53">exp</text:span><text:span text:style-name="T125">2 </text:span><text:span text:style-name="T53"><text:s/>block</text:span><text:span text:style-name="T125">2 </text:span><text:span text:style-name="T99"><text:s/>] ...</text:span></text:p>
            <text:p text:style-name="P234"><text:span text:style-name="T99"><text:tab/></text:span><text:span text:style-name="T53">exp</text:span><text:span text:style-name="T125">n</text:span><text:span text:style-name="T53"> </text:span><text:span text:style-name="T99">: </text:span><text:span text:style-name="T53">value</text:span><text:span text:style-name="T99"> | { <text:s/></text:span><text:span text:style-name="T53">block</text:span><text:span text:style-name="T99"> }</text:span></text:p>
            <text:p text:style-name="P234"><text:span text:style-name="T99"><text:tab/></text:span><text:span text:style-name="T53">block</text:span><text:span text:style-name="T125">n</text:span><text:span text:style-name="T99"> : </text:span><text:span text:style-name="T53">value</text:span><text:span text:style-name="T99"> | { | </text:span><text:span text:style-name="T53">result</text:span><text:span text:style-name="T99"> | </text:span><text:span text:style-name="T53">block</text:span><text:span text:style-name="T99"> }</text:span></text:p>
          </table:table-cell>
        </table:table-row>
        <table:table-row table:style-name="TableLine2019482069424">
          <table:table-cell table:style-name="TableBox2019482062080" office:value-type="string">
            <text:p text:style-name="P429">詳細</text:p>
          </table:table-cell>
          <table:table-cell table:style-name="TableBox2019482072144" office:value-type="string">
            <text:p text:style-name="P234"/>
            <text:p text:style-name="P234"><text:span text:style-name="T53">exp</text:span><text:span text:style-name="T125">n</text:span>を評価し、非nilの場合<text:span text:style-name="T53">block</text:span><text:span text:style-name="T125">n</text:span>を実行します。評価順序は<text:span text:style-name="T53">exp</text:span><text:span text:style-name="T125">1</text:span> → <text:span text:style-name="T53">exp</text:span><text:span text:style-name="T125">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234"><text:span text:style-name="T53">exp</text:span>は、値もしくは処理ブロックを指定します。処理ブロックの場合は、そのブロックを実行した結果がnilかどうかを判定します。</text:p>
            <text:p text:style-name="P234"><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2019482056096">
          <table:table-cell table:style-name="TableBox2019482062080" office:value-type="string">
            <text:p text:style-name="P429">戻り値</text:p>
          </table:table-cell>
          <table:table-cell table:style-name="TableBox2019482072144" office:value-type="string">
            <text:p text:style-name="P234"/>
            <text:p text:style-name="P234">最後に評価された<text:span text:style-name="T53">block</text:span>の値となります。</text:p>
          </table:table-cell>
        </table:table-row>
        <table:table-row table:style-name="TableLine2019482066160">
          <table:table-cell table:style-name="TableBox2019482062080" office:value-type="string">
            <text:p text:style-name="P429">例外</text:p>
          </table:table-cell>
          <table:table-cell table:style-name="TableBox2019482072144" office:value-type="string">
            <text:p text:style-name="P234"/>
            <text:p text:style-name="P234">ErrSyntax: 書式に誤りがあります。</text:p>
          </table:table-cell>
        </table:table-row>
        <table:table-row table:style-name="TableLine2019482056912">
          <table:table-cell table:style-name="TableBox2019482062080" office:value-type="string">
            <text:p text:style-name="P429">使用例</text:p>
          </table:table-cell>
          <table:table-cell table:style-name="TableBox2019482072144" office:value-type="string">
            <text:p text:style-name="P522"/>
            <text:p text:style-name="P522">1 .. 100 do: {| i |</text:p>
            <text:p text:style-name="P532"><text:s text:c="2"/>cond</text:p>
            <text:p text:style-name="P532"><text:s text:c="7"/>{[$i % 15] = 0} {break "FizzBuzz”}</text:p>
            <text:p text:style-name="P522"><text:s text:c="7"/>{[$i % 3] = 0} <text:s/>{break "Fizz"}</text:p>
            <text:p text:style-name="P522"><text:s text:c="7"/>{[$i % 5] = 0} <text:s/>{break "Buzz"}</text:p>
            <text:p text:style-name="P532"><text:s text:c="7"/><text:span text:style-name="T282">&lt;</text:span>t<text:span text:style-name="T282">&gt;</text:span> <text:s text:c="12"/>$i</text:p>
            <text:p text:style-name="P532"><text:s text:c="2"/>;</text:p>
            <text:p text:style-name="P522">};</text:p>
          </table:table-cell>
        </table:table-row>
      </table:table>
      <text:h text:style-name="P789" text:outline-level="3"><text:bookmark-start text:name="__RefHeading__14908_1847744091"/>connect　<text:bookmark-end text:name="__RefHeading__14908_1847744091"/></text:h>
      <text:p text:style-name="P61"/>
      <table:table table:name="Table36" table:style-name="Table36">
        <table:table-column table:style-name="Table36.A"/>
        <table:table-column table:style-name="Table36.B"/>
        <table:table-row table:style-name="TableLine2019482065344">
          <table:table-cell table:style-name="TableBox2019482070512" office:value-type="string">
            <text:p text:style-name="P437">説明</text:p>
          </table:table-cell>
          <table:table-cell table:style-name="TableBox2019482056640" office:value-type="string">
            <text:p text:style-name="P245"/>
            <text:p text:style-name="P245">IPv4クライアントとしてリモートサーバに接続します。</text:p>
          </table:table-cell>
        </table:table-row>
        <table:table-row table:style-name="TableLine2019482057184">
          <table:table-cell table:style-name="TableBox2019482070512" office:value-type="string">
            <text:p text:style-name="P437">書式</text:p>
          </table:table-cell>
          <table:table-cell table:style-name="TableBox2019482056640" office:value-type="string">
            <text:p text:style-name="P245"/>
            <text:p text:style-name="P246">connect<text:span text:style-name="T53"> <text:s/>host-address</text:span><text:span text:style-name="T125"> </text:span><text:span text:style-name="T53"><text:s/>port</text:span><text:span text:style-name="T99"> <text:s/></text:span></text:p>
            <text:p text:style-name="P246"><text:span text:style-name="T107"><text:s text:c="9"/>[ bind-port: </text:span><text:span text:style-name="T71">src-port</text:span><text:span text:style-name="T107"> ] <text:s/>[ bind-address: </text:span><text:span text:style-name="T71">src-address</text:span><text:span text:style-name="T107"> ]</text:span></text:p>
          </table:table-cell>
        </table:table-row>
        <table:table-row table:style-name="TableLine2019482057728">
          <table:table-cell table:style-name="TableBox2019482070512" office:value-type="string">
            <text:p text:style-name="P437">詳細</text:p>
          </table:table-cell>
          <table:table-cell table:style-name="TableBox2019482056640" office:value-type="string">
            <text:p text:style-name="P233"/>
            <text:p text:style-name="P233">IPv4クライアントとして、リモートサーバを示す<text:span text:style-name="T53">host-address</text:span>に対してポート<text:span text:style-name="T53">port</text:span>でTCP接続します。</text:p>
            <text:p text:style-name="P233"><text:span text:style-name="T53">src-port</text:span>を指定することによりsource portを指定することができます。また、<text:span text:style-name="T53">src-adddresss</text:span>を指定することによりsource adddresssを指定することができます。</text:p>
            <text:p text:style-name="P387"><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15">resolv-host関数を使用します。</text:span></text:p>
          </table:table-cell>
        </table:table-row>
        <table:table-row table:style-name="TableLine2019482058000">
          <table:table-cell table:style-name="TableBox2019482070512" office:value-type="string">
            <text:p text:style-name="P437">戻り値</text:p>
          </table:table-cell>
          <table:table-cell table:style-name="TableBox2019482056640" office:value-type="string">
            <text:p text:style-name="P245"/>
            <text:p text:style-name="P245">正常に接続できた場合、socketのファイル記述子を返します。</text:p>
          </table:table-cell>
        </table:table-row>
        <table:table-row table:style-name="TableLine2019482084928">
          <table:table-cell table:style-name="TableBox2019482070512" office:value-type="string">
            <text:p text:style-name="P437">例外</text:p>
          </table:table-cell>
          <table:table-cell table:style-name="TableBox2019482056640" office:value-type="string">
            <text:p text:style-name="P245"/>
            <text:p text:style-name="P245">ErrSyntax: 書式に誤りがあります。</text:p>
          </table:table-cell>
        </table:table-row>
        <table:table-row table:style-name="TableLine2019482081664">
          <table:table-cell table:style-name="TableBox2019482070512" office:value-type="string">
            <text:p text:style-name="P437">使用例</text:p>
          </table:table-cell>
          <table:table-cell table:style-name="TableBox2019482056640" office:value-type="string">
            <text:p text:style-name="P543"/>
            <text:p text:style-name="P544">set fd [connect [resolv-host "192.168.1.1"] 80];</text:p>
          </table:table-cell>
        </table:table-row>
        <table:table-row table:style-name="TableLine2019482085472">
          <table:table-cell table:style-name="TableBox2019482070512" office:value-type="string">
            <text:p text:style-name="P437">関連項目</text:p>
          </table:table-cell>
          <table:table-cell table:style-name="TableBox2019482056640" office:value-type="string">
            <text:p text:style-name="P245"/>
            <text:p text:style-name="P245">resolv-host</text:p>
            <text:p text:style-name="P245">resolv-in-addr</text:p>
          </table:table-cell>
        </table:table-row>
      </table:table>
      <text:h text:style-name="P789"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2019482056368">
          <table:table-cell table:style-name="TableBox2019482082208" office:value-type="string">
            <text:p text:style-name="P429">説明</text:p>
          </table:table-cell>
          <table:table-cell table:style-name="TableBox2019482081936" office:value-type="string">
            <text:p text:style-name="P234"/>
            <text:p text:style-name="P234">イテレータの次の要素に制御を渡します。</text:p>
          </table:table-cell>
        </table:table-row>
        <table:table-row table:style-name="TableLine2019482083296">
          <table:table-cell table:style-name="TableBox2019482082208" office:value-type="string">
            <text:p text:style-name="P429">書式</text:p>
          </table:table-cell>
          <table:table-cell table:style-name="TableBox2019482081936" office:value-type="string">
            <text:p text:style-name="P234"/>
            <text:p text:style-name="P234">continue</text:p>
          </table:table-cell>
        </table:table-row>
        <table:table-row table:style-name="TableLine2019482084112">
          <table:table-cell table:style-name="TableBox2019482082208" office:value-type="string">
            <text:p text:style-name="P429">詳細</text:p>
          </table:table-cell>
          <table:table-cell table:style-name="TableBox2019482081936" office:value-type="string">
            <text:p text:style-name="P234"/>
            <text:p text:style-name="P234">イテレータの現在の要素の処理を終了し、次の要素に制御を渡します。</text:p>
            <text:p text:style-name="P234">continueが有効なコマンドおよびメソッドは次の通りです: </text:p>
            <text:p text:style-name="P234">while / Integer::each / Integer::list / List::each / Vector::each</text:p>
          </table:table-cell>
        </table:table-row>
        <table:table-row table:style-name="TableLine2019482074320">
          <table:table-cell table:style-name="TableBox2019482082208" office:value-type="string">
            <text:p text:style-name="P429">戻り値</text:p>
          </table:table-cell>
          <table:table-cell table:style-name="TableBox2019482081936" office:value-type="string">
            <text:p text:style-name="P234"/>
            <text:p text:style-name="P234">制御が呼び出し元に戻るため、continue自身の戻り値はありません。</text:p>
          </table:table-cell>
        </table:table-row>
        <table:table-row table:style-name="TableLine2019482077856">
          <table:table-cell table:style-name="TableBox2019482082208" office:value-type="string">
            <text:p text:style-name="P429">例外</text:p>
          </table:table-cell>
          <table:table-cell table:style-name="TableBox2019482081936" office:value-type="string">
            <text:p text:style-name="P234"/>
            <text:p text:style-name="P234">ErrSyntax: 書式に誤りがあります。</text:p>
          </table:table-cell>
        </table:table-row>
        <table:table-row table:style-name="TableLine2019482084656">
          <table:table-cell table:style-name="TableBox2019482082208" office:value-type="string">
            <text:p text:style-name="P429">使用例</text:p>
          </table:table-cell>
          <table:table-cell table:style-name="TableBox2019482081936" office:value-type="string">
            <text:p text:style-name="P535"/>
            <text:p text:style-name="P535">set i 0;</text:p>
            <text:p text:style-name="P535">while {true} do: {</text:p>
            <text:p text:style-name="P535"><text:s text:c="2"/>$i ++;</text:p>
            <text:p text:style-name="P535"><text:s text:c="2"/>if {[$i % 2] = 0} then: {continue};</text:p>
            <text:p text:style-name="P535"><text:s text:c="2"/>println $i;</text:p>
            <text:p text:style-name="P535">};</text:p>
          </table:table-cell>
        </table:table-row>
      </table:table>
      <text:h text:style-name="P789" text:outline-level="3"><text:bookmark-start text:name="__RefHeading___Toc26167_3550414430"/>con<text:span text:style-name="T245">trol?</text:span><text:span text:style-name="T5">　</text:span><text:bookmark-end text:name="__RefHeading___Toc26167_3550414430"/></text:h>
      <text:p text:style-name="P62"/>
      <table:table table:name="表239" table:style-name="表239">
        <table:table-column table:style-name="表239.A"/>
        <table:table-column table:style-name="表239.B"/>
        <table:table-row table:style-name="TableLine2019482082480">
          <table:table-cell table:style-name="TableBox2019482083024" office:value-type="string">
            <text:p text:style-name="P438">説明</text:p>
          </table:table-cell>
          <table:table-cell table:style-name="TableBox2019482084384" office:value-type="string">
            <text:p text:style-name="P247"/>
            <text:p text:style-name="P247">コントロールデータの場合真を返す。</text:p>
          </table:table-cell>
        </table:table-row>
        <table:table-row table:style-name="TableLine2019482080032">
          <table:table-cell table:style-name="TableBox2019482083024" office:value-type="string">
            <text:p text:style-name="P438">書式</text:p>
          </table:table-cell>
          <table:table-cell table:style-name="TableBox2019482084384" office:value-type="string">
            <text:p text:style-name="P247"/>
            <text:p text:style-name="P247">con<text:span text:style-name="T99">trol? </text:span><text:span text:style-name="T86">val</text:span></text:p>
          </table:table-cell>
        </table:table-row>
        <table:table-row table:style-name="TableLine2019482075408">
          <table:table-cell table:style-name="TableBox2019482083024" office:value-type="string">
            <text:p text:style-name="P438">詳細</text:p>
          </table:table-cell>
          <table:table-cell table:style-name="TableBox2019482084384" office:value-type="string">
            <text:p text:style-name="P247"/>
            <text:p text:style-name="P655"><text:span text:style-name="T53">val</text:span>がコントロールデータの場合真を返します。</text:p>
          </table:table-cell>
        </table:table-row>
        <table:table-row table:style-name="TableLine2019482085200">
          <table:table-cell table:style-name="TableBox2019482083024" office:value-type="string">
            <text:p text:style-name="P438">戻り値</text:p>
          </table:table-cell>
          <table:table-cell table:style-name="TableBox2019482084384" office:value-type="string">
            <text:p text:style-name="P247"/>
            <text:p text:style-name="P655"><text:span text:style-name="T53">val</text:span>がコントロールデータの場合真を返します。</text:p>
          </table:table-cell>
        </table:table-row>
        <table:table-row table:style-name="TableLine2019482078400">
          <table:table-cell table:style-name="TableBox2019482083024" office:value-type="string">
            <text:p text:style-name="P438">例外</text:p>
          </table:table-cell>
          <table:table-cell table:style-name="TableBox2019482084384" office:value-type="string">
            <text:p text:style-name="P247"/>
            <text:p text:style-name="P247">ErrSyntax: 書式に誤りがあります。</text:p>
          </table:table-cell>
        </table:table-row>
        <table:table-row table:style-name="TableLine2019482082752">
          <table:table-cell table:style-name="TableBox2019482083024" office:value-type="string">
            <text:p text:style-name="P438">使用例</text:p>
          </table:table-cell>
          <table:table-cell table:style-name="TableBox2019482084384" office:value-type="string">
            <text:p text:style-name="P545"/>
            <text:p text:style-name="P545">control? <text:span text:style-name="T246">[break]; <text:s text:c="2"/># → t</text:span></text:p>
          </table:table-cell>
        </table:table-row>
      </table:table>
      <text:h text:style-name="P734" text:outline-level="3"/>
      <text:h text:style-name="P789" text:outline-level="3"><text:bookmark-start text:name="__RefHeading__14910_1847744091"/>coro　<text:bookmark-end text:name="__RefHeading__14910_1847744091"/></text:h>
      <text:p text:style-name="P61"/>
      <table:table table:name="Table37" table:style-name="Table37">
        <table:table-column table:style-name="Table37.A"/>
        <table:table-column table:style-name="Table37.B"/>
        <table:table-row table:style-name="TableLine2019482083568">
          <table:table-cell table:style-name="TableBox2019482083840" office:value-type="string">
            <text:p text:style-name="P437">説明</text:p>
          </table:table-cell>
          <table:table-cell table:style-name="TableBox2019482086016" office:value-type="string">
            <text:p text:style-name="P245"/>
            <text:p text:style-name="P245">コルーチンを生成します。</text:p>
          </table:table-cell>
        </table:table-row>
        <table:table-row table:style-name="TableLine2019482076768">
          <table:table-cell table:style-name="TableBox2019482083840" office:value-type="string">
            <text:p text:style-name="P437">書式</text:p>
          </table:table-cell>
          <table:table-cell table:style-name="TableBox2019482086016" office:value-type="string">
            <text:p text:style-name="P245"/>
            <text:p text:style-name="P245"><text:span text:style-name="T99">coro <text:s/>{ </text:span><text:span text:style-name="T53">block</text:span><text:span text:style-name="T99"> }</text:span></text:p>
          </table:table-cell>
        </table:table-row>
        <table:table-row table:style-name="TableLine2019482075952">
          <table:table-cell table:style-name="TableBox2019482083840" office:value-type="string">
            <text:p text:style-name="P437">詳細</text:p>
          </table:table-cell>
          <table:table-cell table:style-name="TableBox2019482086016" office:value-type="string">
            <text:p text:style-name="P245"/>
            <text:p text:style-name="P245">blockで示すスクリプトをコルーチン型データとして生成し、実行する準備を行います。</text:p>
            <text:p text:style-name="P6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2019482078672">
          <table:table-cell table:style-name="TableBox2019482083840" office:value-type="string">
            <text:p text:style-name="P437">戻り値</text:p>
          </table:table-cell>
          <table:table-cell table:style-name="TableBox2019482086016" office:value-type="string">
            <text:p text:style-name="P245"/>
            <text:p text:style-name="P245">コルーチン型データを返します。</text:p>
          </table:table-cell>
        </table:table-row>
        <table:table-row table:style-name="TableLine2019482076224">
          <table:table-cell table:style-name="TableBox2019482083840" office:value-type="string">
            <text:p text:style-name="P437">例外</text:p>
          </table:table-cell>
          <table:table-cell table:style-name="TableBox2019482086016" office:value-type="string">
            <text:p text:style-name="P245"/>
            <text:p text:style-name="P245">ErrSyntax: 書式に誤りがあります。</text:p>
            <text:p text:style-name="P245">ErrCreateCoroutine: コルーチンが生成できませんでした。</text:p>
          </table:table-cell>
        </table:table-row>
        <table:table-row table:style-name="TableLine2019482080304">
          <table:table-cell table:style-name="TableBox2019482083840" office:value-type="string">
            <text:p text:style-name="P437">使用例</text:p>
          </table:table-cell>
          <table:table-cell table:style-name="TableBox2019482086016" office:value-type="string">
            <text:p text:style-name="P524"/>
            <text:p text:style-name="P524">set c [coro {</text:p>
            <text:p text:style-name="P525"><text:s text:c="2"/>println "1st step";</text:p>
            <text:p text:style-name="P524"><text:s text:c="2"/>pause;</text:p>
            <text:p text:style-name="P525"><text:s text:c="2"/>println "2nd step";</text:p>
            <text:p text:style-name="P524">}];</text:p>
            <text:p text:style-name="P525">$c next; # → "1st step"</text:p>
            <text:p text:style-name="P525">$c next; # → "2nd step"</text:p>
            <text:p text:style-name="P526">$c release;</text:p>
          </table:table-cell>
        </table:table-row>
        <table:table-row table:style-name="TableLine2019482078944">
          <table:table-cell table:style-name="TableBox2019482083840" office:value-type="string">
            <text:p text:style-name="P437">関連項目</text:p>
          </table:table-cell>
          <table:table-cell table:style-name="TableBox2019482086016" office:value-type="string">
            <text:p text:style-name="P245"/>
            <text:p text:style-name="P249">Coro::next</text:p>
            <text:p text:style-name="P249">Coro::release</text:p>
            <text:p text:style-name="P249">pause</text:p>
          </table:table-cell>
        </table:table-row>
      </table:table>
      <text:h text:style-name="P789" text:outline-level="3"><text:bookmark-start text:name="__RefHeading___Toc21223_1834471834"/>coro-id　<text:bookmark-end text:name="__RefHeading___Toc21223_1834471834"/></text:h>
      <text:p text:style-name="P64"/>
      <table:table table:name="表180" table:style-name="表180">
        <table:table-column table:style-name="表180.A"/>
        <table:table-column table:style-name="表180.B"/>
        <table:table-row table:style-name="TableLine2019482079216">
          <table:table-cell table:style-name="TableBox2019482079488" office:value-type="string">
            <text:p text:style-name="P439">説明</text:p>
          </table:table-cell>
          <table:table-cell table:style-name="TableBox2019482081120" office:value-type="string">
            <text:p text:style-name="P250"/>
            <text:p text:style-name="P250">現在のコルーチンidを返します。</text:p>
          </table:table-cell>
        </table:table-row>
        <table:table-row table:style-name="TableLine2019482074048">
          <table:table-cell table:style-name="TableBox2019482079488" office:value-type="string">
            <text:p text:style-name="P439">書式</text:p>
          </table:table-cell>
          <table:table-cell table:style-name="TableBox2019482081120" office:value-type="string">
            <text:p text:style-name="P250"/>
            <text:p text:style-name="P408"><text:span text:style-name="T282">c</text:span>oro-id</text:p>
          </table:table-cell>
        </table:table-row>
        <table:table-row table:style-name="TableLine2019482085744">
          <table:table-cell table:style-name="TableBox2019482079488" office:value-type="string">
            <text:p text:style-name="P439">詳細</text:p>
          </table:table-cell>
          <table:table-cell table:style-name="TableBox2019482081120" office:value-type="string">
            <text:p text:style-name="P250"/>
            <text:p text:style-name="P250">現在のコルーチンidを返します。</text:p>
          </table:table-cell>
        </table:table-row>
        <table:table-row table:style-name="TableLine2019482073232">
          <table:table-cell table:style-name="TableBox2019482079488" office:value-type="string">
            <text:p text:style-name="P439">戻り値</text:p>
          </table:table-cell>
          <table:table-cell table:style-name="TableBox2019482081120" office:value-type="string">
            <text:p text:style-name="P250"/>
            <text:p text:style-name="P250">整数値でコルーチンidを返します。</text:p>
          </table:table-cell>
        </table:table-row>
        <table:table-row table:style-name="TableLine2019482074864">
          <table:table-cell table:style-name="TableBox2019482079488" office:value-type="string">
            <text:p text:style-name="P439">例外</text:p>
          </table:table-cell>
          <table:table-cell table:style-name="TableBox2019482081120" office:value-type="string">
            <text:p text:style-name="P250"/>
            <text:p text:style-name="P250">ErrSyntax: 書式に誤りがあります。</text:p>
          </table:table-cell>
        </table:table-row>
        <table:table-row table:style-name="TableLine2019482073504">
          <table:table-cell table:style-name="TableBox2019482079488" office:value-type="string">
            <text:p text:style-name="P439">使用例</text:p>
          </table:table-cell>
          <table:table-cell table:style-name="TableBox2019482081120" office:value-type="string">
            <text:p text:style-name="P250"/>
            <text:p text:style-name="P635"/>
          </table:table-cell>
        </table:table-row>
        <table:table-row table:style-name="TableLine2019482079760">
          <table:table-cell table:style-name="TableBox2019482079488" office:value-type="string">
            <text:p text:style-name="P439">関連項目</text:p>
          </table:table-cell>
          <table:table-cell table:style-name="TableBox2019482081120" office:value-type="string">
            <text:p text:style-name="P250"/>
            <text:p text:style-name="P250">coro</text:p>
          </table:table-cell>
        </table:table-row>
      </table:table>
      <text:h text:style-name="P765" text:outline-level="3"/>
      <text:h text:style-name="P789" text:outline-level="3"><text:bookmark-start text:name="__RefHeading___Toc19463_2135658563"/>debug<text:span text:style-name="T5">　</text:span><text:bookmark-end text:name="__RefHeading___Toc19463_2135658563"/></text:h>
      <text:p text:style-name="P65"/>
      <table:table table:name="表167" table:style-name="表167">
        <table:table-column table:style-name="表167.A"/>
        <table:table-column table:style-name="表167.B"/>
        <table:table-row table:style-name="TableLine2019482080576">
          <table:table-cell table:style-name="表167.A1" office:value-type="string">
            <text:p text:style-name="P440">説明</text:p>
          </table:table-cell>
          <table:table-cell table:style-name="表167.A1" office:value-type="string">
            <text:p text:style-name="P251"/>
            <text:p text:style-name="P251">デバッグレベルを変更します。</text:p>
          </table:table-cell>
        </table:table-row>
        <table:table-row table:style-name="TableLine2019482075136">
          <table:table-cell table:style-name="表167.A1" office:value-type="string">
            <text:p text:style-name="P440">書式</text:p>
          </table:table-cell>
          <table:table-cell table:style-name="表167.A1" office:value-type="string">
            <text:p text:style-name="P409"/>
            <text:p text:style-name="P409">debug <text:span text:style-name="T187">[ </text:span><text:span text:style-name="T61">val</text:span><text:span text:style-name="T187"> <text:s/>]</text:span></text:p>
          </table:table-cell>
        </table:table-row>
        <table:table-row table:style-name="TableLine2019482073776">
          <table:table-cell table:style-name="表167.A1" office:value-type="string">
            <text:p text:style-name="P440">詳細</text:p>
          </table:table-cell>
          <table:table-cell table:style-name="表167.A1" office:value-type="string">
            <text:p text:style-name="P251"/>
            <text:p text:style-name="P355">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2019482074592">
          <table:table-cell table:style-name="表167.A1" office:value-type="string">
            <text:p text:style-name="P440">戻り値</text:p>
          </table:table-cell>
          <table:table-cell table:style-name="表167.A1" office:value-type="string">
            <text:p text:style-name="P251"/>
            <text:p text:style-name="P251">最新のデバッグレベルを返します。</text:p>
          </table:table-cell>
        </table:table-row>
        <table:table-row table:style-name="TableLine2019216570624">
          <table:table-cell table:style-name="表167.A1" office:value-type="string">
            <text:p text:style-name="P440">例外</text:p>
          </table:table-cell>
          <table:table-cell table:style-name="表167.A1" office:value-type="string">
            <text:p text:style-name="P251"/>
            <text:p text:style-name="P251">ErrSyntax: 書式に誤りがあります。</text:p>
          </table:table-cell>
        </table:table-row>
        <table:table-row table:style-name="TableLine2019482977024">
          <table:table-cell table:style-name="表167.A1" office:value-type="string">
            <text:p text:style-name="P440">使用例</text:p>
          </table:table-cell>
          <table:table-cell table:style-name="表167.A1" office:value-type="string">
            <text:p text:style-name="P251"/>
            <text:p text:style-name="P636"/>
          </table:table-cell>
        </table:table-row>
        <table:table-row table:style-name="TableLine2019482990896">
          <table:table-cell table:style-name="表167.A1" office:value-type="string">
            <text:p text:style-name="P440">関連</text:p>
          </table:table-cell>
          <table:table-cell table:style-name="表167.A1" office:value-type="string">
            <text:p text:style-name="P251"/>
            <text:p text:style-name="P636">debugger</text:p>
          </table:table-cell>
        </table:table-row>
      </table:table>
      <text:h text:style-name="P789" text:outline-level="3"><text:bookmark-start text:name="__RefHeading___Toc19465_2135658563"/>debugger<text:span text:style-name="T5">　</text:span><text:bookmark-end text:name="__RefHeading___Toc19465_2135658563"/></text:h>
      <text:p text:style-name="P65"/>
      <table:table table:name="表168" table:style-name="表168">
        <table:table-column table:style-name="表168.A"/>
        <table:table-column table:style-name="表168.B"/>
        <table:table-row table:style-name="TableLine2019482990352">
          <table:table-cell table:style-name="表168.A1" office:value-type="string">
            <text:p text:style-name="P440">説明</text:p>
          </table:table-cell>
          <table:table-cell table:style-name="表168.A1" office:value-type="string">
            <text:p text:style-name="P251"/>
            <text:p text:style-name="P251">デバッガを起動します。</text:p>
          </table:table-cell>
        </table:table-row>
        <table:table-row table:style-name="TableLine2019482986544">
          <table:table-cell table:style-name="表168.A1" office:value-type="string">
            <text:p text:style-name="P440">書式</text:p>
          </table:table-cell>
          <table:table-cell table:style-name="表168.A1" office:value-type="string">
            <text:p text:style-name="P409"/>
            <text:p text:style-name="P409">debugger <text:span text:style-name="T187">[ :off ]</text:span></text:p>
          </table:table-cell>
        </table:table-row>
        <table:table-row table:style-name="TableLine2019482990624">
          <table:table-cell table:style-name="表168.A1" office:value-type="string">
            <text:p text:style-name="P440">詳細</text:p>
          </table:table-cell>
          <table:table-cell table:style-name="表168.A1" office:value-type="string">
            <text:p text:style-name="P251"/>
            <text:p text:style-name="P355">デバッガを起動します。オプションの :off を指定すると終了します。</text:p>
            <text:p text:style-name="P656">詳細はデバッガコマンドの .h を参照してください。</text:p>
          </table:table-cell>
        </table:table-row>
        <table:table-row table:style-name="TableLine2019482984640">
          <table:table-cell table:style-name="表168.A1" office:value-type="string">
            <text:p text:style-name="P440">戻り値</text:p>
          </table:table-cell>
          <table:table-cell table:style-name="表168.A1" office:value-type="string">
            <text:p text:style-name="P251"/>
            <text:p text:style-name="P251"/>
          </table:table-cell>
        </table:table-row>
        <table:table-row table:style-name="TableLine2019482982192">
          <table:table-cell table:style-name="表168.A1" office:value-type="string">
            <text:p text:style-name="P440">例外</text:p>
          </table:table-cell>
          <table:table-cell table:style-name="表168.A1" office:value-type="string">
            <text:p text:style-name="P251"/>
            <text:p text:style-name="P636"/>
          </table:table-cell>
        </table:table-row>
        <table:table-row table:style-name="TableLine2019482988176">
          <table:table-cell table:style-name="表168.A1" office:value-type="string">
            <text:p text:style-name="P440">使用例</text:p>
          </table:table-cell>
          <table:table-cell table:style-name="表168.A1" office:value-type="string">
            <text:p text:style-name="P251"/>
            <text:p text:style-name="P636"/>
          </table:table-cell>
        </table:table-row>
        <table:table-row table:style-name="TableLine2019482985728">
          <table:table-cell table:style-name="表168.A1" office:value-type="string">
            <text:p text:style-name="P440">関連</text:p>
          </table:table-cell>
          <table:table-cell table:style-name="表168.A1" office:value-type="string">
            <text:p text:style-name="P251"/>
            <text:p text:style-name="P636">debug</text:p>
          </table:table-cell>
        </table:table-row>
      </table:table>
      <text:h text:style-name="P697" text:outline-level="3"/>
      <text:h text:style-name="P789" text:outline-level="3"><text:bookmark-start text:name="__RefHeading__14450_1559979953"/>defun<text:span text:style-name="T5">　</text:span><text:bookmark-end text:name="__RefHeading__14450_1559979953"/></text:h>
      <text:p text:style-name="P65"/>
      <table:table table:name="表35" table:style-name="表35">
        <table:table-column table:style-name="表35.A"/>
        <table:table-column table:style-name="表35.B"/>
        <table:table-row table:style-name="TableLine2019482984368">
          <table:table-cell table:style-name="TableBox2019482986000" office:value-type="string">
            <text:p text:style-name="P429">説明</text:p>
          </table:table-cell>
          <table:table-cell table:style-name="TableBox2019482988448" office:value-type="string">
            <text:p text:style-name="P234"/>
            <text:p text:style-name="P234">関数を定義します。</text:p>
          </table:table-cell>
        </table:table-row>
        <table:table-row table:style-name="TableLine2019482977568">
          <table:table-cell table:style-name="TableBox2019482986000" office:value-type="string">
            <text:p text:style-name="P429">書式</text:p>
          </table:table-cell>
          <table:table-cell table:style-name="TableBox2019482988448" office:value-type="string">
            <text:p text:style-name="P234"/>
            <text:p text:style-name="P234">defun <text:span text:style-name="T53">name</text:span> ( <text:span text:style-name="T53">argspec</text:span> ) { <text:span text:style-name="T53">body</text:span> }</text:p>
            <text:p text:style-name="P252"><text:tab/><text:span text:style-name="T53">argspec</text:span> : [ <text:span text:style-name="T53">posargs</text:span> ... ] [ <text:span text:style-name="T53">keyword</text:span><text:span text:style-name="T99">: </text:span><text:span text:style-name="T53">keyargs </text:span>... ] </text:p>
            <text:p text:style-name="P252"><text:tab/><text:tab/>[ args: <text:span text:style-name="T53">restarg</text:span> ] <text:s/><text:span text:style-name="T191">| <text:s/>*</text:span></text:p>
            <text:p text:style-name="P234"><text:tab/><text:span text:style-name="T53">posargs</text:span> : <text:span text:style-name="T53">symbol</text:span> | &amp;<text:span text:style-name="T53">symbol</text:span></text:p>
            <text:p text:style-name="P234"><text:tab/><text:span text:style-name="T53">keyargs</text:span> : <text:span text:style-name="T53">symbol</text:span> | &amp;<text:span text:style-name="T53">symbol</text:span></text:p>
            <text:p text:style-name="P234"><text:span text:style-name="T53"><text:tab/>restarg </text:span><text:span text:style-name="T99">:</text:span><text:span text:style-name="T53"> symbol</text:span></text:p>
          </table:table-cell>
        </table:table-row>
        <table:table-row table:style-name="TableLine2019482979200">
          <table:table-cell table:style-name="TableBox2019482986000" office:value-type="string">
            <text:p text:style-name="P429">詳細</text:p>
          </table:table-cell>
          <table:table-cell table:style-name="TableBox2019482988448" office:value-type="string">
            <text:p text:style-name="P234"/>
            <text:p text:style-name="P234">名前つき関数<text:span text:style-name="T53">name</text:span>を定義します。引数定義<text:span text:style-name="T53">argspec</text:span>に関しては、「4.10 引数」を参照ください。</text:p>
            <text:p text:style-name="P234"><text:span text:style-name="T53">body</text:span>には、関数本体のスクリプトを記述します。</text:p>
          </table:table-cell>
        </table:table-row>
        <table:table-row table:style-name="TableLine2019482978928">
          <table:table-cell table:style-name="TableBox2019482986000" office:value-type="string">
            <text:p text:style-name="P429">戻り値</text:p>
          </table:table-cell>
          <table:table-cell table:style-name="TableBox2019482988448" office:value-type="string">
            <text:p text:style-name="P234"/>
            <text:p text:style-name="P234">定義された関数を返します。</text:p>
          </table:table-cell>
        </table:table-row>
        <table:table-row table:style-name="TableLine2019482984096">
          <table:table-cell table:style-name="TableBox2019482986000" office:value-type="string">
            <text:p text:style-name="P429">例外</text:p>
          </table:table-cell>
          <table:table-cell table:style-name="TableBox2019482988448" office:value-type="string">
            <text:p text:style-name="P234"/>
            <text:p text:style-name="P234">ErrSyntax: 書式に誤りがあります。</text:p>
          </table:table-cell>
        </table:table-row>
        <table:table-row table:style-name="TableLine2019482993072">
          <table:table-cell table:style-name="TableBox2019482986000" office:value-type="string">
            <text:p text:style-name="P429">使用例</text:p>
          </table:table-cell>
          <table:table-cell table:style-name="TableBox2019482988448" office:value-type="string">
            <text:p text:style-name="P522"/>
            <text:p text:style-name="P522">defun fact (n) {</text:p>
            <text:p text:style-name="P522"><text:s text:c="4"/>if {$n &lt; 1}</text:p>
            <text:p text:style-name="P522"><text:s text:c="4"/>then: 1</text:p>
            <text:p text:style-name="P522"><text:s text:c="4"/>else: {</text:p>
            <text:p text:style-name="P522"><text:tab/>$n * [fact [$n - 1]];</text:p>
            <text:p text:style-name="P522"><text:s text:c="4"/>};</text:p>
            <text:p text:style-name="P522">};</text:p>
          </table:table-cell>
        </table:table-row>
      </table:table>
      <text:h text:style-name="P695" text:outline-level="3"/>
      <text:h text:style-name="P789"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2019482980832">
          <table:table-cell table:style-name="TableBox2019482988720" office:value-type="string">
            <text:p text:style-name="P429">説明</text:p>
          </table:table-cell>
          <table:table-cell table:style-name="TableBox2019482989264" office:value-type="string">
            <text:p text:style-name="P234"/>
            <text:p text:style-name="P234">グローバル変数を定義します。</text:p>
          </table:table-cell>
        </table:table-row>
        <table:table-row table:style-name="TableLine2019482984912">
          <table:table-cell table:style-name="TableBox2019482988720" office:value-type="string">
            <text:p text:style-name="P429">書式</text:p>
          </table:table-cell>
          <table:table-cell table:style-name="TableBox2019482989264" office:value-type="string">
            <text:p text:style-name="P234"/>
            <text:p text:style-name="P234">defvar <text:span text:style-name="T53">var </text:span><text:span text:style-name="T99">[ </text:span><text:span text:style-name="T53">val </text:span><text:span text:style-name="T99">]</text:span></text:p>
          </table:table-cell>
        </table:table-row>
        <table:table-row table:style-name="TableLine2019482983280">
          <table:table-cell table:style-name="TableBox2019482988720" office:value-type="string">
            <text:p text:style-name="P429">詳細</text:p>
          </table:table-cell>
          <table:table-cell table:style-name="TableBox2019482989264" office:value-type="string">
            <text:p text:style-name="P234"/>
            <text:p text:style-name="P234">グローバル変数<text:span text:style-name="T53">var</text:span>を定義し、値を<text:span text:style-name="T53">val</text:span>とします。<text:span text:style-name="T53">val</text:span>が省略された場合は、変数<text:span text:style-name="T53">var</text:span>の値を返します。</text:p>
            <text:p text:style-name="P234">すでに<text:span text:style-name="T53">var</text:span>が定義されている場合はエラーとなります。</text:p>
          </table:table-cell>
        </table:table-row>
        <table:table-row table:style-name="TableLine2019482989536">
          <table:table-cell table:style-name="TableBox2019482988720" office:value-type="string">
            <text:p text:style-name="P429">戻り値</text:p>
          </table:table-cell>
          <table:table-cell table:style-name="TableBox2019482989264" office:value-type="string">
            <text:p text:style-name="P234"/>
            <text:p text:style-name="P234"><text:span text:style-name="T53">var</text:span>の値を返します。</text:p>
          </table:table-cell>
        </table:table-row>
        <table:table-row table:style-name="TableLine2019482986272">
          <table:table-cell table:style-name="TableBox2019482988720" office:value-type="string">
            <text:p text:style-name="P429">例外</text:p>
          </table:table-cell>
          <table:table-cell table:style-name="TableBox2019482989264" office:value-type="string">
            <text:p text:style-name="P234"/>
            <text:p text:style-name="P234">ErrSyntax: 書式に誤りがあります。</text:p>
            <text:p text:style-name="P234">ErrNoSuchVariable: 変数が存在しません。</text:p>
            <text:p text:style-name="P234">ErrAlreadyExists: 既に変数が存在します。</text:p>
          </table:table-cell>
        </table:table-row>
        <table:table-row table:style-name="TableLine2019482991168">
          <table:table-cell table:style-name="TableBox2019482988720" office:value-type="string">
            <text:p text:style-name="P429">使用例</text:p>
          </table:table-cell>
          <table:table-cell table:style-name="TableBox2019482989264" office:value-type="string">
            <text:p text:style-name="P542"/>
            <text:p text:style-name="P542">defvar FOO "X";<text:tab/># → "X"</text:p>
            <text:p text:style-name="P542">defvar FOO;<text:tab/><text:tab/># → "X"</text:p>
          </table:table-cell>
        </table:table-row>
      </table:table>
      <text:h text:style-name="P695" text:outline-level="3"/>
      <text:h text:style-name="P789"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2019482976752">
          <table:table-cell table:style-name="TableBox2019482982736" office:value-type="string">
            <text:p text:style-name="P429">説明</text:p>
          </table:table-cell>
          <table:table-cell table:style-name="TableBox2019482978112" office:value-type="string">
            <text:p text:style-name="P234"/>
            <text:p text:style-name="P404">グローバル変数が定義されているか調べます。</text:p>
          </table:table-cell>
        </table:table-row>
        <table:table-row table:style-name="TableLine2019482986816">
          <table:table-cell table:style-name="TableBox2019482982736" office:value-type="string">
            <text:p text:style-name="P429">書式</text:p>
          </table:table-cell>
          <table:table-cell table:style-name="TableBox2019482978112" office:value-type="string">
            <text:p text:style-name="P234"/>
            <text:p text:style-name="P234">defvar? <text:span text:style-name="T53">var</text:span></text:p>
          </table:table-cell>
        </table:table-row>
        <table:table-row table:style-name="TableLine2019482991984">
          <table:table-cell table:style-name="TableBox2019482982736" office:value-type="string">
            <text:p text:style-name="P429">詳細</text:p>
          </table:table-cell>
          <table:table-cell table:style-name="TableBox2019482978112" office:value-type="string">
            <text:p text:style-name="P234"/>
            <text:p text:style-name="P234">グローバル変数<text:span text:style-name="T53">var</text:span>が設定されているかを調べ、tまたはnilを返します。</text:p>
          </table:table-cell>
        </table:table-row>
        <table:table-row table:style-name="TableLine2019482989808">
          <table:table-cell table:style-name="TableBox2019482982736" office:value-type="string">
            <text:p text:style-name="P429">戻り値</text:p>
          </table:table-cell>
          <table:table-cell table:style-name="TableBox2019482978112" office:value-type="string">
            <text:p text:style-name="P234"/>
            <text:p text:style-name="P234">グローバル変数<text:span text:style-name="T53">var</text:span>が定義されている場合tを返します。定義されていない場合nilを返します。</text:p>
          </table:table-cell>
        </table:table-row>
        <table:table-row table:style-name="TableLine2019482985456">
          <table:table-cell table:style-name="TableBox2019482982736" office:value-type="string">
            <text:p text:style-name="P429">例外</text:p>
          </table:table-cell>
          <table:table-cell table:style-name="TableBox2019482978112" office:value-type="string">
            <text:p text:style-name="P234"/>
            <text:p text:style-name="P234">ErrSyntax: 書式に誤りがあります。</text:p>
          </table:table-cell>
        </table:table-row>
        <table:table-row table:style-name="TableLine2019482991440">
          <table:table-cell table:style-name="TableBox2019482982736" office:value-type="string">
            <text:p text:style-name="P429">使用例</text:p>
          </table:table-cell>
          <table:table-cell table:style-name="TableBox2019482978112" office:value-type="string">
            <text:p text:style-name="P542"/>
            <text:p text:style-name="P542">defvar FOO "X";</text:p>
            <text:p text:style-name="P542">defvar? FOO;<text:tab/><text:tab/># → t</text:p>
          </table:table-cell>
        </table:table-row>
      </table:table>
      <text:h text:style-name="P789" text:outline-level="3"><text:bookmark-start text:name="__RefHeading__14456_1559979953"/>dict<text:span text:style-name="T5">　</text:span><text:bookmark-end text:name="__RefHeading__14456_1559979953"/></text:h>
      <text:p text:style-name="P66"/>
      <table:table table:name="Table4" table:style-name="Table4">
        <table:table-column table:style-name="Table4.A"/>
        <table:table-column table:style-name="Table4.B"/>
        <table:table-row table:style-name="TableLine2019482992256">
          <table:table-cell table:style-name="TableBox2019482992528" office:value-type="string">
            <text:p text:style-name="P441">説明</text:p>
          </table:table-cell>
          <table:table-cell table:style-name="TableBox2019482987360" office:value-type="string">
            <text:p text:style-name="P253"/>
            <text:p text:style-name="P253">新しい辞書型データを生成し返します。</text:p>
          </table:table-cell>
        </table:table-row>
        <table:table-row table:style-name="TableLine2019482992800">
          <table:table-cell table:style-name="TableBox2019482992528" office:value-type="string">
            <text:p text:style-name="P441">書式</text:p>
          </table:table-cell>
          <table:table-cell table:style-name="TableBox2019482987360" office:value-type="string">
            <text:p text:style-name="P253"/>
            <text:p text:style-name="P253">dict <text:span text:style-name="T99">[ </text:span><text:span text:style-name="T53">val</text:span><text:span text:style-name="T99"> ]</text:span></text:p>
          </table:table-cell>
        </table:table-row>
        <table:table-row table:style-name="TableLine2019482982464">
          <table:table-cell table:style-name="TableBox2019482992528" office:value-type="string">
            <text:p text:style-name="P441">詳細</text:p>
          </table:table-cell>
          <table:table-cell table:style-name="TableBox2019482987360" office:value-type="string">
            <text:p text:style-name="P253"/>
            <text:p text:style-name="P226"><text:span text:style-name="T266">新しい辞書型データを生成します。valが指定された場合は、valの内容が初期設定されます。</text:span><text:span text:style-name="T265">val</text:span><text:span text:style-name="T266">の書式は、( ( key . </text:span><text:span text:style-name="T42">v</text:span><text:span text:style-name="T266">al ) ( key . val ) ... ) です。</text:span></text:p>
          </table:table-cell>
        </table:table-row>
        <table:table-row table:style-name="TableLine2019482983824">
          <table:table-cell table:style-name="TableBox2019482992528" office:value-type="string">
            <text:p text:style-name="P441">戻り値</text:p>
          </table:table-cell>
          <table:table-cell table:style-name="TableBox2019482987360" office:value-type="string">
            <text:p text:style-name="P253"/>
            <text:p text:style-name="P253">辞書型のデータを返します。</text:p>
          </table:table-cell>
        </table:table-row>
        <table:table-row table:style-name="TableLine2019482983008">
          <table:table-cell table:style-name="TableBox2019482992528" office:value-type="string">
            <text:p text:style-name="P441">例外</text:p>
          </table:table-cell>
          <table:table-cell table:style-name="TableBox2019482987360" office:value-type="string">
            <text:p text:style-name="P253"/>
            <text:p text:style-name="P253">ErrSyntax: 書式に誤りがあります。</text:p>
          </table:table-cell>
        </table:table-row>
        <table:table-row table:style-name="TableLine2019482983552">
          <table:table-cell table:style-name="TableBox2019482992528" office:value-type="string">
            <text:p text:style-name="P441">使用例</text:p>
          </table:table-cell>
          <table:table-cell table:style-name="TableBox2019482987360" office:value-type="string">
            <text:p text:style-name="P253"/>
            <text:p text:style-name="P253"/>
          </table:table-cell>
        </table:table-row>
      </table:table>
      <text:h text:style-name="P789" text:outline-level="3"><text:bookmark-start text:name="__RefHeading__14458_1559979953"/>dict?<text:span text:style-name="T5">　</text:span><text:bookmark-end text:name="__RefHeading__14458_1559979953"/></text:h>
      <text:p text:style-name="P67"/>
      <table:table table:name="Table6" table:style-name="Table6">
        <table:table-column table:style-name="Table6.A"/>
        <table:table-column table:style-name="Table6.B"/>
        <table:table-row table:style-name="TableLine2019482987088">
          <table:table-cell table:style-name="TableBox2019482977840" office:value-type="string">
            <text:p text:style-name="P442">説明</text:p>
          </table:table-cell>
          <table:table-cell table:style-name="TableBox2019482978384" office:value-type="string">
            <text:p text:style-name="P254"/>
            <text:p text:style-name="P254">辞書型データであれば真を返します。</text:p>
          </table:table-cell>
        </table:table-row>
        <table:table-row table:style-name="TableLine2019482979472">
          <table:table-cell table:style-name="TableBox2019482977840" office:value-type="string">
            <text:p text:style-name="P442">書式</text:p>
          </table:table-cell>
          <table:table-cell table:style-name="TableBox2019482978384" office:value-type="string">
            <text:p text:style-name="P254"/>
            <text:p text:style-name="P254">dict? <text:span text:style-name="T53">val</text:span></text:p>
          </table:table-cell>
        </table:table-row>
        <table:table-row table:style-name="TableLine2019482981104">
          <table:table-cell table:style-name="TableBox2019482977840" office:value-type="string">
            <text:p text:style-name="P442">詳細</text:p>
          </table:table-cell>
          <table:table-cell table:style-name="TableBox2019482978384" office:value-type="string">
            <text:p text:style-name="P254"/>
            <text:p text:style-name="P427"><text:span text:style-name="T53">val</text:span>が辞書であれば真を返します。</text:p>
          </table:table-cell>
        </table:table-row>
        <table:table-row table:style-name="TableLine2019482990080">
          <table:table-cell table:style-name="TableBox2019482977840" office:value-type="string">
            <text:p text:style-name="P442">戻り値</text:p>
          </table:table-cell>
          <table:table-cell table:style-name="TableBox2019482978384" office:value-type="string">
            <text:p text:style-name="P254"/>
            <text:p text:style-name="P254"><text:span text:style-name="T92">val</text:span><text:span text:style-name="T27">が辞書であれば真を返します</text:span>。</text:p>
          </table:table-cell>
        </table:table-row>
        <table:table-row table:style-name="TableLine2019482993344">
          <table:table-cell table:style-name="TableBox2019482977840" office:value-type="string">
            <text:p text:style-name="P442">例外</text:p>
          </table:table-cell>
          <table:table-cell table:style-name="TableBox2019482978384" office:value-type="string">
            <text:p text:style-name="P254"/>
            <text:p text:style-name="P254"/>
          </table:table-cell>
        </table:table-row>
        <table:table-row table:style-name="TableLine2019482993616">
          <table:table-cell table:style-name="TableBox2019482977840" office:value-type="string">
            <text:p text:style-name="P442">使用例</text:p>
          </table:table-cell>
          <table:table-cell table:style-name="TableBox2019482978384" office:value-type="string">
            <text:p text:style-name="P254"/>
            <text:p text:style-name="P254"/>
          </table:table-cell>
        </table:table-row>
      </table:table>
      <text:h text:style-name="P789"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53" text:outline-level="3"/>
      <table:table table:name="Table5" table:style-name="Table5">
        <table:table-column table:style-name="Table5.A"/>
        <table:table-column table:style-name="Table5.B"/>
        <table:table-row table:style-name="TableLine2019482987632">
          <table:table-cell table:style-name="TableBox2019482979744" office:value-type="string">
            <text:p text:style-name="P441">説明</text:p>
          </table:table-cell>
          <table:table-cell table:style-name="TableBox2019482980288" office:value-type="string">
            <text:p text:style-name="P253"/>
            <text:p text:style-name="P253">辞書データを返します。</text:p>
          </table:table-cell>
        </table:table-row>
        <table:table-row table:style-name="TableLine2019482981376">
          <table:table-cell table:style-name="TableBox2019482979744" office:value-type="string">
            <text:p text:style-name="P441">書式</text:p>
          </table:table-cell>
          <table:table-cell table:style-name="TableBox2019482980288" office:value-type="string">
            <text:p text:style-name="P253"/>
            <text:p text:style-name="P253">dict<text:span text:style-name="T99">-class</text:span></text:p>
            <text:p text:style-name="P255"><text:span text:style-name="T112">dict-closure { </text:span><text:span text:style-name="T76">block</text:span><text:span text:style-name="T112"> }</text:span></text:p>
            <text:p text:style-name="P255">dict<text:span text:style-name="T99">-func</text:span></text:p>
            <text:p text:style-name="P254">dict<text:span text:style-name="T99">-global</text:span></text:p>
            <text:p text:style-name="P254">dict<text:span text:style-name="T99">-local</text:span></text:p>
            <text:p text:style-name="P254">dict<text:span text:style-name="T99">-object</text:span></text:p>
          </table:table-cell>
        </table:table-row>
        <table:table-row table:style-name="TableLine2019482980560">
          <table:table-cell table:style-name="TableBox2019482979744" office:value-type="string">
            <text:p text:style-name="P441">詳細</text:p>
          </table:table-cell>
          <table:table-cell table:style-name="TableBox2019482980288" office:value-type="string">
            <text:p text:style-name="P253"/>
            <text:p text:style-name="P253">dict<text:span text:style-name="T99">-class　<text:tab/>クラス辞書を返します。</text:span></text:p>
            <text:p text:style-name="P233"><text:span text:style-name="T99">dict-closure <text:s/><text:tab/></text:span><text:span text:style-name="T53">block</text:span><text:span text:style-name="T99"> が環境として持つスタック辞書を返します。</text:span></text:p>
            <text:p text:style-name="P233">dict<text:span text:style-name="T99">-func　 <text:tab/>関数辞書を返します。</text:span></text:p>
            <text:p text:style-name="P254">dict<text:span text:style-name="T99">-global <text:s/><text:tab/>グローバル変数辞書を返します。</text:span></text:p>
            <text:p text:style-name="P254">dict<text:span text:style-name="T99">-local　 <text:tab/>ローカル変数辞書を返します。</text:span></text:p>
            <text:p text:style-name="P254">dict<text:span text:style-name="T99">-object <text:s text:c="2"/><text:tab/>カレントのオブジェクト変数スロット辞書を返します。</text:span></text:p>
          </table:table-cell>
        </table:table-row>
        <table:table-row table:style-name="TableLine2019483007216">
          <table:table-cell table:style-name="TableBox2019482979744" office:value-type="string">
            <text:p text:style-name="P441">戻り値</text:p>
          </table:table-cell>
          <table:table-cell table:style-name="TableBox2019482980288" office:value-type="string">
            <text:p text:style-name="P253"/>
            <text:p text:style-name="P253">システムの辞書のデータを返します。</text:p>
          </table:table-cell>
        </table:table-row>
        <table:table-row table:style-name="TableLine2019482999872">
          <table:table-cell table:style-name="TableBox2019482979744" office:value-type="string">
            <text:p text:style-name="P441">例外</text:p>
          </table:table-cell>
          <table:table-cell table:style-name="TableBox2019482980288" office:value-type="string">
            <text:p text:style-name="P253"/>
            <text:p text:style-name="P253"/>
          </table:table-cell>
        </table:table-row>
        <table:table-row table:style-name="TableLine2019483010752">
          <table:table-cell table:style-name="TableBox2019482979744" office:value-type="string">
            <text:p text:style-name="P441">使用例</text:p>
          </table:table-cell>
          <table:table-cell table:style-name="TableBox2019482980288" office:value-type="string">
            <text:p text:style-name="P253"/>
            <text:p text:style-name="P253"/>
          </table:table-cell>
        </table:table-row>
      </table:table>
      <text:h text:style-name="P766" text:outline-level="3"/>
      <text:h text:style-name="P792" text:outline-level="3"><text:bookmark-start text:name="__RefHeading___Toc27926_2297371016"/>enable-itimer<text:span text:style-name="T5">　</text:span><text:bookmark-end text:name="__RefHeading___Toc27926_2297371016"/></text:h>
      <text:p text:style-name="P144"/>
      <table:table table:name="表257" table:style-name="表257">
        <table:table-column table:style-name="表257.A"/>
        <table:table-column table:style-name="表257.B"/>
        <table:table-row table:style-name="TableLine2019482980016">
          <table:table-cell table:style-name="TableBox2019482997696" office:value-type="string">
            <text:p text:style-name="P513">説明</text:p>
          </table:table-cell>
          <table:table-cell table:style-name="TableBox2019482995792" office:value-type="string">
            <text:p text:style-name="P349"/>
            <text:p text:style-name="P420">インターバルタイマーを有効化します。</text:p>
          </table:table-cell>
        </table:table-row>
        <table:table-row table:style-name="TableLine2019483008848">
          <table:table-cell table:style-name="TableBox2019482997696" office:value-type="string">
            <text:p text:style-name="P513">書式</text:p>
          </table:table-cell>
          <table:table-cell table:style-name="TableBox2019482995792" office:value-type="string">
            <text:p text:style-name="P349"/>
            <text:p text:style-name="P232"><text:span text:style-name="T255">enable-</text:span><text:span text:style-name="T259">itimer</text:span></text:p>
          </table:table-cell>
        </table:table-row>
        <table:table-row table:style-name="TableLine2019483008576">
          <table:table-cell table:style-name="TableBox2019482997696" office:value-type="string">
            <text:p text:style-name="P513">詳細</text:p>
          </table:table-cell>
          <table:table-cell table:style-name="TableBox2019482995792" office:value-type="string">
            <text:p text:style-name="P349"/>
            <text:p text:style-name="P824">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2019483003680">
          <table:table-cell table:style-name="TableBox2019482997696" office:value-type="string">
            <text:p text:style-name="P513">戻り値</text:p>
          </table:table-cell>
          <table:table-cell table:style-name="TableBox2019482995792" office:value-type="string">
            <text:p text:style-name="P349"/>
            <text:p text:style-name="P349">tを返します。</text:p>
          </table:table-cell>
        </table:table-row>
        <table:table-row table:style-name="TableLine2019483010208">
          <table:table-cell table:style-name="TableBox2019482997696" office:value-type="string">
            <text:p text:style-name="P513">例外</text:p>
          </table:table-cell>
          <table:table-cell table:style-name="TableBox2019482995792" office:value-type="string">
            <text:p text:style-name="P349"/>
            <text:p text:style-name="P349">ErrSyntax: 書式に誤りがあります。</text:p>
          </table:table-cell>
        </table:table-row>
        <table:table-row table:style-name="TableLine2019483004224">
          <table:table-cell table:style-name="TableBox2019482997696" office:value-type="string">
            <text:p text:style-name="P513">使用例</text:p>
          </table:table-cell>
          <table:table-cell table:style-name="TableBox2019482995792" office:value-type="string">
            <text:p text:style-name="P561"/>
            <text:p text:style-name="P561"/>
          </table:table-cell>
        </table:table-row>
      </table:table>
      <text:h text:style-name="P698" text:outline-level="3"/>
      <text:h text:style-name="P792" text:outline-level="3"><text:bookmark-start text:name="__RefHeading___Toc21225_1834471834"/>eq?<text:span text:style-name="T5">　</text:span><text:bookmark-end text:name="__RefHeading___Toc21225_1834471834"/></text:h>
      <text:p text:style-name="P64"/>
      <table:table table:name="表182" table:style-name="表182">
        <table:table-column table:style-name="表182.A"/>
        <table:table-column table:style-name="表182.B"/>
        <table:table-row table:style-name="TableLine2019483001776">
          <table:table-cell table:style-name="TableBox2019483008304" office:value-type="string">
            <text:p text:style-name="P439">説明</text:p>
          </table:table-cell>
          <table:table-cell table:style-name="TableBox2019482998240" office:value-type="string">
            <text:p text:style-name="P250"/>
            <text:p text:style-name="P408">ふたつのオブジェクトが等しいか比較します。</text:p>
          </table:table-cell>
        </table:table-row>
        <table:table-row table:style-name="TableLine2019483009392">
          <table:table-cell table:style-name="TableBox2019483008304" office:value-type="string">
            <text:p text:style-name="P439">書式</text:p>
          </table:table-cell>
          <table:table-cell table:style-name="TableBox2019482998240" office:value-type="string">
            <text:p text:style-name="P250"/>
            <text:p text:style-name="P227"><text:span text:style-name="T255">eq? </text:span><text:span text:style-name="T263">va</text:span><text:span text:style-name="T37">l</text:span><text:span text:style-name="T128">1</text:span><text:span text:style-name="T263"> va</text:span><text:span text:style-name="T37">l</text:span><text:span text:style-name="T128">2</text:span></text:p>
          </table:table-cell>
        </table:table-row>
        <table:table-row table:style-name="TableLine2019482996064">
          <table:table-cell table:style-name="TableBox2019483008304" office:value-type="string">
            <text:p text:style-name="P439">詳細</text:p>
          </table:table-cell>
          <table:table-cell table:style-name="TableBox2019482998240" office:value-type="string">
            <text:p text:style-name="P250"/>
            <text:p text:style-name="P227"><text:span text:style-name="T255">ふたつのオブジェクト</text:span><text:span text:style-name="T263">va</text:span><text:span text:style-name="T37">l</text:span><text:span text:style-name="T128">1</text:span><text:span text:style-name="T263"> va</text:span><text:span text:style-name="T37">l</text:span><text:span text:style-name="T128">2 <text:s/></text:span><text:span text:style-name="T167">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2019483005584">
          <table:table-cell table:style-name="TableBox2019483008304" office:value-type="string">
            <text:p text:style-name="P439">戻り値</text:p>
          </table:table-cell>
          <table:table-cell table:style-name="TableBox2019482998240" office:value-type="string">
            <text:p text:style-name="P250"/>
            <text:p text:style-name="P250">等しければ真を返します。</text:p>
          </table:table-cell>
        </table:table-row>
        <table:table-row table:style-name="TableLine2019483007488">
          <table:table-cell table:style-name="TableBox2019483008304" office:value-type="string">
            <text:p text:style-name="P439">例外</text:p>
          </table:table-cell>
          <table:table-cell table:style-name="TableBox2019482998240" office:value-type="string">
            <text:p text:style-name="P250"/>
            <text:p text:style-name="P250">ErrSyntax: 書式に誤りがあります。</text:p>
          </table:table-cell>
        </table:table-row>
        <table:table-row table:style-name="TableLine2019483006400">
          <table:table-cell table:style-name="TableBox2019483008304" office:value-type="string">
            <text:p text:style-name="P439">使用例</text:p>
          </table:table-cell>
          <table:table-cell table:style-name="TableBox2019482998240" office:value-type="string">
            <text:p text:style-name="P250"/>
            <text:p text:style-name="P250"/>
          </table:table-cell>
        </table:table-row>
      </table:table>
      <text:h text:style-name="P699" text:outline-level="3"/>
      <text:h text:style-name="P789" text:outline-level="3"><text:bookmark-start text:name="__RefHeading__14470_1559979953"/>exec<text:span text:style-name="T5">　</text:span><text:bookmark-end text:name="__RefHeading__14470_1559979953"/></text:h>
      <text:p text:style-name="P64"/>
      <table:table table:name="表117" table:style-name="表117">
        <table:table-column table:style-name="表117.A"/>
        <table:table-column table:style-name="表117.B"/>
        <table:table-row table:style-name="TableLine2019482994976">
          <table:table-cell table:style-name="表117.A1" office:value-type="string">
            <text:p text:style-name="P429">説明</text:p>
          </table:table-cell>
          <table:table-cell table:style-name="表117.A1" office:value-type="string">
            <text:p text:style-name="P234"/>
            <text:p text:style-name="P234">外部プロセスを起動します。</text:p>
          </table:table-cell>
        </table:table-row>
        <table:table-row table:style-name="TableLine2019483010480">
          <table:table-cell table:style-name="表117.A1" office:value-type="string">
            <text:p text:style-name="P429">書式</text:p>
          </table:table-cell>
          <table:table-cell table:style-name="表117.A1" office:value-type="string">
            <text:p text:style-name="P234"/>
            <text:p text:style-name="P234">exec <text:span text:style-name="T53">program</text:span> <text:span text:style-name="T53">args</text:span> ...</text:p>
          </table:table-cell>
        </table:table-row>
        <table:table-row table:style-name="TableLine2019483006128">
          <table:table-cell table:style-name="表117.A1" office:value-type="string">
            <text:p text:style-name="P429">詳細</text:p>
          </table:table-cell>
          <table:table-cell table:style-name="表117.A1" office:value-type="string">
            <text:p text:style-name="P234"/>
            <text:p text:style-name="P234">外部プログラム<text:span text:style-name="T53">program</text:span>を引数<text:span text:style-name="T53">args</text:span>とともに実行します。<text:span text:style-name="T92">program</text:span>、<text:span text:style-name="T53">args</text:span>ともに、指定した値は<text:span text:style-name="T282">Object::</text:span>stringの呼び出しにより文字列化されます。</text:p>
            <text:p text:style-name="P234">外部プログラムは子プロセスとして実行されます。<text:span text:style-name="T4">P</text:span>erfume自身は親プロセスとして、子プロセスが終了するのを待ちます。</text:p>
            <text:p text:style-name="P657">外部プロセスに対して標準入出力を指定する場合は、pipeコマンドを使用します。</text:p>
          </table:table-cell>
        </table:table-row>
        <table:table-row table:style-name="TableLine2019483004496">
          <table:table-cell table:style-name="表117.A1" office:value-type="string">
            <text:p text:style-name="P429">戻り値</text:p>
          </table:table-cell>
          <table:table-cell table:style-name="表117.A1" office:value-type="string">
            <text:p text:style-name="P234"/>
            <text:p text:style-name="P234">子プロセスの終了ステータスが整数値で返ります。</text:p>
          </table:table-cell>
        </table:table-row>
        <table:table-row table:style-name="TableLine2019483009120">
          <table:table-cell table:style-name="表117.A1" office:value-type="string">
            <text:p text:style-name="P429">例外</text:p>
          </table:table-cell>
          <table:table-cell table:style-name="表117.A1" office:value-type="string">
            <text:p text:style-name="P234"/>
            <text:p text:style-name="P234">ErrSyntax: 書式に誤りがあります。</text:p>
          </table:table-cell>
        </table:table-row>
        <table:table-row table:style-name="表117.6">
          <table:table-cell table:style-name="表117.A1" office:value-type="string">
            <text:p text:style-name="P429">使用例</text:p>
          </table:table-cell>
          <table:table-cell table:style-name="表117.A1" office:value-type="string">
            <text:p text:style-name="P542"/>
            <text:p text:style-name="P542">exec ls -l;</text:p>
          </table:table-cell>
        </table:table-row>
        <table:table-row table:style-name="表117.7">
          <table:table-cell table:style-name="表117.A1" office:value-type="string">
            <text:p text:style-name="P429">関連</text:p>
          </table:table-cell>
          <table:table-cell table:style-name="表117.A1" office:value-type="string">
            <text:p text:style-name="P234"/>
            <text:p text:style-name="P630">pipe</text:p>
          </table:table-cell>
        </table:table-row>
      </table:table>
      <text:h text:style-name="P695" text:outline-level="3"/>
      <text:h text:style-name="P789"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2019483009664">
          <table:table-cell table:style-name="TableBox2019482998512" office:value-type="string">
            <text:p text:style-name="P429">説明</text:p>
          </table:table-cell>
          <table:table-cell table:style-name="TableBox2019483006944" office:value-type="string">
            <text:p text:style-name="P234"/>
            <text:p text:style-name="P234">変数が定義されているか調べます。</text:p>
          </table:table-cell>
        </table:table-row>
        <table:table-row table:style-name="TableLine2019482998784">
          <table:table-cell table:style-name="TableBox2019482998512" office:value-type="string">
            <text:p text:style-name="P429">書式</text:p>
          </table:table-cell>
          <table:table-cell table:style-name="TableBox2019483006944" office:value-type="string">
            <text:p text:style-name="P234"/>
            <text:p text:style-name="P234">exists? <text:span text:style-name="T53">var</text:span></text:p>
          </table:table-cell>
        </table:table-row>
        <table:table-row table:style-name="TableLine2019483000688">
          <table:table-cell table:style-name="TableBox2019482998512" office:value-type="string">
            <text:p text:style-name="P429">詳細</text:p>
          </table:table-cell>
          <table:table-cell table:style-name="TableBox2019483006944" office:value-type="string">
            <text:p text:style-name="P234"/>
            <text:p text:style-name="P234">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2019483007760">
          <table:table-cell table:style-name="TableBox2019482998512" office:value-type="string">
            <text:p text:style-name="P429">戻り値</text:p>
          </table:table-cell>
          <table:table-cell table:style-name="TableBox2019483006944" office:value-type="string">
            <text:p text:style-name="P234"/>
            <text:p text:style-name="P234">変数<text:span text:style-name="T53">var</text:span>が定義されている場合tを返します。定義されていない場合nilを返します。</text:p>
          </table:table-cell>
        </table:table-row>
        <table:table-row table:style-name="TableLine2019483004768">
          <table:table-cell table:style-name="TableBox2019482998512" office:value-type="string">
            <text:p text:style-name="P429">例外</text:p>
          </table:table-cell>
          <table:table-cell table:style-name="TableBox2019483006944" office:value-type="string">
            <text:p text:style-name="P234"/>
            <text:p text:style-name="P234">ErrSyntax: 書式に誤りがあります。</text:p>
          </table:table-cell>
        </table:table-row>
        <table:table-row table:style-name="TableLine2019482994704">
          <table:table-cell table:style-name="TableBox2019482998512" office:value-type="string">
            <text:p text:style-name="P429">使用例</text:p>
          </table:table-cell>
          <table:table-cell table:style-name="TableBox2019483006944" office:value-type="string">
            <text:p text:style-name="P542"/>
            <text:p text:style-name="P542">exists? foo;</text:p>
          </table:table-cell>
        </table:table-row>
      </table:table>
      <text:h text:style-name="P695" text:outline-level="3"/>
      <text:h text:style-name="P789"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2019483002864">
          <table:table-cell table:style-name="TableBox2019482993888" office:value-type="string">
            <text:p text:style-name="P429">説明</text:p>
          </table:table-cell>
          <table:table-cell table:style-name="TableBox2019482996608" office:value-type="string">
            <text:p text:style-name="P234"/>
            <text:p text:style-name="P234"><text:span text:style-name="T4">P</text:span>erfumeインタプリタを終了します。</text:p>
          </table:table-cell>
        </table:table-row>
        <table:table-row table:style-name="TableLine2019483008032">
          <table:table-cell table:style-name="TableBox2019482993888" office:value-type="string">
            <text:p text:style-name="P429">書式</text:p>
          </table:table-cell>
          <table:table-cell table:style-name="TableBox2019482996608" office:value-type="string">
            <text:p text:style-name="P234"/>
            <text:p text:style-name="P234">exit [ <text:span text:style-name="T53">status</text:span> ]</text:p>
          </table:table-cell>
        </table:table-row>
        <table:table-row table:style-name="TableLine2019482996880">
          <table:table-cell table:style-name="TableBox2019482993888" office:value-type="string">
            <text:p text:style-name="P429">詳細</text:p>
          </table:table-cell>
          <table:table-cell table:style-name="TableBox2019482996608" office:value-type="string">
            <text:p text:style-name="P234"/>
            <text:p text:style-name="P234"><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2019483011024">
          <table:table-cell table:style-name="TableBox2019482993888" office:value-type="string">
            <text:p text:style-name="P429">戻り値</text:p>
          </table:table-cell>
          <table:table-cell table:style-name="TableBox2019482996608" office:value-type="string">
            <text:p text:style-name="P234"/>
            <text:p text:style-name="P234">ありません。</text:p>
          </table:table-cell>
        </table:table-row>
        <table:table-row table:style-name="TableLine2019482997152">
          <table:table-cell table:style-name="TableBox2019482993888" office:value-type="string">
            <text:p text:style-name="P429">例外</text:p>
          </table:table-cell>
          <table:table-cell table:style-name="TableBox2019482996608" office:value-type="string">
            <text:p text:style-name="P234"/>
            <text:p text:style-name="P234">ErrSyntax: 書式に誤りがあります。</text:p>
          </table:table-cell>
        </table:table-row>
        <table:table-row table:style-name="TableLine2019483002048">
          <table:table-cell table:style-name="TableBox2019482993888" office:value-type="string">
            <text:p text:style-name="P429">使用例</text:p>
          </table:table-cell>
          <table:table-cell table:style-name="TableBox2019482996608" office:value-type="string">
            <text:p text:style-name="P542"/>
            <text:p text:style-name="P542">exit 1;</text:p>
          </table:table-cell>
        </table:table-row>
      </table:table>
      <text:h text:style-name="P695" text:outline-level="3"/>
      <text:h text:style-name="P789"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2019483009936">
          <table:table-cell table:style-name="TableBox2019482999056" office:value-type="string">
            <text:p text:style-name="P429">説明</text:p>
          </table:table-cell>
          <table:table-cell table:style-name="TableBox2019482997424" office:value-type="string">
            <text:p text:style-name="P234"/>
            <text:p text:style-name="P234">nilを返します。</text:p>
          </table:table-cell>
        </table:table-row>
        <table:table-row table:style-name="TableLine2019482994160">
          <table:table-cell table:style-name="TableBox2019482999056" office:value-type="string">
            <text:p text:style-name="P429">書式</text:p>
          </table:table-cell>
          <table:table-cell table:style-name="TableBox2019482997424" office:value-type="string">
            <text:p text:style-name="P234"/>
            <text:p text:style-name="P234">false</text:p>
          </table:table-cell>
        </table:table-row>
        <table:table-row table:style-name="TableLine2019483000144">
          <table:table-cell table:style-name="TableBox2019482999056" office:value-type="string">
            <text:p text:style-name="P429">詳細</text:p>
          </table:table-cell>
          <table:table-cell table:style-name="TableBox2019482997424" office:value-type="string">
            <text:p text:style-name="P234"/>
            <text:p text:style-name="P234">nilを返します。</text:p>
          </table:table-cell>
        </table:table-row>
        <table:table-row table:style-name="TableLine2019483005312">
          <table:table-cell table:style-name="TableBox2019482999056" office:value-type="string">
            <text:p text:style-name="P429">戻り値</text:p>
          </table:table-cell>
          <table:table-cell table:style-name="TableBox2019482997424" office:value-type="string">
            <text:p text:style-name="P234"/>
            <text:p text:style-name="P234">常にnilを返します。</text:p>
          </table:table-cell>
        </table:table-row>
        <table:table-row table:style-name="TableLine2019483000960">
          <table:table-cell table:style-name="TableBox2019482999056" office:value-type="string">
            <text:p text:style-name="P429">例外</text:p>
          </table:table-cell>
          <table:table-cell table:style-name="TableBox2019482997424" office:value-type="string">
            <text:p text:style-name="P234"/>
            <text:p text:style-name="P234">ありません。</text:p>
          </table:table-cell>
        </table:table-row>
        <table:table-row table:style-name="TableLine2019483001232">
          <table:table-cell table:style-name="TableBox2019482999056" office:value-type="string">
            <text:p text:style-name="P429">使用例</text:p>
          </table:table-cell>
          <table:table-cell table:style-name="TableBox2019482997424" office:value-type="string">
            <text:p text:style-name="P542"/>
            <text:p text:style-name="P542">false;</text:p>
          </table:table-cell>
        </table:table-row>
      </table:table>
      <text:h text:style-name="P789" text:outline-level="3"><text:bookmark-start text:name="__RefHeading___Toc19467_2135658563"/>false?<text:span text:style-name="T5">　</text:span><text:bookmark-end text:name="__RefHeading___Toc19467_2135658563"/></text:h>
      <text:p text:style-name="P68"/>
      <table:table table:name="表173" table:style-name="表173">
        <table:table-column table:style-name="表173.A"/>
        <table:table-column table:style-name="表173.B"/>
        <table:table-row table:style-name="TableLine2019482994432">
          <table:table-cell table:style-name="TableBox2019482999328" office:value-type="string">
            <text:p text:style-name="P443">説明</text:p>
          </table:table-cell>
          <table:table-cell table:style-name="TableBox2019483002320" office:value-type="string">
            <text:p text:style-name="P252"/>
            <text:p text:style-name="P252">falseであればtを返します。</text:p>
          </table:table-cell>
        </table:table-row>
        <table:table-row table:style-name="TableLine2019483002592">
          <table:table-cell table:style-name="TableBox2019482999328" office:value-type="string">
            <text:p text:style-name="P443">書式</text:p>
          </table:table-cell>
          <table:table-cell table:style-name="TableBox2019483002320" office:value-type="string">
            <text:p text:style-name="P252"/>
            <text:p text:style-name="P252">false? <text:span text:style-name="T62">var</text:span></text:p>
          </table:table-cell>
        </table:table-row>
        <table:table-row table:style-name="TableLine2019483017824">
          <table:table-cell table:style-name="TableBox2019482999328" office:value-type="string">
            <text:p text:style-name="P443">詳細</text:p>
          </table:table-cell>
          <table:table-cell table:style-name="TableBox2019483002320" office:value-type="string">
            <text:p text:style-name="P252"/>
            <text:p text:style-name="P356">変数<text:span text:style-name="T53">var</text:span>がスコープに存在しないか存在してnilのときにtを返します。</text:p>
          </table:table-cell>
        </table:table-row>
        <table:table-row table:style-name="TableLine2019483018368">
          <table:table-cell table:style-name="TableBox2019482999328" office:value-type="string">
            <text:p text:style-name="P443">戻り値</text:p>
          </table:table-cell>
          <table:table-cell table:style-name="TableBox2019483002320" office:value-type="string">
            <text:p text:style-name="P252"/>
            <text:p text:style-name="P356">変数<text:span text:style-name="T53">var</text:span>がスコープに存在しないか存在してnilのときにtを返します。</text:p>
          </table:table-cell>
        </table:table-row>
        <table:table-row table:style-name="TableLine2019483017552">
          <table:table-cell table:style-name="TableBox2019482999328" office:value-type="string">
            <text:p text:style-name="P443">例外</text:p>
          </table:table-cell>
          <table:table-cell table:style-name="TableBox2019483002320" office:value-type="string">
            <text:p text:style-name="P252"/>
            <text:p text:style-name="P252">ありません。</text:p>
          </table:table-cell>
        </table:table-row>
        <table:table-row table:style-name="TableLine2019483026256">
          <table:table-cell table:style-name="TableBox2019482999328" office:value-type="string">
            <text:p text:style-name="P443">使用例</text:p>
          </table:table-cell>
          <table:table-cell table:style-name="TableBox2019483002320" office:value-type="string">
            <text:p text:style-name="P252"/>
            <text:p text:style-name="P252"/>
          </table:table-cell>
        </table:table-row>
      </table:table>
      <text:h text:style-name="P767" text:outline-level="3"/>
      <text:h text:style-name="P789"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2019482995520">
          <table:table-cell table:style-name="TableBox2019483021632" office:value-type="string">
            <text:p text:style-name="P429">説明</text:p>
          </table:table-cell>
          <table:table-cell table:style-name="TableBox2019483011296" office:value-type="string">
            <text:p text:style-name="P234"/>
            <text:p text:style-name="P234">ファイルに関する調査および操作を行います。</text:p>
          </table:table-cell>
        </table:table-row>
        <table:table-row table:style-name="TableLine2019483026800">
          <table:table-cell table:style-name="TableBox2019483021632" office:value-type="string">
            <text:p text:style-name="P428">書式</text:p>
          </table:table-cell>
          <table:table-cell table:style-name="TableBox2019483011296" office:value-type="string">
            <text:p text:style-name="P233"/>
            <text:p text:style-name="P233">file ?</text:p>
            <text:p text:style-name="P403">file exists?<text:span text:style-name="T122"> "</text:span><text:span text:style-name="T97">file </text:span><text:span text:style-name="T122">"</text:span></text:p>
            <text:p text:style-name="P403">file dir?<text:span text:style-name="T122"> "</text:span><text:span text:style-name="T97">file </text:span><text:span text:style-name="T122">"</text:span></text:p>
            <text:p text:style-name="P403">file read?<text:span text:style-name="T122"> "</text:span><text:span text:style-name="T97">file </text:span><text:span text:style-name="T122">"</text:span></text:p>
            <text:p text:style-name="P403">file write?<text:span text:style-name="T122"> "</text:span><text:span text:style-name="T97">file </text:span><text:span text:style-name="T122">"</text:span></text:p>
            <text:p text:style-name="P403">file exec?<text:span text:style-name="T122"> "</text:span><text:span text:style-name="T97">file </text:span><text:span text:style-name="T122">"</text:span></text:p>
            <text:p text:style-name="P385">file<text:span text:style-name="T228"> stat </text:span><text:span text:style-name="T24">"</text:span><text:span text:style-name="T76">file </text:span><text:span text:style-name="T122">"</text:span></text:p>
            <text:p text:style-name="P403">file list [ <text:span text:style-name="T5">"</text:span><text:span text:style-name="T53">directory </text:span><text:span text:style-name="T122">" </text:span>]</text:p>
            <text:p text:style-name="P403">file<text:span text:style-name="T228"> rm</text:span><text:span text:style-name="T122"> "</text:span><text:span text:style-name="T97">file </text:span><text:span text:style-name="T122">"</text:span></text:p>
            <text:p text:style-name="P385">file rmdir <text:span text:style-name="T5">"</text:span><text:span text:style-name="T53">directory </text:span><text:span text:style-name="T117">"</text:span></text:p>
            <text:p text:style-name="P385">file<text:span text:style-name="T228"> rename </text:span><text:span text:style-name="T122">"</text:span><text:span text:style-name="T77">from-</text:span><text:span text:style-name="T76">file </text:span><text:span text:style-name="T122">"</text:span><text:span text:style-name="T112"> <text:s/></text:span><text:span text:style-name="T122">"</text:span><text:span text:style-name="T77">to-</text:span><text:span text:style-name="T76">file </text:span><text:span text:style-name="T122">"</text:span></text:p>
            <text:p text:style-name="P388">file mkdir <text:span text:style-name="T5">"</text:span><text:span text:style-name="T53">directory </text:span><text:span text:style-name="T117">"</text:span><text:span text:style-name="T93"> <text:s/></text:span><text:span text:style-name="T53">mode</text:span></text:p>
            <text:p text:style-name="P388"><text:span text:style-name="T99">file </text:span><text:span text:style-name="T111">chmod</text:span><text:span text:style-name="T99"> </text:span><text:span text:style-name="T117">"</text:span><text:span text:style-name="T77">file </text:span><text:span text:style-name="T117">" </text:span><text:span text:style-name="T53">mode</text:span></text:p>
          </table:table-cell>
        </table:table-row>
        <table:table-row table:style-name="TableLine2019483023808">
          <table:table-cell table:style-name="TableBox2019483021632" office:value-type="string">
            <text:p text:style-name="P429">詳細</text:p>
          </table:table-cell>
          <table:table-cell table:style-name="TableBox2019483011296" office:value-type="string">
            <text:p text:style-name="P233"/>
            <text:p text:style-name="P233">ファイルの調査および操作を行います。第1引数により目的の動作を指定します。以下、第1引数の値による動作を説明します。</text:p>
            <text:p text:style-name="P233">? … ヘルプを表示します。</text:p>
            <text:p text:style-name="P233">exists? ... 第2引数で指定したファイルが存在する場合、tを返します。</text:p>
            <text:p text:style-name="P233">dir? ... 第2引数で指定したファイルがディレクトリの場合、tを返します。</text:p>
            <text:p text:style-name="P233">read? ... 第2引数で指定したファイルが読込み可能な場合、tを返します。</text:p>
            <text:p text:style-name="P233">write? ... 第2引数で指定したファイルが書込み可能な場合、tを返します。</text:p>
            <text:p text:style-name="P233">exec? ... 第2引数で指定したファイルが実行可能な場合、tを返します。</text:p>
            <text:p text:style-name="P233"><text:span text:style-name="T236">exists? / dir? / read? / write? / exec? / exists? はい</text:span>ずれもt以外の場合はnilを返します。</text:p>
            <text:p text:style-name="P573"><text:span text:style-name="T260">stat</text:span><text:span text:style-name="T254"> ... 第2引数で指定したファイルのステータスのリストを返します。ファイルのステータス</text:span><text:span text:style-name="T43">の例を以下に示します</text:span><text:span text:style-name="T254">。</text:span></text:p>
            <text:p text:style-name="P623">((dev-major . 0) (dev-mainor . 2) (inode . 2251799813904373) </text:p>
            <text:p text:style-name="P623"><text:s/>(mode . 16877) (link . 1) (uid . 1000) (gid . 1000) (device . 0) </text:p>
            <text:p text:style-name="P623"><text:s/>(size . 4096) (block-size . 4096) (blocks . 0) (atime . 1512798475) </text:p>
            <text:p text:style-name="P624"><text:s/>(mtime . 1544184546) (ctime . 1544184546) (type . <text:span text:style-name="T5">"</text:span>d<text:span text:style-name="T5">"</text:span>) (perm . 493)</text:p>
            <text:p text:style-name="P624"><text:s/><text:span text:style-name="T236">(symbolic-link . </text:span><text:span text:style-name="T25">"</text:span><text:span text:style-name="T236">symlink-name</text:span><text:span text:style-name="T25">"</text:span><text:span text:style-name="T236">)</text:span>)</text:p>
            <text:p text:style-name="P385"><text:soft-page-break/>詳細については、fstat(2)を参照してください。typeとpermについては、modeから求めた値が設定されます。<text:span text:style-name="T236">symbolic-linkはtypeが </text:span><text:span text:style-name="T25">"</text:span><text:span text:style-name="T236">l</text:span><text:span text:style-name="T25">"</text:span><text:span text:style-name="T236"> の時に設定されます。</text:span></text:p>
            <text:p text:style-name="P385">list ... 第2引数で指定したディレクトリのエントリ一覧のリストを返します。第2引数を省略した場合は、<text:span text:style-name="T5">"</text:span>.<text:span text:style-name="T5">"</text:span> （カレントディレクトリ）となります。</text:p>
            <text:p text:style-name="P233"><text:span text:style-name="T229">rm</text:span> ... <text:span text:style-name="T5">第2引数で指定したファイルを削除します。成功するとtが返ります。</text:span></text:p>
            <text:p text:style-name="P233"><text:span text:style-name="T229">rmdir</text:span> ... <text:span text:style-name="T5">第2引数で指定したディレクトリを削除します。成功するとtが返ります。</text:span></text:p>
            <text:p text:style-name="P233"><text:span text:style-name="T229">rename</text:span> ... <text:span text:style-name="T5">第2引数で指定したファイル名を第3引数で指定したファイル名に変更します。成功するとtが返ります。</text:span></text:p>
            <text:p text:style-name="P233"><text:span text:style-name="T229">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3"><text:span text:style-name="T229">chmod</text:span> ... <text:span text:style-name="T5">第2引数で指定したファイルのパーミッションを第3引数で指定したパーミッションに変更します。成功するとtが返ります。</text:span></text:p>
            <text:p text:style-name="P389">各ファイル名の文字コードエンコーディングは、グローバル変数DEFAULT_DIRENT_ENCODINGにより指定します。<text:span text:style-name="T5">既定</text:span>値はUTF-8です。</text:p>
          </table:table-cell>
        </table:table-row>
        <table:table-row table:style-name="TableLine2019483019184">
          <table:table-cell table:style-name="TableBox2019483021632" office:value-type="string">
            <text:p text:style-name="P429">戻り値</text:p>
          </table:table-cell>
          <table:table-cell table:style-name="TableBox2019483011296" office:value-type="string">
            <text:p text:style-name="P234"/>
            <text:p text:style-name="P234">詳細を参照のこと。</text:p>
          </table:table-cell>
        </table:table-row>
        <table:table-row table:style-name="TableLine2019483019456">
          <table:table-cell table:style-name="TableBox2019483021632" office:value-type="string">
            <text:p text:style-name="P429">例外</text:p>
          </table:table-cell>
          <table:table-cell table:style-name="TableBox2019483011296" office:value-type="string">
            <text:p text:style-name="P234"/>
            <text:p text:style-name="P234">ErrSyntax: 書式に誤りがあります。</text:p>
            <text:p text:style-name="P234">ErrFileAccess: ファイルアクセス権限がありません。</text:p>
            <text:p text:style-name="P256">ErrSysCall: ファイルアクセス時にシステムコールでエラーが発生しました。</text:p>
          </table:table-cell>
        </table:table-row>
        <table:table-row table:style-name="TableLine2019483020272">
          <table:table-cell table:style-name="TableBox2019483021632" office:value-type="string">
            <text:p text:style-name="P429">使用例</text:p>
          </table:table-cell>
          <table:table-cell table:style-name="TableBox2019483011296" office:value-type="string">
            <text:p text:style-name="P542"/>
            <text:p text:style-name="P542">file exists? "foo.txt";</text:p>
            <text:p text:style-name="P542"><text:tab/><text:tab/># <text:span text:style-name="T231">→</text:span> t or nil</text:p>
            <text:p text:style-name="P542">file list "/";</text:p>
            <text:p text:style-name="P542"><text:tab/><text:tab/># <text:span text:style-name="T231">→</text:span> return root directory files <text:span text:style-name="T288">list</text:span></text:p>
          </table:table-cell>
        </table:table-row>
      </table:table>
      <text:h text:style-name="P695" text:outline-level="3"/>
      <text:h text:style-name="P789" text:outline-level="3"><text:bookmark-start text:name="__RefHeading___Toc21227_1834471834"/>fork<text:span text:style-name="T5">　</text:span><text:bookmark-end text:name="__RefHeading___Toc21227_1834471834"/></text:h>
      <text:p text:style-name="P64"/>
      <table:table table:name="表183" table:style-name="表183">
        <table:table-column table:style-name="表183.A"/>
        <table:table-column table:style-name="表183.B"/>
        <table:table-row table:style-name="TableLine2019483018096">
          <table:table-cell table:style-name="表183.A1" office:value-type="string">
            <text:p text:style-name="P439">説明</text:p>
          </table:table-cell>
          <table:table-cell table:style-name="表183.A1" office:value-type="string">
            <text:p text:style-name="P250"/>
            <text:p text:style-name="P250">プロセスを生成します。</text:p>
          </table:table-cell>
        </table:table-row>
        <table:table-row table:style-name="TableLine2019483021904">
          <table:table-cell table:style-name="表183.A1" office:value-type="string">
            <text:p text:style-name="P439">書式</text:p>
          </table:table-cell>
          <table:table-cell table:style-name="表183.A1" office:value-type="string">
            <text:p text:style-name="P250"/>
            <text:p text:style-name="P250">fork</text:p>
          </table:table-cell>
        </table:table-row>
        <table:table-row table:style-name="TableLine2019483022720">
          <table:table-cell table:style-name="表183.A1" office:value-type="string">
            <text:p text:style-name="P439">詳細</text:p>
          </table:table-cell>
          <table:table-cell table:style-name="表183.A1" office:value-type="string">
            <text:p text:style-name="P250"/>
            <text:p text:style-name="P250">UNIXプロセスを生成します。</text:p>
          </table:table-cell>
        </table:table-row>
        <table:table-row table:style-name="TableLine2019483022176">
          <table:table-cell table:style-name="表183.A1" office:value-type="string">
            <text:p text:style-name="P439">戻り値</text:p>
          </table:table-cell>
          <table:table-cell table:style-name="表183.A1" office:value-type="string">
            <text:p text:style-name="P159"/>
            <text:p text:style-name="P159">親プロセスの場合は子プロセスのプロセスidが返ります。子プロセスの場合は0が返ります。</text:p>
          </table:table-cell>
        </table:table-row>
        <table:table-row table:style-name="TableLine2019483025168">
          <table:table-cell table:style-name="表183.A1" office:value-type="string">
            <text:p text:style-name="P439">例外</text:p>
          </table:table-cell>
          <table:table-cell table:style-name="表183.A1" office:value-type="string">
            <text:p text:style-name="P250"/>
            <text:p text:style-name="P250">ErrSyntax: 書式に誤りがあります。</text:p>
            <text:p text:style-name="P250">ErrSysCall: システムコールでエラーが発生しました。</text:p>
          </table:table-cell>
        </table:table-row>
        <table:table-row table:style-name="TableLine2019483027072">
          <table:table-cell table:style-name="表183.A1" office:value-type="string">
            <text:p text:style-name="P439">使用例</text:p>
          </table:table-cell>
          <table:table-cell table:style-name="表183.A1" office:value-type="string">
            <text:p text:style-name="P250"/>
            <text:p text:style-name="P250"/>
          </table:table-cell>
        </table:table-row>
        <table:table-row table:style-name="TableLine2019483024080">
          <table:table-cell table:style-name="表183.A1" office:value-type="string">
            <text:p text:style-name="P439">関連</text:p>
          </table:table-cell>
          <table:table-cell table:style-name="表183.A1" office:value-type="string">
            <text:p text:style-name="P24"/>
            <text:p text:style-name="P24">fork-exec</text:p>
            <text:p text:style-name="P24">wait</text:p>
          </table:table-cell>
        </table:table-row>
      </table:table>
      <text:h text:style-name="P699" text:outline-level="3"/>
      <text:h text:style-name="P789"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2019483011840">
          <table:table-cell table:style-name="表42.A1" office:value-type="string">
            <text:p text:style-name="P429">説明</text:p>
          </table:table-cell>
          <table:table-cell table:style-name="表42.A1" office:value-type="string">
            <text:p text:style-name="P234"/>
            <text:p text:style-name="P234">プロセスを生成し外部プログラムを実行します。</text:p>
          </table:table-cell>
        </table:table-row>
        <table:table-row table:style-name="TableLine2019483022992">
          <table:table-cell table:style-name="表42.A1" office:value-type="string">
            <text:p text:style-name="P429">書式</text:p>
          </table:table-cell>
          <table:table-cell table:style-name="表42.A1" office:value-type="string">
            <text:p text:style-name="P234"/>
            <text:p text:style-name="P257">fork-exec <text:span text:style-name="T53">command</text:span> <text:s/><text:span text:style-name="T185">[ </text:span><text:span text:style-name="T59">args</text:span><text:span text:style-name="T185"> … <text:s/>| ( </text:span><text:span text:style-name="T59">args</text:span><text:span text:style-name="T185"> … <text:s/>) ]</text:span></text:p>
          </table:table-cell>
        </table:table-row>
        <table:table-row table:style-name="TableLine2019483012112">
          <table:table-cell table:style-name="表42.A1" office:value-type="string">
            <text:p text:style-name="P429">詳細</text:p>
          </table:table-cell>
          <table:table-cell table:style-name="表42.A1" office:value-type="string">
            <text:p text:style-name="P234"/>
            <text:p text:style-name="P234">UNIXプロセスを生成し、子プロセスとして <text:span text:style-name="T59">command</text:span><text:span text:style-name="T185"> を</text:span><text:span text:style-name="T59">args </text:span><text:span text:style-name="T185">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233">親プロセスは子プロセスの終了をwaitコマンドで完了させる必要があります。</text:p>
            <text:p text:style-name="P389">コマンド名および引数の文字コードエンコーディングは、グローバル変数DEFAULT_DIRENT_ENCODINGにより指定します。<text:span text:style-name="T5">既定</text:span>値はUTF-8です。</text:p>
          </table:table-cell>
        </table:table-row>
        <table:table-row table:style-name="TableLine2019483020544">
          <table:table-cell table:style-name="表42.A1" office:value-type="string">
            <text:p text:style-name="P429">戻り値</text:p>
          </table:table-cell>
          <table:table-cell table:style-name="表42.A1" office:value-type="string">
            <text:p text:style-name="P24"/>
            <text:p text:style-name="P24">以下の形式のリストが返ります。</text:p>
            <text:p text:style-name="P617">((pid . <text:span text:style-name="T53">PID</text:span> ) (left . <text:span text:style-name="T53">OUTPUT-FD</text:span> ) (right . <text:span text:style-name="T53">INPUT-FD</text:span> ) </text:p>
            <text:p text:style-name="P617"><text:s/>(<text:span text:style-name="T238">error</text:span> . <text:span text:style-name="T82">ERROR</text:span><text:span text:style-name="T53">-FD</text:span> ))</text:p>
            <text:p text:style-name="P160"><text:span text:style-name="T53">PID</text:span> … 子プロセスのプロセスid</text:p>
            <text:p text:style-name="P160"><text:span text:style-name="T53">OUTPUT-FD</text:span> … 親プロセスから子プロセスの標準入力へデータを渡すためのファイル記述子。</text:p>
            <text:p text:style-name="P160"><text:span text:style-name="T53">INPUT-FD</text:span> … 子プロセスの標準出力から親プロセスへデータを渡すためのファイル記述子。</text:p>
            <text:p text:style-name="P162"><text:span text:style-name="T53">ERROR-FD</text:span> … 子プロセスのエラー出力から親プロセスへデータを渡すためのファイル記述子。</text:p>
          </table:table-cell>
        </table:table-row>
        <table:table-row table:style-name="TableLine2019483014560">
          <table:table-cell table:style-name="表42.A1" office:value-type="string">
            <text:p text:style-name="P429">例外</text:p>
          </table:table-cell>
          <table:table-cell table:style-name="表42.A1" office:value-type="string">
            <text:p text:style-name="P234"/>
            <text:p text:style-name="P234">ErrSyntax: 書式に誤りがあります。</text:p>
            <text:p text:style-name="P234">ErrSysCall: システムコールでエラーが発生しました。</text:p>
          </table:table-cell>
        </table:table-row>
        <table:table-row table:style-name="TableLine2019483024624">
          <table:table-cell table:style-name="表42.A1" office:value-type="string">
            <text:p text:style-name="P429">使用例</text:p>
          </table:table-cell>
          <table:table-cell table:style-name="表42.A1" office:value-type="string">
            <text:p text:style-name="P234"/>
          </table:table-cell>
        </table:table-row>
        <table:table-row table:style-name="TableLine2019483019728">
          <table:table-cell table:style-name="表42.A1" office:value-type="string">
            <text:p text:style-name="P429">関連</text:p>
          </table:table-cell>
          <table:table-cell table:style-name="表42.A1" office:value-type="string">
            <text:p text:style-name="P24"/>
            <text:p text:style-name="P24">fork</text:p>
            <text:p text:style-name="P24">spawn</text:p>
            <text:p text:style-name="P24">wait</text:p>
          </table:table-cell>
        </table:table-row>
      </table:table>
      <text:h text:style-name="P695" text:outline-level="3"/>
      <text:h text:style-name="P789"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2019483013744">
          <table:table-cell table:style-name="TableBox2019483014016" office:value-type="string">
            <text:p text:style-name="P429">説明</text:p>
          </table:table-cell>
          <table:table-cell table:style-name="TableBox2019483024896" office:value-type="string">
            <text:p text:style-name="P234"/>
            <text:p text:style-name="P234">無名の関数を定義します。</text:p>
          </table:table-cell>
        </table:table-row>
        <table:table-row table:style-name="TableLine2019483015104">
          <table:table-cell table:style-name="TableBox2019483014016" office:value-type="string">
            <text:p text:style-name="P429">書式</text:p>
          </table:table-cell>
          <table:table-cell table:style-name="TableBox2019483024896" office:value-type="string">
            <text:p text:style-name="P234"/>
            <text:p text:style-name="P234">fun ( <text:span text:style-name="T53">argspec</text:span> ) { <text:span text:style-name="T53">body</text:span> }</text:p>
            <text:p text:style-name="P258"><text:tab/><text:span text:style-name="T53">argspec</text:span> : [ <text:span text:style-name="T53">posargs</text:span> ... ] [ <text:span text:style-name="T53">keyword</text:span><text:span text:style-name="T99">: </text:span><text:span text:style-name="T53">keyargs </text:span>... ]</text:p>
            <text:p text:style-name="P258"><text:tab/><text:tab/>[ args: <text:span text:style-name="T53">restarg</text:span> ] <text:s/><text:span text:style-name="T193">| <text:s/>*</text:span></text:p>
            <text:p text:style-name="P234"><text:tab/><text:span text:style-name="T53">posargs</text:span> : <text:span text:style-name="T53">symbol</text:span> | &amp;<text:span text:style-name="T53">symbol</text:span></text:p>
            <text:p text:style-name="P234"><text:tab/><text:span text:style-name="T53">keyargs</text:span> : <text:span text:style-name="T53">symbol</text:span> | &amp;<text:span text:style-name="T53">symbol</text:span></text:p>
            <text:p text:style-name="P234"><text:span text:style-name="T53"><text:tab/>restarg </text:span><text:span text:style-name="T99">:</text:span><text:span text:style-name="T53"> symbol</text:span></text:p>
          </table:table-cell>
        </table:table-row>
        <table:table-row table:style-name="TableLine2019483027344">
          <table:table-cell table:style-name="TableBox2019483014016" office:value-type="string">
            <text:p text:style-name="P429">詳細</text:p>
          </table:table-cell>
          <table:table-cell table:style-name="TableBox2019483024896" office:value-type="string">
            <text:p text:style-name="P234"/>
            <text:p text:style-name="P234">名前無し関数を定義します。引数定義<text:span text:style-name="T53">argspec</text:span>に関しては、「4.10 引数」を参照ください。</text:p>
            <text:p text:style-name="P234"><text:span text:style-name="T53">body</text:span>には、関数本体のスクリプトを記述します。</text:p>
          </table:table-cell>
        </table:table-row>
        <table:table-row table:style-name="TableLine2019483025440">
          <table:table-cell table:style-name="TableBox2019483014016" office:value-type="string">
            <text:p text:style-name="P429">戻り値</text:p>
          </table:table-cell>
          <table:table-cell table:style-name="TableBox2019483024896" office:value-type="string">
            <text:p text:style-name="P234"/>
            <text:p text:style-name="P234">生成された関数を返します。</text:p>
          </table:table-cell>
        </table:table-row>
        <table:table-row table:style-name="TableLine2019483020000">
          <table:table-cell table:style-name="TableBox2019483014016" office:value-type="string">
            <text:p text:style-name="P429">例外</text:p>
          </table:table-cell>
          <table:table-cell table:style-name="TableBox2019483024896" office:value-type="string">
            <text:p text:style-name="P234"/>
            <text:p text:style-name="P234">ErrSyntax: 書式に誤りがあります。</text:p>
          </table:table-cell>
        </table:table-row>
        <table:table-row table:style-name="TableLine2019483014288">
          <table:table-cell table:style-name="TableBox2019483014016" office:value-type="string">
            <text:p text:style-name="P429">使用例</text:p>
          </table:table-cell>
          <table:table-cell table:style-name="TableBox2019483024896" office:value-type="string">
            <text:p text:style-name="P522"/>
            <text:p text:style-name="P522">defun foo (n) {</text:p>
            <text:p text:style-name="P522"><text:s text:c="2"/>fun (i) {$n ++ $i}</text:p>
            <text:p text:style-name="P522">};</text:p>
            <text:p text:style-name="P522">set x [foo 100];</text:p>
            <text:p text:style-name="P522">$x 10;<text:tab/><text:tab/># <text:span text:style-name="T231">→</text:span> 110</text:p>
            <text:p text:style-name="P522">$x 10;<text:tab/><text:tab/># <text:span text:style-name="T231">→</text:span> 120</text:p>
          </table:table-cell>
        </table:table-row>
      </table:table>
      <text:h text:style-name="P789" text:outline-level="3"><text:bookmark-start text:name="__RefHeading__14354_1847744091"/>func? 　<text:bookmark-end text:name="__RefHeading__14354_1847744091"/></text:h>
      <text:p text:style-name="P57"/>
      <table:table table:name="Table27" table:style-name="Table27">
        <table:table-column table:style-name="Table27.A"/>
        <table:table-column table:style-name="Table27.B"/>
        <table:table-row table:style-name="TableLine2019483014832">
          <table:table-cell table:style-name="TableBox2019483025712" office:value-type="string">
            <text:p text:style-name="P433">説明</text:p>
          </table:table-cell>
          <table:table-cell table:style-name="TableBox2019483018912" office:value-type="string">
            <text:p text:style-name="P239"/>
            <text:p text:style-name="P239">関数型データであれば真を返します。</text:p>
          </table:table-cell>
        </table:table-row>
        <table:table-row table:style-name="TableLine2019483015648">
          <table:table-cell table:style-name="TableBox2019483025712" office:value-type="string">
            <text:p text:style-name="P433">書式</text:p>
          </table:table-cell>
          <table:table-cell table:style-name="TableBox2019483018912" office:value-type="string">
            <text:p text:style-name="P239"/>
            <text:p text:style-name="P239">func? <text:s/><text:span text:style-name="T53"><text:s/>var <text:s/></text:span></text:p>
          </table:table-cell>
        </table:table-row>
        <table:table-row table:style-name="TableLine2019483023264">
          <table:table-cell table:style-name="TableBox2019483025712" office:value-type="string">
            <text:p text:style-name="P433">詳細</text:p>
          </table:table-cell>
          <table:table-cell table:style-name="TableBox2019483018912" office:value-type="string">
            <text:p text:style-name="P239"/>
            <text:p text:style-name="P239"><text:span text:style-name="T53">var</text:span>が関数型データであれば真を返します。</text:p>
          </table:table-cell>
        </table:table-row>
        <table:table-row table:style-name="TableLine2019483015920">
          <table:table-cell table:style-name="TableBox2019483025712" office:value-type="string">
            <text:p text:style-name="P433">戻り値</text:p>
          </table:table-cell>
          <table:table-cell table:style-name="TableBox2019483018912" office:value-type="string">
            <text:p text:style-name="P239"/>
            <text:p text:style-name="P239"><text:span text:style-name="T53">var</text:span>が関数型データであれば真を返します。</text:p>
          </table:table-cell>
        </table:table-row>
        <table:table-row table:style-name="TableLine2019483016192">
          <table:table-cell table:style-name="TableBox2019483025712" office:value-type="string">
            <text:p text:style-name="P433">例外</text:p>
          </table:table-cell>
          <table:table-cell table:style-name="TableBox2019483018912" office:value-type="string">
            <text:p text:style-name="P239"/>
            <text:p text:style-name="P239">ErrSyntax: 書式に誤りがあります。</text:p>
          </table:table-cell>
        </table:table-row>
        <table:table-row table:style-name="TableLine2019483025984">
          <table:table-cell table:style-name="TableBox2019483025712" office:value-type="string">
            <text:p text:style-name="P433">使用例</text:p>
          </table:table-cell>
          <table:table-cell table:style-name="TableBox2019483018912" office:value-type="string">
            <text:p text:style-name="P546"/>
            <text:p text:style-name="P546">func? [fun () {}]; <text:s/># → t</text:p>
          </table:table-cell>
        </table:table-row>
      </table:table>
      <text:h text:style-name="P789" text:outline-level="3"><text:bookmark-start text:name="__RefHeading___Toc21200_780634474"/>gc　<text:bookmark-end text:name="__RefHeading___Toc21200_780634474"/></text:h>
      <text:p text:style-name="P69"/>
      <table:table table:name="表192" table:style-name="表192">
        <table:table-column table:style-name="表192.A"/>
        <table:table-column table:style-name="表192.B"/>
        <table:table-row table:style-name="TableLine2019483016464">
          <table:table-cell table:style-name="TableBox2019483017008" office:value-type="string">
            <text:p text:style-name="P444">説明</text:p>
          </table:table-cell>
          <table:table-cell table:style-name="TableBox2019483027888" office:value-type="string">
            <text:p text:style-name="P259"/>
            <text:p text:style-name="P410">ガベージコレクションを起動します。</text:p>
          </table:table-cell>
        </table:table-row>
        <table:table-row table:style-name="TableLine2019483017280">
          <table:table-cell table:style-name="TableBox2019483017008" office:value-type="string">
            <text:p text:style-name="P444">書式</text:p>
          </table:table-cell>
          <table:table-cell table:style-name="TableBox2019483027888" office:value-type="string">
            <text:p text:style-name="P259"/>
            <text:p text:style-name="P259">gc</text:p>
          </table:table-cell>
        </table:table-row>
        <table:table-row table:style-name="TableLine2019483011568">
          <table:table-cell table:style-name="TableBox2019483017008" office:value-type="string">
            <text:p text:style-name="P444">詳細</text:p>
          </table:table-cell>
          <table:table-cell table:style-name="TableBox2019483027888" office:value-type="string">
            <text:p text:style-name="P259"/>
            <text:p text:style-name="P519">ガベージコレクションを起動します。</text:p>
          </table:table-cell>
        </table:table-row>
        <table:table-row table:style-name="TableLine2019483028160">
          <table:table-cell table:style-name="TableBox2019483017008" office:value-type="string">
            <text:p text:style-name="P444">戻り値</text:p>
          </table:table-cell>
          <table:table-cell table:style-name="TableBox2019483027888" office:value-type="string">
            <text:p text:style-name="P259"/>
            <text:p text:style-name="P259">常にnilを返します。</text:p>
          </table:table-cell>
        </table:table-row>
        <table:table-row table:style-name="TableLine2019483021088">
          <table:table-cell table:style-name="TableBox2019483017008" office:value-type="string">
            <text:p text:style-name="P444">例外</text:p>
          </table:table-cell>
          <table:table-cell table:style-name="TableBox2019483027888" office:value-type="string">
            <text:p text:style-name="P259"/>
            <text:p text:style-name="P259"/>
          </table:table-cell>
        </table:table-row>
        <table:table-row table:style-name="TableLine2019483012384">
          <table:table-cell table:style-name="TableBox2019483017008" office:value-type="string">
            <text:p text:style-name="P444">使用例</text:p>
          </table:table-cell>
          <table:table-cell table:style-name="TableBox2019483027888" office:value-type="string">
            <text:p text:style-name="P259"/>
            <text:p text:style-name="P259"/>
          </table:table-cell>
        </table:table-row>
      </table:table>
      <text:h text:style-name="P735" text:outline-level="3"/>
      <text:h text:style-name="P789" text:outline-level="3"><text:bookmark-start text:name="__RefHeading__14914_1847744091"/>g<text:span text:style-name="T198">lob</text:span>　<text:bookmark-end text:name="__RefHeading__14914_1847744091"/></text:h>
      <text:p text:style-name="P69"/>
      <table:table table:name="Table39" table:style-name="Table39">
        <table:table-column table:style-name="Table39.A"/>
        <table:table-column table:style-name="Table39.B"/>
        <table:table-row table:style-name="TableLine2019483021360">
          <table:table-cell table:style-name="TableBox2019483012928" office:value-type="string">
            <text:p text:style-name="P445">説明</text:p>
          </table:table-cell>
          <table:table-cell table:style-name="TableBox2019483013472" office:value-type="string">
            <text:p text:style-name="P260"/>
            <text:p text:style-name="P411">指定したパスと正規表現でファイルリストを返します。</text:p>
          </table:table-cell>
        </table:table-row>
        <table:table-row table:style-name="TableLine2019483034416">
          <table:table-cell table:style-name="TableBox2019483012928" office:value-type="string">
            <text:p text:style-name="P445">書式</text:p>
          </table:table-cell>
          <table:table-cell table:style-name="TableBox2019483013472" office:value-type="string">
            <text:p text:style-name="P260"/>
            <text:p text:style-name="P384">glob [ " [ <text:span text:style-name="T53">path</text:span> / ] [ <text:span text:style-name="T53">regex</text:span> ] " ]</text:p>
          </table:table-cell>
        </table:table-row>
        <table:table-row table:style-name="TableLine2019483031968">
          <table:table-cell table:style-name="TableBox2019483012928" office:value-type="string">
            <text:p text:style-name="P445">詳細</text:p>
          </table:table-cell>
          <table:table-cell table:style-name="TableBox2019483013472"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199"><text:span text:style-name="T264">path</text:span><text:span text:style-name="T254">を省略した場合はカレントディレクトリ</text:span><text:span text:style-name="T283"> </text:span><text:span text:style-name="T51">"</text:span><text:span text:style-name="T283">./</text:span><text:span text:style-name="T51">"</text:span><text:span text:style-name="T283"> </text:span><text:span text:style-name="T254">が指定されたことになります。</text:span></text:p>
            <text:p text:style-name="P185"><text:span text:style-name="T53">regex</text:span>を省略した場合は、全てのファイル<text:span text:style-name="T283"> </text:span><text:span text:style-name="T51">"</text:span><text:span text:style-name="T283">.*</text:span><text:span text:style-name="T51">"</text:span><text:span text:style-name="T283"> </text:span>が指定されたことになります。</text:p>
            <text:p text:style-name="P163">両方省略された場合は、カレントディレクトリの全てのファイルが指定されたことになります。</text:p>
            <text:p text:style-name="P164">UNIXの同名のライブラリとは異なり、パターンの指定方法は正規表現となります。</text:p>
          </table:table-cell>
        </table:table-row>
        <table:table-row table:style-name="TableLine2019483041216">
          <table:table-cell table:style-name="TableBox2019483012928" office:value-type="string">
            <text:p text:style-name="P445">戻り値</text:p>
          </table:table-cell>
          <table:table-cell table:style-name="TableBox2019483013472" office:value-type="string">
            <text:p text:style-name="P260"/>
            <text:p text:style-name="P260">ファイル名のリストを返します。</text:p>
          </table:table-cell>
        </table:table-row>
        <table:table-row table:style-name="TableLine2019483036864">
          <table:table-cell table:style-name="TableBox2019483012928" office:value-type="string">
            <text:p text:style-name="P445">例外</text:p>
          </table:table-cell>
          <table:table-cell table:style-name="TableBox2019483013472" office:value-type="string">
            <text:p text:style-name="P260"/>
            <text:p text:style-name="P260"/>
          </table:table-cell>
        </table:table-row>
        <table:table-row table:style-name="TableLine2019483033600">
          <table:table-cell table:style-name="TableBox2019483012928" office:value-type="string">
            <text:p text:style-name="P445">使用例</text:p>
          </table:table-cell>
          <table:table-cell table:style-name="TableBox2019483013472" office:value-type="string">
            <text:p text:style-name="P547"/>
            <text:p text:style-name="P678"><text:span text:style-name="T277">g</text:span><text:span text:style-name="T276">lob </text:span><text:span text:style-name="T49">"</text:span><text:span text:style-name="T277">../.*\.[ch]$</text:span><text:span text:style-name="T49">"</text:span></text:p>
          </table:table-cell>
        </table:table-row>
      </table:table>
      <text:h text:style-name="P789" text:outline-level="3"><text:bookmark-start text:name="__RefHeading__14916_1847744091"/>goto　<text:bookmark-end text:name="__RefHeading__14916_1847744091"/></text:h>
      <text:p text:style-name="P70"/>
      <table:table table:name="Table40" table:style-name="Table40">
        <table:table-column table:style-name="Table40.A"/>
        <table:table-column table:style-name="Table40.B"/>
        <table:table-row table:style-name="TableLine2019483013200">
          <table:table-cell table:style-name="TableBox2019483039856" office:value-type="string">
            <text:p text:style-name="P446">説明</text:p>
          </table:table-cell>
          <table:table-cell table:style-name="TableBox2019483031424" office:value-type="string">
            <text:p text:style-name="P261"/>
            <text:p text:style-name="P412">現在のスタックフレームのまま指定した関数に制御を移します。</text:p>
          </table:table-cell>
        </table:table-row>
        <table:table-row table:style-name="TableLine2019483040400">
          <table:table-cell table:style-name="TableBox2019483039856" office:value-type="string">
            <text:p text:style-name="P446">書式</text:p>
          </table:table-cell>
          <table:table-cell table:style-name="TableBox2019483031424" office:value-type="string">
            <text:p text:style-name="P261"/>
            <text:p text:style-name="P261">goto <text:span text:style-name="T53">function-name</text:span> [ <text:span text:style-name="T53">args</text:span> ... ]</text:p>
            <text:p text:style-name="P262">goto <text:span text:style-name="T66">object method</text:span> [ <text:span text:style-name="T53">args</text:span> ... ]</text:p>
          </table:table-cell>
        </table:table-row>
        <table:table-row table:style-name="TableLine2019483032784">
          <table:table-cell table:style-name="TableBox2019483039856" office:value-type="string">
            <text:p text:style-name="P446">詳細</text:p>
          </table:table-cell>
          <table:table-cell table:style-name="TableBox2019483031424" office:value-type="string">
            <text:p text:style-name="P261"/>
            <text:p text:style-name="P261"><text:span text:style-name="T165">現在の呼び出しスタックフレームのまま</text:span><text:span text:style-name="T162">function-name</text:span><text:span text:style-name="T166">または </text:span><text:span text:style-name="T164">object:</text:span><text:span text:style-name="T163">: <text:s/>method </text:span><text:span text:style-name="T165">を呼び出します。</text:span><text:span text:style-name="T162">function-name</text:span><text:span text:style-name="T166">または </text:span><text:span text:style-name="T163">method</text:span><text:span text:style-name="T166"> </text:span><text:span text:style-name="T165">に仮引数が定義されている場合は、</text:span><text:span text:style-name="T162">args</text:span><text:span text:style-name="T165">により与える必要があります。</text:span></text:p>
            <text:p text:style-name="P520">本コマンドにより末尾再帰呼び出しをプログラムレベルで実現できます。</text:p>
          </table:table-cell>
        </table:table-row>
        <table:table-row table:style-name="TableLine2019483036320">
          <table:table-cell table:style-name="TableBox2019483039856" office:value-type="string">
            <text:p text:style-name="P446">戻り値</text:p>
          </table:table-cell>
          <table:table-cell table:style-name="TableBox2019483031424" office:value-type="string">
            <text:p text:style-name="P261"/>
            <text:p text:style-name="P261">本コマンドの戻り値はありません。</text:p>
          </table:table-cell>
        </table:table-row>
        <table:table-row table:style-name="TableLine2019483028704">
          <table:table-cell table:style-name="TableBox2019483039856" office:value-type="string">
            <text:p text:style-name="P446">例外</text:p>
          </table:table-cell>
          <table:table-cell table:style-name="TableBox2019483031424" office:value-type="string">
            <text:p text:style-name="P261"/>
            <text:p text:style-name="P261">関数呼び出しに伴うエラーと同等のエラーが発生します（引数の不一致など）。</text:p>
          </table:table-cell>
        </table:table-row>
        <table:table-row table:style-name="TableLine2019483033056">
          <table:table-cell table:style-name="TableBox2019483039856" office:value-type="string">
            <text:p text:style-name="P446">使用例</text:p>
          </table:table-cell>
          <table:table-cell table:style-name="TableBox2019483031424" office:value-type="string">
            <text:p text:style-name="P261"/>
            <text:p text:style-name="P261"/>
          </table:table-cell>
        </table:table-row>
      </table:table>
      <text:h text:style-name="P736" text:outline-level="3"/>
      <text:h text:style-name="P789"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2019483038768">
          <table:table-cell table:style-name="TableBox2019483040128" office:value-type="string">
            <text:p text:style-name="P429">説明</text:p>
          </table:table-cell>
          <table:table-cell table:style-name="TableBox2019483034144" office:value-type="string">
            <text:p text:style-name="P234"/>
            <text:p text:style-name="P234">条件により処理を分岐します。</text:p>
          </table:table-cell>
        </table:table-row>
        <table:table-row table:style-name="TableLine2019483039584">
          <table:table-cell table:style-name="TableBox2019483040128" office:value-type="string">
            <text:p text:style-name="P429">書式</text:p>
          </table:table-cell>
          <table:table-cell table:style-name="TableBox2019483034144" office:value-type="string">
            <text:p text:style-name="P234"/>
            <text:p text:style-name="P234">if <text:span text:style-name="T53">exp</text:span><text:span text:style-name="T99"> </text:span><text:span text:style-name="T105">[ </text:span><text:span text:style-name="T99">then: </text:span><text:span text:style-name="T53">then-block </text:span><text:span text:style-name="T105">]</text:span><text:span text:style-name="T53"> </text:span><text:span text:style-name="T99">[ else: </text:span><text:span text:style-name="T53">else-block </text:span><text:span text:style-name="T99"><text:s/>] <text:tab/>… (書式1)</text:span></text:p>
            <text:p text:style-name="P248">if <text:span text:style-name="T53">exp</text:span><text:span text:style-name="T99"> </text:span><text:span text:style-name="T53">then-block </text:span><text:span text:style-name="T99">[ </text:span><text:span text:style-name="T53">else-block </text:span><text:span text:style-name="T99"><text:s/>] <text:tab/><text:tab/><text:tab/>… (書式2)</text:span></text:p>
            <text:p text:style-name="P263"><text:span text:style-name="T99"><text:tab/></text:span><text:span text:style-name="T53">exp </text:span><text:span text:style-name="T99">: </text:span><text:span text:style-name="T53">value</text:span><text:span text:style-name="T99"> | { </text:span><text:span text:style-name="T53">block</text:span><text:span text:style-name="T99"> }</text:span></text:p>
            <text:p text:style-name="P234"><text:span text:style-name="T99"><text:tab/></text:span><text:span text:style-name="T53">then-block</text:span><text:span text:style-name="T99"> : </text:span><text:span text:style-name="T53">value</text:span><text:span text:style-name="T99"> | { </text:span><text:span text:style-name="T53">block</text:span><text:span text:style-name="T99"> }</text:span></text:p>
            <text:p text:style-name="P234"><text:span text:style-name="T99"><text:tab/></text:span><text:span text:style-name="T53">else-block</text:span><text:span text:style-name="T99"> : </text:span><text:span text:style-name="T53">value</text:span><text:span text:style-name="T99"> | { </text:span><text:span text:style-name="T53">block</text:span><text:span text:style-name="T99"> }</text:span></text:p>
          </table:table-cell>
        </table:table-row>
        <table:table-row table:style-name="TableLine2019483039040">
          <table:table-cell table:style-name="TableBox2019483040128" office:value-type="string">
            <text:p text:style-name="P429">詳細</text:p>
          </table:table-cell>
          <table:table-cell table:style-name="TableBox2019483034144" office:value-type="string">
            <text:p text:style-name="P234"/>
            <text:p text:style-name="P234"><text:span text:style-name="T53">exp</text:span>を評価し、非nilの場合<text:span text:style-name="T53">then-block</text:span>を実行します。nilの場合は<text:span text:style-name="T53">else-block</text:span>を実行します。</text:p>
            <text:p text:style-name="P234"><text:span text:style-name="T53">exp</text:span>は、値もしくは処理ブロックを指定します。処理ブロックの場合は、そのブロックを実行した結果がnilかどうかを判定します。</text:p>
            <text:p text:style-name="P234"><text:span text:style-name="T53">then-block</text:span><text:span text:style-name="T99">および</text:span><text:span text:style-name="T53">else-block</text:span>は、値もしくは処理ブロックを指定します。処理ブロックを指定した場合は、そのブロックを実行します。</text:p>
            <text:p text:style-name="P658">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2019483028976">
          <table:table-cell table:style-name="TableBox2019483040128" office:value-type="string">
            <text:p text:style-name="P429">戻り値</text:p>
          </table:table-cell>
          <table:table-cell table:style-name="TableBox2019483034144" office:value-type="string">
            <text:p text:style-name="P234"/>
            <text:p text:style-name="P234">実行された<text:span text:style-name="T53">then</text:span>-<text:span text:style-name="T53">block</text:span><text:span text:style-name="T99">もしくは</text:span><text:span text:style-name="T53">else-block</text:span>の値となります。実行すべきブロックが指定されていなかった場合は、nilが返ります。</text:p>
          </table:table-cell>
        </table:table-row>
        <table:table-row table:style-name="TableLine2019483037136">
          <table:table-cell table:style-name="TableBox2019483040128" office:value-type="string">
            <text:p text:style-name="P429">例外</text:p>
          </table:table-cell>
          <table:table-cell table:style-name="TableBox2019483034144" office:value-type="string">
            <text:p text:style-name="P234"/>
            <text:p text:style-name="P234">ErrSyntax: 書式に誤りがあります。</text:p>
          </table:table-cell>
        </table:table-row>
        <table:table-row table:style-name="TableLine2019483037952">
          <table:table-cell table:style-name="TableBox2019483040128" office:value-type="string">
            <text:p text:style-name="P429">使用例</text:p>
          </table:table-cell>
          <table:table-cell table:style-name="TableBox2019483034144" office:value-type="string">
            <text:p text:style-name="P522"/>
            <text:p text:style-name="P522">if {$i = 0} then: {</text:p>
            <text:p text:style-name="P522"><text:s text:c="2"/># do-something</text:p>
            <text:p text:style-name="P522">} else: {</text:p>
            <text:p text:style-name="P522"><text:s text:c="2"/># do-otherwise</text:p>
            <text:p text:style-name="P522">};<text:line-break/></text:p>
            <text:p text:style-name="P674">if {$i = 0} {# do-something} {# do-otherwise}</text:p>
          </table:table-cell>
        </table:table-row>
      </table:table>
      <text:h text:style-name="P695" text:outline-level="3"/>
      <text:h text:style-name="P789"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2019483032512">
          <table:table-cell table:style-name="TableBox2019483031152" office:value-type="string">
            <text:p text:style-name="P429">説明</text:p>
          </table:table-cell>
          <table:table-cell table:style-name="TableBox2019483029248" office:value-type="string">
            <text:p text:style-name="P234"/>
            <text:p text:style-name="P234">インタプリタの情報を返します。</text:p>
          </table:table-cell>
        </table:table-row>
        <table:table-row table:style-name="TableLine2019483038496">
          <table:table-cell table:style-name="TableBox2019483031152" office:value-type="string">
            <text:p text:style-name="P429">書式</text:p>
          </table:table-cell>
          <table:table-cell table:style-name="TableBox2019483029248" office:value-type="string">
            <text:p text:style-name="P234"/>
            <text:p text:style-name="P234">info local | closure | self | func | class | global | script</text:p>
          </table:table-cell>
        </table:table-row>
        <table:table-row table:style-name="TableLine2019483035776">
          <table:table-cell table:style-name="TableBox2019483031152" office:value-type="string">
            <text:p text:style-name="P429">詳細</text:p>
          </table:table-cell>
          <table:table-cell table:style-name="TableBox2019483029248" office:value-type="string">
            <text:p text:style-name="P234"/>
            <text:p text:style-name="P234">インタプリタに関する情報をリストで返します。第1引数の内容により動作が変わります。以下、第1引数の内容による機能を示します。</text:p>
            <text:p text:style-name="P234">local ... 現在のローカル変数のシンボルリストを返します。</text:p>
            <text:p text:style-name="P234">closure ... 現在のクロージャのスコープにあるローカル変数のシンボルリストを返します。</text:p>
            <text:p text:style-name="P234">self ... カレントオブジェクトのインスタンス変数のシンボルリストを返します。</text:p>
            <text:p text:style-name="P234">func ... 組み込みコマンド、ユーザ定義関数のシンボルリストを返します。</text:p>
            <text:p text:style-name="P234">class ... クラスのシンボルリストを返します。</text:p>
            <text:p text:style-name="P234">global ... グローバル変数のシンボルリストを返します。</text:p>
            <text:p text:style-name="P234">script ... ロードされたスクリプトのリストを返します。</text:p>
          </table:table-cell>
        </table:table-row>
        <table:table-row table:style-name="TableLine2019483037408">
          <table:table-cell table:style-name="TableBox2019483031152" office:value-type="string">
            <text:p text:style-name="P429">戻り値</text:p>
          </table:table-cell>
          <table:table-cell table:style-name="TableBox2019483029248" office:value-type="string">
            <text:p text:style-name="P234"/>
            <text:p text:style-name="P234">指定した引数によります。詳細参照のこと。</text:p>
          </table:table-cell>
        </table:table-row>
        <table:table-row table:style-name="TableLine2019483033872">
          <table:table-cell table:style-name="TableBox2019483031152" office:value-type="string">
            <text:p text:style-name="P429">例外</text:p>
          </table:table-cell>
          <table:table-cell table:style-name="TableBox2019483029248" office:value-type="string">
            <text:p text:style-name="P234"/>
            <text:p text:style-name="P234">ErrSyntax: 書式に誤りがあります。</text:p>
          </table:table-cell>
        </table:table-row>
        <table:table-row table:style-name="TableLine2019483034688">
          <table:table-cell table:style-name="TableBox2019483031152" office:value-type="string">
            <text:p text:style-name="P429">使用例</text:p>
          </table:table-cell>
          <table:table-cell table:style-name="TableBox2019483029248" office:value-type="string">
            <text:p text:style-name="P522"/>
            <text:p text:style-name="P522"># 全ての変数の一覧をリスト化</text:p>
            <text:p text:style-name="P522">[info local] concat [info closure] [info self] [info global];</text:p>
            <text:p text:style-name="P522"/>
            <text:p text:style-name="P522"># 関数の一覧</text:p>
            <text:p text:style-name="P522">info func;</text:p>
          </table:table-cell>
        </table:table-row>
      </table:table>
      <text:h text:style-name="P789" text:outline-level="3"><text:bookmark-start text:name="__RefHeading__14356_1847744091"/>integer?　<text:bookmark-end text:name="__RefHeading__14356_1847744091"/></text:h>
      <text:p text:style-name="P71"/>
      <table:table table:name="Table28" table:style-name="Table28">
        <table:table-column table:style-name="Table28.A"/>
        <table:table-column table:style-name="Table28.B"/>
        <table:table-row table:style-name="TableLine2019483040672">
          <table:table-cell table:style-name="TableBox2019483035504" office:value-type="string">
            <text:p text:style-name="P447">説明</text:p>
          </table:table-cell>
          <table:table-cell table:style-name="TableBox2019483035232" office:value-type="string">
            <text:p text:style-name="P264"/>
            <text:p text:style-name="P264">整数型データであれば真を返します。</text:p>
          </table:table-cell>
        </table:table-row>
        <table:table-row table:style-name="TableLine2019483036048">
          <table:table-cell table:style-name="TableBox2019483035504" office:value-type="string">
            <text:p text:style-name="P447">書式</text:p>
          </table:table-cell>
          <table:table-cell table:style-name="TableBox2019483035232" office:value-type="string">
            <text:p text:style-name="P264"/>
            <text:p text:style-name="P228"><text:span text:style-name="T255">integer? </text:span><text:span text:style-name="T263">va</text:span><text:span text:style-name="T38">l</text:span><text:span text:style-name="T263"> <text:s/></text:span></text:p>
          </table:table-cell>
        </table:table-row>
        <table:table-row table:style-name="TableLine2019483039312">
          <table:table-cell table:style-name="TableBox2019483035504" office:value-type="string">
            <text:p text:style-name="P447">詳細</text:p>
          </table:table-cell>
          <table:table-cell table:style-name="TableBox2019483035232" office:value-type="string">
            <text:p text:style-name="P264"/>
            <text:p text:style-name="P228"><text:span text:style-name="T263">va</text:span><text:span text:style-name="T38">l</text:span><text:span text:style-name="T255">が整数型データであれば真を返します。</text:span></text:p>
          </table:table-cell>
        </table:table-row>
        <table:table-row table:style-name="TableLine2019483040944">
          <table:table-cell table:style-name="TableBox2019483035504" office:value-type="string">
            <text:p text:style-name="P447">戻り値</text:p>
          </table:table-cell>
          <table:table-cell table:style-name="TableBox2019483035232" office:value-type="string">
            <text:p text:style-name="P264"/>
            <text:p text:style-name="P228"><text:span text:style-name="T263">va</text:span><text:span text:style-name="T38">l</text:span><text:span text:style-name="T255">が整数型データであれば真を返します。</text:span></text:p>
          </table:table-cell>
        </table:table-row>
        <table:table-row table:style-name="TableLine2019483029520">
          <table:table-cell table:style-name="TableBox2019483035504" office:value-type="string">
            <text:p text:style-name="P447">例外</text:p>
          </table:table-cell>
          <table:table-cell table:style-name="TableBox2019483035232" office:value-type="string">
            <text:p text:style-name="P264"/>
            <text:p text:style-name="P264">ErrSyntax: 書式に誤りがあります。</text:p>
          </table:table-cell>
        </table:table-row>
        <table:table-row table:style-name="TableLine2019483036592">
          <table:table-cell table:style-name="TableBox2019483035504" office:value-type="string">
            <text:p text:style-name="P447">使用例</text:p>
          </table:table-cell>
          <table:table-cell table:style-name="TableBox2019483035232" office:value-type="string">
            <text:p text:style-name="P264"/>
            <text:p text:style-name="P264"/>
          </table:table-cell>
        </table:table-row>
      </table:table>
      <text:h text:style-name="P754" text:outline-level="3"/>
      <text:h text:style-name="P789"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2019483034960">
          <table:table-cell table:style-name="TableBox2019483041488" office:value-type="string">
            <text:p text:style-name="P429">説明</text:p>
          </table:table-cell>
          <table:table-cell table:style-name="TableBox2019483030064" office:value-type="string">
            <text:p text:style-name="P234"/>
            <text:p text:style-name="P234">遅延評価ブロックの生成</text:p>
          </table:table-cell>
        </table:table-row>
        <table:table-row table:style-name="TableLine2019483030336">
          <table:table-cell table:style-name="TableBox2019483041488" office:value-type="string">
            <text:p text:style-name="P429">書式</text:p>
          </table:table-cell>
          <table:table-cell table:style-name="TableBox2019483030064" office:value-type="string">
            <text:p text:style-name="P234"/>
            <text:p text:style-name="P234">lazy { <text:span text:style-name="T53">block</text:span> }</text:p>
          </table:table-cell>
        </table:table-row>
        <table:table-row table:style-name="TableLine2019483030608">
          <table:table-cell table:style-name="TableBox2019483041488" office:value-type="string">
            <text:p text:style-name="P429">詳細</text:p>
          </table:table-cell>
          <table:table-cell table:style-name="TableBox2019483030064" office:value-type="string">
            <text:p text:style-name="P234"/>
            <text:p text:style-name="P234">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2">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2019483030880">
          <table:table-cell table:style-name="TableBox2019483041488" office:value-type="string">
            <text:p text:style-name="P429">戻り値</text:p>
          </table:table-cell>
          <table:table-cell table:style-name="TableBox2019483030064" office:value-type="string">
            <text:p text:style-name="P234"/>
            <text:p text:style-name="P234">遅延評価ブロックが返ります。</text:p>
          </table:table-cell>
        </table:table-row>
        <table:table-row table:style-name="TableLine2019482077584">
          <table:table-cell table:style-name="TableBox2019483041488" office:value-type="string">
            <text:p text:style-name="P429">例外</text:p>
          </table:table-cell>
          <table:table-cell table:style-name="TableBox2019483030064" office:value-type="string">
            <text:p text:style-name="P234"/>
            <text:p text:style-name="P234">ErrSyntax: 書式に誤りがあります。</text:p>
          </table:table-cell>
        </table:table-row>
        <table:table-row table:style-name="TableLine2019484330496">
          <table:table-cell table:style-name="TableBox2019483041488" office:value-type="string">
            <text:p text:style-name="P429">使用例</text:p>
          </table:table-cell>
          <table:table-cell table:style-name="TableBox2019483030064" office:value-type="string">
            <text:p text:style-name="P542"/>
            <text:p text:style-name="P542">set foo [lazy {println "foo"; result 123}];</text:p>
            <text:p text:style-name="P542">println $foo;<text:tab/><text:tab/># <text:span text:style-name="T231">→</text:span> display "foo" and 123</text:p>
            <text:p text:style-name="P542">println $foo;<text:tab/><text:tab/># <text:span text:style-name="T231">→</text:span> display 123</text:p>
          </table:table-cell>
        </table:table-row>
      </table:table>
      <text:h text:style-name="P789" text:outline-level="3"><text:bookmark-start text:name="__RefHeading__14358_1847744091"/>list?　<text:bookmark-end text:name="__RefHeading__14358_1847744091"/></text:h>
      <text:p text:style-name="P71"/>
      <table:table table:name="Table29" table:style-name="Table29">
        <table:table-column table:style-name="Table29.A"/>
        <table:table-column table:style-name="Table29.B"/>
        <table:table-row table:style-name="TableLine2019484328048">
          <table:table-cell table:style-name="TableBox2019484333216" office:value-type="string">
            <text:p text:style-name="P447">説明</text:p>
          </table:table-cell>
          <table:table-cell table:style-name="TableBox2019484341104" office:value-type="string">
            <text:p text:style-name="P264"/>
            <text:p text:style-name="P264">リスト型データであれば真を返します。</text:p>
          </table:table-cell>
        </table:table-row>
        <table:table-row table:style-name="TableLine2019484336208">
          <table:table-cell table:style-name="TableBox2019484333216" office:value-type="string">
            <text:p text:style-name="P447">書式</text:p>
          </table:table-cell>
          <table:table-cell table:style-name="TableBox2019484341104" office:value-type="string">
            <text:p text:style-name="P264"/>
            <text:p text:style-name="P228"><text:span text:style-name="T255">list? </text:span><text:span text:style-name="T263">va</text:span><text:span text:style-name="T38">l</text:span><text:span text:style-name="T263"> <text:s/></text:span></text:p>
          </table:table-cell>
        </table:table-row>
        <table:table-row table:style-name="TableLine2019484333488">
          <table:table-cell table:style-name="TableBox2019484333216" office:value-type="string">
            <text:p text:style-name="P447">詳細</text:p>
          </table:table-cell>
          <table:table-cell table:style-name="TableBox2019484341104" office:value-type="string">
            <text:p text:style-name="P264"/>
            <text:p text:style-name="P228"><text:span text:style-name="T263">va</text:span><text:span text:style-name="T38">l</text:span><text:span text:style-name="T255">がリスト型データであれば真を返します。</text:span></text:p>
          </table:table-cell>
        </table:table-row>
        <table:table-row table:style-name="TableLine2019484328320">
          <table:table-cell table:style-name="TableBox2019484333216" office:value-type="string">
            <text:p text:style-name="P447">戻り値</text:p>
          </table:table-cell>
          <table:table-cell table:style-name="TableBox2019484341104" office:value-type="string">
            <text:p text:style-name="P264"/>
            <text:p text:style-name="P228"><text:span text:style-name="T263">va</text:span><text:span text:style-name="T38">l</text:span><text:span text:style-name="T255">がリスト型データであれば真を返します。</text:span></text:p>
          </table:table-cell>
        </table:table-row>
        <table:table-row table:style-name="TableLine2019484334848">
          <table:table-cell table:style-name="TableBox2019484333216" office:value-type="string">
            <text:p text:style-name="P447">例外</text:p>
          </table:table-cell>
          <table:table-cell table:style-name="TableBox2019484341104" office:value-type="string">
            <text:p text:style-name="P264"/>
            <text:p text:style-name="P264">ErrSyntax: 書式に誤りがあります。</text:p>
          </table:table-cell>
        </table:table-row>
        <table:table-row table:style-name="TableLine2019484332128">
          <table:table-cell table:style-name="TableBox2019484333216" office:value-type="string">
            <text:p text:style-name="P447">使用例</text:p>
          </table:table-cell>
          <table:table-cell table:style-name="TableBox2019484341104" office:value-type="string">
            <text:p text:style-name="P264"/>
            <text:p text:style-name="P264"/>
          </table:table-cell>
        </table:table-row>
      </table:table>
      <text:h text:style-name="P754" text:outline-level="3"/>
      <text:h text:style-name="P789" text:outline-level="3"><text:bookmark-start text:name="__RefHeading___Toc19469_2135658563"/>load<text:span text:style-name="T5">　</text:span><text:bookmark-end text:name="__RefHeading___Toc19469_2135658563"/></text:h>
      <text:p text:style-name="P72"/>
      <table:table table:name="表156" table:style-name="表156">
        <table:table-column table:style-name="表156.A"/>
        <table:table-column table:style-name="表156.B"/>
        <table:table-row table:style-name="TableLine2019484339200">
          <table:table-cell table:style-name="TableBox2019484334304" office:value-type="string">
            <text:p text:style-name="P448">説明</text:p>
          </table:table-cell>
          <table:table-cell table:style-name="TableBox2019484331040" office:value-type="string">
            <text:p text:style-name="P265"/>
            <text:p text:style-name="P265">スクリプトをロードします。</text:p>
          </table:table-cell>
        </table:table-row>
        <table:table-row table:style-name="TableLine2019484332400">
          <table:table-cell table:style-name="TableBox2019484334304" office:value-type="string">
            <text:p text:style-name="P448">書式</text:p>
          </table:table-cell>
          <table:table-cell table:style-name="TableBox2019484331040" office:value-type="string">
            <text:p text:style-name="P265"/>
            <text:p text:style-name="P242">load [ :notrace ] "<text:span text:style-name="T53">script </text:span><text:span text:style-name="T99">"</text:span></text:p>
          </table:table-cell>
        </table:table-row>
        <table:table-row table:style-name="TableLine2019484331312">
          <table:table-cell table:style-name="TableBox2019484334304" office:value-type="string">
            <text:p text:style-name="P448">詳細</text:p>
          </table:table-cell>
          <table:table-cell table:style-name="TableBox2019484331040" office:value-type="string">
            <text:p text:style-name="P265"/>
            <text:p text:style-name="P266"><text:span text:style-name="T53">script</text:span><text:span text:style-name="T99">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643">:notrace を指定することにより、トレース情報をシステムに残しません。</text:p>
          </table:table-cell>
        </table:table-row>
        <table:table-row table:style-name="TableLine2019484324784">
          <table:table-cell table:style-name="TableBox2019484334304" office:value-type="string">
            <text:p text:style-name="P448">戻り値</text:p>
          </table:table-cell>
          <table:table-cell table:style-name="TableBox2019484331040" office:value-type="string">
            <text:p text:style-name="P265"/>
            <text:p text:style-name="P265">スクリプトidが返されます。</text:p>
          </table:table-cell>
        </table:table-row>
        <table:table-row table:style-name="TableLine2019484325872">
          <table:table-cell table:style-name="TableBox2019484334304" office:value-type="string">
            <text:p text:style-name="P448">例外</text:p>
          </table:table-cell>
          <table:table-cell table:style-name="TableBox2019484331040"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style-name="TableLine2019484332672">
          <table:table-cell table:style-name="TableBox2019484334304" office:value-type="string">
            <text:p text:style-name="P448">使用例</text:p>
          </table:table-cell>
          <table:table-cell table:style-name="TableBox2019484331040" office:value-type="string">
            <text:p text:style-name="P548"/>
            <text:p text:style-name="P548">load "lib/ls.prfm";</text:p>
          </table:table-cell>
        </table:table-row>
      </table:table>
      <text:h text:style-name="P737" text:outline-level="3"/>
      <text:h text:style-name="P789" text:outline-level="3"><text:bookmark-start text:name="__RefHeading___Toc19471_2135658563"/>load-<text:span text:style-name="T186">func</text:span><text:span text:style-name="T5">　</text:span><text:bookmark-end text:name="__RefHeading___Toc19471_2135658563"/></text:h>
      <text:p text:style-name="P72"/>
      <table:table table:name="表163" table:style-name="表163">
        <table:table-column table:style-name="表163.A"/>
        <table:table-column table:style-name="表163.B"/>
        <table:table-row table:style-name="TableLine2019484327232">
          <table:table-cell table:style-name="表163.A1" office:value-type="string">
            <text:p text:style-name="P448">説明</text:p>
          </table:table-cell>
          <table:table-cell table:style-name="表163.A1" office:value-type="string">
            <text:p text:style-name="P265"/>
            <text:p text:style-name="P265">関数をロードします。</text:p>
          </table:table-cell>
        </table:table-row>
        <table:table-row table:style-name="TableLine2019484336752">
          <table:table-cell table:style-name="表163.A1" office:value-type="string">
            <text:p text:style-name="P448">書式</text:p>
          </table:table-cell>
          <table:table-cell table:style-name="表163.A1" office:value-type="string">
            <text:p text:style-name="P265"/>
            <text:p text:style-name="P165">load-<text:span text:style-name="T186">func</text:span> <text:span text:style-name="T186">[ </text:span>:<text:span text:style-name="T186">force ]</text:span> <text:span text:style-name="T53">func</text:span></text:p>
          </table:table-cell>
        </table:table-row>
        <table:table-row table:style-name="TableLine2019484332944">
          <table:table-cell table:style-name="表163.A1" office:value-type="string">
            <text:p text:style-name="P448">詳細</text:p>
          </table:table-cell>
          <table:table-cell table:style-name="表163.A1" office:value-type="string">
            <text:p text:style-name="P265"/>
            <text:p text:style-name="P265"><text:span text:style-name="T60">func</text:span><text:span text:style-name="T99">で示される関数</text:span>ファイルをロードします。ロードするディレクトリはグローバル変数LIB_PATHで示されるパスのリストを順に試します。</text:p>
            <text:p text:style-name="P638">既にロードされている場合は再度ロードしませんが、:<text:span text:style-name="T186">force オプションを指定すると強制的にロードします。</text:span></text:p>
          </table:table-cell>
        </table:table-row>
        <table:table-row table:style-name="TableLine2019484335392">
          <table:table-cell table:style-name="表163.A1" office:value-type="string">
            <text:p text:style-name="P448">戻り値</text:p>
          </table:table-cell>
          <table:table-cell table:style-name="表163.A1" office:value-type="string">
            <text:p text:style-name="P265"/>
            <text:p text:style-name="P265">tを返します。</text:p>
          </table:table-cell>
        </table:table-row>
        <table:table-row table:style-name="TableLine2019484337296">
          <table:table-cell table:style-name="表163.A1" office:value-type="string">
            <text:p text:style-name="P448">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style-name="TableLine2019484340832">
          <table:table-cell table:style-name="表163.A1" office:value-type="string">
            <text:p text:style-name="P448">使用例</text:p>
          </table:table-cell>
          <table:table-cell table:style-name="表163.A1" office:value-type="string">
            <text:p text:style-name="P265"/>
            <text:p text:style-name="P265"/>
          </table:table-cell>
        </table:table-row>
        <table:table-row table:style-name="TableLine2019484335664">
          <table:table-cell table:style-name="表163.A1" office:value-type="string">
            <text:p text:style-name="P515">関連</text:p>
          </table:table-cell>
          <table:table-cell table:style-name="表163.A1" office:value-type="string">
            <text:p text:style-name="P265"/>
            <text:p text:style-name="P659">load</text:p>
          </table:table-cell>
        </table:table-row>
      </table:table>
      <text:h text:style-name="P737" text:outline-level="3"/>
      <text:h text:style-name="P789" text:outline-level="3"><text:bookmark-start text:name="__RefHeading__14490_1559979953"/>load-class<text:span text:style-name="T5">　</text:span><text:bookmark-end text:name="__RefHeading__14490_1559979953"/></text:h>
      <text:p text:style-name="P72"/>
      <table:table table:name="表47" table:style-name="表47">
        <table:table-column table:style-name="表47.A"/>
        <table:table-column table:style-name="表47.B"/>
        <table:table-row table:style-name="TableLine2019484330768">
          <table:table-cell table:style-name="表47.A1" office:value-type="string">
            <text:p text:style-name="P429">説明</text:p>
          </table:table-cell>
          <table:table-cell table:style-name="表47.A1" office:value-type="string">
            <text:p text:style-name="P234"/>
            <text:p text:style-name="P234">クラスをロードします。</text:p>
          </table:table-cell>
        </table:table-row>
        <table:table-row table:style-name="TableLine2019484337568">
          <table:table-cell table:style-name="表47.A1" office:value-type="string">
            <text:p text:style-name="P429">書式</text:p>
          </table:table-cell>
          <table:table-cell table:style-name="表47.A1" office:value-type="string">
            <text:p text:style-name="P234"/>
            <text:p text:style-name="P24">load-<text:span text:style-name="T186">class</text:span> <text:span text:style-name="T186">[ </text:span>:<text:span text:style-name="T186">force ]</text:span> <text:span text:style-name="T60">class</text:span></text:p>
          </table:table-cell>
        </table:table-row>
        <table:table-row table:style-name="TableLine2019484331584">
          <table:table-cell table:style-name="表47.A1" office:value-type="string">
            <text:p text:style-name="P429">詳細</text:p>
          </table:table-cell>
          <table:table-cell table:style-name="表47.A1" office:value-type="string">
            <text:p text:style-name="P234"/>
            <text:p text:style-name="P234"><text:span text:style-name="T60">class</text:span><text:span text:style-name="T99">で示される関数</text:span><text:span text:style-name="T104">クラス</text:span>をロードします。ロードするディレクトリはグローバル変数LIB_PATHで示されるパスのリストを順に試します。</text:p>
            <text:p text:style-name="P630">既にロードされている場合は再度ロードしませんが、:<text:span text:style-name="T186">force オプションを指定すると強制的にロードします。</text:span></text:p>
          </table:table-cell>
        </table:table-row>
        <table:table-row table:style-name="TableLine2019484331856">
          <table:table-cell table:style-name="表47.A1" office:value-type="string">
            <text:p text:style-name="P429">戻り値</text:p>
          </table:table-cell>
          <table:table-cell table:style-name="表47.A1" office:value-type="string">
            <text:p text:style-name="P234"/>
            <text:p text:style-name="P234">tを返します。</text:p>
          </table:table-cell>
        </table:table-row>
        <table:table-row table:style-name="TableLine2019484336480">
          <table:table-cell table:style-name="表47.A1" office:value-type="string">
            <text:p text:style-name="P429">例外</text:p>
          </table:table-cell>
          <table:table-cell table:style-name="表47.A1" office:value-type="string">
            <text:p text:style-name="P234"/>
            <text:p text:style-name="P234">ErrSyntax: 書式に誤りがあります。</text:p>
            <text:p text:style-name="P234">ErrFileNotOpen: ファイルがオープンできません。</text:p>
            <text:p text:style-name="P234">WarnParseString: 文字列の終端記号がありません。</text:p>
            <text:p text:style-name="P234">WarnParseClose: リスト、ブロックもしくは、評価ブロックの終端記号がありません。</text:p>
            <text:p text:style-name="P234">ErrParseClose: 括弧の対応が間違っています。</text:p>
          </table:table-cell>
        </table:table-row>
        <table:table-row table:style-name="TableLine2019484337024">
          <table:table-cell table:style-name="表47.A1" office:value-type="string">
            <text:p text:style-name="P429">使用例</text:p>
          </table:table-cell>
          <table:table-cell table:style-name="表47.A1" office:value-type="string">
            <text:p text:style-name="P234"/>
            <text:p text:style-name="P234"/>
          </table:table-cell>
        </table:table-row>
        <table:table-row table:style-name="TableLine2019484337840">
          <table:table-cell table:style-name="表47.A1" office:value-type="string">
            <text:p text:style-name="P515">関連</text:p>
          </table:table-cell>
          <table:table-cell table:style-name="表47.A1" office:value-type="string">
            <text:p text:style-name="P234"/>
            <text:p text:style-name="P659">load</text:p>
          </table:table-cell>
        </table:table-row>
      </table:table>
      <text:h text:style-name="P789" text:outline-level="3"><text:bookmark-start text:name="__RefHeading__14918_1847744091"/>loop　<text:bookmark-end text:name="__RefHeading__14918_1847744091"/></text:h>
      <text:p text:style-name="P73"/>
      <table:table table:name="Table41" table:style-name="Table41">
        <table:table-column table:style-name="Table41.A"/>
        <table:table-column table:style-name="Table41.B"/>
        <table:table-row table:style-name="TableLine2019484340288">
          <table:table-cell table:style-name="TableBox2019484324240" office:value-type="string">
            <text:p text:style-name="P449">説明</text:p>
          </table:table-cell>
          <table:table-cell table:style-name="TableBox2019484338384" office:value-type="string">
            <text:p text:style-name="P267"/>
            <text:p text:style-name="P267">終了条件なしの繰り返し処理を行います。</text:p>
          </table:table-cell>
        </table:table-row>
        <table:table-row table:style-name="TableLine2019484328592">
          <table:table-cell table:style-name="TableBox2019484324240" office:value-type="string">
            <text:p text:style-name="P449">書式</text:p>
          </table:table-cell>
          <table:table-cell table:style-name="TableBox2019484338384" office:value-type="string">
            <text:p text:style-name="P267"/>
            <text:p text:style-name="P267">loop { <text:span text:style-name="T53">block</text:span> } <text:tab/><text:tab/>… <text:span text:style-name="T206">(書式1)</text:span></text:p>
            <text:p text:style-name="P268">loop do: { <text:span text:style-name="T53">block</text:span> } <text:tab/>… <text:span text:style-name="T206">(書式2)</text:span></text:p>
          </table:table-cell>
        </table:table-row>
        <table:table-row table:style-name="TableLine2019484339472">
          <table:table-cell table:style-name="TableBox2019484324240" office:value-type="string">
            <text:p text:style-name="P449">詳細</text:p>
          </table:table-cell>
          <table:table-cell table:style-name="TableBox2019484338384" office:value-type="string">
            <text:p text:style-name="P267"/>
            <text:p text:style-name="P267"><text:span text:style-name="T53">block</text:span>を繰り返し実行します。</text:p>
            <text:p text:style-name="P267"><text:span text:style-name="T53">block</text:span>の中では、以下の制御コマンドが使用できます:</text:p>
            <text:p text:style-name="P267">break / continue / redo / retry</text:p>
          </table:table-cell>
        </table:table-row>
        <table:table-row table:style-name="TableLine2019484325056">
          <table:table-cell table:style-name="TableBox2019484324240" office:value-type="string">
            <text:p text:style-name="P449">戻り値</text:p>
          </table:table-cell>
          <table:table-cell table:style-name="TableBox2019484338384" office:value-type="string">
            <text:p text:style-name="P267"/>
            <text:p text:style-name="P267"><text:span text:style-name="T53">block</text:span>の最後の実行結果（loopコマンドから脱出し次の文に移行できるコマンドはbreakのみとなります）が返ります。</text:p>
          </table:table-cell>
        </table:table-row>
        <table:table-row table:style-name="TableLine2019484325328">
          <table:table-cell table:style-name="TableBox2019484324240" office:value-type="string">
            <text:p text:style-name="P449">例外</text:p>
          </table:table-cell>
          <table:table-cell table:style-name="TableBox2019484338384" office:value-type="string">
            <text:p text:style-name="P267"/>
            <text:p text:style-name="P267">ErrSyntax: 書式に誤りがあります。</text:p>
          </table:table-cell>
        </table:table-row>
        <table:table-row table:style-name="TableLine2019484338656">
          <table:table-cell table:style-name="TableBox2019484324240" office:value-type="string">
            <text:p text:style-name="P449">使用例</text:p>
          </table:table-cell>
          <table:table-cell table:style-name="TableBox2019484338384" office:value-type="string">
            <text:p text:style-name="P267"/>
            <text:p text:style-name="P267"/>
          </table:table-cell>
        </table:table-row>
      </table:table>
      <text:h text:style-name="P789" text:outline-level="3"><text:bookmark-start text:name="__RefHeading___Toc19473_2135658563"/>make-proxy　<text:bookmark-end text:name="__RefHeading___Toc19473_2135658563"/></text:h>
      <text:p text:style-name="P74"/>
      <table:table table:name="表176" table:style-name="表176">
        <table:table-column table:style-name="表176.A"/>
        <table:table-column table:style-name="表176.B"/>
        <table:table-row table:style-name="TableLine2019484338928">
          <table:table-cell table:style-name="TableBox2019484326688" office:value-type="string">
            <text:p text:style-name="P450">説明</text:p>
          </table:table-cell>
          <table:table-cell table:style-name="TableBox2019484340560" office:value-type="string">
            <text:p text:style-name="P269"/>
            <text:p text:style-name="P269">オブジェクトのプロキシオブジェクトを生成します。</text:p>
          </table:table-cell>
        </table:table-row>
        <table:table-row table:style-name="TableLine2019484324512">
          <table:table-cell table:style-name="TableBox2019484326688" office:value-type="string">
            <text:p text:style-name="P450">書式</text:p>
          </table:table-cell>
          <table:table-cell table:style-name="TableBox2019484340560" office:value-type="string">
            <text:p text:style-name="P269"/>
            <text:p text:style-name="P269"><text:span text:style-name="T192">make-proxy</text:span> <text:span text:style-name="T63">object</text:span></text:p>
          </table:table-cell>
        </table:table-row>
        <table:table-row table:style-name="TableLine2019484325600">
          <table:table-cell table:style-name="TableBox2019484326688" office:value-type="string">
            <text:p text:style-name="P450">詳細</text:p>
          </table:table-cell>
          <table:table-cell table:style-name="TableBox2019484340560" office:value-type="string">
            <text:p text:style-name="P269"/>
            <text:p text:style-name="P660"><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2019484326144">
          <table:table-cell table:style-name="TableBox2019484326688" office:value-type="string">
            <text:p text:style-name="P450">戻り値</text:p>
          </table:table-cell>
          <table:table-cell table:style-name="TableBox2019484340560" office:value-type="string">
            <text:p text:style-name="P269"/>
            <text:p text:style-name="P639">プロキシメソッドを返します。</text:p>
          </table:table-cell>
        </table:table-row>
        <table:table-row table:style-name="TableLine2019484326416">
          <table:table-cell table:style-name="TableBox2019484326688" office:value-type="string">
            <text:p text:style-name="P450">例外</text:p>
          </table:table-cell>
          <table:table-cell table:style-name="TableBox2019484340560" office:value-type="string">
            <text:p text:style-name="P269"/>
            <text:p text:style-name="P269"/>
          </table:table-cell>
        </table:table-row>
        <table:table-row table:style-name="TableLine2019484329408">
          <table:table-cell table:style-name="TableBox2019484326688" office:value-type="string">
            <text:p text:style-name="P450">使用例</text:p>
          </table:table-cell>
          <table:table-cell table:style-name="TableBox2019484340560" office:value-type="string">
            <text:p text:style-name="P269"/>
            <text:p text:style-name="P269"/>
          </table:table-cell>
        </table:table-row>
      </table:table>
      <text:h text:style-name="P768" text:outline-level="3"/>
      <text:h text:style-name="P789"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2019484326960">
          <table:table-cell table:style-name="TableBox2019484340016" office:value-type="string">
            <text:p text:style-name="P429">説明</text:p>
          </table:table-cell>
          <table:table-cell table:style-name="TableBox2019484328864" office:value-type="string">
            <text:p text:style-name="P234"/>
            <text:p text:style-name="P234">オブジェクトを生成します。</text:p>
          </table:table-cell>
        </table:table-row>
        <table:table-row table:style-name="TableLine2019484329680">
          <table:table-cell table:style-name="TableBox2019484340016" office:value-type="string">
            <text:p text:style-name="P429">書式</text:p>
          </table:table-cell>
          <table:table-cell table:style-name="TableBox2019484328864" office:value-type="string">
            <text:p text:style-name="P234"/>
            <text:p text:style-name="P234">new [ <text:span text:style-name="T53">parent-class</text:span> ] [ delegate: ( <text:span text:style-name="T53">additional-class ... </text:span>) ] </text:p>
            <text:p text:style-name="P234"><text:tab/>[ init: ( <text:span text:style-name="T53">construct-parameters ... </text:span>) ]</text:p>
          </table:table-cell>
        </table:table-row>
        <table:table-row table:style-name="TableLine2019484329952">
          <table:table-cell table:style-name="TableBox2019484340016" office:value-type="string">
            <text:p text:style-name="P429">詳細</text:p>
          </table:table-cell>
          <table:table-cell table:style-name="TableBox2019484328864" office:value-type="string">
            <text:p text:style-name="P234"/>
            <text:p text:style-name="P404">オブジェクトを生成します。</text:p>
            <text:p text:style-name="P234"><text:span text:style-name="T53">parent-class</text:span><text:span text:style-name="T99">には、親クラスを指定します。省略した場合は、既定クラスとしてObjectクラスが親クラスとなります。</text:span></text:p>
            <text:p text:style-name="P234"><text:span text:style-name="T99">さらにいくつかの親クラスを指定するためには、</text:span><text:span text:style-name="T53">additional-class </text:span><text:span text:style-name="T99">に列挙することにより行います。</text:span></text:p>
            <text:p text:style-name="P234"><text:span text:style-name="T53">parent-class</text:span><text:span text:style-name="T99">および、</text:span><text:span text:style-name="T53">additional-class</text:span><text:span text:style-name="T99">を複数指定した場合のメソッドの探索順は、</text:span></text:p>
            <text:list xml:id="list3041114485263" text:continue-list="list986082774" text:style-name="L6">
              <text:list-item text:start-value="1">
                <text:p text:style-name="P820">自オブジェクトのメソッド</text:p>
              </text:list-item>
              <text:list-item>
                <text:p text:style-name="P809"><text:span text:style-name="T53">parent-class</text:span><text:span text:style-name="T99">およびその親クラスのメソッド</text:span></text:p>
              </text:list-item>
              <text:list-item>
                <text:p text:style-name="P809"><text:span text:style-name="T99">最初の</text:span><text:span text:style-name="T53">additional-class</text:span><text:span text:style-name="T99">およびその親クラスのメソッド</text:span></text:p>
              </text:list-item>
              <text:list-item>
                <text:p text:style-name="P809"><text:span text:style-name="T99">次の</text:span><text:span text:style-name="T53">additional-class</text:span><text:span text:style-name="T99">およびその親クラスのメソッド</text:span></text:p>
              </text:list-item>
              <text:list-item>
                <text:p text:style-name="P820">...</text:p>
              </text:list-item>
            </text:list>
            <text:p text:style-name="P404">となります。</text:p>
            <text:p text:style-name="P404">クラスにinitメソッドが定義されている場合は、<text:span text:style-name="T53">construct-parameters</text:span>を伴ってのinitメソッドの呼び出しが行われます。</text:p>
          </table:table-cell>
        </table:table-row>
        <table:table-row table:style-name="TableLine2019484346000">
          <table:table-cell table:style-name="TableBox2019484340016" office:value-type="string">
            <text:p text:style-name="P429">戻り値</text:p>
          </table:table-cell>
          <table:table-cell table:style-name="TableBox2019484328864" office:value-type="string">
            <text:p text:style-name="P234"/>
            <text:p text:style-name="P234">生成されたクラスオブジェクトを返します。</text:p>
          </table:table-cell>
        </table:table-row>
        <table:table-row table:style-name="TableLine2019484354432">
          <table:table-cell table:style-name="TableBox2019484340016" office:value-type="string">
            <text:p text:style-name="P429">例外</text:p>
          </table:table-cell>
          <table:table-cell table:style-name="TableBox2019484328864" office:value-type="string">
            <text:p text:style-name="P234"/>
            <text:p text:style-name="P234">ErrSyntax: 書式に誤りがあります。</text:p>
            <text:p text:style-name="P234">ErrNoClass: 親クラスが存在しません。</text:p>
          </table:table-cell>
        </table:table-row>
        <table:table-row table:style-name="TableLine2019484356336">
          <table:table-cell table:style-name="TableBox2019484340016" office:value-type="string">
            <text:p text:style-name="P429">使用例</text:p>
          </table:table-cell>
          <table:table-cell table:style-name="TableBox2019484328864" office:value-type="string">
            <text:p text:style-name="P522"/>
            <text:p text:style-name="P522">new;<text:tab/><text:tab/><text:tab/># Object が親クラス</text:p>
            <text:p text:style-name="P522">new foo;<text:tab/><text:tab/># foo が親クラス</text:p>
            <text:p text:style-name="P522">new foo delegate: (x y);</text:p>
            <text:p text:style-name="P522"><text:tab/><text:tab/><text:tab/># foo / x / y が親クラス</text:p>
          </table:table-cell>
        </table:table-row>
      </table:table>
      <text:h text:style-name="P789" text:outline-level="3"><text:bookmark-start text:name="__RefHeading__14360_1847744091"/>nil?　<text:bookmark-end text:name="__RefHeading__14360_1847744091"/></text:h>
      <text:p text:style-name="P71"/>
      <table:table table:name="Table30" table:style-name="Table30">
        <table:table-column table:style-name="Table30.A"/>
        <table:table-column table:style-name="Table30.B"/>
        <table:table-row table:style-name="TableLine2019484327776">
          <table:table-cell table:style-name="TableBox2019484353616" office:value-type="string">
            <text:p text:style-name="P447">説明</text:p>
          </table:table-cell>
          <table:table-cell table:style-name="TableBox2019484345184" office:value-type="string">
            <text:p text:style-name="P264"/>
            <text:p text:style-name="P264">Bool型データでかつ偽値であれば真を返します。</text:p>
          </table:table-cell>
        </table:table-row>
        <table:table-row table:style-name="TableLine2019484341648">
          <table:table-cell table:style-name="TableBox2019484353616" office:value-type="string">
            <text:p text:style-name="P447">書式</text:p>
          </table:table-cell>
          <table:table-cell table:style-name="TableBox2019484345184" office:value-type="string">
            <text:p text:style-name="P264"/>
            <text:p text:style-name="P264">nil? <text:span text:style-name="T53">va</text:span><text:span text:style-name="T85">l</text:span><text:span text:style-name="T53"> <text:s/></text:span></text:p>
          </table:table-cell>
        </table:table-row>
        <table:table-row table:style-name="TableLine2019484346816">
          <table:table-cell table:style-name="TableBox2019484353616" office:value-type="string">
            <text:p text:style-name="P447">詳細</text:p>
          </table:table-cell>
          <table:table-cell table:style-name="TableBox2019484345184" office:value-type="string">
            <text:p text:style-name="P264"/>
            <text:p text:style-name="P264"><text:span text:style-name="T53">va</text:span><text:span text:style-name="T85">l</text:span>がnil型データであれば真を返します。</text:p>
          </table:table-cell>
        </table:table-row>
        <table:table-row table:style-name="TableLine2019484350624">
          <table:table-cell table:style-name="TableBox2019484353616" office:value-type="string">
            <text:p text:style-name="P447">戻り値</text:p>
          </table:table-cell>
          <table:table-cell table:style-name="TableBox2019484345184" office:value-type="string">
            <text:p text:style-name="P264"/>
            <text:p text:style-name="P264"><text:span text:style-name="T53">va</text:span><text:span text:style-name="T85">l</text:span>がnil型データであれば真を返します。</text:p>
          </table:table-cell>
        </table:table-row>
        <table:table-row table:style-name="TableLine2019484341376">
          <table:table-cell table:style-name="TableBox2019484353616" office:value-type="string">
            <text:p text:style-name="P447">例外</text:p>
          </table:table-cell>
          <table:table-cell table:style-name="TableBox2019484345184" office:value-type="string">
            <text:p text:style-name="P264"/>
            <text:p text:style-name="P264">ErrSyntax: 書式に誤りがあります。</text:p>
          </table:table-cell>
        </table:table-row>
        <table:table-row table:style-name="TableLine2019484354160">
          <table:table-cell table:style-name="TableBox2019484353616" office:value-type="string">
            <text:p text:style-name="P447">使用例</text:p>
          </table:table-cell>
          <table:table-cell table:style-name="TableBox2019484345184" office:value-type="string">
            <text:p text:style-name="P264"/>
            <text:p text:style-name="P264"/>
          </table:table-cell>
        </table:table-row>
      </table:table>
      <text:h text:style-name="P789" text:outline-level="3"><text:bookmark-start text:name="__RefHeading__14362_1847744091"/>object?　<text:bookmark-end text:name="__RefHeading__14362_1847744091"/></text:h>
      <text:p text:style-name="P71"/>
      <table:table table:name="Table31" table:style-name="Table31">
        <table:table-column table:style-name="Table31.A"/>
        <table:table-column table:style-name="Table31.B"/>
        <table:table-row table:style-name="TableLine2019484344640">
          <table:table-cell table:style-name="TableBox2019484350080" office:value-type="string">
            <text:p text:style-name="P447">説明</text:p>
          </table:table-cell>
          <table:table-cell table:style-name="TableBox2019484348448" office:value-type="string">
            <text:p text:style-name="P264"/>
            <text:p text:style-name="P264">オブジェクト型データであれば真を返します。</text:p>
          </table:table-cell>
        </table:table-row>
        <table:table-row table:style-name="TableLine2019484342464">
          <table:table-cell table:style-name="TableBox2019484350080" office:value-type="string">
            <text:p text:style-name="P447">書式</text:p>
          </table:table-cell>
          <table:table-cell table:style-name="TableBox2019484348448" office:value-type="string">
            <text:p text:style-name="P264"/>
            <text:p text:style-name="P228"><text:span text:style-name="T255">object? </text:span><text:span text:style-name="T263">va</text:span><text:span text:style-name="T38">l</text:span><text:span text:style-name="T263"> <text:s/></text:span></text:p>
          </table:table-cell>
        </table:table-row>
        <table:table-row table:style-name="TableLine2019484351168">
          <table:table-cell table:style-name="TableBox2019484350080" office:value-type="string">
            <text:p text:style-name="P447">詳細</text:p>
          </table:table-cell>
          <table:table-cell table:style-name="TableBox2019484348448" office:value-type="string">
            <text:p text:style-name="P264"/>
            <text:p text:style-name="P228"><text:span text:style-name="T263">va</text:span><text:span text:style-name="T38">l</text:span><text:span text:style-name="T255">がオブジェクト型データであれば真を返します。</text:span></text:p>
          </table:table-cell>
        </table:table-row>
        <table:table-row table:style-name="TableLine2019484350896">
          <table:table-cell table:style-name="TableBox2019484350080" office:value-type="string">
            <text:p text:style-name="P447">戻り値</text:p>
          </table:table-cell>
          <table:table-cell table:style-name="TableBox2019484348448" office:value-type="string">
            <text:p text:style-name="P264"/>
            <text:p text:style-name="P228"><text:span text:style-name="T263">va</text:span><text:span text:style-name="T38">l</text:span><text:span text:style-name="T255">がオブジェクト型データであれば真を返します。</text:span></text:p>
          </table:table-cell>
        </table:table-row>
        <table:table-row table:style-name="TableLine2019484345728">
          <table:table-cell table:style-name="TableBox2019484350080" office:value-type="string">
            <text:p text:style-name="P447">例外</text:p>
          </table:table-cell>
          <table:table-cell table:style-name="TableBox2019484348448" office:value-type="string">
            <text:p text:style-name="P264"/>
            <text:p text:style-name="P264">ErrSyntax: 書式に誤りがあります。</text:p>
          </table:table-cell>
        </table:table-row>
        <table:table-row table:style-name="TableLine2019484353344">
          <table:table-cell table:style-name="TableBox2019484350080" office:value-type="string">
            <text:p text:style-name="P447">使用例</text:p>
          </table:table-cell>
          <table:table-cell table:style-name="TableBox2019484348448" office:value-type="string">
            <text:p text:style-name="P264"/>
            <text:p text:style-name="P264"/>
          </table:table-cell>
        </table:table-row>
      </table:table>
      <text:h text:style-name="P754" text:outline-level="3"/>
      <text:h text:style-name="P789"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2019484346272">
          <table:table-cell table:style-name="TableBox2019484356064" office:value-type="string">
            <text:p text:style-name="P429">説明</text:p>
          </table:table-cell>
          <table:table-cell table:style-name="TableBox2019484348720" office:value-type="string">
            <text:p text:style-name="P234"/>
            <text:p text:style-name="P234">引数の真偽値による論理和を返します。</text:p>
          </table:table-cell>
        </table:table-row>
        <table:table-row table:style-name="TableLine2019484353888">
          <table:table-cell table:style-name="TableBox2019484356064" office:value-type="string">
            <text:p text:style-name="P429">書式</text:p>
          </table:table-cell>
          <table:table-cell table:style-name="TableBox2019484348720" office:value-type="string">
            <text:p text:style-name="P234"/>
            <text:p text:style-name="P234">or <text:span text:style-name="T53">val </text:span>...</text:p>
          </table:table-cell>
        </table:table-row>
        <table:table-row table:style-name="TableLine2019484356880">
          <table:table-cell table:style-name="TableBox2019484356064" office:value-type="string">
            <text:p text:style-name="P429">詳細</text:p>
          </table:table-cell>
          <table:table-cell table:style-name="TableBox2019484348720" office:value-type="string">
            <text:p text:style-name="P234"/>
            <text:p text:style-name="P234"><text:span text:style-name="T53">val</text:span>の値がnilである場合偽と判断します。全ての引数についての真偽値を調べ、それら全ての値の論理和を返します。</text:p>
            <text:p text:style-name="P654">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2019484341920">
          <table:table-cell table:style-name="TableBox2019484356064" office:value-type="string">
            <text:p text:style-name="P429">戻り値</text:p>
          </table:table-cell>
          <table:table-cell table:style-name="TableBox2019484348720" office:value-type="string">
            <text:p text:style-name="P234"/>
            <text:p text:style-name="P234">tまたはnilを返します。</text:p>
          </table:table-cell>
        </table:table-row>
        <table:table-row table:style-name="TableLine2019484353072">
          <table:table-cell table:style-name="TableBox2019484356064" office:value-type="string">
            <text:p text:style-name="P429">例外</text:p>
          </table:table-cell>
          <table:table-cell table:style-name="TableBox2019484348720" office:value-type="string">
            <text:p text:style-name="P234"/>
            <text:p text:style-name="P234">ErrSyntax: 書式に誤りがあります。</text:p>
          </table:table-cell>
        </table:table-row>
        <table:table-row table:style-name="TableLine2019484344368">
          <table:table-cell table:style-name="TableBox2019484356064" office:value-type="string">
            <text:p text:style-name="P429">使用例</text:p>
          </table:table-cell>
          <table:table-cell table:style-name="TableBox2019484348720" office:value-type="string">
            <text:p text:style-name="P542"/>
            <text:p text:style-name="P542">or 0 1 2;<text:tab/><text:tab/># → t</text:p>
            <text:p text:style-name="P542">or 0 1 2 nil;<text:tab/># → t</text:p>
            <text:p text:style-name="P542">or ();<text:tab/><text:tab/># → t</text:p>
            <text:p text:style-name="P542">or nil nil;<text:tab/><text:tab/># → nil</text:p>
          </table:table-cell>
        </table:table-row>
      </table:table>
      <text:h text:style-name="P789" text:outline-level="3"><text:bookmark-start text:name="__RefHeading__14920_1847744091"/>pause　<text:bookmark-end text:name="__RefHeading__14920_1847744091"/></text:h>
      <text:p text:style-name="P73"/>
      <table:table table:name="Table42" table:style-name="Table42">
        <table:table-column table:style-name="Table42.A"/>
        <table:table-column table:style-name="Table42.B"/>
        <table:table-row table:style-name="TableLine2019484350352">
          <table:table-cell table:style-name="TableBox2019484358512" office:value-type="string">
            <text:p text:style-name="P449">説明</text:p>
          </table:table-cell>
          <table:table-cell table:style-name="TableBox2019484348992" office:value-type="string">
            <text:p text:style-name="P267"/>
            <text:p text:style-name="P267">現在のコルーチンの実行を一時停止します。</text:p>
          </table:table-cell>
        </table:table-row>
        <table:table-row table:style-name="TableLine2019484342192">
          <table:table-cell table:style-name="TableBox2019484358512" office:value-type="string">
            <text:p text:style-name="P449">書式</text:p>
          </table:table-cell>
          <table:table-cell table:style-name="TableBox2019484348992" office:value-type="string">
            <text:p text:style-name="P267"/>
            <text:p text:style-name="P267"><text:span text:style-name="T99">pause</text:span><text:span text:style-name="T53"> </text:span><text:span text:style-name="T99"><text:s/>[ </text:span><text:span text:style-name="T53">val</text:span><text:span text:style-name="T99"> <text:s/>]</text:span></text:p>
          </table:table-cell>
        </table:table-row>
        <table:table-row table:style-name="TableLine2019484354704">
          <table:table-cell table:style-name="TableBox2019484358512" office:value-type="string">
            <text:p text:style-name="P449">詳細</text:p>
          </table:table-cell>
          <table:table-cell table:style-name="TableBox2019484348992" office:value-type="string">
            <text:p text:style-name="P267"/>
            <text:p text:style-name="P267">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2019484345456">
          <table:table-cell table:style-name="TableBox2019484358512" office:value-type="string">
            <text:p text:style-name="P449">戻り値</text:p>
          </table:table-cell>
          <table:table-cell table:style-name="TableBox2019484348992" office:value-type="string">
            <text:p text:style-name="P267"/>
            <text:p text:style-name="P267">ありません。</text:p>
          </table:table-cell>
        </table:table-row>
        <table:table-row table:style-name="TableLine2019484342736">
          <table:table-cell table:style-name="TableBox2019484358512" office:value-type="string">
            <text:p text:style-name="P449">例外</text:p>
          </table:table-cell>
          <table:table-cell table:style-name="TableBox2019484348992" office:value-type="string">
            <text:p text:style-name="P267"/>
            <text:p text:style-name="P267">ErrSyntax: 書式に誤りがあります。</text:p>
          </table:table-cell>
        </table:table-row>
        <table:table-row table:style-name="TableLine2019484347904">
          <table:table-cell table:style-name="TableBox2019484358512" office:value-type="string">
            <text:p text:style-name="P449">使用例</text:p>
          </table:table-cell>
          <table:table-cell table:style-name="TableBox2019484348992" office:value-type="string">
            <text:p text:style-name="P267"/>
            <text:p text:style-name="P267"/>
          </table:table-cell>
        </table:table-row>
        <table:table-row table:style-name="TableLine2019484351440">
          <table:table-cell table:style-name="TableBox2019484358512" office:value-type="string">
            <text:p text:style-name="P449">関連項目</text:p>
          </table:table-cell>
          <table:table-cell table:style-name="TableBox2019484348992" office:value-type="string">
            <text:p text:style-name="P267"/>
            <text:p text:style-name="P267">coro</text:p>
            <text:p text:style-name="P267">Coro::next</text:p>
            <text:p text:style-name="P267">Coro::release</text:p>
          </table:table-cell>
        </table:table-row>
      </table:table>
      <text:h text:style-name="P789" text:outline-level="3"><text:bookmark-start text:name="__RefHeading___Toc19475_2135658563"/>pipe　<text:bookmark-end text:name="__RefHeading___Toc19475_2135658563"/></text:h>
      <text:p text:style-name="P75"/>
      <table:table table:name="表146" table:style-name="表146">
        <table:table-column table:style-name="表146.A"/>
        <table:table-column table:style-name="表146.B"/>
        <table:table-row table:style-name="TableLine2019484343008">
          <table:table-cell table:style-name="TableBox2019484354976" office:value-type="string">
            <text:p text:style-name="P451">説明</text:p>
          </table:table-cell>
          <table:table-cell table:style-name="TableBox2019484355792" office:value-type="string">
            <text:p text:style-name="P270"/>
            <text:p text:style-name="P270">ブロックをパイプライン実行します。</text:p>
          </table:table-cell>
        </table:table-row>
        <table:table-row table:style-name="TableLine2019484357696">
          <table:table-cell table:style-name="TableBox2019484354976" office:value-type="string">
            <text:p text:style-name="P451">書式</text:p>
          </table:table-cell>
          <table:table-cell table:style-name="TableBox2019484355792" office:value-type="string">
            <text:p text:style-name="P270"/>
            <text:p text:style-name="P390"><text:span text:style-name="T117">pipe</text:span><text:span text:style-name="T93"> </text:span><text:span text:style-name="T117"><text:s/>[ </text:span><text:span text:style-name="T5">in:</text:span><text:span text:style-name="T93"> </text:span><text:span text:style-name="T94">input-file </text:span><text:span text:style-name="T120">|</text:span><text:span text:style-name="T96"> </text:span><text:span text:style-name="T120">( </text:span><text:span text:style-name="T96">input-file-list</text:span><text:span text:style-name="T120"> )</text:span><text:span text:style-name="T117"> ]</text:span></text:p>
            <text:p text:style-name="P391"><text:span text:style-name="T117"><text:tab/>[ </text:span><text:span text:style-name="T118">out</text:span><text:span text:style-name="T117">:</text:span><text:span text:style-name="T93"> </text:span><text:span text:style-name="T94">output-file</text:span><text:span text:style-name="T117"> ] [ :</text:span><text:span text:style-name="T121">append</text:span><text:span text:style-name="T93"> </text:span><text:span text:style-name="T117">] </text:span><text:span text:style-name="T119">{ </text:span><text:span text:style-name="T94">block</text:span><text:span text:style-name="T118"> </text:span><text:span text:style-name="T119">} </text:span><text:span text:style-name="T118">… </text:span></text:p>
          </table:table-cell>
        </table:table-row>
        <table:table-row table:style-name="TableLine2019484351712">
          <table:table-cell table:style-name="TableBox2019484354976" office:value-type="string">
            <text:p text:style-name="P451">詳細</text:p>
          </table:table-cell>
          <table:table-cell table:style-name="TableBox2019484355792" office:value-type="string">
            <text:p text:style-name="P24"/>
            <text:p text:style-name="P24"><text:span text:style-name="T123">複数の </text:span><text:span text:style-name="T58">block</text:span><text:span text:style-name="T103"> をパイプライン実行します</text:span>。<text:span text:style-name="T58">block</text:span><text:span text:style-name="T184"> のスクリプトは、入力をstdinから入力し、出力をstdout へ出力するものであれば何でもかまいません。</text:span></text:p>
            <text:p text:style-name="P24">前後の<text:span text:style-name="T53">block</text:span><text:span text:style-name="T99">間で、</text:span><text:span text:style-name="T103">stdout から stdin へデータが受け渡されます。</text:span></text:p>
            <text:p text:style-name="P166">最初の入力元はグローバル変数の<text:span text:style-name="T184">stdinです。</text:span><text:span text:style-name="T58">input-file</text:span><text:span text:style-name="T184">により、入力元を任意のファイルパス、オープンされたファイルまたは、オープンされたStreamに指定することができます。</text:span></text:p>
            <text:p text:style-name="P167">入力ファイルはリストで複数与えることも可能です。その際、リストの各要素についてpipeコマンドが再帰的に適用されます。</text:p>
            <text:p text:style-name="P166"><text:span text:style-name="T184">最後の出力先はグローバル変数のstdoutです。</text:span><text:span text:style-name="T58">output-file</text:span><text:span text:style-name="T184"> により出力先を任意のファイルパス、オープンされたファイルまたは、オープンされたStreamに指定することができます。</text:span></text:p>
            <text:p text:style-name="P166">out: オプションにより出力ファイルを指定した場合には :<text:span text:style-name="T226">append オプションを指定可能で、これを指定した場合は</text:span><text:span text:style-name="T75">output-file</text:span><text:span text:style-name="T226"> へは追加書き込みとなります。省略時はファイルが新規に作成されます。</text:span></text:p>
          </table:table-cell>
        </table:table-row>
        <table:table-row table:style-name="TableLine2019484357152">
          <table:table-cell table:style-name="TableBox2019484354976" office:value-type="string">
            <text:p text:style-name="P451">戻り値</text:p>
          </table:table-cell>
          <table:table-cell table:style-name="TableBox2019484355792" office:value-type="string">
            <text:p text:style-name="P270"/>
            <text:p text:style-name="P270">最後の<text:span text:style-name="T53">block</text:span>により出力された最後の行のオブジェクトを返します。</text:p>
          </table:table-cell>
        </table:table-row>
        <table:table-row table:style-name="TableLine2019484357424">
          <table:table-cell table:style-name="TableBox2019484354976" office:value-type="string">
            <text:p text:style-name="P451">例外</text:p>
          </table:table-cell>
          <table:table-cell table:style-name="TableBox2019484355792" office:value-type="string">
            <text:p text:style-name="P24"/>
            <text:p text:style-name="P24">ErrSyntax: 書式に誤りがあります。</text:p>
            <text:p text:style-name="P24">ErrPipeBody: パイプの<text:span text:style-name="T53">block</text:span>中でエラーが発生した。</text:p>
            <text:p text:style-name="P160">ReceivePipe: 外部プロセスが異常終了した。</text:p>
          </table:table-cell>
        </table:table-row>
        <table:table-row table:style-name="TableLine2019484357968">
          <table:table-cell table:style-name="TableBox2019484354976" office:value-type="string">
            <text:p text:style-name="P451">使用例</text:p>
          </table:table-cell>
          <table:table-cell table:style-name="TableBox2019484355792" office:value-type="string">
            <text:p text:style-name="P549"/>
            <text:p text:style-name="P562">pipe in: "foo" {grep 'bar'} {wc}</text:p>
          </table:table-cell>
        </table:table-row>
        <table:table-row table:style-name="TableLine2019484355520">
          <table:table-cell table:style-name="TableBox2019484354976" office:value-type="string">
            <text:p text:style-name="P451">関連項目</text:p>
          </table:table-cell>
          <table:table-cell table:style-name="TableBox2019484355792" office:value-type="string">
            <text:p text:style-name="P270"/>
            <text:p text:style-name="P270">exec</text:p>
            <text:p text:style-name="P640">glob</text:p>
          </table:table-cell>
        </table:table-row>
      </table:table>
      <text:h text:style-name="P755" text:outline-level="3"/>
      <text:h text:style-name="P789"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2019484348176">
          <table:table-cell table:style-name="TableBox2019484358240" office:value-type="string">
            <text:p text:style-name="P429">説明</text:p>
          </table:table-cell>
          <table:table-cell table:style-name="TableBox2019484347088" office:value-type="string">
            <text:p text:style-name="P234"/>
            <text:p text:style-name="P234">文字列を印字します。</text:p>
          </table:table-cell>
        </table:table-row>
        <table:table-row table:style-name="TableLine2019484347360">
          <table:table-cell table:style-name="TableBox2019484358240" office:value-type="string">
            <text:p text:style-name="P429">書式</text:p>
          </table:table-cell>
          <table:table-cell table:style-name="TableBox2019484347088" office:value-type="string">
            <text:p text:style-name="P234"/>
            <text:p text:style-name="P234">print [ file: <text:span text:style-name="T53">file-object</text:span> ] <text:span text:style-name="T53">args</text:span> ...</text:p>
            <text:p text:style-name="P234">println [ file: <text:span text:style-name="T53">file-object </text:span>] <text:span text:style-name="T53">args</text:span> ...</text:p>
          </table:table-cell>
        </table:table-row>
        <table:table-row table:style-name="TableLine2019484349536">
          <table:table-cell table:style-name="TableBox2019484358240" office:value-type="string">
            <text:p text:style-name="P429">詳細</text:p>
          </table:table-cell>
          <table:table-cell table:style-name="TableBox2019484347088" office:value-type="string">
            <text:p text:style-name="P234"/>
            <text:p text:style-name="P234"><text:span text:style-name="T53">args</text:span>を文字列に変換し、ファイルへ出力します。</text:p>
            <text:p text:style-name="P234">出力先のファイルの指定は以下の通りです。</text:p>
            <text:list xml:id="list812240384" text:style-name="L7">
              <text:list-item>
                <text:p text:style-name="P821"><text:span text:style-name="T53">file-object</text:span>が指定されていれば、このオブジェクトのputsメソッドを呼び出します。</text:p>
              </text:list-item>
              <text:list-item>
                <text:p text:style-name="P821">ローカル変数またはインスタンス変数に@out変数があれば、このオブジェクトのputsメソッドを呼び出します。</text:p>
              </text:list-item>
              <text:list-item>
                <text:p text:style-name="P821">グローバル変数のstdout変数があれば、このオブジェクトのputsメソッドを呼び出します。</text:p>
              </text:list-item>
            </text:list>
            <text:p text:style-name="P234">printとprintlnの違いは、printが改行コードを出力しないのに対して、purintlnは、改行コードを出力し、ファイルオブジェクトのflushメソッドを呼び出します。</text:p>
          </table:table-cell>
        </table:table-row>
        <table:table-row table:style-name="TableLine2019484351984">
          <table:table-cell table:style-name="TableBox2019484358240" office:value-type="string">
            <text:p text:style-name="P429">戻り値</text:p>
          </table:table-cell>
          <table:table-cell table:style-name="TableBox2019484347088" office:value-type="string">
            <text:p text:style-name="P234"/>
            <text:p text:style-name="P234">nilを返します。</text:p>
          </table:table-cell>
        </table:table-row>
        <table:table-row table:style-name="TableLine2019484352256">
          <table:table-cell table:style-name="TableBox2019484358240" office:value-type="string">
            <text:p text:style-name="P429">例外</text:p>
          </table:table-cell>
          <table:table-cell table:style-name="TableBox2019484347088" office:value-type="string">
            <text:p text:style-name="P234"/>
            <text:p text:style-name="P234">ErrSyntax: 書式に誤りがあります。</text:p>
            <text:p text:style-name="P234">ErrNoSuchVariable: @out変数または、stdout変数が見つかりません。</text:p>
          </table:table-cell>
        </table:table-row>
        <table:table-row table:style-name="TableLine2019484343280">
          <table:table-cell table:style-name="TableBox2019484358240" office:value-type="string">
            <text:p text:style-name="P429">使用例</text:p>
          </table:table-cell>
          <table:table-cell table:style-name="TableBox2019484347088" office:value-type="string">
            <text:p text:style-name="P542"/>
            <text:p text:style-name="P542">println "Hello world.";</text:p>
            <text:p text:style-name="P542"><text:tab/><text:tab/># <text:span text:style-name="T231">→</text:span> Hello world.</text:p>
            <text:p text:style-name="P542">1 each to: 10 do: {| i | print $i " "}; println;</text:p>
            <text:p text:style-name="P542"><text:tab/><text:tab/># <text:span text:style-name="T231">→</text:span> 1 2 3 4 5 6 7 8 9 10</text:p>
          </table:table-cell>
        </table:table-row>
      </table:table>
      <text:h text:style-name="P695" text:outline-level="3"/>
      <text:h text:style-name="P789"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2019484347632">
          <table:table-cell table:style-name="TableBox2019484349264" office:value-type="string">
            <text:p text:style-name="P429">説明</text:p>
          </table:table-cell>
          <table:table-cell table:style-name="TableBox2019484352800" office:value-type="string">
            <text:p text:style-name="P234"/>
            <text:p text:style-name="P234">カレントワーキングディレクトリを返します。</text:p>
          </table:table-cell>
        </table:table-row>
        <table:table-row table:style-name="TableLine2019484343824">
          <table:table-cell table:style-name="TableBox2019484349264" office:value-type="string">
            <text:p text:style-name="P429">書式</text:p>
          </table:table-cell>
          <table:table-cell table:style-name="TableBox2019484352800" office:value-type="string">
            <text:p text:style-name="P234"/>
            <text:p text:style-name="P234">pwd</text:p>
          </table:table-cell>
        </table:table-row>
        <table:table-row table:style-name="TableLine2019484361776">
          <table:table-cell table:style-name="TableBox2019484349264" office:value-type="string">
            <text:p text:style-name="P429">詳細</text:p>
          </table:table-cell>
          <table:table-cell table:style-name="TableBox2019484352800" office:value-type="string">
            <text:p text:style-name="P234"/>
            <text:p text:style-name="P242">現在のワーキングディレクトリを返します。また、グローバル変数 "CWD" にも同じ値が設定されます。</text:p>
            <text:p text:style-name="P266">ファイル名のエンコーディングについては、グローバル変数 DEFAULT_DIRENT_ENCODING により指定します。既定値はUTF-8です。</text:p>
          </table:table-cell>
        </table:table-row>
        <table:table-row table:style-name="TableLine2019484362048">
          <table:table-cell table:style-name="TableBox2019484349264" office:value-type="string">
            <text:p text:style-name="P429">戻り値</text:p>
          </table:table-cell>
          <table:table-cell table:style-name="TableBox2019484352800" office:value-type="string">
            <text:p text:style-name="P234"/>
            <text:p text:style-name="P234">カレントワーキングディレクトリを返します。</text:p>
          </table:table-cell>
        </table:table-row>
        <table:table-row table:style-name="TableLine2019484368576">
          <table:table-cell table:style-name="TableBox2019484349264" office:value-type="string">
            <text:p text:style-name="P429">例外</text:p>
          </table:table-cell>
          <table:table-cell table:style-name="TableBox2019484352800" office:value-type="string">
            <text:p text:style-name="P234"/>
            <text:p text:style-name="P234">ErrSyntax: 書式に誤りがあります。</text:p>
          </table:table-cell>
        </table:table-row>
        <table:table-row table:style-name="TableLine2019484361504">
          <table:table-cell table:style-name="TableBox2019484349264" office:value-type="string">
            <text:p text:style-name="P429">使用例</text:p>
          </table:table-cell>
          <table:table-cell table:style-name="TableBox2019484352800" office:value-type="string">
            <text:p text:style-name="P542"/>
            <text:p text:style-name="P542">pwd;</text:p>
          </table:table-cell>
        </table:table-row>
      </table:table>
      <text:h text:style-name="P695" text:outline-level="3"/>
      <text:h text:style-name="P789"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2019484343552">
          <table:table-cell table:style-name="TableBox2019484360688" office:value-type="string">
            <text:p text:style-name="P429">説明</text:p>
          </table:table-cell>
          <table:table-cell table:style-name="TableBox2019484375104" office:value-type="string">
            <text:p text:style-name="P234"/>
            <text:p text:style-name="P234">乱数を返します。</text:p>
          </table:table-cell>
        </table:table-row>
        <table:table-row table:style-name="TableLine2019484359872">
          <table:table-cell table:style-name="TableBox2019484360688" office:value-type="string">
            <text:p text:style-name="P429">書式</text:p>
          </table:table-cell>
          <table:table-cell table:style-name="TableBox2019484375104" office:value-type="string">
            <text:p text:style-name="P234"/>
            <text:p text:style-name="P234">rand</text:p>
          </table:table-cell>
        </table:table-row>
        <table:table-row table:style-name="TableLine2019484360416">
          <table:table-cell table:style-name="TableBox2019484360688" office:value-type="string">
            <text:p text:style-name="P429">詳細</text:p>
          </table:table-cell>
          <table:table-cell table:style-name="TableBox2019484375104" office:value-type="string">
            <text:p text:style-name="P234"/>
            <text:p text:style-name="P234">乱数を返します。</text:p>
          </table:table-cell>
        </table:table-row>
        <table:table-row table:style-name="TableLine2019484362320">
          <table:table-cell table:style-name="TableBox2019484360688" office:value-type="string">
            <text:p text:style-name="P429">戻り値</text:p>
          </table:table-cell>
          <table:table-cell table:style-name="TableBox2019484375104" office:value-type="string">
            <text:p text:style-name="P234"/>
            <text:p text:style-name="P234">0.0以上 1.0未満の乱数を返します。</text:p>
          </table:table-cell>
        </table:table-row>
        <table:table-row table:style-name="TableLine2019484375376">
          <table:table-cell table:style-name="TableBox2019484360688" office:value-type="string">
            <text:p text:style-name="P429">例外</text:p>
          </table:table-cell>
          <table:table-cell table:style-name="TableBox2019484375104" office:value-type="string">
            <text:p text:style-name="P234"/>
            <text:p text:style-name="P234">ありません。</text:p>
          </table:table-cell>
        </table:table-row>
        <table:table-row table:style-name="TableLine2019484362592">
          <table:table-cell table:style-name="TableBox2019484360688" office:value-type="string">
            <text:p text:style-name="P429">使用例</text:p>
          </table:table-cell>
          <table:table-cell table:style-name="TableBox2019484375104" office:value-type="string">
            <text:p text:style-name="P542"/>
            <text:p text:style-name="P542">rand;</text:p>
          </table:table-cell>
        </table:table-row>
      </table:table>
      <text:h text:style-name="P695" text:outline-level="3"/>
      <text:h text:style-name="P789"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2019484371024">
          <table:table-cell table:style-name="TableBox2019484366672" office:value-type="string">
            <text:p text:style-name="P429">説明</text:p>
          </table:table-cell>
          <table:table-cell table:style-name="TableBox2019484368032" office:value-type="string">
            <text:p text:style-name="P234"/>
            <text:p text:style-name="P234">文字列を読み込みます。</text:p>
          </table:table-cell>
        </table:table-row>
        <table:table-row table:style-name="TableLine2019484368304">
          <table:table-cell table:style-name="TableBox2019484366672" office:value-type="string">
            <text:p text:style-name="P429">書式</text:p>
          </table:table-cell>
          <table:table-cell table:style-name="TableBox2019484368032" office:value-type="string">
            <text:p text:style-name="P234"/>
            <text:p text:style-name="P271">read [ file: <text:span text:style-name="T53">file-object</text:span> ] [ :<text:span text:style-name="T173">nonewline</text:span> ] [ :<text:span text:style-name="T173">nocontrol</text:span> ] [ <text:span text:style-name="T53">var</text:span> ]</text:p>
          </table:table-cell>
        </table:table-row>
        <table:table-row table:style-name="TableLine2019484363136">
          <table:table-cell table:style-name="TableBox2019484366672" office:value-type="string">
            <text:p text:style-name="P429">詳細</text:p>
          </table:table-cell>
          <table:table-cell table:style-name="TableBox2019484368032" office:value-type="string">
            <text:p text:style-name="P271"/>
            <text:p text:style-name="P271">Fileオブジェクトから一行を読み込みます。</text:p>
            <text:p text:style-name="P271">入力元のファイルの指定は以下の通りです。</text:p>
            <text:list xml:id="list3042756248661" text:continue-list="list812240384" text:style-name="L7">
              <text:list-item text:start-value="1">
                <text:p text:style-name="P821"><text:span text:style-name="T53">file-object</text:span>が指定されていれば、このオブジェクトのgetsメソッドを呼び出します。</text:p>
              </text:list-item>
              <text:list-item>
                <text:p text:style-name="P821">ローカル変数またはインスタンス変数に@in変数があれば、このオブジェクトのgetsメソッドを呼び出します。</text:p>
              </text:list-item>
              <text:list-item>
                <text:p text:style-name="P822">グローバル変数のstdin変数があれば、このオブジェクトのgetsメソッドを呼び出します。</text:p>
              </text:list-item>
            </text:list>
            <text:p text:style-name="P233"><text:span text:style-name="T53">var</text:span>を指定した場合は、読み込んだ値が変数<text:span text:style-name="T53">var</text:span>に設定されます。</text:p>
            <text:p text:style-name="P233">:<text:span text:style-name="T173">nonewline オプションを指定すると、読み込む文字列内に改行コードが含まれません。</text:span></text:p>
            <text:p text:style-name="P233">:<text:span text:style-name="T173">nocontrol オプションを指定すると、読み込む文字列内に制御コードが含まれません。</text:span></text:p>
          </table:table-cell>
        </table:table-row>
        <table:table-row table:style-name="TableLine2019484365856">
          <table:table-cell table:style-name="TableBox2019484366672" office:value-type="string">
            <text:p text:style-name="P429">戻り値</text:p>
          </table:table-cell>
          <table:table-cell table:style-name="TableBox2019484368032" office:value-type="string">
            <text:p text:style-name="P234"/>
            <text:p text:style-name="P234">読み込んだ値を返します。ただし、ファイルがEOFに達した場合はnilを返します。</text:p>
          </table:table-cell>
        </table:table-row>
        <table:table-row table:style-name="TableLine2019484362864">
          <table:table-cell table:style-name="TableBox2019484366672" office:value-type="string">
            <text:p text:style-name="P429">例外</text:p>
          </table:table-cell>
          <table:table-cell table:style-name="TableBox2019484368032" office:value-type="string">
            <text:p text:style-name="P234"/>
            <text:p text:style-name="P234">ErrSyntax: 書式に誤りがあります。</text:p>
            <text:p text:style-name="P234">ErrNoSuchVariable: @in変数または、stdin変数が見つかりません。</text:p>
          </table:table-cell>
        </table:table-row>
        <table:table-row table:style-name="TableLine2019484374832">
          <table:table-cell table:style-name="TableBox2019484366672" office:value-type="string">
            <text:p text:style-name="P429">使用例</text:p>
          </table:table-cell>
          <table:table-cell table:style-name="TableBox2019484368032" office:value-type="string">
            <text:p text:style-name="P522"/>
            <text:p text:style-name="P522">read a;<text:tab/><text:tab/># 標準入力より変数aに一行読み込む</text:p>
          </table:table-cell>
        </table:table-row>
      </table:table>
      <text:h text:style-name="P789" text:outline-level="3"><text:bookmark-start text:name="__RefHeading__14364_1847744091"/>real?　<text:bookmark-end text:name="__RefHeading__14364_1847744091"/></text:h>
      <text:p text:style-name="P71"/>
      <table:table table:name="Table32" table:style-name="Table32">
        <table:table-column table:style-name="Table32.A"/>
        <table:table-column table:style-name="Table32.B"/>
        <table:table-row table:style-name="TableLine2019484363408">
          <table:table-cell table:style-name="TableBox2019484371568" office:value-type="string">
            <text:p text:style-name="P447">説明</text:p>
          </table:table-cell>
          <table:table-cell table:style-name="TableBox2019484371296" office:value-type="string">
            <text:p text:style-name="P264"/>
            <text:p text:style-name="P264">実数型データであれば真を返します。</text:p>
          </table:table-cell>
        </table:table-row>
        <table:table-row table:style-name="TableLine2019484365040">
          <table:table-cell table:style-name="TableBox2019484371568" office:value-type="string">
            <text:p text:style-name="P447">書式</text:p>
          </table:table-cell>
          <table:table-cell table:style-name="TableBox2019484371296" office:value-type="string">
            <text:p text:style-name="P264"/>
            <text:p text:style-name="P228"><text:span text:style-name="T255">real? </text:span><text:span text:style-name="T263">va</text:span><text:span text:style-name="T39">l</text:span><text:span text:style-name="T263"> <text:s/></text:span></text:p>
          </table:table-cell>
        </table:table-row>
        <table:table-row table:style-name="TableLine2019484374560">
          <table:table-cell table:style-name="TableBox2019484371568" office:value-type="string">
            <text:p text:style-name="P447">詳細</text:p>
          </table:table-cell>
          <table:table-cell table:style-name="TableBox2019484371296" office:value-type="string">
            <text:p text:style-name="P264"/>
            <text:p text:style-name="P228"><text:span text:style-name="T263">va</text:span><text:span text:style-name="T39">l</text:span><text:span text:style-name="T255">が実数型データであれば真を返します。</text:span></text:p>
          </table:table-cell>
        </table:table-row>
        <table:table-row table:style-name="TableLine2019484366128">
          <table:table-cell table:style-name="TableBox2019484371568" office:value-type="string">
            <text:p text:style-name="P447">戻り値</text:p>
          </table:table-cell>
          <table:table-cell table:style-name="TableBox2019484371296" office:value-type="string">
            <text:p text:style-name="P264"/>
            <text:p text:style-name="P228"><text:span text:style-name="T263">va</text:span><text:span text:style-name="T39">l</text:span><text:span text:style-name="T255">が実数型データであれば真を返します。</text:span></text:p>
          </table:table-cell>
        </table:table-row>
        <table:table-row table:style-name="TableLine2019484368848">
          <table:table-cell table:style-name="TableBox2019484371568" office:value-type="string">
            <text:p text:style-name="P447">例外</text:p>
          </table:table-cell>
          <table:table-cell table:style-name="TableBox2019484371296" office:value-type="string">
            <text:p text:style-name="P264"/>
            <text:p text:style-name="P264">ErrSyntax: 書式に誤りがあります。</text:p>
          </table:table-cell>
        </table:table-row>
        <table:table-row table:style-name="TableLine2019484358784">
          <table:table-cell table:style-name="TableBox2019484371568" office:value-type="string">
            <text:p text:style-name="P447">使用例</text:p>
          </table:table-cell>
          <table:table-cell table:style-name="TableBox2019484371296" office:value-type="string">
            <text:p text:style-name="P264"/>
            <text:p text:style-name="P264"/>
          </table:table-cell>
        </table:table-row>
      </table:table>
      <text:h text:style-name="P754" text:outline-level="3"/>
      <text:h text:style-name="P789"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2019484366400">
          <table:table-cell table:style-name="TableBox2019484367216" office:value-type="string">
            <text:p text:style-name="P429">説明</text:p>
          </table:table-cell>
          <table:table-cell table:style-name="TableBox2019484359056" office:value-type="string">
            <text:p text:style-name="P234"/>
            <text:p text:style-name="P234">イテレータの現在の要素に再度制御を移します。</text:p>
          </table:table-cell>
        </table:table-row>
        <table:table-row table:style-name="TableLine2019484360960">
          <table:table-cell table:style-name="TableBox2019484367216" office:value-type="string">
            <text:p text:style-name="P429">書式</text:p>
          </table:table-cell>
          <table:table-cell table:style-name="TableBox2019484359056" office:value-type="string">
            <text:p text:style-name="P234"/>
            <text:p text:style-name="P234">redo</text:p>
          </table:table-cell>
        </table:table-row>
        <table:table-row table:style-name="TableLine2019484359328">
          <table:table-cell table:style-name="TableBox2019484367216" office:value-type="string">
            <text:p text:style-name="P429">詳細</text:p>
          </table:table-cell>
          <table:table-cell table:style-name="TableBox2019484359056" office:value-type="string">
            <text:p text:style-name="P234"/>
            <text:p text:style-name="P234">イテレータの現在の要素に制御を移し、再び同じ要素を実行します。</text:p>
            <text:p text:style-name="P234">redoが有効なコマンドおよびメソッドは次の通りです: </text:p>
            <text:p text:style-name="P234">while / Integer::each / Integer::list / List::each / Vector::each</text:p>
          </table:table-cell>
        </table:table-row>
        <table:table-row table:style-name="TableLine2019484369120">
          <table:table-cell table:style-name="TableBox2019484367216" office:value-type="string">
            <text:p text:style-name="P429">戻り値</text:p>
          </table:table-cell>
          <table:table-cell table:style-name="TableBox2019484359056" office:value-type="string">
            <text:p text:style-name="P234"/>
            <text:p text:style-name="P234">制御がイテレータに戻るため、redo自身の戻り値はありません。</text:p>
          </table:table-cell>
        </table:table-row>
        <table:table-row table:style-name="TableLine2019484369936">
          <table:table-cell table:style-name="TableBox2019484367216" office:value-type="string">
            <text:p text:style-name="P429">例外</text:p>
          </table:table-cell>
          <table:table-cell table:style-name="TableBox2019484359056" office:value-type="string">
            <text:p text:style-name="P234"/>
            <text:p text:style-name="P234">ErrSyntax: 書式に誤りがあります。</text:p>
          </table:table-cell>
        </table:table-row>
        <table:table-row table:style-name="TableLine2019484359600">
          <table:table-cell table:style-name="TableBox2019484367216" office:value-type="string">
            <text:p text:style-name="P429">使用例</text:p>
          </table:table-cell>
          <table:table-cell table:style-name="TableBox2019484359056" office:value-type="string">
            <text:p text:style-name="P535"/>
            <text:p text:style-name="P535">set i 0;</text:p>
            <text:p text:style-name="P535">while {true} do: {</text:p>
            <text:p text:style-name="P535"><text:s text:c="2"/>println $i;</text:p>
            <text:p text:style-name="P535"><text:s text:c="2"/>if {$i &gt; 5} then: {redo};</text:p>
            <text:p text:style-name="P535"><text:s text:c="2"/>$i ++;</text:p>
            <text:p text:style-name="P535">};<text:tab/><text:tab/># → 0 1 2 3 4 5 6 6 6 6 6 6 6 6 6 6 ...</text:p>
          </table:table-cell>
        </table:table-row>
      </table:table>
      <text:h text:style-name="P789" text:outline-level="3"><text:bookmark-start text:name="__RefHeading___Toc23052_1636654246"/><text:span text:style-name="T211">ref</text:span>　<text:bookmark-end text:name="__RefHeading___Toc23052_1636654246"/></text:h>
      <text:p text:style-name="P76"/>
      <table:table table:name="表201" table:style-name="表201">
        <table:table-column table:style-name="表201.A"/>
        <table:table-column table:style-name="表201.B"/>
        <table:table-row table:style-name="TableLine2019484363680">
          <table:table-cell table:style-name="TableBox2019484371840" office:value-type="string">
            <text:p text:style-name="P452">説明</text:p>
          </table:table-cell>
          <table:table-cell table:style-name="TableBox2019484363952" office:value-type="string">
            <text:p text:style-name="P272"/>
            <text:p text:style-name="P272">シンボルから値を参照する。</text:p>
          </table:table-cell>
        </table:table-row>
        <table:table-row table:style-name="TableLine2019484364224">
          <table:table-cell table:style-name="TableBox2019484371840" office:value-type="string">
            <text:p text:style-name="P452">書式</text:p>
          </table:table-cell>
          <table:table-cell table:style-name="TableBox2019484363952" office:value-type="string">
            <text:p text:style-name="P272"/>
            <text:p text:style-name="P272">ref <text:s/><text:span text:style-name="T53">symbol <text:s/></text:span></text:p>
          </table:table-cell>
        </table:table-row>
        <table:table-row table:style-name="TableLine2019484360144">
          <table:table-cell table:style-name="TableBox2019484371840" office:value-type="string">
            <text:p text:style-name="P452">詳細</text:p>
          </table:table-cell>
          <table:table-cell table:style-name="TableBox2019484363952" office:value-type="string">
            <text:p text:style-name="P272"/>
            <text:p text:style-name="P272"><text:span text:style-name="T53">symbol</text:span><text:span text:style-name="T99"> を変数名として値を取得する。これは、$</text:span><text:span text:style-name="T53">symbol</text:span><text:span text:style-name="T99"> として値を取得するのと同じです。</text:span></text:p>
          </table:table-cell>
        </table:table-row>
        <table:table-row table:style-name="TableLine2019484361232">
          <table:table-cell table:style-name="TableBox2019484371840" office:value-type="string">
            <text:p text:style-name="P452">戻り値</text:p>
          </table:table-cell>
          <table:table-cell table:style-name="TableBox2019484363952" office:value-type="string">
            <text:p text:style-name="P272"/>
            <text:p text:style-name="P272"><text:span text:style-name="T53">symbol</text:span> の値を返します。</text:p>
          </table:table-cell>
        </table:table-row>
        <table:table-row table:style-name="TableLine2019484369392">
          <table:table-cell table:style-name="TableBox2019484371840" office:value-type="string">
            <text:p text:style-name="P452">例外</text:p>
          </table:table-cell>
          <table:table-cell table:style-name="TableBox2019484363952" office:value-type="string">
            <text:p text:style-name="P272"/>
            <text:p text:style-name="P272">ErrSyntax: 書式に誤りがあります。</text:p>
          </table:table-cell>
        </table:table-row>
        <table:table-row table:style-name="TableLine2019484364496">
          <table:table-cell table:style-name="TableBox2019484371840" office:value-type="string">
            <text:p text:style-name="P452">使用例</text:p>
          </table:table-cell>
          <table:table-cell table:style-name="TableBox2019484363952" office:value-type="string">
            <text:p text:style-name="P272"/>
            <text:p text:style-name="P272"/>
          </table:table-cell>
        </table:table-row>
      </table:table>
      <text:h text:style-name="P738" text:outline-level="3"/>
      <text:h text:style-name="P789" text:outline-level="3"><text:bookmark-start text:name="__RefHeading__16786_505007155"/>REM　<text:bookmark-end text:name="__RefHeading__16786_505007155"/></text:h>
      <text:p text:style-name="P77"/>
      <table:table table:name="表82" table:style-name="表82">
        <table:table-column table:style-name="表82.A"/>
        <table:table-column table:style-name="表82.B"/>
        <table:table-row table:style-name="TableLine2019484373744">
          <table:table-cell table:style-name="TableBox2019484367760" office:value-type="string">
            <text:p text:style-name="P453">説明</text:p>
          </table:table-cell>
          <table:table-cell table:style-name="TableBox2019484370208" office:value-type="string">
            <text:p text:style-name="P273"/>
            <text:p text:style-name="P273">なにも実行しません。</text:p>
          </table:table-cell>
        </table:table-row>
        <table:table-row table:style-name="TableLine2019484370752">
          <table:table-cell table:style-name="TableBox2019484367760" office:value-type="string">
            <text:p text:style-name="P453">書式</text:p>
          </table:table-cell>
          <table:table-cell table:style-name="TableBox2019484370208" office:value-type="string">
            <text:p text:style-name="P273"/>
            <text:p text:style-name="P273">REM ...</text:p>
          </table:table-cell>
        </table:table-row>
        <table:table-row table:style-name="TableLine2019484372112">
          <table:table-cell table:style-name="TableBox2019484367760" office:value-type="string">
            <text:p text:style-name="P453">詳細</text:p>
          </table:table-cell>
          <table:table-cell table:style-name="TableBox2019484370208" office:value-type="string">
            <text:p text:style-name="P273"/>
            <text:p text:style-name="P357">何も実行しません。パラメータには任意のデータを書くことができます。</text:p>
            <text:p text:style-name="P357">そのため、REM { … }; として、複数行のスクリプトをブロックコメントとすることができます。本来のコメント（#）との違いは、REMはコマンドとして実行されることです。</text:p>
          </table:table-cell>
        </table:table-row>
        <table:table-row table:style-name="TableLine2019484372384">
          <table:table-cell table:style-name="TableBox2019484367760" office:value-type="string">
            <text:p text:style-name="P453">戻り値</text:p>
          </table:table-cell>
          <table:table-cell table:style-name="TableBox2019484370208" office:value-type="string">
            <text:p text:style-name="P273"/>
            <text:p text:style-name="P273">コメントをエミュレートするため、本コマンドを実行した場合、直前に実行されたコマンドまたは関数のステータスを返します。</text:p>
          </table:table-cell>
        </table:table-row>
        <table:table-row table:style-name="TableLine2019484372656">
          <table:table-cell table:style-name="TableBox2019484367760" office:value-type="string">
            <text:p text:style-name="P453">例外</text:p>
          </table:table-cell>
          <table:table-cell table:style-name="TableBox2019484370208" office:value-type="string">
            <text:p text:style-name="P273"/>
            <text:p text:style-name="P273"/>
          </table:table-cell>
        </table:table-row>
        <table:table-row table:style-name="TableLine2019484364768">
          <table:table-cell table:style-name="TableBox2019484367760" office:value-type="string">
            <text:p text:style-name="P453">使用例</text:p>
          </table:table-cell>
          <table:table-cell table:style-name="TableBox2019484370208" office:value-type="string">
            <text:p text:style-name="P536"/>
            <text:p text:style-name="P536"><text:s text:c="4"/>set i 0;</text:p>
            <text:p text:style-name="P536"><text:s text:c="4"/>while {true} do: {</text:p>
            <text:p text:style-name="P536"><text:s text:c="6"/>println $i;</text:p>
            <text:p text:style-name="P536"><text:s text:c="6"/>if {$i &gt; 5} then: {redo};</text:p>
            <text:p text:style-name="P536"><text:s text:c="6"/>$i ++;</text:p>
            <text:p text:style-name="P536"><text:s text:c="4"/>};</text:p>
            <text:p text:style-name="P536"/>
            <text:p text:style-name="P536"># 上記をブロックコメント化</text:p>
            <text:p text:style-name="P536">REM <text:span text:style-name="T169">{</text:span></text:p>
            <text:p text:style-name="P536"><text:s text:c="4"/>set i 0;</text:p>
            <text:p text:style-name="P536"><text:s text:c="4"/>while {true} do: {</text:p>
            <text:p text:style-name="P536"><text:s text:c="6"/>println $i;</text:p>
            <text:p text:style-name="P536"><text:s text:c="6"/>if {$i &gt; 5} then: {redo};</text:p>
            <text:p text:style-name="P536"><text:s text:c="6"/>$i ++;</text:p>
            <text:p text:style-name="P536"><text:s text:c="4"/>};</text:p>
            <text:p text:style-name="P537">};</text:p>
          </table:table-cell>
        </table:table-row>
      </table:table>
      <text:h text:style-name="P739" text:outline-level="3"/>
      <text:h text:style-name="P789" text:outline-level="3"><text:bookmark-start text:name="__RefHeading__15713_112356151"/>resolv-host　<text:bookmark-end text:name="__RefHeading__15713_112356151"/></text:h>
      <text:p text:style-name="P77"/>
      <table:table table:name="Table43" table:style-name="Table43">
        <table:table-column table:style-name="Table43.A"/>
        <table:table-column table:style-name="Table43.B"/>
        <table:table-row table:style-name="TableLine2019484374016">
          <table:table-cell table:style-name="TableBox2019484372928" office:value-type="string">
            <text:p text:style-name="P454">説明</text:p>
          </table:table-cell>
          <table:table-cell table:style-name="TableBox2019484373472" office:value-type="string">
            <text:p text:style-name="P274"/>
            <text:p text:style-name="P274">ホスト名を名前解決します。</text:p>
          </table:table-cell>
        </table:table-row>
        <table:table-row table:style-name="TableLine2019484374288">
          <table:table-cell table:style-name="TableBox2019484372928" office:value-type="string">
            <text:p text:style-name="P454">書式</text:p>
          </table:table-cell>
          <table:table-cell table:style-name="TableBox2019484373472" office:value-type="string">
            <text:p text:style-name="P274"/>
            <text:p text:style-name="P274">resolv-host <text:span text:style-name="T53">host-name</text:span></text:p>
          </table:table-cell>
        </table:table-row>
        <table:table-row table:style-name="TableLine2019484377824">
          <table:table-cell table:style-name="TableBox2019484372928" office:value-type="string">
            <text:p text:style-name="P454">詳細</text:p>
          </table:table-cell>
          <table:table-cell table:style-name="TableBox2019484373472" office:value-type="string">
            <text:p text:style-name="P274"/>
            <text:p text:style-name="P274"><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019484377280">
          <table:table-cell table:style-name="TableBox2019484372928" office:value-type="string">
            <text:p text:style-name="P454">戻り値</text:p>
          </table:table-cell>
          <table:table-cell table:style-name="TableBox2019484373472" office:value-type="string">
            <text:p text:style-name="P274"/>
            <text:p text:style-name="P274">IPv4アドレスを示す整数値が返ります。</text:p>
          </table:table-cell>
        </table:table-row>
        <table:table-row table:style-name="TableLine2019484382448">
          <table:table-cell table:style-name="TableBox2019484372928" office:value-type="string">
            <text:p text:style-name="P454">例外</text:p>
          </table:table-cell>
          <table:table-cell table:style-name="TableBox2019484373472" office:value-type="string">
            <text:p text:style-name="P274"/>
            <text:p text:style-name="P274">ErrSyntax: 書式に誤りがあります。</text:p>
          </table:table-cell>
        </table:table-row>
        <table:table-row table:style-name="TableLine2019484384624">
          <table:table-cell table:style-name="TableBox2019484372928" office:value-type="string">
            <text:p text:style-name="P454">使用例</text:p>
          </table:table-cell>
          <table:table-cell table:style-name="TableBox2019484373472" office:value-type="string">
            <text:p text:style-name="P353"/>
            <text:p text:style-name="P353"/>
          </table:table-cell>
        </table:table-row>
        <table:table-row table:style-name="TableLine2019484376464">
          <table:table-cell table:style-name="TableBox2019484372928" office:value-type="string">
            <text:p text:style-name="P454">関連項目</text:p>
          </table:table-cell>
          <table:table-cell table:style-name="TableBox2019484373472" office:value-type="string">
            <text:p text:style-name="P353"/>
            <text:p text:style-name="P353"><text:span text:style-name="T203">c</text:span>onnect</text:p>
            <text:p text:style-name="P661"><text:span text:style-name="T203">socket-server<text:line-break/></text:span>resolv-in-addr</text:p>
          </table:table-cell>
        </table:table-row>
      </table:table>
      <text:h text:style-name="P789" text:outline-level="3"><text:bookmark-start text:name="__RefHeading__15715_112356151"/>resolv-in-addr　<text:bookmark-end text:name="__RefHeading__15715_112356151"/></text:h>
      <text:p text:style-name="P78"/>
      <table:table table:name="Table44" table:style-name="Table44">
        <table:table-column table:style-name="Table44.A"/>
        <table:table-column table:style-name="Table44.B"/>
        <table:table-row table:style-name="TableLine2019484373200">
          <table:table-cell table:style-name="TableBox2019484376192" office:value-type="string">
            <text:p text:style-name="P454">説明</text:p>
          </table:table-cell>
          <table:table-cell table:style-name="TableBox2019484387888" office:value-type="string">
            <text:p text:style-name="P274"/>
            <text:p text:style-name="P274">ホスト名を名前解決します。</text:p>
          </table:table-cell>
        </table:table-row>
        <table:table-row table:style-name="TableLine2019484387072">
          <table:table-cell table:style-name="TableBox2019484376192" office:value-type="string">
            <text:p text:style-name="P454">書式</text:p>
          </table:table-cell>
          <table:table-cell table:style-name="TableBox2019484387888" office:value-type="string">
            <text:p text:style-name="P274"/>
            <text:p text:style-name="P274">resolv-in-addr <text:span text:style-name="T53">host-name</text:span></text:p>
          </table:table-cell>
        </table:table-row>
        <table:table-row table:style-name="TableLine2019484384352">
          <table:table-cell table:style-name="TableBox2019484376192" office:value-type="string">
            <text:p text:style-name="P454">詳細</text:p>
          </table:table-cell>
          <table:table-cell table:style-name="TableBox2019484387888" office:value-type="string">
            <text:p text:style-name="P274"/>
            <text:p text:style-name="P274"><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2019484379456">
          <table:table-cell table:style-name="TableBox2019484376192" office:value-type="string">
            <text:p text:style-name="P454">戻り値</text:p>
          </table:table-cell>
          <table:table-cell table:style-name="TableBox2019484387888" office:value-type="string">
            <text:p text:style-name="P274"/>
            <text:p text:style-name="P274">IPv4アドレスを示す文字列表現が返ります。</text:p>
          </table:table-cell>
        </table:table-row>
        <table:table-row table:style-name="TableLine2019484379728">
          <table:table-cell table:style-name="TableBox2019484376192" office:value-type="string">
            <text:p text:style-name="P454">例外</text:p>
          </table:table-cell>
          <table:table-cell table:style-name="TableBox2019484387888" office:value-type="string">
            <text:p text:style-name="P274"/>
            <text:p text:style-name="P274">ErrSyntax: 書式に誤りがあります。</text:p>
          </table:table-cell>
        </table:table-row>
        <table:table-row table:style-name="TableLine2019484388976">
          <table:table-cell table:style-name="TableBox2019484376192" office:value-type="string">
            <text:p text:style-name="P454">使用例</text:p>
          </table:table-cell>
          <table:table-cell table:style-name="TableBox2019484387888" office:value-type="string">
            <text:p text:style-name="P353"/>
            <text:p text:style-name="P353"/>
          </table:table-cell>
        </table:table-row>
        <table:table-row table:style-name="TableLine2019484385984">
          <table:table-cell table:style-name="TableBox2019484376192" office:value-type="string">
            <text:p text:style-name="P454">関連項目</text:p>
          </table:table-cell>
          <table:table-cell table:style-name="TableBox2019484387888" office:value-type="string">
            <text:p text:style-name="P353"/>
            <text:p text:style-name="P353"><text:span text:style-name="T203">c</text:span>onnect<text:line-break/><text:span text:style-name="T203">socket-server</text:span></text:p>
            <text:p text:style-name="P353">resolv-host</text:p>
          </table:table-cell>
        </table:table-row>
      </table:table>
      <text:h text:style-name="P769" text:outline-level="3"/>
      <text:h text:style-name="P789"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2019484376736">
          <table:table-cell table:style-name="TableBox2019484383536" office:value-type="string">
            <text:p text:style-name="P429">説明</text:p>
          </table:table-cell>
          <table:table-cell table:style-name="TableBox2019484380272" office:value-type="string">
            <text:p text:style-name="P234"/>
            <text:p text:style-name="P234">引数を返します。</text:p>
          </table:table-cell>
        </table:table-row>
        <table:table-row table:style-name="TableLine2019484378640">
          <table:table-cell table:style-name="TableBox2019484383536" office:value-type="string">
            <text:p text:style-name="P429">書式</text:p>
          </table:table-cell>
          <table:table-cell table:style-name="TableBox2019484380272" office:value-type="string">
            <text:p text:style-name="P234"/>
            <text:p text:style-name="P234">result [ <text:span text:style-name="T53">val</text:span> <text:s/>]</text:p>
            <text:p text:style-name="P357">result :last</text:p>
          </table:table-cell>
        </table:table-row>
        <table:table-row table:style-name="TableLine2019484383808">
          <table:table-cell table:style-name="TableBox2019484383536" office:value-type="string">
            <text:p text:style-name="P429">詳細</text:p>
          </table:table-cell>
          <table:table-cell table:style-name="TableBox2019484380272" office:value-type="string">
            <text:p text:style-name="P234"/>
            <text:p text:style-name="P234">与えられた引数<text:span text:style-name="T53">val </text:span>をそのまま返します。<text:span text:style-name="T53">val</text:span>が指定されなかった場合はnilを返します。</text:p>
            <text:p text:style-name="P357">オプション:lastを指定した場合、直前に実行された行の実行結果を返します。</text:p>
            <text:p text:style-name="P23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2019484382992">
          <table:table-cell table:style-name="TableBox2019484383536" office:value-type="string">
            <text:p text:style-name="P429">戻り値</text:p>
          </table:table-cell>
          <table:table-cell table:style-name="TableBox2019484380272" office:value-type="string">
            <text:p text:style-name="P234"/>
            <text:p text:style-name="P234"><text:span text:style-name="T53">val</text:span>を返します。<text:span text:style-name="T53">val</text:span>の指定が無い場合はnilを返します。</text:p>
            <text:p text:style-name="P234">:lastを指定した場合は、直前に実行された結果を返します。</text:p>
          </table:table-cell>
        </table:table-row>
        <table:table-row table:style-name="TableLine2019484380000">
          <table:table-cell table:style-name="TableBox2019484383536" office:value-type="string">
            <text:p text:style-name="P429">例外</text:p>
          </table:table-cell>
          <table:table-cell table:style-name="TableBox2019484380272" office:value-type="string">
            <text:p text:style-name="P234"/>
            <text:p text:style-name="P234">ErrSyntax: 書式に誤りがあります。</text:p>
          </table:table-cell>
        </table:table-row>
        <table:table-row table:style-name="TableLine2019484378096">
          <table:table-cell table:style-name="TableBox2019484383536" office:value-type="string">
            <text:p text:style-name="P429">使用例</text:p>
          </table:table-cell>
          <table:table-cell table:style-name="TableBox2019484380272" office:value-type="string">
            <text:p text:style-name="P522"/>
            <text:p text:style-name="P522">set x [if $cond then: {</text:p>
            <text:p text:style-name="P522"><text:s text:c="2"/>do-something;</text:p>
            <text:p text:style-name="P522"><text:s text:c="2"/>result 0;</text:p>
            <text:p text:style-name="P522">} else: {</text:p>
            <text:p text:style-name="P522"><text:s text:c="2"/>do-otherwise;</text:p>
            <text:p text:style-name="P566"><text:s text:c="2"/>result 1;</text:p>
            <text:p text:style-name="P566">}];</text:p>
          </table:table-cell>
        </table:table-row>
      </table:table>
      <text:h text:style-name="P695" text:outline-level="3"/>
      <text:h text:style-name="P789" text:outline-level="3"><text:bookmark-start text:name="__RefHeading__14508_1559979953"/>r<text:span text:style-name="T202">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2019484381904">
          <table:table-cell table:style-name="TableBox2019484386528" office:value-type="string">
            <text:p text:style-name="P429">説明</text:p>
          </table:table-cell>
          <table:table-cell table:style-name="TableBox2019484378912" office:value-type="string">
            <text:p text:style-name="P234"/>
            <text:p text:style-name="P234">イテレータの最初の要素に再度制御を移します。</text:p>
          </table:table-cell>
        </table:table-row>
        <table:table-row table:style-name="TableLine2019484386800">
          <table:table-cell table:style-name="TableBox2019484386528" office:value-type="string">
            <text:p text:style-name="P429">書式</text:p>
          </table:table-cell>
          <table:table-cell table:style-name="TableBox2019484378912" office:value-type="string">
            <text:p text:style-name="P234"/>
            <text:p text:style-name="P234">retry</text:p>
          </table:table-cell>
        </table:table-row>
        <table:table-row table:style-name="TableLine2019484380544">
          <table:table-cell table:style-name="TableBox2019484386528" office:value-type="string">
            <text:p text:style-name="P429">詳細</text:p>
          </table:table-cell>
          <table:table-cell table:style-name="TableBox2019484378912" office:value-type="string">
            <text:p text:style-name="P234"/>
            <text:p text:style-name="P234">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234">retryが有効なコマンドおよびメソッドは次の通りです: </text:p>
            <text:p text:style-name="P234">while / try / Integer::each / Integer::list / List::each / Vector::each</text:p>
          </table:table-cell>
        </table:table-row>
        <table:table-row table:style-name="TableLine2019484381088">
          <table:table-cell table:style-name="TableBox2019484386528" office:value-type="string">
            <text:p text:style-name="P429">戻り値</text:p>
          </table:table-cell>
          <table:table-cell table:style-name="TableBox2019484378912" office:value-type="string">
            <text:p text:style-name="P234"/>
            <text:p text:style-name="P234">制御がイテレータに戻るため、retry自身の戻り値はありません。</text:p>
          </table:table-cell>
        </table:table-row>
        <table:table-row table:style-name="TableLine2019484387344">
          <table:table-cell table:style-name="TableBox2019484386528" office:value-type="string">
            <text:p text:style-name="P429">例外</text:p>
          </table:table-cell>
          <table:table-cell table:style-name="TableBox2019484378912" office:value-type="string">
            <text:p text:style-name="P234"/>
            <text:p text:style-name="P234">ErrSyntax: 書式に誤りがあります。</text:p>
          </table:table-cell>
        </table:table-row>
        <table:table-row table:style-name="TableLine2019484379184">
          <table:table-cell table:style-name="TableBox2019484386528" office:value-type="string">
            <text:p text:style-name="P429">使用例</text:p>
          </table:table-cell>
          <table:table-cell table:style-name="TableBox2019484378912" office:value-type="string">
            <text:p text:style-name="P535"/>
            <text:p text:style-name="P535">1 .. 5 do: {| i |</text:p>
            <text:p text:style-name="P535"><text:s text:c="2"/>println $i;</text:p>
            <text:p text:style-name="P535"><text:s text:c="2"/>if {$i &gt;= 5} then: {retry};</text:p>
            <text:p text:style-name="P535">};<text:tab/><text:tab/># → 1 2 3 4 5 1 2 3 4 5 1 2 3 4 5 ...</text:p>
          </table:table-cell>
        </table:table-row>
      </table:table>
      <text:h text:style-name="P695" text:outline-level="3"/>
      <text:h text:style-name="P789"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2019484383264">
          <table:table-cell table:style-name="TableBox2019484388160" office:value-type="string">
            <text:p text:style-name="P429">説明</text:p>
          </table:table-cell>
          <table:table-cell table:style-name="TableBox2019484381360" office:value-type="string">
            <text:p text:style-name="P234"/>
            <text:p text:style-name="P234">関数を終了し呼び出し元に戻ります。</text:p>
          </table:table-cell>
        </table:table-row>
        <table:table-row table:style-name="TableLine2019484385440">
          <table:table-cell table:style-name="TableBox2019484388160" office:value-type="string">
            <text:p text:style-name="P429">書式</text:p>
          </table:table-cell>
          <table:table-cell table:style-name="TableBox2019484381360" office:value-type="string">
            <text:p text:style-name="P234"/>
            <text:p text:style-name="P234">return [ <text:span text:style-name="T53">val</text:span> <text:s/>]</text:p>
          </table:table-cell>
        </table:table-row>
        <table:table-row table:style-name="TableLine2019484382720">
          <table:table-cell table:style-name="TableBox2019484388160" office:value-type="string">
            <text:p text:style-name="P429">詳細</text:p>
          </table:table-cell>
          <table:table-cell table:style-name="TableBox2019484381360" office:value-type="string">
            <text:p text:style-name="P234"/>
            <text:p text:style-name="P234">現在の関数呼び出しを終了し、呼び出し元に戻ります。</text:p>
            <text:p text:style-name="P234"><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2019484381632">
          <table:table-cell table:style-name="TableBox2019484388160" office:value-type="string">
            <text:p text:style-name="P429">戻り値</text:p>
          </table:table-cell>
          <table:table-cell table:style-name="TableBox2019484381360" office:value-type="string">
            <text:p text:style-name="P234"/>
            <text:p text:style-name="P234">呼び出し元に戻るため、このコマンドの戻り値はありません。</text:p>
          </table:table-cell>
        </table:table-row>
        <table:table-row table:style-name="TableLine2019484388704">
          <table:table-cell table:style-name="TableBox2019484388160" office:value-type="string">
            <text:p text:style-name="P429">例外</text:p>
          </table:table-cell>
          <table:table-cell table:style-name="TableBox2019484381360" office:value-type="string">
            <text:p text:style-name="P234"/>
            <text:p text:style-name="P234">ErrSyntax: 書式に誤りがあります。</text:p>
          </table:table-cell>
        </table:table-row>
        <table:table-row table:style-name="TableLine2019484387616">
          <table:table-cell table:style-name="TableBox2019484388160" office:value-type="string">
            <text:p text:style-name="P429">使用例</text:p>
          </table:table-cell>
          <table:table-cell table:style-name="TableBox2019484381360" office:value-type="string">
            <text:p text:style-name="P522"/>
            <text:p text:style-name="P522">defun foo (n) {</text:p>
            <text:p text:style-name="P522"><text:s text:c="2"/>set i 0;</text:p>
            <text:p text:style-name="P522"><text:s text:c="2"/>set s 0;</text:p>
            <text:p text:style-name="P522"><text:s text:c="2"/>while {true} do: {</text:p>
            <text:p text:style-name="P566"><text:s text:c="4"/>$s ++ $i;</text:p>
            <text:p text:style-name="P527"><text:s text:c="4"/>$i ++;</text:p>
            <text:p text:style-name="P527"><text:s text:c="4"/>if [$i &gt; $n] then: {return $s};</text:p>
            <text:p text:style-name="P527"><text:s text:c="2"/>};</text:p>
            <text:p text:style-name="P527">};</text:p>
            <text:p text:style-name="P527">foo 100;<text:tab/><text:tab/># <text:span text:style-name="T231">→</text:span> 5050</text:p>
          </table:table-cell>
        </table:table-row>
      </table:table>
      <text:h text:style-name="P789" text:outline-level="3"><text:bookmark-start text:name="__RefHeading__14366_1847744091"/>rquote?　<text:bookmark-end text:name="__RefHeading__14366_1847744091"/></text:h>
      <text:p text:style-name="P71"/>
      <table:table table:name="Table33" table:style-name="Table33">
        <table:table-column table:style-name="Table33.A"/>
        <table:table-column table:style-name="Table33.B"/>
        <table:table-row table:style-name="TableLine2019484380816">
          <table:table-cell table:style-name="TableBox2019484377008" office:value-type="string">
            <text:p text:style-name="P447">説明</text:p>
          </table:table-cell>
          <table:table-cell table:style-name="TableBox2019484384080" office:value-type="string">
            <text:p text:style-name="P264"/>
            <text:p text:style-name="P264">正規表現型データであれば真を返します。</text:p>
          </table:table-cell>
        </table:table-row>
        <table:table-row table:style-name="TableLine2019484385168">
          <table:table-cell table:style-name="TableBox2019484377008" office:value-type="string">
            <text:p text:style-name="P447">書式</text:p>
          </table:table-cell>
          <table:table-cell table:style-name="TableBox2019484384080" office:value-type="string">
            <text:p text:style-name="P264"/>
            <text:p text:style-name="P228"><text:span text:style-name="T255">rquote? </text:span><text:span text:style-name="T263">va</text:span><text:span text:style-name="T39">l</text:span><text:span text:style-name="T263"> <text:s/></text:span></text:p>
          </table:table-cell>
        </table:table-row>
        <table:table-row table:style-name="TableLine2019484385712">
          <table:table-cell table:style-name="TableBox2019484377008" office:value-type="string">
            <text:p text:style-name="P447">詳細</text:p>
          </table:table-cell>
          <table:table-cell table:style-name="TableBox2019484384080" office:value-type="string">
            <text:p text:style-name="P264"/>
            <text:p text:style-name="P228"><text:span text:style-name="T263">va</text:span><text:span text:style-name="T39">l</text:span><text:span text:style-name="T255">が正規表現型データであれば真を返します。</text:span></text:p>
          </table:table-cell>
        </table:table-row>
        <table:table-row table:style-name="TableLine2019483029792">
          <table:table-cell table:style-name="TableBox2019484377008" office:value-type="string">
            <text:p text:style-name="P447">戻り値</text:p>
          </table:table-cell>
          <table:table-cell table:style-name="TableBox2019484384080" office:value-type="string">
            <text:p text:style-name="P264"/>
            <text:p text:style-name="P228"><text:span text:style-name="T263">va</text:span><text:span text:style-name="T39">l</text:span><text:span text:style-name="T255">が正規表現型データであれば真を返します。</text:span></text:p>
          </table:table-cell>
        </table:table-row>
        <table:table-row table:style-name="TableLine2019485384928">
          <table:table-cell table:style-name="TableBox2019484377008" office:value-type="string">
            <text:p text:style-name="P447">例外</text:p>
          </table:table-cell>
          <table:table-cell table:style-name="TableBox2019484384080" office:value-type="string">
            <text:p text:style-name="P264"/>
            <text:p text:style-name="P264">ErrSyntax: 書式に誤りがあります。</text:p>
          </table:table-cell>
        </table:table-row>
        <table:table-row table:style-name="TableLine2019485390640">
          <table:table-cell table:style-name="TableBox2019484377008" office:value-type="string">
            <text:p text:style-name="P447">使用例</text:p>
          </table:table-cell>
          <table:table-cell table:style-name="TableBox2019484384080" office:value-type="string">
            <text:p text:style-name="P264"/>
            <text:p text:style-name="P264"/>
          </table:table-cell>
        </table:table-row>
      </table:table>
      <text:h text:style-name="P754" text:outline-level="3"/>
      <text:h text:style-name="P789"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2019485395808">
          <table:table-cell table:style-name="TableBox2019485393360" office:value-type="string">
            <text:p text:style-name="P429">説明</text:p>
          </table:table-cell>
          <table:table-cell table:style-name="TableBox2019485381120" office:value-type="string">
            <text:p text:style-name="P234"/>
            <text:p text:style-name="P234">ロード済みスクリプトの一覧を返します。</text:p>
          </table:table-cell>
        </table:table-row>
        <table:table-row table:style-name="TableLine2019485381392">
          <table:table-cell table:style-name="TableBox2019485393360" office:value-type="string">
            <text:p text:style-name="P429">書式</text:p>
          </table:table-cell>
          <table:table-cell table:style-name="TableBox2019485381120" office:value-type="string">
            <text:p text:style-name="P234"/>
            <text:p text:style-name="P234">sdir</text:p>
          </table:table-cell>
        </table:table-row>
        <table:table-row table:style-name="TableLine2019485396352">
          <table:table-cell table:style-name="TableBox2019485393360" office:value-type="string">
            <text:p text:style-name="P429">詳細</text:p>
          </table:table-cell>
          <table:table-cell table:style-name="TableBox2019485381120" office:value-type="string">
            <text:p text:style-name="P234"/>
            <text:p text:style-name="P234">loadコマンドおよび、unknownによりロードされたスクリプトの一覧を、スクリプトid、ファイル名のリストの形式で返します。</text:p>
          </table:table-cell>
        </table:table-row>
        <table:table-row table:style-name="TableLine2019485379216">
          <table:table-cell table:style-name="TableBox2019485393360" office:value-type="string">
            <text:p text:style-name="P429">戻り値</text:p>
          </table:table-cell>
          <table:table-cell table:style-name="TableBox2019485381120" office:value-type="string">
            <text:p text:style-name="P234"/>
            <text:p text:style-name="P234">スクリプトid、ファイル名のリストのリストを返します。</text:p>
          </table:table-cell>
        </table:table-row>
        <table:table-row table:style-name="TableLine2019485384112">
          <table:table-cell table:style-name="TableBox2019485393360" office:value-type="string">
            <text:p text:style-name="P429">例外</text:p>
          </table:table-cell>
          <table:table-cell table:style-name="TableBox2019485381120" office:value-type="string">
            <text:p text:style-name="P234"/>
            <text:p text:style-name="P234">ErrSyntax: 書式に誤りがあります。</text:p>
          </table:table-cell>
        </table:table-row>
        <table:table-row table:style-name="TableLine2019485393632">
          <table:table-cell table:style-name="TableBox2019485393360" office:value-type="string">
            <text:p text:style-name="P429">使用例</text:p>
          </table:table-cell>
          <table:table-cell table:style-name="TableBox2019485381120" office:value-type="string">
            <text:p text:style-name="P542"/>
            <text:p text:style-name="P542">sdir;</text:p>
          </table:table-cell>
        </table:table-row>
      </table:table>
      <text:h text:style-name="P789" text:outline-level="3"><text:bookmark-start text:name="__RefHeading___Toc23917_1636654246"/>s<text:span text:style-name="T219">elect</text:span><text:span text:style-name="T5">　</text:span><text:bookmark-end text:name="__RefHeading___Toc23917_1636654246"/></text:h>
      <text:p text:style-name="P79"/>
      <table:table table:name="表210" table:style-name="表210">
        <table:table-column table:style-name="表210.A"/>
        <table:table-column table:style-name="表210.B"/>
        <table:table-row table:style-name="TableLine2019485385744">
          <table:table-cell table:style-name="TableBox2019485381664" office:value-type="string">
            <text:p text:style-name="P455">説明</text:p>
          </table:table-cell>
          <table:table-cell table:style-name="TableBox2019485383296" office:value-type="string">
            <text:p text:style-name="P275"/>
            <text:p text:style-name="P275">ファイル記述子が入出力可能か確認します。</text:p>
          </table:table-cell>
        </table:table-row>
        <table:table-row table:style-name="TableLine2019485379488">
          <table:table-cell table:style-name="TableBox2019485381664" office:value-type="string">
            <text:p text:style-name="P455">書式</text:p>
          </table:table-cell>
          <table:table-cell table:style-name="TableBox2019485383296" office:value-type="string">
            <text:p text:style-name="P275"/>
            <text:p text:style-name="P358"><text:span text:style-name="T99">select ( </text:span><text:span text:style-name="T53">input-fd </text:span><text:span text:style-name="T99">… ) ( </text:span><text:span text:style-name="T53">output-fd</text:span><text:span text:style-name="T99"> … ) ( </text:span><text:span text:style-name="T53">except-fd</text:span><text:span text:style-name="T99"> … ) </text:span><text:span text:style-name="T53">timeout</text:span></text:p>
          </table:table-cell>
        </table:table-row>
        <table:table-row table:style-name="TableLine2019485389008">
          <table:table-cell table:style-name="TableBox2019485381664" office:value-type="string">
            <text:p text:style-name="P455">詳細</text:p>
          </table:table-cell>
          <table:table-cell table:style-name="TableBox2019485383296" office:value-type="string">
            <text:p text:style-name="P233"/>
            <text:p text:style-name="P233">それぞれのファイル記述子のリストについて、ブロックせずに入出力が可能かを検査します。</text:p>
            <text:p text:style-name="P233"><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233"><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670">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2019485387104">
          <table:table-cell table:style-name="TableBox2019485381664" office:value-type="string">
            <text:p text:style-name="P455">戻り値</text:p>
          </table:table-cell>
          <table:table-cell table:style-name="TableBox2019485383296" office:value-type="string">
            <text:p text:style-name="P275"/>
            <text:p text:style-name="P359"><text:span text:style-name="T99">selectの戻り値は、(( </text:span><text:span text:style-name="T53">input-fd </text:span><text:span text:style-name="T99">… ) ( </text:span><text:span text:style-name="T53">output-fd</text:span><text:span text:style-name="T99"> … ) ( </text:span><text:span text:style-name="T53">except-fd</text:span><text:span text:style-name="T99"> … )) の形式のリストで、それぞれ最初の要素から順に、入力が可能、出力が可能および、例外の検出が可能になったファイル記述子のリストが返ります。 </text:span></text:p>
          </table:table-cell>
        </table:table-row>
        <table:table-row table:style-name="TableLine2019485388736">
          <table:table-cell table:style-name="TableBox2019485381664" office:value-type="string">
            <text:p text:style-name="P455">例外</text:p>
          </table:table-cell>
          <table:table-cell table:style-name="TableBox2019485383296" office:value-type="string">
            <text:p text:style-name="P275"/>
            <text:p text:style-name="P275">ErrSyntax: 書式に誤りがあります。</text:p>
            <text:p text:style-name="P651">ErrSysCall: システムコールの呼び出しでエラーが発生しました。エラー詳細はExceptionのエラー文字列を参照のこと。</text:p>
          </table:table-cell>
        </table:table-row>
        <table:table-row table:style-name="TableLine2019485394720">
          <table:table-cell table:style-name="TableBox2019485381664" office:value-type="string">
            <text:p text:style-name="P455">使用例</text:p>
          </table:table-cell>
          <table:table-cell table:style-name="TableBox2019485383296" office:value-type="string">
            <text:p text:style-name="P275"/>
            <text:p text:style-name="P275"/>
          </table:table-cell>
        </table:table-row>
      </table:table>
      <text:h text:style-name="P756" text:outline-level="3"/>
      <text:h text:style-name="P789"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2019485386832">
          <table:table-cell table:style-name="TableBox2019485386016" office:value-type="string">
            <text:p text:style-name="P429">説明</text:p>
          </table:table-cell>
          <table:table-cell table:style-name="TableBox2019485392816" office:value-type="string">
            <text:p text:style-name="P234"/>
            <text:p text:style-name="P234">現在のオブジェクトを返します。</text:p>
          </table:table-cell>
        </table:table-row>
        <table:table-row table:style-name="TableLine2019485382480">
          <table:table-cell table:style-name="TableBox2019485386016" office:value-type="string">
            <text:p text:style-name="P429">書式</text:p>
          </table:table-cell>
          <table:table-cell table:style-name="TableBox2019485392816" office:value-type="string">
            <text:p text:style-name="P234"/>
            <text:p text:style-name="P234">self</text:p>
          </table:table-cell>
        </table:table-row>
        <table:table-row table:style-name="TableLine2019485382752">
          <table:table-cell table:style-name="TableBox2019485386016" office:value-type="string">
            <text:p text:style-name="P429">詳細</text:p>
          </table:table-cell>
          <table:table-cell table:style-name="TableBox2019485392816" office:value-type="string">
            <text:p text:style-name="P234"/>
            <text:p text:style-name="P234">現在のオブジェクトスタックのスタックトップにあるオブジェクトを返します。</text:p>
          </table:table-cell>
        </table:table-row>
        <table:table-row table:style-name="TableLine2019485393088">
          <table:table-cell table:style-name="TableBox2019485386016" office:value-type="string">
            <text:p text:style-name="P429">戻り値</text:p>
          </table:table-cell>
          <table:table-cell table:style-name="TableBox2019485392816" office:value-type="string">
            <text:p text:style-name="P234"/>
            <text:p text:style-name="P234">現在のオブジェクトを返します。</text:p>
          </table:table-cell>
        </table:table-row>
        <table:table-row table:style-name="TableLine2019485383024">
          <table:table-cell table:style-name="TableBox2019485386016" office:value-type="string">
            <text:p text:style-name="P429">例外</text:p>
          </table:table-cell>
          <table:table-cell table:style-name="TableBox2019485392816" office:value-type="string">
            <text:p text:style-name="P234"/>
            <text:p text:style-name="P234">ErrSyntax: 書式に誤りがあります。</text:p>
          </table:table-cell>
        </table:table-row>
        <table:table-row table:style-name="TableLine2019485393904">
          <table:table-cell table:style-name="TableBox2019485386016" office:value-type="string">
            <text:p text:style-name="P429">使用例</text:p>
          </table:table-cell>
          <table:table-cell table:style-name="TableBox2019485392816" office:value-type="string">
            <text:p text:style-name="P522"/>
            <text:p text:style-name="P522"># 自クラスのメソッド内から、自クラスのfooメソッドを呼ぶ</text:p>
            <text:p text:style-name="P522">[self] foo;<text:tab/><text:tab/># → same as: foo;</text:p>
          </table:table-cell>
        </table:table-row>
      </table:table>
      <text:h text:style-name="P695" text:outline-level="3"/>
      <text:h text:style-name="P789"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2019485394176">
          <table:table-cell table:style-name="TableBox2019485383568" office:value-type="string">
            <text:p text:style-name="P429">説明</text:p>
          </table:table-cell>
          <table:table-cell table:style-name="TableBox2019485389552" office:value-type="string">
            <text:p text:style-name="P234"/>
            <text:p text:style-name="P234">ローカル変数に値を設定します。</text:p>
          </table:table-cell>
        </table:table-row>
        <table:table-row table:style-name="TableLine2019485389824">
          <table:table-cell table:style-name="TableBox2019485383568" office:value-type="string">
            <text:p text:style-name="P429">書式</text:p>
          </table:table-cell>
          <table:table-cell table:style-name="TableBox2019485389552" office:value-type="string">
            <text:p text:style-name="P234"/>
            <text:p text:style-name="P276">set <text:span text:style-name="T53">var</text:span> [ <text:span text:style-name="T53">val</text:span> <text:s/>]<text:tab/><text:tab/><text:tab/><text:tab/>… （書式１）</text:p>
            <text:p text:style-name="P276">set (<text:span text:style-name="T53">var</text:span><text:span text:style-name="T127">1</text:span><text:span text:style-name="T53"> var</text:span><text:span text:style-name="T125">2</text:span><text:span text:style-name="T53"> ...</text:span><text:span text:style-name="T99">) </text:span>(<text:span text:style-name="T53">val</text:span><text:span text:style-name="T125">1</text:span><text:span text:style-name="T53"> val</text:span><text:span text:style-name="T125">2</text:span><text:span text:style-name="T53"> ... </text:span><text:span text:style-name="T99">)<text:tab/>… （書式２）</text:span></text:p>
          </table:table-cell>
        </table:table-row>
        <table:table-row table:style-name="TableLine2019485396080">
          <table:table-cell table:style-name="TableBox2019485383568" office:value-type="string">
            <text:p text:style-name="P429">詳細</text:p>
          </table:table-cell>
          <table:table-cell table:style-name="TableBox2019485389552" office:value-type="string">
            <text:p text:style-name="P234"/>
            <text:p text:style-name="P234">書式１：ローカル変数<text:span text:style-name="T53">var</text:span>に、値<text:span text:style-name="T53">val</text:span>を設定します。<text:span text:style-name="T53">val</text:span>を省略した場合は、<text:span text:style-name="T53">var</text:span>の内容を返します。</text:p>
            <text:p text:style-name="P276">書式２：書式１の呼び出しを<text:span text:style-name="T53">var</text:span><text:span text:style-name="T125">1</text:span> / <text:span text:style-name="T53">val</text:span><text:span text:style-name="T125">1</text:span> , <text:span text:style-name="T53">var</text:span><text:span text:style-name="T125">2</text:span> / <text:span text:style-name="T53">val</text:span><text:span text:style-name="T125">2</text:span> のペアで順次行います。 </text:p>
          </table:table-cell>
        </table:table-row>
        <table:table-row table:style-name="TableLine2019485394992">
          <table:table-cell table:style-name="TableBox2019485383568" office:value-type="string">
            <text:p text:style-name="P429">戻り値</text:p>
          </table:table-cell>
          <table:table-cell table:style-name="TableBox2019485389552" office:value-type="string">
            <text:p text:style-name="P234"/>
            <text:p text:style-name="P234"><text:span text:style-name="T53">var</text:span>に設定した内容を返します。</text:p>
          </table:table-cell>
        </table:table-row>
        <table:table-row table:style-name="TableLine2019485379760">
          <table:table-cell table:style-name="TableBox2019485383568" office:value-type="string">
            <text:p text:style-name="P429">例外</text:p>
          </table:table-cell>
          <table:table-cell table:style-name="TableBox2019485389552" office:value-type="string">
            <text:p text:style-name="P234"/>
            <text:p text:style-name="P234">ErrSyntax: 書式に誤りがあります。</text:p>
            <text:p text:style-name="P234">ErrNoSuchVariable: 変数が定義されていません。</text:p>
          </table:table-cell>
        </table:table-row>
        <table:table-row table:style-name="TableLine2019485380032">
          <table:table-cell table:style-name="TableBox2019485383568" office:value-type="string">
            <text:p text:style-name="P429">使用例</text:p>
          </table:table-cell>
          <table:table-cell table:style-name="TableBox2019485389552" office:value-type="string">
            <text:p text:style-name="P522"/>
            <text:p text:style-name="P522">set i 0;<text:tab/><text:tab/><text:tab/># i に整数を設定</text:p>
            <text:p text:style-name="P522">set m "Hello world."<text:tab/># m に文字列を設定</text:p>
            <text:p text:style-name="P522">set s sym<text:tab/><text:tab/><text:tab/># s にシンボルを設定</text:p>
            <text:p text:style-name="P522">set o [new];<text:tab/><text:tab/># o にオブジェクトを設定</text:p>
            <text:p text:style-name="P522">set i;<text:tab/><text:tab/><text:tab/># → 0</text:p>
          </table:table-cell>
        </table:table-row>
      </table:table>
      <text:h text:style-name="P695" text:outline-level="3"/>
      <text:h text:style-name="P789"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2019485380848">
          <table:table-cell table:style-name="TableBox2019485386288" office:value-type="string">
            <text:p text:style-name="P429">説明</text:p>
          </table:table-cell>
          <table:table-cell table:style-name="TableBox2019485386560" office:value-type="string">
            <text:p text:style-name="P234"/>
            <text:p text:style-name="P404">ローカル変数が定義されているか調べます。</text:p>
          </table:table-cell>
        </table:table-row>
        <table:table-row table:style-name="TableLine2019485387376">
          <table:table-cell table:style-name="TableBox2019485386288" office:value-type="string">
            <text:p text:style-name="P429">書式</text:p>
          </table:table-cell>
          <table:table-cell table:style-name="TableBox2019485386560" office:value-type="string">
            <text:p text:style-name="P234"/>
            <text:p text:style-name="P234">set? <text:span text:style-name="T53">var</text:span></text:p>
          </table:table-cell>
        </table:table-row>
        <table:table-row table:style-name="TableLine2019485392000">
          <table:table-cell table:style-name="TableBox2019485386288" office:value-type="string">
            <text:p text:style-name="P429">詳細</text:p>
          </table:table-cell>
          <table:table-cell table:style-name="TableBox2019485386560" office:value-type="string">
            <text:p text:style-name="P234"/>
            <text:p text:style-name="P234">ローカル変数<text:span text:style-name="T53">var</text:span>が設定されているかを調べ、tまたはnilを返します。</text:p>
          </table:table-cell>
        </table:table-row>
        <table:table-row table:style-name="TableLine2019485387648">
          <table:table-cell table:style-name="TableBox2019485386288" office:value-type="string">
            <text:p text:style-name="P429">戻り値</text:p>
          </table:table-cell>
          <table:table-cell table:style-name="TableBox2019485386560" office:value-type="string">
            <text:p text:style-name="P234"/>
            <text:p text:style-name="P234">ローカル変数<text:span text:style-name="T53">var</text:span>が定義されている場合tを返します。定義されていない場合nilを返します。</text:p>
          </table:table-cell>
        </table:table-row>
        <table:table-row table:style-name="TableLine2019485381936">
          <table:table-cell table:style-name="TableBox2019485386288" office:value-type="string">
            <text:p text:style-name="P429">例外</text:p>
          </table:table-cell>
          <table:table-cell table:style-name="TableBox2019485386560" office:value-type="string">
            <text:p text:style-name="P234"/>
            <text:p text:style-name="P234">ErrSyntax: 書式に誤りがあります。</text:p>
          </table:table-cell>
        </table:table-row>
        <table:table-row table:style-name="TableLine2019485380304">
          <table:table-cell table:style-name="TableBox2019485386288" office:value-type="string">
            <text:p text:style-name="P429">使用例</text:p>
          </table:table-cell>
          <table:table-cell table:style-name="TableBox2019485386560" office:value-type="string">
            <text:p text:style-name="P542"/>
            <text:p text:style-name="P542">set foo "X";</text:p>
            <text:p text:style-name="P542">set? foo;<text:tab/><text:tab/># → t</text:p>
          </table:table-cell>
        </table:table-row>
      </table:table>
      <text:h text:style-name="P792" text:outline-level="3"><text:bookmark-start text:name="__RefHeading___Toc27928_2297371016"/>set-itimer<text:span text:style-name="T5">　</text:span><text:bookmark-end text:name="__RefHeading___Toc27928_2297371016"/></text:h>
      <text:p text:style-name="P144"/>
      <table:table table:name="表226" table:style-name="表226">
        <table:table-column table:style-name="表226.A"/>
        <table:table-column table:style-name="表226.B"/>
        <table:table-row table:style-name="TableLine2019485391184">
          <table:table-cell table:style-name="TableBox2019485387920" office:value-type="string">
            <text:p text:style-name="P513">説明</text:p>
          </table:table-cell>
          <table:table-cell table:style-name="TableBox2019485390368" office:value-type="string">
            <text:p text:style-name="P349"/>
            <text:p text:style-name="P420">インターバルタイマーを設定します。</text:p>
          </table:table-cell>
        </table:table-row>
        <table:table-row table:style-name="TableLine2019485390912">
          <table:table-cell table:style-name="TableBox2019485387920" office:value-type="string">
            <text:p text:style-name="P513">書式</text:p>
          </table:table-cell>
          <table:table-cell table:style-name="TableBox2019485390368" office:value-type="string">
            <text:p text:style-name="P349"/>
            <text:p text:style-name="P232"><text:span text:style-name="T255">set-</text:span><text:span text:style-name="T259">itimer</text:span><text:span text:style-name="T255"> </text:span><text:span text:style-name="T136">msec</text:span></text:p>
          </table:table-cell>
        </table:table-row>
        <table:table-row table:style-name="TableLine2019485382208">
          <table:table-cell table:style-name="TableBox2019485387920" office:value-type="string">
            <text:p text:style-name="P513">詳細</text:p>
          </table:table-cell>
          <table:table-cell table:style-name="TableBox2019485390368" office:value-type="string">
            <text:p text:style-name="P349"/>
            <text:p text:style-name="P232"><text:span text:style-name="T135">インターバルタイマーの周期をmsecミリ秒に設定します</text:span><text:span text:style-name="T255">。</text:span></text:p>
          </table:table-cell>
        </table:table-row>
        <table:table-row table:style-name="TableLine2019485385200">
          <table:table-cell table:style-name="TableBox2019485387920" office:value-type="string">
            <text:p text:style-name="P513">戻り値</text:p>
          </table:table-cell>
          <table:table-cell table:style-name="TableBox2019485390368" office:value-type="string">
            <text:p text:style-name="P349"/>
            <text:p text:style-name="P349">成功した場合tを返します。</text:p>
          </table:table-cell>
        </table:table-row>
        <table:table-row table:style-name="TableLine2019485391456">
          <table:table-cell table:style-name="TableBox2019485387920" office:value-type="string">
            <text:p text:style-name="P513">例外</text:p>
          </table:table-cell>
          <table:table-cell table:style-name="TableBox2019485390368" office:value-type="string">
            <text:p text:style-name="P349"/>
            <text:p text:style-name="P349">ErrSyntax: 書式に誤りがあります。</text:p>
          </table:table-cell>
        </table:table-row>
        <table:table-row table:style-name="TableLine2019485395264">
          <table:table-cell table:style-name="TableBox2019485387920" office:value-type="string">
            <text:p text:style-name="P513">使用例</text:p>
          </table:table-cell>
          <table:table-cell table:style-name="TableBox2019485390368" office:value-type="string">
            <text:p text:style-name="P561"/>
            <text:p text:style-name="P561"/>
          </table:table-cell>
        </table:table-row>
      </table:table>
      <text:h text:style-name="P770" text:outline-level="3"/>
      <text:h text:style-name="P789" text:outline-level="3"><text:bookmark-start text:name="__RefHeading__17275_467714174"/>set<text:span text:style-name="T174">c</text:span><text:span text:style-name="T5">　</text:span><text:bookmark-end text:name="__RefHeading__17275_467714174"/></text:h>
      <text:p text:style-name="P80"/>
      <table:table table:name="表84" table:style-name="表84">
        <table:table-column table:style-name="表84.A"/>
        <table:table-column table:style-name="表84.B"/>
        <table:table-row table:style-name="TableLine2019485392272">
          <table:table-cell table:style-name="TableBox2019485384656" office:value-type="string">
            <text:p text:style-name="P456">説明</text:p>
          </table:table-cell>
          <table:table-cell table:style-name="TableBox2019485394448" office:value-type="string">
            <text:p text:style-name="P277"/>
            <text:p text:style-name="P277">クロージャ変数に値を設定します。</text:p>
          </table:table-cell>
        </table:table-row>
        <table:table-row table:style-name="TableLine2019485392544">
          <table:table-cell table:style-name="TableBox2019485384656" office:value-type="string">
            <text:p text:style-name="P456">書式</text:p>
          </table:table-cell>
          <table:table-cell table:style-name="TableBox2019485394448" office:value-type="string">
            <text:p text:style-name="P277"/>
            <text:p text:style-name="P277">set<text:span text:style-name="T174">c</text:span> <text:span text:style-name="T53">var</text:span> [ <text:span text:style-name="T53">val</text:span> <text:s/>]</text:p>
          </table:table-cell>
        </table:table-row>
        <table:table-row table:style-name="TableLine2019485395536">
          <table:table-cell table:style-name="TableBox2019485384656" office:value-type="string">
            <text:p text:style-name="P456">詳細</text:p>
          </table:table-cell>
          <table:table-cell table:style-name="TableBox2019485394448" office:value-type="string">
            <text:p text:style-name="P277"/>
            <text:p text:style-name="P277">クロージャ変数<text:span text:style-name="T53">var</text:span>に、値<text:span text:style-name="T53">val</text:span>を設定します。<text:span text:style-name="T53">val</text:span>を省略した場合は、<text:span text:style-name="T53">var</text:span>の内容を返します。</text:p>
            <text:p text:style-name="P233">クロージャ変数は一番内側のスコープから調べられ、見つかった時点の変数が使用されます。</text:p>
            <text:p text:style-name="P360">クロージャ変数のスコープに、該当する <text:span text:style-name="T53">var</text:span><text:span text:style-name="T102"> 変数が存在しない場合は、ErrNoSuchVariableが返ります。</text:span></text:p>
          </table:table-cell>
        </table:table-row>
        <table:table-row table:style-name="TableLine2019485399344">
          <table:table-cell table:style-name="TableBox2019485384656" office:value-type="string">
            <text:p text:style-name="P456">戻り値</text:p>
          </table:table-cell>
          <table:table-cell table:style-name="TableBox2019485394448" office:value-type="string">
            <text:p text:style-name="P277"/>
            <text:p text:style-name="P277"><text:span text:style-name="T53">var</text:span>に設定した内容を返します。</text:p>
          </table:table-cell>
        </table:table-row>
        <table:table-row table:style-name="TableLine2019485406960">
          <table:table-cell table:style-name="TableBox2019485384656" office:value-type="string">
            <text:p text:style-name="P456">例外</text:p>
          </table:table-cell>
          <table:table-cell table:style-name="TableBox2019485394448" office:value-type="string">
            <text:p text:style-name="P277"/>
            <text:p text:style-name="P277">ErrSyntax: 書式に誤りがあります。</text:p>
            <text:p text:style-name="P277">ErrNoSuchVariable: 変数が定義されていません。</text:p>
          </table:table-cell>
        </table:table-row>
        <table:table-row table:style-name="TableLine2019485400432">
          <table:table-cell table:style-name="TableBox2019485384656" office:value-type="string">
            <text:p text:style-name="P456">使用例</text:p>
          </table:table-cell>
          <table:table-cell table:style-name="TableBox2019485394448" office:value-type="string">
            <text:p text:style-name="P528"/>
            <text:p text:style-name="P528">setc i 0;<text:tab/><text:tab/><text:tab/># i に整数を設定</text:p>
            <text:p text:style-name="P528">setc m "Hello world."<text:tab/># m に文字列を設定</text:p>
            <text:p text:style-name="P528">setc s sym<text:tab/><text:tab/><text:tab/># s にシンボルを設定</text:p>
            <text:p text:style-name="P528">setc o [new];<text:tab/><text:tab/># o にオブジェクトを設定</text:p>
            <text:p text:style-name="P528">setc i;<text:tab/><text:tab/><text:tab/># → 0</text:p>
          </table:table-cell>
        </table:table-row>
      </table:table>
      <text:h text:style-name="P789" text:outline-level="3"><text:bookmark-start text:name="__RefHeading__17277_467714174"/>set<text:span text:style-name="T5">c</text:span>?<text:span text:style-name="T5">　</text:span><text:bookmark-end text:name="__RefHeading__17277_467714174"/></text:h>
      <text:p text:style-name="P80"/>
      <table:table table:name="表86" table:style-name="表86">
        <table:table-column table:style-name="表86.A"/>
        <table:table-column table:style-name="表86.B"/>
        <table:table-row table:style-name="TableLine2019485385472">
          <table:table-cell table:style-name="TableBox2019485400704" office:value-type="string">
            <text:p text:style-name="P456">説明</text:p>
          </table:table-cell>
          <table:table-cell table:style-name="TableBox2019485401792" office:value-type="string">
            <text:p text:style-name="P277"/>
            <text:p text:style-name="P413">クロージャ変数が定義されているか調べます。</text:p>
          </table:table-cell>
        </table:table-row>
        <table:table-row table:style-name="TableLine2019485407504">
          <table:table-cell table:style-name="TableBox2019485400704" office:value-type="string">
            <text:p text:style-name="P456">書式</text:p>
          </table:table-cell>
          <table:table-cell table:style-name="TableBox2019485401792" office:value-type="string">
            <text:p text:style-name="P277"/>
            <text:p text:style-name="P277">setc? <text:span text:style-name="T53">var</text:span></text:p>
          </table:table-cell>
        </table:table-row>
        <table:table-row table:style-name="TableLine2019485402880">
          <table:table-cell table:style-name="TableBox2019485400704" office:value-type="string">
            <text:p text:style-name="P456">詳細</text:p>
          </table:table-cell>
          <table:table-cell table:style-name="TableBox2019485401792" office:value-type="string">
            <text:p text:style-name="P277"/>
            <text:p text:style-name="P277">クロージャ変数<text:span text:style-name="T53">var</text:span>が設定されているかを調べ、tまたはnilを返します。</text:p>
          </table:table-cell>
        </table:table-row>
        <table:table-row table:style-name="TableLine2019485413760">
          <table:table-cell table:style-name="TableBox2019485400704" office:value-type="string">
            <text:p text:style-name="P456">戻り値</text:p>
          </table:table-cell>
          <table:table-cell table:style-name="TableBox2019485401792" office:value-type="string">
            <text:p text:style-name="P277"/>
            <text:p text:style-name="P277">クロージャ変数<text:span text:style-name="T53">var</text:span>が定義されている場合tを返します。定義されていない場合nilを返します。</text:p>
          </table:table-cell>
        </table:table-row>
        <table:table-row table:style-name="TableLine2019485397440">
          <table:table-cell table:style-name="TableBox2019485400704" office:value-type="string">
            <text:p text:style-name="P456">例外</text:p>
          </table:table-cell>
          <table:table-cell table:style-name="TableBox2019485401792" office:value-type="string">
            <text:p text:style-name="P277"/>
            <text:p text:style-name="P277">ErrSyntax: 書式に誤りがあります。</text:p>
          </table:table-cell>
        </table:table-row>
        <table:table-row table:style-name="TableLine2019485410768">
          <table:table-cell table:style-name="TableBox2019485400704" office:value-type="string">
            <text:p text:style-name="P456">使用例</text:p>
          </table:table-cell>
          <table:table-cell table:style-name="TableBox2019485401792" office:value-type="string">
            <text:p text:style-name="P550"/>
            <text:p text:style-name="P550"/>
          </table:table-cell>
        </table:table-row>
      </table:table>
      <text:h text:style-name="P700" text:outline-level="3"/>
      <text:h text:style-name="P789" text:outline-level="3"><text:bookmark-start text:name="__RefHeading__14520_1559979953"/>sets<text:span text:style-name="T5">　</text:span><text:bookmark-end text:name="__RefHeading__14520_1559979953"/></text:h>
      <text:p text:style-name="P80"/>
      <table:table table:name="表61" table:style-name="表61">
        <table:table-column table:style-name="表61.A"/>
        <table:table-column table:style-name="表61.B"/>
        <table:table-row table:style-name="TableLine2019485403152">
          <table:table-cell table:style-name="TableBox2019485405056" office:value-type="string">
            <text:p text:style-name="P429">説明</text:p>
          </table:table-cell>
          <table:table-cell table:style-name="TableBox2019485408592" office:value-type="string">
            <text:p text:style-name="P234"/>
            <text:p text:style-name="P234">インスタンス変数に値を設定します。</text:p>
          </table:table-cell>
        </table:table-row>
        <table:table-row table:style-name="TableLine2019485404784">
          <table:table-cell table:style-name="TableBox2019485405056" office:value-type="string">
            <text:p text:style-name="P429">書式</text:p>
          </table:table-cell>
          <table:table-cell table:style-name="TableBox2019485408592" office:value-type="string">
            <text:p text:style-name="P234"/>
            <text:p text:style-name="P234">sets <text:span text:style-name="T53">var</text:span> [ <text:span text:style-name="T53">val</text:span> <text:s/>]</text:p>
          </table:table-cell>
        </table:table-row>
        <table:table-row table:style-name="TableLine2019485407232">
          <table:table-cell table:style-name="TableBox2019485405056" office:value-type="string">
            <text:p text:style-name="P429">詳細</text:p>
          </table:table-cell>
          <table:table-cell table:style-name="TableBox2019485408592" office:value-type="string">
            <text:p text:style-name="P234"/>
            <text:p text:style-name="P234">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2019485397984">
          <table:table-cell table:style-name="TableBox2019485405056" office:value-type="string">
            <text:p text:style-name="P429">戻り値</text:p>
          </table:table-cell>
          <table:table-cell table:style-name="TableBox2019485408592" office:value-type="string">
            <text:p text:style-name="P234"/>
            <text:p text:style-name="P234"><text:span text:style-name="T53">var</text:span>に設定した内容を返します。</text:p>
          </table:table-cell>
        </table:table-row>
        <table:table-row table:style-name="TableLine2019485411584">
          <table:table-cell table:style-name="TableBox2019485405056" office:value-type="string">
            <text:p text:style-name="P429">例外</text:p>
          </table:table-cell>
          <table:table-cell table:style-name="TableBox2019485408592" office:value-type="string">
            <text:p text:style-name="P234"/>
            <text:p text:style-name="P234">ErrSyntax: 書式に誤りがあります。</text:p>
            <text:p text:style-name="P234">ErrNoSuchVariable: 変数が定義されていません。</text:p>
          </table:table-cell>
        </table:table-row>
        <table:table-row table:style-name="TableLine2019485402064">
          <table:table-cell table:style-name="TableBox2019485405056" office:value-type="string">
            <text:p text:style-name="P429">使用例</text:p>
          </table:table-cell>
          <table:table-cell table:style-name="TableBox2019485408592" office:value-type="string">
            <text:p text:style-name="P522"/>
            <text:p text:style-name="P522">sets i 0;<text:tab/><text:tab/><text:tab/># i に整数を設定</text:p>
            <text:p text:style-name="P522">sets m "Hello world."<text:tab/># m に文字列を設定</text:p>
            <text:p text:style-name="P522">sets s sym<text:tab/><text:tab/><text:tab/># s にシンボルを設定</text:p>
            <text:p text:style-name="P522">sets o [new];<text:tab/><text:tab/># o にオブジェクトを設定</text:p>
            <text:p text:style-name="P522">sets i;<text:tab/><text:tab/><text:tab/># → 0</text:p>
          </table:table-cell>
        </table:table-row>
      </table:table>
      <text:h text:style-name="P695" text:outline-level="3"/>
      <text:h text:style-name="P789"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2019485409680">
          <table:table-cell table:style-name="TableBox2019485413216" office:value-type="string">
            <text:p text:style-name="P429">説明</text:p>
          </table:table-cell>
          <table:table-cell table:style-name="TableBox2019485404512" office:value-type="string">
            <text:p text:style-name="P234"/>
            <text:p text:style-name="P404">インスタンス変数が定義されているか調べます。</text:p>
          </table:table-cell>
        </table:table-row>
        <table:table-row table:style-name="TableLine2019485400976">
          <table:table-cell table:style-name="TableBox2019485413216" office:value-type="string">
            <text:p text:style-name="P429">書式</text:p>
          </table:table-cell>
          <table:table-cell table:style-name="TableBox2019485404512" office:value-type="string">
            <text:p text:style-name="P234"/>
            <text:p text:style-name="P234">sets? <text:span text:style-name="T53">var</text:span></text:p>
          </table:table-cell>
        </table:table-row>
        <table:table-row table:style-name="TableLine2019485413488">
          <table:table-cell table:style-name="TableBox2019485413216" office:value-type="string">
            <text:p text:style-name="P429">詳細</text:p>
          </table:table-cell>
          <table:table-cell table:style-name="TableBox2019485404512" office:value-type="string">
            <text:p text:style-name="P234"/>
            <text:p text:style-name="P234">インスタンス変数<text:span text:style-name="T53">var</text:span>が設定されているかを調べ、tまたはnilを返します。</text:p>
          </table:table-cell>
        </table:table-row>
        <table:table-row table:style-name="TableLine2019485407776">
          <table:table-cell table:style-name="TableBox2019485413216" office:value-type="string">
            <text:p text:style-name="P429">戻り値</text:p>
          </table:table-cell>
          <table:table-cell table:style-name="TableBox2019485404512" office:value-type="string">
            <text:p text:style-name="P234"/>
            <text:p text:style-name="P234">インスタンス変数<text:span text:style-name="T53">var</text:span>が定義されている場合tを返します。定義されていない場合nilを返します。</text:p>
          </table:table-cell>
        </table:table-row>
        <table:table-row table:style-name="TableLine2019485398256">
          <table:table-cell table:style-name="TableBox2019485413216" office:value-type="string">
            <text:p text:style-name="P429">例外</text:p>
          </table:table-cell>
          <table:table-cell table:style-name="TableBox2019485404512" office:value-type="string">
            <text:p text:style-name="P234"/>
            <text:p text:style-name="P234">ErrSyntax: 書式に誤りがあります。</text:p>
          </table:table-cell>
        </table:table-row>
        <table:table-row table:style-name="TableLine2019485399888">
          <table:table-cell table:style-name="TableBox2019485413216" office:value-type="string">
            <text:p text:style-name="P429">使用例</text:p>
          </table:table-cell>
          <table:table-cell table:style-name="TableBox2019485404512" office:value-type="string">
            <text:p text:style-name="P542"/>
            <text:p text:style-name="P542">sets Foo "X";</text:p>
            <text:p text:style-name="P542">sets? Foo;<text:tab/><text:tab/># → t</text:p>
          </table:table-cell>
        </table:table-row>
      </table:table>
      <text:h text:style-name="P695" text:outline-level="3"/>
      <text:h text:style-name="P789" text:outline-level="3"><text:bookmark-start text:name="__RefHeading__17365_467714174"/>setvar<text:span text:style-name="T5">　</text:span><text:bookmark-end text:name="__RefHeading__17365_467714174"/></text:h>
      <text:p text:style-name="P81"/>
      <table:table table:name="表63" table:style-name="表63">
        <table:table-column table:style-name="表63.A"/>
        <table:table-column table:style-name="表63.B"/>
        <table:table-row table:style-name="TableLine2019485408864">
          <table:table-cell table:style-name="TableBox2019485408048" office:value-type="string">
            <text:p text:style-name="P429">説明</text:p>
          </table:table-cell>
          <table:table-cell table:style-name="TableBox2019485403424" office:value-type="string">
            <text:p text:style-name="P234"/>
            <text:p text:style-name="P234">グローバル変数に値を設定します。</text:p>
          </table:table-cell>
        </table:table-row>
        <table:table-row table:style-name="TableLine2019485411312">
          <table:table-cell table:style-name="TableBox2019485408048" office:value-type="string">
            <text:p text:style-name="P429">書式</text:p>
          </table:table-cell>
          <table:table-cell table:style-name="TableBox2019485403424" office:value-type="string">
            <text:p text:style-name="P234"/>
            <text:p text:style-name="P278">setvar <text:span text:style-name="T53">var </text:span><text:span text:style-name="T99">[ </text:span><text:span text:style-name="T53">val <text:s/></text:span><text:span text:style-name="T99">]</text:span></text:p>
          </table:table-cell>
        </table:table-row>
        <table:table-row table:style-name="TableLine2019485397712">
          <table:table-cell table:style-name="TableBox2019485408048" office:value-type="string">
            <text:p text:style-name="P429">詳細</text:p>
          </table:table-cell>
          <table:table-cell table:style-name="TableBox2019485403424" office:value-type="string">
            <text:p text:style-name="P234"/>
            <text:p text:style-name="P234">グローバル変数<text:span text:style-name="T53">var</text:span>を定義し、値を<text:span text:style-name="T53">val</text:span>とします。<text:span text:style-name="T53">val</text:span>が省略された場合は、変数<text:span text:style-name="T53">var</text:span>の値を返します。</text:p>
            <text:p text:style-name="P234"><text:span text:style-name="T53">var</text:span>が定義されていない場合はエラーとなります。</text:p>
          </table:table-cell>
        </table:table-row>
        <table:table-row table:style-name="TableLine2019485411856">
          <table:table-cell table:style-name="TableBox2019485408048" office:value-type="string">
            <text:p text:style-name="P429">戻り値</text:p>
          </table:table-cell>
          <table:table-cell table:style-name="TableBox2019485403424" office:value-type="string">
            <text:p text:style-name="P234"/>
            <text:p text:style-name="P234"><text:span text:style-name="T53">var</text:span>の値を返します。</text:p>
          </table:table-cell>
        </table:table-row>
        <table:table-row table:style-name="TableLine2019485408320">
          <table:table-cell table:style-name="TableBox2019485408048" office:value-type="string">
            <text:p text:style-name="P429">例外</text:p>
          </table:table-cell>
          <table:table-cell table:style-name="TableBox2019485403424" office:value-type="string">
            <text:p text:style-name="P234"/>
            <text:p text:style-name="P234">ErrSyntax: 書式に誤りがあります。</text:p>
            <text:p text:style-name="P234">ErrNoSuchVariable: 変数が存在しません。</text:p>
          </table:table-cell>
        </table:table-row>
        <table:table-row table:style-name="TableLine2019485403696">
          <table:table-cell table:style-name="TableBox2019485408048" office:value-type="string">
            <text:p text:style-name="P429">使用例</text:p>
          </table:table-cell>
          <table:table-cell table:style-name="TableBox2019485403424" office:value-type="string">
            <text:p text:style-name="P542"/>
            <text:p text:style-name="P542">defvar FOO "X";<text:tab/># → "X"</text:p>
            <text:p text:style-name="P542">defvar FOO;<text:tab/><text:tab/># → "X"</text:p>
            <text:p text:style-name="P542">setvar FOO "Y";</text:p>
            <text:p text:style-name="P542">setvar FOO;<text:tab/><text:tab/># → "Y"</text:p>
          </table:table-cell>
        </table:table-row>
      </table:table>
      <text:h text:style-name="P695" text:outline-level="3"/>
      <text:h text:style-name="P789"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2019485412672">
          <table:table-cell table:style-name="TableBox2019485399616" office:value-type="string">
            <text:p text:style-name="P429">説明</text:p>
          </table:table-cell>
          <table:table-cell table:style-name="TableBox2019485401248" office:value-type="string">
            <text:p text:style-name="P234"/>
            <text:p text:style-name="P234">スタック情報を返します。</text:p>
          </table:table-cell>
        </table:table-row>
        <table:table-row table:style-name="TableLine2019485402336">
          <table:table-cell table:style-name="TableBox2019485399616" office:value-type="string">
            <text:p text:style-name="P429">書式</text:p>
          </table:table-cell>
          <table:table-cell table:style-name="TableBox2019485401248" office:value-type="string">
            <text:p text:style-name="P234"/>
            <text:p text:style-name="P234">show-stack</text:p>
          </table:table-cell>
        </table:table-row>
        <table:table-row table:style-name="TableLine2019485409136">
          <table:table-cell table:style-name="TableBox2019485399616" office:value-type="string">
            <text:p text:style-name="P429">詳細</text:p>
          </table:table-cell>
          <table:table-cell table:style-name="TableBox2019485401248" office:value-type="string">
            <text:p text:style-name="P234"/>
            <text:p text:style-name="P234">stack-traceを呼んだ時点のスタック情報を返します。</text:p>
          </table:table-cell>
        </table:table-row>
        <table:table-row table:style-name="TableLine2019485405600">
          <table:table-cell table:style-name="TableBox2019485399616" office:value-type="string">
            <text:p text:style-name="P429">戻り値</text:p>
          </table:table-cell>
          <table:table-cell table:style-name="TableBox2019485401248" office:value-type="string">
            <text:p text:style-name="P234"/>
            <text:p text:style-name="P234">スタック情報のリスト。</text:p>
            <text:p text:style-name="P234">返されるリストの書式は以下の通りとなります:</text:p>
            <text:p text:style-name="P621">((stack_size . x) (cur_obj_stack . y) (cur_func_stack . z))</text:p>
            <text:p text:style-name="P234">x ... スタックサイズ </text:p>
            <text:p text:style-name="P234">y ... 現在のオブジェクトスタック消費数</text:p>
            <text:p text:style-name="P234">z ... 現在の関数スタック消費数</text:p>
          </table:table-cell>
        </table:table-row>
        <table:table-row table:style-name="TableLine2019485409408">
          <table:table-cell table:style-name="TableBox2019485399616" office:value-type="string">
            <text:p text:style-name="P429">例外</text:p>
          </table:table-cell>
          <table:table-cell table:style-name="TableBox2019485401248" office:value-type="string">
            <text:p text:style-name="P234"/>
            <text:p text:style-name="P234">ErrSyntax: 書式に誤りがあります。</text:p>
          </table:table-cell>
        </table:table-row>
        <table:table-row table:style-name="TableLine2019485405872">
          <table:table-cell table:style-name="TableBox2019485399616" office:value-type="string">
            <text:p text:style-name="P429">使用例</text:p>
          </table:table-cell>
          <table:table-cell table:style-name="TableBox2019485401248" office:value-type="string">
            <text:p text:style-name="P542"/>
            <text:p text:style-name="P542">show-stack</text:p>
          </table:table-cell>
        </table:table-row>
      </table:table>
      <text:h text:style-name="P695" text:outline-level="3"/>
      <text:h text:style-name="P789"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2019485400160">
          <table:table-cell table:style-name="TableBox2019485412128" office:value-type="string">
            <text:p text:style-name="P429">説明</text:p>
          </table:table-cell>
          <table:table-cell table:style-name="TableBox2019485406144" office:value-type="string">
            <text:p text:style-name="P234"/>
            <text:p text:style-name="P234">関数が定義されたスクリプトのスクリプトIDを返します。</text:p>
          </table:table-cell>
        </table:table-row>
        <table:table-row table:style-name="TableLine2019485403968">
          <table:table-cell table:style-name="TableBox2019485412128" office:value-type="string">
            <text:p text:style-name="P429">書式</text:p>
          </table:table-cell>
          <table:table-cell table:style-name="TableBox2019485406144" office:value-type="string">
            <text:p text:style-name="P234"/>
            <text:p text:style-name="P234">sid <text:span text:style-name="T53">func</text:span></text:p>
          </table:table-cell>
        </table:table-row>
        <table:table-row table:style-name="TableLine2019485410224">
          <table:table-cell table:style-name="TableBox2019485412128" office:value-type="string">
            <text:p text:style-name="P429">詳細</text:p>
          </table:table-cell>
          <table:table-cell table:style-name="TableBox2019485406144" office:value-type="string">
            <text:p text:style-name="P234"/>
            <text:p text:style-name="P234"><text:span text:style-name="T53">func</text:span>で指定した関数が定義されているスクリプトを調べるために、関数のスクリプトIDを返します。</text:p>
          </table:table-cell>
        </table:table-row>
        <table:table-row table:style-name="TableLine2019485402608">
          <table:table-cell table:style-name="TableBox2019485412128" office:value-type="string">
            <text:p text:style-name="P429">戻り値</text:p>
          </table:table-cell>
          <table:table-cell table:style-name="TableBox2019485406144" office:value-type="string">
            <text:p text:style-name="P234"/>
            <text:p text:style-name="P234">スクリプトIDを返します。<text:span text:style-name="T53">func</text:span>が存在しない場合、nilを返します。</text:p>
          </table:table-cell>
        </table:table-row>
        <table:table-row table:style-name="TableLine2019485404240">
          <table:table-cell table:style-name="TableBox2019485412128" office:value-type="string">
            <text:p text:style-name="P429">例外</text:p>
          </table:table-cell>
          <table:table-cell table:style-name="TableBox2019485406144" office:value-type="string">
            <text:p text:style-name="P234"/>
            <text:p text:style-name="P234">ErrSyntax: 書式に誤りがあります。</text:p>
          </table:table-cell>
        </table:table-row>
        <table:table-row table:style-name="TableLine2019485406416">
          <table:table-cell table:style-name="TableBox2019485412128" office:value-type="string">
            <text:p text:style-name="P429">使用例</text:p>
          </table:table-cell>
          <table:table-cell table:style-name="TableBox2019485406144" office:value-type="string">
            <text:p text:style-name="P542"/>
            <text:p text:style-name="P542">sid foo;</text:p>
          </table:table-cell>
        </table:table-row>
      </table:table>
      <text:h text:style-name="P695" text:outline-level="3"/>
      <text:h text:style-name="P789"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2019485398800">
          <table:table-cell table:style-name="TableBox2019485396896" office:value-type="string">
            <text:p text:style-name="P429">説明</text:p>
          </table:table-cell>
          <table:table-cell table:style-name="TableBox2019485397168" office:value-type="string">
            <text:p text:style-name="P234"/>
            <text:p text:style-name="P234">プロセスをスリープします。</text:p>
          </table:table-cell>
        </table:table-row>
        <table:table-row table:style-name="TableLine2019485398528">
          <table:table-cell table:style-name="TableBox2019485396896" office:value-type="string">
            <text:p text:style-name="P429">書式</text:p>
          </table:table-cell>
          <table:table-cell table:style-name="TableBox2019485397168" office:value-type="string">
            <text:p text:style-name="P234"/>
            <text:p text:style-name="P234">sleep <text:span text:style-name="T53">msecs</text:span></text:p>
          </table:table-cell>
        </table:table-row>
        <table:table-row table:style-name="TableLine2019485399072">
          <table:table-cell table:style-name="TableBox2019485396896" office:value-type="string">
            <text:p text:style-name="P429">詳細</text:p>
          </table:table-cell>
          <table:table-cell table:style-name="TableBox2019485397168" office:value-type="string">
            <text:p text:style-name="P234"/>
            <text:p text:style-name="P234"><text:span text:style-name="T53">msecs</text:span>で指定したミリ秒時間、プロセスをスリープします。</text:p>
          </table:table-cell>
        </table:table-row>
        <table:table-row table:style-name="TableLine2019485401520">
          <table:table-cell table:style-name="TableBox2019485396896" office:value-type="string">
            <text:p text:style-name="P429">戻り値</text:p>
          </table:table-cell>
          <table:table-cell table:style-name="TableBox2019485397168" office:value-type="string">
            <text:p text:style-name="P234"/>
            <text:p text:style-name="P234">tを返します。</text:p>
          </table:table-cell>
        </table:table-row>
        <table:table-row table:style-name="TableLine2019485416752">
          <table:table-cell table:style-name="TableBox2019485396896" office:value-type="string">
            <text:p text:style-name="P429">例外</text:p>
          </table:table-cell>
          <table:table-cell table:style-name="TableBox2019485397168" office:value-type="string">
            <text:p text:style-name="P234"/>
            <text:p text:style-name="P234">ErrSyntax: 書式に誤りがあります。</text:p>
          </table:table-cell>
        </table:table-row>
        <table:table-row table:style-name="TableLine2019485420288">
          <table:table-cell table:style-name="TableBox2019485396896" office:value-type="string">
            <text:p text:style-name="P429">使用例</text:p>
          </table:table-cell>
          <table:table-cell table:style-name="TableBox2019485397168" office:value-type="string">
            <text:p text:style-name="P542"/>
            <text:p text:style-name="P542">sleep 1000;<text:tab/># → sleep 1 sec</text:p>
          </table:table-cell>
        </table:table-row>
      </table:table>
      <text:h text:style-name="P789" text:outline-level="3"><text:bookmark-start text:name="__RefHeading___Toc23919_1636654246"/><text:span text:style-name="T15">socket-server</text:span><text:span text:style-name="T5">　</text:span><text:bookmark-end text:name="__RefHeading___Toc23919_1636654246"/></text:h>
      <text:p text:style-name="P82"/>
      <table:table table:name="表209" table:style-name="表209">
        <table:table-column table:style-name="表209.A"/>
        <table:table-column table:style-name="表209.B"/>
        <table:table-row table:style-name="TableLine2019485410496">
          <table:table-cell table:style-name="TableBox2019485428992" office:value-type="string">
            <text:p text:style-name="P457">説明</text:p>
          </table:table-cell>
          <table:table-cell table:style-name="TableBox2019485428176" office:value-type="string">
            <text:p text:style-name="P279"/>
            <text:p text:style-name="P279">サーバソケットを作成します。</text:p>
          </table:table-cell>
        </table:table-row>
        <table:table-row table:style-name="TableLine2019485418112">
          <table:table-cell table:style-name="TableBox2019485428992" office:value-type="string">
            <text:p text:style-name="P457">書式</text:p>
          </table:table-cell>
          <table:table-cell table:style-name="TableBox2019485428176" office:value-type="string">
            <text:p text:style-name="P279"/>
            <text:p text:style-name="P361"><text:span text:style-name="T108">s</text:span><text:span text:style-name="T99">ocket-server </text:span><text:span text:style-name="T53">port</text:span><text:span text:style-name="T99"> [ bind-address: </text:span><text:span text:style-name="T53">host-address</text:span><text:span text:style-name="T99"> ]</text:span></text:p>
          </table:table-cell>
        </table:table-row>
        <table:table-row table:style-name="TableLine2019485423008">
          <table:table-cell table:style-name="TableBox2019485428992" office:value-type="string">
            <text:p text:style-name="P457">詳細</text:p>
          </table:table-cell>
          <table:table-cell table:style-name="TableBox2019485428176" office:value-type="string">
            <text:p text:style-name="P233"/>
            <text:p text:style-name="P233"><text:span text:style-name="T109">TCP/IPサーバのlistenポートを作成し、外部クライアントから接続要求を受け付けます</text:span><text:span text:style-name="T99">。</text:span><text:span text:style-name="T53">port</text:span><text:span text:style-name="T99"> は接続を受け付けるTCP/IPのポート番号となります。</text:span></text:p>
            <text:p text:style-name="P233"><text:span text:style-name="T73">host-address</text:span><text:span text:style-name="T109"> を指定することにより、特定の自ホストアドレス宛のlistenポートが作成可能となります。</text:span><text:span text:style-name="T73">host-address</text:span><text:span text:style-name="T109"> はそのOSの環境で有効なアドレスでなければなりません。</text:span></text:p>
          </table:table-cell>
        </table:table-row>
        <table:table-row table:style-name="TableLine2019485419200">
          <table:table-cell table:style-name="TableBox2019485428992" office:value-type="string">
            <text:p text:style-name="P457">戻り値</text:p>
          </table:table-cell>
          <table:table-cell table:style-name="TableBox2019485428176" office:value-type="string">
            <text:p text:style-name="P396"/>
            <text:p text:style-name="P396"><text:span text:style-name="T218">socke-server</text:span>の戻り値は、<text:span text:style-name="T218">accept可能なファイル記述子です。</text:span></text:p>
          </table:table-cell>
        </table:table-row>
        <table:table-row table:style-name="TableLine2019485429536">
          <table:table-cell table:style-name="TableBox2019485428992" office:value-type="string">
            <text:p text:style-name="P457">例外</text:p>
          </table:table-cell>
          <table:table-cell table:style-name="TableBox2019485428176" office:value-type="string">
            <text:p text:style-name="P279"/>
            <text:p text:style-name="P279">ErrSyntax: 書式に誤りがあります。</text:p>
            <text:p text:style-name="P652">ErrSysCall: システムコールの呼び出しでエラーが発生しました。エラー詳細はExceptionのエラー文字列を参照のこと。</text:p>
          </table:table-cell>
        </table:table-row>
        <table:table-row table:style-name="TableLine2019485415120">
          <table:table-cell table:style-name="TableBox2019485428992" office:value-type="string">
            <text:p text:style-name="P516">使用例</text:p>
          </table:table-cell>
          <table:table-cell table:style-name="TableBox2019485428176" office:value-type="string">
            <text:p text:style-name="P540"/>
            <text:p text:style-name="P540"><text:span text:style-name="T217">set </text:span>s <text:span text:style-name="T217">[</text:span>socket-server 54321<text:span text:style-name="T217">]</text:span>;</text:p>
            <text:p text:style-name="P540"><text:span text:style-name="T217">set </text:span>(client-fd client-addr client-port) <text:span text:style-name="T217">[</text:span>accept $s<text:span text:style-name="T217">]</text:span>;</text:p>
            <text:p text:style-name="P541">println "Connect from " </text:p>
            <text:p text:style-name="P541"><text:s text:c="4"/>[host-address-string $client-addr];</text:p>
            <text:p text:style-name="P540"><text:span text:style-name="T217">set </text:span>f <text:span text:style-name="T217">[</text:span>new File<text:span text:style-name="T217">]</text:span>;</text:p>
            <text:p text:style-name="P540">$f set! $client-fd mode: io; </text:p>
            <text:p text:style-name="P396"/>
          </table:table-cell>
        </table:table-row>
      </table:table>
      <text:h text:style-name="P789" text:outline-level="3"><text:bookmark-start text:name="__RefHeading___Toc24768_2725568808"/>spawn　<text:bookmark-end text:name="__RefHeading___Toc24768_2725568808"/></text:h>
      <text:p text:style-name="P83"/>
      <table:table table:name="表228" table:style-name="表228">
        <table:table-column table:style-name="表228.A"/>
        <table:table-column table:style-name="表228.B"/>
        <table:table-row table:style-name="TableLine2019485417568">
          <table:table-cell table:style-name="表228.A1" office:value-type="string">
            <text:p text:style-name="P458">説明</text:p>
          </table:table-cell>
          <table:table-cell table:style-name="表228.A1" office:value-type="string">
            <text:p text:style-name="P257"/>
            <text:p text:style-name="P257">プロセスを生成し外部プログラムを実行します。</text:p>
          </table:table-cell>
        </table:table-row>
        <table:table-row table:style-name="TableLine2019485425184">
          <table:table-cell table:style-name="表228.A1" office:value-type="string">
            <text:p text:style-name="P458">書式</text:p>
          </table:table-cell>
          <table:table-cell table:style-name="表228.A1" office:value-type="string">
            <text:p text:style-name="P257"/>
            <text:p text:style-name="P257">spawn <text:span text:style-name="T53">command</text:span> <text:s/><text:span text:style-name="T185">[ </text:span><text:span text:style-name="T59">args</text:span><text:span text:style-name="T185"> … <text:s/>| ( </text:span><text:span text:style-name="T59">args</text:span><text:span text:style-name="T185"> … <text:s/>) ]</text:span></text:p>
          </table:table-cell>
        </table:table-row>
        <table:table-row table:style-name="TableLine2019485429808">
          <table:table-cell table:style-name="表228.A1" office:value-type="string">
            <text:p text:style-name="P458">詳細</text:p>
          </table:table-cell>
          <table:table-cell table:style-name="表228.A1" office:value-type="string">
            <text:p text:style-name="P257"/>
            <text:p text:style-name="P257">UNIXプロセスを生成し、子プロセスとして <text:span text:style-name="T59">command</text:span><text:span text:style-name="T185"> を</text:span><text:span text:style-name="T59">args </text:span><text:span text:style-name="T185">引数を伴い実行します。子プロセスが完了するまで制御は戻りません。</text:span></text:p>
            <text:p text:style-name="P168">子プロセスには、インタプリタが持っている標準入力、標準出力および、エラー出力がそのまま継承されます。</text:p>
            <text:p text:style-name="P168">fork-exec と異なり、子プロセスとは標準入出力を使った情報のやり取りはできません。</text:p>
            <text:p text:style-name="P389">コマンド名および引数の文字コードエンコーディングは、グローバル変数DEFAULT_DIRENT_ENCODINGにより指定します。<text:span text:style-name="T5">既定</text:span>値はUTF-8です。</text:p>
          </table:table-cell>
        </table:table-row>
        <table:table-row table:style-name="TableLine2019485424640">
          <table:table-cell table:style-name="表228.A1" office:value-type="string">
            <text:p text:style-name="P458">戻り値</text:p>
          </table:table-cell>
          <table:table-cell table:style-name="表228.A1" office:value-type="string">
            <text:p text:style-name="P168"/>
            <text:p text:style-name="P161">子プロセスの終了コードが返ります。</text:p>
          </table:table-cell>
        </table:table-row>
        <table:table-row table:style-name="TableLine2019485414576">
          <table:table-cell table:style-name="表228.A1" office:value-type="string">
            <text:p text:style-name="P458">例外</text:p>
          </table:table-cell>
          <table:table-cell table:style-name="表228.A1" office:value-type="string">
            <text:p text:style-name="P257"/>
            <text:p text:style-name="P257">ErrSyntax: 書式に誤りがあります。</text:p>
            <text:p text:style-name="P257">ErrSysCall: システムコールでエラーが発生しました。</text:p>
          </table:table-cell>
        </table:table-row>
        <table:table-row table:style-name="TableLine2019485414304">
          <table:table-cell table:style-name="表228.A1" office:value-type="string">
            <text:p text:style-name="P458">使用例</text:p>
          </table:table-cell>
          <table:table-cell table:style-name="表228.A1" office:value-type="string">
            <text:p text:style-name="P257"/>
            <text:p text:style-name="P257"/>
          </table:table-cell>
        </table:table-row>
        <table:table-row table:style-name="TableLine2019485420560">
          <table:table-cell table:style-name="表228.A1" office:value-type="string">
            <text:p text:style-name="P458">関連</text:p>
          </table:table-cell>
          <table:table-cell table:style-name="表228.A1" office:value-type="string">
            <text:p text:style-name="P168"/>
            <text:p text:style-name="P168">fork</text:p>
            <text:p text:style-name="P168">fork-exec</text:p>
          </table:table-cell>
        </table:table-row>
      </table:table>
      <text:h text:style-name="P757" text:outline-level="3"/>
      <text:h text:style-name="P789"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2019485419472">
          <table:table-cell table:style-name="TableBox2019485420832" office:value-type="string">
            <text:p text:style-name="P429">説明</text:p>
          </table:table-cell>
          <table:table-cell table:style-name="TableBox2019485415936" office:value-type="string">
            <text:p text:style-name="P234"/>
            <text:p text:style-name="P234">スタックトレース情報を返します。</text:p>
          </table:table-cell>
        </table:table-row>
        <table:table-row table:style-name="TableLine2019485416208">
          <table:table-cell table:style-name="TableBox2019485420832" office:value-type="string">
            <text:p text:style-name="P429">書式</text:p>
          </table:table-cell>
          <table:table-cell table:style-name="TableBox2019485415936" office:value-type="string">
            <text:p text:style-name="P234"/>
            <text:p text:style-name="P234">stack-trace</text:p>
          </table:table-cell>
        </table:table-row>
        <table:table-row table:style-name="TableLine2019485414848">
          <table:table-cell table:style-name="TableBox2019485420832" office:value-type="string">
            <text:p text:style-name="P429">詳細</text:p>
          </table:table-cell>
          <table:table-cell table:style-name="TableBox2019485415936" office:value-type="string">
            <text:p text:style-name="P234"/>
            <text:p text:style-name="P234">stack-traceを呼んだ時点のスタックトレース情報を文字列データで返します。</text:p>
          </table:table-cell>
        </table:table-row>
        <table:table-row table:style-name="TableLine2019485421648">
          <table:table-cell table:style-name="TableBox2019485420832" office:value-type="string">
            <text:p text:style-name="P429">戻り値</text:p>
          </table:table-cell>
          <table:table-cell table:style-name="TableBox2019485415936" office:value-type="string">
            <text:p text:style-name="P234"/>
            <text:p text:style-name="P234">文字列によるスタックトレース情報。</text:p>
          </table:table-cell>
        </table:table-row>
        <table:table-row table:style-name="TableLine2019485430352">
          <table:table-cell table:style-name="TableBox2019485420832" office:value-type="string">
            <text:p text:style-name="P429">例外</text:p>
          </table:table-cell>
          <table:table-cell table:style-name="TableBox2019485415936" office:value-type="string">
            <text:p text:style-name="P234"/>
            <text:p text:style-name="P234">ErrSyntax: 書式に誤りがあります。</text:p>
          </table:table-cell>
        </table:table-row>
        <table:table-row table:style-name="TableLine2019485423280">
          <table:table-cell table:style-name="TableBox2019485420832" office:value-type="string">
            <text:p text:style-name="P429">使用例</text:p>
          </table:table-cell>
          <table:table-cell table:style-name="TableBox2019485415936" office:value-type="string">
            <text:p text:style-name="P542"/>
            <text:p text:style-name="P542">stack-trace;</text:p>
          </table:table-cell>
        </table:table-row>
      </table:table>
      <text:h text:style-name="P789" text:outline-level="3"><text:bookmark-start text:name="__RefHeading__14368_1847744091"/>string?　<text:bookmark-end text:name="__RefHeading__14368_1847744091"/></text:h>
      <text:p text:style-name="P71"/>
      <table:table table:name="Table34" table:style-name="Table34">
        <table:table-column table:style-name="Table34.A"/>
        <table:table-column table:style-name="Table34.B"/>
        <table:table-row table:style-name="TableLine2019485421104">
          <table:table-cell table:style-name="TableBox2019485415392" office:value-type="string">
            <text:p text:style-name="P447">説明</text:p>
          </table:table-cell>
          <table:table-cell table:style-name="TableBox2019485427904" office:value-type="string">
            <text:p text:style-name="P264"/>
            <text:p text:style-name="P264">文字列型データであれば真を返します。</text:p>
          </table:table-cell>
        </table:table-row>
        <table:table-row table:style-name="TableLine2019485417296">
          <table:table-cell table:style-name="TableBox2019485415392" office:value-type="string">
            <text:p text:style-name="P447">書式</text:p>
          </table:table-cell>
          <table:table-cell table:style-name="TableBox2019485427904" office:value-type="string">
            <text:p text:style-name="P264"/>
            <text:p text:style-name="P228"><text:span text:style-name="T255">string? </text:span><text:span text:style-name="T263">va</text:span><text:span text:style-name="T40">l</text:span><text:span text:style-name="T263"> <text:s/></text:span></text:p>
          </table:table-cell>
        </table:table-row>
        <table:table-row table:style-name="TableLine2019485421920">
          <table:table-cell table:style-name="TableBox2019485415392" office:value-type="string">
            <text:p text:style-name="P447">詳細</text:p>
          </table:table-cell>
          <table:table-cell table:style-name="TableBox2019485427904" office:value-type="string">
            <text:p text:style-name="P264"/>
            <text:p text:style-name="P228"><text:span text:style-name="T263">va</text:span><text:span text:style-name="T40">l</text:span><text:span text:style-name="T255">が文字列型データであれば真を返します。</text:span></text:p>
          </table:table-cell>
        </table:table-row>
        <table:table-row table:style-name="TableLine2019485421376">
          <table:table-cell table:style-name="TableBox2019485415392" office:value-type="string">
            <text:p text:style-name="P447">戻り値</text:p>
          </table:table-cell>
          <table:table-cell table:style-name="TableBox2019485427904" office:value-type="string">
            <text:p text:style-name="P264"/>
            <text:p text:style-name="P228"><text:span text:style-name="T263">va</text:span><text:span text:style-name="T40">l</text:span><text:span text:style-name="T255">が文字列型データであれば真を返します。</text:span></text:p>
          </table:table-cell>
        </table:table-row>
        <table:table-row table:style-name="TableLine2019485416480">
          <table:table-cell table:style-name="TableBox2019485415392" office:value-type="string">
            <text:p text:style-name="P447">例外</text:p>
          </table:table-cell>
          <table:table-cell table:style-name="TableBox2019485427904" office:value-type="string">
            <text:p text:style-name="P264"/>
            <text:p text:style-name="P264">ErrSyntax: 書式に誤りがあります。</text:p>
          </table:table-cell>
        </table:table-row>
        <table:table-row table:style-name="TableLine2019485426544">
          <table:table-cell table:style-name="TableBox2019485415392" office:value-type="string">
            <text:p text:style-name="P447">使用例</text:p>
          </table:table-cell>
          <table:table-cell table:style-name="TableBox2019485427904" office:value-type="string">
            <text:p text:style-name="P264"/>
            <text:p text:style-name="P264"/>
          </table:table-cell>
        </table:table-row>
      </table:table>
      <text:h text:style-name="P789" text:outline-level="3"><text:bookmark-start text:name="__RefHeading___Toc24470_2166227548"/>strftime　<text:bookmark-end text:name="__RefHeading___Toc24470_2166227548"/></text:h>
      <text:p text:style-name="P84"/>
      <table:table table:name="表220" table:style-name="表220">
        <table:table-column table:style-name="表220.A"/>
        <table:table-column table:style-name="表220.B"/>
        <table:table-row table:style-name="TableLine2019485430624">
          <table:table-cell table:style-name="TableBox2019485430896" office:value-type="string">
            <text:p text:style-name="P459">説明</text:p>
          </table:table-cell>
          <table:table-cell table:style-name="TableBox2019485417840" office:value-type="string">
            <text:p text:style-name="P256"/>
            <text:p text:style-name="P256">日付のフォーマットを行います。</text:p>
          </table:table-cell>
        </table:table-row>
        <table:table-row table:style-name="TableLine2019485428720">
          <table:table-cell table:style-name="TableBox2019485430896" office:value-type="string">
            <text:p text:style-name="P459">書式</text:p>
          </table:table-cell>
          <table:table-cell table:style-name="TableBox2019485417840" office:value-type="string">
            <text:p text:style-name="P256"/>
            <text:p text:style-name="P256">strftime <text:s/><text:span text:style-name="T53">format <text:s/>timeval</text:span></text:p>
          </table:table-cell>
        </table:table-row>
        <table:table-row table:style-name="TableLine2019485431168">
          <table:table-cell table:style-name="TableBox2019485430896" office:value-type="string">
            <text:p text:style-name="P459">詳細</text:p>
          </table:table-cell>
          <table:table-cell table:style-name="TableBox2019485417840" office:value-type="string">
            <text:p text:style-name="P256"/>
            <text:p text:style-name="P637"><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2019485414032">
          <table:table-cell table:style-name="TableBox2019485430896" office:value-type="string">
            <text:p text:style-name="P459">戻り値</text:p>
          </table:table-cell>
          <table:table-cell table:style-name="TableBox2019485417840" office:value-type="string">
            <text:p text:style-name="P256"/>
            <text:p text:style-name="P256">日付、時刻の文字列表記が返ります。</text:p>
          </table:table-cell>
        </table:table-row>
        <table:table-row table:style-name="TableLine2019485426000">
          <table:table-cell table:style-name="TableBox2019485430896" office:value-type="string">
            <text:p text:style-name="P459">例外</text:p>
          </table:table-cell>
          <table:table-cell table:style-name="TableBox2019485417840" office:value-type="string">
            <text:p text:style-name="P256"/>
            <text:p text:style-name="P256">ErrSyntax: 書式に誤りがあります。</text:p>
          </table:table-cell>
        </table:table-row>
        <table:table-row table:style-name="TableLine2019485415664">
          <table:table-cell table:style-name="TableBox2019485430896" office:value-type="string">
            <text:p text:style-name="P459">使用例</text:p>
          </table:table-cell>
          <table:table-cell table:style-name="TableBox2019485417840" office:value-type="string">
            <text:p text:style-name="P551"/>
            <text:p text:style-name="P563">strftime "%Y/%m/%d %H:%M" [time-of-day];</text:p>
            <text:p text:style-name="P676"># → "2018/12/23 09:45"</text:p>
          </table:table-cell>
        </table:table-row>
        <table:table-row table:style-name="TableLine2019485418656">
          <table:table-cell table:style-name="TableBox2019485430896" office:value-type="string">
            <text:p text:style-name="P460">関連項目</text:p>
          </table:table-cell>
          <table:table-cell table:style-name="TableBox2019485417840" office:value-type="string">
            <text:p text:style-name="P233"/>
            <text:p text:style-name="P233">time-of-day</text:p>
            <text:p text:style-name="P233">file stat</text:p>
            <text:p text:style-name="P629">strptime</text:p>
          </table:table-cell>
        </table:table-row>
      </table:table>
      <text:h text:style-name="P789" text:outline-level="3"><text:bookmark-start text:name="__RefHeading___Toc23935_2328418376"/>str<text:span text:style-name="T230">p</text:span>time　<text:bookmark-end text:name="__RefHeading___Toc23935_2328418376"/></text:h>
      <text:p text:style-name="P85"/>
      <table:table table:name="表225" table:style-name="表225">
        <table:table-column table:style-name="表225.A"/>
        <table:table-column table:style-name="表225.B"/>
        <table:table-row table:style-name="TableLine2019485422464">
          <table:table-cell table:style-name="TableBox2019485418928" office:value-type="string">
            <text:p text:style-name="P461">説明</text:p>
          </table:table-cell>
          <table:table-cell table:style-name="TableBox2019485423552" office:value-type="string">
            <text:p text:style-name="P281"/>
            <text:p text:style-name="P281">フォーマットされた日付文字列を時刻に変換します。</text:p>
          </table:table-cell>
        </table:table-row>
        <table:table-row table:style-name="TableLine2019485419744">
          <table:table-cell table:style-name="TableBox2019485418928" office:value-type="string">
            <text:p text:style-name="P461">書式</text:p>
          </table:table-cell>
          <table:table-cell table:style-name="TableBox2019485423552" office:value-type="string">
            <text:p text:style-name="P281"/>
            <text:p text:style-name="P281">strptime <text:s/><text:span text:style-name="T53">format <text:s/>string-date</text:span></text:p>
          </table:table-cell>
        </table:table-row>
        <table:table-row table:style-name="TableLine2019485420016">
          <table:table-cell table:style-name="TableBox2019485418928" office:value-type="string">
            <text:p text:style-name="P461">詳細</text:p>
          </table:table-cell>
          <table:table-cell table:style-name="TableBox2019485423552" office:value-type="string">
            <text:p text:style-name="P281"/>
            <text:p text:style-name="P233">このコマンドはstrftimeコマンドの逆の機能となります。</text:p>
            <text:p text:style-name="P233"><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2019485423824">
          <table:table-cell table:style-name="TableBox2019485418928" office:value-type="string">
            <text:p text:style-name="P461">戻り値</text:p>
          </table:table-cell>
          <table:table-cell table:style-name="TableBox2019485423552" office:value-type="string">
            <text:p text:style-name="P281"/>
            <text:p text:style-name="P281">時刻値を表す整数値が返ります。</text:p>
          </table:table-cell>
        </table:table-row>
        <table:table-row table:style-name="TableLine2019485424096">
          <table:table-cell table:style-name="TableBox2019485418928" office:value-type="string">
            <text:p text:style-name="P461">例外</text:p>
          </table:table-cell>
          <table:table-cell table:style-name="TableBox2019485423552" office:value-type="string">
            <text:p text:style-name="P281"/>
            <text:p text:style-name="P281">ErrSyntax: 書式に誤りがあります。</text:p>
          </table:table-cell>
        </table:table-row>
        <table:table-row table:style-name="TableLine2019485424368">
          <table:table-cell table:style-name="TableBox2019485418928" office:value-type="string">
            <text:p text:style-name="P461">使用例</text:p>
          </table:table-cell>
          <table:table-cell table:style-name="TableBox2019485423552" office:value-type="string">
            <text:p text:style-name="P281"/>
            <text:p text:style-name="P281"/>
          </table:table-cell>
        </table:table-row>
        <table:table-row table:style-name="TableLine2019485424912">
          <table:table-cell table:style-name="TableBox2019485418928" office:value-type="string">
            <text:p text:style-name="P461">関連項目</text:p>
          </table:table-cell>
          <table:table-cell table:style-name="TableBox2019485423552" office:value-type="string">
            <text:p text:style-name="P402"/>
            <text:p text:style-name="P402">time-of-day</text:p>
            <text:p text:style-name="P402">strftime</text:p>
          </table:table-cell>
        </table:table-row>
      </table:table>
      <text:h text:style-name="P701" text:outline-level="3"/>
      <text:h text:style-name="P789"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2019485422736">
          <table:table-cell table:style-name="TableBox2019485425728" office:value-type="string">
            <text:p text:style-name="P429">説明</text:p>
          </table:table-cell>
          <table:table-cell table:style-name="TableBox2019485427088" office:value-type="string">
            <text:p text:style-name="P234"/>
            <text:p text:style-name="P234">文字列からシンボルを生成します。</text:p>
          </table:table-cell>
        </table:table-row>
        <table:table-row table:style-name="TableLine2019485427360">
          <table:table-cell table:style-name="TableBox2019485425728" office:value-type="string">
            <text:p text:style-name="P429">書式</text:p>
          </table:table-cell>
          <table:table-cell table:style-name="TableBox2019485427088" office:value-type="string">
            <text:p text:style-name="P234"/>
            <text:p text:style-name="P234">symbol <text:span text:style-name="T53">str</text:span></text:p>
          </table:table-cell>
        </table:table-row>
        <table:table-row table:style-name="TableLine2019485442592">
          <table:table-cell table:style-name="TableBox2019485425728" office:value-type="string">
            <text:p text:style-name="P429">詳細</text:p>
          </table:table-cell>
          <table:table-cell table:style-name="TableBox2019485427088" office:value-type="string">
            <text:p text:style-name="P234"/>
            <text:p text:style-name="P234">文字列<text:span text:style-name="T53">str</text:span>で指定したシンボルを生成します。動的にシンボル名を生成する際に使用します。</text:p>
          </table:table-cell>
        </table:table-row>
        <table:table-row table:style-name="TableLine2019485442864">
          <table:table-cell table:style-name="TableBox2019485425728" office:value-type="string">
            <text:p text:style-name="P429">戻り値</text:p>
          </table:table-cell>
          <table:table-cell table:style-name="TableBox2019485427088" office:value-type="string">
            <text:p text:style-name="P234"/>
            <text:p text:style-name="P234">シンボルを返します。</text:p>
          </table:table-cell>
        </table:table-row>
        <table:table-row table:style-name="TableLine2019485433344">
          <table:table-cell table:style-name="TableBox2019485425728" office:value-type="string">
            <text:p text:style-name="P429">例外</text:p>
          </table:table-cell>
          <table:table-cell table:style-name="TableBox2019485427088" office:value-type="string">
            <text:p text:style-name="P234"/>
            <text:p text:style-name="P234">ErrSyntax: 書式に誤りがあります。</text:p>
          </table:table-cell>
        </table:table-row>
        <table:table-row table:style-name="TableLine2019485438240">
          <table:table-cell table:style-name="TableBox2019485425728" office:value-type="string">
            <text:p text:style-name="P429">使用例</text:p>
          </table:table-cell>
          <table:table-cell table:style-name="TableBox2019485427088" office:value-type="string">
            <text:p text:style-name="P542"/>
            <text:p text:style-name="P542">set i 0;</text:p>
            <text:p text:style-name="P542">set [symbol ["sym" . $i]] 1;</text:p>
            <text:p text:style-name="P542"><text:tab/># <text:span text:style-name="T231">→</text:span> same as: set sym0 1;</text:p>
          </table:table-cell>
        </table:table-row>
      </table:table>
      <text:h text:style-name="P789" text:outline-level="3"><text:bookmark-start text:name="__RefHeading__14370_1847744091"/>symbol?　<text:bookmark-end text:name="__RefHeading__14370_1847744091"/></text:h>
      <text:p text:style-name="P71"/>
      <table:table table:name="Table35" table:style-name="Table35">
        <table:table-column table:style-name="Table35.A"/>
        <table:table-column table:style-name="Table35.B"/>
        <table:table-row table:style-name="TableLine2019485426272">
          <table:table-cell table:style-name="TableBox2019485437696" office:value-type="string">
            <text:p text:style-name="P447">説明</text:p>
          </table:table-cell>
          <table:table-cell table:style-name="TableBox2019485434432" office:value-type="string">
            <text:p text:style-name="P264"/>
            <text:p text:style-name="P264">シンボル型データであれば真を返します。</text:p>
          </table:table-cell>
        </table:table-row>
        <table:table-row table:style-name="TableLine2019485432256">
          <table:table-cell table:style-name="TableBox2019485437696" office:value-type="string">
            <text:p text:style-name="P447">書式</text:p>
          </table:table-cell>
          <table:table-cell table:style-name="TableBox2019485434432" office:value-type="string">
            <text:p text:style-name="P264"/>
            <text:p text:style-name="P228"><text:span text:style-name="T255">symbol? </text:span><text:span text:style-name="T263">va</text:span><text:span text:style-name="T40">l</text:span><text:span text:style-name="T263"> <text:s/></text:span></text:p>
          </table:table-cell>
        </table:table-row>
        <table:table-row table:style-name="TableLine2019485439328">
          <table:table-cell table:style-name="TableBox2019485437696" office:value-type="string">
            <text:p text:style-name="P447">詳細</text:p>
          </table:table-cell>
          <table:table-cell table:style-name="TableBox2019485434432" office:value-type="string">
            <text:p text:style-name="P264"/>
            <text:p text:style-name="P228"><text:span text:style-name="T263">va</text:span><text:span text:style-name="T40">l</text:span><text:span text:style-name="T255">がシンボル型データであれば真を返します。</text:span></text:p>
          </table:table-cell>
        </table:table-row>
        <table:table-row table:style-name="TableLine2019485439872">
          <table:table-cell table:style-name="TableBox2019485437696" office:value-type="string">
            <text:p text:style-name="P447">戻り値</text:p>
          </table:table-cell>
          <table:table-cell table:style-name="TableBox2019485434432" office:value-type="string">
            <text:p text:style-name="P264"/>
            <text:p text:style-name="P228"><text:span text:style-name="T263">va</text:span><text:span text:style-name="T40">l</text:span><text:span text:style-name="T255">がシンボル型データであれば真を返します。</text:span></text:p>
          </table:table-cell>
        </table:table-row>
        <table:table-row table:style-name="TableLine2019485438512">
          <table:table-cell table:style-name="TableBox2019485437696" office:value-type="string">
            <text:p text:style-name="P447">例外</text:p>
          </table:table-cell>
          <table:table-cell table:style-name="TableBox2019485434432" office:value-type="string">
            <text:p text:style-name="P264"/>
            <text:p text:style-name="P264">ErrSyntax: 書式に誤りがあります。</text:p>
          </table:table-cell>
        </table:table-row>
        <table:table-row table:style-name="TableLine2019485440144">
          <table:table-cell table:style-name="TableBox2019485437696" office:value-type="string">
            <text:p text:style-name="P447">使用例</text:p>
          </table:table-cell>
          <table:table-cell table:style-name="TableBox2019485434432" office:value-type="string">
            <text:p text:style-name="P264"/>
            <text:p text:style-name="P264"/>
          </table:table-cell>
        </table:table-row>
      </table:table>
      <text:h text:style-name="P754" text:outline-level="3"/>
      <text:h text:style-name="P789" text:outline-level="3"><text:bookmark-start text:name="__RefHeading___Toc22365_1636654246"/><text:span text:style-name="T12">tag</text:span><text:span text:style-name="T5">　</text:span><text:bookmark-end text:name="__RefHeading___Toc22365_1636654246"/></text:h>
      <text:p text:style-name="P86"/>
      <table:table table:name="表197" table:style-name="表197">
        <table:table-column table:style-name="表197.A"/>
        <table:table-column table:style-name="表197.B"/>
        <table:table-row table:style-name="TableLine2019485436608">
          <table:table-cell table:style-name="TableBox2019485431712" office:value-type="string">
            <text:p text:style-name="P462">説明</text:p>
          </table:table-cell>
          <table:table-cell table:style-name="TableBox2019485439600" office:value-type="string">
            <text:p text:style-name="P268"/>
            <text:p text:style-name="P268">データに付けられたタグを返します。</text:p>
          </table:table-cell>
        </table:table-row>
        <table:table-row table:style-name="TableLine2019485440416">
          <table:table-cell table:style-name="TableBox2019485431712" office:value-type="string">
            <text:p text:style-name="P462">書式</text:p>
          </table:table-cell>
          <table:table-cell table:style-name="TableBox2019485439600" office:value-type="string">
            <text:p text:style-name="P268"/>
            <text:p text:style-name="P362"><text:span text:style-name="T99">tag </text:span><text:span text:style-name="T53">value</text:span></text:p>
          </table:table-cell>
        </table:table-row>
        <table:table-row table:style-name="TableLine2019485431440">
          <table:table-cell table:style-name="TableBox2019485431712" office:value-type="string">
            <text:p text:style-name="P462">詳細</text:p>
          </table:table-cell>
          <table:table-cell table:style-name="TableBox2019485439600" office:value-type="string">
            <text:p text:style-name="P268"/>
            <text:p text:style-name="P268"><text:span text:style-name="T68">value</text:span><text:span text:style-name="T206"> に付けられたタグのリストを返します</text:span>。</text:p>
          </table:table-cell>
        </table:table-row>
        <table:table-row table:style-name="TableLine2019485443136">
          <table:table-cell table:style-name="TableBox2019485431712" office:value-type="string">
            <text:p text:style-name="P428">戻り値</text:p>
          </table:table-cell>
          <table:table-cell table:style-name="TableBox2019485439600" office:value-type="string">
            <text:p text:style-name="P233"/>
            <text:p text:style-name="P233">以下のようなリストが返ります。</text:p>
            <text:p text:style-name="P618">((TAG . STRING) (SCRIPT_ID . 0) (PARAM_NO . 0) (ATTR . ()))</text:p>
            <text:p text:style-name="P397">これらの意味については types.h を参照して下さい。</text:p>
          </table:table-cell>
        </table:table-row>
        <table:table-row table:style-name="TableLine2019485432528">
          <table:table-cell table:style-name="TableBox2019485431712" office:value-type="string">
            <text:p text:style-name="P462">例外</text:p>
          </table:table-cell>
          <table:table-cell table:style-name="TableBox2019485439600" office:value-type="string">
            <text:p text:style-name="P268"/>
            <text:p text:style-name="P268">ErrSyntax: 書式に誤りがあります。</text:p>
          </table:table-cell>
        </table:table-row>
        <table:table-row table:style-name="TableLine2019485443680">
          <table:table-cell table:style-name="TableBox2019485431712" office:value-type="string">
            <text:p text:style-name="P462">使用例</text:p>
          </table:table-cell>
          <table:table-cell table:style-name="TableBox2019485439600" office:value-type="string">
            <text:p text:style-name="P268"/>
            <text:p text:style-name="P641"/>
          </table:table-cell>
        </table:table-row>
      </table:table>
      <text:h text:style-name="P702" text:outline-level="3"/>
      <text:h text:style-name="P789"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2019485433616">
          <table:table-cell table:style-name="TableBox2019485431984" office:value-type="string">
            <text:p text:style-name="P429">説明</text:p>
          </table:table-cell>
          <table:table-cell table:style-name="TableBox2019485435792" office:value-type="string">
            <text:p text:style-name="P234"/>
            <text:p text:style-name="P234">例外を発生します。</text:p>
          </table:table-cell>
        </table:table-row>
        <table:table-row table:style-name="TableLine2019485441504">
          <table:table-cell table:style-name="TableBox2019485431984" office:value-type="string">
            <text:p text:style-name="P429">書式</text:p>
          </table:table-cell>
          <table:table-cell table:style-name="TableBox2019485435792" office:value-type="string">
            <text:p text:style-name="P234"/>
            <text:p text:style-name="P234">throw <text:span text:style-name="T53">exp</text:span> [ <text:span text:style-name="T53">message <text:s/></text:span><text:span text:style-name="T99">]</text:span></text:p>
            <text:p text:style-name="P234">throw ( <text:span text:style-name="T53">exp</text:span> . [ <text:span text:style-name="T53">message </text:span><text:span text:style-name="T99">]</text:span> )</text:p>
          </table:table-cell>
        </table:table-row>
        <table:table-row table:style-name="TableLine2019485434704">
          <table:table-cell table:style-name="TableBox2019485431984" office:value-type="string">
            <text:p text:style-name="P429">詳細</text:p>
          </table:table-cell>
          <table:table-cell table:style-name="TableBox2019485435792" office:value-type="string">
            <text:p text:style-name="P234"/>
            <text:p text:style-name="P234">例外<text:span text:style-name="T53">exp</text:span>を発生します。詳細メッセージとして<text:span text:style-name="T53">message</text:span>を指定します。</text:p>
            <text:p text:style-name="P234">2番目の書式は、tryコマンドで例外をキャッチした際にバインド変数で渡される例外をthrowする際に使用できます。</text:p>
          </table:table-cell>
        </table:table-row>
        <table:table-row table:style-name="TableLine2019485433888">
          <table:table-cell table:style-name="TableBox2019485431984" office:value-type="string">
            <text:p text:style-name="P429">戻り値</text:p>
          </table:table-cell>
          <table:table-cell table:style-name="TableBox2019485435792" office:value-type="string">
            <text:p text:style-name="P234"/>
            <text:p text:style-name="P234">例外を返します。</text:p>
          </table:table-cell>
        </table:table-row>
        <table:table-row table:style-name="TableLine2019485434976">
          <table:table-cell table:style-name="TableBox2019485431984" office:value-type="string">
            <text:p text:style-name="P429">例外</text:p>
          </table:table-cell>
          <table:table-cell table:style-name="TableBox2019485435792" office:value-type="string">
            <text:p text:style-name="P234"/>
            <text:p text:style-name="P234">ErrSyntax: 書式に誤りがあります。</text:p>
          </table:table-cell>
        </table:table-row>
        <table:table-row table:style-name="TableLine2019485436880">
          <table:table-cell table:style-name="TableBox2019485431984" office:value-type="string">
            <text:p text:style-name="P429">使用例</text:p>
          </table:table-cell>
          <table:table-cell table:style-name="TableBox2019485435792" office:value-type="string">
            <text:p text:style-name="P522"/>
            <text:p text:style-name="P522">try {</text:p>
            <text:p text:style-name="P522"><text:s text:c="4"/># do-something</text:p>
            <text:p text:style-name="P522">} catch: {| e |</text:p>
            <text:p text:style-name="P522"><text:s text:c="4"/>throw $e;</text:p>
            <text:p text:style-name="P522">};</text:p>
          </table:table-cell>
        </table:table-row>
      </table:table>
      <text:h text:style-name="P695" text:outline-level="3"/>
      <text:h text:style-name="P789"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2019485435520">
          <table:table-cell table:style-name="TableBox2019485441232" office:value-type="string">
            <text:p text:style-name="P429">説明</text:p>
          </table:table-cell>
          <table:table-cell table:style-name="TableBox2019485436336" office:value-type="string">
            <text:p text:style-name="P234"/>
            <text:p text:style-name="P234">ブロックを実行し、実行時間を計測します。</text:p>
          </table:table-cell>
        </table:table-row>
        <table:table-row table:style-name="TableLine2019485438784">
          <table:table-cell table:style-name="TableBox2019485441232" office:value-type="string">
            <text:p text:style-name="P429">書式</text:p>
          </table:table-cell>
          <table:table-cell table:style-name="TableBox2019485436336" office:value-type="string">
            <text:p text:style-name="P234"/>
            <text:p text:style-name="P263">time [ <text:span text:style-name="T205">count: </text:span><text:span text:style-name="T67">times</text:span><text:span text:style-name="T53"> </text:span><text:span text:style-name="T99">]</text:span> { <text:span text:style-name="T53">block</text:span> <text:s/>}</text:p>
          </table:table-cell>
        </table:table-row>
        <table:table-row table:style-name="TableLine2019485442048">
          <table:table-cell table:style-name="TableBox2019485441232" office:value-type="string">
            <text:p text:style-name="P429">詳細</text:p>
          </table:table-cell>
          <table:table-cell table:style-name="TableBox2019485436336" office:value-type="string">
            <text:p text:style-name="P234"/>
            <text:p text:style-name="P234"><text:span text:style-name="T53">block</text:span>を実行し、実行時間を出力します。<text:span text:style-name="T67">times</text:span><text:span text:style-name="T205">を指定することにより、同じ</text:span><text:span text:style-name="T67">block</text:span><text:span text:style-name="T205"> を </text:span><text:span text:style-name="T67">times</text:span><text:span text:style-name="T205"> 回実行し、実行時間の最大、最小、平均値を表示します。</text:span></text:p>
          </table:table-cell>
        </table:table-row>
        <table:table-row table:style-name="TableLine2019485435248">
          <table:table-cell table:style-name="TableBox2019485441232" office:value-type="string">
            <text:p text:style-name="P429">戻り値</text:p>
          </table:table-cell>
          <table:table-cell table:style-name="TableBox2019485436336" office:value-type="string">
            <text:p text:style-name="P234"/>
            <text:p text:style-name="P234"><text:span text:style-name="T53">block</text:span>の実行結果が返ります。</text:p>
          </table:table-cell>
        </table:table-row>
        <table:table-row table:style-name="TableLine2019485443408">
          <table:table-cell table:style-name="TableBox2019485441232" office:value-type="string">
            <text:p text:style-name="P429">例外</text:p>
          </table:table-cell>
          <table:table-cell table:style-name="TableBox2019485436336" office:value-type="string">
            <text:p text:style-name="P234"/>
            <text:p text:style-name="P234">ErrSyntax: 書式に誤りがあります。</text:p>
          </table:table-cell>
        </table:table-row>
        <table:table-row table:style-name="TableLine2019485442320">
          <table:table-cell table:style-name="TableBox2019485441232" office:value-type="string">
            <text:p text:style-name="P429">使用例</text:p>
          </table:table-cell>
          <table:table-cell table:style-name="TableBox2019485436336" office:value-type="string">
            <text:p text:style-name="P542"/>
            <text:p text:style-name="P542">time {tarai 12 6 0};</text:p>
          </table:table-cell>
        </table:table-row>
      </table:table>
      <text:h text:style-name="P789" text:outline-level="3"><text:bookmark-start text:name="__RefHeading___Toc24472_2166227548"/>time-of-day<text:span text:style-name="T5">　</text:span><text:bookmark-end text:name="__RefHeading___Toc24472_2166227548"/></text:h>
      <text:p text:style-name="P87"/>
      <table:table table:name="表222" table:style-name="表222">
        <table:table-column table:style-name="表222.A"/>
        <table:table-column table:style-name="表222.B"/>
        <table:table-row table:style-name="TableLine2019485444224">
          <table:table-cell table:style-name="TableBox2019485443952" office:value-type="string">
            <text:p text:style-name="P460">説明</text:p>
          </table:table-cell>
          <table:table-cell table:style-name="TableBox2019485437152" office:value-type="string">
            <text:p text:style-name="P280"/>
            <text:p text:style-name="P280">現在時刻を取得します。</text:p>
          </table:table-cell>
        </table:table-row>
        <table:table-row table:style-name="TableLine2019485437424">
          <table:table-cell table:style-name="TableBox2019485443952" office:value-type="string">
            <text:p text:style-name="P460">書式</text:p>
          </table:table-cell>
          <table:table-cell table:style-name="TableBox2019485437152" office:value-type="string">
            <text:p text:style-name="P280"/>
            <text:p text:style-name="P280">time-of-day <text:span text:style-name="T290">[ :msec ]</text:span></text:p>
          </table:table-cell>
        </table:table-row>
        <table:table-row table:style-name="TableLine2019485437968">
          <table:table-cell table:style-name="TableBox2019485443952" office:value-type="string">
            <text:p text:style-name="P460">詳細</text:p>
          </table:table-cell>
          <table:table-cell table:style-name="TableBox2019485437152" office:value-type="string">
            <text:p text:style-name="P280"/>
            <text:p text:style-name="P280">マシンの現在時刻が整数値で返ります。値はUNIX時間によるものです。すなわち、UTCの1970年1月1日0：00からの経過秒数となります。</text:p>
            <text:p text:style-name="P682">オプションの :<text:span text:style-name="T290">msec を指定することにより、ミリ秒単位で時刻を返します。</text:span></text:p>
          </table:table-cell>
        </table:table-row>
        <table:table-row table:style-name="TableLine2019484382176">
          <table:table-cell table:style-name="TableBox2019485443952" office:value-type="string">
            <text:p text:style-name="P460">戻り値</text:p>
          </table:table-cell>
          <table:table-cell table:style-name="TableBox2019485437152" office:value-type="string">
            <text:p text:style-name="P280"/>
            <text:p text:style-name="P280">時刻を表す整数値が返ります。</text:p>
          </table:table-cell>
        </table:table-row>
        <table:table-row table:style-name="TableLine2019486429840">
          <table:table-cell table:style-name="TableBox2019485443952" office:value-type="string">
            <text:p text:style-name="P460">例外</text:p>
          </table:table-cell>
          <table:table-cell table:style-name="TableBox2019485437152" office:value-type="string">
            <text:p text:style-name="P280"/>
            <text:p text:style-name="P280">ErrSyntax: 書式に誤りがあります。</text:p>
          </table:table-cell>
        </table:table-row>
        <table:table-row table:style-name="TableLine2019486433648">
          <table:table-cell table:style-name="TableBox2019485443952" office:value-type="string">
            <text:p text:style-name="P460">使用例</text:p>
          </table:table-cell>
          <table:table-cell table:style-name="TableBox2019485437152" office:value-type="string">
            <text:p text:style-name="P280"/>
            <text:p text:style-name="P280"/>
          </table:table-cell>
        </table:table-row>
        <table:table-row table:style-name="TableLine2019486423312">
          <table:table-cell table:style-name="TableBox2019485443952" office:value-type="string">
            <text:p text:style-name="P460">関連項目</text:p>
          </table:table-cell>
          <table:table-cell table:style-name="TableBox2019485437152" office:value-type="string">
            <text:p text:style-name="P233"/>
            <text:p text:style-name="P233">strftime</text:p>
          </table:table-cell>
        </table:table-row>
      </table:table>
      <text:h text:style-name="P789"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2019486417056">
          <table:table-cell table:style-name="TableBox2019486432832" office:value-type="string">
            <text:p text:style-name="P429">説明</text:p>
          </table:table-cell>
          <table:table-cell table:style-name="TableBox2019486417328" office:value-type="string">
            <text:p text:style-name="P234"/>
            <text:p text:style-name="P234">スクリプトのトレースを出力します。</text:p>
          </table:table-cell>
        </table:table-row>
        <table:table-row table:style-name="TableLine2019486424944">
          <table:table-cell table:style-name="TableBox2019486432832" office:value-type="string">
            <text:p text:style-name="P429">書式</text:p>
          </table:table-cell>
          <table:table-cell table:style-name="TableBox2019486417328" office:value-type="string">
            <text:p text:style-name="P234"/>
            <text:p text:style-name="P282">trace [ <text:span text:style-name="T53">level</text:span> <text:s/>]<text:tab/><text:tab/><text:tab/>… （書式１）</text:p>
            <text:p text:style-name="P234">trace [ out: <text:span text:style-name="T53">fd</text:span> <text:s/>] { <text:span text:style-name="T53">block</text:span> <text:s/>}<text:tab/>… （書式２）</text:p>
          </table:table-cell>
        </table:table-row>
        <table:table-row table:style-name="TableLine2019486424128">
          <table:table-cell table:style-name="TableBox2019486432832" office:value-type="string">
            <text:p text:style-name="P429">詳細</text:p>
          </table:table-cell>
          <table:table-cell table:style-name="TableBox2019486417328" office:value-type="string">
            <text:p text:style-name="P234"/>
            <text:p text:style-name="P234">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234">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2019486430928">
          <table:table-cell table:style-name="TableBox2019486432832" office:value-type="string">
            <text:p text:style-name="P429">戻り値</text:p>
          </table:table-cell>
          <table:table-cell table:style-name="TableBox2019486417328" office:value-type="string">
            <text:p text:style-name="P234"/>
            <text:p text:style-name="P234">書式1の場合は、トレースレベルを返します。</text:p>
            <text:p text:style-name="P234">書式2の場合は、<text:span text:style-name="T53">block</text:span>の結果を返します。</text:p>
          </table:table-cell>
        </table:table-row>
        <table:table-row table:style-name="TableLine2019486424400">
          <table:table-cell table:style-name="TableBox2019486432832" office:value-type="string">
            <text:p text:style-name="P429">例外</text:p>
          </table:table-cell>
          <table:table-cell table:style-name="TableBox2019486417328" office:value-type="string">
            <text:p text:style-name="P234"/>
            <text:p text:style-name="P234">ErrSyntax: 書式に誤りがあります。</text:p>
          </table:table-cell>
        </table:table-row>
        <table:table-row table:style-name="TableLine2019486419504">
          <table:table-cell table:style-name="TableBox2019486432832" office:value-type="string">
            <text:p text:style-name="P429">使用例</text:p>
          </table:table-cell>
          <table:table-cell table:style-name="TableBox2019486417328" office:value-type="string">
            <text:p text:style-name="P522"/>
            <text:p text:style-name="P529">trace 1;<text:tab/><text:tab/> <text:s/><text:tab/># 以降のスクリプトの実行をトレースする</text:p>
            <text:p text:style-name="P522">trace {do-something};<text:tab/># do-something の実行をトレースする</text:p>
          </table:table-cell>
        </table:table-row>
      </table:table>
      <text:h text:style-name="P695" text:outline-level="3"/>
      <text:h text:style-name="P789"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2019486433920">
          <table:table-cell table:style-name="TableBox2019486420864" office:value-type="string">
            <text:p text:style-name="P429">説明</text:p>
          </table:table-cell>
          <table:table-cell table:style-name="TableBox2019486425488" office:value-type="string">
            <text:p text:style-name="P234"/>
            <text:p text:style-name="P234">シグナルの処理方法を定義します。</text:p>
          </table:table-cell>
        </table:table-row>
        <table:table-row table:style-name="TableLine2019486424672">
          <table:table-cell table:style-name="TableBox2019486420864" office:value-type="string">
            <text:p text:style-name="P429">書式</text:p>
          </table:table-cell>
          <table:table-cell table:style-name="TableBox2019486425488" office:value-type="string">
            <text:p text:style-name="P234"/>
            <text:p text:style-name="P234">trap <text:span text:style-name="T53">signal</text:span> <text:s/>[ { <text:span text:style-name="T53">block</text:span> <text:s/>} ]</text:p>
          </table:table-cell>
        </table:table-row>
        <table:table-row table:style-name="TableLine2019486421952">
          <table:table-cell table:style-name="TableBox2019486420864" office:value-type="string">
            <text:p text:style-name="P429">詳細</text:p>
          </table:table-cell>
          <table:table-cell table:style-name="TableBox2019486425488" office:value-type="string">
            <text:p text:style-name="P234"/>
            <text:p text:style-name="P234">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234"><text:span text:style-name="T53">signal</text:span>としては、以下を指定可能です:</text:p>
            <text:p text:style-name="P234">SIGHUP / SIGINT / SIGQUIT / SIGPIPE / SIGTERM / SIGURG / SIGCHLD / SIGUSR1 / SIGUSR2</text:p>
            <text:p text:style-name="P234">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2019486425760">
          <table:table-cell table:style-name="TableBox2019486420864" office:value-type="string">
            <text:p text:style-name="P429">戻り値</text:p>
          </table:table-cell>
          <table:table-cell table:style-name="TableBox2019486425488" office:value-type="string">
            <text:p text:style-name="P234"/>
            <text:p text:style-name="P234"><text:span text:style-name="T53">signal </text:span><text:span text:style-name="T99">に設定された</text:span><text:span text:style-name="T53">block</text:span>を返します。</text:p>
          </table:table-cell>
        </table:table-row>
        <table:table-row table:style-name="TableLine2019486431200">
          <table:table-cell table:style-name="TableBox2019486420864" office:value-type="string">
            <text:p text:style-name="P429">例外</text:p>
          </table:table-cell>
          <table:table-cell table:style-name="TableBox2019486425488" office:value-type="string">
            <text:p text:style-name="P234"/>
            <text:p text:style-name="P234">ErrSyntax: 書式に誤りがあります。</text:p>
          </table:table-cell>
        </table:table-row>
        <table:table-row table:style-name="TableLine2019486419776">
          <table:table-cell table:style-name="TableBox2019486420864" office:value-type="string">
            <text:p text:style-name="P429">使用例</text:p>
          </table:table-cell>
          <table:table-cell table:style-name="TableBox2019486425488" office:value-type="string">
            <text:p text:style-name="P522"/>
            <text:p text:style-name="P522"># ^C を押された際に ReceiveSignal 例外を throw する</text:p>
            <text:p text:style-name="P522">trap SIGINT {throw ReceiveSignal "Recieve SIGINT"};</text:p>
          </table:table-cell>
        </table:table-row>
      </table:table>
      <text:h text:style-name="P695" text:outline-level="3"/>
      <text:h text:style-name="P789"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2019486420592">
          <table:table-cell table:style-name="TableBox2019486433376" office:value-type="string">
            <text:p text:style-name="P429">説明</text:p>
          </table:table-cell>
          <table:table-cell table:style-name="TableBox2019486432288" office:value-type="string">
            <text:p text:style-name="P234"/>
            <text:p text:style-name="P234">tを返します。</text:p>
          </table:table-cell>
        </table:table-row>
        <table:table-row table:style-name="TableLine2019486422224">
          <table:table-cell table:style-name="TableBox2019486433376" office:value-type="string">
            <text:p text:style-name="P429">書式</text:p>
          </table:table-cell>
          <table:table-cell table:style-name="TableBox2019486432288" office:value-type="string">
            <text:p text:style-name="P234"/>
            <text:p text:style-name="P234">true</text:p>
          </table:table-cell>
        </table:table-row>
        <table:table-row table:style-name="TableLine2019486430384">
          <table:table-cell table:style-name="TableBox2019486433376" office:value-type="string">
            <text:p text:style-name="P429">詳細</text:p>
          </table:table-cell>
          <table:table-cell table:style-name="TableBox2019486432288" office:value-type="string">
            <text:p text:style-name="P234"/>
            <text:p text:style-name="P234">tを返します。</text:p>
          </table:table-cell>
        </table:table-row>
        <table:table-row table:style-name="TableLine2019486421136">
          <table:table-cell table:style-name="TableBox2019486433376" office:value-type="string">
            <text:p text:style-name="P429">戻り値</text:p>
          </table:table-cell>
          <table:table-cell table:style-name="TableBox2019486432288" office:value-type="string">
            <text:p text:style-name="P234"/>
            <text:p text:style-name="P234">常にtを返します。</text:p>
          </table:table-cell>
        </table:table-row>
        <table:table-row table:style-name="TableLine2019486426032">
          <table:table-cell table:style-name="TableBox2019486433376" office:value-type="string">
            <text:p text:style-name="P429">例外</text:p>
          </table:table-cell>
          <table:table-cell table:style-name="TableBox2019486432288" office:value-type="string">
            <text:p text:style-name="P234"/>
            <text:p text:style-name="P234">ありません。</text:p>
          </table:table-cell>
        </table:table-row>
        <table:table-row table:style-name="TableLine2019486426304">
          <table:table-cell table:style-name="TableBox2019486433376" office:value-type="string">
            <text:p text:style-name="P429">使用例</text:p>
          </table:table-cell>
          <table:table-cell table:style-name="TableBox2019486432288" office:value-type="string">
            <text:p text:style-name="P542"/>
            <text:p text:style-name="P542">true;</text:p>
          </table:table-cell>
        </table:table-row>
      </table:table>
      <text:h text:style-name="P789" text:outline-level="3"><text:bookmark-start text:name="__RefHeading___Toc19477_2135658563"/>true?<text:span text:style-name="T5">　</text:span><text:bookmark-end text:name="__RefHeading___Toc19477_2135658563"/></text:h>
      <text:p text:style-name="P68"/>
      <table:table table:name="表174" table:style-name="表174">
        <table:table-column table:style-name="表174.A"/>
        <table:table-column table:style-name="表174.B"/>
        <table:table-row table:style-name="TableLine2019486429568">
          <table:table-cell table:style-name="TableBox2019486417600" office:value-type="string">
            <text:p text:style-name="P443">説明</text:p>
          </table:table-cell>
          <table:table-cell table:style-name="TableBox2019486430112" office:value-type="string">
            <text:p text:style-name="P252"/>
            <text:p text:style-name="P252">trueであればtを返します。</text:p>
          </table:table-cell>
        </table:table-row>
        <table:table-row table:style-name="TableLine2019486428480">
          <table:table-cell table:style-name="TableBox2019486417600" office:value-type="string">
            <text:p text:style-name="P443">書式</text:p>
          </table:table-cell>
          <table:table-cell table:style-name="TableBox2019486430112" office:value-type="string">
            <text:p text:style-name="P252"/>
            <text:p text:style-name="P252">true? <text:span text:style-name="T62">var</text:span></text:p>
          </table:table-cell>
        </table:table-row>
        <table:table-row table:style-name="TableLine2019486434192">
          <table:table-cell table:style-name="TableBox2019486417600" office:value-type="string">
            <text:p text:style-name="P443">詳細</text:p>
          </table:table-cell>
          <table:table-cell table:style-name="TableBox2019486430112" office:value-type="string">
            <text:p text:style-name="P252"/>
            <text:p text:style-name="P356">変数<text:span text:style-name="T53">var</text:span>がスコープに存在し、nilでないときにtを返します。</text:p>
          </table:table-cell>
        </table:table-row>
        <table:table-row table:style-name="TableLine2019486417872">
          <table:table-cell table:style-name="TableBox2019486417600" office:value-type="string">
            <text:p text:style-name="P443">戻り値</text:p>
          </table:table-cell>
          <table:table-cell table:style-name="TableBox2019486430112" office:value-type="string">
            <text:p text:style-name="P252"/>
            <text:p text:style-name="P356">変数<text:span text:style-name="T53">var</text:span>がスコープに存在し、nilでないときにtを返します。</text:p>
          </table:table-cell>
        </table:table-row>
        <table:table-row table:style-name="TableLine2019486423584">
          <table:table-cell table:style-name="TableBox2019486417600" office:value-type="string">
            <text:p text:style-name="P443">例外</text:p>
          </table:table-cell>
          <table:table-cell table:style-name="TableBox2019486430112" office:value-type="string">
            <text:p text:style-name="P252"/>
            <text:p text:style-name="P252">ありません。</text:p>
          </table:table-cell>
        </table:table-row>
        <table:table-row table:style-name="TableLine2019486430656">
          <table:table-cell table:style-name="TableBox2019486417600" office:value-type="string">
            <text:p text:style-name="P443">使用例</text:p>
          </table:table-cell>
          <table:table-cell table:style-name="TableBox2019486430112" office:value-type="string">
            <text:p text:style-name="P252"/>
            <text:p text:style-name="P252"/>
          </table:table-cell>
        </table:table-row>
      </table:table>
      <text:h text:style-name="P767" text:outline-level="3"/>
      <text:h text:style-name="P789"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2019486432016">
          <table:table-cell table:style-name="TableBox2019486426576" office:value-type="string">
            <text:p text:style-name="P429">説明</text:p>
          </table:table-cell>
          <table:table-cell table:style-name="TableBox2019486421680" office:value-type="string">
            <text:p text:style-name="P234"/>
            <text:p text:style-name="P234">例外を捕捉します。</text:p>
          </table:table-cell>
        </table:table-row>
        <table:table-row table:style-name="TableLine2019486418144">
          <table:table-cell table:style-name="TableBox2019486426576" office:value-type="string">
            <text:p text:style-name="P429">書式</text:p>
          </table:table-cell>
          <table:table-cell table:style-name="TableBox2019486421680" office:value-type="string">
            <text:p text:style-name="P234"/>
            <text:p text:style-name="P234">try { <text:span text:style-name="T53">body</text:span> <text:s/>} [ catch: { | <text:span text:style-name="T53">exp</text:span> | <text:span text:style-name="T53">catch-body</text:span> } ] [ fin: { f<text:span text:style-name="T53">in-body</text:span> } ]</text:p>
          </table:table-cell>
        </table:table-row>
        <table:table-row table:style-name="TableLine2019486418416">
          <table:table-cell table:style-name="TableBox2019486426576" office:value-type="string">
            <text:p text:style-name="P429">詳細</text:p>
          </table:table-cell>
          <table:table-cell table:style-name="TableBox2019486421680" office:value-type="string">
            <text:p text:style-name="P234"/>
            <text:p text:style-name="P234"><text:span text:style-name="T53">body</text:span>を実行し、例外が発生した場合、<text:span text:style-name="T53">catch-body</text:span>を実行します。</text:p>
            <text:p text:style-name="P234">catch: ブロック内に<text:span text:style-name="T53">exp</text:span>を定義した場合は、<text:span text:style-name="T53">catch-body</text:span>内にて発生した例外を参照できます。</text:p>
            <text:p text:style-name="P234"><text:span text:style-name="T53">body</text:span>および<text:span text:style-name="T53">catch-body</text:span>内では、制御コマンドとしてretryが使用可能で、retryコマンドが実行された場合には<text:span text:style-name="T53">body</text:span>を再実行します。</text:p>
            <text:p text:style-name="P234"><text:span text:style-name="T53">catch-body</text:span>内でさらに例外が発生した場合は、その例外が呼び出し元に伝播します。</text:p>
            <text:p text:style-name="P234">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667"><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2019486427392">
          <table:table-cell table:style-name="TableBox2019486426576" office:value-type="string">
            <text:p text:style-name="P429">戻り値</text:p>
          </table:table-cell>
          <table:table-cell table:style-name="TableBox2019486421680" office:value-type="string">
            <text:p text:style-name="P234"/>
            <text:p text:style-name="P234"><text:span text:style-name="T53">body</text:span>もしくは<text:span text:style-name="T53">catch-body</text:span>の結果のうち、最後に実行された値を返します。</text:p>
          </table:table-cell>
        </table:table-row>
        <table:table-row table:style-name="TableLine2019486432560">
          <table:table-cell table:style-name="TableBox2019486426576" office:value-type="string">
            <text:p text:style-name="P429">例外</text:p>
          </table:table-cell>
          <table:table-cell table:style-name="TableBox2019486421680" office:value-type="string">
            <text:p text:style-name="P234"/>
            <text:p text:style-name="P234">ErrSyntax: 書式に誤りがあります。</text:p>
          </table:table-cell>
        </table:table-row>
        <table:table-row table:style-name="TableLine2019486431744">
          <table:table-cell table:style-name="TableBox2019486426576" office:value-type="string">
            <text:p text:style-name="P429">使用例</text:p>
          </table:table-cell>
          <table:table-cell table:style-name="TableBox2019486421680" office:value-type="string">
            <text:p text:style-name="P574"/>
            <text:p text:style-name="P574">set f [new File];</text:p>
            <text:p text:style-name="P575">try {</text:p>
            <text:p text:style-name="P575"><text:s text:c="2"/>$f open "foo.txt";</text:p>
            <text:p text:style-name="P200"><text:s text:c="2"/># ファイルが正常にオープンできた時の処理 ...</text:p>
            <text:p text:style-name="P576">}</text:p>
            <text:p text:style-name="P231"><text:span text:style-name="T284">catch: {| e | throw </text:span><text:span text:style-name="T285">Foo</text:span><text:span text:style-name="T52">Error "Error message"</text:span><text:span text:style-name="T284">}</text:span></text:p>
            <text:p text:style-name="P574">fin: {$f close};</text:p>
          </table:table-cell>
        </table:table-row>
      </table:table>
      <text:h text:style-name="P695" text:outline-level="3"/>
      <text:h text:style-name="P789"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2019486426848">
          <table:table-cell table:style-name="TableBox2019486418960" office:value-type="string">
            <text:p text:style-name="P429">説明</text:p>
          </table:table-cell>
          <table:table-cell table:style-name="TableBox2019486419232" office:value-type="string">
            <text:p text:style-name="P234"/>
            <text:p text:style-name="P234">オブジェクトの型名シンボルを返します。</text:p>
          </table:table-cell>
        </table:table-row>
        <table:table-row table:style-name="TableLine2019486422496">
          <table:table-cell table:style-name="TableBox2019486418960" office:value-type="string">
            <text:p text:style-name="P429">書式</text:p>
          </table:table-cell>
          <table:table-cell table:style-name="TableBox2019486419232" office:value-type="string">
            <text:p text:style-name="P234"/>
            <text:p text:style-name="P234">type? <text:span text:style-name="T53">val</text:span></text:p>
          </table:table-cell>
        </table:table-row>
        <table:table-row table:style-name="TableLine2019486422768">
          <table:table-cell table:style-name="TableBox2019486418960" office:value-type="string">
            <text:p text:style-name="P429">詳細</text:p>
          </table:table-cell>
          <table:table-cell table:style-name="TableBox2019486419232" office:value-type="string">
            <text:p text:style-name="P234"/>
            <text:p text:style-name="P234"><text:span text:style-name="T53">val</text:span>の型名シンボルを返します。</text:p>
            <text:p text:style-name="P234">型名シンボルには次のものがあります:</text:p>
            <text:p text:style-name="P229"><text:span text:style-name="T44">BOOL</text:span><text:span text:style-name="T255"> / SYMBOL / LIST / INTEGER / REAL / STRING / NATIVE</text:span></text:p>
            <text:p text:style-name="P283"><text:s/>/ OBJECT / CLOSURE / FUNC / RQUOTE / BIND / DICT / VECTOR</text:p>
            <text:p text:style-name="P283"><text:s/>/ COROUTINE / <text:span text:style-name="T286">BULK / CONTROL</text:span></text:p>
          </table:table-cell>
        </table:table-row>
        <table:table-row table:style-name="TableLine2019486423040">
          <table:table-cell table:style-name="TableBox2019486418960" office:value-type="string">
            <text:p text:style-name="P429">戻り値</text:p>
          </table:table-cell>
          <table:table-cell table:style-name="TableBox2019486419232" office:value-type="string">
            <text:p text:style-name="P234"/>
            <text:p text:style-name="P234">型名シンボルを返します。</text:p>
          </table:table-cell>
        </table:table-row>
        <table:table-row table:style-name="TableLine2019486427120">
          <table:table-cell table:style-name="TableBox2019486418960" office:value-type="string">
            <text:p text:style-name="P429">例外</text:p>
          </table:table-cell>
          <table:table-cell table:style-name="TableBox2019486419232" office:value-type="string">
            <text:p text:style-name="P234"/>
            <text:p text:style-name="P234">ErrSyntax: 書式に誤りがあります。</text:p>
          </table:table-cell>
        </table:table-row>
        <table:table-row table:style-name="TableLine2019486423856">
          <table:table-cell table:style-name="TableBox2019486418960" office:value-type="string">
            <text:p text:style-name="P429">使用例</text:p>
          </table:table-cell>
          <table:table-cell table:style-name="TableBox2019486419232" office:value-type="string">
            <text:p text:style-name="P542"/>
            <text:p text:style-name="P542">case [type? $o]</text:p>
            <text:p text:style-name="P542">INTEGER {# do-something }</text:p>
            <text:p text:style-name="P542">REAL <text:s text:c="3"/>{# do-something }</text:p>
            <text:p text:style-name="P542">OBJECT <text:s/>{# do-something }</text:p>
            <text:p text:style-name="P221"><text:span text:style-name="T50">default:</text:span><text:span text:style-name="T276">{# do-otherwise };</text:span></text:p>
          </table:table-cell>
        </table:table-row>
      </table:table>
      <text:h text:style-name="P695" text:outline-level="3"/>
      <text:h text:style-name="P789"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2019486427664">
          <table:table-cell table:style-name="TableBox2019486420048" office:value-type="string">
            <text:p text:style-name="P429">説明</text:p>
          </table:table-cell>
          <table:table-cell table:style-name="TableBox2019486428752" office:value-type="string">
            <text:p text:style-name="P234"/>
            <text:p text:style-name="P234">コマンド未定義時のオートロードドライバです。</text:p>
          </table:table-cell>
        </table:table-row>
        <table:table-row table:style-name="TableLine2019486429024">
          <table:table-cell table:style-name="TableBox2019486420048" office:value-type="string">
            <text:p text:style-name="P429">書式</text:p>
          </table:table-cell>
          <table:table-cell table:style-name="TableBox2019486428752" office:value-type="string">
            <text:p text:style-name="P234"/>
            <text:p text:style-name="P234">unknown <text:span text:style-name="T53">func</text:span> [ <text:span text:style-name="T53">args</text:span> ... ]</text:p>
          </table:table-cell>
        </table:table-row>
        <table:table-row table:style-name="TableLine2019486429296">
          <table:table-cell table:style-name="TableBox2019486420048" office:value-type="string">
            <text:p text:style-name="P429">詳細</text:p>
          </table:table-cell>
          <table:table-cell table:style-name="TableBox2019486428752" office:value-type="string">
            <text:p text:style-name="P234"/>
            <text:p text:style-name="P234">コマンド呼び出しにおいて、<text:span text:style-name="T53">func</text:span>が未定義の際に上記の書式によりunknownが呼び出されます。</text:p>
            <text:p text:style-name="P234">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2019486445344">
          <table:table-cell table:style-name="TableBox2019486420048" office:value-type="string">
            <text:p text:style-name="P429">戻り値</text:p>
          </table:table-cell>
          <table:table-cell table:style-name="TableBox2019486428752" office:value-type="string">
            <text:p text:style-name="P234"/>
            <text:p text:style-name="P234"><text:span text:style-name="T53">func</text:span>の戻り値になります。</text:p>
          </table:table-cell>
        </table:table-row>
        <table:table-row table:style-name="TableLine2019486442080">
          <table:table-cell table:style-name="TableBox2019486420048" office:value-type="string">
            <text:p text:style-name="P429">例外</text:p>
          </table:table-cell>
          <table:table-cell table:style-name="TableBox2019486428752" office:value-type="string">
            <text:p text:style-name="P234"/>
            <text:p text:style-name="P234"><text:span text:style-name="T53">func</text:span>の戻り値になります。</text:p>
          </table:table-cell>
        </table:table-row>
        <table:table-row table:style-name="TableLine2019486445616">
          <table:table-cell table:style-name="TableBox2019486420048" office:value-type="string">
            <text:p text:style-name="P429">使用例</text:p>
          </table:table-cell>
          <table:table-cell table:style-name="TableBox2019486428752" office:value-type="string">
            <text:p text:style-name="P234"/>
            <text:p text:style-name="P234">ユーザスクリプトより呼び出すことはありません。</text:p>
          </table:table-cell>
        </table:table-row>
      </table:table>
      <text:h text:style-name="P695" text:outline-level="3"/>
      <text:h text:style-name="P789"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2019486428208">
          <table:table-cell table:style-name="TableBox2019486446976" office:value-type="string">
            <text:p text:style-name="P429">説明</text:p>
          </table:table-cell>
          <table:table-cell table:style-name="TableBox2019486434736" office:value-type="string">
            <text:p text:style-name="P234"/>
            <text:p text:style-name="P234">ローカル変数を未定義とします。</text:p>
          </table:table-cell>
        </table:table-row>
        <table:table-row table:style-name="TableLine2019486442352">
          <table:table-cell table:style-name="TableBox2019486446976" office:value-type="string">
            <text:p text:style-name="P429">書式</text:p>
          </table:table-cell>
          <table:table-cell table:style-name="TableBox2019486434736" office:value-type="string">
            <text:p text:style-name="P234"/>
            <text:p text:style-name="P234">unset <text:span text:style-name="T183">[ :silent ] </text:span><text:span text:style-name="T53">var</text:span></text:p>
          </table:table-cell>
        </table:table-row>
        <table:table-row table:style-name="TableLine2019486451056">
          <table:table-cell table:style-name="TableBox2019486446976" office:value-type="string">
            <text:p text:style-name="P429">詳細</text:p>
          </table:table-cell>
          <table:table-cell table:style-name="TableBox2019486434736" office:value-type="string">
            <text:p text:style-name="P234"/>
            <text:p text:style-name="P234">ローカル変数<text:span text:style-name="T53">var</text:span>を未定義とします。</text:p>
          </table:table-cell>
        </table:table-row>
        <table:table-row table:style-name="TableLine2019486442624">
          <table:table-cell table:style-name="TableBox2019486446976" office:value-type="string">
            <text:p text:style-name="P429">戻り値</text:p>
          </table:table-cell>
          <table:table-cell table:style-name="TableBox2019486434736" office:value-type="string">
            <text:p text:style-name="P234"/>
            <text:p text:style-name="P234"><text:span text:style-name="T53">var</text:span>が存在する場合、<text:span text:style-name="T53">var</text:span>の値を返します。<text:span text:style-name="T53">var</text:span>が存在しない場合はnilを返します。</text:p>
            <text:p text:style-name="P630">:<text:span text:style-name="T183">silent オプションを指定した場合は、常にnilを返します。</text:span></text:p>
          </table:table-cell>
        </table:table-row>
        <table:table-row table:style-name="TableLine2019486446704">
          <table:table-cell table:style-name="TableBox2019486446976" office:value-type="string">
            <text:p text:style-name="P429">例外</text:p>
          </table:table-cell>
          <table:table-cell table:style-name="TableBox2019486434736" office:value-type="string">
            <text:p text:style-name="P234"/>
            <text:p text:style-name="P234">ErrSyntax: 書式に誤りがあります。</text:p>
          </table:table-cell>
        </table:table-row>
        <table:table-row table:style-name="TableLine2019486440448">
          <table:table-cell table:style-name="TableBox2019486446976" office:value-type="string">
            <text:p text:style-name="P429">使用例</text:p>
          </table:table-cell>
          <table:table-cell table:style-name="TableBox2019486434736" office:value-type="string">
            <text:p text:style-name="P542"/>
            <text:p text:style-name="P542">unset foo;</text:p>
          </table:table-cell>
        </table:table-row>
      </table:table>
      <text:h text:style-name="P695" text:outline-level="3"/>
      <text:h text:style-name="P789" text:outline-level="3"><text:bookmark-start text:name="__RefHeading___Toc19479_2135658563"/>unsets<text:span text:style-name="T5">　</text:span><text:bookmark-end text:name="__RefHeading___Toc19479_2135658563"/></text:h>
      <text:p text:style-name="P88"/>
      <table:table table:name="表136" table:style-name="表136">
        <table:table-column table:style-name="表136.A"/>
        <table:table-column table:style-name="表136.B"/>
        <table:table-row table:style-name="TableLine2019486438816">
          <table:table-cell table:style-name="TableBox2019486435008" office:value-type="string">
            <text:p text:style-name="P463">説明</text:p>
          </table:table-cell>
          <table:table-cell table:style-name="TableBox2019486448880" office:value-type="string">
            <text:p text:style-name="P284"/>
            <text:p text:style-name="P284">インスタンス変数を未定義とします。</text:p>
          </table:table-cell>
        </table:table-row>
        <table:table-row table:style-name="TableLine2019486437728">
          <table:table-cell table:style-name="TableBox2019486435008" office:value-type="string">
            <text:p text:style-name="P463">書式</text:p>
          </table:table-cell>
          <table:table-cell table:style-name="TableBox2019486448880" office:value-type="string">
            <text:p text:style-name="P284"/>
            <text:p text:style-name="P284">unsets <text:span text:style-name="T53">var</text:span></text:p>
          </table:table-cell>
        </table:table-row>
        <table:table-row table:style-name="TableLine2019486445888">
          <table:table-cell table:style-name="TableBox2019486435008" office:value-type="string">
            <text:p text:style-name="P463">詳細</text:p>
          </table:table-cell>
          <table:table-cell table:style-name="TableBox2019486448880" office:value-type="string">
            <text:p text:style-name="P284"/>
            <text:p text:style-name="P284">インスタンス変数<text:span text:style-name="T53">var</text:span>を未定義とします。</text:p>
          </table:table-cell>
        </table:table-row>
        <table:table-row table:style-name="TableLine2019486440992">
          <table:table-cell table:style-name="TableBox2019486435008" office:value-type="string">
            <text:p text:style-name="P463">戻り値</text:p>
          </table:table-cell>
          <table:table-cell table:style-name="TableBox2019486448880" office:value-type="string">
            <text:p text:style-name="P284"/>
            <text:p text:style-name="P284"><text:span text:style-name="T53">var</text:span>が存在する場合、<text:span text:style-name="T53">var</text:span>の値を返します。<text:span text:style-name="T53">var</text:span>が存在しない場合はnilを返します。</text:p>
          </table:table-cell>
        </table:table-row>
        <table:table-row table:style-name="TableLine2019486435552">
          <table:table-cell table:style-name="TableBox2019486435008" office:value-type="string">
            <text:p text:style-name="P463">例外</text:p>
          </table:table-cell>
          <table:table-cell table:style-name="TableBox2019486448880" office:value-type="string">
            <text:p text:style-name="P284"/>
            <text:p text:style-name="P284">ErrSyntax: 書式に誤りがあります。</text:p>
          </table:table-cell>
        </table:table-row>
        <table:table-row table:style-name="TableLine2019486436368">
          <table:table-cell table:style-name="TableBox2019486435008" office:value-type="string">
            <text:p text:style-name="P463">使用例</text:p>
          </table:table-cell>
          <table:table-cell table:style-name="TableBox2019486448880" office:value-type="string">
            <text:p text:style-name="P552"/>
            <text:p text:style-name="P552">unsets foo;</text:p>
          </table:table-cell>
        </table:table-row>
      </table:table>
      <text:h text:style-name="P740" text:outline-level="3"/>
      <text:h text:style-name="P789" text:outline-level="3"><text:bookmark-start text:name="__RefHeading__14554_1559979953"/>u<text:span text:style-name="T183">plevel</text:span><text:span text:style-name="T5">　</text:span><text:bookmark-end text:name="__RefHeading__14554_1559979953"/></text:h>
      <text:p text:style-name="P88"/>
      <table:table table:name="表78" table:style-name="表78">
        <table:table-column table:style-name="表78.A"/>
        <table:table-column table:style-name="表78.B"/>
        <table:table-row table:style-name="TableLine2019486446432">
          <table:table-cell table:style-name="TableBox2019486437184" office:value-type="string">
            <text:p text:style-name="P429">説明</text:p>
          </table:table-cell>
          <table:table-cell table:style-name="TableBox2019486447248" office:value-type="string">
            <text:p text:style-name="P234"/>
            <text:p text:style-name="P234">ひとつ上のスタックで実行します。</text:p>
          </table:table-cell>
        </table:table-row>
        <table:table-row table:style-name="TableLine2019486436640">
          <table:table-cell table:style-name="TableBox2019486437184" office:value-type="string">
            <text:p text:style-name="P429">書式</text:p>
          </table:table-cell>
          <table:table-cell table:style-name="TableBox2019486447248" office:value-type="string">
            <text:p text:style-name="P234"/>
            <text:p text:style-name="P363">uplevel <text:span text:style-name="T53">block</text:span></text:p>
          </table:table-cell>
        </table:table-row>
        <table:table-row table:style-name="TableLine2019486446160">
          <table:table-cell table:style-name="TableBox2019486437184" office:value-type="string">
            <text:p text:style-name="P429">詳細</text:p>
          </table:table-cell>
          <table:table-cell table:style-name="TableBox2019486447248" office:value-type="string">
            <text:p text:style-name="P234"/>
            <text:p text:style-name="P234"><text:span text:style-name="T57">block</text:span><text:span text:style-name="T183"> をひとつ上のスタック環境で実行します</text:span>。</text:p>
          </table:table-cell>
        </table:table-row>
        <table:table-row table:style-name="TableLine2019486447520">
          <table:table-cell table:style-name="TableBox2019486437184" office:value-type="string">
            <text:p text:style-name="P429">戻り値</text:p>
          </table:table-cell>
          <table:table-cell table:style-name="TableBox2019486447248" office:value-type="string">
            <text:p text:style-name="P234"/>
            <text:p text:style-name="P234">blockの実行結果が返ります。</text:p>
          </table:table-cell>
        </table:table-row>
        <table:table-row table:style-name="TableLine2019486434464">
          <table:table-cell table:style-name="TableBox2019486437184" office:value-type="string">
            <text:p text:style-name="P429">例外</text:p>
          </table:table-cell>
          <table:table-cell table:style-name="TableBox2019486447248" office:value-type="string">
            <text:p text:style-name="P234"/>
            <text:p text:style-name="P234">ErrSyntax: 書式に誤りがあります。</text:p>
            <text:p text:style-name="P662">ErrStackUnderflow: 上のスタックがありません。</text:p>
          </table:table-cell>
        </table:table-row>
        <table:table-row table:style-name="表78.6">
          <table:table-cell table:style-name="TableBox2019486437184" office:value-type="string">
            <text:p text:style-name="P188">使用例</text:p>
          </table:table-cell>
          <table:table-cell table:style-name="TableBox2019486447248" office:value-type="string">
            <text:p text:style-name="P24"/>
            <text:p text:style-name="P24"/>
          </table:table-cell>
        </table:table-row>
      </table:table>
      <text:h text:style-name="P789" text:outline-level="3"><text:bookmark-start text:name="__RefHeading__14556_1559979953"/>vector　<text:bookmark-end text:name="__RefHeading__14556_1559979953"/></text:h>
      <text:p text:style-name="P89"/>
      <table:table table:name="Table7" table:style-name="Table7">
        <table:table-column table:style-name="Table7.A"/>
        <table:table-column table:style-name="Table7.B"/>
        <table:table-row table:style-name="TableLine2019486440720">
          <table:table-cell table:style-name="TableBox2019486435280" office:value-type="string">
            <text:p text:style-name="P464">説明</text:p>
          </table:table-cell>
          <table:table-cell table:style-name="TableBox2019486447792" office:value-type="string">
            <text:p text:style-name="P285"/>
            <text:p text:style-name="P285">配列型データを新規に生成します。</text:p>
          </table:table-cell>
        </table:table-row>
        <table:table-row table:style-name="TableLine2019486450240">
          <table:table-cell table:style-name="TableBox2019486435280" office:value-type="string">
            <text:p text:style-name="P464">書式</text:p>
          </table:table-cell>
          <table:table-cell table:style-name="TableBox2019486447792" office:value-type="string">
            <text:p text:style-name="P285"/>
            <text:p text:style-name="P230"><text:span text:style-name="T255">vector [ </text:span><text:span text:style-name="T263">va</text:span><text:span text:style-name="T41">l</text:span><text:span text:style-name="T263"> <text:s/></text:span><text:span text:style-name="T262">]</text:span></text:p>
          </table:table-cell>
        </table:table-row>
        <table:table-row table:style-name="TableLine2019486441536">
          <table:table-cell table:style-name="TableBox2019486435280" office:value-type="string">
            <text:p text:style-name="P464">詳細</text:p>
          </table:table-cell>
          <table:table-cell table:style-name="TableBox2019486447792" office:value-type="string">
            <text:p text:style-name="P285"/>
            <text:p text:style-name="P230"><text:span text:style-name="T255">配列型データを生成します。</text:span><text:span text:style-name="T263">va</text:span><text:span text:style-name="T41">l</text:span><text:span text:style-name="T255">が</text:span><text:span text:style-name="T258">リストで</text:span><text:span text:style-name="T255">指定された場合は</text:span><text:span text:style-name="T263">va</text:span><text:span text:style-name="T41">l</text:span><text:span text:style-name="T255">の内容で配列が初期設定されます。</text:span></text:p>
          </table:table-cell>
        </table:table-row>
        <table:table-row table:style-name="TableLine2019486450512">
          <table:table-cell table:style-name="TableBox2019486435280" office:value-type="string">
            <text:p text:style-name="P464">戻り値</text:p>
          </table:table-cell>
          <table:table-cell table:style-name="TableBox2019486447792" office:value-type="string">
            <text:p text:style-name="P285"/>
            <text:p text:style-name="P285">配列型データを返します。</text:p>
          </table:table-cell>
        </table:table-row>
        <table:table-row table:style-name="TableLine2019486450784">
          <table:table-cell table:style-name="TableBox2019486435280" office:value-type="string">
            <text:p text:style-name="P464">例外</text:p>
          </table:table-cell>
          <table:table-cell table:style-name="TableBox2019486447792" office:value-type="string">
            <text:p text:style-name="P285"/>
            <text:p text:style-name="P285">ErrSyntax: 書式に誤りがあります。</text:p>
          </table:table-cell>
        </table:table-row>
        <table:table-row table:style-name="TableLine2019486448064">
          <table:table-cell table:style-name="TableBox2019486435280" office:value-type="string">
            <text:p text:style-name="P464">使用例</text:p>
          </table:table-cell>
          <table:table-cell table:style-name="TableBox2019486447792" office:value-type="string">
            <text:p text:style-name="P285"/>
            <text:p text:style-name="P285"/>
          </table:table-cell>
        </table:table-row>
      </table:table>
      <text:h text:style-name="P789" text:outline-level="3"><text:bookmark-start text:name="__RefHeading__14558_1559979953"/>vector?　<text:bookmark-end text:name="__RefHeading__14558_1559979953"/></text:h>
      <text:p text:style-name="P89"/>
      <table:table table:name="Table8" table:style-name="Table8">
        <table:table-column table:style-name="Table8.A"/>
        <table:table-column table:style-name="Table8.B"/>
        <table:table-row table:style-name="TableLine2019486435824">
          <table:table-cell table:style-name="TableBox2019486436096" office:value-type="string">
            <text:p text:style-name="P464">説明</text:p>
          </table:table-cell>
          <table:table-cell table:style-name="TableBox2019486444256" office:value-type="string">
            <text:p text:style-name="P285"/>
            <text:p text:style-name="P285">配列型データであれば真を返します。</text:p>
          </table:table-cell>
        </table:table-row>
        <table:table-row table:style-name="TableLine2019486448336">
          <table:table-cell table:style-name="TableBox2019486436096" office:value-type="string">
            <text:p text:style-name="P464">書式</text:p>
          </table:table-cell>
          <table:table-cell table:style-name="TableBox2019486444256" office:value-type="string">
            <text:p text:style-name="P285"/>
            <text:p text:style-name="P285">vector? <text:span text:style-name="T53">va</text:span><text:span text:style-name="T90">l</text:span><text:span text:style-name="T53"> </text:span></text:p>
          </table:table-cell>
        </table:table-row>
        <table:table-row table:style-name="TableLine2019486436912">
          <table:table-cell table:style-name="TableBox2019486436096" office:value-type="string">
            <text:p text:style-name="P464">詳細</text:p>
          </table:table-cell>
          <table:table-cell table:style-name="TableBox2019486444256" office:value-type="string">
            <text:p text:style-name="P285"/>
            <text:p text:style-name="P230"><text:span text:style-name="T263">va</text:span><text:span text:style-name="T41">l</text:span><text:span text:style-name="T255">が配列型データであれば真を返します。</text:span></text:p>
          </table:table-cell>
        </table:table-row>
        <table:table-row table:style-name="TableLine2019486451328">
          <table:table-cell table:style-name="TableBox2019486436096" office:value-type="string">
            <text:p text:style-name="P464">戻り値</text:p>
          </table:table-cell>
          <table:table-cell table:style-name="TableBox2019486444256" office:value-type="string">
            <text:p text:style-name="P285"/>
            <text:p text:style-name="P230"><text:span text:style-name="T263">va</text:span><text:span text:style-name="T41">l</text:span><text:span text:style-name="T255">が配列型データであれば真を返します。</text:span></text:p>
          </table:table-cell>
        </table:table-row>
        <table:table-row table:style-name="TableLine2019486449424">
          <table:table-cell table:style-name="TableBox2019486436096" office:value-type="string">
            <text:p text:style-name="P464">例外</text:p>
          </table:table-cell>
          <table:table-cell table:style-name="TableBox2019486444256" office:value-type="string">
            <text:p text:style-name="P285"/>
            <text:p text:style-name="P285">ErrSyntax: 書式に誤りがあります。</text:p>
          </table:table-cell>
        </table:table-row>
        <table:table-row table:style-name="TableLine2019486437456">
          <table:table-cell table:style-name="TableBox2019486436096" office:value-type="string">
            <text:p text:style-name="P464">使用例</text:p>
          </table:table-cell>
          <table:table-cell table:style-name="TableBox2019486444256" office:value-type="string">
            <text:p text:style-name="P285"/>
            <text:p text:style-name="P285"/>
          </table:table-cell>
        </table:table-row>
      </table:table>
      <text:h text:style-name="P758" text:outline-level="3"/>
      <text:h text:style-name="P789" text:outline-level="3"><text:bookmark-start text:name="__RefHeading___Toc19481_2135658563"/><text:span text:style-name="T10">wait</text:span><text:span text:style-name="T5">　</text:span><text:bookmark-end text:name="__RefHeading___Toc19481_2135658563"/></text:h>
      <text:p text:style-name="P72"/>
      <table:table table:name="表151" table:style-name="表151">
        <table:table-column table:style-name="表151.A"/>
        <table:table-column table:style-name="表151.B"/>
        <table:table-row table:style-name="TableLine2019486448608">
          <table:table-cell table:style-name="表151.A1" office:value-type="string">
            <text:p text:style-name="P448">説明</text:p>
          </table:table-cell>
          <table:table-cell table:style-name="表151.A1" office:value-type="string">
            <text:p text:style-name="P265"/>
            <text:p text:style-name="P265">子プロセスの終了を待ちます。</text:p>
          </table:table-cell>
        </table:table-row>
        <table:table-row table:style-name="TableLine2019486439088">
          <table:table-cell table:style-name="表151.A1" office:value-type="string">
            <text:p text:style-name="P448">書式</text:p>
          </table:table-cell>
          <table:table-cell table:style-name="表151.A1" office:value-type="string">
            <text:p text:style-name="P265"/>
            <text:p text:style-name="P265">wait <text:span text:style-name="T60">pid</text:span></text:p>
          </table:table-cell>
        </table:table-row>
        <table:table-row table:style-name="TableLine2019486441808">
          <table:table-cell table:style-name="表151.A1" office:value-type="string">
            <text:p text:style-name="P448">詳細</text:p>
          </table:table-cell>
          <table:table-cell table:style-name="表151.A1" office:value-type="string">
            <text:p text:style-name="P265"/>
            <text:p text:style-name="P265">子プロセス<text:span text:style-name="T53">pid</text:span>の終了を待ちます。<text:span text:style-name="T53">pid</text:span>に-1を指定した場合は、任意の子プロセスの終了を待ちます。</text:p>
          </table:table-cell>
        </table:table-row>
        <table:table-row table:style-name="TableLine2019486439360">
          <table:table-cell table:style-name="表151.A1" office:value-type="string">
            <text:p text:style-name="P448">戻り値</text:p>
          </table:table-cell>
          <table:table-cell table:style-name="表151.A1" office:value-type="string">
            <text:p text:style-name="P265"/>
            <text:p text:style-name="P265">子プロセスの終了ステータスが返ります。</text:p>
          </table:table-cell>
        </table:table-row>
        <table:table-row table:style-name="TableLine2019486439632">
          <table:table-cell table:style-name="表151.A1" office:value-type="string">
            <text:p text:style-name="P448">例外</text:p>
          </table:table-cell>
          <table:table-cell table:style-name="表151.A1" office:value-type="string">
            <text:p text:style-name="P265"/>
            <text:p text:style-name="P265">ErrSyntax: 書式に誤りがあります。</text:p>
          </table:table-cell>
        </table:table-row>
        <table:table-row table:style-name="TableLine2019486439904">
          <table:table-cell table:style-name="表151.A1" office:value-type="string">
            <text:p text:style-name="P448">使用例</text:p>
          </table:table-cell>
          <table:table-cell table:style-name="表151.A1" office:value-type="string">
            <text:p text:style-name="P265"/>
            <text:p text:style-name="P265"/>
          </table:table-cell>
        </table:table-row>
        <table:table-row table:style-name="TableLine2019486442896">
          <table:table-cell table:style-name="表151.A1" office:value-type="string">
            <text:p text:style-name="P515">関連</text:p>
          </table:table-cell>
          <table:table-cell table:style-name="表151.A1" office:value-type="string">
            <text:p text:style-name="P265"/>
            <text:p text:style-name="P638">fork-exec</text:p>
          </table:table-cell>
        </table:table-row>
      </table:table>
      <text:h text:style-name="P703" text:outline-level="3"/>
      <text:h text:style-name="P789" text:outline-level="3"><text:bookmark-start text:name="__RefHeading___Toc19483_2135658563"/>wh<text:span text:style-name="T189">ere</text:span><text:span text:style-name="T5">　</text:span><text:bookmark-end text:name="__RefHeading___Toc19483_2135658563"/></text:h>
      <text:p text:style-name="P90"/>
      <table:table table:name="表172" table:style-name="表172">
        <table:table-column table:style-name="表172.A"/>
        <table:table-column table:style-name="表172.B"/>
        <table:table-row table:style-name="TableLine2019486440176">
          <table:table-cell table:style-name="TableBox2019486443440" office:value-type="string">
            <text:p text:style-name="P465">説明</text:p>
          </table:table-cell>
          <table:table-cell table:style-name="TableBox2019486443984" office:value-type="string">
            <text:p text:style-name="P286"/>
            <text:p text:style-name="P286">スタック情報を返します。</text:p>
          </table:table-cell>
        </table:table-row>
        <table:table-row table:style-name="TableLine2019486444800">
          <table:table-cell table:style-name="TableBox2019486443440" office:value-type="string">
            <text:p text:style-name="P465">書式</text:p>
          </table:table-cell>
          <table:table-cell table:style-name="TableBox2019486443984" office:value-type="string">
            <text:p text:style-name="P286"/>
            <text:p text:style-name="P286">where <text:span text:style-name="T194">[ :top ]</text:span></text:p>
          </table:table-cell>
        </table:table-row>
        <table:table-row table:style-name="TableLine2019486445072">
          <table:table-cell table:style-name="TableBox2019486443440" office:value-type="string">
            <text:p text:style-name="P465">詳細</text:p>
          </table:table-cell>
          <table:table-cell table:style-name="TableBox2019486443984" office:value-type="string">
            <text:p text:style-name="P286"/>
            <text:p text:style-name="P286">呼びだした時点の全スタックフレームをリストで返します。オプション :<text:span text:style-name="T194">top を指定した場合は、最上位のスタック（呼び出し元自分自身）もリストに含めます。:top を指定しない場合は、最上位のスタックは含みません。</text:span></text:p>
          </table:table-cell>
        </table:table-row>
        <table:table-row table:style-name="TableLine2019486469008">
          <table:table-cell table:style-name="TableBox2019486443440" office:value-type="string">
            <text:p text:style-name="P465">戻り値</text:p>
          </table:table-cell>
          <table:table-cell table:style-name="TableBox2019486443984" office:value-type="string">
            <text:p text:style-name="P24"/>
            <text:p text:style-name="P24">以下の形式のリストを返します。</text:p>
            <text:p text:style-name="P619"><text:span text:style-name="T189">(</text:span>((index . <text:span text:style-name="T53">INDEX </text:span>) (line . <text:span text:style-name="T53">LINE </text:span>) (object . <text:span text:style-name="T53">OBJECT </text:span>)</text:p>
            <text:p text:style-name="P619">(function . <text:span text:style-name="T53">FUNC</text:span><text:span text:style-name="T78">TION </text:span><text:span text:style-name="T189">) (statement . </text:span><text:span text:style-name="T78">STATEMENT </text:span><text:span text:style-name="T189">)</text:span></text:p>
            <text:p text:style-name="P620"><text:span text:style-name="T189">(local . </text:span><text:span text:style-name="T78">LOCAL </text:span><text:span text:style-name="T189">) (path . </text:span><text:span text:style-name="T78">PATH </text:span><text:span text:style-name="T189">)) …)</text:span></text:p>
            <text:p text:style-name="P169"><text:span text:style-name="T53">INDEX</text:span> … スタックの位置情報を示します。0からの整数です。</text:p>
            <text:p text:style-name="P169"><text:span text:style-name="T53">LINE</text:span> … ソースの行番号を示します。</text:p>
            <text:p text:style-name="P169"><text:span text:style-name="T53">OBJECT</text:span> … オブジェクトを返します。 </text:p>
            <text:p text:style-name="P169"><text:span text:style-name="T53">FUNCTION</text:span> … 関数、メソッドを返します。</text:p>
            <text:p text:style-name="P169"><text:span text:style-name="T53">STATEMENT</text:span> … 実行中のステートメントを返します。</text:p>
            <text:p text:style-name="P169"><text:span text:style-name="T53">LOCAL</text:span> … ローカル変数辞書を返します。</text:p>
            <text:p text:style-name="P169"><text:span text:style-name="T53">PATH</text:span> … ソースファイルのパスを返します。</text:p>
          </table:table-cell>
        </table:table-row>
        <table:table-row table:style-name="TableLine2019486451872">
          <table:table-cell table:style-name="TableBox2019486443440" office:value-type="string">
            <text:p text:style-name="P465">例外</text:p>
          </table:table-cell>
          <table:table-cell table:style-name="TableBox2019486443984" office:value-type="string">
            <text:p text:style-name="P286"/>
            <text:p text:style-name="P286">ErrSyntax: 書式に誤りがあります。</text:p>
          </table:table-cell>
        </table:table-row>
        <table:table-row table:style-name="TableLine2019486466832">
          <table:table-cell table:style-name="TableBox2019486443440" office:value-type="string">
            <text:p text:style-name="P465">使用例</text:p>
          </table:table-cell>
          <table:table-cell table:style-name="TableBox2019486443984" office:value-type="string">
            <text:p text:style-name="P286"/>
            <text:p text:style-name="P642"/>
          </table:table-cell>
        </table:table-row>
      </table:table>
      <text:h text:style-name="P704" text:outline-level="3"/>
      <text:h text:style-name="P789" text:outline-level="3"><text:bookmark-start text:name="__RefHeading__14560_1559979953"/>while<text:span text:style-name="T5">　</text:span><text:bookmark-end text:name="__RefHeading__14560_1559979953"/></text:h>
      <text:p text:style-name="P90"/>
      <table:table table:name="表79" table:style-name="表79">
        <table:table-column table:style-name="表79.A"/>
        <table:table-column table:style-name="表79.B"/>
        <table:table-row table:style-name="TableLine2019486443712">
          <table:table-cell table:style-name="TableBox2019486460032" office:value-type="string">
            <text:p text:style-name="P429">説明</text:p>
          </table:table-cell>
          <table:table-cell table:style-name="TableBox2019486467104" office:value-type="string">
            <text:p text:style-name="P234"/>
            <text:p text:style-name="P234">繰り返し処理を行います。</text:p>
          </table:table-cell>
        </table:table-row>
        <table:table-row table:style-name="TableLine2019486464112">
          <table:table-cell table:style-name="TableBox2019486460032" office:value-type="string">
            <text:p text:style-name="P429">書式</text:p>
          </table:table-cell>
          <table:table-cell table:style-name="TableBox2019486467104" office:value-type="string">
            <text:p text:style-name="P234"/>
            <text:p text:style-name="P234">while { <text:span text:style-name="T53">cond-block</text:span> } do: { <text:span text:style-name="T53">block</text:span> }</text:p>
          </table:table-cell>
        </table:table-row>
        <table:table-row table:style-name="TableLine2019486453776">
          <table:table-cell table:style-name="TableBox2019486460032" office:value-type="string">
            <text:p text:style-name="P429">詳細</text:p>
          </table:table-cell>
          <table:table-cell table:style-name="TableBox2019486467104" office:value-type="string">
            <text:p text:style-name="P234"/>
            <text:p text:style-name="P234"><text:span text:style-name="T53">cond-block</text:span>の評価結果が非nilの間、<text:span text:style-name="T53">block</text:span>を繰り返し実行します。</text:p>
            <text:p text:style-name="P234"><text:span text:style-name="T53">block</text:span>の中では、以下の制御コマンドが使用できます:</text:p>
            <text:p text:style-name="P234">break / continue / redo / retry</text:p>
          </table:table-cell>
        </table:table-row>
        <table:table-row table:style-name="TableLine2019486452144">
          <table:table-cell table:style-name="TableBox2019486460032" office:value-type="string">
            <text:p text:style-name="P429">戻り値</text:p>
          </table:table-cell>
          <table:table-cell table:style-name="TableBox2019486467104" office:value-type="string">
            <text:p text:style-name="P234"/>
            <text:p text:style-name="P234"><text:span text:style-name="T53">block</text:span>の最後の実行結果が返ります。</text:p>
          </table:table-cell>
        </table:table-row>
        <table:table-row table:style-name="TableLine2019486456224">
          <table:table-cell table:style-name="TableBox2019486460032" office:value-type="string">
            <text:p text:style-name="P429">例外</text:p>
          </table:table-cell>
          <table:table-cell table:style-name="TableBox2019486467104" office:value-type="string">
            <text:p text:style-name="P234"/>
            <text:p text:style-name="P234">ErrSyntax: 書式に誤りがあります。</text:p>
          </table:table-cell>
        </table:table-row>
        <table:table-row table:style-name="TableLine2019486464384">
          <table:table-cell table:style-name="TableBox2019486460032" office:value-type="string">
            <text:p text:style-name="P429">使用例</text:p>
          </table:table-cell>
          <table:table-cell table:style-name="TableBox2019486467104" office:value-type="string">
            <text:p text:style-name="P522"/>
            <text:p text:style-name="P522">set i 0;</text:p>
            <text:p text:style-name="P522">while {$i &lt; 10} do: {</text:p>
            <text:p text:style-name="P522"><text:s text:c="2"/># do-something</text:p>
            <text:p text:style-name="P522"><text:s text:c="2"/>$i ++;</text:p>
            <text:p text:style-name="P522">};</text:p>
          </table:table-cell>
        </table:table-row>
      </table:table>
      <text:h text:style-name="P695" text:outline-level="3"/>
      <text:h text:style-name="P789"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2019486455952">
          <table:table-cell table:style-name="TableBox2019486460848" office:value-type="string">
            <text:p text:style-name="P429">説明</text:p>
          </table:table-cell>
          <table:table-cell table:style-name="TableBox2019486459760" office:value-type="string">
            <text:p text:style-name="P234"/>
            <text:p text:style-name="P234">イテレータブロックを実行します。</text:p>
          </table:table-cell>
        </table:table-row>
        <table:table-row table:style-name="TableLine2019486463024">
          <table:table-cell table:style-name="TableBox2019486460848" office:value-type="string">
            <text:p text:style-name="P429">書式</text:p>
          </table:table-cell>
          <table:table-cell table:style-name="TableBox2019486459760" office:value-type="string">
            <text:p text:style-name="P234"/>
            <text:p text:style-name="P234">yield { | <text:span text:style-name="T53">var</text:span> | <text:span text:style-name="T53">block</text:span> <text:s/>} [ <text:span text:style-name="T53">arg</text:span> ... ]</text:p>
          </table:table-cell>
        </table:table-row>
        <table:table-row table:style-name="TableLine2019486459488">
          <table:table-cell table:style-name="TableBox2019486460848" office:value-type="string">
            <text:p text:style-name="P429">詳細</text:p>
          </table:table-cell>
          <table:table-cell table:style-name="TableBox2019486459760" office:value-type="string">
            <text:p text:style-name="P234"/>
            <text:p text:style-name="P342"><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2019486456768">
          <table:table-cell table:style-name="TableBox2019486460848" office:value-type="string">
            <text:p text:style-name="P429">戻り値</text:p>
          </table:table-cell>
          <table:table-cell table:style-name="TableBox2019486459760" office:value-type="string">
            <text:p text:style-name="P234"/>
            <text:p text:style-name="P234"><text:span text:style-name="T53">block</text:span>の実行結果が返ります。</text:p>
          </table:table-cell>
        </table:table-row>
        <table:table-row table:style-name="TableLine2019486458944">
          <table:table-cell table:style-name="TableBox2019486460848" office:value-type="string">
            <text:p text:style-name="P429">例外</text:p>
          </table:table-cell>
          <table:table-cell table:style-name="TableBox2019486459760" office:value-type="string">
            <text:p text:style-name="P234"/>
            <text:p text:style-name="P234">ErrSyntax: 書式に誤りがあります。</text:p>
          </table:table-cell>
        </table:table-row>
        <table:table-row table:style-name="TableLine2019486464928">
          <table:table-cell table:style-name="TableBox2019486460848" office:value-type="string">
            <text:p text:style-name="P429">使用例</text:p>
          </table:table-cell>
          <table:table-cell table:style-name="TableBox2019486459760" office:value-type="string">
            <text:p text:style-name="P522"/>
            <text:p text:style-name="P522">defun foo-loop (body times) {</text:p>
            <text:p text:style-name="P522"><text:s text:c="2"/>set i 0;</text:p>
            <text:p text:style-name="P522"><text:s text:c="2"/>while {$i &lt; $times} do: {</text:p>
            <text:p text:style-name="P522"><text:s text:c="4"/>yield $body $i;</text:p>
            <text:p text:style-name="P522"><text:s text:c="4"/>$i ++;</text:p>
            <text:p text:style-name="P522"><text:s text:c="2"/>};</text:p>
            <text:p text:style-name="P522">};</text:p>
            <text:p text:style-name="P522">foo-loop {| i | println $i} 10;</text:p>
          </table:table-cell>
        </table:table-row>
      </table:table>
      <text:h text:style-name="P695" text:outline-level="3"/>
      <text:p text:style-name="P28"/>
      <text:p text:style-name="P28"/>
      <text:p text:style-name="P28"/>
      <text:p text:style-name="P208"/>
      <text:h text:style-name="P688"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91"/>
      <text:p text:style-name="P24">　Blockクラスは、クロージャデータ型のWrapperクラスです。クロージャのリテラルに対してメソッドを指定することにより呼びだします。</text:p>
      <text:p text:style-name="P24"/>
      <text:h text:style-name="P789" text:outline-level="3"><text:bookmark-start text:name="__RefHeading__14582_1559979953"/>Block::&gt;&gt;<text:span text:style-name="T5">　</text:span><text:bookmark-end text:name="__RefHeading__14582_1559979953"/></text:h>
      <text:p text:style-name="P91"/>
      <table:table table:name="表92" table:style-name="表92">
        <table:table-column table:style-name="表92.A"/>
        <table:table-column table:style-name="表92.B"/>
        <table:table-row table:style-name="TableLine2019486454864">
          <table:table-cell table:style-name="TableBox2019486452416" office:value-type="string">
            <text:p text:style-name="P429">説明</text:p>
          </table:table-cell>
          <table:table-cell table:style-name="TableBox2019486467648" office:value-type="string">
            <text:p text:style-name="P234"/>
            <text:p text:style-name="P234">Blockを実行し、結果をファイルへ出力します。</text:p>
          </table:table-cell>
        </table:table-row>
        <table:table-row table:style-name="TableLine2019486453504">
          <table:table-cell table:style-name="TableBox2019486452416" office:value-type="string">
            <text:p text:style-name="P429">書式</text:p>
          </table:table-cell>
          <table:table-cell table:style-name="TableBox2019486467648" office:value-type="string">
            <text:p text:style-name="P234"/>
            <text:p text:style-name="P242">Block &gt;&gt; "<text:span text:style-name="T53">file-name </text:span><text:span text:style-name="T99">"</text:span></text:p>
          </table:table-cell>
        </table:table-row>
        <table:table-row table:style-name="TableLine2019486460304">
          <table:table-cell table:style-name="TableBox2019486452416" office:value-type="string">
            <text:p text:style-name="P429">詳細</text:p>
          </table:table-cell>
          <table:table-cell table:style-name="TableBox2019486467648" office:value-type="string">
            <text:p text:style-name="P234"/>
            <text:p text:style-name="P234">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2019486456496">
          <table:table-cell table:style-name="TableBox2019486452416" office:value-type="string">
            <text:p text:style-name="P429">戻り値</text:p>
          </table:table-cell>
          <table:table-cell table:style-name="TableBox2019486467648" office:value-type="string">
            <text:p text:style-name="P234"/>
            <text:p text:style-name="P234">スクリプトの実行結果を値として返します。</text:p>
          </table:table-cell>
        </table:table-row>
        <table:table-row table:style-name="TableLine2019486452688">
          <table:table-cell table:style-name="TableBox2019486452416" office:value-type="string">
            <text:p text:style-name="P429">例外</text:p>
          </table:table-cell>
          <table:table-cell table:style-name="TableBox2019486467648" office:value-type="string">
            <text:p text:style-name="P234"/>
            <text:p text:style-name="P234"/>
          </table:table-cell>
        </table:table-row>
        <table:table-row table:style-name="TableLine2019486453232">
          <table:table-cell table:style-name="TableBox2019486452416" office:value-type="string">
            <text:p text:style-name="P429">使用例</text:p>
          </table:table-cell>
          <table:table-cell table:style-name="TableBox2019486467648" office:value-type="string">
            <text:p text:style-name="P234"/>
            <text:p text:style-name="P234"/>
          </table:table-cell>
        </table:table-row>
      </table:table>
      <text:h text:style-name="P789" text:outline-level="3"><text:bookmark-start text:name="__RefHeading___Toc23522_2343755027"/>Block::&gt;&gt;&gt;<text:span text:style-name="T5">　</text:span><text:bookmark-end text:name="__RefHeading___Toc23522_2343755027"/></text:h>
      <text:p text:style-name="P92"/>
      <table:table table:name="表218" table:style-name="表218">
        <table:table-column table:style-name="表218.A"/>
        <table:table-column table:style-name="表218.B"/>
        <table:table-row table:style-name="TableLine2019486463296">
          <table:table-cell table:style-name="TableBox2019486464656" office:value-type="string">
            <text:p text:style-name="P466">説明</text:p>
          </table:table-cell>
          <table:table-cell table:style-name="TableBox2019486457584" office:value-type="string">
            <text:p text:style-name="P287"/>
            <text:p text:style-name="P287">Blockを実行し、結果をファイルへ出力します。</text:p>
          </table:table-cell>
        </table:table-row>
        <table:table-row table:style-name="TableLine2019486455136">
          <table:table-cell table:style-name="TableBox2019486464656" office:value-type="string">
            <text:p text:style-name="P466">書式</text:p>
          </table:table-cell>
          <table:table-cell table:style-name="TableBox2019486457584" office:value-type="string">
            <text:p text:style-name="P287"/>
            <text:p text:style-name="P242">Block &gt;<text:span text:style-name="T227">&gt;</text:span>&gt; <text:span text:style-name="T99">"</text:span><text:span text:style-name="T53">file-name </text:span><text:span text:style-name="T99">"</text:span></text:p>
          </table:table-cell>
        </table:table-row>
        <table:table-row table:style-name="TableLine2019486461664">
          <table:table-cell table:style-name="TableBox2019486464656" office:value-type="string">
            <text:p text:style-name="P466">詳細</text:p>
          </table:table-cell>
          <table:table-cell table:style-name="TableBox2019486457584" office:value-type="string">
            <text:p text:style-name="P287"/>
            <text:p text:style-name="P287">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2019486459216">
          <table:table-cell table:style-name="TableBox2019486464656" office:value-type="string">
            <text:p text:style-name="P466">戻り値</text:p>
          </table:table-cell>
          <table:table-cell table:style-name="TableBox2019486457584" office:value-type="string">
            <text:p text:style-name="P287"/>
            <text:p text:style-name="P287">スクリプトの実行結果を値として返します。</text:p>
          </table:table-cell>
        </table:table-row>
        <table:table-row table:style-name="TableLine2019486460576">
          <table:table-cell table:style-name="TableBox2019486464656" office:value-type="string">
            <text:p text:style-name="P466">例外</text:p>
          </table:table-cell>
          <table:table-cell table:style-name="TableBox2019486457584" office:value-type="string">
            <text:p text:style-name="P287"/>
            <text:p text:style-name="P287"/>
          </table:table-cell>
        </table:table-row>
        <table:table-row table:style-name="TableLine2019486455680">
          <table:table-cell table:style-name="TableBox2019486464656" office:value-type="string">
            <text:p text:style-name="P466">使用例</text:p>
          </table:table-cell>
          <table:table-cell table:style-name="TableBox2019486457584" office:value-type="string">
            <text:p text:style-name="P287"/>
            <text:p text:style-name="P287"/>
          </table:table-cell>
        </table:table-row>
      </table:table>
      <text:h text:style-name="P771" text:outline-level="3"/>
      <text:h text:style-name="P789"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2019486467376">
          <table:table-cell table:style-name="TableBox2019486454048" office:value-type="string">
            <text:p text:style-name="P429">説明</text:p>
          </table:table-cell>
          <table:table-cell table:style-name="TableBox2019486455408" office:value-type="string">
            <text:p text:style-name="P234"/>
            <text:p text:style-name="P234">ファイルから入力を行いBlockを実行します。</text:p>
          </table:table-cell>
        </table:table-row>
        <table:table-row table:style-name="TableLine2019486457856">
          <table:table-cell table:style-name="TableBox2019486454048" office:value-type="string">
            <text:p text:style-name="P429">書式</text:p>
          </table:table-cell>
          <table:table-cell table:style-name="TableBox2019486455408" office:value-type="string">
            <text:p text:style-name="P234"/>
            <text:p text:style-name="P242">Block &lt;&lt; <text:span text:style-name="T99">"</text:span><text:span text:style-name="T53">file-name</text:span> <text:span text:style-name="T99">"</text:span></text:p>
          </table:table-cell>
        </table:table-row>
        <table:table-row table:style-name="TableLine2019486457312">
          <table:table-cell table:style-name="TableBox2019486454048" office:value-type="string">
            <text:p text:style-name="P429">詳細</text:p>
          </table:table-cell>
          <table:table-cell table:style-name="TableBox2019486455408" office:value-type="string">
            <text:p text:style-name="P234"/>
            <text:p text:style-name="P234">Blockを評価、実行します。スクリプト中での標準入力は<text:span text:style-name="T53">file-name</text:span>から行います。</text:p>
          </table:table-cell>
        </table:table-row>
        <table:table-row table:style-name="TableLine2019486466560">
          <table:table-cell table:style-name="TableBox2019486454048" office:value-type="string">
            <text:p text:style-name="P429">戻り値</text:p>
          </table:table-cell>
          <table:table-cell table:style-name="TableBox2019486455408" office:value-type="string">
            <text:p text:style-name="P234"/>
            <text:p text:style-name="P234">スクリプトの実行結果を値として返します。</text:p>
          </table:table-cell>
        </table:table-row>
        <table:table-row table:style-name="TableLine2019486465200">
          <table:table-cell table:style-name="TableBox2019486454048" office:value-type="string">
            <text:p text:style-name="P429">例外</text:p>
          </table:table-cell>
          <table:table-cell table:style-name="TableBox2019486455408" office:value-type="string">
            <text:p text:style-name="P234"/>
            <text:p text:style-name="P234"/>
          </table:table-cell>
        </table:table-row>
        <table:table-row table:style-name="TableLine2019486458128">
          <table:table-cell table:style-name="TableBox2019486454048" office:value-type="string">
            <text:p text:style-name="P429">使用例</text:p>
          </table:table-cell>
          <table:table-cell table:style-name="TableBox2019486455408" office:value-type="string">
            <text:p text:style-name="P234"/>
            <text:p text:style-name="P234"/>
          </table:table-cell>
        </table:table-row>
      </table:table>
      <text:h text:style-name="P789" text:outline-level="3"><text:bookmark-start text:name="__RefHeading___Toc23524_2343755027"/>Block::&lt;&lt;&lt;<text:span text:style-name="T5">　</text:span><text:bookmark-end text:name="__RefHeading___Toc23524_2343755027"/></text:h>
      <text:p text:style-name="P93"/>
      <table:table table:name="表219" table:style-name="表219">
        <table:table-column table:style-name="表219.A"/>
        <table:table-column table:style-name="表219.B"/>
        <table:table-row table:style-name="TableLine2019486458400">
          <table:table-cell table:style-name="TableBox2019486461936" office:value-type="string">
            <text:p text:style-name="P467">説明</text:p>
          </table:table-cell>
          <table:table-cell table:style-name="TableBox2019486458672" office:value-type="string">
            <text:p text:style-name="P288"/>
            <text:p text:style-name="P288">文字列から入力を行いBlockを実行します。</text:p>
          </table:table-cell>
        </table:table-row>
        <table:table-row table:style-name="TableLine2019486468192">
          <table:table-cell table:style-name="TableBox2019486461936" office:value-type="string">
            <text:p text:style-name="P467">書式</text:p>
          </table:table-cell>
          <table:table-cell table:style-name="TableBox2019486458672" office:value-type="string">
            <text:p text:style-name="P288"/>
            <text:p text:style-name="P242">Block &lt;<text:span text:style-name="T227">&lt;</text:span>&lt; <text:span text:style-name="T99">"</text:span><text:span text:style-name="T53">string</text:span> <text:span text:style-name="T99">"</text:span></text:p>
          </table:table-cell>
        </table:table-row>
        <table:table-row table:style-name="TableLine2019486462480">
          <table:table-cell table:style-name="TableBox2019486461936" office:value-type="string">
            <text:p text:style-name="P467">詳細</text:p>
          </table:table-cell>
          <table:table-cell table:style-name="TableBox2019486458672" office:value-type="string">
            <text:p text:style-name="P288"/>
            <text:p text:style-name="P288">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2019486461120">
          <table:table-cell table:style-name="TableBox2019486461936" office:value-type="string">
            <text:p text:style-name="P467">戻り値</text:p>
          </table:table-cell>
          <table:table-cell table:style-name="TableBox2019486458672" office:value-type="string">
            <text:p text:style-name="P288"/>
            <text:p text:style-name="P288">スクリプトの実行結果を値として返します。</text:p>
          </table:table-cell>
        </table:table-row>
        <table:table-row table:style-name="TableLine2019486463568">
          <table:table-cell table:style-name="TableBox2019486461936" office:value-type="string">
            <text:p text:style-name="P467">例外</text:p>
          </table:table-cell>
          <table:table-cell table:style-name="TableBox2019486458672" office:value-type="string">
            <text:p text:style-name="P288"/>
            <text:p text:style-name="P288"/>
          </table:table-cell>
        </table:table-row>
        <table:table-row table:style-name="TableLine2019486463840">
          <table:table-cell table:style-name="TableBox2019486461936" office:value-type="string">
            <text:p text:style-name="P467">使用例</text:p>
          </table:table-cell>
          <table:table-cell table:style-name="TableBox2019486458672" office:value-type="string">
            <text:p text:style-name="P193"/>
            <text:p text:style-name="P193">{cat} &lt;&lt;&lt; "a</text:p>
            <text:p text:style-name="P193">b</text:p>
            <text:p text:style-name="P193">c"</text:p>
            <text:p text:style-name="P194"># 出力結果</text:p>
            <text:p text:style-name="P194">a</text:p>
            <text:p text:style-name="P194">b</text:p>
            <text:p text:style-name="P194">c</text:p>
            <text:p text:style-name="P170"/>
          </table:table-cell>
        </table:table-row>
      </table:table>
      <text:h text:style-name="P772" text:outline-level="3"/>
      <text:h text:style-name="P789"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2019486462752">
          <table:table-cell table:style-name="TableBox2019486466288" office:value-type="string">
            <text:p text:style-name="P429">説明</text:p>
          </table:table-cell>
          <table:table-cell table:style-name="TableBox2019486466016" office:value-type="string">
            <text:p text:style-name="P234"/>
            <text:p text:style-name="P234">ブロックを評価します。</text:p>
          </table:table-cell>
        </table:table-row>
        <table:table-row table:style-name="TableLine2019486467920">
          <table:table-cell table:style-name="TableBox2019486466288" office:value-type="string">
            <text:p text:style-name="P429">書式</text:p>
          </table:table-cell>
          <table:table-cell table:style-name="TableBox2019486466016" office:value-type="string">
            <text:p text:style-name="P234"/>
            <text:p text:style-name="P234">Block eval</text:p>
          </table:table-cell>
        </table:table-row>
        <table:table-row table:style-name="TableLine2019486468464">
          <table:table-cell table:style-name="TableBox2019486466288" office:value-type="string">
            <text:p text:style-name="P429">詳細</text:p>
          </table:table-cell>
          <table:table-cell table:style-name="TableBox2019486466016" office:value-type="string">
            <text:p text:style-name="P234"/>
            <text:p text:style-name="P234">Blockを評価します。Blockの評価はBlockが作られた環境で実行されます。すなわち、クロージャとして評価が行われます。</text:p>
          </table:table-cell>
        </table:table-row>
        <table:table-row table:style-name="TableLine2019486468736">
          <table:table-cell table:style-name="TableBox2019486466288" office:value-type="string">
            <text:p text:style-name="P429">戻り値</text:p>
          </table:table-cell>
          <table:table-cell table:style-name="TableBox2019486466016" office:value-type="string">
            <text:p text:style-name="P234"/>
            <text:p text:style-name="P234">Blockの実行結果が返ります。</text:p>
          </table:table-cell>
        </table:table-row>
        <table:table-row table:style-name="TableLine2019486480704">
          <table:table-cell table:style-name="TableBox2019486466288" office:value-type="string">
            <text:p text:style-name="P429">例外</text:p>
          </table:table-cell>
          <table:table-cell table:style-name="TableBox2019486466016" office:value-type="string">
            <text:p text:style-name="P234"/>
            <text:p text:style-name="P234">ErrSyntax: 書式に誤りがあります。</text:p>
          </table:table-cell>
        </table:table-row>
        <table:table-row table:style-name="TableLine2019486475808">
          <table:table-cell table:style-name="TableBox2019486466288" office:value-type="string">
            <text:p text:style-name="P429">使用例</text:p>
          </table:table-cell>
          <table:table-cell table:style-name="TableBox2019486466016" office:value-type="string">
            <text:p text:style-name="P234"/>
            <text:p text:style-name="P234"/>
          </table:table-cell>
        </table:table-row>
      </table:table>
      <text:h text:style-name="P789" text:outline-level="3"><text:bookmark-start text:name="__RefHeading___Toc26169_3550414430"/><text:span text:style-name="T249">Bool</text:span>　<text:bookmark-end text:name="__RefHeading___Toc26169_3550414430"/></text:h>
      <text:p text:style-name="P94"/>
      <text:p text:style-name="P171">　<text:span text:style-name="T249">Bool</text:span>クラスは、真偽値を表すBOOLデータタイプのWrappperクラスです。真偽値のプログラムスクリプト中でのリテラル表現は、真値が&lt;t&gt;、偽値が&lt;nil&gt;となります。</text:p>
      <text:p text:style-name="P171"/>
      <text:h text:style-name="P789" text:outline-level="3"><text:bookmark-start text:name="__RefHeading___Toc26171_3550414430"/>Bool::??<text:span text:style-name="T5">　</text:span><text:bookmark-end text:name="__RefHeading___Toc26171_3550414430"/></text:h>
      <text:p text:style-name="P94"/>
      <table:table table:name="表243" table:style-name="表243">
        <table:table-column table:style-name="表243.A"/>
        <table:table-column table:style-name="表243.B"/>
        <table:table-row table:style-name="TableLine2019486465744">
          <table:table-cell table:style-name="TableBox2019486475536" office:value-type="string">
            <text:p text:style-name="P468">説明</text:p>
          </table:table-cell>
          <table:table-cell table:style-name="TableBox2019486472544" office:value-type="string">
            <text:p text:style-name="P289"/>
            <text:p text:style-name="P289">nil結合演算子です。</text:p>
          </table:table-cell>
        </table:table-row>
        <table:table-row table:style-name="TableLine2019486474720">
          <table:table-cell table:style-name="TableBox2019486475536" office:value-type="string">
            <text:p text:style-name="P468">書式</text:p>
          </table:table-cell>
          <table:table-cell table:style-name="TableBox2019486472544" office:value-type="string">
            <text:p text:style-name="P289"/>
            <text:p text:style-name="P289">Bool ?? [ <text:span text:style-name="T53">val</text:span> | <text:span text:style-name="T53">block</text:span><text:span text:style-name="T99"> ]</text:span></text:p>
          </table:table-cell>
        </table:table-row>
        <table:table-row table:style-name="TableLine2019486477712">
          <table:table-cell table:style-name="TableBox2019486475536" office:value-type="string">
            <text:p text:style-name="P468">詳細</text:p>
          </table:table-cell>
          <table:table-cell table:style-name="TableBox2019486472544" office:value-type="string">
            <text:p text:style-name="P289"/>
            <text:p text:style-name="P290">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2019486472816">
          <table:table-cell table:style-name="TableBox2019486475536" office:value-type="string">
            <text:p text:style-name="P468">戻り値</text:p>
          </table:table-cell>
          <table:table-cell table:style-name="TableBox2019486472544" office:value-type="string">
            <text:p text:style-name="P289"/>
            <text:p text:style-name="P289">自身の値もしくは<text:span text:style-name="T53">val</text:span>もしくは<text:span text:style-name="T53">block</text:span>の実行結果。</text:p>
          </table:table-cell>
        </table:table-row>
        <table:table-row table:style-name="TableLine2019486474992">
          <table:table-cell table:style-name="TableBox2019486475536" office:value-type="string">
            <text:p text:style-name="P468">例外</text:p>
          </table:table-cell>
          <table:table-cell table:style-name="TableBox2019486472544" office:value-type="string">
            <text:p text:style-name="P289"/>
            <text:p text:style-name="P289">ErrSyntax: 書式に誤りがあります。</text:p>
          </table:table-cell>
        </table:table-row>
        <table:table-row table:style-name="TableLine2019486475264">
          <table:table-cell table:style-name="TableBox2019486475536" office:value-type="string">
            <text:p text:style-name="P468">使用例</text:p>
          </table:table-cell>
          <table:table-cell table:style-name="TableBox2019486472544" office:value-type="string">
            <text:p text:style-name="P289"/>
            <text:p text:style-name="P289"/>
          </table:table-cell>
        </table:table-row>
      </table:table>
      <text:h text:style-name="P741" text:outline-level="3"/>
      <text:h text:style-name="P789" text:outline-level="3"><text:bookmark-start text:name="__RefHeading___Toc26173_3550414430"/>Bool::???<text:span text:style-name="T5">　</text:span><text:bookmark-end text:name="__RefHeading___Toc26173_3550414430"/></text:h>
      <text:p text:style-name="P95"/>
      <table:table table:name="表244" table:style-name="表244">
        <table:table-column table:style-name="表244.A"/>
        <table:table-column table:style-name="表244.B"/>
        <table:table-row table:style-name="TableLine2019486472000">
          <table:table-cell table:style-name="TableBox2019486473360" office:value-type="string">
            <text:p text:style-name="P469">説明</text:p>
          </table:table-cell>
          <table:table-cell table:style-name="TableBox2019486476080" office:value-type="string">
            <text:p text:style-name="P290"/>
            <text:p text:style-name="P290">三項演算子です。</text:p>
          </table:table-cell>
        </table:table-row>
        <table:table-row table:style-name="TableLine2019486474448">
          <table:table-cell table:style-name="TableBox2019486473360" office:value-type="string">
            <text:p text:style-name="P469">書式</text:p>
          </table:table-cell>
          <table:table-cell table:style-name="TableBox2019486476080" office:value-type="string">
            <text:p text:style-name="P290"/>
            <text:p text:style-name="P290">Bool ??? <text:s/>[ <text:span text:style-name="T53">then-val</text:span> | <text:span text:style-name="T53">then-block</text:span><text:span text:style-name="T99"> ] [ </text:span><text:span text:style-name="T53">else-val</text:span><text:span text:style-name="T99"> | </text:span><text:span text:style-name="T53">else-block</text:span><text:span text:style-name="T99"> ]</text:span><text:span text:style-name="T53"> </text:span></text:p>
          </table:table-cell>
        </table:table-row>
        <table:table-row table:style-name="TableLine2019486480976">
          <table:table-cell table:style-name="TableBox2019486473360" office:value-type="string">
            <text:p text:style-name="P469">詳細</text:p>
          </table:table-cell>
          <table:table-cell table:style-name="TableBox2019486476080" office:value-type="string">
            <text:p text:style-name="P290"/>
            <text:p text:style-name="P290">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99">またはブロック</text:span><text:span text:style-name="T53">else-block</text:span><text:span text:style-name="T99">の実行結果の値となります。</text:span></text:p>
          </table:table-cell>
        </table:table-row>
        <table:table-row table:style-name="TableLine2019486482608">
          <table:table-cell table:style-name="TableBox2019486473360" office:value-type="string">
            <text:p text:style-name="P469">戻り値</text:p>
          </table:table-cell>
          <table:table-cell table:style-name="TableBox2019486476080" office:value-type="string">
            <text:p text:style-name="P290"/>
            <text:p text:style-name="P290"><text:span text:style-name="T53">then-val</text:span> または <text:span text:style-name="T53">else-val</text:span>。もしくは<text:span text:style-name="T98">then-block</text:span>の実行結果または<text:span text:style-name="T53">else-block</text:span>の実行結果。</text:p>
          </table:table-cell>
        </table:table-row>
        <table:table-row table:style-name="TableLine2019486473632">
          <table:table-cell table:style-name="TableBox2019486473360" office:value-type="string">
            <text:p text:style-name="P469">例外</text:p>
          </table:table-cell>
          <table:table-cell table:style-name="TableBox2019486476080" office:value-type="string">
            <text:p text:style-name="P290"/>
            <text:p text:style-name="P290">ErrSyntax: 書式に誤りがあります。</text:p>
          </table:table-cell>
        </table:table-row>
        <table:table-row table:style-name="TableLine2019486469552">
          <table:table-cell table:style-name="TableBox2019486473360" office:value-type="string">
            <text:p text:style-name="P469">使用例</text:p>
          </table:table-cell>
          <table:table-cell table:style-name="TableBox2019486476080" office:value-type="string">
            <text:p text:style-name="P290"/>
            <text:p text:style-name="P290"/>
          </table:table-cell>
        </table:table-row>
      </table:table>
      <text:h text:style-name="P789" text:outline-level="3"><text:bookmark-start text:name="__RefHeading___Toc26175_3550414430"/>Bulk　<text:bookmark-end text:name="__RefHeading___Toc26175_3550414430"/></text:h>
      <text:p text:style-name="P96"/>
      <text:p text:style-name="P172">　<text:span text:style-name="T249">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254">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2">File::fd?により取得したファイル記述子を与えることにより</text:span></text:a><text:span text:style-name="T254">バイナリーファイルの入出力を行います。</text:span></text:p>
      <text:h text:style-name="P804" text:outline-level="3"/>
      <text:h text:style-name="P804" text:outline-level="3"/>
      <text:h text:style-name="P789" text:outline-level="3"><text:bookmark-start text:name="__RefHeading___Toc26177_3550414430"/>Bulk::apppend<text:span text:style-name="T5">　</text:span><text:bookmark-end text:name="__RefHeading___Toc26177_3550414430"/></text:h>
      <text:p text:style-name="P97"/>
      <table:table table:name="表242" table:style-name="表242">
        <table:table-column table:style-name="表242.A"/>
        <table:table-column table:style-name="表242.B"/>
        <table:table-row table:style-name="TableLine2019486482064">
          <table:table-cell table:style-name="TableBox2019486476352" office:value-type="string">
            <text:p text:style-name="P470">説明</text:p>
          </table:table-cell>
          <table:table-cell table:style-name="TableBox2019486485056" office:value-type="string">
            <text:p text:style-name="P291"/>
            <text:p text:style-name="P291"><text:span text:style-name="T250">Bulkデータの最後にバイトデータを追加します</text:span>。</text:p>
          </table:table-cell>
        </table:table-row>
        <table:table-row table:style-name="TableLine2019486484512">
          <table:table-cell table:style-name="TableBox2019486476352" office:value-type="string">
            <text:p text:style-name="P470">書式</text:p>
          </table:table-cell>
          <table:table-cell table:style-name="TableBox2019486485056" office:value-type="string">
            <text:p text:style-name="P291"/>
            <text:p text:style-name="P414">Bulk <text:span text:style-name="T250">append </text:span><text:span text:style-name="T88">val</text:span><text:span text:style-name="T250"> | ( </text:span><text:span text:style-name="T88">val</text:span><text:span text:style-name="T250"> … )</text:span></text:p>
          </table:table-cell>
        </table:table-row>
        <table:table-row table:style-name="TableLine2019486485600">
          <table:table-cell table:style-name="TableBox2019486476352" office:value-type="string">
            <text:p text:style-name="P470">詳細</text:p>
          </table:table-cell>
          <table:table-cell table:style-name="TableBox2019486485056" office:value-type="string">
            <text:p text:style-name="P291"/>
            <text:p text:style-name="P291"><text:span text:style-name="T114">Bulkデータの最後にバイト値</text:span><text:span text:style-name="T88">val</text:span><text:span text:style-name="T114">を追加します</text:span><text:span text:style-name="T99">。</text:span><text:span text:style-name="T88">val</text:span><text:span text:style-name="T114">は0から255までの整数値です。引数をリストで与えた場合は、リストの要素を順に追加します。</text:span></text:p>
            <text:p text:style-name="P672">apppendによりBulkのキャパシティ（容量）は自動的に拡張されます。</text:p>
          </table:table-cell>
        </table:table-row>
        <table:table-row table:style-name="TableLine2019486481520">
          <table:table-cell table:style-name="TableBox2019486476352" office:value-type="string">
            <text:p text:style-name="P470">戻り値</text:p>
          </table:table-cell>
          <table:table-cell table:style-name="TableBox2019486485056" office:value-type="string">
            <text:p text:style-name="P291"/>
            <text:p text:style-name="P414">成功した場合tを返します。</text:p>
          </table:table-cell>
        </table:table-row>
        <table:table-row table:style-name="TableLine2019486482880">
          <table:table-cell table:style-name="TableBox2019486476352" office:value-type="string">
            <text:p text:style-name="P470">例外</text:p>
          </table:table-cell>
          <table:table-cell table:style-name="TableBox2019486485056" office:value-type="string">
            <text:p text:style-name="P291"/>
            <text:p text:style-name="P291">ErrSyntax: 書式に誤りがあります。</text:p>
          </table:table-cell>
        </table:table-row>
        <table:table-row table:style-name="TableLine2019486473088">
          <table:table-cell table:style-name="TableBox2019486476352" office:value-type="string">
            <text:p text:style-name="P470">使用例</text:p>
          </table:table-cell>
          <table:table-cell table:style-name="TableBox2019486485056" office:value-type="string">
            <text:p text:style-name="P291"/>
            <text:p text:style-name="P291"/>
          </table:table-cell>
        </table:table-row>
      </table:table>
      <text:h text:style-name="P789" text:outline-level="3"><text:bookmark-start text:name="__RefHeading___Toc26737_3550414430"/>Bulk::base64encode<text:span text:style-name="T5">　</text:span><text:bookmark-end text:name="__RefHeading___Toc26737_3550414430"/></text:h>
      <text:p text:style-name="P98"/>
      <table:table table:name="表255" table:style-name="表255">
        <table:table-column table:style-name="表255.A"/>
        <table:table-column table:style-name="表255.B"/>
        <table:table-row table:style-name="TableLine2019486469280">
          <table:table-cell table:style-name="TableBox2019486485328" office:value-type="string">
            <text:p text:style-name="P471">説明</text:p>
          </table:table-cell>
          <table:table-cell table:style-name="TableBox2019486474176" office:value-type="string">
            <text:p text:style-name="P292"/>
            <text:p text:style-name="P292"><text:span text:style-name="T250">Bulkデータをbase64エンコードするイテレータです</text:span>。</text:p>
          </table:table-cell>
        </table:table-row>
        <table:table-row table:style-name="TableLine2019486486416">
          <table:table-cell table:style-name="TableBox2019486485328" office:value-type="string">
            <text:p text:style-name="P471">書式</text:p>
          </table:table-cell>
          <table:table-cell table:style-name="TableBox2019486474176" office:value-type="string">
            <text:p text:style-name="P292"/>
            <text:p text:style-name="P415">Bulk <text:span text:style-name="T251">base64encode { | </text:span><text:span text:style-name="T89">b64str</text:span><text:span text:style-name="T251"> | </text:span><text:span text:style-name="T89">body</text:span><text:span text:style-name="T251"> }</text:span></text:p>
          </table:table-cell>
        </table:table-row>
        <table:table-row table:style-name="TableLine2019486476896">
          <table:table-cell table:style-name="TableBox2019486485328" office:value-type="string">
            <text:p text:style-name="P471">詳細</text:p>
          </table:table-cell>
          <table:table-cell table:style-name="TableBox2019486474176" office:value-type="string">
            <text:p text:style-name="P292"/>
            <text:p text:style-name="P292"><text:span text:style-name="T114">Bulkデータをbase64エンコードします。イテレータ形式のメソッドになるため、Bulkの先頭から57バイト単位でエンコードされた結果が、文字列</text:span><text:span text:style-name="T88">b64str</text:span><text:span text:style-name="T114">として</text:span><text:span text:style-name="T88">body</text:span><text:span text:style-name="T114">に渡されます。</text:span></text:p>
          </table:table-cell>
        </table:table-row>
        <table:table-row table:style-name="TableLine2019486479344">
          <table:table-cell table:style-name="TableBox2019486485328" office:value-type="string">
            <text:p text:style-name="P471">戻り値</text:p>
          </table:table-cell>
          <table:table-cell table:style-name="TableBox2019486474176" office:value-type="string">
            <text:p text:style-name="P292"/>
            <text:p text:style-name="P415">戻り値は<text:span text:style-name="T53">body</text:span>の実行結果となります。</text:p>
          </table:table-cell>
        </table:table-row>
        <table:table-row table:style-name="TableLine2019486477984">
          <table:table-cell table:style-name="TableBox2019486485328" office:value-type="string">
            <text:p text:style-name="P471">例外</text:p>
          </table:table-cell>
          <table:table-cell table:style-name="TableBox2019486474176" office:value-type="string">
            <text:p text:style-name="P292"/>
            <text:p text:style-name="P292">ErrSyntax: 書式に誤りがあります。</text:p>
          </table:table-cell>
        </table:table-row>
        <table:table-row table:style-name="TableLine2019486477168">
          <table:table-cell table:style-name="TableBox2019486485328" office:value-type="string">
            <text:p text:style-name="P471">使用例</text:p>
          </table:table-cell>
          <table:table-cell table:style-name="TableBox2019486474176" office:value-type="string">
            <text:p text:style-name="P292"/>
            <text:p text:style-name="P292"/>
          </table:table-cell>
        </table:table-row>
      </table:table>
      <text:h text:style-name="P789" text:outline-level="3"><text:bookmark-start text:name="__RefHeading___Toc26739_3550414430"/>Bulk::base64decode<text:span text:style-name="T5">　</text:span><text:bookmark-end text:name="__RefHeading___Toc26739_3550414430"/></text:h>
      <text:p text:style-name="P99"/>
      <table:table table:name="表256" table:style-name="表256">
        <table:table-column table:style-name="表256.A"/>
        <table:table-column table:style-name="表256.B"/>
        <table:table-row table:style-name="TableLine2019486484784">
          <table:table-cell table:style-name="TableBox2019486476624" office:value-type="string">
            <text:p text:style-name="P472">説明</text:p>
          </table:table-cell>
          <table:table-cell table:style-name="TableBox2019486469824" office:value-type="string">
            <text:p text:style-name="P293"/>
            <text:p text:style-name="P293"><text:span text:style-name="T250">base64文字列をデーコードしBulkに取り込みます</text:span>。</text:p>
          </table:table-cell>
        </table:table-row>
        <table:table-row table:style-name="TableLine2019486483968">
          <table:table-cell table:style-name="TableBox2019486476624" office:value-type="string">
            <text:p text:style-name="P472">書式</text:p>
          </table:table-cell>
          <table:table-cell table:style-name="TableBox2019486469824" office:value-type="string">
            <text:p text:style-name="P293"/>
            <text:p text:style-name="P416">Bulk <text:span text:style-name="T251">base64decode </text:span><text:span text:style-name="T89">val</text:span></text:p>
          </table:table-cell>
        </table:table-row>
        <table:table-row table:style-name="TableLine2019486481248">
          <table:table-cell table:style-name="TableBox2019486476624" office:value-type="string">
            <text:p text:style-name="P472">詳細</text:p>
          </table:table-cell>
          <table:table-cell table:style-name="TableBox2019486469824" office:value-type="string">
            <text:p text:style-name="P293"/>
            <text:p text:style-name="P293"><text:span text:style-name="T88">val</text:span><text:span text:style-name="T114">をbase64文字列としてデーコードし、Bulkへ取り込みます。もしbase64文字列が複数行に渡る場合は順次本メソッドを呼び出します。</text:span></text:p>
          </table:table-cell>
        </table:table-row>
        <table:table-row table:style-name="TableLine2019486478528">
          <table:table-cell table:style-name="TableBox2019486476624" office:value-type="string">
            <text:p text:style-name="P472">戻り値</text:p>
          </table:table-cell>
          <table:table-cell table:style-name="TableBox2019486469824" office:value-type="string">
            <text:p text:style-name="P293"/>
            <text:p text:style-name="P416">デコードに成功した場合はtを返します。</text:p>
          </table:table-cell>
        </table:table-row>
        <table:table-row table:style-name="TableLine2019486477440">
          <table:table-cell table:style-name="TableBox2019486476624" office:value-type="string">
            <text:p text:style-name="P472">例外</text:p>
          </table:table-cell>
          <table:table-cell table:style-name="TableBox2019486469824" office:value-type="string">
            <text:p text:style-name="P293"/>
            <text:p text:style-name="P293">ErrSyntax: 書式に誤りがあります。base64の書式に誤りがあります。</text:p>
          </table:table-cell>
        </table:table-row>
        <table:table-row table:style-name="TableLine2019486478800">
          <table:table-cell table:style-name="TableBox2019486476624" office:value-type="string">
            <text:p text:style-name="P472">使用例</text:p>
          </table:table-cell>
          <table:table-cell table:style-name="TableBox2019486469824" office:value-type="string">
            <text:p text:style-name="P293"/>
            <text:p text:style-name="P293"/>
          </table:table-cell>
        </table:table-row>
      </table:table>
      <text:h text:style-name="P705" text:outline-level="3"/>
      <text:h text:style-name="P789" text:outline-level="3"><text:bookmark-start text:name="__RefHeading___Toc26741_3550414430"/>Bulk::capacity<text:span text:style-name="T5">　</text:span><text:bookmark-end text:name="__RefHeading___Toc26741_3550414430"/></text:h>
      <text:p text:style-name="P100"/>
      <table:table table:name="表250" table:style-name="表250">
        <table:table-column table:style-name="表250.A"/>
        <table:table-column table:style-name="表250.B"/>
        <table:table-row table:style-name="TableLine2019486479072">
          <table:table-cell table:style-name="TableBox2019486480160" office:value-type="string">
            <text:p text:style-name="P473">説明</text:p>
          </table:table-cell>
          <table:table-cell table:style-name="TableBox2019486482336" office:value-type="string">
            <text:p text:style-name="P294"/>
            <text:p text:style-name="P294"><text:span text:style-name="T250">Bulkデータの割当容量を返します</text:span>。</text:p>
          </table:table-cell>
        </table:table-row>
        <table:table-row table:style-name="TableLine2019486483152">
          <table:table-cell table:style-name="TableBox2019486480160" office:value-type="string">
            <text:p text:style-name="P473">書式</text:p>
          </table:table-cell>
          <table:table-cell table:style-name="TableBox2019486482336" office:value-type="string">
            <text:p text:style-name="P294"/>
            <text:p text:style-name="P417">Bulk capacity</text:p>
          </table:table-cell>
        </table:table-row>
        <table:table-row table:style-name="TableLine2019486483424">
          <table:table-cell table:style-name="TableBox2019486480160" office:value-type="string">
            <text:p text:style-name="P473">詳細</text:p>
          </table:table-cell>
          <table:table-cell table:style-name="TableBox2019486482336" office:value-type="string">
            <text:p text:style-name="P294"/>
            <text:p text:style-name="P421">Bulkデータの現在の割当容量バイト数で返します。この値は、Bulk::apppnedの呼び出しの際に容量が不足している場合は自動的に拡張されます。</text:p>
          </table:table-cell>
        </table:table-row>
        <table:table-row table:style-name="TableLine2019486483696">
          <table:table-cell table:style-name="TableBox2019486480160" office:value-type="string">
            <text:p text:style-name="P473">戻り値</text:p>
          </table:table-cell>
          <table:table-cell table:style-name="TableBox2019486482336" office:value-type="string">
            <text:p text:style-name="P294"/>
            <text:p text:style-name="P417">Bulkデータの割当容量をバイト数で返します。</text:p>
          </table:table-cell>
        </table:table-row>
        <table:table-row table:style-name="TableLine2019486484240">
          <table:table-cell table:style-name="TableBox2019486480160" office:value-type="string">
            <text:p text:style-name="P473">例外</text:p>
          </table:table-cell>
          <table:table-cell table:style-name="TableBox2019486482336" office:value-type="string">
            <text:p text:style-name="P294"/>
            <text:p text:style-name="P294">ErrSyntax: 書式に誤りがあります。</text:p>
          </table:table-cell>
        </table:table-row>
        <table:table-row table:style-name="TableLine2019486485872">
          <table:table-cell table:style-name="TableBox2019486480160" office:value-type="string">
            <text:p text:style-name="P473">使用例</text:p>
          </table:table-cell>
          <table:table-cell table:style-name="TableBox2019486482336" office:value-type="string">
            <text:p text:style-name="P294"/>
            <text:p text:style-name="P294"/>
          </table:table-cell>
        </table:table-row>
      </table:table>
      <text:h text:style-name="P742" text:outline-level="3"/>
      <text:h text:style-name="P789" text:outline-level="3"><text:bookmark-start text:name="__RefHeading___Toc26743_3550414430"/>Bulk::get<text:span text:style-name="T5">　</text:span><text:bookmark-end text:name="__RefHeading___Toc26743_3550414430"/></text:h>
      <text:p text:style-name="P101"/>
      <table:table table:name="表246" table:style-name="表246">
        <table:table-column table:style-name="表246.A"/>
        <table:table-column table:style-name="表246.B"/>
        <table:table-row table:style-name="TableLine2019486480432">
          <table:table-cell table:style-name="TableBox2019486470368" office:value-type="string">
            <text:p text:style-name="P474">説明</text:p>
          </table:table-cell>
          <table:table-cell table:style-name="TableBox2019486470912" office:value-type="string">
            <text:p text:style-name="P295"/>
            <text:p text:style-name="P295"><text:span text:style-name="T250">Bulkデータの現在位置の値を返します</text:span>。</text:p>
          </table:table-cell>
        </table:table-row>
        <table:table-row table:style-name="TableLine2019486471184">
          <table:table-cell table:style-name="TableBox2019486470368" office:value-type="string">
            <text:p text:style-name="P474">書式</text:p>
          </table:table-cell>
          <table:table-cell table:style-name="TableBox2019486470912" office:value-type="string">
            <text:p text:style-name="P295"/>
            <text:p text:style-name="P407">Bulk get</text:p>
          </table:table-cell>
        </table:table-row>
        <table:table-row table:style-name="TableLine2019486471456">
          <table:table-cell table:style-name="TableBox2019486470368" office:value-type="string">
            <text:p text:style-name="P474">詳細</text:p>
          </table:table-cell>
          <table:table-cell table:style-name="TableBox2019486470912" office:value-type="string">
            <text:p text:style-name="P295"/>
            <text:p text:style-name="P422">Bulkデータの現在位置の値を返します。値はバイト値で0から255の整数です。この呼び出しにより現在位置はひとつ進みます。</text:p>
          </table:table-cell>
        </table:table-row>
        <table:table-row table:style-name="TableLine2019486471728">
          <table:table-cell table:style-name="TableBox2019486470368" office:value-type="string">
            <text:p text:style-name="P474">戻り値</text:p>
          </table:table-cell>
          <table:table-cell table:style-name="TableBox2019486470912" office:value-type="string">
            <text:p text:style-name="P295"/>
            <text:p text:style-name="P407">整数値を返します。現在位置にデータが存在しない場合はnilを返します。</text:p>
          </table:table-cell>
        </table:table-row>
        <table:table-row table:style-name="TableLine2019486495664">
          <table:table-cell table:style-name="TableBox2019486470368" office:value-type="string">
            <text:p text:style-name="P474">例外</text:p>
          </table:table-cell>
          <table:table-cell table:style-name="TableBox2019486470912" office:value-type="string">
            <text:p text:style-name="P295"/>
            <text:p text:style-name="P295">ErrSyntax: 書式に誤りがあります。</text:p>
          </table:table-cell>
        </table:table-row>
        <table:table-row table:style-name="TableLine2019486502192">
          <table:table-cell table:style-name="TableBox2019486470368" office:value-type="string">
            <text:p text:style-name="P474">使用例</text:p>
          </table:table-cell>
          <table:table-cell table:style-name="TableBox2019486470912" office:value-type="string">
            <text:p text:style-name="P295"/>
            <text:p text:style-name="P295"/>
          </table:table-cell>
        </table:table-row>
      </table:table>
      <text:h text:style-name="P789" text:outline-level="3"><text:bookmark-start text:name="__RefHeading___Toc26745_3550414430"/>Bulk::len<text:span text:style-name="T5">　</text:span><text:bookmark-end text:name="__RefHeading___Toc26745_3550414430"/></text:h>
      <text:p text:style-name="P100"/>
      <table:table table:name="表249" table:style-name="表249">
        <table:table-column table:style-name="表249.A"/>
        <table:table-column table:style-name="表249.B"/>
        <table:table-row table:style-name="TableLine2019486470640">
          <table:table-cell table:style-name="TableBox2019486501648" office:value-type="string">
            <text:p text:style-name="P473">説明</text:p>
          </table:table-cell>
          <table:table-cell table:style-name="TableBox2019486499200" office:value-type="string">
            <text:p text:style-name="P294"/>
            <text:p text:style-name="P294"><text:span text:style-name="T250">Bulkデータのサイズを返します</text:span>。</text:p>
          </table:table-cell>
        </table:table-row>
        <table:table-row table:style-name="TableLine2019486501920">
          <table:table-cell table:style-name="TableBox2019486501648" office:value-type="string">
            <text:p text:style-name="P473">書式</text:p>
          </table:table-cell>
          <table:table-cell table:style-name="TableBox2019486499200" office:value-type="string">
            <text:p text:style-name="P294"/>
            <text:p text:style-name="P417">Bulk len</text:p>
          </table:table-cell>
        </table:table-row>
        <table:table-row table:style-name="TableLine2019486503824">
          <table:table-cell table:style-name="TableBox2019486501648" office:value-type="string">
            <text:p text:style-name="P473">詳細</text:p>
          </table:table-cell>
          <table:table-cell table:style-name="TableBox2019486499200" office:value-type="string">
            <text:p text:style-name="P294"/>
            <text:p text:style-name="P421">Bulkデータの現在の大きさをバイト数で返します。</text:p>
          </table:table-cell>
        </table:table-row>
        <table:table-row table:style-name="TableLine2019486497840">
          <table:table-cell table:style-name="TableBox2019486501648" office:value-type="string">
            <text:p text:style-name="P473">戻り値</text:p>
          </table:table-cell>
          <table:table-cell table:style-name="TableBox2019486499200" office:value-type="string">
            <text:p text:style-name="P294"/>
            <text:p text:style-name="P417">Bulkデータのサイズをバイト数で返します。</text:p>
          </table:table-cell>
        </table:table-row>
        <table:table-row table:style-name="TableLine2019486498112">
          <table:table-cell table:style-name="TableBox2019486501648" office:value-type="string">
            <text:p text:style-name="P473">例外</text:p>
          </table:table-cell>
          <table:table-cell table:style-name="TableBox2019486499200" office:value-type="string">
            <text:p text:style-name="P294"/>
            <text:p text:style-name="P294">ErrSyntax: 書式に誤りがあります。</text:p>
          </table:table-cell>
        </table:table-row>
        <table:table-row table:style-name="TableLine2019486498928">
          <table:table-cell table:style-name="TableBox2019486501648" office:value-type="string">
            <text:p text:style-name="P473">使用例</text:p>
          </table:table-cell>
          <table:table-cell table:style-name="TableBox2019486499200" office:value-type="string">
            <text:p text:style-name="P294"/>
            <text:p text:style-name="P294"/>
          </table:table-cell>
        </table:table-row>
      </table:table>
      <text:h text:style-name="P789" text:outline-level="3"><text:bookmark-start text:name="__RefHeading___Toc26747_3550414430"/>Bulk::position<text:span text:style-name="T5">　</text:span><text:bookmark-end text:name="__RefHeading___Toc26747_3550414430"/></text:h>
      <text:p text:style-name="P102"/>
      <table:table table:name="表252" table:style-name="表252">
        <table:table-column table:style-name="表252.A"/>
        <table:table-column table:style-name="表252.B"/>
        <table:table-row table:style-name="TableLine2019486500016">
          <table:table-cell table:style-name="TableBox2019486490768" office:value-type="string">
            <text:p text:style-name="P475">説明</text:p>
          </table:table-cell>
          <table:table-cell table:style-name="TableBox2019486503008" office:value-type="string">
            <text:p text:style-name="P296"/>
            <text:p text:style-name="P296"><text:span text:style-name="T250">Bulkデータの現在位置を返します</text:span>。</text:p>
          </table:table-cell>
        </table:table-row>
        <table:table-row table:style-name="TableLine2019486500288">
          <table:table-cell table:style-name="TableBox2019486490768" office:value-type="string">
            <text:p text:style-name="P475">書式</text:p>
          </table:table-cell>
          <table:table-cell table:style-name="TableBox2019486503008" office:value-type="string">
            <text:p text:style-name="P296"/>
            <text:p text:style-name="P418">Bulk position</text:p>
          </table:table-cell>
        </table:table-row>
        <table:table-row table:style-name="TableLine2019486499744">
          <table:table-cell table:style-name="TableBox2019486490768" office:value-type="string">
            <text:p text:style-name="P475">詳細</text:p>
          </table:table-cell>
          <table:table-cell table:style-name="TableBox2019486503008" office:value-type="string">
            <text:p text:style-name="P296"/>
            <text:p text:style-name="P423">Bulkデータの現在位置を返します。</text:p>
          </table:table-cell>
        </table:table-row>
        <table:table-row table:style-name="TableLine2019486493760">
          <table:table-cell table:style-name="TableBox2019486490768" office:value-type="string">
            <text:p text:style-name="P475">戻り値</text:p>
          </table:table-cell>
          <table:table-cell table:style-name="TableBox2019486503008" office:value-type="string">
            <text:p text:style-name="P296"/>
            <text:p text:style-name="P418">Bulkデータの現在位置を返します。</text:p>
          </table:table-cell>
        </table:table-row>
        <table:table-row table:style-name="TableLine2019486502464">
          <table:table-cell table:style-name="TableBox2019486490768" office:value-type="string">
            <text:p text:style-name="P475">例外</text:p>
          </table:table-cell>
          <table:table-cell table:style-name="TableBox2019486503008" office:value-type="string">
            <text:p text:style-name="P296"/>
            <text:p text:style-name="P296">ErrSyntax: 書式に誤りがあります。</text:p>
          </table:table-cell>
        </table:table-row>
        <table:table-row table:style-name="TableLine2019486486688">
          <table:table-cell table:style-name="TableBox2019486490768" office:value-type="string">
            <text:p text:style-name="P475">使用例</text:p>
          </table:table-cell>
          <table:table-cell table:style-name="TableBox2019486503008" office:value-type="string">
            <text:p text:style-name="P296"/>
            <text:p text:style-name="P296"/>
          </table:table-cell>
        </table:table-row>
      </table:table>
      <text:h text:style-name="P789" text:outline-level="3"><text:bookmark-start text:name="__RefHeading___Toc26749_3550414430"/>Bulk::read<text:span text:style-name="T5">　</text:span><text:bookmark-end text:name="__RefHeading___Toc26749_3550414430"/></text:h>
      <text:p text:style-name="P102"/>
      <table:table table:name="表253" table:style-name="表253">
        <table:table-column table:style-name="表253.A"/>
        <table:table-column table:style-name="表253.B"/>
        <table:table-row table:style-name="TableLine2019486500560">
          <table:table-cell table:style-name="TableBox2019486496208" office:value-type="string">
            <text:p text:style-name="P475">説明</text:p>
          </table:table-cell>
          <table:table-cell table:style-name="TableBox2019486495936" office:value-type="string">
            <text:p text:style-name="P296"/>
            <text:p text:style-name="P296"><text:span text:style-name="T250">Bulkにファイルからデータを読み込みます</text:span>。</text:p>
          </table:table-cell>
        </table:table-row>
        <table:table-row table:style-name="TableLine2019486489408">
          <table:table-cell table:style-name="TableBox2019486496208" office:value-type="string">
            <text:p text:style-name="P475">書式</text:p>
          </table:table-cell>
          <table:table-cell table:style-name="TableBox2019486495936" office:value-type="string">
            <text:p text:style-name="P296"/>
            <text:p text:style-name="P418">Bulk read <text:span text:style-name="T53">fd</text:span></text:p>
          </table:table-cell>
        </table:table-row>
        <table:table-row table:style-name="TableLine2019486502736">
          <table:table-cell table:style-name="TableBox2019486496208" office:value-type="string">
            <text:p text:style-name="P475">詳細</text:p>
          </table:table-cell>
          <table:table-cell table:style-name="TableBox2019486495936" office:value-type="string">
            <text:p text:style-name="P296"/>
            <text:p text:style-name="P296"><text:span text:style-name="T114">Bulkにファイル記述子</text:span><text:span text:style-name="T88">fd</text:span><text:span text:style-name="T114">からデータ読み込みます。</text:span><text:span text:style-name="T88">fd</text:span><text:span text:style-name="T114">は、File::fd?により取得したファイル記述子を使用します。</text:span><text:span text:style-name="T88">fd</text:span><text:span text:style-name="T114">は事前に読み込みモードにてオープンされている必要があります。</text:span></text:p>
          </table:table-cell>
        </table:table-row>
        <table:table-row table:style-name="TableLine2019486498384">
          <table:table-cell table:style-name="TableBox2019486496208" office:value-type="string">
            <text:p text:style-name="P475">戻り値</text:p>
          </table:table-cell>
          <table:table-cell table:style-name="TableBox2019486495936" office:value-type="string">
            <text:p text:style-name="P296"/>
            <text:p text:style-name="P418">Bulkに読み込んだファイルのバイト数を返します。</text:p>
          </table:table-cell>
        </table:table-row>
        <table:table-row table:style-name="TableLine2019486503280">
          <table:table-cell table:style-name="TableBox2019486496208" office:value-type="string">
            <text:p text:style-name="P475">例外</text:p>
          </table:table-cell>
          <table:table-cell table:style-name="TableBox2019486495936" office:value-type="string">
            <text:p text:style-name="P296"/>
            <text:p text:style-name="P296">ErrSyntax: 書式に誤りがあります。</text:p>
            <text:p text:style-name="P296">ErrFileAcccesss: ファイルが読み込めません。</text:p>
          </table:table-cell>
        </table:table-row>
        <table:table-row table:style-name="TableLine2019486499472">
          <table:table-cell table:style-name="TableBox2019486496208" office:value-type="string">
            <text:p text:style-name="P475">使用例</text:p>
          </table:table-cell>
          <table:table-cell table:style-name="TableBox2019486495936" office:value-type="string">
            <text:p text:style-name="P296"/>
            <text:p text:style-name="P296"/>
          </table:table-cell>
        </table:table-row>
      </table:table>
      <text:h text:style-name="P743" text:outline-level="3"/>
      <text:h text:style-name="P789" text:outline-level="3"><text:bookmark-start text:name="__RefHeading___Toc26751_3550414430"/>Bulk::seek<text:span text:style-name="T5">　</text:span><text:bookmark-end text:name="__RefHeading___Toc26751_3550414430"/></text:h>
      <text:p text:style-name="P101"/>
      <table:table table:name="表248" table:style-name="表248">
        <table:table-column table:style-name="表248.A"/>
        <table:table-column table:style-name="表248.B"/>
        <table:table-row table:style-name="TableLine2019486496752">
          <table:table-cell table:style-name="TableBox2019486503552" office:value-type="string">
            <text:p text:style-name="P474">説明</text:p>
          </table:table-cell>
          <table:table-cell table:style-name="TableBox2019486498656" office:value-type="string">
            <text:p text:style-name="P295"/>
            <text:p text:style-name="P295"><text:span text:style-name="T250">Bulkデータの現在位置を設定します</text:span>。</text:p>
          </table:table-cell>
        </table:table-row>
        <table:table-row table:style-name="TableLine2019486494304">
          <table:table-cell table:style-name="TableBox2019486503552" office:value-type="string">
            <text:p text:style-name="P474">書式</text:p>
          </table:table-cell>
          <table:table-cell table:style-name="TableBox2019486498656" office:value-type="string">
            <text:p text:style-name="P295"/>
            <text:p text:style-name="P407">Bulk seek <text:span text:style-name="T53">val</text:span></text:p>
          </table:table-cell>
        </table:table-row>
        <table:table-row table:style-name="TableLine2019486489680">
          <table:table-cell table:style-name="TableBox2019486503552" office:value-type="string">
            <text:p text:style-name="P474">詳細</text:p>
          </table:table-cell>
          <table:table-cell table:style-name="TableBox2019486498656" office:value-type="string">
            <text:p text:style-name="P295"/>
            <text:p text:style-name="P295"><text:span text:style-name="T114">Bulkデータの現在位置を値</text:span><text:span text:style-name="T88">val</text:span><text:span text:style-name="T114">に設定します。</text:span></text:p>
          </table:table-cell>
        </table:table-row>
        <table:table-row table:style-name="TableLine2019486500832">
          <table:table-cell table:style-name="TableBox2019486503552" office:value-type="string">
            <text:p text:style-name="P474">戻り値</text:p>
          </table:table-cell>
          <table:table-cell table:style-name="TableBox2019486498656" office:value-type="string">
            <text:p text:style-name="P295"/>
            <text:p text:style-name="P407">成功した場合元の位置を返します。指定した位置が存在しない場合はnilを返します。</text:p>
          </table:table-cell>
        </table:table-row>
        <table:table-row table:style-name="TableLine2019486501104">
          <table:table-cell table:style-name="TableBox2019486503552" office:value-type="string">
            <text:p text:style-name="P474">例外</text:p>
          </table:table-cell>
          <table:table-cell table:style-name="TableBox2019486498656" office:value-type="string">
            <text:p text:style-name="P295"/>
            <text:p text:style-name="P295">ErrSyntax: 書式に誤りがあります。</text:p>
          </table:table-cell>
        </table:table-row>
        <table:table-row table:style-name="TableLine2019486496480">
          <table:table-cell table:style-name="TableBox2019486503552" office:value-type="string">
            <text:p text:style-name="P474">使用例</text:p>
          </table:table-cell>
          <table:table-cell table:style-name="TableBox2019486498656" office:value-type="string">
            <text:p text:style-name="P295"/>
            <text:p text:style-name="P295"/>
          </table:table-cell>
        </table:table-row>
      </table:table>
      <text:h text:style-name="P744" text:outline-level="3"/>
      <text:h text:style-name="P789" text:outline-level="3"><text:bookmark-start text:name="__RefHeading___Toc26753_3550414430"/>Bulk::set<text:span text:style-name="T5">　</text:span><text:bookmark-end text:name="__RefHeading___Toc26753_3550414430"/></text:h>
      <text:p text:style-name="P101"/>
      <table:table table:name="表247" table:style-name="表247">
        <table:table-column table:style-name="表247.A"/>
        <table:table-column table:style-name="表247.B"/>
        <table:table-row table:style-name="TableLine2019486486960">
          <table:table-cell table:style-name="TableBox2019486497024" office:value-type="string">
            <text:p text:style-name="P474">説明</text:p>
          </table:table-cell>
          <table:table-cell table:style-name="TableBox2019486487776" office:value-type="string">
            <text:p text:style-name="P295"/>
            <text:p text:style-name="P295"><text:span text:style-name="T250">Bulkデータの現在位置に値を設定します</text:span>。</text:p>
          </table:table-cell>
        </table:table-row>
        <table:table-row table:style-name="TableLine2019486488320">
          <table:table-cell table:style-name="TableBox2019486497024" office:value-type="string">
            <text:p text:style-name="P474">書式</text:p>
          </table:table-cell>
          <table:table-cell table:style-name="TableBox2019486487776" office:value-type="string">
            <text:p text:style-name="P295"/>
            <text:p text:style-name="P407">Bulk set <text:span text:style-name="T53">val</text:span></text:p>
          </table:table-cell>
        </table:table-row>
        <table:table-row table:style-name="TableLine2019486487504">
          <table:table-cell table:style-name="TableBox2019486497024" office:value-type="string">
            <text:p text:style-name="P474">詳細</text:p>
          </table:table-cell>
          <table:table-cell table:style-name="TableBox2019486487776" office:value-type="string">
            <text:p text:style-name="P295"/>
            <text:p text:style-name="P295"><text:span text:style-name="T114">Bulkデータの現在位置に値</text:span><text:span text:style-name="T88">val</text:span><text:span text:style-name="T114">を設定します。値はバイト値で0から255の整数です。この呼び出しにより現在位置はひとつ進みます。</text:span></text:p>
          </table:table-cell>
        </table:table-row>
        <table:table-row table:style-name="TableLine2019486491584">
          <table:table-cell table:style-name="TableBox2019486497024" office:value-type="string">
            <text:p text:style-name="P474">戻り値</text:p>
          </table:table-cell>
          <table:table-cell table:style-name="TableBox2019486487776" office:value-type="string">
            <text:p text:style-name="P295"/>
            <text:p text:style-name="P407">成功した場合tを返します。現在位置にデータが設定できない場合はnilを返します。</text:p>
          </table:table-cell>
        </table:table-row>
        <table:table-row table:style-name="TableLine2019486488592">
          <table:table-cell table:style-name="TableBox2019486497024" office:value-type="string">
            <text:p text:style-name="P474">例外</text:p>
          </table:table-cell>
          <table:table-cell table:style-name="TableBox2019486487776" office:value-type="string">
            <text:p text:style-name="P295"/>
            <text:p text:style-name="P295">ErrSyntax: 書式に誤りがあります。</text:p>
          </table:table-cell>
        </table:table-row>
        <table:table-row table:style-name="TableLine2019486488864">
          <table:table-cell table:style-name="TableBox2019486497024" office:value-type="string">
            <text:p text:style-name="P474">使用例</text:p>
          </table:table-cell>
          <table:table-cell table:style-name="TableBox2019486487776" office:value-type="string">
            <text:p text:style-name="P295"/>
            <text:p text:style-name="P295"/>
          </table:table-cell>
        </table:table-row>
      </table:table>
      <text:h text:style-name="P789" text:outline-level="3"><text:bookmark-start text:name="__RefHeading___Toc26755_3550414430"/>Bulk::truncate<text:span text:style-name="T5">　</text:span><text:bookmark-end text:name="__RefHeading___Toc26755_3550414430"/></text:h>
      <text:p text:style-name="P100"/>
      <table:table table:name="表251" table:style-name="表251">
        <table:table-column table:style-name="表251.A"/>
        <table:table-column table:style-name="表251.B"/>
        <table:table-row table:style-name="TableLine2019486487232">
          <table:table-cell table:style-name="TableBox2019486489136" office:value-type="string">
            <text:p text:style-name="P473">説明</text:p>
          </table:table-cell>
          <table:table-cell table:style-name="TableBox2019486492944" office:value-type="string">
            <text:p text:style-name="P294"/>
            <text:p text:style-name="P294"><text:span text:style-name="T250">Bulkデータのデータ量を切り詰めます</text:span>。</text:p>
          </table:table-cell>
        </table:table-row>
        <table:table-row table:style-name="TableLine2019486497568">
          <table:table-cell table:style-name="TableBox2019486489136" office:value-type="string">
            <text:p text:style-name="P473">書式</text:p>
          </table:table-cell>
          <table:table-cell table:style-name="TableBox2019486492944" office:value-type="string">
            <text:p text:style-name="P294"/>
            <text:p text:style-name="P417">Bulk truncate <text:span text:style-name="T53">val</text:span></text:p>
          </table:table-cell>
        </table:table-row>
        <table:table-row table:style-name="TableLine2019486490224">
          <table:table-cell table:style-name="TableBox2019486489136" office:value-type="string">
            <text:p text:style-name="P473">詳細</text:p>
          </table:table-cell>
          <table:table-cell table:style-name="TableBox2019486492944" office:value-type="string">
            <text:p text:style-name="P294"/>
            <text:p text:style-name="P294"><text:span text:style-name="T114">Bulkデータの現在のサイズを</text:span><text:span text:style-name="T88">val</text:span><text:span text:style-name="T114">の値に縮小します。valの値は0以上Bulk::len以下である必要があります。</text:span></text:p>
          </table:table-cell>
        </table:table-row>
        <table:table-row table:style-name="TableLine2019486490496">
          <table:table-cell table:style-name="TableBox2019486489136" office:value-type="string">
            <text:p text:style-name="P473">戻り値</text:p>
          </table:table-cell>
          <table:table-cell table:style-name="TableBox2019486492944" office:value-type="string">
            <text:p text:style-name="P294"/>
            <text:p text:style-name="P417">新しく設定されたBulkデータのサイズを返します。失敗した場合はnilを返します。</text:p>
          </table:table-cell>
        </table:table-row>
        <table:table-row table:style-name="TableLine2019486491040">
          <table:table-cell table:style-name="TableBox2019486489136" office:value-type="string">
            <text:p text:style-name="P473">例外</text:p>
          </table:table-cell>
          <table:table-cell table:style-name="TableBox2019486492944" office:value-type="string">
            <text:p text:style-name="P294"/>
            <text:p text:style-name="P294">ErrSyntax: 書式に誤りがあります。</text:p>
          </table:table-cell>
        </table:table-row>
        <table:table-row table:style-name="TableLine2019486491312">
          <table:table-cell table:style-name="TableBox2019486489136" office:value-type="string">
            <text:p text:style-name="P473">使用例</text:p>
          </table:table-cell>
          <table:table-cell table:style-name="TableBox2019486492944" office:value-type="string">
            <text:p text:style-name="P294"/>
            <text:p text:style-name="P294"/>
          </table:table-cell>
        </table:table-row>
      </table:table>
      <text:h text:style-name="P789" text:outline-level="3"><text:bookmark-start text:name="__RefHeading___Toc26757_3550414430"/>Bulk::write<text:span text:style-name="T5">　</text:span><text:bookmark-end text:name="__RefHeading___Toc26757_3550414430"/></text:h>
      <text:p text:style-name="P102"/>
      <table:table table:name="表254" table:style-name="表254">
        <table:table-column table:style-name="表254.A"/>
        <table:table-column table:style-name="表254.B"/>
        <table:table-row table:style-name="TableLine2019486491856">
          <table:table-cell table:style-name="TableBox2019486489952" office:value-type="string">
            <text:p text:style-name="P475">説明</text:p>
          </table:table-cell>
          <table:table-cell table:style-name="TableBox2019486493216" office:value-type="string">
            <text:p text:style-name="P296"/>
            <text:p text:style-name="P296"><text:span text:style-name="T250">Bulkからファイルにデータを書き込みます</text:span>。</text:p>
          </table:table-cell>
        </table:table-row>
        <table:table-row table:style-name="TableLine2019486494576">
          <table:table-cell table:style-name="TableBox2019486489952" office:value-type="string">
            <text:p text:style-name="P475">書式</text:p>
          </table:table-cell>
          <table:table-cell table:style-name="TableBox2019486493216" office:value-type="string">
            <text:p text:style-name="P296"/>
            <text:p text:style-name="P418">Bulk write <text:span text:style-name="T53">fd start-index end-index</text:span></text:p>
          </table:table-cell>
        </table:table-row>
        <table:table-row table:style-name="TableLine2019486494848">
          <table:table-cell table:style-name="TableBox2019486489952" office:value-type="string">
            <text:p text:style-name="P475">詳細</text:p>
          </table:table-cell>
          <table:table-cell table:style-name="TableBox2019486493216" office:value-type="string">
            <text:p text:style-name="P296"/>
            <text:p text:style-name="P292"><text:span text:style-name="T114">Bulkからファイル記述子</text:span><text:span text:style-name="T88">fd</text:span><text:span text:style-name="T114">にデータ書き込みます。</text:span><text:span text:style-name="T88">fd</text:span><text:span text:style-name="T114">は、File::fd?により取得したファイル記述子を使用します。</text:span><text:span text:style-name="T88">fd</text:span><text:span text:style-name="T114">は事前に書き込みモードにてオープンされている必要があります。</text:span></text:p>
            <text:p text:style-name="P292"><text:span text:style-name="T88">start-index</text:span><text:span text:style-name="T114">はBulk内の書き込み開始位置（始点は0）を示します。</text:span></text:p>
            <text:p text:style-name="P292"><text:span text:style-name="T88">end-index</text:span><text:span text:style-name="T114">はBulk内の書き込み終了位置を示します。ただし0を指定した場合はBulkの終端を意味します。</text:span></text:p>
          </table:table-cell>
        </table:table-row>
        <table:table-row table:style-name="TableLine2019486493488">
          <table:table-cell table:style-name="TableBox2019486489952" office:value-type="string">
            <text:p text:style-name="P475">戻り値</text:p>
          </table:table-cell>
          <table:table-cell table:style-name="TableBox2019486493216" office:value-type="string">
            <text:p text:style-name="P296"/>
            <text:p text:style-name="P418">Bulkからファイルに書き込んだバイト数を返します。</text:p>
          </table:table-cell>
        </table:table-row>
        <table:table-row table:style-name="TableLine2019486495120">
          <table:table-cell table:style-name="TableBox2019486489952" office:value-type="string">
            <text:p text:style-name="P475">例外</text:p>
          </table:table-cell>
          <table:table-cell table:style-name="TableBox2019486493216" office:value-type="string">
            <text:p text:style-name="P296"/>
            <text:p text:style-name="P296">ErrSyntax: 書式に誤りがあります。</text:p>
            <text:p text:style-name="P296">ErrFileAcccesss: ファイルに書き込めません。</text:p>
          </table:table-cell>
        </table:table-row>
        <table:table-row table:style-name="TableLine2019486513616">
          <table:table-cell table:style-name="TableBox2019486489952" office:value-type="string">
            <text:p text:style-name="P475">使用例</text:p>
          </table:table-cell>
          <table:table-cell table:style-name="TableBox2019486493216" office:value-type="string">
            <text:p text:style-name="P296"/>
            <text:p text:style-name="P296"/>
          </table:table-cell>
        </table:table-row>
      </table:table>
      <text:h text:style-name="P743" text:outline-level="3"/>
      <text:h text:style-name="P789" text:outline-level="3"><text:bookmark-start text:name="__RefHeading___Toc21592_780634474"/>Coro　<text:bookmark-end text:name="__RefHeading___Toc21592_780634474"/></text:h>
      <text:p text:style-name="P91"/>
      <text:p text:style-name="P17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3">　コルーチンを生成するためには<text:span text:style-name="T199">coroコマンドを使用します。coroコマンドの戻り値がコルーチンの実体となり、この戻り値に対してCoroクラスのメソッドを呼び出します。</text:span></text:p>
      <text:p text:style-name="P173">　関連するコマンドとして、<text:span text:style-name="T199">coro、pauseがあります。</text:span></text:p>
      <text:p text:style-name="P173"/>
      <text:h text:style-name="P706" text:outline-level="3"/>
      <text:h text:style-name="P789" text:outline-level="3"><text:bookmark-start text:name="__RefHeading___Toc21202_780634474"/>Coro::eval<text:span text:style-name="T5">　</text:span><text:bookmark-end text:name="__RefHeading___Toc21202_780634474"/></text:h>
      <text:p text:style-name="P91"/>
      <table:table table:name="表191" table:style-name="表191">
        <table:table-column table:style-name="表191.A"/>
        <table:table-column table:style-name="表191.B"/>
        <table:table-row table:style-name="TableLine2019486492672">
          <table:table-cell table:style-name="TableBox2019486514704" office:value-type="string">
            <text:p text:style-name="P476">説明</text:p>
          </table:table-cell>
          <table:table-cell table:style-name="TableBox2019486512800" office:value-type="string">
            <text:p text:style-name="P297"/>
            <text:p text:style-name="P297">コルーチンの環境でブロックを実行します。</text:p>
          </table:table-cell>
        </table:table-row>
        <table:table-row table:style-name="TableLine2019486508448">
          <table:table-cell table:style-name="TableBox2019486514704" office:value-type="string">
            <text:p text:style-name="P476">書式</text:p>
          </table:table-cell>
          <table:table-cell table:style-name="TableBox2019486512800" office:value-type="string">
            <text:p text:style-name="P297"/>
            <text:p text:style-name="P297">Coro <text:span text:style-name="T197">eval { </text:span><text:span text:style-name="T65">block</text:span><text:span text:style-name="T197"> }</text:span></text:p>
          </table:table-cell>
        </table:table-row>
        <table:table-row table:style-name="TableLine2019486513072">
          <table:table-cell table:style-name="TableBox2019486514704" office:value-type="string">
            <text:p text:style-name="P476">詳細</text:p>
          </table:table-cell>
          <table:table-cell table:style-name="TableBox2019486512800" office:value-type="string">
            <text:p text:style-name="P297"/>
            <text:p text:style-name="P297">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2019486511168">
          <table:table-cell table:style-name="TableBox2019486514704" office:value-type="string">
            <text:p text:style-name="P476">戻り値</text:p>
          </table:table-cell>
          <table:table-cell table:style-name="TableBox2019486512800" office:value-type="string">
            <text:p text:style-name="P297"/>
            <text:p text:style-name="P297"><text:span text:style-name="T53">block</text:span>の戻り値を返します。</text:p>
          </table:table-cell>
        </table:table-row>
        <table:table-row table:style-name="TableLine2019486519328">
          <table:table-cell table:style-name="TableBox2019486514704" office:value-type="string">
            <text:p text:style-name="P476">例外</text:p>
          </table:table-cell>
          <table:table-cell table:style-name="TableBox2019486512800" office:value-type="string">
            <text:p text:style-name="P297"/>
            <text:p text:style-name="P297">ErrSyntax: 書式に誤りがあります。</text:p>
          </table:table-cell>
        </table:table-row>
        <table:table-row table:style-name="TableLine2019486512528">
          <table:table-cell table:style-name="TableBox2019486514704" office:value-type="string">
            <text:p text:style-name="P476">使用例</text:p>
          </table:table-cell>
          <table:table-cell table:style-name="TableBox2019486512800" office:value-type="string">
            <text:p text:style-name="P297"/>
            <text:p text:style-name="P297"/>
          </table:table-cell>
        </table:table-row>
        <table:table-row table:style-name="TableLine2019486515520">
          <table:table-cell table:style-name="TableBox2019486514704" office:value-type="string">
            <text:p text:style-name="P476">関連項目</text:p>
          </table:table-cell>
          <table:table-cell table:style-name="TableBox2019486512800" office:value-type="string">
            <text:p text:style-name="P297"/>
            <text:p text:style-name="P297">coro</text:p>
            <text:p text:style-name="P297">pause</text:p>
            <text:p text:style-name="P297">Coro::release</text:p>
          </table:table-cell>
        </table:table-row>
      </table:table>
      <text:h text:style-name="P707" text:outline-level="3"/>
      <text:h text:style-name="P789" text:outline-level="3"><text:bookmark-start text:name="__RefHeading___Toc19485_2135658563"/>Coro::next<text:span text:style-name="T5">　</text:span><text:bookmark-end text:name="__RefHeading___Toc19485_2135658563"/></text:h>
      <text:p text:style-name="P40"/>
      <table:table table:name="表129" table:style-name="表129">
        <table:table-column table:style-name="表129.A"/>
        <table:table-column table:style-name="表129.B"/>
        <table:table-row table:style-name="TableLine2019486508176">
          <table:table-cell table:style-name="TableBox2019486504096" office:value-type="string">
            <text:p text:style-name="P463">説明</text:p>
          </table:table-cell>
          <table:table-cell table:style-name="TableBox2019486515248" office:value-type="string">
            <text:p text:style-name="P284"/>
            <text:p text:style-name="P284">コルーチンに制御を移します。</text:p>
          </table:table-cell>
        </table:table-row>
        <table:table-row table:style-name="TableLine2019486518240">
          <table:table-cell table:style-name="TableBox2019486504096" office:value-type="string">
            <text:p text:style-name="P463">書式</text:p>
          </table:table-cell>
          <table:table-cell table:style-name="TableBox2019486515248" office:value-type="string">
            <text:p text:style-name="P284"/>
            <text:p text:style-name="P284">Coro next</text:p>
          </table:table-cell>
        </table:table-row>
        <table:table-row table:style-name="TableLine2019486504640">
          <table:table-cell table:style-name="TableBox2019486504096" office:value-type="string">
            <text:p text:style-name="P463">詳細</text:p>
          </table:table-cell>
          <table:table-cell table:style-name="TableBox2019486515248" office:value-type="string">
            <text:p text:style-name="P284"/>
            <text:p text:style-name="P284">コルーチンに制御を移します。</text:p>
          </table:table-cell>
        </table:table-row>
        <table:table-row table:style-name="TableLine2019486507088">
          <table:table-cell table:style-name="TableBox2019486504096" office:value-type="string">
            <text:p text:style-name="P463">戻り値</text:p>
          </table:table-cell>
          <table:table-cell table:style-name="TableBox2019486515248" office:value-type="string">
            <text:p text:style-name="P284"/>
            <text:p text:style-name="P284">呼び出したコルーチンがpauseコマンドで与えた値が、呼び出したコルーチンの一時終了後に返ります。</text:p>
          </table:table-cell>
        </table:table-row>
        <table:table-row table:style-name="TableLine2019486518512">
          <table:table-cell table:style-name="TableBox2019486504096" office:value-type="string">
            <text:p text:style-name="P463">例外</text:p>
          </table:table-cell>
          <table:table-cell table:style-name="TableBox2019486515248" office:value-type="string">
            <text:p text:style-name="P284"/>
            <text:p text:style-name="P284">ErrSyntax: 書式に誤りがあります。</text:p>
            <text:p text:style-name="P284">ErrCoroutineOutOfLife: コルーチンの寿命が切れています。</text:p>
          </table:table-cell>
        </table:table-row>
        <table:table-row table:style-name="TableLine2019486519056">
          <table:table-cell table:style-name="TableBox2019486504096" office:value-type="string">
            <text:p text:style-name="P463">使用例</text:p>
          </table:table-cell>
          <table:table-cell table:style-name="TableBox2019486515248" office:value-type="string">
            <text:p text:style-name="P284"/>
            <text:p text:style-name="P284"/>
          </table:table-cell>
        </table:table-row>
        <table:table-row table:style-name="TableLine2019486511440">
          <table:table-cell table:style-name="TableBox2019486504096" office:value-type="string">
            <text:p text:style-name="P463">関連項目</text:p>
          </table:table-cell>
          <table:table-cell table:style-name="TableBox2019486515248" office:value-type="string">
            <text:p text:style-name="P284"/>
            <text:p text:style-name="P284">coro</text:p>
            <text:p text:style-name="P284">pause</text:p>
            <text:p text:style-name="P284">Coro::release</text:p>
          </table:table-cell>
        </table:table-row>
      </table:table>
      <text:h text:style-name="P708" text:outline-level="3"/>
      <text:h text:style-name="P789" text:outline-level="3"><text:bookmark-start text:name="__RefHeading__15719_112356151"/>Coro::release<text:span text:style-name="T5">　</text:span><text:bookmark-end text:name="__RefHeading__15719_112356151"/></text:h>
      <text:p text:style-name="P103"/>
      <table:table table:name="Table46" table:style-name="Table46">
        <table:table-column table:style-name="Table46.A"/>
        <table:table-column table:style-name="Table46.B"/>
        <table:table-row table:style-name="TableLine2019486516880">
          <table:table-cell table:style-name="TableBox2019486511712" office:value-type="string">
            <text:p text:style-name="P477">説明</text:p>
          </table:table-cell>
          <table:table-cell table:style-name="TableBox2019486511984" office:value-type="string">
            <text:p text:style-name="P298"/>
            <text:p text:style-name="P298">コルーチンを開放します。</text:p>
          </table:table-cell>
        </table:table-row>
        <table:table-row table:style-name="TableLine2019486510624">
          <table:table-cell table:style-name="TableBox2019486511712" office:value-type="string">
            <text:p text:style-name="P477">書式</text:p>
          </table:table-cell>
          <table:table-cell table:style-name="TableBox2019486511984" office:value-type="string">
            <text:p text:style-name="P298"/>
            <text:p text:style-name="P298">Coro release</text:p>
          </table:table-cell>
        </table:table-row>
        <table:table-row table:style-name="TableLine2019486513888">
          <table:table-cell table:style-name="TableBox2019486511712" office:value-type="string">
            <text:p text:style-name="P477">詳細</text:p>
          </table:table-cell>
          <table:table-cell table:style-name="TableBox2019486511984" office:value-type="string">
            <text:p text:style-name="P298"/>
            <text:p text:style-name="P298">コルーチンのリソースを開放します。</text:p>
          </table:table-cell>
        </table:table-row>
        <table:table-row table:style-name="TableLine2019486519600">
          <table:table-cell table:style-name="TableBox2019486511712" office:value-type="string">
            <text:p text:style-name="P477">戻り値</text:p>
          </table:table-cell>
          <table:table-cell table:style-name="TableBox2019486511984" office:value-type="string">
            <text:p text:style-name="P298"/>
            <text:p text:style-name="P298">常にnilが返ります。</text:p>
          </table:table-cell>
        </table:table-row>
        <table:table-row table:style-name="TableLine2019486505728">
          <table:table-cell table:style-name="TableBox2019486511712" office:value-type="string">
            <text:p text:style-name="P477">例外</text:p>
          </table:table-cell>
          <table:table-cell table:style-name="TableBox2019486511984" office:value-type="string">
            <text:p text:style-name="P298"/>
            <text:p text:style-name="P298">ErrSyntax: 書式に誤りがあります。</text:p>
          </table:table-cell>
        </table:table-row>
        <table:table-row table:style-name="TableLine2019486510896">
          <table:table-cell table:style-name="TableBox2019486511712" office:value-type="string">
            <text:p text:style-name="P477">使用例</text:p>
          </table:table-cell>
          <table:table-cell table:style-name="TableBox2019486511984" office:value-type="string">
            <text:p text:style-name="P298"/>
            <text:p text:style-name="P298"/>
          </table:table-cell>
        </table:table-row>
        <table:table-row table:style-name="TableLine2019486519872">
          <table:table-cell table:style-name="TableBox2019486511712" office:value-type="string">
            <text:p text:style-name="P477">関連項目</text:p>
          </table:table-cell>
          <table:table-cell table:style-name="TableBox2019486511984" office:value-type="string">
            <text:p text:style-name="P298"/>
            <text:p text:style-name="P298">coro</text:p>
            <text:p text:style-name="P298">pause</text:p>
            <text:p text:style-name="P298">Coro::next</text:p>
          </table:table-cell>
        </table:table-row>
      </table:table>
      <text:h text:style-name="P789" text:outline-level="3"><text:bookmark-start text:name="__RefHeading___Toc21229_1834471834"/>Coro::<text:span text:style-name="T183">stat</text:span><text:span text:style-name="T5">　</text:span><text:bookmark-end text:name="__RefHeading___Toc21229_1834471834"/></text:h>
      <text:p text:style-name="P64"/>
      <table:table table:name="表187" table:style-name="表187">
        <table:table-column table:style-name="表187.A"/>
        <table:table-column table:style-name="表187.B"/>
        <table:table-row table:style-name="TableLine2019486518784">
          <table:table-cell table:style-name="TableBox2019486509536" office:value-type="string">
            <text:p text:style-name="P439">説明</text:p>
          </table:table-cell>
          <table:table-cell table:style-name="TableBox2019486505184" office:value-type="string">
            <text:p text:style-name="P250"/>
            <text:p text:style-name="P250">コルーチンの状態を返します。</text:p>
          </table:table-cell>
        </table:table-row>
        <table:table-row table:style-name="TableLine2019486517424">
          <table:table-cell table:style-name="TableBox2019486509536" office:value-type="string">
            <text:p text:style-name="P439">書式</text:p>
          </table:table-cell>
          <table:table-cell table:style-name="TableBox2019486505184" office:value-type="string">
            <text:p text:style-name="P250"/>
            <text:p text:style-name="P250">Coro stat</text:p>
          </table:table-cell>
        </table:table-row>
        <table:table-row table:style-name="TableLine2019486514432">
          <table:table-cell table:style-name="TableBox2019486509536" office:value-type="string">
            <text:p text:style-name="P439">詳細</text:p>
          </table:table-cell>
          <table:table-cell table:style-name="TableBox2019486505184" office:value-type="string">
            <text:p text:style-name="P250"/>
            <text:p text:style-name="P250">コルーチンの状態を返します。</text:p>
          </table:table-cell>
        </table:table-row>
        <table:table-row table:style-name="TableLine2019486512256">
          <table:table-cell table:style-name="TableBox2019486509536" office:value-type="string">
            <text:p text:style-name="P439">戻り値</text:p>
          </table:table-cell>
          <table:table-cell table:style-name="TableBox2019486505184" office:value-type="string">
            <text:p text:style-name="P174"/>
            <text:p text:style-name="P174">以下の値を返します。</text:p>
            <text:p text:style-name="P174">INIT … コルーチンが生成された状態。</text:p>
            <text:p text:style-name="P174">RUN … コルーチンが実行中。</text:p>
            <text:p text:style-name="P174">DONE … コルーチンが終了した。</text:p>
          </table:table-cell>
        </table:table-row>
        <table:table-row table:style-name="TableLine2019486506000">
          <table:table-cell table:style-name="TableBox2019486509536" office:value-type="string">
            <text:p text:style-name="P439">例外</text:p>
          </table:table-cell>
          <table:table-cell table:style-name="TableBox2019486505184" office:value-type="string">
            <text:p text:style-name="P250"/>
            <text:p text:style-name="P250">ErrSyntax: 書式に誤りがあります。</text:p>
          </table:table-cell>
        </table:table-row>
        <table:table-row table:style-name="TableLine2019486517968">
          <table:table-cell table:style-name="TableBox2019486509536" office:value-type="string">
            <text:p text:style-name="P439">使用例</text:p>
          </table:table-cell>
          <table:table-cell table:style-name="TableBox2019486505184" office:value-type="string">
            <text:p text:style-name="P250"/>
            <text:p text:style-name="P250"/>
          </table:table-cell>
        </table:table-row>
        <table:table-row table:style-name="TableLine2019486506816">
          <table:table-cell table:style-name="TableBox2019486509536" office:value-type="string">
            <text:p text:style-name="P439">関連項目</text:p>
          </table:table-cell>
          <table:table-cell table:style-name="TableBox2019486505184" office:value-type="string">
            <text:p text:style-name="P250"/>
            <text:p text:style-name="P250">coro</text:p>
            <text:p text:style-name="P250">pause</text:p>
            <text:p text:style-name="P250">Coro::next</text:p>
            <text:p text:style-name="P635">Coro::release</text:p>
          </table:table-cell>
        </table:table-row>
      </table:table>
      <text:h text:style-name="P759" text:outline-level="3"/>
      <text:h text:style-name="P789" text:outline-level="3"><text:bookmark-start text:name="__RefHeading___Toc21594_780634474"/>Dict　<text:bookmark-end text:name="__RefHeading___Toc21594_780634474"/></text:h>
      <text:p text:style-name="P91"/>
      <text:p text:style-name="P17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3">　辞書を生成するためにはdict<text:span text:style-name="T199">コマンドを使用します。dictコマンドの戻り値が辞書の実体となり、この戻り値に対してDictクラスのメソッドを呼び出します。</text:span></text:p>
      <text:p text:style-name="P173">　関連するコマンドとして、dict、dict?、dict-class、dict-func、dict-global、dict-local、dict-objectがあります。</text:p>
      <text:h text:style-name="P706" text:outline-level="3"/>
      <text:h text:style-name="P789" text:outline-level="3"><text:bookmark-start text:name="__RefHeading__13974_843795075"/>Dict::each<text:span text:style-name="T5">　</text:span><text:bookmark-end text:name="__RefHeading__13974_843795075"/></text:h>
      <text:p text:style-name="P91"/>
      <table:table table:name="Table17" table:style-name="Table17">
        <table:table-column table:style-name="Table17.A"/>
        <table:table-column table:style-name="Table17.B"/>
        <table:table-row table:style-name="TableLine2019486520144">
          <table:table-cell table:style-name="TableBox2019486514160" office:value-type="string">
            <text:p text:style-name="P478">説明</text:p>
          </table:table-cell>
          <table:table-cell table:style-name="TableBox2019486507360" office:value-type="string">
            <text:p text:style-name="P299"/>
            <text:p text:style-name="P299">dictオブジェクトのイテレータです。</text:p>
          </table:table-cell>
        </table:table-row>
        <table:table-row table:style-name="TableLine2019486514976">
          <table:table-cell table:style-name="TableBox2019486514160" office:value-type="string">
            <text:p text:style-name="P478">書式</text:p>
          </table:table-cell>
          <table:table-cell table:style-name="TableBox2019486507360" office:value-type="string">
            <text:p text:style-name="P299"/>
            <text:p text:style-name="P299">Dict each do: { | <text:span text:style-name="T53">key</text:span> <text:span text:style-name="T53">value</text:span> | <text:span text:style-name="T53">block</text:span> }</text:p>
          </table:table-cell>
        </table:table-row>
        <table:table-row table:style-name="TableLine2019486504912">
          <table:table-cell table:style-name="TableBox2019486514160" office:value-type="string">
            <text:p text:style-name="P478">詳細</text:p>
          </table:table-cell>
          <table:table-cell table:style-name="TableBox2019486507360" office:value-type="string">
            <text:p text:style-name="P299"/>
            <text:p text:style-name="P299">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2019486515792">
          <table:table-cell table:style-name="TableBox2019486514160" office:value-type="string">
            <text:p text:style-name="P478">戻り値</text:p>
          </table:table-cell>
          <table:table-cell table:style-name="TableBox2019486507360" office:value-type="string">
            <text:p text:style-name="P299"/>
            <text:p text:style-name="P299">最後に実行されたblockの戻り値が返ります。</text:p>
          </table:table-cell>
        </table:table-row>
        <table:table-row table:style-name="TableLine2019486516064">
          <table:table-cell table:style-name="TableBox2019486514160" office:value-type="string">
            <text:p text:style-name="P478">例外</text:p>
          </table:table-cell>
          <table:table-cell table:style-name="TableBox2019486507360" office:value-type="string">
            <text:p text:style-name="P299"/>
            <text:p text:style-name="P299"/>
          </table:table-cell>
        </table:table-row>
        <table:table-row table:style-name="TableLine2019486516336">
          <table:table-cell table:style-name="TableBox2019486514160" office:value-type="string">
            <text:p text:style-name="P478">使用例</text:p>
          </table:table-cell>
          <table:table-cell table:style-name="TableBox2019486507360" office:value-type="string">
            <text:p text:style-name="P299"/>
            <text:p text:style-name="P299"/>
          </table:table-cell>
        </table:table-row>
      </table:table>
      <text:h text:style-name="P773" text:outline-level="3"/>
      <text:h text:style-name="P789" text:outline-level="3"><text:bookmark-start text:name="__RefHeading__14610_1559979953"/>Dict::get<text:span text:style-name="T5">　</text:span><text:bookmark-end text:name="__RefHeading__14610_1559979953"/></text:h>
      <text:p text:style-name="P104"/>
      <table:table table:name="Table18" table:style-name="Table18">
        <table:table-column table:style-name="Table18.A"/>
        <table:table-column table:style-name="Table18.B"/>
        <table:table-row table:style-name="TableLine2019486509808">
          <table:table-cell table:style-name="TableBox2019486508992" office:value-type="string">
            <text:p text:style-name="P478">説明</text:p>
          </table:table-cell>
          <table:table-cell table:style-name="TableBox2019486517696" office:value-type="string">
            <text:p text:style-name="P299"/>
            <text:p text:style-name="P299">Dictオブジェクトから、キーを指定して値を取得します。</text:p>
          </table:table-cell>
        </table:table-row>
        <table:table-row table:style-name="TableLine2019486507632">
          <table:table-cell table:style-name="TableBox2019486508992" office:value-type="string">
            <text:p text:style-name="P478">書式</text:p>
          </table:table-cell>
          <table:table-cell table:style-name="TableBox2019486517696" office:value-type="string">
            <text:p text:style-name="P299"/>
            <text:p text:style-name="P299">Dict get <text:span text:style-name="T53">key</text:span></text:p>
          </table:table-cell>
        </table:table-row>
        <table:table-row table:style-name="TableLine2019486507904">
          <table:table-cell table:style-name="TableBox2019486508992" office:value-type="string">
            <text:p text:style-name="P478">詳細</text:p>
          </table:table-cell>
          <table:table-cell table:style-name="TableBox2019486517696" office:value-type="string">
            <text:p text:style-name="P299"/>
            <text:p text:style-name="P299">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2019486520416">
          <table:table-cell table:style-name="TableBox2019486508992" office:value-type="string">
            <text:p text:style-name="P478">戻り値</text:p>
          </table:table-cell>
          <table:table-cell table:style-name="TableBox2019486517696" office:value-type="string">
            <text:p text:style-name="P299"/>
            <text:p text:style-name="P299">keyに対応する値を返します。対応する値が設定されていない場合はnilを返します。</text:p>
          </table:table-cell>
        </table:table-row>
        <table:table-row table:style-name="TableLine2019486520688">
          <table:table-cell table:style-name="TableBox2019486508992" office:value-type="string">
            <text:p text:style-name="P478">例外</text:p>
          </table:table-cell>
          <table:table-cell table:style-name="TableBox2019486517696" office:value-type="string">
            <text:p text:style-name="P299"/>
            <text:p text:style-name="P299">ErrSyntax: 書式に誤りがあります。</text:p>
          </table:table-cell>
        </table:table-row>
        <table:table-row table:style-name="TableLine2019486520960">
          <table:table-cell table:style-name="TableBox2019486508992" office:value-type="string">
            <text:p text:style-name="P478">使用例</text:p>
          </table:table-cell>
          <table:table-cell table:style-name="TableBox2019486517696" office:value-type="string">
            <text:p text:style-name="P299"/>
            <text:p text:style-name="P299"/>
          </table:table-cell>
        </table:table-row>
      </table:table>
      <text:h text:style-name="P773" text:outline-level="3"/>
      <text:h text:style-name="P789" text:outline-level="3"><text:bookmark-start text:name="__RefHeading__14612_1559979953"/>Dict::keys<text:span text:style-name="T5">　</text:span><text:bookmark-end text:name="__RefHeading__14612_1559979953"/></text:h>
      <text:p text:style-name="P104"/>
      <table:table table:name="Table19" table:style-name="Table19">
        <table:table-column table:style-name="Table19.A"/>
        <table:table-column table:style-name="Table19.B"/>
        <table:table-row table:style-name="TableLine2019486505456">
          <table:table-cell table:style-name="TableBox2019486506272" office:value-type="string">
            <text:p text:style-name="P478">説明</text:p>
          </table:table-cell>
          <table:table-cell table:style-name="TableBox2019486509264" office:value-type="string">
            <text:p text:style-name="P299"/>
            <text:p text:style-name="P299">dictオブジェクトのキー値のリストを返します。</text:p>
          </table:table-cell>
        </table:table-row>
        <table:table-row table:style-name="TableLine2019486510080">
          <table:table-cell table:style-name="TableBox2019486506272" office:value-type="string">
            <text:p text:style-name="P478">書式</text:p>
          </table:table-cell>
          <table:table-cell table:style-name="TableBox2019486509264" office:value-type="string">
            <text:p text:style-name="P299"/>
            <text:p text:style-name="P299">Dict keys <text:span text:style-name="T214">[ :string ]</text:span></text:p>
          </table:table-cell>
        </table:table-row>
        <table:table-row table:style-name="TableLine2019486528576">
          <table:table-cell table:style-name="TableBox2019486506272" office:value-type="string">
            <text:p text:style-name="P478">詳細</text:p>
          </table:table-cell>
          <table:table-cell table:style-name="TableBox2019486509264" office:value-type="string">
            <text:p text:style-name="P299"/>
            <text:p text:style-name="P299">Dictオブジェクトの全てのキー値をリストとして返します。オプションの :<text:span text:style-name="T214">string を指定した場合、キー値のデータ型は文字列型となります。指定しない場合はシンボル型となります。</text:span></text:p>
          </table:table-cell>
        </table:table-row>
        <table:table-row table:style-name="TableLine2019486524224">
          <table:table-cell table:style-name="TableBox2019486506272" office:value-type="string">
            <text:p text:style-name="P478">戻り値</text:p>
          </table:table-cell>
          <table:table-cell table:style-name="TableBox2019486509264" office:value-type="string">
            <text:p text:style-name="P299"/>
            <text:p text:style-name="P299">Dictオブジェクトのキー値のリストが返ります。</text:p>
          </table:table-cell>
        </table:table-row>
        <table:table-row table:style-name="TableLine2019486537008">
          <table:table-cell table:style-name="TableBox2019486506272" office:value-type="string">
            <text:p text:style-name="P478">例外</text:p>
          </table:table-cell>
          <table:table-cell table:style-name="TableBox2019486509264" office:value-type="string">
            <text:p text:style-name="P299"/>
            <text:p text:style-name="P299">ErrSyntax: 書式に誤りがあります。</text:p>
          </table:table-cell>
        </table:table-row>
        <table:table-row table:style-name="TableLine2019486532656">
          <table:table-cell table:style-name="TableBox2019486506272" office:value-type="string">
            <text:p text:style-name="P478">使用例</text:p>
          </table:table-cell>
          <table:table-cell table:style-name="TableBox2019486509264" office:value-type="string">
            <text:p text:style-name="P299"/>
            <text:p text:style-name="P299"/>
          </table:table-cell>
        </table:table-row>
      </table:table>
      <text:h text:style-name="P773" text:outline-level="3"/>
      <text:h text:style-name="P789" text:outline-level="3"><text:bookmark-start text:name="__RefHeading__14614_1559979953"/>Dict::len<text:span text:style-name="T5">　</text:span><text:bookmark-end text:name="__RefHeading__14614_1559979953"/></text:h>
      <text:p text:style-name="P104"/>
      <table:table table:name="Table20" table:style-name="Table20">
        <table:table-column table:style-name="Table20.A"/>
        <table:table-column table:style-name="Table20.B"/>
        <table:table-row table:style-name="TableLine2019486521232">
          <table:table-cell table:style-name="TableBox2019486536464" office:value-type="string">
            <text:p text:style-name="P478">説明</text:p>
          </table:table-cell>
          <table:table-cell table:style-name="TableBox2019486536736" office:value-type="string">
            <text:p text:style-name="P299"/>
            <text:p text:style-name="P299">Dictオブジェクトの要素数を返します。</text:p>
          </table:table-cell>
        </table:table-row>
        <table:table-row table:style-name="TableLine2019486524496">
          <table:table-cell table:style-name="TableBox2019486536464" office:value-type="string">
            <text:p text:style-name="P478">書式</text:p>
          </table:table-cell>
          <table:table-cell table:style-name="TableBox2019486536736" office:value-type="string">
            <text:p text:style-name="P299"/>
            <text:p text:style-name="P299">Dict len</text:p>
          </table:table-cell>
        </table:table-row>
        <table:table-row table:style-name="TableLine2019486524768">
          <table:table-cell table:style-name="TableBox2019486536464" office:value-type="string">
            <text:p text:style-name="P478">詳細</text:p>
          </table:table-cell>
          <table:table-cell table:style-name="TableBox2019486536736" office:value-type="string">
            <text:p text:style-name="P299"/>
            <text:p text:style-name="P299">Dictオブジェクトに格納されている要素の数を返します。</text:p>
          </table:table-cell>
        </table:table-row>
        <table:table-row table:style-name="TableLine2019486526944">
          <table:table-cell table:style-name="TableBox2019486536464" office:value-type="string">
            <text:p text:style-name="P478">戻り値</text:p>
          </table:table-cell>
          <table:table-cell table:style-name="TableBox2019486536736" office:value-type="string">
            <text:p text:style-name="P299"/>
            <text:p text:style-name="P299">Dictオブジェクトに格納されている要素の数が返ります。</text:p>
          </table:table-cell>
        </table:table-row>
        <table:table-row table:style-name="TableLine2019486531024">
          <table:table-cell table:style-name="TableBox2019486536464" office:value-type="string">
            <text:p text:style-name="P478">例外</text:p>
          </table:table-cell>
          <table:table-cell table:style-name="TableBox2019486536736" office:value-type="string">
            <text:p text:style-name="P299"/>
            <text:p text:style-name="P299">ErrSyntax: 書式に誤りがあります。</text:p>
          </table:table-cell>
        </table:table-row>
        <table:table-row table:style-name="TableLine2019486523952">
          <table:table-cell table:style-name="TableBox2019486536464" office:value-type="string">
            <text:p text:style-name="P478">使用例</text:p>
          </table:table-cell>
          <table:table-cell table:style-name="TableBox2019486536736" office:value-type="string">
            <text:p text:style-name="P299"/>
            <text:p text:style-name="P299"/>
          </table:table-cell>
        </table:table-row>
      </table:table>
      <text:h text:style-name="P773" text:outline-level="3"/>
      <text:h text:style-name="P789" text:outline-level="3"><text:bookmark-start text:name="__RefHeading__14616_1559979953"/>Dict::pairs<text:span text:style-name="T5">　</text:span><text:bookmark-end text:name="__RefHeading__14616_1559979953"/></text:h>
      <text:p text:style-name="P104"/>
      <table:table table:name="Table21" table:style-name="Table21">
        <table:table-column table:style-name="Table21.A"/>
        <table:table-column table:style-name="Table21.B"/>
        <table:table-row table:style-name="TableLine2019486533744">
          <table:table-cell table:style-name="TableBox2019486522048" office:value-type="string">
            <text:p text:style-name="P478">説明</text:p>
          </table:table-cell>
          <table:table-cell table:style-name="TableBox2019486529392" office:value-type="string">
            <text:p text:style-name="P299"/>
            <text:p text:style-name="P299">Dictオブジェクトに格納されたキー値、値のドット対をリストで返します。</text:p>
          </table:table-cell>
        </table:table-row>
        <table:table-row table:style-name="TableLine2019486525040">
          <table:table-cell table:style-name="TableBox2019486522048" office:value-type="string">
            <text:p text:style-name="P478">書式</text:p>
          </table:table-cell>
          <table:table-cell table:style-name="TableBox2019486529392" office:value-type="string">
            <text:p text:style-name="P299"/>
            <text:p text:style-name="P299">Dict pairs <text:span text:style-name="T214">[ :string ]</text:span></text:p>
          </table:table-cell>
        </table:table-row>
        <table:table-row table:style-name="TableLine2019486537280">
          <table:table-cell table:style-name="TableBox2019486522048" office:value-type="string">
            <text:p text:style-name="P478">詳細</text:p>
          </table:table-cell>
          <table:table-cell table:style-name="TableBox2019486529392" office:value-type="string">
            <text:p text:style-name="P299"/>
            <text:p text:style-name="P300">Dictオブジェクトに格納されたキー値、値のドット対を作成し、その全要素をリストとして返します。オプションの :<text:span text:style-name="T214">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2019486532384">
          <table:table-cell table:style-name="TableBox2019486522048" office:value-type="string">
            <text:p text:style-name="P478">戻り値</text:p>
          </table:table-cell>
          <table:table-cell table:style-name="TableBox2019486529392" office:value-type="string">
            <text:p text:style-name="P299"/>
            <text:p text:style-name="P299">Dictオブジェクトの全要素のキー値、値のドット対がリストで返ります。</text:p>
          </table:table-cell>
        </table:table-row>
        <table:table-row table:style-name="TableLine2019486529120">
          <table:table-cell table:style-name="TableBox2019486522048" office:value-type="string">
            <text:p text:style-name="P478">例外</text:p>
          </table:table-cell>
          <table:table-cell table:style-name="TableBox2019486529392" office:value-type="string">
            <text:p text:style-name="P299"/>
            <text:p text:style-name="P299">ErrSyntax: 書式に誤りがあります。</text:p>
          </table:table-cell>
        </table:table-row>
        <table:table-row table:style-name="TableLine2019486525312">
          <table:table-cell table:style-name="TableBox2019486522048" office:value-type="string">
            <text:p text:style-name="P478">使用例</text:p>
          </table:table-cell>
          <table:table-cell table:style-name="TableBox2019486529392" office:value-type="string">
            <text:p text:style-name="P299"/>
            <text:p text:style-name="P299"/>
          </table:table-cell>
        </table:table-row>
      </table:table>
      <text:h text:style-name="P773" text:outline-level="3"/>
      <text:h text:style-name="P789" text:outline-level="3"><text:bookmark-start text:name="__RefHeading__14618_1559979953"/>Dict::set<text:span text:style-name="T5">　</text:span><text:bookmark-end text:name="__RefHeading__14618_1559979953"/></text:h>
      <text:p text:style-name="P104"/>
      <table:table table:name="Table22" table:style-name="Table22">
        <table:table-column table:style-name="Table22.A"/>
        <table:table-column table:style-name="Table22.B"/>
        <table:table-row table:style-name="TableLine2019486526128">
          <table:table-cell table:style-name="TableBox2019486533472" office:value-type="string">
            <text:p text:style-name="P478">説明</text:p>
          </table:table-cell>
          <table:table-cell table:style-name="TableBox2019486526400" office:value-type="string">
            <text:p text:style-name="P299"/>
            <text:p text:style-name="P299">Dictオブジェクトに、キーを指定して値を設定します。</text:p>
          </table:table-cell>
        </table:table-row>
        <table:table-row table:style-name="TableLine2019486522320">
          <table:table-cell table:style-name="TableBox2019486533472" office:value-type="string">
            <text:p text:style-name="P478">書式</text:p>
          </table:table-cell>
          <table:table-cell table:style-name="TableBox2019486526400" office:value-type="string">
            <text:p text:style-name="P299"/>
            <text:p text:style-name="P299">Dict set <text:span text:style-name="T53">key value</text:span></text:p>
          </table:table-cell>
        </table:table-row>
        <table:table-row table:style-name="TableLine2019486531840">
          <table:table-cell table:style-name="TableBox2019486533472" office:value-type="string">
            <text:p text:style-name="P478">詳細</text:p>
          </table:table-cell>
          <table:table-cell table:style-name="TableBox2019486526400" office:value-type="string">
            <text:p text:style-name="P299"/>
            <text:p text:style-name="P299">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2019486534016">
          <table:table-cell table:style-name="TableBox2019486533472" office:value-type="string">
            <text:p text:style-name="P478">戻り値</text:p>
          </table:table-cell>
          <table:table-cell table:style-name="TableBox2019486526400" office:value-type="string">
            <text:p text:style-name="P299"/>
            <text:p text:style-name="P299"><text:span text:style-name="T99">常に</text:span><text:span text:style-name="T53">value</text:span>が返ります。</text:p>
          </table:table-cell>
        </table:table-row>
        <table:table-row table:style-name="TableLine2019486537552">
          <table:table-cell table:style-name="TableBox2019486533472" office:value-type="string">
            <text:p text:style-name="P478">例外</text:p>
          </table:table-cell>
          <table:table-cell table:style-name="TableBox2019486526400" office:value-type="string">
            <text:p text:style-name="P299"/>
            <text:p text:style-name="P299">ErrSyntax: 書式に誤りがあります。</text:p>
          </table:table-cell>
        </table:table-row>
        <table:table-row table:style-name="TableLine2019486526672">
          <table:table-cell table:style-name="TableBox2019486533472" office:value-type="string">
            <text:p text:style-name="P478">使用例</text:p>
          </table:table-cell>
          <table:table-cell table:style-name="TableBox2019486526400" office:value-type="string">
            <text:p text:style-name="P299"/>
            <text:p text:style-name="P299"/>
          </table:table-cell>
        </table:table-row>
      </table:table>
      <text:h text:style-name="P773" text:outline-level="3"/>
      <text:h text:style-name="P789" text:outline-level="3"><text:bookmark-start text:name="__RefHeading__14620_1559979953"/>Dict::set?<text:span text:style-name="T5">　</text:span><text:bookmark-end text:name="__RefHeading__14620_1559979953"/></text:h>
      <text:p text:style-name="P104"/>
      <table:table table:name="Table23" table:style-name="Table23">
        <table:table-column table:style-name="Table23.A"/>
        <table:table-column table:style-name="Table23.B"/>
        <table:table-row table:style-name="TableLine2019486529664">
          <table:table-cell table:style-name="TableBox2019486527216" office:value-type="string">
            <text:p text:style-name="P478">説明</text:p>
          </table:table-cell>
          <table:table-cell table:style-name="TableBox2019486527760" office:value-type="string">
            <text:p text:style-name="P299"/>
            <text:p text:style-name="P299">Dictオブジェクトにキー値が設定されているか調べます。</text:p>
          </table:table-cell>
        </table:table-row>
        <table:table-row table:style-name="TableLine2019486534832">
          <table:table-cell table:style-name="TableBox2019486527216" office:value-type="string">
            <text:p text:style-name="P478">書式</text:p>
          </table:table-cell>
          <table:table-cell table:style-name="TableBox2019486527760" office:value-type="string">
            <text:p text:style-name="P299"/>
            <text:p text:style-name="P299">Dict set? <text:span text:style-name="T53">key</text:span></text:p>
          </table:table-cell>
        </table:table-row>
        <table:table-row table:style-name="TableLine2019486531568">
          <table:table-cell table:style-name="TableBox2019486527216" office:value-type="string">
            <text:p text:style-name="P478">詳細</text:p>
          </table:table-cell>
          <table:table-cell table:style-name="TableBox2019486527760" office:value-type="string">
            <text:p text:style-name="P299"/>
            <text:p text:style-name="P299">Dictオブジェクトにキー値として<text:span text:style-name="T53">key</text:span>が設定されているかを調べます。</text:p>
          </table:table-cell>
        </table:table-row>
        <table:table-row table:style-name="TableLine2019486537824">
          <table:table-cell table:style-name="TableBox2019486527216" office:value-type="string">
            <text:p text:style-name="P478">戻り値</text:p>
          </table:table-cell>
          <table:table-cell table:style-name="TableBox2019486527760" office:value-type="string">
            <text:p text:style-name="P299"/>
            <text:p text:style-name="P299">キー値として<text:span text:style-name="T53">key</text:span>が設定されている場合はtを返します。設定されていない場合はnilを返します。</text:p>
          </table:table-cell>
        </table:table-row>
        <table:table-row table:style-name="TableLine2019486528032">
          <table:table-cell table:style-name="TableBox2019486527216" office:value-type="string">
            <text:p text:style-name="P478">例外</text:p>
          </table:table-cell>
          <table:table-cell table:style-name="TableBox2019486527760" office:value-type="string">
            <text:p text:style-name="P299"/>
            <text:p text:style-name="P299">ErrSyntax: 書式に誤りがあります。</text:p>
          </table:table-cell>
        </table:table-row>
        <table:table-row table:style-name="TableLine2019486538096">
          <table:table-cell table:style-name="TableBox2019486527216" office:value-type="string">
            <text:p text:style-name="P478">使用例</text:p>
          </table:table-cell>
          <table:table-cell table:style-name="TableBox2019486527760" office:value-type="string">
            <text:p text:style-name="P299"/>
            <text:p text:style-name="P299"/>
          </table:table-cell>
        </table:table-row>
      </table:table>
      <text:h text:style-name="P789" text:outline-level="3"><text:bookmark-start text:name="__RefHeading___Toc25114_2612789494"/>Dict::stat<text:span text:style-name="T5">　</text:span><text:bookmark-end text:name="__RefHeading___Toc25114_2612789494"/></text:h>
      <text:p text:style-name="P105"/>
      <table:table table:name="表232" table:style-name="表232">
        <table:table-column table:style-name="表232.A"/>
        <table:table-column table:style-name="表232.B"/>
        <table:table-row table:style-name="TableLine2019486534560">
          <table:table-cell table:style-name="TableBox2019486528304" office:value-type="string">
            <text:p text:style-name="P479">説明</text:p>
          </table:table-cell>
          <table:table-cell table:style-name="TableBox2019486528848" office:value-type="string">
            <text:p text:style-name="P301"/>
            <text:p text:style-name="P301">Dictオブジェクト統計を返します。</text:p>
          </table:table-cell>
        </table:table-row>
        <table:table-row table:style-name="TableLine2019486522592">
          <table:table-cell table:style-name="TableBox2019486528304" office:value-type="string">
            <text:p text:style-name="P479">書式</text:p>
          </table:table-cell>
          <table:table-cell table:style-name="TableBox2019486528848" office:value-type="string">
            <text:p text:style-name="P301"/>
            <text:p text:style-name="P301">Dict stat</text:p>
          </table:table-cell>
        </table:table-row>
        <table:table-row table:style-name="TableLine2019486529936">
          <table:table-cell table:style-name="TableBox2019486528304" office:value-type="string">
            <text:p text:style-name="P479">詳細</text:p>
          </table:table-cell>
          <table:table-cell table:style-name="TableBox2019486528848" office:value-type="string">
            <text:p text:style-name="P301"/>
            <text:p text:style-name="P301">Dictオブジェクト統計情報を返します。要素数とバケットサイズがリストで返却されます。</text:p>
          </table:table-cell>
        </table:table-row>
        <table:table-row table:style-name="TableLine2019486538368">
          <table:table-cell table:style-name="TableBox2019486528304" office:value-type="string">
            <text:p text:style-name="P479">戻り値</text:p>
          </table:table-cell>
          <table:table-cell table:style-name="TableBox2019486528848" office:value-type="string">
            <text:p text:style-name="P301"/>
            <text:p text:style-name="P301">要素数とバケットサイズのリストが返ります。</text:p>
          </table:table-cell>
        </table:table-row>
        <table:table-row table:style-name="TableLine2019486532928">
          <table:table-cell table:style-name="TableBox2019486528304" office:value-type="string">
            <text:p text:style-name="P479">例外</text:p>
          </table:table-cell>
          <table:table-cell table:style-name="TableBox2019486528848" office:value-type="string">
            <text:p text:style-name="P301"/>
            <text:p text:style-name="P301">ErrSyntax: 書式に誤りがあります。</text:p>
          </table:table-cell>
        </table:table-row>
        <table:table-row table:style-name="TableLine2019486534288">
          <table:table-cell table:style-name="TableBox2019486528304" office:value-type="string">
            <text:p text:style-name="P479">使用例</text:p>
          </table:table-cell>
          <table:table-cell table:style-name="TableBox2019486528848" office:value-type="string">
            <text:p text:style-name="P301"/>
            <text:p text:style-name="P301"/>
          </table:table-cell>
        </table:table-row>
      </table:table>
      <text:h text:style-name="P774" text:outline-level="3"/>
      <text:h text:style-name="P789" text:outline-level="3"><text:bookmark-start text:name="__RefHeading__14622_1559979953"/>Dict::string<text:span text:style-name="T5">　</text:span><text:bookmark-end text:name="__RefHeading__14622_1559979953"/></text:h>
      <text:p text:style-name="P104"/>
      <table:table table:name="Table24" table:style-name="Table24">
        <table:table-column table:style-name="Table24.A"/>
        <table:table-column table:style-name="Table24.B"/>
        <table:table-row table:style-name="TableLine2019486530208">
          <table:table-cell table:style-name="TableBox2019486538640" office:value-type="string">
            <text:p text:style-name="P478">説明</text:p>
          </table:table-cell>
          <table:table-cell table:style-name="TableBox2019486521504" office:value-type="string">
            <text:p text:style-name="P299"/>
            <text:p text:style-name="P299">Dictオブジェクトの文字列表現を返します。</text:p>
          </table:table-cell>
        </table:table-row>
        <table:table-row table:style-name="TableLine2019486522864">
          <table:table-cell table:style-name="TableBox2019486538640" office:value-type="string">
            <text:p text:style-name="P478">書式</text:p>
          </table:table-cell>
          <table:table-cell table:style-name="TableBox2019486521504" office:value-type="string">
            <text:p text:style-name="P299"/>
            <text:p text:style-name="P299">Dict string</text:p>
          </table:table-cell>
        </table:table-row>
        <table:table-row table:style-name="TableLine2019486530752">
          <table:table-cell table:style-name="TableBox2019486538640" office:value-type="string">
            <text:p text:style-name="P478">詳細</text:p>
          </table:table-cell>
          <table:table-cell table:style-name="TableBox2019486521504" office:value-type="string">
            <text:p text:style-name="P299"/>
            <text:p text:style-name="P299">Dictオブジェクトの文字列表現を返します。</text:p>
          </table:table-cell>
        </table:table-row>
        <table:table-row table:style-name="TableLine2019486523136">
          <table:table-cell table:style-name="TableBox2019486538640" office:value-type="string">
            <text:p text:style-name="P478">戻り値</text:p>
          </table:table-cell>
          <table:table-cell table:style-name="TableBox2019486521504" office:value-type="string">
            <text:p text:style-name="P299"/>
            <text:p text:style-name="P299">Dictオブジェクトの文字列表現を返します。</text:p>
          </table:table-cell>
        </table:table-row>
        <table:table-row table:style-name="TableLine2019486523408">
          <table:table-cell table:style-name="TableBox2019486538640" office:value-type="string">
            <text:p text:style-name="P478">例外</text:p>
          </table:table-cell>
          <table:table-cell table:style-name="TableBox2019486521504" office:value-type="string">
            <text:p text:style-name="P299"/>
            <text:p text:style-name="P299">ErrSyntax: 書式に誤りがあります。</text:p>
          </table:table-cell>
        </table:table-row>
        <table:table-row table:style-name="TableLine2019486531296">
          <table:table-cell table:style-name="TableBox2019486538640" office:value-type="string">
            <text:p text:style-name="P478">使用例</text:p>
          </table:table-cell>
          <table:table-cell table:style-name="TableBox2019486521504" office:value-type="string">
            <text:p text:style-name="P299"/>
            <text:p text:style-name="P299"/>
          </table:table-cell>
        </table:table-row>
      </table:table>
      <text:h text:style-name="P773" text:outline-level="3"/>
      <text:h text:style-name="P789" text:outline-level="3"><text:bookmark-start text:name="__RefHeading__14624_1559979953"/>Dict::unset<text:span text:style-name="T5">　</text:span><text:bookmark-end text:name="__RefHeading__14624_1559979953"/></text:h>
      <text:p text:style-name="P104"/>
      <table:table table:name="Table25" table:style-name="Table25">
        <table:table-column table:style-name="Table25.A"/>
        <table:table-column table:style-name="Table25.B"/>
        <table:table-row table:style-name="TableLine2019486530480">
          <table:table-cell table:style-name="TableBox2019486535104" office:value-type="string">
            <text:p text:style-name="P478">説明</text:p>
          </table:table-cell>
          <table:table-cell table:style-name="TableBox2019486535920" office:value-type="string">
            <text:p text:style-name="P299"/>
            <text:p text:style-name="P299">Dictオブジェクトに設定されたキー値を削除します。</text:p>
          </table:table-cell>
        </table:table-row>
        <table:table-row table:style-name="TableLine2019486536192">
          <table:table-cell table:style-name="TableBox2019486535104" office:value-type="string">
            <text:p text:style-name="P478">書式</text:p>
          </table:table-cell>
          <table:table-cell table:style-name="TableBox2019486535920" office:value-type="string">
            <text:p text:style-name="P299"/>
            <text:p text:style-name="P299">Dict unset <text:span text:style-name="T53">key</text:span></text:p>
          </table:table-cell>
        </table:table-row>
        <table:table-row table:style-name="TableLine2019486535648">
          <table:table-cell table:style-name="TableBox2019486535104" office:value-type="string">
            <text:p text:style-name="P478">詳細</text:p>
          </table:table-cell>
          <table:table-cell table:style-name="TableBox2019486535920" office:value-type="string">
            <text:p text:style-name="P299"/>
            <text:p text:style-name="P299">Dictオブジェクトに設定された値をキー値<text:span text:style-name="T53">key</text:span>を指定して削除します。</text:p>
          </table:table-cell>
        </table:table-row>
        <table:table-row table:style-name="TableLine2019486541088">
          <table:table-cell table:style-name="TableBox2019486535104" office:value-type="string">
            <text:p text:style-name="P478">戻り値</text:p>
          </table:table-cell>
          <table:table-cell table:style-name="TableBox2019486535920" office:value-type="string">
            <text:p text:style-name="P299"/>
            <text:p text:style-name="P299"><text:span text:style-name="T53">key</text:span>に設定されていた値を返します。<text:span text:style-name="T53">key</text:span>が存在しない場合はnilを返します。</text:p>
          </table:table-cell>
        </table:table-row>
        <table:table-row table:style-name="TableLine2019486539184">
          <table:table-cell table:style-name="TableBox2019486535104" office:value-type="string">
            <text:p text:style-name="P478">例外</text:p>
          </table:table-cell>
          <table:table-cell table:style-name="TableBox2019486535920" office:value-type="string">
            <text:p text:style-name="P299"/>
            <text:p text:style-name="P299">ErrSyntax: 書式に誤りがあります。</text:p>
          </table:table-cell>
        </table:table-row>
        <table:table-row table:style-name="TableLine2019486547616">
          <table:table-cell table:style-name="TableBox2019486535104" office:value-type="string">
            <text:p text:style-name="P478">使用例</text:p>
          </table:table-cell>
          <table:table-cell table:style-name="TableBox2019486535920" office:value-type="string">
            <text:p text:style-name="P299"/>
            <text:p text:style-name="P299"/>
          </table:table-cell>
        </table:table-row>
      </table:table>
      <text:h text:style-name="P760" text:outline-level="3"/>
      <text:h text:style-name="P789" text:outline-level="3"><text:bookmark-start text:name="__RefHeading___Toc21596_780634474"/>File　<text:bookmark-end text:name="__RefHeading___Toc21596_780634474"/></text:h>
      <text:p text:style-name="P91"/>
      <text:p text:style-name="P173">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5">　Fileオブジェクトを生成するためにはnew File<text:span text:style-name="T199">を実行します。</text:span></text:p>
      <text:p text:style-name="P175">　<text:span text:style-name="T4">P</text:span>erfumeでのファイルの入出力はすべてテキストファイルを想定しています。入力の際は、改行までを１単位として読み込みます。出力の際は、最後に改行を付加します。</text:p>
      <text:p text:style-name="P175">しかし、プログラムで処理する際は、改行コードが邪魔になることが多いため、Fileオブジェクトのプロパティにはnewlineを設定することができます。</text:p>
      <text:p text:style-name="P173">入力用ファイルには、デフォルトでnewlineが<text:span text:style-name="T200">nil</text:span>に設定され、改行コードは取り除かれます。出力用ファイルにはデフォルトでnewlineがtに設定され、自動的に改行が付加されます。</text:p>
      <text:p text:style-name="P173">また、入出力の際の<text:span text:style-name="T200">File::puts、File::getsには :nonewline オプションを指定することが可能で、明示的に改行の有無を指定することが可能です。</text:span></text:p>
      <text:p text:style-name="P176">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7">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7">により指定され、ファイル名に対するエンコーディングの<text:span text:style-name="T5">既定</text:span>値はDEFAULT_DIRENT_ENCODINGにより指定されます。</text:p>
      <text:p text:style-name="P173">　関連するコマンドとして、print、println、readがあります。</text:p>
      <text:h text:style-name="P789" text:outline-level="3"><text:bookmark-start text:name="__RefHeading___Toc19487_2135658563"/><text:a xlink:type="simple" xlink:href="../../../:clear" text:style-name="Internet_20_link" text:visited-style-name="Visited_20_Internet_20_Link"><text:span text:style-name="T139">File::</text:span></text:a><text:a xlink:type="simple" xlink:href="../../../:clear" text:style-name="Internet_20_link" text:visited-style-name="Visited_20_Internet_20_Link"><text:span text:style-name="T140">clear</text:span></text:a><text:span text:style-name="T141">　</text:span><text:bookmark-end text:name="__RefHeading___Toc19487_2135658563"/></text:h>
      <text:p text:style-name="P91"/>
      <table:table table:name="表91" table:style-name="表91">
        <table:table-column table:style-name="表91.A"/>
        <table:table-column table:style-name="表91.B"/>
        <table:table-row table:style-name="TableLine2019486535376">
          <table:table-cell table:style-name="TableBox2019486539728" office:value-type="string">
            <text:p text:style-name="P480">説明</text:p>
          </table:table-cell>
          <table:table-cell table:style-name="TableBox2019486540544" office:value-type="string">
            <text:p text:style-name="P302"/>
            <text:p text:style-name="P302">ファイルのエラーをリセットします。</text:p>
          </table:table-cell>
        </table:table-row>
        <table:table-row table:style-name="TableLine2019486540816">
          <table:table-cell table:style-name="TableBox2019486539728" office:value-type="string">
            <text:p text:style-name="P480">書式</text:p>
          </table:table-cell>
          <table:table-cell table:style-name="TableBox2019486540544" office:value-type="string">
            <text:p text:style-name="P302"/>
            <text:p text:style-name="P302">File <text:span text:style-name="T178">clear</text:span></text:p>
          </table:table-cell>
        </table:table-row>
        <table:table-row table:style-name="TableLine2019486541360">
          <table:table-cell table:style-name="TableBox2019486539728" office:value-type="string">
            <text:p text:style-name="P480">詳細</text:p>
          </table:table-cell>
          <table:table-cell table:style-name="TableBox2019486540544" office:value-type="string">
            <text:p text:style-name="P302"/>
            <text:p text:style-name="P302">ファイルの入出力で発生したエラーをリセットします。標準入力の読み込みで発生したeof (Control-D押下時<text:span text:style-name="T178">) を本メソッドによりクリアできます。</text:span></text:p>
          </table:table-cell>
        </table:table-row>
        <table:table-row table:style-name="TableLine2019486539456">
          <table:table-cell table:style-name="TableBox2019486539728" office:value-type="string">
            <text:p text:style-name="P480">戻り値</text:p>
          </table:table-cell>
          <table:table-cell table:style-name="TableBox2019486540544" office:value-type="string">
            <text:p text:style-name="P302"/>
            <text:p text:style-name="P302"><text:span text:style-name="T178">tを返します</text:span>。</text:p>
          </table:table-cell>
        </table:table-row>
        <table:table-row table:style-name="TableLine2019486541632">
          <table:table-cell table:style-name="TableBox2019486539728" office:value-type="string">
            <text:p text:style-name="P480">例外</text:p>
          </table:table-cell>
          <table:table-cell table:style-name="TableBox2019486540544" office:value-type="string">
            <text:p text:style-name="P302"/>
            <text:p text:style-name="P302"/>
          </table:table-cell>
        </table:table-row>
        <table:table-row table:style-name="TableLine2019486542720">
          <table:table-cell table:style-name="TableBox2019486539728" office:value-type="string">
            <text:p text:style-name="P480">使用例</text:p>
          </table:table-cell>
          <table:table-cell table:style-name="TableBox2019486540544" office:value-type="string">
            <text:p text:style-name="P302"/>
            <text:p text:style-name="P302"/>
          </table:table-cell>
        </table:table-row>
      </table:table>
      <text:h text:style-name="P789" text:outline-level="3"><text:bookmark-start text:name="__RefHeading___Toc19489_2135658563"/><text:a xlink:type="simple" xlink:href="../../../:close" text:style-name="Internet_20_link" text:visited-style-name="Visited_20_Internet_20_Link"><text:span text:style-name="T142">File::</text:span></text:a><text:a xlink:type="simple" xlink:href="../../../:close" text:style-name="Internet_20_link" text:visited-style-name="Visited_20_Internet_20_Link"><text:span text:style-name="T143">close</text:span></text:a><text:span text:style-name="T144">　</text:span><text:bookmark-end text:name="__RefHeading___Toc19489_2135658563"/></text:h>
      <text:p text:style-name="P106"/>
      <table:table table:name="表112" table:style-name="表112">
        <table:table-column table:style-name="表112.A"/>
        <table:table-column table:style-name="表112.B"/>
        <table:table-row table:style-name="TableLine2019486542176">
          <table:table-cell table:style-name="TableBox2019486542992" office:value-type="string">
            <text:p text:style-name="P481">説明</text:p>
          </table:table-cell>
          <table:table-cell table:style-name="TableBox2019486544624" office:value-type="string">
            <text:p text:style-name="P303"/>
            <text:p text:style-name="P303">ファイルをクローズします。</text:p>
          </table:table-cell>
        </table:table-row>
        <table:table-row table:style-name="TableLine2019486543536">
          <table:table-cell table:style-name="TableBox2019486542992" office:value-type="string">
            <text:p text:style-name="P481">書式</text:p>
          </table:table-cell>
          <table:table-cell table:style-name="TableBox2019486544624" office:value-type="string">
            <text:p text:style-name="P303"/>
            <text:p text:style-name="P303">File <text:span text:style-name="T181">close</text:span></text:p>
          </table:table-cell>
        </table:table-row>
        <table:table-row table:style-name="TableLine2019486545168">
          <table:table-cell table:style-name="TableBox2019486542992" office:value-type="string">
            <text:p text:style-name="P481">詳細</text:p>
          </table:table-cell>
          <table:table-cell table:style-name="TableBox2019486544624" office:value-type="string">
            <text:p text:style-name="P303"/>
            <text:p text:style-name="P303">ファイルをクローズします。</text:p>
          </table:table-cell>
        </table:table-row>
        <table:table-row table:style-name="TableLine2019486543808">
          <table:table-cell table:style-name="TableBox2019486542992" office:value-type="string">
            <text:p text:style-name="P481">戻り値</text:p>
          </table:table-cell>
          <table:table-cell table:style-name="TableBox2019486544624" office:value-type="string">
            <text:p text:style-name="P303"/>
            <text:p text:style-name="P364">tを返します。</text:p>
          </table:table-cell>
        </table:table-row>
        <table:table-row table:style-name="TableLine2019486544080">
          <table:table-cell table:style-name="TableBox2019486542992" office:value-type="string">
            <text:p text:style-name="P481">例外</text:p>
          </table:table-cell>
          <table:table-cell table:style-name="TableBox2019486544624" office:value-type="string">
            <text:p text:style-name="P303"/>
            <text:p text:style-name="P303">ErrSyntax: 書式に誤りがあります。</text:p>
          </table:table-cell>
        </table:table-row>
        <table:table-row table:style-name="TableLine2019486544352">
          <table:table-cell table:style-name="TableBox2019486542992" office:value-type="string">
            <text:p text:style-name="P481">使用例</text:p>
          </table:table-cell>
          <table:table-cell table:style-name="TableBox2019486544624" office:value-type="string">
            <text:p text:style-name="P303"/>
            <text:p text:style-name="P303"/>
          </table:table-cell>
        </table:table-row>
      </table:table>
      <text:h text:style-name="P745" text:outline-level="3"/>
      <text:h text:style-name="P789" text:outline-level="3"><text:bookmark-start text:name="__RefHeading__14588_1559979953"/><text:a xlink:type="simple" xlink:href="../../../:each" text:style-name="Internet_20_link" text:visited-style-name="Visited_20_Internet_20_Link"><text:span text:style-name="T142">File::each</text:span></text:a><text:span text:style-name="T144">　</text:span><text:bookmark-end text:name="__RefHeading__14588_1559979953"/></text:h>
      <text:p text:style-name="P107"/>
      <table:table table:name="表83" table:style-name="表83">
        <table:table-column table:style-name="表83.A"/>
        <table:table-column table:style-name="表83.B"/>
        <table:table-row table:style-name="TableLine2019486545984">
          <table:table-cell table:style-name="TableBox2019486543264" office:value-type="string">
            <text:p text:style-name="P429">説明</text:p>
          </table:table-cell>
          <table:table-cell table:style-name="TableBox2019486545440" office:value-type="string">
            <text:p text:style-name="P234"/>
            <text:p text:style-name="P234">ファイルのイテレータです。</text:p>
          </table:table-cell>
        </table:table-row>
        <table:table-row table:style-name="TableLine2019486545712">
          <table:table-cell table:style-name="TableBox2019486543264" office:value-type="string">
            <text:p text:style-name="P429">書式</text:p>
          </table:table-cell>
          <table:table-cell table:style-name="TableBox2019486545440" office:value-type="string">
            <text:p text:style-name="P234"/>
            <text:p text:style-name="P234">File each do: { | <text:span text:style-name="T53">var</text:span> | <text:span text:style-name="T53">block</text:span> <text:s/>}</text:p>
          </table:table-cell>
        </table:table-row>
        <table:table-row table:style-name="TableLine2019486540272">
          <table:table-cell table:style-name="TableBox2019486543264" office:value-type="string">
            <text:p text:style-name="P429">詳細</text:p>
          </table:table-cell>
          <table:table-cell table:style-name="TableBox2019486545440" office:value-type="string">
            <text:p text:style-name="P234"/>
            <text:p text:style-name="P234">ファイルの各行を順に読み込み、blockを実行します。ファイルから読み込んだデータは、文字列として<text:span text:style-name="T53">var</text:span>に設定されます。</text:p>
          </table:table-cell>
        </table:table-row>
        <table:table-row table:style-name="TableLine2019486546528">
          <table:table-cell table:style-name="TableBox2019486543264" office:value-type="string">
            <text:p text:style-name="P429">戻り値</text:p>
          </table:table-cell>
          <table:table-cell table:style-name="TableBox2019486545440" office:value-type="string">
            <text:p text:style-name="P234"/>
            <text:p text:style-name="P234">最後に実行した<text:span text:style-name="T53">block</text:span>の値が返ります。</text:p>
          </table:table-cell>
        </table:table-row>
        <table:table-row table:style-name="TableLine2019486546256">
          <table:table-cell table:style-name="TableBox2019486543264" office:value-type="string">
            <text:p text:style-name="P429">例外</text:p>
          </table:table-cell>
          <table:table-cell table:style-name="TableBox2019486545440" office:value-type="string">
            <text:p text:style-name="P234"/>
            <text:p text:style-name="P234"/>
          </table:table-cell>
        </table:table-row>
        <table:table-row table:style-name="TableLine2019486546800">
          <table:table-cell table:style-name="TableBox2019486543264" office:value-type="string">
            <text:p text:style-name="P429">使用例</text:p>
          </table:table-cell>
          <table:table-cell table:style-name="TableBox2019486545440" office:value-type="string">
            <text:p text:style-name="P234"/>
            <text:p text:style-name="P234"/>
          </table:table-cell>
        </table:table-row>
      </table:table>
      <text:h text:style-name="P730" text:outline-level="3"/>
      <text:h text:style-name="P789" text:outline-level="3"><text:bookmark-start text:name="__RefHeading__14590_1559979953"/><text:span text:style-name="T27">File::eof?</text:span><text:span text:style-name="T28">　</text:span><text:bookmark-end text:name="__RefHeading__14590_1559979953"/></text:h>
      <text:p text:style-name="P186"/>
      <table:table table:name="表95" table:style-name="表95">
        <table:table-column table:style-name="表95.A"/>
        <table:table-column table:style-name="表95.B"/>
        <table:table-row table:style-name="TableLine2019486547072">
          <table:table-cell table:style-name="TableBox2019486538912" office:value-type="string">
            <text:p text:style-name="P429">説明</text:p>
          </table:table-cell>
          <table:table-cell table:style-name="TableBox2019485433072" office:value-type="string">
            <text:p text:style-name="P234"/>
            <text:p text:style-name="P234">ファイルの終了を調べます。</text:p>
          </table:table-cell>
        </table:table-row>
        <table:table-row table:style-name="TableLine2019209865568">
          <table:table-cell table:style-name="TableBox2019486538912" office:value-type="string">
            <text:p text:style-name="P429">書式</text:p>
          </table:table-cell>
          <table:table-cell table:style-name="TableBox2019485433072" office:value-type="string">
            <text:p text:style-name="P234"/>
            <text:p text:style-name="P234">File eof?</text:p>
          </table:table-cell>
        </table:table-row>
        <table:table-row table:style-name="TableLine2019216566544">
          <table:table-cell table:style-name="TableBox2019486538912" office:value-type="string">
            <text:p text:style-name="P429">詳細</text:p>
          </table:table-cell>
          <table:table-cell table:style-name="TableBox2019485433072" office:value-type="string">
            <text:p text:style-name="P234"/>
            <text:p text:style-name="P234">オープンされたファイル記述子がeofに到達しているかを調べます。</text:p>
          </table:table-cell>
        </table:table-row>
        <table:table-row table:style-name="TableLine2019487653232">
          <table:table-cell table:style-name="TableBox2019486538912" office:value-type="string">
            <text:p text:style-name="P429">戻り値</text:p>
          </table:table-cell>
          <table:table-cell table:style-name="TableBox2019485433072" office:value-type="string">
            <text:p text:style-name="P234"/>
            <text:p text:style-name="P234">ファイルがeofに達していな場合はnilを、eofに達している場合はtを返します。</text:p>
          </table:table-cell>
        </table:table-row>
        <table:table-row table:style-name="TableLine2019487648064">
          <table:table-cell table:style-name="TableBox2019486538912" office:value-type="string">
            <text:p text:style-name="P429">例外</text:p>
          </table:table-cell>
          <table:table-cell table:style-name="TableBox2019485433072" office:value-type="string">
            <text:p text:style-name="P234"/>
            <text:p text:style-name="P234">ErrFileAccess: ファイルがオープンされていません。</text:p>
            <text:p text:style-name="P234">ErrSyntax: 書式に誤りがあります。</text:p>
          </table:table-cell>
        </table:table-row>
        <table:table-row table:style-name="TableLine2019487664112">
          <table:table-cell table:style-name="TableBox2019486538912" office:value-type="string">
            <text:p text:style-name="P429">使用例</text:p>
          </table:table-cell>
          <table:table-cell table:style-name="TableBox2019485433072" office:value-type="string">
            <text:p text:style-name="P234"/>
            <text:p text:style-name="P234"/>
          </table:table-cell>
        </table:table-row>
      </table:table>
      <text:h text:style-name="P789"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187"/>
      <table:table table:name="表212" table:style-name="表212">
        <table:table-column table:style-name="表212.A"/>
        <table:table-column table:style-name="表212.B"/>
        <table:table-row table:style-name="TableLine2019487648336">
          <table:table-cell table:style-name="TableBox2019487663840" office:value-type="string">
            <text:p text:style-name="P482">説明</text:p>
          </table:table-cell>
          <table:table-cell table:style-name="TableBox2019487659760" office:value-type="string">
            <text:p text:style-name="P304"/>
            <text:p text:style-name="P304">ファイルのディスクリプタを調べます。</text:p>
          </table:table-cell>
        </table:table-row>
        <table:table-row table:style-name="TableLine2019487657856">
          <table:table-cell table:style-name="TableBox2019487663840" office:value-type="string">
            <text:p text:style-name="P482">書式</text:p>
          </table:table-cell>
          <table:table-cell table:style-name="TableBox2019487659760" office:value-type="string">
            <text:p text:style-name="P304"/>
            <text:p text:style-name="P304">File f<text:span text:style-name="T220">d</text:span>?</text:p>
          </table:table-cell>
        </table:table-row>
        <table:table-row table:style-name="TableLine2019487647248">
          <table:table-cell table:style-name="TableBox2019487663840" office:value-type="string">
            <text:p text:style-name="P482">詳細</text:p>
          </table:table-cell>
          <table:table-cell table:style-name="TableBox2019487659760" office:value-type="string">
            <text:p text:style-name="P304"/>
            <text:p text:style-name="P304">ファイルオブジェクトがオープンしているファイルのディスクリプタを返します。</text:p>
          </table:table-cell>
        </table:table-row>
        <table:table-row table:style-name="TableLine2019487663296">
          <table:table-cell table:style-name="TableBox2019487663840" office:value-type="string">
            <text:p text:style-name="P482">戻り値</text:p>
          </table:table-cell>
          <table:table-cell table:style-name="TableBox2019487659760" office:value-type="string">
            <text:p text:style-name="P304"/>
            <text:p text:style-name="P304">オープンしているファイルディスクリプタの整数値が返ります。</text:p>
          </table:table-cell>
        </table:table-row>
        <table:table-row table:style-name="TableLine2019487658944">
          <table:table-cell table:style-name="TableBox2019487663840" office:value-type="string">
            <text:p text:style-name="P482">例外</text:p>
          </table:table-cell>
          <table:table-cell table:style-name="TableBox2019487659760" office:value-type="string">
            <text:p text:style-name="P304"/>
            <text:p text:style-name="P304">ErrFileNotOpen: ファイルがオープンされていません。</text:p>
            <text:p text:style-name="P304">ErrSyntax: 書式に誤りがあります。</text:p>
          </table:table-cell>
        </table:table-row>
        <table:table-row table:style-name="TableLine2019487664384">
          <table:table-cell table:style-name="TableBox2019487663840" office:value-type="string">
            <text:p text:style-name="P482">使用例</text:p>
          </table:table-cell>
          <table:table-cell table:style-name="TableBox2019487659760" office:value-type="string">
            <text:p text:style-name="P304"/>
            <text:p text:style-name="P304"/>
          </table:table-cell>
        </table:table-row>
      </table:table>
      <text:h text:style-name="P775" text:outline-level="3"/>
      <text:h text:style-name="P789"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2019487657584">
          <table:table-cell table:style-name="TableBox2019487659488" office:value-type="string">
            <text:p text:style-name="P429">説明</text:p>
          </table:table-cell>
          <table:table-cell table:style-name="TableBox2019487659216" office:value-type="string">
            <text:p text:style-name="P234"/>
            <text:p text:style-name="P234">ファイルのバッファキャッシュを書き込みます。</text:p>
          </table:table-cell>
        </table:table-row>
        <table:table-row table:style-name="TableLine2019487656224">
          <table:table-cell table:style-name="TableBox2019487659488" office:value-type="string">
            <text:p text:style-name="P429">書式</text:p>
          </table:table-cell>
          <table:table-cell table:style-name="TableBox2019487659216" office:value-type="string">
            <text:p text:style-name="P234"/>
            <text:p text:style-name="P234">File flush</text:p>
          </table:table-cell>
        </table:table-row>
        <table:table-row table:style-name="TableLine2019487663024">
          <table:table-cell table:style-name="TableBox2019487659488" office:value-type="string">
            <text:p text:style-name="P429">詳細</text:p>
          </table:table-cell>
          <table:table-cell table:style-name="TableBox2019487659216" office:value-type="string">
            <text:p text:style-name="P234"/>
            <text:p text:style-name="P234">書き込みモードでオープンされているファイルのバッファキャッシュを書き込みます。</text:p>
          </table:table-cell>
        </table:table-row>
        <table:table-row table:style-name="TableLine2019487662208">
          <table:table-cell table:style-name="TableBox2019487659488" office:value-type="string">
            <text:p text:style-name="P429">戻り値</text:p>
          </table:table-cell>
          <table:table-cell table:style-name="TableBox2019487659216" office:value-type="string">
            <text:p text:style-name="P234"/>
            <text:p text:style-name="P234">tを返します。</text:p>
          </table:table-cell>
        </table:table-row>
        <table:table-row table:style-name="TableLine2019487658128">
          <table:table-cell table:style-name="TableBox2019487659488" office:value-type="string">
            <text:p text:style-name="P429">例外</text:p>
          </table:table-cell>
          <table:table-cell table:style-name="TableBox2019487659216" office:value-type="string">
            <text:p text:style-name="P234"/>
            <text:p text:style-name="P234">ErrFileAccess: ファイルのオープンモードがoもしくはaではありません。</text:p>
            <text:p text:style-name="P234">ErrSyntax: 書式に誤りがあります。</text:p>
          </table:table-cell>
        </table:table-row>
        <table:table-row table:style-name="TableLine2019487653776">
          <table:table-cell table:style-name="TableBox2019487659488" office:value-type="string">
            <text:p text:style-name="P429">使用例</text:p>
          </table:table-cell>
          <table:table-cell table:style-name="TableBox2019487659216" office:value-type="string">
            <text:p text:style-name="P234"/>
            <text:p text:style-name="P234"/>
          </table:table-cell>
        </table:table-row>
      </table:table>
      <text:h text:style-name="P695" text:outline-level="3"/>
      <text:h text:style-name="P789"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2019487654592">
          <table:table-cell table:style-name="TableBox2019487651328" office:value-type="string">
            <text:p text:style-name="P429">説明</text:p>
          </table:table-cell>
          <table:table-cell table:style-name="TableBox2019487648880" office:value-type="string">
            <text:p text:style-name="P234"/>
            <text:p text:style-name="P234">ファイルから1行読み込みます。</text:p>
          </table:table-cell>
        </table:table-row>
        <table:table-row table:style-name="TableLine2019487660032">
          <table:table-cell table:style-name="TableBox2019487651328" office:value-type="string">
            <text:p text:style-name="P429">書式</text:p>
          </table:table-cell>
          <table:table-cell table:style-name="TableBox2019487648880" office:value-type="string">
            <text:p text:style-name="P234"/>
            <text:p text:style-name="P271">File gets [ :<text:span text:style-name="T173">nonewline</text:span> ] [ :<text:span text:style-name="T173">nocontrol</text:span> ] </text:p>
          </table:table-cell>
        </table:table-row>
        <table:table-row table:style-name="TableLine2019487654320">
          <table:table-cell table:style-name="TableBox2019487651328" office:value-type="string">
            <text:p text:style-name="P429">詳細</text:p>
          </table:table-cell>
          <table:table-cell table:style-name="TableBox2019487648880" office:value-type="string">
            <text:p text:style-name="P234"/>
            <text:p text:style-name="P234">オープンされているファイルから1行（改行を含んだ改行までの文字列）を読み込み、読み込んだ値を文字列型のデータとして返します。</text:p>
            <text:p text:style-name="P398">:<text:span text:style-name="T173">nonewline オプションを指定すると、読み込む文字列内に改行コードが含まれません。</text:span></text:p>
            <text:p text:style-name="P271">:<text:span text:style-name="T173">nocontrol オプションを指定すると、読み込む文字列内に制御コードが含まれません。</text:span></text:p>
            <text:p text:style-name="P663">set-newline がnilの場合は、読み込む文字列に改行コードが含まれません。</text:p>
          </table:table-cell>
        </table:table-row>
        <table:table-row table:style-name="TableLine2019487649968">
          <table:table-cell table:style-name="TableBox2019487651328" office:value-type="string">
            <text:p text:style-name="P429">戻り値</text:p>
          </table:table-cell>
          <table:table-cell table:style-name="TableBox2019487648880" office:value-type="string">
            <text:p text:style-name="P234"/>
            <text:p text:style-name="P234">ファイルから改行まで読み込んで、その内容を文字列型として返します。eofに到達している場合はnilを返します。</text:p>
          </table:table-cell>
        </table:table-row>
        <table:table-row table:style-name="TableLine2019487663568">
          <table:table-cell table:style-name="TableBox2019487651328" office:value-type="string">
            <text:p text:style-name="P429">例外</text:p>
          </table:table-cell>
          <table:table-cell table:style-name="TableBox2019487648880" office:value-type="string">
            <text:p text:style-name="P24"/>
            <text:p text:style-name="P24">ErrFileAccess: ファイルがオープンされていません。</text:p>
            <text:p text:style-name="P24">ErrFileAccess: ファイルのオープンモードがiではありません。</text:p>
            <text:p text:style-name="P178">ErrIOAgain: データがありません。再度呼びだしてください。</text:p>
            <text:p text:style-name="P24">ErrSyntax: 書式に誤りがあります。</text:p>
          </table:table-cell>
        </table:table-row>
        <table:table-row table:style-name="TableLine2019487658672">
          <table:table-cell table:style-name="TableBox2019487651328" office:value-type="string">
            <text:p text:style-name="P429">使用例</text:p>
          </table:table-cell>
          <table:table-cell table:style-name="TableBox2019487648880" office:value-type="string">
            <text:p text:style-name="P234"/>
            <text:p text:style-name="P234"/>
          </table:table-cell>
        </table:table-row>
      </table:table>
      <text:h text:style-name="P695" text:outline-level="3"/>
      <text:h text:style-name="P789"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2019487652960">
          <table:table-cell table:style-name="TableBox2019487660304" office:value-type="string">
            <text:p text:style-name="P429">説明</text:p>
          </table:table-cell>
          <table:table-cell table:style-name="TableBox2019487654864" office:value-type="string">
            <text:p text:style-name="P234"/>
            <text:p text:style-name="P234">ファイルオブジェクトのコンストラクタ</text:p>
          </table:table-cell>
        </table:table-row>
        <table:table-row table:style-name="TableLine2019487660848">
          <table:table-cell table:style-name="TableBox2019487660304" office:value-type="string">
            <text:p text:style-name="P429">書式</text:p>
          </table:table-cell>
          <table:table-cell table:style-name="TableBox2019487654864" office:value-type="string">
            <text:p text:style-name="P234"/>
            <text:p text:style-name="P242">new File init: ("<text:span text:style-name="T53">file-name </text:span><text:span text:style-name="T99">"</text:span> mode: [ i | o | a <text:span text:style-name="T210">| io </text:span>] )</text:p>
          </table:table-cell>
        </table:table-row>
        <table:table-row table:style-name="TableLine2019487652144">
          <table:table-cell table:style-name="TableBox2019487660304" office:value-type="string">
            <text:p text:style-name="P429">詳細</text:p>
          </table:table-cell>
          <table:table-cell table:style-name="TableBox2019487654864" office:value-type="string">
            <text:p text:style-name="P234"/>
            <text:p text:style-name="P234">ファイルオブジェクトを生成します。パラメータの詳細は File::openを参照願います。</text:p>
          </table:table-cell>
        </table:table-row>
        <table:table-row table:style-name="TableLine2019487661664">
          <table:table-cell table:style-name="TableBox2019487660304" office:value-type="string">
            <text:p text:style-name="P429">戻り値</text:p>
          </table:table-cell>
          <table:table-cell table:style-name="TableBox2019487654864" office:value-type="string">
            <text:p text:style-name="P234"/>
            <text:p text:style-name="P234">ファイルオブジェクトを返します。</text:p>
          </table:table-cell>
        </table:table-row>
        <table:table-row table:style-name="TableLine2019487661120">
          <table:table-cell table:style-name="TableBox2019487660304" office:value-type="string">
            <text:p text:style-name="P429">例外</text:p>
          </table:table-cell>
          <table:table-cell table:style-name="TableBox2019487654864" office:value-type="string">
            <text:p text:style-name="P234"/>
            <text:p text:style-name="P234">ErrSyntax: 書式に誤りがあります。</text:p>
          </table:table-cell>
        </table:table-row>
        <table:table-row table:style-name="TableLine2019487661392">
          <table:table-cell table:style-name="TableBox2019487660304" office:value-type="string">
            <text:p text:style-name="P429">使用例</text:p>
          </table:table-cell>
          <table:table-cell table:style-name="TableBox2019487654864" office:value-type="string">
            <text:p text:style-name="P234"/>
            <text:p text:style-name="P234"/>
          </table:table-cell>
        </table:table-row>
      </table:table>
      <text:h text:style-name="P695" text:outline-level="3"/>
      <text:h text:style-name="P789"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2019487662480">
          <table:table-cell table:style-name="TableBox2019487655136" office:value-type="string">
            <text:p text:style-name="P429">説明</text:p>
          </table:table-cell>
          <table:table-cell table:style-name="TableBox2019487649424" office:value-type="string">
            <text:p text:style-name="P234"/>
            <text:p text:style-name="P234">ファイルをオープンします。</text:p>
          </table:table-cell>
        </table:table-row>
        <table:table-row table:style-name="TableLine2019487647792">
          <table:table-cell table:style-name="TableBox2019487655136" office:value-type="string">
            <text:p text:style-name="P429">書式</text:p>
          </table:table-cell>
          <table:table-cell table:style-name="TableBox2019487649424" office:value-type="string">
            <text:p text:style-name="P234"/>
            <text:p text:style-name="P242">File open "<text:span text:style-name="T53">file-name</text:span><text:span text:style-name="T99">"</text:span> [ mode: i | o | a <text:span text:style-name="T208">| io </text:span>]</text:p>
          </table:table-cell>
        </table:table-row>
        <table:table-row table:style-name="TableLine2019487658400">
          <table:table-cell table:style-name="TableBox2019487655136" office:value-type="string">
            <text:p text:style-name="P429">詳細</text:p>
          </table:table-cell>
          <table:table-cell table:style-name="TableBox2019487649424" office:value-type="string">
            <text:p text:style-name="P234"/>
            <text:p text:style-name="P234">ファイル <text:span text:style-name="T53">file-name</text:span> をオープンします。オープンモードを mode: パラメータで指定します。以下の値が指定可能です。</text:p>
            <text:p text:style-name="P234">i : 入力モードでオープンします。</text:p>
            <text:p text:style-name="P234">o : 出力モードでオープンします。</text:p>
            <text:p text:style-name="P234">a : 追加出力モードでオープンします。</text:p>
            <text:p text:style-name="P305"><text:span text:style-name="T208">io</text:span> : 入力出力両用モードでオープンします。</text:p>
            <text:p text:style-name="P234">mode: パラメータを省略した場合は、i が指定されたことと同じでになります。</text:p>
            <text:p text:style-name="P643">ファイル名のエンコーディングについては、グローバル変数 DEFAULT_DIRENT_ENCODING により指定します。既定値はUTF-8です。</text:p>
          </table:table-cell>
        </table:table-row>
        <table:table-row table:style-name="TableLine2019487661936">
          <table:table-cell table:style-name="TableBox2019487655136" office:value-type="string">
            <text:p text:style-name="P429">戻り値</text:p>
          </table:table-cell>
          <table:table-cell table:style-name="TableBox2019487649424" office:value-type="string">
            <text:p text:style-name="P234"/>
            <text:p text:style-name="P234">成功した場合tを返します。</text:p>
          </table:table-cell>
        </table:table-row>
        <table:table-row table:style-name="TableLine2019487650784">
          <table:table-cell table:style-name="TableBox2019487655136" office:value-type="string">
            <text:p text:style-name="P429">例外</text:p>
          </table:table-cell>
          <table:table-cell table:style-name="TableBox2019487649424" office:value-type="string">
            <text:p text:style-name="P234"/>
            <text:p text:style-name="P234">ErrFileNotOpen: ファイルがオープンできませんでした。オープンに失敗した原因はメッセージ文字列で示されます。</text:p>
            <text:p text:style-name="P234">ErrSyntax: 書式に誤りがあります。</text:p>
          </table:table-cell>
        </table:table-row>
        <table:table-row table:style-name="TableLine2019487649696">
          <table:table-cell table:style-name="TableBox2019487655136" office:value-type="string">
            <text:p text:style-name="P429">使用例</text:p>
          </table:table-cell>
          <table:table-cell table:style-name="TableBox2019487649424" office:value-type="string">
            <text:p text:style-name="P234"/>
            <text:p text:style-name="P234"/>
          </table:table-cell>
        </table:table-row>
      </table:table>
      <text:h text:style-name="P695" text:outline-level="3"/>
      <text:h text:style-name="P789"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2019487662752">
          <table:table-cell table:style-name="TableBox2019487650240" office:value-type="string">
            <text:p text:style-name="P429">説明</text:p>
          </table:table-cell>
          <table:table-cell table:style-name="TableBox2019487651056" office:value-type="string">
            <text:p text:style-name="P234"/>
            <text:p text:style-name="P234">ファイルに文字列を出力します。</text:p>
          </table:table-cell>
        </table:table-row>
        <table:table-row table:style-name="TableLine2019487651872">
          <table:table-cell table:style-name="TableBox2019487650240" office:value-type="string">
            <text:p text:style-name="P429">書式</text:p>
          </table:table-cell>
          <table:table-cell table:style-name="TableBox2019487651056" office:value-type="string">
            <text:p text:style-name="P234"/>
            <text:p text:style-name="P234">File puts <text:span text:style-name="T179">[ </text:span><text:span text:style-name="T115">:nonewline</text:span><text:span text:style-name="T179"> ] </text:span><text:span text:style-name="T53">val </text:span><text:s/>[ <text:span text:style-name="T53">val</text:span> ... ]</text:p>
          </table:table-cell>
        </table:table-row>
        <table:table-row table:style-name="TableLine2019487653504">
          <table:table-cell table:style-name="TableBox2019487650240" office:value-type="string">
            <text:p text:style-name="P429">詳細</text:p>
          </table:table-cell>
          <table:table-cell table:style-name="TableBox2019487651056" office:value-type="string">
            <text:p text:style-name="P24"/>
            <text:p text:style-name="P24">ファイルに<text:span text:style-name="T53">val </text:span>を出力します。<text:span text:style-name="T53">val </text:span>は、文字列型に変換されて出力されます。</text:p>
            <text:p text:style-name="P24"><text:span text:style-name="T99">:</text:span><text:span text:style-name="T115">nonewline </text:span><text:span text:style-name="T179">を指定した場合、行末に改行は出力されません。</text:span></text:p>
            <text:p text:style-name="P24">set-newline がnilの場合は、出力する文字列に改行コードが含まれません。</text:p>
          </table:table-cell>
        </table:table-row>
        <table:table-row table:style-name="TableLine2019487656768">
          <table:table-cell table:style-name="TableBox2019487650240" office:value-type="string">
            <text:p text:style-name="P429">戻り値</text:p>
          </table:table-cell>
          <table:table-cell table:style-name="TableBox2019487651056" office:value-type="string">
            <text:p text:style-name="P234"/>
            <text:p text:style-name="P234">成功した場合tを返します。</text:p>
          </table:table-cell>
        </table:table-row>
        <table:table-row table:style-name="TableLine2019487647520">
          <table:table-cell table:style-name="TableBox2019487650240" office:value-type="string">
            <text:p text:style-name="P429">例外</text:p>
          </table:table-cell>
          <table:table-cell table:style-name="TableBox2019487651056" office:value-type="string">
            <text:p text:style-name="P234"/>
            <text:p text:style-name="P234">ErrFileNotOpen: ファイルがオープンされていません。もしくはファイルのオープンモードがoもしくはaではありません。</text:p>
            <text:p text:style-name="P234">ErrSyntax: 書式に誤りがあります。</text:p>
          </table:table-cell>
        </table:table-row>
        <table:table-row table:style-name="TableLine2019487655952">
          <table:table-cell table:style-name="TableBox2019487650240" office:value-type="string">
            <text:p text:style-name="P429">使用例</text:p>
          </table:table-cell>
          <table:table-cell table:style-name="TableBox2019487651056" office:value-type="string">
            <text:p text:style-name="P234"/>
            <text:p text:style-name="P234"/>
          </table:table-cell>
        </table:table-row>
      </table:table>
      <text:h text:style-name="P695" text:outline-level="3"/>
      <text:h text:style-name="P789"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2019487652416">
          <table:table-cell table:style-name="TableBox2019487652688" office:value-type="string">
            <text:p text:style-name="P429">説明</text:p>
          </table:table-cell>
          <table:table-cell table:style-name="TableBox2019487655680" office:value-type="string">
            <text:p text:style-name="P234"/>
            <text:p text:style-name="P234">ファイルが入出力可能か調べます。</text:p>
          </table:table-cell>
        </table:table-row>
        <table:table-row table:style-name="TableLine2019487657040">
          <table:table-cell table:style-name="TableBox2019487652688" office:value-type="string">
            <text:p text:style-name="P429">書式</text:p>
          </table:table-cell>
          <table:table-cell table:style-name="TableBox2019487655680" office:value-type="string">
            <text:p text:style-name="P234"/>
            <text:p text:style-name="P234">File <text:span text:style-name="T191">[ timeout: </text:span><text:span text:style-name="T62">msec</text:span><text:span text:style-name="T191"> ] </text:span>ready?</text:p>
          </table:table-cell>
        </table:table-row>
        <table:table-row table:style-name="TableLine2019487657312">
          <table:table-cell table:style-name="TableBox2019487652688" office:value-type="string">
            <text:p text:style-name="P429">詳細</text:p>
          </table:table-cell>
          <table:table-cell table:style-name="TableBox2019487655680" office:value-type="string">
            <text:p text:style-name="P234"/>
            <text:p text:style-name="P234">ファイルが入出力可能か調べます。このメソッドは、ファイル記述子に対してselect(2)システムコールを使用しています。</text:p>
            <text:p text:style-name="P664">timeout: オプションを指定した場合、<text:span text:style-name="T53">msec</text:span>ミリ秒待った後入出力が可能にならなければnilを返します。</text:p>
          </table:table-cell>
        </table:table-row>
        <table:table-row table:style-name="TableLine2019487673360">
          <table:table-cell table:style-name="TableBox2019487652688" office:value-type="string">
            <text:p text:style-name="P429">戻り値</text:p>
          </table:table-cell>
          <table:table-cell table:style-name="TableBox2019487655680" office:value-type="string">
            <text:p text:style-name="P234"/>
            <text:p text:style-name="P234">現在のファイルが入出力可能であればtを、入出力ができなければnilを返します。</text:p>
          </table:table-cell>
        </table:table-row>
        <table:table-row table:style-name="TableLine2019487669280">
          <table:table-cell table:style-name="TableBox2019487652688" office:value-type="string">
            <text:p text:style-name="P429">例外</text:p>
          </table:table-cell>
          <table:table-cell table:style-name="TableBox2019487655680" office:value-type="string">
            <text:p text:style-name="P234"/>
            <text:p text:style-name="P234">ErrSyntax: 書式に誤りがあります。</text:p>
          </table:table-cell>
        </table:table-row>
        <table:table-row table:style-name="TableLine2019487679888">
          <table:table-cell table:style-name="TableBox2019487652688" office:value-type="string">
            <text:p text:style-name="P429">使用例</text:p>
          </table:table-cell>
          <table:table-cell table:style-name="TableBox2019487655680" office:value-type="string">
            <text:p text:style-name="P234"/>
            <text:p text:style-name="P234"/>
          </table:table-cell>
        </table:table-row>
      </table:table>
      <text:h text:style-name="P695" text:outline-level="3"/>
      <text:h text:style-name="P789"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2019487655408">
          <table:table-cell table:style-name="TableBox2019487672816" office:value-type="string">
            <text:p text:style-name="P429">説明</text:p>
          </table:table-cell>
          <table:table-cell table:style-name="TableBox2019487678800" office:value-type="string">
            <text:p text:style-name="P234"/>
            <text:p text:style-name="P234">ファイルオブジェクトにファイル記述子を設定します。</text:p>
          </table:table-cell>
        </table:table-row>
        <table:table-row table:style-name="TableLine2019487675264">
          <table:table-cell table:style-name="TableBox2019487672816" office:value-type="string">
            <text:p text:style-name="P429">書式</text:p>
          </table:table-cell>
          <table:table-cell table:style-name="TableBox2019487678800" office:value-type="string">
            <text:p text:style-name="P234"/>
            <text:p text:style-name="P345">File set! <text:span text:style-name="T53">desc</text:span> [ mode: i | o | a <text:span text:style-name="T208">| io </text:span>]</text:p>
          </table:table-cell>
        </table:table-row>
        <table:table-row table:style-name="TableLine2019487680704">
          <table:table-cell table:style-name="TableBox2019487672816" office:value-type="string">
            <text:p text:style-name="P429">詳細</text:p>
          </table:table-cell>
          <table:table-cell table:style-name="TableBox2019487678800" office:value-type="string">
            <text:p text:style-name="P234"/>
            <text:p text:style-name="P234">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2019487674720">
          <table:table-cell table:style-name="TableBox2019487672816" office:value-type="string">
            <text:p text:style-name="P429">戻り値</text:p>
          </table:table-cell>
          <table:table-cell table:style-name="TableBox2019487678800" office:value-type="string">
            <text:p text:style-name="P234"/>
            <text:p text:style-name="P234">成功した場合tを返します。</text:p>
          </table:table-cell>
        </table:table-row>
        <table:table-row table:style-name="TableLine2019487671184">
          <table:table-cell table:style-name="TableBox2019487672816" office:value-type="string">
            <text:p text:style-name="P429">例外</text:p>
          </table:table-cell>
          <table:table-cell table:style-name="TableBox2019487678800" office:value-type="string">
            <text:p text:style-name="P234"/>
            <text:p text:style-name="P234">ErrSyntax: 書式に誤りがあります。</text:p>
          </table:table-cell>
        </table:table-row>
        <table:table-row table:style-name="TableLine2019487678256">
          <table:table-cell table:style-name="TableBox2019487672816" office:value-type="string">
            <text:p text:style-name="P429">使用例</text:p>
          </table:table-cell>
          <table:table-cell table:style-name="TableBox2019487678800" office:value-type="string">
            <text:p text:style-name="P234"/>
            <text:p text:style-name="P234"/>
          </table:table-cell>
        </table:table-row>
      </table:table>
      <text:h text:style-name="P789" text:outline-level="3"><text:bookmark-start text:name="__RefHeading___Toc23054_1636654246"/>File::set-<text:span text:style-name="T209">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08"/>
      <table:table table:name="表200" table:style-name="表200">
        <table:table-column table:style-name="表200.A"/>
        <table:table-column table:style-name="表200.B"/>
        <table:table-row table:style-name="TableLine2019487669552">
          <table:table-cell table:style-name="TableBox2019487676896" office:value-type="string">
            <text:p text:style-name="P483">説明</text:p>
          </table:table-cell>
          <table:table-cell table:style-name="TableBox2019487673088" office:value-type="string">
            <text:p text:style-name="P306"/>
            <text:p text:style-name="P306">ファイル入出力の際の文字コードのエンコーディングを指定します。</text:p>
          </table:table-cell>
        </table:table-row>
        <table:table-row table:style-name="TableLine2019487677168">
          <table:table-cell table:style-name="TableBox2019487676896" office:value-type="string">
            <text:p text:style-name="P483">書式</text:p>
          </table:table-cell>
          <table:table-cell table:style-name="TableBox2019487673088" office:value-type="string">
            <text:p text:style-name="P306"/>
            <text:p text:style-name="P306">File set-<text:span text:style-name="T209">encoding </text:span><text:span text:style-name="T70">enc</text:span></text:p>
            <text:p text:style-name="P306"><text:span text:style-name="T106">File set-input-encoding </text:span><text:span text:style-name="T70">enc</text:span></text:p>
            <text:p text:style-name="P306"><text:span text:style-name="T106">File set-output-encoding </text:span><text:span text:style-name="T70">enc</text:span></text:p>
          </table:table-cell>
        </table:table-row>
        <table:table-row table:style-name="TableLine2019487665744">
          <table:table-cell table:style-name="TableBox2019487676896" office:value-type="string">
            <text:p text:style-name="P483">詳細</text:p>
          </table:table-cell>
          <table:table-cell table:style-name="TableBox2019487673088" office:value-type="string">
            <text:p text:style-name="P233"/>
            <text:p text:style-name="P399">ファイルとの入出力の際の文字コードのエンコーディングを指定します。<text:span text:style-name="T70">enc</text:span><text:span text:style-name="T209"> には次のシンボルが指定可能です。</text:span></text:p>
            <text:p text:style-name="P233">RAW … 文字エンコーディングを使用せずバイトストリームとして入出力を行います。</text:p>
            <text:p text:style-name="P233">UTF-8 … UTF-8エンコーディングを使用します。</text:p>
            <text:p text:style-name="P233">EUC-JP … EUC-JPエンコーディングを使用します。</text:p>
            <text:p text:style-name="P233">Shift-JIS … Shift-JISエンコーディングを使用します。</text:p>
            <text:p text:style-name="P233">エンコーディングは、入力および出力を個別に設定できます。</text:p>
            <text:p text:style-name="P233">set-encoding を使用すると、入力および出力のエンコーディングを同時に指定できます。set-input-encoding および set-output-encoding は、入力と出力のエンコーディングを個別に指定する際に使用します。</text:p>
            <text:p text:style-name="P233">Fileオブジェクトを生成した際のエンコーディングは、グローバル変数 DEFAULT_FILE_ENCODING の値が使用されます。</text:p>
          </table:table-cell>
        </table:table-row>
        <table:table-row table:style-name="TableLine2019487673632">
          <table:table-cell table:style-name="TableBox2019487676896" office:value-type="string">
            <text:p text:style-name="P483">戻り値</text:p>
          </table:table-cell>
          <table:table-cell table:style-name="TableBox2019487673088" office:value-type="string">
            <text:p text:style-name="P306"/>
            <text:p text:style-name="P306">成功した場合指定したエンコーディングを示すシンボルを返します。</text:p>
          </table:table-cell>
        </table:table-row>
        <table:table-row table:style-name="TableLine2019487680160">
          <table:table-cell table:style-name="TableBox2019487676896" office:value-type="string">
            <text:p text:style-name="P483">例外</text:p>
          </table:table-cell>
          <table:table-cell table:style-name="TableBox2019487673088" office:value-type="string">
            <text:p text:style-name="P306"/>
            <text:p text:style-name="P306">ErrSyntax: 書式に誤りがあります。</text:p>
          </table:table-cell>
        </table:table-row>
        <table:table-row table:style-name="TableLine2019487666560">
          <table:table-cell table:style-name="TableBox2019487676896" office:value-type="string">
            <text:p text:style-name="P483">使用例</text:p>
          </table:table-cell>
          <table:table-cell table:style-name="TableBox2019487673088" office:value-type="string">
            <text:p text:style-name="P306"/>
            <text:p text:style-name="P306"/>
          </table:table-cell>
        </table:table-row>
      </table:table>
      <text:h text:style-name="P709" text:outline-level="3"/>
      <text:h text:style-name="P810" text:outline-level="3"/>
      <text:h text:style-name="P789" text:outline-level="3"><text:bookmark-start text:name="__RefHeading___Toc19491_2135658563"/>File::set-<text:span text:style-name="T188">newline</text:span><text:span text:style-name="T5">　</text:span><text:bookmark-end text:name="__RefHeading___Toc19491_2135658563"/></text:h>
      <text:p text:style-name="P109"/>
      <table:table table:name="表169" table:style-name="表169">
        <table:table-column table:style-name="表169.A"/>
        <table:table-column table:style-name="表169.B"/>
        <table:table-row table:style-name="TableLine2019487676080">
          <table:table-cell table:style-name="TableBox2019487679072" office:value-type="string">
            <text:p text:style-name="P484">説明</text:p>
          </table:table-cell>
          <table:table-cell table:style-name="TableBox2019487675536" office:value-type="string">
            <text:p text:style-name="P307"/>
            <text:p text:style-name="P307">ファイルオブジェクトの改行入出力モードを設定します。</text:p>
          </table:table-cell>
        </table:table-row>
        <table:table-row table:style-name="TableLine2019487671456">
          <table:table-cell table:style-name="TableBox2019487679072" office:value-type="string">
            <text:p text:style-name="P484">書式</text:p>
          </table:table-cell>
          <table:table-cell table:style-name="TableBox2019487675536" office:value-type="string">
            <text:p text:style-name="P307"/>
            <text:p text:style-name="P307">File set-newline <text:span text:style-name="T188">t | nil</text:span></text:p>
          </table:table-cell>
        </table:table-row>
        <table:table-row table:style-name="TableLine2019487666016">
          <table:table-cell table:style-name="TableBox2019487679072" office:value-type="string">
            <text:p text:style-name="P484">詳細</text:p>
          </table:table-cell>
          <table:table-cell table:style-name="TableBox2019487675536"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188">set-newline nilに、stdout は set-newline tに初期設定されます。</text:span></text:p>
          </table:table-cell>
        </table:table-row>
        <table:table-row table:style-name="TableLine2019487666832">
          <table:table-cell table:style-name="TableBox2019487679072" office:value-type="string">
            <text:p text:style-name="P484">戻り値</text:p>
          </table:table-cell>
          <table:table-cell table:style-name="TableBox2019487675536" office:value-type="string">
            <text:p text:style-name="P365"/>
            <text:p text:style-name="P665">tまたはnilを返します。</text:p>
          </table:table-cell>
        </table:table-row>
        <table:table-row table:style-name="TableLine2019487665200">
          <table:table-cell table:style-name="TableBox2019487679072" office:value-type="string">
            <text:p text:style-name="P484">例外</text:p>
          </table:table-cell>
          <table:table-cell table:style-name="TableBox2019487675536" office:value-type="string">
            <text:p text:style-name="P307"/>
            <text:p text:style-name="P307">ErrSyntax: 書式に誤りがあります。</text:p>
          </table:table-cell>
        </table:table-row>
        <table:table-row table:style-name="TableLine2019487680976">
          <table:table-cell table:style-name="TableBox2019487679072" office:value-type="string">
            <text:p text:style-name="P484">使用例</text:p>
          </table:table-cell>
          <table:table-cell table:style-name="TableBox2019487675536" office:value-type="string">
            <text:p text:style-name="P307"/>
            <text:p text:style-name="P307"/>
          </table:table-cell>
        </table:table-row>
      </table:table>
      <text:h text:style-name="P789" text:outline-level="3"><text:bookmark-start text:name="__RefHeading___Toc19493_2135658563"/><text:span text:style-name="T130">File::set-</text:span><text:span text:style-name="T131">noblock</text:span>　<text:bookmark-end text:name="__RefHeading___Toc19493_2135658563"/></text:h>
      <text:p text:style-name="P24"/>
      <table:table table:name="表171" table:style-name="表171">
        <table:table-column table:style-name="表171.A"/>
        <table:table-column table:style-name="表171.B"/>
        <table:table-row table:style-name="TableLine2019487664928">
          <table:table-cell table:style-name="TableBox2019487666288" office:value-type="string">
            <text:p text:style-name="P484">説明</text:p>
          </table:table-cell>
          <table:table-cell table:style-name="TableBox2019487678528" office:value-type="string">
            <text:p text:style-name="P307"/>
            <text:p text:style-name="P307">ファイルオブジェクトに対して非ブロックI/Oを設定します。</text:p>
          </table:table-cell>
        </table:table-row>
        <table:table-row table:style-name="TableLine2019487675808">
          <table:table-cell table:style-name="TableBox2019487666288" office:value-type="string">
            <text:p text:style-name="P484">書式</text:p>
          </table:table-cell>
          <table:table-cell table:style-name="TableBox2019487678528" office:value-type="string">
            <text:p text:style-name="P307"/>
            <text:p text:style-name="P307">File set-no<text:span text:style-name="T188">block t | nil</text:span></text:p>
          </table:table-cell>
        </table:table-row>
        <table:table-row table:style-name="TableLine2019487681520">
          <table:table-cell table:style-name="TableBox2019487666288" office:value-type="string">
            <text:p text:style-name="P484">詳細</text:p>
          </table:table-cell>
          <table:table-cell table:style-name="TableBox2019487678528" office:value-type="string">
            <text:p text:style-name="P179"/>
            <text:p text:style-name="P179">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78">nilを設定すると通常のI/O（ブロックI/O）を設定します。この場合は、ファイル入出力（puts/gets）を呼びだした際にシステムがI/Oの準備ができていない場合は準備ができるまで待ちます。</text:p>
          </table:table-cell>
        </table:table-row>
        <table:table-row table:style-name="TableLine2019487681248">
          <table:table-cell table:style-name="TableBox2019487666288" office:value-type="string">
            <text:p text:style-name="P484">戻り値</text:p>
          </table:table-cell>
          <table:table-cell table:style-name="TableBox2019487678528" office:value-type="string">
            <text:p text:style-name="P365"/>
            <text:p text:style-name="P665">tまたはnilを返します。</text:p>
          </table:table-cell>
        </table:table-row>
        <table:table-row table:style-name="TableLine2019487676352">
          <table:table-cell table:style-name="TableBox2019487666288" office:value-type="string">
            <text:p text:style-name="P484">例外</text:p>
          </table:table-cell>
          <table:table-cell table:style-name="TableBox2019487678528" office:value-type="string">
            <text:p text:style-name="P307"/>
            <text:p text:style-name="P307">ErrSyntax: 書式に誤りがあります。</text:p>
          </table:table-cell>
        </table:table-row>
        <table:table-row table:style-name="TableLine2019487671728">
          <table:table-cell table:style-name="TableBox2019487666288" office:value-type="string">
            <text:p text:style-name="P484">使用例</text:p>
          </table:table-cell>
          <table:table-cell table:style-name="TableBox2019487678528" office:value-type="string">
            <text:p text:style-name="P307"/>
            <text:p text:style-name="P307"/>
          </table:table-cell>
        </table:table-row>
      </table:table>
      <text:h text:style-name="P710" text:outline-level="3"/>
      <text:h text:style-name="P789" text:outline-level="3"><text:bookmark-start text:name="__RefHeading___Toc19495_2135658563"/>File::set-<text:span text:style-name="T188">nobuffer　</text:span><text:bookmark-end text:name="__RefHeading___Toc19495_2135658563"/></text:h>
      <text:p text:style-name="P24"/>
      <table:table table:name="表170" table:style-name="表170">
        <table:table-column table:style-name="表170.A"/>
        <table:table-column table:style-name="表170.B"/>
        <table:table-row table:style-name="TableLine2019487667376">
          <table:table-cell table:style-name="TableBox2019487665472" office:value-type="string">
            <text:p text:style-name="P484">説明</text:p>
          </table:table-cell>
          <table:table-cell table:style-name="TableBox2019487667920" office:value-type="string">
            <text:p text:style-name="P307"/>
            <text:p text:style-name="P307">ファイルオブジェクトのバッファを無効化します。</text:p>
          </table:table-cell>
        </table:table-row>
        <table:table-row table:style-name="TableLine2019487667648">
          <table:table-cell table:style-name="TableBox2019487665472" office:value-type="string">
            <text:p text:style-name="P484">書式</text:p>
          </table:table-cell>
          <table:table-cell table:style-name="TableBox2019487667920" office:value-type="string">
            <text:p text:style-name="P307"/>
            <text:p text:style-name="P307">File set-nobuffer</text:p>
          </table:table-cell>
        </table:table-row>
        <table:table-row table:style-name="TableLine2019487668464">
          <table:table-cell table:style-name="TableBox2019487665472" office:value-type="string">
            <text:p text:style-name="P484">詳細</text:p>
          </table:table-cell>
          <table:table-cell table:style-name="TableBox2019487667920" office:value-type="string">
            <text:p text:style-name="P179"/>
            <text:p text:style-name="P179">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2019487672000">
          <table:table-cell table:style-name="TableBox2019487665472" office:value-type="string">
            <text:p text:style-name="P484">戻り値</text:p>
          </table:table-cell>
          <table:table-cell table:style-name="TableBox2019487667920" office:value-type="string">
            <text:p text:style-name="P365"/>
            <text:p text:style-name="P665">tを返します。</text:p>
          </table:table-cell>
        </table:table-row>
        <table:table-row table:style-name="TableLine2019487664656">
          <table:table-cell table:style-name="TableBox2019487665472" office:value-type="string">
            <text:p text:style-name="P484">例外</text:p>
          </table:table-cell>
          <table:table-cell table:style-name="TableBox2019487667920" office:value-type="string">
            <text:p text:style-name="P307"/>
            <text:p text:style-name="P307">ErrSyntax: 書式に誤りがあります。</text:p>
          </table:table-cell>
        </table:table-row>
        <table:table-row table:style-name="TableLine2019487681792">
          <table:table-cell table:style-name="TableBox2019487665472" office:value-type="string">
            <text:p text:style-name="P484">使用例</text:p>
          </table:table-cell>
          <table:table-cell table:style-name="TableBox2019487667920" office:value-type="string">
            <text:p text:style-name="P307"/>
            <text:p text:style-name="P307"/>
          </table:table-cell>
        </table:table-row>
      </table:table>
      <text:h text:style-name="P776" text:outline-level="3"/>
      <text:h text:style-name="P789"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2019487668192">
          <table:table-cell table:style-name="TableBox2019487669008" office:value-type="string">
            <text:p text:style-name="P429">説明</text:p>
          </table:table-cell>
          <table:table-cell table:style-name="TableBox2019487677440" office:value-type="string">
            <text:p text:style-name="P234"/>
            <text:p text:style-name="P234">ファイルの状態を返します。</text:p>
          </table:table-cell>
        </table:table-row>
        <table:table-row table:style-name="TableLine2019487673904">
          <table:table-cell table:style-name="TableBox2019487669008" office:value-type="string">
            <text:p text:style-name="P429">書式</text:p>
          </table:table-cell>
          <table:table-cell table:style-name="TableBox2019487677440" office:value-type="string">
            <text:p text:style-name="P234"/>
            <text:p text:style-name="P234">File stat</text:p>
          </table:table-cell>
        </table:table-row>
        <table:table-row table:style-name="TableLine2019487677712">
          <table:table-cell table:style-name="TableBox2019487669008" office:value-type="string">
            <text:p text:style-name="P429">詳細</text:p>
          </table:table-cell>
          <table:table-cell table:style-name="TableBox2019487677440" office:value-type="string">
            <text:p text:style-name="P24"/>
            <text:p text:style-name="P24">ファイルの詳細をリストで返します。リストの詳細は以下のとおりです。</text:p>
            <text:p text:style-name="P622">((fd . <text:span text:style-name="T53">FD</text:span> ) (mode . <text:span text:style-name="T53">MODE</text:span> ) (path . <text:span text:style-name="T53">PATH</text:span> ) (eof . <text:span text:style-name="T53">EOF</text:span> )</text:p>
            <text:p text:style-name="P622"><text:s/><text:span text:style-name="T190">(newline . </text:span><text:span text:style-name="T79">NEWLINE</text:span><text:span text:style-name="T190"> ) (noblock . </text:span><text:span text:style-name="T79">NOBLOCK</text:span><text:span text:style-name="T190"> )</text:span>)</text:p>
            <text:p text:style-name="P24"><text:span text:style-name="T53">FD</text:span> ... ファイルディスクリプタの値</text:p>
            <text:p text:style-name="P24"><text:span text:style-name="T53">MODE</text:span> ... ファイルのオープンモード</text:p>
            <text:p text:style-name="P24"><text:span text:style-name="T53">PATH</text:span> ... ファイルパス</text:p>
            <text:p text:style-name="P24"><text:span text:style-name="T53">EOF</text:span> ... EOF の場合にt</text:p>
            <text:p text:style-name="P24"><text:span text:style-name="T53">NEWLINE</text:span> … 改行コードを含むときにt</text:p>
            <text:p text:style-name="P24"><text:span text:style-name="T53">NOBLOCK</text:span> … 非ブロックモードのときにt</text:p>
          </table:table-cell>
        </table:table-row>
        <table:table-row table:style-name="TableLine2019487670368">
          <table:table-cell table:style-name="TableBox2019487669008" office:value-type="string">
            <text:p text:style-name="P429">戻り値</text:p>
          </table:table-cell>
          <table:table-cell table:style-name="TableBox2019487677440" office:value-type="string">
            <text:p text:style-name="P234"/>
            <text:p text:style-name="P234">ファイルの状態リストを返します。詳細を参照ください。</text:p>
          </table:table-cell>
        </table:table-row>
        <table:table-row table:style-name="TableLine2019487672272">
          <table:table-cell table:style-name="TableBox2019487669008" office:value-type="string">
            <text:p text:style-name="P429">例外</text:p>
          </table:table-cell>
          <table:table-cell table:style-name="TableBox2019487677440" office:value-type="string">
            <text:p text:style-name="P234"/>
            <text:p text:style-name="P234">ErrSyntax: 書式に誤りがあります。</text:p>
          </table:table-cell>
        </table:table-row>
        <table:table-row table:style-name="TableLine2019487674176">
          <table:table-cell table:style-name="TableBox2019487669008" office:value-type="string">
            <text:p text:style-name="P429">使用例</text:p>
          </table:table-cell>
          <table:table-cell table:style-name="TableBox2019487677440" office:value-type="string">
            <text:p text:style-name="P234"/>
            <text:p text:style-name="P234"/>
          </table:table-cell>
        </table:table-row>
      </table:table>
      <text:h text:style-name="P695" text:outline-level="3"/>
      <text:h text:style-name="P789" text:outline-level="3"><text:bookmark-start text:name="__RefHeading___Toc21598_780634474"/>Integer　<text:bookmark-end text:name="__RefHeading___Toc21598_780634474"/></text:h>
      <text:p text:style-name="P110"/>
      <text:p text:style-name="P175">　Integerクラスは、整数データ型のWrapperクラスです。整数リテラルに対してメソッドを指定することにより呼びだします。</text:p>
      <text:p text:style-name="P175">　Perfumeの整数データ型は、多倍長整数となります。メモリの許す限り大きな整数を現すことが可能です。</text:p>
      <text:h text:style-name="P711" text:outline-level="3"/>
      <text:h text:style-name="P789"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2019487670096">
          <table:table-cell table:style-name="TableBox2019487670912" office:value-type="string">
            <text:p text:style-name="P429">説明</text:p>
          </table:table-cell>
          <table:table-cell table:style-name="TableBox2019487674448" office:value-type="string">
            <text:p text:style-name="P234"/>
            <text:p text:style-name="P234">整数の比較を行います。</text:p>
          </table:table-cell>
        </table:table-row>
        <table:table-row table:style-name="TableLine2019487679344">
          <table:table-cell table:style-name="TableBox2019487670912" office:value-type="string">
            <text:p text:style-name="P429">書式</text:p>
          </table:table-cell>
          <table:table-cell table:style-name="TableBox2019487674448" office:value-type="string">
            <text:p text:style-name="P234"/>
            <text:p text:style-name="P234">Integer = <text:span text:style-name="T53">val</text:span></text:p>
            <text:p text:style-name="P234">Integer != <text:span text:style-name="T53">val</text:span></text:p>
            <text:p text:style-name="P234">Integer &gt; <text:span text:style-name="T53">val</text:span></text:p>
            <text:p text:style-name="P234">Integer &gt;= <text:span text:style-name="T53">val</text:span></text:p>
            <text:p text:style-name="P234">Integer &lt; <text:span text:style-name="T53">val</text:span></text:p>
            <text:p text:style-name="P234">Integer &lt;= <text:span text:style-name="T53">val</text:span></text:p>
          </table:table-cell>
        </table:table-row>
        <table:table-row table:style-name="TableLine2019487679616">
          <table:table-cell table:style-name="TableBox2019487670912" office:value-type="string">
            <text:p text:style-name="P429">詳細</text:p>
          </table:table-cell>
          <table:table-cell table:style-name="TableBox2019487674448" office:value-type="string">
            <text:p text:style-name="P234"/>
            <text:p text:style-name="P234">Integerと<text:span text:style-name="T53">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style-name="TableLine2019487692672">
          <table:table-cell table:style-name="TableBox2019487670912" office:value-type="string">
            <text:p text:style-name="P429">戻り値</text:p>
          </table:table-cell>
          <table:table-cell table:style-name="TableBox2019487674448" office:value-type="string">
            <text:p text:style-name="P234"/>
            <text:p text:style-name="P234">比較の結果、真の場合はtを返します。偽の場合はnilを返します。</text:p>
          </table:table-cell>
        </table:table-row>
        <table:table-row table:style-name="TableLine2019487694848">
          <table:table-cell table:style-name="TableBox2019487670912" office:value-type="string">
            <text:p text:style-name="P429">例外</text:p>
          </table:table-cell>
          <table:table-cell table:style-name="TableBox2019487674448" office:value-type="string">
            <text:p text:style-name="P234"/>
            <text:p text:style-name="P234">ErrSyntax: 書式に誤りがあります。</text:p>
          </table:table-cell>
        </table:table-row>
        <table:table-row table:style-name="TableLine2019487685600">
          <table:table-cell table:style-name="TableBox2019487670912" office:value-type="string">
            <text:p text:style-name="P429">使用例</text:p>
          </table:table-cell>
          <table:table-cell table:style-name="TableBox2019487674448" office:value-type="string">
            <text:p text:style-name="P234"/>
            <text:p text:style-name="P234"/>
          </table:table-cell>
        </table:table-row>
      </table:table>
      <text:h text:style-name="P695" text:outline-level="3"/>
      <text:h text:style-name="P789"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77"/>
      <table:table table:name="表115" table:style-name="表115">
        <table:table-column table:style-name="表115.A"/>
        <table:table-column table:style-name="表115.B"/>
        <table:table-row table:style-name="TableLine2019487672544">
          <table:table-cell table:style-name="TableBox2019487698656" office:value-type="string">
            <text:p text:style-name="P429">説明</text:p>
          </table:table-cell>
          <table:table-cell table:style-name="TableBox2019487693760" office:value-type="string">
            <text:p text:style-name="P234"/>
            <text:p text:style-name="P234">整数演算を行います。</text:p>
          </table:table-cell>
        </table:table-row>
        <table:table-row table:style-name="TableLine2019487682064">
          <table:table-cell table:style-name="TableBox2019487698656" office:value-type="string">
            <text:p text:style-name="P429">書式</text:p>
          </table:table-cell>
          <table:table-cell table:style-name="TableBox2019487693760" office:value-type="string">
            <text:p text:style-name="P234"/>
            <text:p text:style-name="P234">Integer + <text:span text:style-name="T53">val</text:span></text:p>
            <text:p text:style-name="P234">Integer – <text:span text:style-name="T53">val</text:span></text:p>
            <text:p text:style-name="P234">Integer * <text:span text:style-name="T53">val</text:span></text:p>
            <text:p text:style-name="P234">Integer / <text:span text:style-name="T53">val</text:span></text:p>
            <text:p text:style-name="P273">Integer % <text:span text:style-name="T53">val</text:span></text:p>
            <text:p text:style-name="P426">Integer ^ val</text:p>
          </table:table-cell>
        </table:table-row>
        <table:table-row table:style-name="TableLine2019487688592">
          <table:table-cell table:style-name="TableBox2019487698656" office:value-type="string">
            <text:p text:style-name="P429">詳細</text:p>
          </table:table-cell>
          <table:table-cell table:style-name="TableBox2019487693760" office:value-type="string">
            <text:p text:style-name="P234"/>
            <text:p text:style-name="P234">Integerと<text:span text:style-name="T53">val</text:span>の演算を行います。</text:p>
            <text:p text:style-name="P234">+ 加算</text:p>
            <text:p text:style-name="P234">- 減算</text:p>
            <text:p text:style-name="P234">* 乗算</text:p>
            <text:p text:style-name="P234">/ 除算</text:p>
            <text:p text:style-name="P234">% 剰余</text:p>
            <text:p text:style-name="P234">^ べき乗</text:p>
          </table:table-cell>
        </table:table-row>
        <table:table-row table:style-name="TableLine2019487684240">
          <table:table-cell table:style-name="TableBox2019487698656" office:value-type="string">
            <text:p text:style-name="P429">戻り値</text:p>
          </table:table-cell>
          <table:table-cell table:style-name="TableBox2019487693760" office:value-type="string">
            <text:p text:style-name="P234"/>
            <text:p text:style-name="P234">Integerと<text:span text:style-name="T53">val</text:span>の演算結果を返します。<text:span text:style-name="T53">val</text:span>は整数値もしくは実数を指定可能です。</text:p>
            <text:p text:style-name="P234">結果は整数型となります。<text:span text:style-name="T53">val</text:span>に実数型を指定した場合も整数が返ります。</text:p>
          </table:table-cell>
        </table:table-row>
        <table:table-row table:style-name="TableLine2019487691584">
          <table:table-cell table:style-name="TableBox2019487698656" office:value-type="string">
            <text:p text:style-name="P429">例外</text:p>
          </table:table-cell>
          <table:table-cell table:style-name="TableBox2019487693760" office:value-type="string">
            <text:p text:style-name="P234"/>
            <text:p text:style-name="P234">ErrSyntax: 書式に誤りがあります。</text:p>
          </table:table-cell>
        </table:table-row>
        <table:table-row table:style-name="TableLine2019487697024">
          <table:table-cell table:style-name="TableBox2019487698656" office:value-type="string">
            <text:p text:style-name="P429">使用例</text:p>
          </table:table-cell>
          <table:table-cell table:style-name="TableBox2019487693760" office:value-type="string">
            <text:p text:style-name="P234"/>
            <text:p text:style-name="P234"/>
          </table:table-cell>
        </table:table-row>
      </table:table>
      <text:h text:style-name="P789"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1"/>
      <table:table table:name="Table47" table:style-name="Table47">
        <table:table-column table:style-name="Table47.A"/>
        <table:table-column table:style-name="Table47.B"/>
        <table:table-row table:style-name="TableLine2019487689408">
          <table:table-cell table:style-name="TableBox2019487689680" office:value-type="string">
            <text:p text:style-name="P477">説明</text:p>
          </table:table-cell>
          <table:table-cell table:style-name="TableBox2019487691312" office:value-type="string">
            <text:p text:style-name="P298"/>
            <text:p text:style-name="P298">論理演算を行います。</text:p>
          </table:table-cell>
        </table:table-row>
        <table:table-row table:style-name="TableLine2019487698928">
          <table:table-cell table:style-name="TableBox2019487689680" office:value-type="string">
            <text:p text:style-name="P477">書式</text:p>
          </table:table-cell>
          <table:table-cell table:style-name="TableBox2019487691312" office:value-type="string">
            <text:p text:style-name="P298"/>
            <text:p text:style-name="P298">Integer &amp;&amp; <text:span text:style-name="T53">val</text:span></text:p>
            <text:p text:style-name="P298">Integer ^^ <text:span text:style-name="T53">val</text:span></text:p>
            <text:p text:style-name="P298">Integer || <text:span text:style-name="T53">val</text:span></text:p>
            <text:p text:style-name="P298">Integer <text:span text:style-name="T53">~~</text:span></text:p>
            <text:p text:style-name="P308"><text:span text:style-name="T99">Integer &lt;&lt; </text:span><text:span text:style-name="T53">val</text:span></text:p>
            <text:p text:style-name="P308"><text:span text:style-name="T99">Integer &gt;&gt; </text:span><text:span text:style-name="T53">val</text:span></text:p>
            <text:p text:style-name="P308"><text:span text:style-name="T99">Integer &gt;&gt;&gt;</text:span><text:span text:style-name="T53"> val</text:span></text:p>
          </table:table-cell>
        </table:table-row>
        <table:table-row table:style-name="TableLine2019487693216">
          <table:table-cell table:style-name="TableBox2019487689680" office:value-type="string">
            <text:p text:style-name="P477">詳細</text:p>
          </table:table-cell>
          <table:table-cell table:style-name="TableBox2019487691312"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2019487686688">
          <table:table-cell table:style-name="TableBox2019487689680" office:value-type="string">
            <text:p text:style-name="P477">戻り値</text:p>
          </table:table-cell>
          <table:table-cell table:style-name="TableBox2019487691312" office:value-type="string">
            <text:p text:style-name="P298"/>
            <text:p text:style-name="P298">Integerと<text:span text:style-name="T53">val</text:span>の論理演算結果を返します。<text:span text:style-name="T53">val</text:span>は整数値を指定可能です。</text:p>
            <text:p text:style-name="P298">内部は多倍長整数のため、64ビット整数に変換して計算します。</text:p>
          </table:table-cell>
        </table:table-row>
        <table:table-row table:style-name="TableLine2019487683152">
          <table:table-cell table:style-name="TableBox2019487689680" office:value-type="string">
            <text:p text:style-name="P477">例外</text:p>
          </table:table-cell>
          <table:table-cell table:style-name="TableBox2019487691312" office:value-type="string">
            <text:p text:style-name="P298"/>
            <text:p text:style-name="P298">ErrSyntax: 書式に誤りがあります。</text:p>
          </table:table-cell>
        </table:table-row>
        <table:table-row table:style-name="TableLine2019487683424">
          <table:table-cell table:style-name="TableBox2019487689680" office:value-type="string">
            <text:p text:style-name="P477">使用例</text:p>
          </table:table-cell>
          <table:table-cell table:style-name="TableBox2019487691312" office:value-type="string">
            <text:p text:style-name="P298"/>
            <text:p text:style-name="P298"/>
          </table:table-cell>
        </table:table-row>
      </table:table>
      <text:h text:style-name="P777" text:outline-level="3"/>
      <text:h text:style-name="P789"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2019487690224">
          <table:table-cell table:style-name="TableBox2019487684784" office:value-type="string">
            <text:p text:style-name="P429">説明</text:p>
          </table:table-cell>
          <table:table-cell table:style-name="TableBox2019487695664" office:value-type="string">
            <text:p text:style-name="P234"/>
            <text:p text:style-name="P234">Integerデータをインクリメント/デクリメントします。</text:p>
          </table:table-cell>
        </table:table-row>
        <table:table-row table:style-name="TableLine2019487693488">
          <table:table-cell table:style-name="TableBox2019487684784" office:value-type="string">
            <text:p text:style-name="P429">書式</text:p>
          </table:table-cell>
          <table:table-cell table:style-name="TableBox2019487695664" office:value-type="string">
            <text:p text:style-name="P234"/>
            <text:p text:style-name="P234">Integer ++ [ <text:span text:style-name="T53">val</text:span> <text:s/>]</text:p>
            <text:p text:style-name="P234">Integer -- [ <text:span text:style-name="T53">val</text:span> <text:s/>]</text:p>
          </table:table-cell>
        </table:table-row>
        <table:table-row table:style-name="TableLine2019487699200">
          <table:table-cell table:style-name="TableBox2019487684784" office:value-type="string">
            <text:p text:style-name="P429">詳細</text:p>
          </table:table-cell>
          <table:table-cell table:style-name="TableBox2019487695664" office:value-type="string">
            <text:p text:style-name="P234"/>
            <text:p text:style-name="P234">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234">このメソッドは、変数に保持された値が直接変更されます。</text:p>
          </table:table-cell>
        </table:table-row>
        <table:table-row table:style-name="TableLine2019487698112">
          <table:table-cell table:style-name="TableBox2019487684784" office:value-type="string">
            <text:p text:style-name="P429">戻り値</text:p>
          </table:table-cell>
          <table:table-cell table:style-name="TableBox2019487695664" office:value-type="string">
            <text:p text:style-name="P234"/>
            <text:p text:style-name="P234">インクリメント/デクリメントされた結果が返ります。</text:p>
          </table:table-cell>
        </table:table-row>
        <table:table-row table:style-name="TableLine2019487692128">
          <table:table-cell table:style-name="TableBox2019487684784" office:value-type="string">
            <text:p text:style-name="P429">例外</text:p>
          </table:table-cell>
          <table:table-cell table:style-name="TableBox2019487695664" office:value-type="string">
            <text:p text:style-name="P234"/>
            <text:p text:style-name="P234">ErrSyntax: 書式に誤りがあります。</text:p>
          </table:table-cell>
        </table:table-row>
        <table:table-row table:style-name="TableLine2019487688864">
          <table:table-cell table:style-name="TableBox2019487684784" office:value-type="string">
            <text:p text:style-name="P429">使用例</text:p>
          </table:table-cell>
          <table:table-cell table:style-name="TableBox2019487695664" office:value-type="string">
            <text:p text:style-name="P542"/>
            <text:p text:style-name="P542"># incriment valiable</text:p>
            <text:p text:style-name="P542">set i 0;</text:p>
            <text:p text:style-name="P542">$i ++;</text:p>
            <text:p text:style-name="P542"># same as</text:p>
            <text:p text:style-name="P542">set i 0;</text:p>
            <text:p text:style-name="P542">set i [$i + 1];</text:p>
          </table:table-cell>
        </table:table-row>
      </table:table>
      <text:h text:style-name="P695" text:outline-level="3"/>
      <text:h text:style-name="P789"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2019487692400">
          <table:table-cell table:style-name="TableBox2019487697568" office:value-type="string">
            <text:p text:style-name="P429">説明</text:p>
          </table:table-cell>
          <table:table-cell table:style-name="TableBox2019487685056" office:value-type="string">
            <text:p text:style-name="P234"/>
            <text:p text:style-name="P234">Integerのリストを返します。</text:p>
          </table:table-cell>
        </table:table-row>
        <table:table-row table:style-name="TableLine2019487690768">
          <table:table-cell table:style-name="TableBox2019487697568" office:value-type="string">
            <text:p text:style-name="P429">書式</text:p>
          </table:table-cell>
          <table:table-cell table:style-name="TableBox2019487685056" office:value-type="string">
            <text:p text:style-name="P234"/>
            <text:p text:style-name="P234">Integer .. <text:span text:style-name="T53">to-val</text:span><text:span text:style-name="T99"> <text:s/>[ do: { | </text:span><text:span text:style-name="T53">var</text:span><text:span text:style-name="T99"> | <text:s/></text:span><text:span text:style-name="T53">block</text:span><text:span text:style-name="T99"> } ]</text:span></text:p>
          </table:table-cell>
        </table:table-row>
        <table:table-row table:style-name="TableLine2019487685328">
          <table:table-cell table:style-name="TableBox2019487697568" office:value-type="string">
            <text:p text:style-name="P429">詳細</text:p>
          </table:table-cell>
          <table:table-cell table:style-name="TableBox2019487685056" office:value-type="string">
            <text:p text:style-name="P234"/>
            <text:p text:style-name="P234">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2019487686960">
          <table:table-cell table:style-name="TableBox2019487697568" office:value-type="string">
            <text:p text:style-name="P429">戻り値</text:p>
          </table:table-cell>
          <table:table-cell table:style-name="TableBox2019487685056" office:value-type="string">
            <text:p text:style-name="P234"/>
            <text:p text:style-name="P234">do: ブロックを省略した場合は整数のリストが返ります。do: ブロックを指定した場合は、ブロック内で処理した結果のリストが返ります。</text:p>
          </table:table-cell>
        </table:table-row>
        <table:table-row table:style-name="TableLine2019487694304">
          <table:table-cell table:style-name="TableBox2019487697568" office:value-type="string">
            <text:p text:style-name="P429">例外</text:p>
          </table:table-cell>
          <table:table-cell table:style-name="TableBox2019487685056" office:value-type="string">
            <text:p text:style-name="P234"/>
            <text:p text:style-name="P234">ErrSyntax: 書式に誤りがあります。</text:p>
          </table:table-cell>
        </table:table-row>
        <table:table-row table:style-name="TableLine2019487685872">
          <table:table-cell table:style-name="TableBox2019487697568" office:value-type="string">
            <text:p text:style-name="P429">使用例</text:p>
          </table:table-cell>
          <table:table-cell table:style-name="TableBox2019487685056" office:value-type="string">
            <text:p text:style-name="P522"/>
            <text:p text:style-name="P522"># 0から20までの偶数のリストを返します。</text:p>
            <text:p text:style-name="P522">0 .. 10 do: {| i | $i * 2};</text:p>
          </table:table-cell>
        </table:table-row>
      </table:table>
      <text:h text:style-name="P695" text:outline-level="3"/>
      <text:h text:style-name="P789" text:outline-level="3"><text:bookmark-start text:name="__RefHeading___Toc23673_1636654246"/>Integer::abs<text:span text:style-name="T5">　</text:span><text:bookmark-end text:name="__RefHeading___Toc23673_1636654246"/></text:h>
      <text:p text:style-name="P112"/>
      <table:table table:name="表202" table:style-name="表202">
        <table:table-column table:style-name="表202.A"/>
        <table:table-column table:style-name="表202.B"/>
        <table:table-row table:style-name="TableLine2019487696208">
          <table:table-cell table:style-name="TableBox2019487697296" office:value-type="string">
            <text:p text:style-name="P485">説明</text:p>
          </table:table-cell>
          <table:table-cell table:style-name="TableBox2019487682336" office:value-type="string">
            <text:p text:style-name="P309"/>
            <text:p text:style-name="P366">絶対値を返します。</text:p>
          </table:table-cell>
        </table:table-row>
        <table:table-row table:style-name="TableLine2019487683696">
          <table:table-cell table:style-name="TableBox2019487697296" office:value-type="string">
            <text:p text:style-name="P485">書式</text:p>
          </table:table-cell>
          <table:table-cell table:style-name="TableBox2019487682336" office:value-type="string">
            <text:p text:style-name="P309"/>
            <text:p text:style-name="P309">Integer abs</text:p>
          </table:table-cell>
        </table:table-row>
        <table:table-row table:style-name="TableLine2019487690496">
          <table:table-cell table:style-name="TableBox2019487697296" office:value-type="string">
            <text:p text:style-name="P485">詳細</text:p>
          </table:table-cell>
          <table:table-cell table:style-name="TableBox2019487682336" office:value-type="string">
            <text:p text:style-name="P309"/>
            <text:p text:style-name="P309">Integerの値の絶対値を返します。</text:p>
          </table:table-cell>
        </table:table-row>
        <table:table-row table:style-name="TableLine2019487691040">
          <table:table-cell table:style-name="TableBox2019487697296" office:value-type="string">
            <text:p text:style-name="P485">戻り値</text:p>
          </table:table-cell>
          <table:table-cell table:style-name="TableBox2019487682336" office:value-type="string">
            <text:p text:style-name="P309"/>
            <text:p text:style-name="P310">Integerの値の絶対値が返ります。</text:p>
          </table:table-cell>
        </table:table-row>
        <table:table-row table:style-name="TableLine2019487695392">
          <table:table-cell table:style-name="TableBox2019487697296" office:value-type="string">
            <text:p text:style-name="P485">例外</text:p>
          </table:table-cell>
          <table:table-cell table:style-name="TableBox2019487682336" office:value-type="string">
            <text:p text:style-name="P309"/>
            <text:p text:style-name="P309">ErrSyntax: 書式に誤りがあります。</text:p>
          </table:table-cell>
        </table:table-row>
        <table:table-row table:style-name="TableLine2019487683968">
          <table:table-cell table:style-name="TableBox2019487697296" office:value-type="string">
            <text:p text:style-name="P485">使用例</text:p>
          </table:table-cell>
          <table:table-cell table:style-name="TableBox2019487682336" office:value-type="string">
            <text:p text:style-name="P309"/>
            <text:p text:style-name="P309"/>
          </table:table-cell>
        </table:table-row>
      </table:table>
      <text:h text:style-name="P712" text:outline-level="3"/>
      <text:h text:style-name="P789"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2019487684512">
          <table:table-cell table:style-name="TableBox2019487688320" office:value-type="string">
            <text:p text:style-name="P429">説明</text:p>
          </table:table-cell>
          <table:table-cell table:style-name="TableBox2019487691856" office:value-type="string">
            <text:p text:style-name="P234"/>
            <text:p text:style-name="P234">Integerのイテレータです。</text:p>
          </table:table-cell>
        </table:table-row>
        <table:table-row table:style-name="TableLine2019487696752">
          <table:table-cell table:style-name="TableBox2019487688320" office:value-type="string">
            <text:p text:style-name="P429">書式</text:p>
          </table:table-cell>
          <table:table-cell table:style-name="TableBox2019487691856" office:value-type="string">
            <text:p text:style-name="P234"/>
            <text:p text:style-name="P234">Integer each to: <text:span text:style-name="T53">to-val</text:span> <text:s/>do: { | <text:span text:style-name="T53">var</text:span> | <text:span text:style-name="T53">block</text:span> }</text:p>
          </table:table-cell>
        </table:table-row>
        <table:table-row table:style-name="TableLine2019487698384">
          <table:table-cell table:style-name="TableBox2019487688320" office:value-type="string">
            <text:p text:style-name="P429">詳細</text:p>
          </table:table-cell>
          <table:table-cell table:style-name="TableBox2019487691856" office:value-type="string">
            <text:p text:style-name="P234"/>
            <text:p text:style-name="P234">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2019487686416">
          <table:table-cell table:style-name="TableBox2019487688320" office:value-type="string">
            <text:p text:style-name="P429">戻り値</text:p>
          </table:table-cell>
          <table:table-cell table:style-name="TableBox2019487691856" office:value-type="string">
            <text:p text:style-name="P234"/>
            <text:p text:style-name="P234">最後に実行された<text:span text:style-name="T53">block</text:span>の値が返ります。</text:p>
          </table:table-cell>
        </table:table-row>
        <table:table-row table:style-name="TableLine2019487689136">
          <table:table-cell table:style-name="TableBox2019487688320" office:value-type="string">
            <text:p text:style-name="P429">例外</text:p>
          </table:table-cell>
          <table:table-cell table:style-name="TableBox2019487691856" office:value-type="string">
            <text:p text:style-name="P234"/>
            <text:p text:style-name="P234">ErrSyntax: 書式に誤りがあります。</text:p>
          </table:table-cell>
        </table:table-row>
        <table:table-row table:style-name="TableLine2019487694032">
          <table:table-cell table:style-name="TableBox2019487688320" office:value-type="string">
            <text:p text:style-name="P429">使用例</text:p>
          </table:table-cell>
          <table:table-cell table:style-name="TableBox2019487691856" office:value-type="string">
            <text:p text:style-name="P522"/>
            <text:p text:style-name="P522"># 1から10までを表示する</text:p>
            <text:p text:style-name="P522">1 each to: 10 do: {| i | println $i};</text:p>
          </table:table-cell>
        </table:table-row>
      </table:table>
      <text:h text:style-name="P789" text:outline-level="3"><text:bookmark-start text:name="__RefHeading___Toc23675_1636654246"/>Integer::<text:span text:style-name="T212">neg</text:span><text:span text:style-name="T5">　</text:span><text:bookmark-end text:name="__RefHeading___Toc23675_1636654246"/></text:h>
      <text:p text:style-name="P113"/>
      <table:table table:name="表203" table:style-name="表203">
        <table:table-column table:style-name="表203.A"/>
        <table:table-column table:style-name="表203.B"/>
        <table:table-row table:style-name="TableLine2019487694576">
          <table:table-cell table:style-name="TableBox2019487687504" office:value-type="string">
            <text:p text:style-name="P486">説明</text:p>
          </table:table-cell>
          <table:table-cell table:style-name="TableBox2019487697840" office:value-type="string">
            <text:p text:style-name="P311"/>
            <text:p text:style-name="P367">負を返します。</text:p>
          </table:table-cell>
        </table:table-row>
        <table:table-row table:style-name="TableLine2019487696480">
          <table:table-cell table:style-name="TableBox2019487687504" office:value-type="string">
            <text:p text:style-name="P486">書式</text:p>
          </table:table-cell>
          <table:table-cell table:style-name="TableBox2019487697840" office:value-type="string">
            <text:p text:style-name="P311"/>
            <text:p text:style-name="P311">Integer neg</text:p>
          </table:table-cell>
        </table:table-row>
        <table:table-row table:style-name="TableLine2019487687776">
          <table:table-cell table:style-name="TableBox2019487687504" office:value-type="string">
            <text:p text:style-name="P486">詳細</text:p>
          </table:table-cell>
          <table:table-cell table:style-name="TableBox2019487697840" office:value-type="string">
            <text:p text:style-name="P311"/>
            <text:p text:style-name="P311">Integerの値の負数を返します。</text:p>
          </table:table-cell>
        </table:table-row>
        <table:table-row table:style-name="TableLine2019487688048">
          <table:table-cell table:style-name="TableBox2019487687504" office:value-type="string">
            <text:p text:style-name="P486">戻り値</text:p>
          </table:table-cell>
          <table:table-cell table:style-name="TableBox2019487697840" office:value-type="string">
            <text:p text:style-name="P311"/>
            <text:p text:style-name="P311">Integerの値の負数が返ります。</text:p>
          </table:table-cell>
        </table:table-row>
        <table:table-row table:style-name="TableLine2019487712800">
          <table:table-cell table:style-name="TableBox2019487687504" office:value-type="string">
            <text:p text:style-name="P486">例外</text:p>
          </table:table-cell>
          <table:table-cell table:style-name="TableBox2019487697840" office:value-type="string">
            <text:p text:style-name="P311"/>
            <text:p text:style-name="P311">ErrSyntax: 書式に誤りがあります。</text:p>
          </table:table-cell>
        </table:table-row>
        <table:table-row table:style-name="TableLine2019487713072">
          <table:table-cell table:style-name="TableBox2019487687504" office:value-type="string">
            <text:p text:style-name="P486">使用例</text:p>
          </table:table-cell>
          <table:table-cell table:style-name="TableBox2019487697840" office:value-type="string">
            <text:p text:style-name="P311"/>
            <text:p text:style-name="P311"/>
          </table:table-cell>
        </table:table-row>
      </table:table>
      <text:h text:style-name="P789" text:outline-level="3"><text:bookmark-start text:name="__RefHeading___Toc23677_1636654246"/>Integer::<text:span text:style-name="T212">nextprime</text:span><text:span text:style-name="T5">　</text:span><text:bookmark-end text:name="__RefHeading___Toc23677_1636654246"/></text:h>
      <text:p text:style-name="P113"/>
      <table:table table:name="表204" table:style-name="表204">
        <table:table-column table:style-name="表204.A"/>
        <table:table-column table:style-name="表204.B"/>
        <table:table-row table:style-name="TableLine2019487695120">
          <table:table-cell table:style-name="TableBox2019487702192" office:value-type="string">
            <text:p text:style-name="P486">説明</text:p>
          </table:table-cell>
          <table:table-cell table:style-name="TableBox2019487709808" office:value-type="string">
            <text:p text:style-name="P311"/>
            <text:p text:style-name="P367">次の素数を返します。</text:p>
          </table:table-cell>
        </table:table-row>
        <table:table-row table:style-name="TableLine2019487701920">
          <table:table-cell table:style-name="TableBox2019487702192" office:value-type="string">
            <text:p text:style-name="P486">書式</text:p>
          </table:table-cell>
          <table:table-cell table:style-name="TableBox2019487709808" office:value-type="string">
            <text:p text:style-name="P311"/>
            <text:p text:style-name="P311">Integer <text:span text:style-name="T213">nextprime</text:span></text:p>
          </table:table-cell>
        </table:table-row>
        <table:table-row table:style-name="TableLine2019487710080">
          <table:table-cell table:style-name="TableBox2019487702192" office:value-type="string">
            <text:p text:style-name="P486">詳細</text:p>
          </table:table-cell>
          <table:table-cell table:style-name="TableBox2019487709808" office:value-type="string">
            <text:p text:style-name="P311"/>
            <text:p text:style-name="P311">Integerの値の次の素数を返します。</text:p>
          </table:table-cell>
        </table:table-row>
        <table:table-row table:style-name="TableLine2019487706000">
          <table:table-cell table:style-name="TableBox2019487702192" office:value-type="string">
            <text:p text:style-name="P486">戻り値</text:p>
          </table:table-cell>
          <table:table-cell table:style-name="TableBox2019487709808" office:value-type="string">
            <text:p text:style-name="P311"/>
            <text:p text:style-name="P311">Integerの値の次の素数が返ります。</text:p>
          </table:table-cell>
        </table:table-row>
        <table:table-row table:style-name="TableLine2019487707904">
          <table:table-cell table:style-name="TableBox2019487702192" office:value-type="string">
            <text:p text:style-name="P486">例外</text:p>
          </table:table-cell>
          <table:table-cell table:style-name="TableBox2019487709808" office:value-type="string">
            <text:p text:style-name="P311"/>
            <text:p text:style-name="P311">ErrSyntax: 書式に誤りがあります。</text:p>
          </table:table-cell>
        </table:table-row>
        <table:table-row table:style-name="TableLine2019487706544">
          <table:table-cell table:style-name="TableBox2019487702192" office:value-type="string">
            <text:p text:style-name="P486">使用例</text:p>
          </table:table-cell>
          <table:table-cell table:style-name="TableBox2019487709808" office:value-type="string">
            <text:p text:style-name="P311"/>
            <text:p text:style-name="P311"/>
          </table:table-cell>
        </table:table-row>
      </table:table>
      <text:h text:style-name="P746" text:outline-level="3"/>
      <text:h text:style-name="P789" text:outline-level="3"><text:bookmark-start text:name="__RefHeading__15729_112356151"/>Integer::real<text:span text:style-name="T5">　</text:span><text:bookmark-end text:name="__RefHeading__15729_112356151"/></text:h>
      <text:p text:style-name="P114"/>
      <table:table table:name="Table48" table:style-name="Table48">
        <table:table-column table:style-name="Table48.A"/>
        <table:table-column table:style-name="Table48.B"/>
        <table:table-row table:style-name="TableLine2019487702464">
          <table:table-cell table:style-name="TableBox2019487699744" office:value-type="string">
            <text:p text:style-name="P487">説明</text:p>
          </table:table-cell>
          <table:table-cell table:style-name="TableBox2019487700560" office:value-type="string">
            <text:p text:style-name="P312"/>
            <text:p text:style-name="P312">実数値を返します。</text:p>
          </table:table-cell>
        </table:table-row>
        <table:table-row table:style-name="TableLine2019487708448">
          <table:table-cell table:style-name="TableBox2019487699744" office:value-type="string">
            <text:p text:style-name="P487">書式</text:p>
          </table:table-cell>
          <table:table-cell table:style-name="TableBox2019487700560" office:value-type="string">
            <text:p text:style-name="P312"/>
            <text:p text:style-name="P312">Integer real</text:p>
          </table:table-cell>
        </table:table-row>
        <table:table-row table:style-name="TableLine2019487715520">
          <table:table-cell table:style-name="TableBox2019487699744" office:value-type="string">
            <text:p text:style-name="P487">詳細</text:p>
          </table:table-cell>
          <table:table-cell table:style-name="TableBox2019487700560" office:value-type="string">
            <text:p text:style-name="P312"/>
            <text:p text:style-name="P312">実数値に変換した値を返します。</text:p>
          </table:table-cell>
        </table:table-row>
        <table:table-row table:style-name="TableLine2019487701648">
          <table:table-cell table:style-name="TableBox2019487699744" office:value-type="string">
            <text:p text:style-name="P487">戻り値</text:p>
          </table:table-cell>
          <table:table-cell table:style-name="TableBox2019487700560" office:value-type="string">
            <text:p text:style-name="P312"/>
            <text:p text:style-name="P312">実数値が返ります。</text:p>
          </table:table-cell>
        </table:table-row>
        <table:table-row table:style-name="TableLine2019487708992">
          <table:table-cell table:style-name="TableBox2019487699744" office:value-type="string">
            <text:p text:style-name="P487">例外</text:p>
          </table:table-cell>
          <table:table-cell table:style-name="TableBox2019487700560" office:value-type="string">
            <text:p text:style-name="P312"/>
            <text:p text:style-name="P312">ErrSyntax: 書式に誤りがあります。</text:p>
          </table:table-cell>
        </table:table-row>
        <table:table-row table:style-name="TableLine2019487714432">
          <table:table-cell table:style-name="TableBox2019487699744" office:value-type="string">
            <text:p text:style-name="P487">使用例</text:p>
          </table:table-cell>
          <table:table-cell table:style-name="TableBox2019487700560" office:value-type="string">
            <text:p text:style-name="P312"/>
            <text:p text:style-name="P312"/>
          </table:table-cell>
        </table:table-row>
      </table:table>
      <text:h text:style-name="P713" text:outline-level="3"/>
      <text:h text:style-name="P789" text:outline-level="3"><text:bookmark-start text:name="__RefHeading___Toc23679_1636654246"/>Integer::<text:span text:style-name="T213">sqrt</text:span><text:span text:style-name="T5">　</text:span><text:bookmark-end text:name="__RefHeading___Toc23679_1636654246"/></text:h>
      <text:p text:style-name="P113"/>
      <table:table table:name="表205" table:style-name="表205">
        <table:table-column table:style-name="表205.A"/>
        <table:table-column table:style-name="表205.B"/>
        <table:table-row table:style-name="TableLine2019487715792">
          <table:table-cell table:style-name="TableBox2019487702736" office:value-type="string">
            <text:p text:style-name="P486">説明</text:p>
          </table:table-cell>
          <table:table-cell table:style-name="TableBox2019487703280" office:value-type="string">
            <text:p text:style-name="P311"/>
            <text:p text:style-name="P367">平方根を返します。</text:p>
          </table:table-cell>
        </table:table-row>
        <table:table-row table:style-name="TableLine2019487701376">
          <table:table-cell table:style-name="TableBox2019487702736" office:value-type="string">
            <text:p text:style-name="P486">書式</text:p>
          </table:table-cell>
          <table:table-cell table:style-name="TableBox2019487703280" office:value-type="string">
            <text:p text:style-name="P311"/>
            <text:p text:style-name="P311">Integer sqrt</text:p>
          </table:table-cell>
        </table:table-row>
        <table:table-row table:style-name="TableLine2019487703008">
          <table:table-cell table:style-name="TableBox2019487702736" office:value-type="string">
            <text:p text:style-name="P486">詳細</text:p>
          </table:table-cell>
          <table:table-cell table:style-name="TableBox2019487703280" office:value-type="string">
            <text:p text:style-name="P311"/>
            <text:p text:style-name="P311">Integerの値の平方根を返します。結果は、平方根の実数値を超えない最大の整数となります。</text:p>
          </table:table-cell>
        </table:table-row>
        <table:table-row table:style-name="TableLine2019487704640">
          <table:table-cell table:style-name="TableBox2019487702736" office:value-type="string">
            <text:p text:style-name="P486">戻り値</text:p>
          </table:table-cell>
          <table:table-cell table:style-name="TableBox2019487703280" office:value-type="string">
            <text:p text:style-name="P311"/>
            <text:p text:style-name="P311">Integerの値の平方根が返ります。</text:p>
          </table:table-cell>
        </table:table-row>
        <table:table-row table:style-name="TableLine2019487711712">
          <table:table-cell table:style-name="TableBox2019487702736" office:value-type="string">
            <text:p text:style-name="P486">例外</text:p>
          </table:table-cell>
          <table:table-cell table:style-name="TableBox2019487703280" office:value-type="string">
            <text:p text:style-name="P311"/>
            <text:p text:style-name="P311">ErrSyntax: 書式に誤りがあります。</text:p>
          </table:table-cell>
        </table:table-row>
        <table:table-row table:style-name="TableLine2019487707632">
          <table:table-cell table:style-name="TableBox2019487702736" office:value-type="string">
            <text:p text:style-name="P486">使用例</text:p>
          </table:table-cell>
          <table:table-cell table:style-name="TableBox2019487703280" office:value-type="string">
            <text:p text:style-name="P311"/>
            <text:p text:style-name="P311"/>
          </table:table-cell>
        </table:table-row>
      </table:table>
      <text:h text:style-name="P746" text:outline-level="3"/>
      <text:h text:style-name="P789" text:outline-level="3"><text:bookmark-start text:name="__RefHeading___Toc21600_780634474"/>List　<text:bookmark-end text:name="__RefHeading___Toc21600_780634474"/></text:h>
      <text:p text:style-name="P110"/>
      <text:p text:style-name="P175">　Listクラスは、リストデータ型のWrapperクラスです。リストリテラルに対してメソッドを指定することにより呼びだします。</text:p>
      <text:h text:style-name="P711" text:outline-level="3"/>
      <text:h text:style-name="P789" text:outline-level="3"><text:bookmark-start text:name="__RefHeading__14658_1559979953"/>List::-&gt;&gt;<text:span text:style-name="T5">　</text:span><text:bookmark-end text:name="__RefHeading__14658_1559979953"/></text:h>
      <text:p text:style-name="P110"/>
      <table:table table:name="表130" table:style-name="表130">
        <table:table-column table:style-name="表130.A"/>
        <table:table-column table:style-name="表130.B"/>
        <table:table-row table:style-name="TableLine2019487703552">
          <table:table-cell table:style-name="TableBox2019487711984" office:value-type="string">
            <text:p text:style-name="P429">説明</text:p>
          </table:table-cell>
          <table:table-cell table:style-name="TableBox2019487710352" office:value-type="string">
            <text:p text:style-name="P234"/>
            <text:p text:style-name="P234">リストから要素をpopします。</text:p>
          </table:table-cell>
        </table:table-row>
        <table:table-row table:style-name="TableLine2019487704368">
          <table:table-cell table:style-name="TableBox2019487711984" office:value-type="string">
            <text:p text:style-name="P429">書式</text:p>
          </table:table-cell>
          <table:table-cell table:style-name="TableBox2019487710352" office:value-type="string">
            <text:p text:style-name="P234"/>
            <text:p text:style-name="P234">List -&gt;&gt;</text:p>
          </table:table-cell>
        </table:table-row>
        <table:table-row table:style-name="TableLine2019487710624">
          <table:table-cell table:style-name="TableBox2019487711984" office:value-type="string">
            <text:p text:style-name="P429">詳細</text:p>
          </table:table-cell>
          <table:table-cell table:style-name="TableBox2019487710352" office:value-type="string">
            <text:p text:style-name="P234"/>
            <text:p text:style-name="P234">Listから要素をpopし、その値を返します。変数の場合は、変数のリストの最後の要素が削除されます。</text:p>
          </table:table-cell>
        </table:table-row>
        <table:table-row table:style-name="TableLine2019487711168">
          <table:table-cell table:style-name="TableBox2019487711984" office:value-type="string">
            <text:p text:style-name="P429">戻り値</text:p>
          </table:table-cell>
          <table:table-cell table:style-name="TableBox2019487710352" office:value-type="string">
            <text:p text:style-name="P234"/>
            <text:p text:style-name="P234">Listの最後の値を返します。</text:p>
          </table:table-cell>
        </table:table-row>
        <table:table-row table:style-name="TableLine2019487709536">
          <table:table-cell table:style-name="TableBox2019487711984" office:value-type="string">
            <text:p text:style-name="P429">例外</text:p>
          </table:table-cell>
          <table:table-cell table:style-name="TableBox2019487710352" office:value-type="string">
            <text:p text:style-name="P234"/>
            <text:p text:style-name="P234"/>
          </table:table-cell>
        </table:table-row>
        <table:table-row table:style-name="TableLine2019487704912">
          <table:table-cell table:style-name="TableBox2019487711984" office:value-type="string">
            <text:p text:style-name="P429">使用例</text:p>
          </table:table-cell>
          <table:table-cell table:style-name="TableBox2019487710352" office:value-type="string">
            <text:p text:style-name="P542"/>
            <text:p text:style-name="P542">set l (1 2 3);</text:p>
            <text:p text:style-name="P542">$l -&gt;&gt;;<text:tab/><text:tab/># <text:span text:style-name="T231">→</text:span> 3</text:p>
            <text:p text:style-name="P542">println $l;<text:tab/><text:tab/># <text:span text:style-name="T231">→</text:span> (1 2)</text:p>
          </table:table-cell>
        </table:table-row>
      </table:table>
      <text:h text:style-name="P695" text:outline-level="3"/>
      <text:h text:style-name="P789"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2019487707360">
          <table:table-cell table:style-name="TableBox2019487716336" office:value-type="string">
            <text:p text:style-name="P429">説明</text:p>
          </table:table-cell>
          <table:table-cell table:style-name="TableBox2019487714976" office:value-type="string">
            <text:p text:style-name="P234"/>
            <text:p text:style-name="P234">リストに新たな要素を追加し、新しいリストを返します。</text:p>
          </table:table-cell>
        </table:table-row>
        <table:table-row table:style-name="TableLine2019487713888">
          <table:table-cell table:style-name="TableBox2019487716336" office:value-type="string">
            <text:p text:style-name="P429">書式</text:p>
          </table:table-cell>
          <table:table-cell table:style-name="TableBox2019487714976" office:value-type="string">
            <text:p text:style-name="P234"/>
            <text:p text:style-name="P234">List . <text:span text:style-name="T53">val</text:span> <text:s/>[ <text:span text:style-name="T53">val</text:span> ... ]</text:p>
          </table:table-cell>
        </table:table-row>
        <table:table-row table:style-name="TableLine2019487711440">
          <table:table-cell table:style-name="TableBox2019487716336" office:value-type="string">
            <text:p text:style-name="P429">詳細</text:p>
          </table:table-cell>
          <table:table-cell table:style-name="TableBox2019487714976" office:value-type="string">
            <text:p text:style-name="P234"/>
            <text:p text:style-name="P234">新たなリストを作成し、リストの要素に<text:span text:style-name="T53">val</text:span>を追加し返します。</text:p>
          </table:table-cell>
        </table:table-row>
        <table:table-row table:style-name="TableLine2019487703824">
          <table:table-cell table:style-name="TableBox2019487716336" office:value-type="string">
            <text:p text:style-name="P429">戻り値</text:p>
          </table:table-cell>
          <table:table-cell table:style-name="TableBox2019487714976" office:value-type="string">
            <text:p text:style-name="P234"/>
            <text:p text:style-name="P234">Listに<text:span text:style-name="T53">val</text:span>が追加された新しいリストが返ります。</text:p>
          </table:table-cell>
        </table:table-row>
        <table:table-row table:style-name="TableLine2019487708176">
          <table:table-cell table:style-name="TableBox2019487716336" office:value-type="string">
            <text:p text:style-name="P429">例外</text:p>
          </table:table-cell>
          <table:table-cell table:style-name="TableBox2019487714976" office:value-type="string">
            <text:p text:style-name="P234"/>
            <text:p text:style-name="P234">ErrSyntax: 書式に誤りがあります。</text:p>
          </table:table-cell>
        </table:table-row>
        <table:table-row table:style-name="TableLine2019487699472">
          <table:table-cell table:style-name="TableBox2019487716336" office:value-type="string">
            <text:p text:style-name="P429">使用例</text:p>
          </table:table-cell>
          <table:table-cell table:style-name="TableBox2019487714976" office:value-type="string">
            <text:p text:style-name="P542"/>
            <text:p text:style-name="P542">set l (1 2 3);</text:p>
            <text:p text:style-name="P542">$l . 4;<text:tab/># <text:span text:style-name="T231">→</text:span> (1 2 3 4)</text:p>
            <text:p text:style-name="P542">$l . (1 2)<text:tab/># <text:span text:style-name="T231">→</text:span> (1 2 3 (1 2))</text:p>
            <text:p text:style-name="P542">println $l<text:tab/># <text:span text:style-name="T231">→</text:span> (1 2 3)</text:p>
          </table:table-cell>
        </table:table-row>
      </table:table>
      <text:h text:style-name="P695" text:outline-level="3"/>
      <text:h text:style-name="P789"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2019487700288">
          <table:table-cell table:style-name="TableBox2019487715248" office:value-type="string">
            <text:p text:style-name="P429">説明</text:p>
          </table:table-cell>
          <table:table-cell table:style-name="TableBox2019487705456" office:value-type="string">
            <text:p text:style-name="P234"/>
            <text:p text:style-name="P234">リストに値をunshiftします。</text:p>
          </table:table-cell>
        </table:table-row>
        <table:table-row table:style-name="TableLine2019487705728">
          <table:table-cell table:style-name="TableBox2019487715248" office:value-type="string">
            <text:p text:style-name="P429">書式</text:p>
          </table:table-cell>
          <table:table-cell table:style-name="TableBox2019487705456" office:value-type="string">
            <text:p text:style-name="P234"/>
            <text:p text:style-name="P234">List &lt;&lt; <text:span text:style-name="T53">val</text:span></text:p>
          </table:table-cell>
        </table:table-row>
        <table:table-row table:style-name="TableLine2019487714160">
          <table:table-cell table:style-name="TableBox2019487715248" office:value-type="string">
            <text:p text:style-name="P429">詳細</text:p>
          </table:table-cell>
          <table:table-cell table:style-name="TableBox2019487705456" office:value-type="string">
            <text:p text:style-name="P234"/>
            <text:p text:style-name="P234">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2019487708720">
          <table:table-cell table:style-name="TableBox2019487715248" office:value-type="string">
            <text:p text:style-name="P429">戻り値</text:p>
          </table:table-cell>
          <table:table-cell table:style-name="TableBox2019487705456" office:value-type="string">
            <text:p text:style-name="P234"/>
            <text:p text:style-name="P234"><text:span text:style-name="T53">val</text:span>がリストに追加された後のリストが返ります。</text:p>
          </table:table-cell>
        </table:table-row>
        <table:table-row table:style-name="TableLine2019487701104">
          <table:table-cell table:style-name="TableBox2019487715248" office:value-type="string">
            <text:p text:style-name="P429">例外</text:p>
          </table:table-cell>
          <table:table-cell table:style-name="TableBox2019487705456" office:value-type="string">
            <text:p text:style-name="P234"/>
            <text:p text:style-name="P234"/>
          </table:table-cell>
        </table:table-row>
        <table:table-row table:style-name="TableLine2019487709264">
          <table:table-cell table:style-name="TableBox2019487715248" office:value-type="string">
            <text:p text:style-name="P429">使用例</text:p>
          </table:table-cell>
          <table:table-cell table:style-name="TableBox2019487705456" office:value-type="string">
            <text:p text:style-name="P542"/>
            <text:p text:style-name="P542">set l (1 2 3);</text:p>
            <text:p text:style-name="P542">$l &lt;&lt; 100;<text:tab/><text:tab/># <text:span text:style-name="T231">→</text:span> (100 1 2 3)</text:p>
            <text:p text:style-name="P542">println $l;<text:tab/><text:tab/># <text:span text:style-name="T231">→</text:span> (100 1 2 3)</text:p>
          </table:table-cell>
        </table:table-row>
      </table:table>
      <text:h text:style-name="P695" text:outline-level="3"/>
      <text:h text:style-name="P789"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2019487716064">
          <table:table-cell table:style-name="TableBox2019487712256" office:value-type="string">
            <text:p text:style-name="P429">説明</text:p>
          </table:table-cell>
          <table:table-cell table:style-name="TableBox2019487712528" office:value-type="string">
            <text:p text:style-name="P234"/>
            <text:p text:style-name="P234">リストへ要素をpushします。</text:p>
          </table:table-cell>
        </table:table-row>
        <table:table-row table:style-name="TableLine2019487713344">
          <table:table-cell table:style-name="TableBox2019487712256" office:value-type="string">
            <text:p text:style-name="P429">書式</text:p>
          </table:table-cell>
          <table:table-cell table:style-name="TableBox2019487712528" office:value-type="string">
            <text:p text:style-name="P234"/>
            <text:p text:style-name="P234">List &lt;&lt;-</text:p>
          </table:table-cell>
        </table:table-row>
        <table:table-row table:style-name="TableLine2019487716608">
          <table:table-cell table:style-name="TableBox2019487712256" office:value-type="string">
            <text:p text:style-name="P429">詳細</text:p>
          </table:table-cell>
          <table:table-cell table:style-name="TableBox2019487712528" office:value-type="string">
            <text:p text:style-name="P234"/>
            <text:p text:style-name="P234">Listへ<text:span text:style-name="T53">val</text:span>をpushします。<text:span text:style-name="T53">val</text:span>はListの最後に追加されます。変数の場合は、変数のリストの最後に要素が追加されます。</text:p>
          </table:table-cell>
        </table:table-row>
        <table:table-row table:style-name="TableLine2019487713616">
          <table:table-cell table:style-name="TableBox2019487712256" office:value-type="string">
            <text:p text:style-name="P429">戻り値</text:p>
          </table:table-cell>
          <table:table-cell table:style-name="TableBox2019487712528" office:value-type="string">
            <text:p text:style-name="P234"/>
            <text:p text:style-name="P234"><text:span text:style-name="T53">val</text:span>がリストに追加された後のリストが返ります。</text:p>
          </table:table-cell>
        </table:table-row>
        <table:table-row table:style-name="TableLine2019487714704">
          <table:table-cell table:style-name="TableBox2019487712256" office:value-type="string">
            <text:p text:style-name="P429">例外</text:p>
          </table:table-cell>
          <table:table-cell table:style-name="TableBox2019487712528" office:value-type="string">
            <text:p text:style-name="P234"/>
            <text:p text:style-name="P234"/>
          </table:table-cell>
        </table:table-row>
        <table:table-row table:style-name="TableLine2019487719328">
          <table:table-cell table:style-name="TableBox2019487712256" office:value-type="string">
            <text:p text:style-name="P429">使用例</text:p>
          </table:table-cell>
          <table:table-cell table:style-name="TableBox2019487712528" office:value-type="string">
            <text:p text:style-name="P542"/>
            <text:p text:style-name="P542">set l (1 2 3);</text:p>
            <text:p text:style-name="P542">$l &lt;&lt;- 100;<text:tab/><text:tab/># <text:span text:style-name="T231">→</text:span> (1 2 3 100)</text:p>
            <text:p text:style-name="P542">println $l;<text:tab/><text:tab/># <text:span text:style-name="T231">→</text:span> (1 2 3 100)</text:p>
          </table:table-cell>
        </table:table-row>
      </table:table>
      <text:h text:style-name="P695" text:outline-level="3"/>
      <text:h text:style-name="P789"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2019487706272">
          <table:table-cell table:style-name="TableBox2019487731296" office:value-type="string">
            <text:p text:style-name="P429">説明</text:p>
          </table:table-cell>
          <table:table-cell table:style-name="TableBox2019487716880" office:value-type="string">
            <text:p text:style-name="P234"/>
            <text:p text:style-name="P234">リストから要素をshiftします。</text:p>
          </table:table-cell>
        </table:table-row>
        <table:table-row table:style-name="TableLine2019487727488">
          <table:table-cell table:style-name="TableBox2019487731296" office:value-type="string">
            <text:p text:style-name="P429">書式</text:p>
          </table:table-cell>
          <table:table-cell table:style-name="TableBox2019487716880" office:value-type="string">
            <text:p text:style-name="P234"/>
            <text:p text:style-name="P234">List &gt;&gt;</text:p>
          </table:table-cell>
        </table:table-row>
        <table:table-row table:style-name="TableLine2019487719600">
          <table:table-cell table:style-name="TableBox2019487731296" office:value-type="string">
            <text:p text:style-name="P429">詳細</text:p>
          </table:table-cell>
          <table:table-cell table:style-name="TableBox2019487716880" office:value-type="string">
            <text:p text:style-name="P234"/>
            <text:p text:style-name="P234">Listから要素をshiftし、その値を返します。変数の場合は、変数のリストの最初の要素が削除されます。</text:p>
          </table:table-cell>
        </table:table-row>
        <table:table-row table:style-name="TableLine2019487717152">
          <table:table-cell table:style-name="TableBox2019487731296" office:value-type="string">
            <text:p text:style-name="P429">戻り値</text:p>
          </table:table-cell>
          <table:table-cell table:style-name="TableBox2019487716880" office:value-type="string">
            <text:p text:style-name="P234"/>
            <text:p text:style-name="P234">Listの最初の値を返します。</text:p>
          </table:table-cell>
        </table:table-row>
        <table:table-row table:style-name="TableLine2019487719872">
          <table:table-cell table:style-name="TableBox2019487731296" office:value-type="string">
            <text:p text:style-name="P429">例外</text:p>
          </table:table-cell>
          <table:table-cell table:style-name="TableBox2019487716880" office:value-type="string">
            <text:p text:style-name="P234"/>
            <text:p text:style-name="P234"/>
          </table:table-cell>
        </table:table-row>
        <table:table-row table:style-name="TableLine2019487719056">
          <table:table-cell table:style-name="TableBox2019487731296" office:value-type="string">
            <text:p text:style-name="P429">使用例</text:p>
          </table:table-cell>
          <table:table-cell table:style-name="TableBox2019487716880" office:value-type="string">
            <text:p text:style-name="P542"/>
            <text:p text:style-name="P542">set l (1 2 3);</text:p>
            <text:p text:style-name="P542">$l &gt;&gt;;<text:tab/><text:tab/><text:tab/># <text:span text:style-name="T231">→</text:span> 1</text:p>
            <text:p text:style-name="P542">println $l;<text:tab/><text:tab/><text:tab/># <text:span text:style-name="T231">→</text:span> (2 3)</text:p>
          </table:table-cell>
        </table:table-row>
      </table:table>
      <text:h text:style-name="P695" text:outline-level="3"/>
      <text:h text:style-name="P789"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2019487717424">
          <table:table-cell table:style-name="TableBox2019487731568" office:value-type="string">
            <text:p text:style-name="P429">説明</text:p>
          </table:table-cell>
          <table:table-cell table:style-name="TableBox2019487731024" office:value-type="string">
            <text:p text:style-name="P234"/>
            <text:p text:style-name="P234">リストに要素を追加します。</text:p>
          </table:table-cell>
        </table:table-row>
        <table:table-row table:style-name="TableLine2019487717696">
          <table:table-cell table:style-name="TableBox2019487731568" office:value-type="string">
            <text:p text:style-name="P429">書式</text:p>
          </table:table-cell>
          <table:table-cell table:style-name="TableBox2019487731024" office:value-type="string">
            <text:p text:style-name="P234"/>
            <text:p text:style-name="P234">List add <text:span text:style-name="T53">val</text:span><text:span text:style-name="T99"> <text:s/>[ </text:span><text:span text:style-name="T53">val</text:span><text:span text:style-name="T99"> ... ]</text:span></text:p>
          </table:table-cell>
        </table:table-row>
        <table:table-row table:style-name="TableLine2019487721504">
          <table:table-cell table:style-name="TableBox2019487731568" office:value-type="string">
            <text:p text:style-name="P429">詳細</text:p>
          </table:table-cell>
          <table:table-cell table:style-name="TableBox2019487731024" office:value-type="string">
            <text:p text:style-name="P234"/>
            <text:p text:style-name="P234">Listの最後に<text:span text:style-name="T53">val</text:span>を追加します。Listが変数の場合、変数自体が変更されます。</text:p>
          </table:table-cell>
        </table:table-row>
        <table:table-row table:style-name="TableLine2019487724224">
          <table:table-cell table:style-name="TableBox2019487731568" office:value-type="string">
            <text:p text:style-name="P429">戻り値</text:p>
          </table:table-cell>
          <table:table-cell table:style-name="TableBox2019487731024" office:value-type="string">
            <text:p text:style-name="P234"/>
            <text:p text:style-name="P234"><text:span text:style-name="T53">val</text:span>追加された後のリスト全体が返ります。</text:p>
          </table:table-cell>
        </table:table-row>
        <table:table-row table:style-name="TableLine2019487727760">
          <table:table-cell table:style-name="TableBox2019487731568" office:value-type="string">
            <text:p text:style-name="P429">例外</text:p>
          </table:table-cell>
          <table:table-cell table:style-name="TableBox2019487731024" office:value-type="string">
            <text:p text:style-name="P234"/>
            <text:p text:style-name="P234">ErrSyntax: 書式に誤りがあります。</text:p>
          </table:table-cell>
        </table:table-row>
        <table:table-row table:style-name="TableLine2019487720144">
          <table:table-cell table:style-name="TableBox2019487731568" office:value-type="string">
            <text:p text:style-name="P429">使用例</text:p>
          </table:table-cell>
          <table:table-cell table:style-name="TableBox2019487731024" office:value-type="string">
            <text:p text:style-name="P542"/>
            <text:p text:style-name="P542">set l ();</text:p>
            <text:p text:style-name="P542">$l <text:span text:style-name="T176">add</text:span> a;<text:tab/># <text:span text:style-name="T231">→</text:span> (a)</text:p>
            <text:p text:style-name="P542">$l <text:span text:style-name="T176">add</text:span> b;<text:tab/># <text:span text:style-name="T231">→</text:span> (a b)</text:p>
            <text:p text:style-name="P542">println $l;<text:tab/># <text:span text:style-name="T231">→</text:span> (a b)</text:p>
          </table:table-cell>
        </table:table-row>
      </table:table>
      <text:h text:style-name="P789" text:outline-level="3"><text:bookmark-start text:name="__RefHeading__17991_1692601806"/>List::append!<text:span text:style-name="T5">　</text:span><text:bookmark-end text:name="__RefHeading__17991_1692601806"/></text:h>
      <text:p text:style-name="P115"/>
      <table:table table:name="表89" table:style-name="表89">
        <table:table-column table:style-name="表89.A"/>
        <table:table-column table:style-name="表89.B"/>
        <table:table-row table:style-name="TableLine2019487726944">
          <table:table-cell table:style-name="TableBox2019487723952" office:value-type="string">
            <text:p text:style-name="P488">説明</text:p>
          </table:table-cell>
          <table:table-cell table:style-name="TableBox2019487722048" office:value-type="string">
            <text:p text:style-name="P313"/>
            <text:p text:style-name="P313">リストに要素を追加します。</text:p>
          </table:table-cell>
        </table:table-row>
        <table:table-row table:style-name="TableLine2019487724768">
          <table:table-cell table:style-name="TableBox2019487723952" office:value-type="string">
            <text:p text:style-name="P488">書式</text:p>
          </table:table-cell>
          <table:table-cell table:style-name="TableBox2019487722048" office:value-type="string">
            <text:p text:style-name="P313"/>
            <text:p text:style-name="P313">List append! <text:span text:style-name="T53">val</text:span><text:span text:style-name="T99"> <text:s/>[ </text:span><text:span text:style-name="T53">val</text:span><text:span text:style-name="T99"> ... ]</text:span></text:p>
          </table:table-cell>
        </table:table-row>
        <table:table-row table:style-name="TableLine2019487725856">
          <table:table-cell table:style-name="TableBox2019487723952" office:value-type="string">
            <text:p text:style-name="P488">詳細</text:p>
          </table:table-cell>
          <table:table-cell table:style-name="TableBox2019487722048" office:value-type="string">
            <text:p text:style-name="P313"/>
            <text:p text:style-name="P313">Listの最後に<text:span text:style-name="T53">val</text:span>を追加します。Listが変数の場合、変数自体が変更されます。</text:p>
          </table:table-cell>
        </table:table-row>
        <table:table-row table:style-name="TableLine2019487720416">
          <table:table-cell table:style-name="TableBox2019487723952" office:value-type="string">
            <text:p text:style-name="P488">戻り値</text:p>
          </table:table-cell>
          <table:table-cell table:style-name="TableBox2019487722048" office:value-type="string">
            <text:p text:style-name="P313"/>
            <text:p text:style-name="P313">追加された最後の要素がリストで返ります。この性質により、連続してリストを追加する際の処理時間を節約することができます。</text:p>
          </table:table-cell>
        </table:table-row>
        <table:table-row table:style-name="TableLine2019487722592">
          <table:table-cell table:style-name="TableBox2019487723952" office:value-type="string">
            <text:p text:style-name="P488">例外</text:p>
          </table:table-cell>
          <table:table-cell table:style-name="TableBox2019487722048" office:value-type="string">
            <text:p text:style-name="P313"/>
            <text:p text:style-name="P313">ErrSyntax: 書式に誤りがあります。</text:p>
          </table:table-cell>
        </table:table-row>
        <table:table-row table:style-name="TableLine2019487728304">
          <table:table-cell table:style-name="TableBox2019487723952" office:value-type="string">
            <text:p text:style-name="P488">使用例</text:p>
          </table:table-cell>
          <table:table-cell table:style-name="TableBox2019487722048" office:value-type="string">
            <text:p text:style-name="P530"/>
            <text:p text:style-name="P530">set l ();</text:p>
            <text:p text:style-name="P530">$l <text:span text:style-name="T176">append!</text:span> a;<text:tab/># <text:span text:style-name="T231">→</text:span> (a)</text:p>
            <text:p text:style-name="P530">$l <text:span text:style-name="T176">append!</text:span> b;<text:tab/># <text:span text:style-name="T231">→</text:span> (b)</text:p>
            <text:p text:style-name="P530">println $l;<text:tab/><text:tab/># <text:span text:style-name="T231">→</text:span> (a b)</text:p>
            <text:p text:style-name="P530"/>
            <text:p text:style-name="P530"># 戻り値を利用した例</text:p>
            <text:p text:style-name="P530">set orig ();</text:p>
            <text:p text:style-name="P530">set dest $orig;</text:p>
            <text:p text:style-name="P530">1 each to: 10 do: {| i |</text:p>
            <text:p text:style-name="P530"><text:s text:c="2"/>set dest [$dest <text:span text:style-name="T176">append!</text:span> $i];</text:p>
            <text:p text:style-name="P530">};</text:p>
            <text:p text:style-name="P530">println $orig;<text:tab/># <text:span text:style-name="T231">→</text:span> (1 2 3 4 5 6 7 8 9 10)</text:p>
          </table:table-cell>
        </table:table-row>
      </table:table>
      <text:h text:style-name="P778" text:outline-level="3"/>
      <text:h text:style-name="P789"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2019487720688">
          <table:table-cell table:style-name="TableBox2019487721232" office:value-type="string">
            <text:p text:style-name="P429">説明</text:p>
          </table:table-cell>
          <table:table-cell table:style-name="TableBox2019487723408" office:value-type="string">
            <text:p text:style-name="P234"/>
            <text:p text:style-name="P234">リストの最初の要素を返します。</text:p>
          </table:table-cell>
        </table:table-row>
        <table:table-row table:style-name="TableLine2019487717968">
          <table:table-cell table:style-name="TableBox2019487721232" office:value-type="string">
            <text:p text:style-name="P429">書式</text:p>
          </table:table-cell>
          <table:table-cell table:style-name="TableBox2019487723408" office:value-type="string">
            <text:p text:style-name="P234"/>
            <text:p text:style-name="P234">List car</text:p>
            <text:p text:style-name="P234">List item</text:p>
            <text:p text:style-name="P234">※itemはcarのシノニムです。</text:p>
          </table:table-cell>
        </table:table-row>
        <table:table-row table:style-name="TableLine2019487728032">
          <table:table-cell table:style-name="TableBox2019487721232" office:value-type="string">
            <text:p text:style-name="P429">詳細</text:p>
          </table:table-cell>
          <table:table-cell table:style-name="TableBox2019487723408" office:value-type="string">
            <text:p text:style-name="P234"/>
            <text:p text:style-name="P234">Listの最初の要素を返します。元の変数は変更されません。</text:p>
          </table:table-cell>
        </table:table-row>
        <table:table-row table:style-name="TableLine2019487721776">
          <table:table-cell table:style-name="TableBox2019487721232" office:value-type="string">
            <text:p text:style-name="P429">戻り値</text:p>
          </table:table-cell>
          <table:table-cell table:style-name="TableBox2019487723408" office:value-type="string">
            <text:p text:style-name="P234"/>
            <text:p text:style-name="P234">リストの最初の要素を返します。</text:p>
          </table:table-cell>
        </table:table-row>
        <table:table-row table:style-name="TableLine2019487733472">
          <table:table-cell table:style-name="TableBox2019487721232" office:value-type="string">
            <text:p text:style-name="P429">例外</text:p>
          </table:table-cell>
          <table:table-cell table:style-name="TableBox2019487723408" office:value-type="string">
            <text:p text:style-name="P234"/>
            <text:p text:style-name="P234">ErrSyntax: 書式に誤りがあります。</text:p>
          </table:table-cell>
        </table:table-row>
        <table:table-row table:style-name="TableLine2019487728576">
          <table:table-cell table:style-name="TableBox2019487721232" office:value-type="string">
            <text:p text:style-name="P429">使用例</text:p>
          </table:table-cell>
          <table:table-cell table:style-name="TableBox2019487723408" office:value-type="string">
            <text:p text:style-name="P234"/>
            <text:p text:style-name="P234"/>
          </table:table-cell>
        </table:table-row>
      </table:table>
      <text:h text:style-name="P695" text:outline-level="3"/>
      <text:h text:style-name="P789"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2019487722864">
          <table:table-cell table:style-name="TableBox2019487726128" office:value-type="string">
            <text:p text:style-name="P429">説明</text:p>
          </table:table-cell>
          <table:table-cell table:style-name="TableBox2019487723680" office:value-type="string">
            <text:p text:style-name="P234"/>
            <text:p text:style-name="P234">リストの最初の要素を除いたリストを返します。</text:p>
          </table:table-cell>
        </table:table-row>
        <table:table-row table:style-name="TableLine2019487718240">
          <table:table-cell table:style-name="TableBox2019487726128" office:value-type="string">
            <text:p text:style-name="P429">書式</text:p>
          </table:table-cell>
          <table:table-cell table:style-name="TableBox2019487723680" office:value-type="string">
            <text:p text:style-name="P234"/>
            <text:p text:style-name="P234">List cdr</text:p>
            <text:p text:style-name="P234">List next</text:p>
            <text:p text:style-name="P234">※nextはcdrのシノニムです。</text:p>
          </table:table-cell>
        </table:table-row>
        <table:table-row table:style-name="TableLine2019487733200">
          <table:table-cell table:style-name="TableBox2019487726128" office:value-type="string">
            <text:p text:style-name="P429">詳細</text:p>
          </table:table-cell>
          <table:table-cell table:style-name="TableBox2019487723680" office:value-type="string">
            <text:p text:style-name="P234"/>
            <text:p text:style-name="P234">Listの最初の要素を除いたリストを返します。</text:p>
          </table:table-cell>
        </table:table-row>
        <table:table-row table:style-name="TableLine2019487725040">
          <table:table-cell table:style-name="TableBox2019487726128" office:value-type="string">
            <text:p text:style-name="P429">戻り値</text:p>
          </table:table-cell>
          <table:table-cell table:style-name="TableBox2019487723680" office:value-type="string">
            <text:p text:style-name="P234"/>
            <text:p text:style-name="P234">Listの最初の要素を除いたリストが返ります。</text:p>
          </table:table-cell>
        </table:table-row>
        <table:table-row table:style-name="TableLine2019487725312">
          <table:table-cell table:style-name="TableBox2019487726128" office:value-type="string">
            <text:p text:style-name="P429">例外</text:p>
          </table:table-cell>
          <table:table-cell table:style-name="TableBox2019487723680" office:value-type="string">
            <text:p text:style-name="P234"/>
            <text:p text:style-name="P234">ErrSyntax: 書式に誤りがあります。</text:p>
          </table:table-cell>
        </table:table-row>
        <table:table-row table:style-name="TableLine2019487725584">
          <table:table-cell table:style-name="TableBox2019487726128" office:value-type="string">
            <text:p text:style-name="P429">使用例</text:p>
          </table:table-cell>
          <table:table-cell table:style-name="TableBox2019487723680" office:value-type="string">
            <text:p text:style-name="P234"/>
            <text:p text:style-name="P234"/>
          </table:table-cell>
        </table:table-row>
      </table:table>
      <text:h text:style-name="P789" text:outline-level="3"><text:bookmark-start text:name="__RefHeading__16348_1255925395"/>List::clone<text:span text:style-name="T5">　</text:span><text:bookmark-end text:name="__RefHeading__16348_1255925395"/></text:h>
      <text:p text:style-name="P116"/>
      <table:table table:name="Table49" table:style-name="Table49">
        <table:table-column table:style-name="Table49.A"/>
        <table:table-column table:style-name="Table49.B"/>
        <table:table-row table:style-name="TableLine2019487718512">
          <table:table-cell table:style-name="TableBox2019487726400" office:value-type="string">
            <text:p text:style-name="P489">説明</text:p>
          </table:table-cell>
          <table:table-cell table:style-name="TableBox2019487727216" office:value-type="string">
            <text:p text:style-name="P314"/>
            <text:p text:style-name="P314">リストの複製を返します。</text:p>
          </table:table-cell>
        </table:table-row>
        <table:table-row table:style-name="TableLine2019487731840">
          <table:table-cell table:style-name="TableBox2019487726400" office:value-type="string">
            <text:p text:style-name="P489">書式</text:p>
          </table:table-cell>
          <table:table-cell table:style-name="TableBox2019487727216" office:value-type="string">
            <text:p text:style-name="P314"/>
            <text:p text:style-name="P314">List clone</text:p>
          </table:table-cell>
        </table:table-row>
        <table:table-row table:style-name="TableLine2019487728848">
          <table:table-cell table:style-name="TableBox2019487726400" office:value-type="string">
            <text:p text:style-name="P489">詳細</text:p>
          </table:table-cell>
          <table:table-cell table:style-name="TableBox2019487727216" office:value-type="string">
            <text:p text:style-name="P314"/>
            <text:p text:style-name="P314">Listの複製を返します。</text:p>
          </table:table-cell>
        </table:table-row>
        <table:table-row table:style-name="TableLine2019487729120">
          <table:table-cell table:style-name="TableBox2019487726400" office:value-type="string">
            <text:p text:style-name="P489">戻り値</text:p>
          </table:table-cell>
          <table:table-cell table:style-name="TableBox2019487727216" office:value-type="string">
            <text:p text:style-name="P314"/>
            <text:p text:style-name="P314">リストが返ります。</text:p>
          </table:table-cell>
        </table:table-row>
        <table:table-row table:style-name="TableLine2019487730480">
          <table:table-cell table:style-name="TableBox2019487726400" office:value-type="string">
            <text:p text:style-name="P489">例外</text:p>
          </table:table-cell>
          <table:table-cell table:style-name="TableBox2019487727216" office:value-type="string">
            <text:p text:style-name="P314"/>
            <text:p text:style-name="P314">ErrSyntax: 書式に誤りがあります。</text:p>
          </table:table-cell>
        </table:table-row>
        <table:table-row table:style-name="TableLine2019487729392">
          <table:table-cell table:style-name="TableBox2019487726400" office:value-type="string">
            <text:p text:style-name="P489">使用例</text:p>
          </table:table-cell>
          <table:table-cell table:style-name="TableBox2019487727216" office:value-type="string">
            <text:p text:style-name="P314"/>
            <text:p text:style-name="P314"/>
          </table:table-cell>
        </table:table-row>
      </table:table>
      <text:h text:style-name="P779" text:outline-level="3"/>
      <text:h text:style-name="P789" text:outline-level="3"><text:bookmark-start text:name="__RefHeading___Toc26179_3550414430"/>List::c<text:span text:style-name="T247">ombinations</text:span><text:span text:style-name="T5">　</text:span><text:bookmark-end text:name="__RefHeading___Toc26179_3550414430"/></text:h>
      <text:p text:style-name="P117"/>
      <table:table table:name="表240" table:style-name="表240">
        <table:table-column table:style-name="表240.A"/>
        <table:table-column table:style-name="表240.B"/>
        <table:table-row table:style-name="TableLine2019487732112">
          <table:table-cell table:style-name="TableBox2019487729664" office:value-type="string">
            <text:p text:style-name="P490">説明</text:p>
          </table:table-cell>
          <table:table-cell table:style-name="TableBox2019487732384" office:value-type="string">
            <text:p text:style-name="P315"/>
            <text:p text:style-name="P369">リストの組み合わせのイテレータです。</text:p>
          </table:table-cell>
        </table:table-row>
        <table:table-row table:style-name="TableLine2019487732656">
          <table:table-cell table:style-name="TableBox2019487729664" office:value-type="string">
            <text:p text:style-name="P490">書式</text:p>
          </table:table-cell>
          <table:table-cell table:style-name="TableBox2019487732384" office:value-type="string">
            <text:p text:style-name="P315"/>
            <text:p text:style-name="P315">List <text:span text:style-name="T247">combinations </text:span><text:span text:style-name="T87">n</text:span><text:span text:style-name="T247"> do: { | </text:span><text:span text:style-name="T87">var</text:span><text:span text:style-name="T247"> | </text:span><text:span text:style-name="T87">script </text:span><text:span text:style-name="T247">}</text:span></text:p>
          </table:table-cell>
        </table:table-row>
        <table:table-row table:style-name="TableLine2019487730752">
          <table:table-cell table:style-name="TableBox2019487729664" office:value-type="string">
            <text:p text:style-name="P490">詳細</text:p>
          </table:table-cell>
          <table:table-cell table:style-name="TableBox2019487732384" office:value-type="string">
            <text:p text:style-name="P315"/>
            <text:p text:style-name="P315">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2019487732928">
          <table:table-cell table:style-name="TableBox2019487729664" office:value-type="string">
            <text:p text:style-name="P490">戻り値</text:p>
          </table:table-cell>
          <table:table-cell table:style-name="TableBox2019487732384" office:value-type="string">
            <text:p text:style-name="P315"/>
            <text:p text:style-name="P315"><text:span text:style-name="T53">script</text:span>の最後の実行結果が返ります。</text:p>
          </table:table-cell>
        </table:table-row>
        <table:table-row table:style-name="TableLine2019487733744">
          <table:table-cell table:style-name="TableBox2019487729664" office:value-type="string">
            <text:p text:style-name="P490">例外</text:p>
          </table:table-cell>
          <table:table-cell table:style-name="TableBox2019487732384" office:value-type="string">
            <text:p text:style-name="P315"/>
            <text:p text:style-name="P315">ErrSyntax: 書式に誤りがあります。</text:p>
          </table:table-cell>
        </table:table-row>
        <table:table-row table:style-name="TableLine2019487734016">
          <table:table-cell table:style-name="TableBox2019487729664" office:value-type="string">
            <text:p text:style-name="P490">使用例</text:p>
          </table:table-cell>
          <table:table-cell table:style-name="TableBox2019487732384" office:value-type="string">
            <text:p text:style-name="P315"/>
            <text:p text:style-name="P315"/>
          </table:table-cell>
        </table:table-row>
      </table:table>
      <text:h text:style-name="P714" text:outline-level="3"/>
      <text:h text:style-name="P793" text:outline-level="3"><text:bookmark-start text:name="__RefHeading___Toc27581_508853781"/>List::concat<text:span text:style-name="T5">　</text:span><text:bookmark-end text:name="__RefHeading___Toc27581_508853781"/></text:h>
      <text:p text:style-name="P142"/>
      <table:table table:name="表139" table:style-name="表139">
        <table:table-column table:style-name="表139.A"/>
        <table:table-column table:style-name="表139.B"/>
        <table:table-row table:style-name="TableLine2019487729936">
          <table:table-cell table:style-name="TableBox2019487737824" office:value-type="string">
            <text:p text:style-name="P511">説明</text:p>
          </table:table-cell>
          <table:table-cell table:style-name="TableBox2019487740000" office:value-type="string">
            <text:p text:style-name="P347"/>
            <text:p text:style-name="P347">リストに要素を追加します。</text:p>
          </table:table-cell>
        </table:table-row>
        <table:table-row table:style-name="TableLine2019487746256">
          <table:table-cell table:style-name="TableBox2019487737824" office:value-type="string">
            <text:p text:style-name="P511">書式</text:p>
          </table:table-cell>
          <table:table-cell table:style-name="TableBox2019487740000" office:value-type="string">
            <text:p text:style-name="P347"/>
            <text:p text:style-name="P347">List concat <text:span text:style-name="T53">val</text:span> <text:s/>[ <text:span text:style-name="T53">val</text:span> ... ]</text:p>
          </table:table-cell>
        </table:table-row>
        <table:table-row table:style-name="TableLine2019487744624">
          <table:table-cell table:style-name="TableBox2019487737824" office:value-type="string">
            <text:p text:style-name="P511">詳細</text:p>
          </table:table-cell>
          <table:table-cell table:style-name="TableBox2019487740000" office:value-type="string">
            <text:p text:style-name="P347"/>
            <text:p text:style-name="P347">Listに<text:span text:style-name="T53">val</text:span>を追加します。<text:span text:style-name="T53">val</text:span>がリストの場合、<text:span text:style-name="T53">val</text:span>の各要素が追加されます。</text:p>
            <text:p text:style-name="P669">このメソッドはList::concat!と異なり副作用がありません。すなわち呼び出し後も変数は変更されません。</text:p>
          </table:table-cell>
        </table:table-row>
        <table:table-row table:style-name="TableLine2019487735376">
          <table:table-cell table:style-name="TableBox2019487737824" office:value-type="string">
            <text:p text:style-name="P511">戻り値</text:p>
          </table:table-cell>
          <table:table-cell table:style-name="TableBox2019487740000" office:value-type="string">
            <text:p text:style-name="P347"/>
            <text:p text:style-name="P347"><text:span text:style-name="T53">val</text:span>が追加されたリストが返ります。</text:p>
          </table:table-cell>
        </table:table-row>
        <table:table-row table:style-name="TableLine2019487745440">
          <table:table-cell table:style-name="TableBox2019487737824" office:value-type="string">
            <text:p text:style-name="P511">例外</text:p>
          </table:table-cell>
          <table:table-cell table:style-name="TableBox2019487740000" office:value-type="string">
            <text:p text:style-name="P347"/>
            <text:p text:style-name="P347">ErrSyntax: 書式に誤りがあります。</text:p>
          </table:table-cell>
        </table:table-row>
        <table:table-row table:style-name="TableLine2019487743536">
          <table:table-cell table:style-name="TableBox2019487737824" office:value-type="string">
            <text:p text:style-name="P511">使用例</text:p>
          </table:table-cell>
          <table:table-cell table:style-name="TableBox2019487740000" office:value-type="string">
            <text:p text:style-name="P560"/>
            <text:p text:style-name="P560">set l (1);</text:p>
            <text:p text:style-name="P560">$l concat 2;<text:tab/><text:tab/># <text:span text:style-name="T231">→</text:span> (1 2)</text:p>
            <text:p text:style-name="P560">println $l;<text:tab/><text:tab/><text:tab/># <text:span text:style-name="T231">→</text:span> (1)</text:p>
            <text:p text:style-name="P560">$l concat (a b);<text:tab/><text:tab/># <text:span text:style-name="T231">→</text:span> (1 a b)</text:p>
            <text:p text:style-name="P560">$l concat 1 (a b) ((c));</text:p>
            <text:p text:style-name="P560"><text:tab/><text:tab/><text:tab/><text:tab/># <text:span text:style-name="T231">→</text:span> (1 a b (c)) </text:p>
          </table:table-cell>
        </table:table-row>
      </table:table>
      <text:h text:style-name="P793" text:outline-level="3"><text:bookmark-start text:name="__RefHeading___Toc27583_508853781"/>List::concat!<text:span text:style-name="T5">　</text:span><text:bookmark-end text:name="__RefHeading___Toc27583_508853781"/></text:h>
      <text:p text:style-name="P142"/>
      <table:table table:name="表221" table:style-name="表221">
        <table:table-column table:style-name="表221.A"/>
        <table:table-column table:style-name="表221.B"/>
        <table:table-row table:style-name="TableLine2019487742992">
          <table:table-cell table:style-name="TableBox2019487739184" office:value-type="string">
            <text:p text:style-name="P511">説明</text:p>
          </table:table-cell>
          <table:table-cell table:style-name="TableBox2019487745168" office:value-type="string">
            <text:p text:style-name="P347"/>
            <text:p text:style-name="P347">リストに要素を追加します。</text:p>
          </table:table-cell>
        </table:table-row>
        <table:table-row table:style-name="TableLine2019487734560">
          <table:table-cell table:style-name="TableBox2019487739184" office:value-type="string">
            <text:p text:style-name="P511">書式</text:p>
          </table:table-cell>
          <table:table-cell table:style-name="TableBox2019487745168" office:value-type="string">
            <text:p text:style-name="P347"/>
            <text:p text:style-name="P347">List concat! <text:span text:style-name="T53">val</text:span> <text:s/>[ <text:span text:style-name="T53">val</text:span> ... ]</text:p>
          </table:table-cell>
        </table:table-row>
        <table:table-row table:style-name="TableLine2019487737008">
          <table:table-cell table:style-name="TableBox2019487739184" office:value-type="string">
            <text:p text:style-name="P511">詳細</text:p>
          </table:table-cell>
          <table:table-cell table:style-name="TableBox2019487745168" office:value-type="string">
            <text:p text:style-name="P347"/>
            <text:p text:style-name="P347">Listに<text:span text:style-name="T53">val</text:span>を追加します。<text:span text:style-name="T53">val</text:span>がリストの場合、<text:span text:style-name="T53">val</text:span>の各要素が追加されます。</text:p>
            <text:p text:style-name="P669">このメソッドはList::concatと異なり副作用があります。すなわち呼び出し後に変数が変更されます。</text:p>
          </table:table-cell>
        </table:table-row>
        <table:table-row table:style-name="TableLine2019487740272">
          <table:table-cell table:style-name="TableBox2019487739184" office:value-type="string">
            <text:p text:style-name="P511">戻り値</text:p>
          </table:table-cell>
          <table:table-cell table:style-name="TableBox2019487745168" office:value-type="string">
            <text:p text:style-name="P347"/>
            <text:p text:style-name="P347"><text:span text:style-name="T53">val</text:span>が追加されたリストが返ります。</text:p>
          </table:table-cell>
        </table:table-row>
        <table:table-row table:style-name="TableLine2019487736736">
          <table:table-cell table:style-name="TableBox2019487739184" office:value-type="string">
            <text:p text:style-name="P511">例外</text:p>
          </table:table-cell>
          <table:table-cell table:style-name="TableBox2019487745168" office:value-type="string">
            <text:p text:style-name="P347"/>
            <text:p text:style-name="P347">ErrSyntax: 書式に誤りがあります。</text:p>
          </table:table-cell>
        </table:table-row>
        <table:table-row table:style-name="TableLine2019487745712">
          <table:table-cell table:style-name="TableBox2019487739184" office:value-type="string">
            <text:p text:style-name="P511">使用例</text:p>
          </table:table-cell>
          <table:table-cell table:style-name="TableBox2019487745168" office:value-type="string">
            <text:p text:style-name="P560"/>
            <text:p text:style-name="P560">set l (1);</text:p>
            <text:p text:style-name="P560">$l concat 2;<text:tab/><text:tab/># <text:span text:style-name="T231">→</text:span> (1 2)</text:p>
            <text:p text:style-name="P560">println $l;<text:tab/><text:tab/><text:tab/># <text:span text:style-name="T231">→</text:span> (1)</text:p>
            <text:p text:style-name="P560">$l concat (a b);<text:tab/><text:tab/># <text:span text:style-name="T231">→</text:span> (1 a b)</text:p>
            <text:p text:style-name="P560">$l concat 1 (a b) ((c));</text:p>
            <text:p text:style-name="P560"><text:tab/><text:tab/><text:tab/><text:tab/># <text:span text:style-name="T231">→</text:span> (1 a b (c)) </text:p>
          </table:table-cell>
        </table:table-row>
      </table:table>
      <text:h text:style-name="P788" text:outline-level="3"/>
      <text:h text:style-name="P793" text:outline-level="3"><text:bookmark-start text:name="__RefHeading___Toc23583_3919154641"/>List::create-block<text:span text:style-name="T5">　</text:span><text:bookmark-end text:name="__RefHeading___Toc23583_3919154641"/></text:h>
      <text:p text:style-name="P118"/>
      <table:table table:name="表216" table:style-name="表216">
        <table:table-column table:style-name="表216.A"/>
        <table:table-column table:style-name="表216.B"/>
        <table:table-row table:style-name="TableLine2019487745984">
          <table:table-cell table:style-name="TableBox2019487739728" office:value-type="string">
            <text:p text:style-name="P491">説明</text:p>
          </table:table-cell>
          <table:table-cell table:style-name="TableBox2019487735648" office:value-type="string">
            <text:p text:style-name="P316"/>
            <text:p text:style-name="P316">リストから動的にブロック（クロージャ）を作成します。</text:p>
          </table:table-cell>
        </table:table-row>
        <table:table-row table:style-name="TableLine2019487737280">
          <table:table-cell table:style-name="TableBox2019487739728" office:value-type="string">
            <text:p text:style-name="P491">書式</text:p>
          </table:table-cell>
          <table:table-cell table:style-name="TableBox2019487735648" office:value-type="string">
            <text:p text:style-name="P316"/>
            <text:p text:style-name="P316">List <text:span text:style-name="T223">create-block</text:span></text:p>
          </table:table-cell>
        </table:table-row>
        <table:table-row table:style-name="TableLine2019487751152">
          <table:table-cell table:style-name="TableBox2019487739728" office:value-type="string">
            <text:p text:style-name="P491">詳細</text:p>
          </table:table-cell>
          <table:table-cell table:style-name="TableBox2019487735648" office:value-type="string">
            <text:p text:style-name="P316"/>
            <text:p text:style-name="P316">Listから実行可能なブロック（実態はクロージャ）を作成します。本来クロージャは複数文から構成されますが、本コマンドで生成可能な行数は1行のみとなります。</text:p>
            <text:p text:style-name="P644">本コマンドにより生成されたクロージャは、Block::evalにより実行可能です。</text:p>
          </table:table-cell>
        </table:table-row>
        <table:table-row table:style-name="表216.4">
          <table:table-cell table:style-name="TableBox2019487739728" office:value-type="string">
            <text:p text:style-name="P491">戻り値</text:p>
          </table:table-cell>
          <table:table-cell table:style-name="TableBox2019487735648" office:value-type="string">
            <text:p text:style-name="P316"/>
            <text:p text:style-name="P316">クロージャが返ります。</text:p>
          </table:table-cell>
        </table:table-row>
        <table:table-row table:style-name="TableLine2019487735104">
          <table:table-cell table:style-name="TableBox2019487739728" office:value-type="string">
            <text:p text:style-name="P491">例外</text:p>
          </table:table-cell>
          <table:table-cell table:style-name="TableBox2019487735648" office:value-type="string">
            <text:p text:style-name="P316"/>
            <text:p text:style-name="P316">ErrSyntax: 書式に誤りがあります。</text:p>
          </table:table-cell>
        </table:table-row>
        <table:table-row table:style-name="TableLine2019487751424">
          <table:table-cell table:style-name="TableBox2019487739728" office:value-type="string">
            <text:p text:style-name="P491">使用例</text:p>
          </table:table-cell>
          <table:table-cell table:style-name="TableBox2019487735648" office:value-type="string">
            <text:p text:style-name="P553"/>
            <text:p text:style-name="P553">set <text:span text:style-name="T224">x 0;</text:span></text:p>
            <text:p text:style-name="P554">(<text:span text:style-name="T224">set a $x) create-block <text:s text:c="2"/># → {set a 0;}</text:span></text:p>
          </table:table-cell>
        </table:table-row>
      </table:table>
      <text:h text:style-name="P780" text:outline-level="3"/>
      <text:h text:style-name="P789"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2019487743808">
          <table:table-cell table:style-name="TableBox2019487747616" office:value-type="string">
            <text:p text:style-name="P429">説明</text:p>
          </table:table-cell>
          <table:table-cell table:style-name="TableBox2019487746800" office:value-type="string">
            <text:p text:style-name="P234"/>
            <text:p text:style-name="P234">リストから要素を削除します。</text:p>
          </table:table-cell>
        </table:table-row>
        <table:table-row table:style-name="TableLine2019487737552">
          <table:table-cell table:style-name="TableBox2019487747616" office:value-type="string">
            <text:p text:style-name="P429">書式</text:p>
          </table:table-cell>
          <table:table-cell table:style-name="TableBox2019487746800" office:value-type="string">
            <text:p text:style-name="P234"/>
            <text:p text:style-name="P234">List delete <text:span text:style-name="T53">index</text:span></text:p>
          </table:table-cell>
        </table:table-row>
        <table:table-row table:style-name="TableLine2019487748704">
          <table:table-cell table:style-name="TableBox2019487747616" office:value-type="string">
            <text:p text:style-name="P429">詳細</text:p>
          </table:table-cell>
          <table:table-cell table:style-name="TableBox2019487746800" office:value-type="string">
            <text:p text:style-name="P234"/>
            <text:p text:style-name="P234">Listの<text:span text:style-name="T53">index</text:span>番目の要素を削除し、削除後のリストを返します。<text:span text:style-name="T53">index</text:span>は0から始まります。Listが変数の場合でも、変数は変更されません。</text:p>
            <text:p text:style-name="P314"><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019487738096">
          <table:table-cell table:style-name="TableBox2019487747616" office:value-type="string">
            <text:p text:style-name="P429">戻り値</text:p>
          </table:table-cell>
          <table:table-cell table:style-name="TableBox2019487746800" office:value-type="string">
            <text:p text:style-name="P234"/>
            <text:p text:style-name="P234"><text:span text:style-name="T98">index</text:span>番目の要素が削除された後のリストが返ります。</text:p>
          </table:table-cell>
        </table:table-row>
        <table:table-row table:style-name="TableLine2019487736192">
          <table:table-cell table:style-name="TableBox2019487747616" office:value-type="string">
            <text:p text:style-name="P429">例外</text:p>
          </table:table-cell>
          <table:table-cell table:style-name="TableBox2019487746800" office:value-type="string">
            <text:p text:style-name="P234"/>
            <text:p text:style-name="P234"/>
          </table:table-cell>
        </table:table-row>
        <table:table-row table:style-name="TableLine2019487750608">
          <table:table-cell table:style-name="TableBox2019487747616" office:value-type="string">
            <text:p text:style-name="P429">使用例</text:p>
          </table:table-cell>
          <table:table-cell table:style-name="TableBox2019487746800" office:value-type="string">
            <text:p text:style-name="P234"/>
            <text:p text:style-name="P234"/>
          </table:table-cell>
        </table:table-row>
      </table:table>
      <text:h text:style-name="P789" text:outline-level="3"><text:bookmark-start text:name="__RefHeading__16350_1255925395"/>List::delete!<text:span text:style-name="T5">　</text:span><text:bookmark-end text:name="__RefHeading__16350_1255925395"/></text:h>
      <text:p text:style-name="P116"/>
      <table:table table:name="Table50" table:style-name="Table50">
        <table:table-column table:style-name="Table50.A"/>
        <table:table-column table:style-name="Table50.B"/>
        <table:table-row table:style-name="TableLine2019487740544">
          <table:table-cell table:style-name="TableBox2019487744080" office:value-type="string">
            <text:p text:style-name="P489">説明</text:p>
          </table:table-cell>
          <table:table-cell table:style-name="TableBox2019487742448" office:value-type="string">
            <text:p text:style-name="P314"/>
            <text:p text:style-name="P314">リストから要素を削除します。</text:p>
          </table:table-cell>
        </table:table-row>
        <table:table-row table:style-name="TableLine2019487747072">
          <table:table-cell table:style-name="TableBox2019487744080" office:value-type="string">
            <text:p text:style-name="P489">書式</text:p>
          </table:table-cell>
          <table:table-cell table:style-name="TableBox2019487742448" office:value-type="string">
            <text:p text:style-name="P314"/>
            <text:p text:style-name="P314">List delete! <text:span text:style-name="T53">index</text:span></text:p>
          </table:table-cell>
        </table:table-row>
        <table:table-row table:style-name="TableLine2019487736464">
          <table:table-cell table:style-name="TableBox2019487744080" office:value-type="string">
            <text:p text:style-name="P489">詳細</text:p>
          </table:table-cell>
          <table:table-cell table:style-name="TableBox2019487742448" office:value-type="string">
            <text:p text:style-name="P314"/>
            <text:p text:style-name="P314">Listの<text:span text:style-name="T53">index</text:span>番目の要素を削除し、削除後のリストを返します。<text:span text:style-name="T53">index</text:span>は0から始まります。Listが変数の場合は、変数が直接変更されます。</text:p>
            <text:p text:style-name="P314"><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2019487747344">
          <table:table-cell table:style-name="TableBox2019487744080" office:value-type="string">
            <text:p text:style-name="P489">戻り値</text:p>
          </table:table-cell>
          <table:table-cell table:style-name="TableBox2019487742448" office:value-type="string">
            <text:p text:style-name="P314"/>
            <text:p text:style-name="P314"><text:span text:style-name="T98">index</text:span>番目の要素が削除された後のリストが返ります。</text:p>
          </table:table-cell>
        </table:table-row>
        <table:table-row table:style-name="TableLine2019487749792">
          <table:table-cell table:style-name="TableBox2019487744080" office:value-type="string">
            <text:p text:style-name="P489">例外</text:p>
          </table:table-cell>
          <table:table-cell table:style-name="TableBox2019487742448" office:value-type="string">
            <text:p text:style-name="P314"/>
            <text:p text:style-name="P314"/>
          </table:table-cell>
        </table:table-row>
        <table:table-row table:style-name="TableLine2019487738368">
          <table:table-cell table:style-name="TableBox2019487744080" office:value-type="string">
            <text:p text:style-name="P489">使用例</text:p>
          </table:table-cell>
          <table:table-cell table:style-name="TableBox2019487742448" office:value-type="string">
            <text:p text:style-name="P314"/>
            <text:p text:style-name="P314"/>
          </table:table-cell>
        </table:table-row>
      </table:table>
      <text:h text:style-name="P779" text:outline-level="3"/>
      <text:h text:style-name="P789"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2019487744352">
          <table:table-cell table:style-name="TableBox2019487747888" office:value-type="string">
            <text:p text:style-name="P429">説明</text:p>
          </table:table-cell>
          <table:table-cell table:style-name="TableBox2019487734288" office:value-type="string">
            <text:p text:style-name="P234"/>
            <text:p text:style-name="P234">リストのイテレータです。</text:p>
          </table:table-cell>
        </table:table-row>
        <table:table-row table:style-name="TableLine2019487748432">
          <table:table-cell table:style-name="TableBox2019487747888" office:value-type="string">
            <text:p text:style-name="P429">書式</text:p>
          </table:table-cell>
          <table:table-cell table:style-name="TableBox2019487734288" office:value-type="string">
            <text:p text:style-name="P234"/>
            <text:p text:style-name="P234">List each do: { | <text:span text:style-name="T53">var</text:span> | <text:span text:style-name="T53">block</text:span> <text:s/>}</text:p>
          </table:table-cell>
        </table:table-row>
        <table:table-row table:style-name="TableLine2019487750880">
          <table:table-cell table:style-name="TableBox2019487747888" office:value-type="string">
            <text:p text:style-name="P429">詳細</text:p>
          </table:table-cell>
          <table:table-cell table:style-name="TableBox2019487734288" office:value-type="string">
            <text:p text:style-name="P234"/>
            <text:p text:style-name="P234">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2019487740816">
          <table:table-cell table:style-name="TableBox2019487747888" office:value-type="string">
            <text:p text:style-name="P429">戻り値</text:p>
          </table:table-cell>
          <table:table-cell table:style-name="TableBox2019487734288" office:value-type="string">
            <text:p text:style-name="P234"/>
            <text:p text:style-name="P234">最後に実行された<text:span text:style-name="T53">block</text:span>の値が返されます。</text:p>
          </table:table-cell>
        </table:table-row>
        <table:table-row table:style-name="TableLine2019487748976">
          <table:table-cell table:style-name="TableBox2019487747888" office:value-type="string">
            <text:p text:style-name="P429">例外</text:p>
          </table:table-cell>
          <table:table-cell table:style-name="TableBox2019487734288" office:value-type="string">
            <text:p text:style-name="P234"/>
            <text:p text:style-name="P234">ErrSyntax: 書式に誤りがあります。</text:p>
          </table:table-cell>
        </table:table-row>
        <table:table-row table:style-name="TableLine2019487741088">
          <table:table-cell table:style-name="TableBox2019487747888" office:value-type="string">
            <text:p text:style-name="P429">使用例</text:p>
          </table:table-cell>
          <table:table-cell table:style-name="TableBox2019487734288" office:value-type="string">
            <text:p text:style-name="P234"/>
            <text:p text:style-name="P234"/>
          </table:table-cell>
        </table:table-row>
      </table:table>
      <text:h text:style-name="P695" text:outline-level="3"/>
      <text:h text:style-name="P789"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2019487741360">
          <table:table-cell table:style-name="TableBox2019487741904" office:value-type="string">
            <text:p text:style-name="P429">説明</text:p>
          </table:table-cell>
          <table:table-cell table:style-name="TableBox2019487743264" office:value-type="string">
            <text:p text:style-name="P234"/>
            <text:p text:style-name="P234">リストを文として評価します。</text:p>
          </table:table-cell>
        </table:table-row>
        <table:table-row table:style-name="TableLine2019487738640">
          <table:table-cell table:style-name="TableBox2019487741904" office:value-type="string">
            <text:p text:style-name="P429">書式</text:p>
          </table:table-cell>
          <table:table-cell table:style-name="TableBox2019487743264" office:value-type="string">
            <text:p text:style-name="P234"/>
            <text:p text:style-name="P234">List eval</text:p>
          </table:table-cell>
        </table:table-row>
        <table:table-row table:style-name="TableLine2019487742176">
          <table:table-cell table:style-name="TableBox2019487741904" office:value-type="string">
            <text:p text:style-name="P429">詳細</text:p>
          </table:table-cell>
          <table:table-cell table:style-name="TableBox2019487743264" office:value-type="string">
            <text:p text:style-name="P234"/>
            <text:p text:style-name="P234">リスト中の要素を<text:span text:style-name="T4">P</text:span>erfumeの文として評価します。</text:p>
          </table:table-cell>
        </table:table-row>
        <table:table-row table:style-name="TableLine2019487742720">
          <table:table-cell table:style-name="TableBox2019487741904" office:value-type="string">
            <text:p text:style-name="P429">戻り値</text:p>
          </table:table-cell>
          <table:table-cell table:style-name="TableBox2019487743264" office:value-type="string">
            <text:p text:style-name="P234"/>
            <text:p text:style-name="P234">文が評価された結果が返ります。</text:p>
          </table:table-cell>
        </table:table-row>
        <table:table-row table:style-name="TableLine2019487748160">
          <table:table-cell table:style-name="TableBox2019487741904" office:value-type="string">
            <text:p text:style-name="P429">例外</text:p>
          </table:table-cell>
          <table:table-cell table:style-name="TableBox2019487743264" office:value-type="string">
            <text:p text:style-name="P234"/>
            <text:p text:style-name="P234">ErrSyntax: 書式に誤りがあります。</text:p>
          </table:table-cell>
        </table:table-row>
        <table:table-row table:style-name="TableLine2019487749520">
          <table:table-cell table:style-name="TableBox2019487741904" office:value-type="string">
            <text:p text:style-name="P429">使用例</text:p>
          </table:table-cell>
          <table:table-cell table:style-name="TableBox2019487743264" office:value-type="string">
            <text:p text:style-name="P234"/>
            <text:p text:style-name="P234"/>
          </table:table-cell>
        </table:table-row>
      </table:table>
      <text:h text:style-name="P695" text:outline-level="3"/>
      <text:h text:style-name="P789"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2019487750064">
          <table:table-cell table:style-name="TableBox2019487758768" office:value-type="string">
            <text:p text:style-name="P429">説明</text:p>
          </table:table-cell>
          <table:table-cell table:style-name="TableBox2019487756864" office:value-type="string">
            <text:p text:style-name="P234"/>
            <text:p text:style-name="P234">リストの要素を選択します。</text:p>
          </table:table-cell>
        </table:table-row>
        <table:table-row table:style-name="TableLine2019487752512">
          <table:table-cell table:style-name="TableBox2019487758768" office:value-type="string">
            <text:p text:style-name="P429">書式</text:p>
          </table:table-cell>
          <table:table-cell table:style-name="TableBox2019487756864" office:value-type="string">
            <text:p text:style-name="P234"/>
            <text:p text:style-name="P234">List filter { | <text:span text:style-name="T53">var</text:span> | <text:span text:style-name="T53">block</text:span> <text:s/>}</text:p>
          </table:table-cell>
        </table:table-row>
        <table:table-row table:style-name="TableLine2019487756592">
          <table:table-cell table:style-name="TableBox2019487758768" office:value-type="string">
            <text:p text:style-name="P429">詳細</text:p>
          </table:table-cell>
          <table:table-cell table:style-name="TableBox2019487756864" office:value-type="string">
            <text:p text:style-name="P234"/>
            <text:p text:style-name="P234">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2019487754144">
          <table:table-cell table:style-name="TableBox2019487758768" office:value-type="string">
            <text:p text:style-name="P429">戻り値</text:p>
          </table:table-cell>
          <table:table-cell table:style-name="TableBox2019487756864" office:value-type="string">
            <text:p text:style-name="P234"/>
            <text:p text:style-name="P234">Listの部分集合である新たなリストが返ります。</text:p>
          </table:table-cell>
        </table:table-row>
        <table:table-row table:style-name="TableLine2019487758496">
          <table:table-cell table:style-name="TableBox2019487758768" office:value-type="string">
            <text:p text:style-name="P429">例外</text:p>
          </table:table-cell>
          <table:table-cell table:style-name="TableBox2019487756864" office:value-type="string">
            <text:p text:style-name="P234"/>
            <text:p text:style-name="P234">ErrSyntax: 書式に誤りがあります。</text:p>
          </table:table-cell>
        </table:table-row>
        <table:table-row table:style-name="TableLine2019487754416">
          <table:table-cell table:style-name="TableBox2019487758768" office:value-type="string">
            <text:p text:style-name="P429">使用例</text:p>
          </table:table-cell>
          <table:table-cell table:style-name="TableBox2019487756864" office:value-type="string">
            <text:p text:style-name="P522"/>
            <text:p text:style-name="P522">set l (1 2 3 4 5);</text:p>
            <text:p text:style-name="P522"># 要素が偶数のみのリストを作成する</text:p>
            <text:p text:style-name="P522">$l filter {| i | [$i % 2] = 0};<text:tab/># <text:span text:style-name="T231">→</text:span> (2 4)</text:p>
          </table:table-cell>
        </table:table-row>
      </table:table>
      <text:h text:style-name="P789"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2019487757136">
          <table:table-cell table:style-name="TableBox2019487752240" office:value-type="string">
            <text:p text:style-name="P489">説明</text:p>
          </table:table-cell>
          <table:table-cell table:style-name="TableBox2019487755504" office:value-type="string">
            <text:p text:style-name="P314"/>
            <text:p text:style-name="P314">リストから要素を探します。</text:p>
          </table:table-cell>
        </table:table-row>
        <table:table-row table:style-name="TableLine2019487757680">
          <table:table-cell table:style-name="TableBox2019487752240" office:value-type="string">
            <text:p text:style-name="P489">書式</text:p>
          </table:table-cell>
          <table:table-cell table:style-name="TableBox2019487755504" office:value-type="string">
            <text:p text:style-name="P314"/>
            <text:p text:style-name="P314">List find <text:span text:style-name="T53">val</text:span></text:p>
            <text:p text:style-name="P314"><text:span text:style-name="T99">List find* </text:span><text:span text:style-name="T53">val</text:span></text:p>
          </table:table-cell>
        </table:table-row>
        <table:table-row table:style-name="TableLine2019487755776">
          <table:table-cell table:style-name="TableBox2019487752240" office:value-type="string">
            <text:p text:style-name="P489">詳細</text:p>
          </table:table-cell>
          <table:table-cell table:style-name="TableBox2019487755504" office:value-type="string">
            <text:p text:style-name="P314"/>
            <text:p text:style-name="P314">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2019487759040">
          <table:table-cell table:style-name="TableBox2019487752240" office:value-type="string">
            <text:p text:style-name="P489">戻り値</text:p>
          </table:table-cell>
          <table:table-cell table:style-name="TableBox2019487755504" office:value-type="string">
            <text:p text:style-name="P314"/>
            <text:p text:style-name="P314">findの場合は見つかった要素の位置を返します。見つからなかった場合はnilを返します。</text:p>
            <text:p text:style-name="P314">find*の場合は、見つかった要素の位置のリストを返します。見つからなかった場合は空リストを返します。</text:p>
          </table:table-cell>
        </table:table-row>
        <table:table-row table:style-name="TableLine2019487757952">
          <table:table-cell table:style-name="TableBox2019487752240" office:value-type="string">
            <text:p text:style-name="P489">例外</text:p>
          </table:table-cell>
          <table:table-cell table:style-name="TableBox2019487755504" office:value-type="string">
            <text:p text:style-name="P314"/>
            <text:p text:style-name="P314">ErrSyntax: 書式に誤りがあります。</text:p>
          </table:table-cell>
        </table:table-row>
        <table:table-row table:style-name="TableLine2019487758224">
          <table:table-cell table:style-name="TableBox2019487752240" office:value-type="string">
            <text:p text:style-name="P489">使用例</text:p>
          </table:table-cell>
          <table:table-cell table:style-name="TableBox2019487755504" office:value-type="string">
            <text:p text:style-name="P314"/>
            <text:p text:style-name="P314"/>
          </table:table-cell>
        </table:table-row>
      </table:table>
      <text:h text:style-name="P779" text:outline-level="3"/>
      <text:h text:style-name="P789"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2019487755232">
          <table:table-cell table:style-name="TableBox2019487754688" office:value-type="string">
            <text:p text:style-name="P429">説明</text:p>
          </table:table-cell>
          <table:table-cell table:style-name="TableBox2019487751696" office:value-type="string">
            <text:p text:style-name="P234"/>
            <text:p text:style-name="P234">リストのn番目の要素を取り出します。</text:p>
          </table:table-cell>
        </table:table-row>
        <table:table-row table:style-name="TableLine2019487754960">
          <table:table-cell table:style-name="TableBox2019487754688" office:value-type="string">
            <text:p text:style-name="P429">書式</text:p>
          </table:table-cell>
          <table:table-cell table:style-name="TableBox2019487751696" office:value-type="string">
            <text:p text:style-name="P234"/>
            <text:p text:style-name="P234">List get <text:span text:style-name="T53">index</text:span></text:p>
          </table:table-cell>
        </table:table-row>
        <table:table-row table:style-name="TableLine2019487756048">
          <table:table-cell table:style-name="TableBox2019487754688" office:value-type="string">
            <text:p text:style-name="P429">詳細</text:p>
          </table:table-cell>
          <table:table-cell table:style-name="TableBox2019487751696" office:value-type="string">
            <text:p text:style-name="P234"/>
            <text:p text:style-name="P234">リストから<text:span text:style-name="T53">index</text:span>番目の要素を取り出し返します。<text:span text:style-name="T53">index</text:span>は0から始まります。</text:p>
          </table:table-cell>
        </table:table-row>
        <table:table-row table:style-name="TableLine2019487756320">
          <table:table-cell table:style-name="TableBox2019487754688" office:value-type="string">
            <text:p text:style-name="P429">戻り値</text:p>
          </table:table-cell>
          <table:table-cell table:style-name="TableBox2019487751696" office:value-type="string">
            <text:p text:style-name="P234"/>
            <text:p text:style-name="P234"><text:span text:style-name="T99">リストの</text:span><text:span text:style-name="T53">index</text:span><text:span text:style-name="T99">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2019487753872">
          <table:table-cell table:style-name="TableBox2019487754688" office:value-type="string">
            <text:p text:style-name="P429">例外</text:p>
          </table:table-cell>
          <table:table-cell table:style-name="TableBox2019487751696" office:value-type="string">
            <text:p text:style-name="P234"/>
            <text:p text:style-name="P346">ErrSyntax: <text:span text:style-name="T53">index</text:span><text:span text:style-name="T116">の指定</text:span>に誤りがあります。</text:p>
          </table:table-cell>
        </table:table-row>
        <table:table-row table:style-name="TableLine2019487759584">
          <table:table-cell table:style-name="TableBox2019487754688" office:value-type="string">
            <text:p text:style-name="P429">使用例</text:p>
          </table:table-cell>
          <table:table-cell table:style-name="TableBox2019487751696" office:value-type="string">
            <text:p text:style-name="P234"/>
            <text:p text:style-name="P234"/>
          </table:table-cell>
        </table:table-row>
      </table:table>
      <text:h text:style-name="P695" text:outline-level="3"/>
      <text:h text:style-name="P789" text:outline-level="3"><text:bookmark-start text:name="__RefHeading___Toc21231_1834471834"/>List::in<text:span text:style-name="T196">ject</text:span><text:span text:style-name="T5">　</text:span><text:bookmark-end text:name="__RefHeading___Toc21231_1834471834"/></text:h>
      <text:p text:style-name="P119"/>
      <table:table table:name="表188" table:style-name="表188">
        <table:table-column table:style-name="表188.A"/>
        <table:table-column table:style-name="表188.B"/>
        <table:table-row table:style-name="TableLine2019487753600">
          <table:table-cell table:style-name="TableBox2019487760128" office:value-type="string">
            <text:p text:style-name="P492">説明</text:p>
          </table:table-cell>
          <table:table-cell table:style-name="TableBox2019487751968" office:value-type="string">
            <text:p text:style-name="P317"/>
            <text:p text:style-name="P317">リストの要素を繰り返し計算する。</text:p>
          </table:table-cell>
        </table:table-row>
        <table:table-row table:style-name="TableLine2019487752784">
          <table:table-cell table:style-name="TableBox2019487760128" office:value-type="string">
            <text:p text:style-name="P492">書式</text:p>
          </table:table-cell>
          <table:table-cell table:style-name="TableBox2019487751968" office:value-type="string">
            <text:p text:style-name="P317"/>
            <text:p text:style-name="P392"><text:span text:style-name="T5">List </text:span><text:span text:style-name="T11">inject</text:span><text:span text:style-name="T5"> </text:span><text:span text:style-name="T93">i</text:span><text:span text:style-name="T95">nit-val</text:span><text:span text:style-name="T5"> do: </text:span><text:span text:style-name="T11">{| </text:span><text:span text:style-name="T95">sum-var each-var </text:span><text:span text:style-name="T11">|</text:span><text:span text:style-name="T5"> </text:span><text:span text:style-name="T95">block</text:span><text:span text:style-name="T5"> }</text:span></text:p>
          </table:table-cell>
        </table:table-row>
        <table:table-row table:style-name="TableLine2019487753056">
          <table:table-cell table:style-name="TableBox2019487760128" office:value-type="string">
            <text:p text:style-name="P492">詳細</text:p>
          </table:table-cell>
          <table:table-cell table:style-name="TableBox2019487751968" office:value-type="string">
            <text:p text:style-name="P317"/>
            <text:p text:style-name="P371">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666">2回目以降の<text:span text:style-name="T53">sum-var</text:span> は、前回実行した<text:span text:style-name="T53">block</text:span> の結果の値となります。</text:p>
          </table:table-cell>
        </table:table-row>
        <table:table-row table:style-name="TableLine2019487753328">
          <table:table-cell table:style-name="TableBox2019487760128" office:value-type="string">
            <text:p text:style-name="P492">戻り値</text:p>
          </table:table-cell>
          <table:table-cell table:style-name="TableBox2019487751968" office:value-type="string">
            <text:p text:style-name="P317"/>
            <text:p text:style-name="P317">最後の計算結果としての<text:span text:style-name="T53"> </text:span><text:span text:style-name="T64">sum-var </text:span><text:span text:style-name="T196">が返ります。</text:span></text:p>
          </table:table-cell>
        </table:table-row>
        <table:table-row table:style-name="TableLine2019487634464">
          <table:table-cell table:style-name="TableBox2019487760128" office:value-type="string">
            <text:p text:style-name="P492">例外</text:p>
          </table:table-cell>
          <table:table-cell table:style-name="TableBox2019487751968" office:value-type="string">
            <text:p text:style-name="P317"/>
            <text:p text:style-name="P317">ErrSyntax: 書式に誤りがあります。</text:p>
          </table:table-cell>
        </table:table-row>
        <table:table-row table:style-name="TableLine2019487645072">
          <table:table-cell table:style-name="TableBox2019487760128" office:value-type="string">
            <text:p text:style-name="P492">使用例</text:p>
          </table:table-cell>
          <table:table-cell table:style-name="TableBox2019487751968" office:value-type="string">
            <text:p text:style-name="P195"/>
            <text:p text:style-name="P195">(1 2 3 4 5) <text:span text:style-name="T196">inject 0 do: {| s i | $s + $i}</text:span>; <text:span text:style-name="T196"># </text:span><text:span text:style-name="T232">→ 15</text:span></text:p>
            <text:p text:style-name="P197"/>
            <text:p text:style-name="P195"><text:span text:style-name="T232"># sum-varを変数として記録したい場合</text:span><text:span text:style-name="T233">は以下のように変数を定義する。</text:span></text:p>
            <text:p text:style-name="P196">("1" "2" "3") inject [set result ()] do: {| s i |</text:p>
            <text:p text:style-name="P196"><text:s text:c="4"/>$s append! [$i int]</text:p>
            <text:p text:style-name="P196">}; </text:p>
            <text:p text:style-name="P196">println $result; <text:s text:c="3"/># → (1 2 3)</text:p>
          </table:table-cell>
        </table:table-row>
      </table:table>
      <text:h text:style-name="P715" text:outline-level="3"/>
      <text:h text:style-name="P789" text:outline-level="3"><text:bookmark-start text:name="__RefHeading__14686_1559979953"/>List::insert<text:span text:style-name="T5">　</text:span><text:bookmark-end text:name="__RefHeading__14686_1559979953"/></text:h>
      <text:p text:style-name="P119"/>
      <table:table table:name="表145" table:style-name="表145">
        <table:table-column table:style-name="表145.A"/>
        <table:table-column table:style-name="表145.B"/>
        <table:table-row table:style-name="TableLine2019487760400">
          <table:table-cell table:style-name="TableBox2019487635008" office:value-type="string">
            <text:p text:style-name="P429">説明</text:p>
          </table:table-cell>
          <table:table-cell table:style-name="TableBox2019487633648" office:value-type="string">
            <text:p text:style-name="P234"/>
            <text:p text:style-name="P234">リストに要素を追加します。</text:p>
          </table:table-cell>
        </table:table-row>
        <table:table-row table:style-name="TableLine2019487638000">
          <table:table-cell table:style-name="TableBox2019487635008" office:value-type="string">
            <text:p text:style-name="P429">書式</text:p>
          </table:table-cell>
          <table:table-cell table:style-name="TableBox2019487633648" office:value-type="string">
            <text:p text:style-name="P234"/>
            <text:p text:style-name="P234">List insert <text:span text:style-name="T53">index val</text:span></text:p>
          </table:table-cell>
        </table:table-row>
        <table:table-row table:style-name="TableLine2019487637184">
          <table:table-cell table:style-name="TableBox2019487635008" office:value-type="string">
            <text:p text:style-name="P429">詳細</text:p>
          </table:table-cell>
          <table:table-cell table:style-name="TableBox2019487633648" office:value-type="string">
            <text:p text:style-name="P234"/>
            <text:p text:style-name="P234">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234"><text:span text:style-name="T53">index</text:span>がListの要素数より大きい場合は、追加されません。</text:p>
          </table:table-cell>
        </table:table-row>
        <table:table-row table:style-name="TableLine2019487634736">
          <table:table-cell table:style-name="TableBox2019487635008" office:value-type="string">
            <text:p text:style-name="P429">戻り値</text:p>
          </table:table-cell>
          <table:table-cell table:style-name="TableBox2019487633648" office:value-type="string">
            <text:p text:style-name="P234"/>
            <text:p text:style-name="P234">要素が追加された後のリストが返ります。</text:p>
          </table:table-cell>
        </table:table-row>
        <table:table-row table:style-name="TableLine2019487637456">
          <table:table-cell table:style-name="TableBox2019487635008" office:value-type="string">
            <text:p text:style-name="P429">例外</text:p>
          </table:table-cell>
          <table:table-cell table:style-name="TableBox2019487633648" office:value-type="string">
            <text:p text:style-name="P234"/>
            <text:p text:style-name="P234"/>
          </table:table-cell>
        </table:table-row>
        <table:table-row table:style-name="TableLine2019487640720">
          <table:table-cell table:style-name="TableBox2019487635008" office:value-type="string">
            <text:p text:style-name="P429">使用例</text:p>
          </table:table-cell>
          <table:table-cell table:style-name="TableBox2019487633648" office:value-type="string">
            <text:p text:style-name="P234"/>
            <text:p text:style-name="P234"/>
          </table:table-cell>
        </table:table-row>
      </table:table>
      <text:h text:style-name="P789" text:outline-level="3"><text:bookmark-start text:name="__RefHeading__16356_1255925395"/>List::insert!<text:span text:style-name="T5">　</text:span><text:bookmark-end text:name="__RefHeading__16356_1255925395"/></text:h>
      <text:p text:style-name="P120"/>
      <table:table table:name="Table52" table:style-name="Table52">
        <table:table-column table:style-name="Table52.A"/>
        <table:table-column table:style-name="Table52.B"/>
        <table:table-row table:style-name="TableLine2019487633376">
          <table:table-cell table:style-name="TableBox2019487637728" office:value-type="string">
            <text:p text:style-name="P493">説明</text:p>
          </table:table-cell>
          <table:table-cell table:style-name="TableBox2019487634192" office:value-type="string">
            <text:p text:style-name="P318"/>
            <text:p text:style-name="P318">リストに要素を追加します。</text:p>
          </table:table-cell>
        </table:table-row>
        <table:table-row table:style-name="TableLine2019487645344">
          <table:table-cell table:style-name="TableBox2019487637728" office:value-type="string">
            <text:p text:style-name="P493">書式</text:p>
          </table:table-cell>
          <table:table-cell table:style-name="TableBox2019487634192" office:value-type="string">
            <text:p text:style-name="P318"/>
            <text:p text:style-name="P318">List insert <text:span text:style-name="T53">index val</text:span></text:p>
          </table:table-cell>
        </table:table-row>
        <table:table-row table:style-name="TableLine2019487642080">
          <table:table-cell table:style-name="TableBox2019487637728" office:value-type="string">
            <text:p text:style-name="P493">詳細</text:p>
          </table:table-cell>
          <table:table-cell table:style-name="TableBox2019487634192" office:value-type="string">
            <text:p text:style-name="P318"/>
            <text:p text:style-name="P318">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318"><text:span text:style-name="T53">index</text:span>がListの要素数より大きい場合は、追加されません。</text:p>
          </table:table-cell>
        </table:table-row>
        <table:table-row table:style-name="TableLine2019487633920">
          <table:table-cell table:style-name="TableBox2019487637728" office:value-type="string">
            <text:p text:style-name="P493">戻り値</text:p>
          </table:table-cell>
          <table:table-cell table:style-name="TableBox2019487634192" office:value-type="string">
            <text:p text:style-name="P318"/>
            <text:p text:style-name="P318">要素が追加された後のリストが返ります。</text:p>
          </table:table-cell>
        </table:table-row>
        <table:table-row table:style-name="TableLine2019487645616">
          <table:table-cell table:style-name="TableBox2019487637728" office:value-type="string">
            <text:p text:style-name="P493">例外</text:p>
          </table:table-cell>
          <table:table-cell table:style-name="TableBox2019487634192" office:value-type="string">
            <text:p text:style-name="P318"/>
            <text:p text:style-name="P318"/>
          </table:table-cell>
        </table:table-row>
        <table:table-row table:style-name="TableLine2019487639088">
          <table:table-cell table:style-name="TableBox2019487637728" office:value-type="string">
            <text:p text:style-name="P493">使用例</text:p>
          </table:table-cell>
          <table:table-cell table:style-name="TableBox2019487634192" office:value-type="string">
            <text:p text:style-name="P318"/>
            <text:p text:style-name="P318"/>
          </table:table-cell>
        </table:table-row>
      </table:table>
      <text:h text:style-name="P781" text:outline-level="3"/>
      <text:h text:style-name="P789"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2019487644800">
          <table:table-cell table:style-name="TableBox2019487635280" office:value-type="string">
            <text:p text:style-name="P429">説明</text:p>
          </table:table-cell>
          <table:table-cell table:style-name="TableBox2019487646704" office:value-type="string">
            <text:p text:style-name="P234"/>
            <text:p text:style-name="P234">リストの要素を文字列として結合します。</text:p>
          </table:table-cell>
        </table:table-row>
        <table:table-row table:style-name="TableLine2019487643168">
          <table:table-cell table:style-name="TableBox2019487635280" office:value-type="string">
            <text:p text:style-name="P429">書式</text:p>
          </table:table-cell>
          <table:table-cell table:style-name="TableBox2019487646704" office:value-type="string">
            <text:p text:style-name="P234"/>
            <text:p text:style-name="P234">List join [ sep: <text:span text:style-name="T53">separator</text:span> <text:s/>]</text:p>
          </table:table-cell>
        </table:table-row>
        <table:table-row table:style-name="TableLine2019487639360">
          <table:table-cell table:style-name="TableBox2019487635280" office:value-type="string">
            <text:p text:style-name="P429">詳細</text:p>
          </table:table-cell>
          <table:table-cell table:style-name="TableBox2019487646704" office:value-type="string">
            <text:p text:style-name="P234"/>
            <text:p text:style-name="P234">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2019487630928">
          <table:table-cell table:style-name="TableBox2019487635280" office:value-type="string">
            <text:p text:style-name="P429">戻り値</text:p>
          </table:table-cell>
          <table:table-cell table:style-name="TableBox2019487646704" office:value-type="string">
            <text:p text:style-name="P234"/>
            <text:p text:style-name="P234">文字列を返します。</text:p>
          </table:table-cell>
        </table:table-row>
        <table:table-row table:style-name="TableLine2019487645888">
          <table:table-cell table:style-name="TableBox2019487635280" office:value-type="string">
            <text:p text:style-name="P429">例外</text:p>
          </table:table-cell>
          <table:table-cell table:style-name="TableBox2019487646704" office:value-type="string">
            <text:p text:style-name="P234"/>
            <text:p text:style-name="P234"/>
          </table:table-cell>
        </table:table-row>
        <table:table-row table:style-name="TableLine2019487631200">
          <table:table-cell table:style-name="TableBox2019487635280" office:value-type="string">
            <text:p text:style-name="P429">使用例</text:p>
          </table:table-cell>
          <table:table-cell table:style-name="TableBox2019487646704" office:value-type="string">
            <text:p text:style-name="P234"/>
            <text:p text:style-name="P234"/>
          </table:table-cell>
        </table:table-row>
      </table:table>
      <text:h text:style-name="P695" text:outline-level="3"/>
      <text:h text:style-name="P789"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2019487640992">
          <table:table-cell table:style-name="TableBox2019487635552" office:value-type="string">
            <text:p text:style-name="P429">説明</text:p>
          </table:table-cell>
          <table:table-cell table:style-name="TableBox2019487635824" office:value-type="string">
            <text:p text:style-name="P234"/>
            <text:p text:style-name="P234">リストの最後の要素を返します。</text:p>
          </table:table-cell>
        </table:table-row>
        <table:table-row table:style-name="TableLine2019487641536">
          <table:table-cell table:style-name="TableBox2019487635552" office:value-type="string">
            <text:p text:style-name="P429">書式</text:p>
          </table:table-cell>
          <table:table-cell table:style-name="TableBox2019487635824" office:value-type="string">
            <text:p text:style-name="P234"/>
            <text:p text:style-name="P234">List last</text:p>
          </table:table-cell>
        </table:table-row>
        <table:table-row table:style-name="TableLine2019487639632">
          <table:table-cell table:style-name="TableBox2019487635552" office:value-type="string">
            <text:p text:style-name="P429">詳細</text:p>
          </table:table-cell>
          <table:table-cell table:style-name="TableBox2019487635824" office:value-type="string">
            <text:p text:style-name="P234"/>
            <text:p text:style-name="P234">リストの最後の要素をリストで返します。</text:p>
          </table:table-cell>
        </table:table-row>
        <table:table-row table:style-name="TableLine2019487644256">
          <table:table-cell table:style-name="TableBox2019487635552" office:value-type="string">
            <text:p text:style-name="P429">戻り値</text:p>
          </table:table-cell>
          <table:table-cell table:style-name="TableBox2019487635824" office:value-type="string">
            <text:p text:style-name="P234"/>
            <text:p text:style-name="P234">リストの最後の要素のリスト。</text:p>
          </table:table-cell>
        </table:table-row>
        <table:table-row table:style-name="TableLine2019487646160">
          <table:table-cell table:style-name="TableBox2019487635552" office:value-type="string">
            <text:p text:style-name="P429">例外</text:p>
          </table:table-cell>
          <table:table-cell table:style-name="TableBox2019487635824" office:value-type="string">
            <text:p text:style-name="P234"/>
            <text:p text:style-name="P234"/>
          </table:table-cell>
        </table:table-row>
        <table:table-row table:style-name="表148.6">
          <table:table-cell table:style-name="TableBox2019487635552" office:value-type="string">
            <text:p text:style-name="P429">使用例</text:p>
          </table:table-cell>
          <table:table-cell table:style-name="TableBox2019487635824" office:value-type="string">
            <text:p text:style-name="P542"/>
            <text:p text:style-name="P542">(1 2 3) last;<text:tab/><text:tab/># <text:span text:style-name="T231">→</text:span> (3)</text:p>
          </table:table-cell>
        </table:table-row>
      </table:table>
      <text:h text:style-name="P695" text:outline-level="3"/>
      <text:h text:style-name="P789"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2019487631472">
          <table:table-cell table:style-name="TableBox2019487629840" office:value-type="string">
            <text:p text:style-name="P429">説明</text:p>
          </table:table-cell>
          <table:table-cell table:style-name="TableBox2019487630384" office:value-type="string">
            <text:p text:style-name="P234"/>
            <text:p text:style-name="P234">リストの要素数を返します。</text:p>
          </table:table-cell>
        </table:table-row>
        <table:table-row table:style-name="TableLine2019487640176">
          <table:table-cell table:style-name="TableBox2019487629840" office:value-type="string">
            <text:p text:style-name="P429">書式</text:p>
          </table:table-cell>
          <table:table-cell table:style-name="TableBox2019487630384" office:value-type="string">
            <text:p text:style-name="P234"/>
            <text:p text:style-name="P234">List len</text:p>
          </table:table-cell>
        </table:table-row>
        <table:table-row table:style-name="TableLine2019487632832">
          <table:table-cell table:style-name="TableBox2019487629840" office:value-type="string">
            <text:p text:style-name="P429">詳細</text:p>
          </table:table-cell>
          <table:table-cell table:style-name="TableBox2019487630384" office:value-type="string">
            <text:p text:style-name="P234"/>
            <text:p text:style-name="P234">リストの要素数を返します。</text:p>
          </table:table-cell>
        </table:table-row>
        <table:table-row table:style-name="TableLine2019487630656">
          <table:table-cell table:style-name="TableBox2019487629840" office:value-type="string">
            <text:p text:style-name="P429">戻り値</text:p>
          </table:table-cell>
          <table:table-cell table:style-name="TableBox2019487630384" office:value-type="string">
            <text:p text:style-name="P234"/>
            <text:p text:style-name="P234">リストの要素数が返ります。</text:p>
          </table:table-cell>
        </table:table-row>
        <table:table-row table:style-name="TableLine2019487641264">
          <table:table-cell table:style-name="TableBox2019487629840" office:value-type="string">
            <text:p text:style-name="P429">例外</text:p>
          </table:table-cell>
          <table:table-cell table:style-name="TableBox2019487630384" office:value-type="string">
            <text:p text:style-name="P234"/>
            <text:p text:style-name="P234">ErrSyntax: 書式に誤りがあります。</text:p>
          </table:table-cell>
        </table:table-row>
        <table:table-row table:style-name="TableLine2019487631744">
          <table:table-cell table:style-name="TableBox2019487629840" office:value-type="string">
            <text:p text:style-name="P429">使用例</text:p>
          </table:table-cell>
          <table:table-cell table:style-name="TableBox2019487630384" office:value-type="string">
            <text:p text:style-name="P234"/>
            <text:p text:style-name="P234"/>
          </table:table-cell>
        </table:table-row>
      </table:table>
      <text:h text:style-name="P695" text:outline-level="3"/>
      <text:h text:style-name="P789" text:outline-level="3"><text:bookmark-start text:name="__RefHeading___Toc25217_2612789494"/>List::map<text:span text:style-name="T5">　</text:span><text:bookmark-end text:name="__RefHeading___Toc25217_2612789494"/></text:h>
      <text:p text:style-name="P105"/>
      <table:table table:name="表236" table:style-name="表236">
        <table:table-column table:style-name="表236.A"/>
        <table:table-column table:style-name="表236.B"/>
        <table:table-row table:style-name="TableLine2019487632288">
          <table:table-cell table:style-name="TableBox2019487642352" office:value-type="string">
            <text:p text:style-name="P479">説明</text:p>
          </table:table-cell>
          <table:table-cell table:style-name="TableBox2019487638816" office:value-type="string">
            <text:p text:style-name="P301"/>
            <text:p text:style-name="P301">リストの各要素に処理を加えて新しいリストをつくります。</text:p>
          </table:table-cell>
        </table:table-row>
        <table:table-row table:style-name="TableLine2019487632560">
          <table:table-cell table:style-name="TableBox2019487642352" office:value-type="string">
            <text:p text:style-name="P479">書式</text:p>
          </table:table-cell>
          <table:table-cell table:style-name="TableBox2019487638816" office:value-type="string">
            <text:p text:style-name="P301"/>
            <text:p text:style-name="P301">List map { | <text:span text:style-name="T53">var</text:span> | <text:s/><text:span text:style-name="T53">block</text:span> <text:s/>}</text:p>
          </table:table-cell>
        </table:table-row>
        <table:table-row table:style-name="TableLine2019487636096">
          <table:table-cell table:style-name="TableBox2019487642352" office:value-type="string">
            <text:p text:style-name="P479">詳細</text:p>
          </table:table-cell>
          <table:table-cell table:style-name="TableBox2019487638816" office:value-type="string">
            <text:p text:style-name="P301"/>
            <text:p text:style-name="P301">Listの各要素に対してblockを適用し、blockの戻り値により新しいリストを作成し、返します。blockには、リストの要素としてvarが渡ります。</text:p>
          </table:table-cell>
        </table:table-row>
        <table:table-row table:style-name="TableLine2019487633104">
          <table:table-cell table:style-name="TableBox2019487642352" office:value-type="string">
            <text:p text:style-name="P479">戻り値</text:p>
          </table:table-cell>
          <table:table-cell table:style-name="TableBox2019487638816" office:value-type="string">
            <text:p text:style-name="P301"/>
            <text:p text:style-name="P301">新しいリストが返ります。</text:p>
          </table:table-cell>
        </table:table-row>
        <table:table-row table:style-name="TableLine2019487636368">
          <table:table-cell table:style-name="TableBox2019487642352" office:value-type="string">
            <text:p text:style-name="P479">例外</text:p>
          </table:table-cell>
          <table:table-cell table:style-name="TableBox2019487638816" office:value-type="string">
            <text:p text:style-name="P301"/>
            <text:p text:style-name="P301">ErrSyntax: 書式に誤りがあります。</text:p>
          </table:table-cell>
        </table:table-row>
        <table:table-row table:style-name="TableLine2019487636640">
          <table:table-cell table:style-name="TableBox2019487642352" office:value-type="string">
            <text:p text:style-name="P479">使用例</text:p>
          </table:table-cell>
          <table:table-cell table:style-name="TableBox2019487638816" office:value-type="string">
            <text:p text:style-name="P531"/>
            <text:p text:style-name="P531"># リストの各要素を文字列に変換する。</text:p>
            <text:p text:style-name="P531">(1 2 3) map {| i | "" . $i};<text:tab/># <text:span text:style-name="T231">→</text:span> ("1" "2" "3")</text:p>
          </table:table-cell>
        </table:table-row>
      </table:table>
      <text:h text:style-name="P774" text:outline-level="3"/>
      <text:h text:style-name="P716" text:outline-level="3"/>
      <text:h text:style-name="P789" text:outline-level="3"><text:bookmark-start text:name="__RefHeading___Toc25219_2612789494"/>List::max<text:span text:style-name="T5">　</text:span><text:bookmark-end text:name="__RefHeading___Toc25219_2612789494"/></text:h>
      <text:p text:style-name="P121"/>
      <table:table table:name="表237" table:style-name="表237">
        <table:table-column table:style-name="表237.A"/>
        <table:table-column table:style-name="表237.B"/>
        <table:table-row table:style-name="TableLine2019487632016">
          <table:table-cell table:style-name="TableBox2019487638272" office:value-type="string">
            <text:p text:style-name="P494">説明</text:p>
          </table:table-cell>
          <table:table-cell table:style-name="TableBox2019487640448" office:value-type="string">
            <text:p text:style-name="P319"/>
            <text:p text:style-name="P319">リストの各要素のなかで最大値の要素を返します。</text:p>
          </table:table-cell>
        </table:table-row>
        <table:table-row table:style-name="TableLine2019487642624">
          <table:table-cell table:style-name="TableBox2019487638272" office:value-type="string">
            <text:p text:style-name="P494">書式</text:p>
          </table:table-cell>
          <table:table-cell table:style-name="TableBox2019487640448" office:value-type="string">
            <text:p text:style-name="P319"/>
            <text:p text:style-name="P319">List max</text:p>
          </table:table-cell>
        </table:table-row>
        <table:table-row table:style-name="TableLine2019487642896">
          <table:table-cell table:style-name="TableBox2019487638272" office:value-type="string">
            <text:p text:style-name="P494">詳細</text:p>
          </table:table-cell>
          <table:table-cell table:style-name="TableBox2019487640448" office:value-type="string">
            <text:p text:style-name="P319"/>
            <text:p text:style-name="P319">List要素中の最大値を持つ要素を返します。要素中の各値は大小比較が可能なオブジェクトである必要があります。</text:p>
          </table:table-cell>
        </table:table-row>
        <table:table-row table:style-name="TableLine2019487643712">
          <table:table-cell table:style-name="TableBox2019487638272" office:value-type="string">
            <text:p text:style-name="P494">戻り値</text:p>
          </table:table-cell>
          <table:table-cell table:style-name="TableBox2019487640448" office:value-type="string">
            <text:p text:style-name="P319"/>
            <text:p text:style-name="P319">値が返ります。</text:p>
          </table:table-cell>
        </table:table-row>
        <table:table-row table:style-name="TableLine2019487643984">
          <table:table-cell table:style-name="TableBox2019487638272" office:value-type="string">
            <text:p text:style-name="P494">例外</text:p>
          </table:table-cell>
          <table:table-cell table:style-name="TableBox2019487640448" office:value-type="string">
            <text:p text:style-name="P319"/>
            <text:p text:style-name="P319">ErrSyntax: 書式に誤りがあります。</text:p>
          </table:table-cell>
        </table:table-row>
        <table:table-row table:style-name="TableLine2019486540000">
          <table:table-cell table:style-name="TableBox2019487638272" office:value-type="string">
            <text:p text:style-name="P494">使用例</text:p>
          </table:table-cell>
          <table:table-cell table:style-name="TableBox2019487640448" office:value-type="string">
            <text:p text:style-name="P319"/>
            <text:p text:style-name="P319"/>
          </table:table-cell>
        </table:table-row>
      </table:table>
      <text:h text:style-name="P782" text:outline-level="3"/>
      <text:h text:style-name="P717" text:outline-level="3"/>
      <text:h text:style-name="P789"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2019487643440">
          <table:table-cell table:style-name="TableBox2019489179904" office:value-type="string">
            <text:p text:style-name="P429">説明</text:p>
          </table:table-cell>
          <table:table-cell table:style-name="TableBox2019489176640" office:value-type="string">
            <text:p text:style-name="P234"/>
            <text:p text:style-name="P234">リストの各要素のなかで最小値の要素を返します。</text:p>
          </table:table-cell>
        </table:table-row>
        <table:table-row table:style-name="TableLine2019489173376">
          <table:table-cell table:style-name="TableBox2019489179904" office:value-type="string">
            <text:p text:style-name="P429">書式</text:p>
          </table:table-cell>
          <table:table-cell table:style-name="TableBox2019489176640" office:value-type="string">
            <text:p text:style-name="P234"/>
            <text:p text:style-name="P234">List min</text:p>
          </table:table-cell>
        </table:table-row>
        <table:table-row table:style-name="TableLine2019489180448">
          <table:table-cell table:style-name="TableBox2019489179904" office:value-type="string">
            <text:p text:style-name="P429">詳細</text:p>
          </table:table-cell>
          <table:table-cell table:style-name="TableBox2019489176640" office:value-type="string">
            <text:p text:style-name="P234"/>
            <text:p text:style-name="P234">List要素中の最小値を持つ要素を返します。要素中の各値は大小比較が可能なオブジェクトである必要があります。</text:p>
          </table:table-cell>
        </table:table-row>
        <table:table-row table:style-name="TableLine2019489170112">
          <table:table-cell table:style-name="TableBox2019489179904" office:value-type="string">
            <text:p text:style-name="P429">戻り値</text:p>
          </table:table-cell>
          <table:table-cell table:style-name="TableBox2019489176640" office:value-type="string">
            <text:p text:style-name="P234"/>
            <text:p text:style-name="P234">値が返ります。</text:p>
          </table:table-cell>
        </table:table-row>
        <table:table-row table:style-name="TableLine2019489175552">
          <table:table-cell table:style-name="TableBox2019489179904" office:value-type="string">
            <text:p text:style-name="P429">例外</text:p>
          </table:table-cell>
          <table:table-cell table:style-name="TableBox2019489176640" office:value-type="string">
            <text:p text:style-name="P234"/>
            <text:p text:style-name="P234">ErrSyntax: 書式に誤りがあります。</text:p>
          </table:table-cell>
        </table:table-row>
        <table:table-row table:style-name="TableLine2019489178544">
          <table:table-cell table:style-name="TableBox2019489179904" office:value-type="string">
            <text:p text:style-name="P429">使用例</text:p>
          </table:table-cell>
          <table:table-cell table:style-name="TableBox2019489176640" office:value-type="string">
            <text:p text:style-name="P234"/>
            <text:p text:style-name="P234"/>
          </table:table-cell>
        </table:table-row>
      </table:table>
      <text:h text:style-name="P789" text:outline-level="3"><text:bookmark-start text:name="__RefHeading___Toc21233_1834471834"/>List::<text:span text:style-name="T196">null?</text:span><text:span text:style-name="T5">　</text:span><text:bookmark-end text:name="__RefHeading___Toc21233_1834471834"/></text:h>
      <text:p text:style-name="P119"/>
      <table:table table:name="表189" table:style-name="表189">
        <table:table-column table:style-name="表189.A"/>
        <table:table-column table:style-name="表189.B"/>
        <table:table-row table:style-name="TableLine2019489178272">
          <table:table-cell table:style-name="TableBox2019489173648" office:value-type="string">
            <text:p text:style-name="P492">説明</text:p>
          </table:table-cell>
          <table:table-cell table:style-name="TableBox2019489172288" office:value-type="string">
            <text:p text:style-name="P317"/>
            <text:p text:style-name="P317">リストが空か調べます。</text:p>
          </table:table-cell>
        </table:table-row>
        <table:table-row table:style-name="TableLine2019489171744">
          <table:table-cell table:style-name="TableBox2019489173648" office:value-type="string">
            <text:p text:style-name="P492">書式</text:p>
          </table:table-cell>
          <table:table-cell table:style-name="TableBox2019489172288" office:value-type="string">
            <text:p text:style-name="P317"/>
            <text:p text:style-name="P317">List <text:span text:style-name="T196">null?</text:span></text:p>
          </table:table-cell>
        </table:table-row>
        <table:table-row table:style-name="TableLine2019489174464">
          <table:table-cell table:style-name="TableBox2019489173648" office:value-type="string">
            <text:p text:style-name="P492">詳細</text:p>
          </table:table-cell>
          <table:table-cell table:style-name="TableBox2019489172288" office:value-type="string">
            <text:p text:style-name="P317"/>
            <text:p text:style-name="P371">空リスト 「 () 」 であればtを返します。</text:p>
          </table:table-cell>
        </table:table-row>
        <table:table-row table:style-name="TableLine2019489178816">
          <table:table-cell table:style-name="TableBox2019489173648" office:value-type="string">
            <text:p text:style-name="P492">戻り値</text:p>
          </table:table-cell>
          <table:table-cell table:style-name="TableBox2019489172288" office:value-type="string">
            <text:p text:style-name="P317"/>
            <text:p text:style-name="P645">tまたはnilを返します。</text:p>
          </table:table-cell>
        </table:table-row>
        <table:table-row table:style-name="表189.5">
          <table:table-cell table:style-name="TableBox2019489173648" office:value-type="string">
            <text:p text:style-name="P429">例外</text:p>
          </table:table-cell>
          <table:table-cell table:style-name="TableBox2019489172288" office:value-type="string">
            <text:p text:style-name="P234"/>
            <text:p text:style-name="P234">ErrSyntax: 書式に誤りがあります。</text:p>
          </table:table-cell>
        </table:table-row>
        <table:table-row table:style-name="TableLine2019489170928">
          <table:table-cell table:style-name="TableBox2019489173648" office:value-type="string">
            <text:p text:style-name="P492">使用例</text:p>
          </table:table-cell>
          <table:table-cell table:style-name="TableBox2019489172288" office:value-type="string">
            <text:p text:style-name="P317"/>
            <text:p text:style-name="P317"/>
          </table:table-cell>
        </table:table-row>
      </table:table>
      <text:h text:style-name="P783" text:outline-level="3"/>
      <text:h text:style-name="P789" text:outline-level="3"><text:bookmark-start text:name="__RefHeading___Toc26181_3550414430"/>List::<text:span text:style-name="T248">permutations</text:span><text:span text:style-name="T5">　</text:span><text:bookmark-end text:name="__RefHeading___Toc26181_3550414430"/></text:h>
      <text:p text:style-name="P122"/>
      <table:table table:name="表241" table:style-name="表241">
        <table:table-column table:style-name="表241.A"/>
        <table:table-column table:style-name="表241.B"/>
        <table:table-row table:style-name="TableLine2019489171200">
          <table:table-cell table:style-name="TableBox2019489170384" office:value-type="string">
            <text:p text:style-name="P495">説明</text:p>
          </table:table-cell>
          <table:table-cell table:style-name="TableBox2019489181808" office:value-type="string">
            <text:p text:style-name="P320"/>
            <text:p text:style-name="P370">リストの順列のイテレータです。</text:p>
          </table:table-cell>
        </table:table-row>
        <table:table-row table:style-name="TableLine2019489176368">
          <table:table-cell table:style-name="TableBox2019489170384" office:value-type="string">
            <text:p text:style-name="P495">書式</text:p>
          </table:table-cell>
          <table:table-cell table:style-name="TableBox2019489181808" office:value-type="string">
            <text:p text:style-name="P320"/>
            <text:p text:style-name="P320">List <text:span text:style-name="T248">permutations </text:span><text:span text:style-name="T87">n</text:span><text:span text:style-name="T247"> do: { | </text:span><text:span text:style-name="T87">var</text:span><text:span text:style-name="T247"> | </text:span><text:span text:style-name="T87">script </text:span><text:span text:style-name="T247">}</text:span></text:p>
          </table:table-cell>
        </table:table-row>
        <table:table-row table:style-name="TableLine2019489176096">
          <table:table-cell table:style-name="TableBox2019489170384" office:value-type="string">
            <text:p text:style-name="P495">詳細</text:p>
          </table:table-cell>
          <table:table-cell table:style-name="TableBox2019489181808" office:value-type="string">
            <text:p text:style-name="P320"/>
            <text:p text:style-name="P320">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2019489186432">
          <table:table-cell table:style-name="TableBox2019489170384" office:value-type="string">
            <text:p text:style-name="P495">戻り値</text:p>
          </table:table-cell>
          <table:table-cell table:style-name="TableBox2019489181808" office:value-type="string">
            <text:p text:style-name="P320"/>
            <text:p text:style-name="P320"><text:span text:style-name="T53">script</text:span>の最後の実行結果が返ります。</text:p>
          </table:table-cell>
        </table:table-row>
        <table:table-row table:style-name="TableLine2019489176912">
          <table:table-cell table:style-name="TableBox2019489170384" office:value-type="string">
            <text:p text:style-name="P495">例外</text:p>
          </table:table-cell>
          <table:table-cell table:style-name="TableBox2019489181808" office:value-type="string">
            <text:p text:style-name="P320"/>
            <text:p text:style-name="P320">ErrSyntax: 書式に誤りがあります。</text:p>
          </table:table-cell>
        </table:table-row>
        <table:table-row table:style-name="TableLine2019489172560">
          <table:table-cell table:style-name="TableBox2019489170384" office:value-type="string">
            <text:p text:style-name="P495">使用例</text:p>
          </table:table-cell>
          <table:table-cell table:style-name="TableBox2019489181808" office:value-type="string">
            <text:p text:style-name="P320"/>
            <text:p text:style-name="P320"/>
          </table:table-cell>
        </table:table-row>
      </table:table>
      <text:h text:style-name="P718" text:outline-level="3"/>
      <text:h text:style-name="P789"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2019489186160">
          <table:table-cell table:style-name="TableBox2019489172832" office:value-type="string">
            <text:p text:style-name="P429">説明</text:p>
          </table:table-cell>
          <table:table-cell table:style-name="TableBox2019489183984" office:value-type="string">
            <text:p text:style-name="P234"/>
            <text:p text:style-name="P234">リストを反転します。</text:p>
          </table:table-cell>
        </table:table-row>
        <table:table-row table:style-name="TableLine2019489180720">
          <table:table-cell table:style-name="TableBox2019489172832" office:value-type="string">
            <text:p text:style-name="P429">書式</text:p>
          </table:table-cell>
          <table:table-cell table:style-name="TableBox2019489183984" office:value-type="string">
            <text:p text:style-name="P234"/>
            <text:p text:style-name="P234">List reverse</text:p>
          </table:table-cell>
        </table:table-row>
        <table:table-row table:style-name="TableLine2019489173104">
          <table:table-cell table:style-name="TableBox2019489172832" office:value-type="string">
            <text:p text:style-name="P429">詳細</text:p>
          </table:table-cell>
          <table:table-cell table:style-name="TableBox2019489183984" office:value-type="string">
            <text:p text:style-name="P234"/>
            <text:p text:style-name="P318">リストの要素の順番を反転したリストを返します。</text:p>
          </table:table-cell>
        </table:table-row>
        <table:table-row table:style-name="TableLine2019489169840">
          <table:table-cell table:style-name="TableBox2019489172832" office:value-type="string">
            <text:p text:style-name="P429">戻り値</text:p>
          </table:table-cell>
          <table:table-cell table:style-name="TableBox2019489183984" office:value-type="string">
            <text:p text:style-name="P234"/>
            <text:p text:style-name="P234">リストを返します。</text:p>
          </table:table-cell>
        </table:table-row>
        <table:table-row table:style-name="TableLine2019489173920">
          <table:table-cell table:style-name="TableBox2019489172832" office:value-type="string">
            <text:p text:style-name="P429">例外</text:p>
          </table:table-cell>
          <table:table-cell table:style-name="TableBox2019489183984" office:value-type="string">
            <text:p text:style-name="P234"/>
            <text:p text:style-name="P234"/>
          </table:table-cell>
        </table:table-row>
        <table:table-row table:style-name="TableLine2019489174192">
          <table:table-cell table:style-name="TableBox2019489172832" office:value-type="string">
            <text:p text:style-name="P429">使用例</text:p>
          </table:table-cell>
          <table:table-cell table:style-name="TableBox2019489183984" office:value-type="string">
            <text:p text:style-name="P234"/>
            <text:p text:style-name="P234"/>
          </table:table-cell>
        </table:table-row>
      </table:table>
      <text:h text:style-name="P695" text:outline-level="3"/>
      <text:h text:style-name="P789"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2019489177184">
          <table:table-cell table:style-name="TableBox2019489175280" office:value-type="string">
            <text:p text:style-name="P429">説明</text:p>
          </table:table-cell>
          <table:table-cell table:style-name="TableBox2019489180992" office:value-type="string">
            <text:p text:style-name="P234"/>
            <text:p text:style-name="P234">リストのn番目の要素からのリストを返します。</text:p>
          </table:table-cell>
        </table:table-row>
        <table:table-row table:style-name="TableLine2019489177456">
          <table:table-cell table:style-name="TableBox2019489175280" office:value-type="string">
            <text:p text:style-name="P429">書式</text:p>
          </table:table-cell>
          <table:table-cell table:style-name="TableBox2019489180992" office:value-type="string">
            <text:p text:style-name="P234"/>
            <text:p text:style-name="P234">List seek <text:span text:style-name="T53">index</text:span></text:p>
          </table:table-cell>
        </table:table-row>
        <table:table-row table:style-name="TableLine2019489178000">
          <table:table-cell table:style-name="TableBox2019489175280" office:value-type="string">
            <text:p text:style-name="P429">詳細</text:p>
          </table:table-cell>
          <table:table-cell table:style-name="TableBox2019489180992" office:value-type="string">
            <text:p text:style-name="P234"/>
            <text:p text:style-name="P234">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2019489179360">
          <table:table-cell table:style-name="TableBox2019489175280" office:value-type="string">
            <text:p text:style-name="P429">戻り値</text:p>
          </table:table-cell>
          <table:table-cell table:style-name="TableBox2019489180992" office:value-type="string">
            <text:p text:style-name="P234"/>
            <text:p text:style-name="P234">Listの<text:span text:style-name="T53">index</text:span>番目以降が返ります。</text:p>
          </table:table-cell>
        </table:table-row>
        <table:table-row table:style-name="TableLine2019489170656">
          <table:table-cell table:style-name="TableBox2019489175280" office:value-type="string">
            <text:p text:style-name="P429">例外</text:p>
          </table:table-cell>
          <table:table-cell table:style-name="TableBox2019489180992" office:value-type="string">
            <text:p text:style-name="P234"/>
            <text:p text:style-name="P234">ErrSyntax: 書式に誤りがあります。</text:p>
          </table:table-cell>
        </table:table-row>
        <table:table-row table:style-name="TableLine2019489175824">
          <table:table-cell table:style-name="TableBox2019489175280" office:value-type="string">
            <text:p text:style-name="P429">使用例</text:p>
          </table:table-cell>
          <table:table-cell table:style-name="TableBox2019489180992" office:value-type="string">
            <text:p text:style-name="P542"/>
            <text:p text:style-name="P542">(1 2 3) seek 0;<text:tab/># <text:span text:style-name="T231">→</text:span> (1 2 3)</text:p>
            <text:p text:style-name="P542">(1 2 3) seek 1;<text:tab/># <text:span text:style-name="T231">→</text:span> (2 3)</text:p>
            <text:p text:style-name="P542">(1 2 3) seek 3;<text:tab/># <text:span text:style-name="T231">→</text:span> ()</text:p>
          </table:table-cell>
        </table:table-row>
      </table:table>
      <text:h text:style-name="P789" text:outline-level="3"><text:bookmark-start text:name="__RefHeading___Toc19497_2135658563"/>List::set-car!<text:span text:style-name="T5">　</text:span><text:bookmark-end text:name="__RefHeading___Toc19497_2135658563"/></text:h>
      <text:p text:style-name="P74"/>
      <table:table table:name="表178" table:style-name="表178">
        <table:table-column table:style-name="表178.A"/>
        <table:table-column table:style-name="表178.B"/>
        <table:table-row table:style-name="TableLine2019489179088">
          <table:table-cell table:style-name="TableBox2019489182896" office:value-type="string">
            <text:p text:style-name="P450">説明</text:p>
          </table:table-cell>
          <table:table-cell table:style-name="TableBox2019489179632" office:value-type="string">
            <text:p text:style-name="P269"/>
            <text:p text:style-name="P269">リストのcar部に値を設定します。</text:p>
          </table:table-cell>
        </table:table-row>
        <table:table-row table:style-name="TableLine2019489180176">
          <table:table-cell table:style-name="TableBox2019489182896" office:value-type="string">
            <text:p text:style-name="P450">書式</text:p>
          </table:table-cell>
          <table:table-cell table:style-name="TableBox2019489179632" office:value-type="string">
            <text:p text:style-name="P269"/>
            <text:p text:style-name="P269">List <text:span text:style-name="T99">set-car! </text:span><text:span text:style-name="T63">val</text:span></text:p>
          </table:table-cell>
        </table:table-row>
        <table:table-row table:style-name="TableLine2019489181264">
          <table:table-cell table:style-name="TableBox2019489182896" office:value-type="string">
            <text:p text:style-name="P450">詳細</text:p>
          </table:table-cell>
          <table:table-cell table:style-name="TableBox2019489179632" office:value-type="string">
            <text:p text:style-name="P24"/>
            <text:p text:style-name="P24">Listのcar部に<text:span text:style-name="T98">val</text:span>を設定します。</text:p>
          </table:table-cell>
        </table:table-row>
        <table:table-row table:style-name="TableLine2019489181536">
          <table:table-cell table:style-name="TableBox2019489182896" office:value-type="string">
            <text:p text:style-name="P450">戻り値</text:p>
          </table:table-cell>
          <table:table-cell table:style-name="TableBox2019489179632" office:value-type="string">
            <text:p text:style-name="P269"/>
            <text:p text:style-name="P372">自分自身を返します。</text:p>
          </table:table-cell>
        </table:table-row>
        <table:table-row table:style-name="TableLine2019489182080">
          <table:table-cell table:style-name="TableBox2019489182896" office:value-type="string">
            <text:p text:style-name="P450">例外</text:p>
          </table:table-cell>
          <table:table-cell table:style-name="TableBox2019489179632" office:value-type="string">
            <text:p text:style-name="P269"/>
            <text:p text:style-name="P269">ErrSyntax: 書式に誤りがあります。</text:p>
          </table:table-cell>
        </table:table-row>
        <table:table-row table:style-name="TableLine2019489169568">
          <table:table-cell table:style-name="TableBox2019489182896" office:value-type="string">
            <text:p text:style-name="P450">使用例</text:p>
          </table:table-cell>
          <table:table-cell table:style-name="TableBox2019489179632" office:value-type="string">
            <text:p text:style-name="P269"/>
            <text:p text:style-name="P269"/>
          </table:table-cell>
        </table:table-row>
      </table:table>
      <text:h text:style-name="P789" text:outline-level="3"><text:bookmark-start text:name="__RefHeading___Toc19499_2135658563"/>List::set-cdr!<text:span text:style-name="T5">　</text:span><text:bookmark-end text:name="__RefHeading___Toc19499_2135658563"/></text:h>
      <text:p text:style-name="P74"/>
      <table:table table:name="表179" table:style-name="表179">
        <table:table-column table:style-name="表179.A"/>
        <table:table-column table:style-name="表179.B"/>
        <table:table-row table:style-name="TableLine2019489183168">
          <table:table-cell table:style-name="TableBox2019489182352" office:value-type="string">
            <text:p text:style-name="P450">説明</text:p>
          </table:table-cell>
          <table:table-cell table:style-name="TableBox2019489183440" office:value-type="string">
            <text:p text:style-name="P269"/>
            <text:p text:style-name="P269">リストのcdr部に値を設定します。</text:p>
          </table:table-cell>
        </table:table-row>
        <table:table-row table:style-name="TableLine2019489183712">
          <table:table-cell table:style-name="TableBox2019489182352" office:value-type="string">
            <text:p text:style-name="P450">書式</text:p>
          </table:table-cell>
          <table:table-cell table:style-name="TableBox2019489183440" office:value-type="string">
            <text:p text:style-name="P269"/>
            <text:p text:style-name="P269">List <text:span text:style-name="T99">set-cdr! </text:span><text:span text:style-name="T63">val</text:span></text:p>
          </table:table-cell>
        </table:table-row>
        <table:table-row table:style-name="TableLine2019489184256">
          <table:table-cell table:style-name="TableBox2019489182352" office:value-type="string">
            <text:p text:style-name="P450">詳細</text:p>
          </table:table-cell>
          <table:table-cell table:style-name="TableBox2019489183440" office:value-type="string">
            <text:p text:style-name="P373"/>
            <text:p text:style-name="P373">Listのcdr部に<text:span text:style-name="T98">val</text:span>を設定します。</text:p>
          </table:table-cell>
        </table:table-row>
        <table:table-row table:style-name="TableLine2019489184528">
          <table:table-cell table:style-name="TableBox2019489182352" office:value-type="string">
            <text:p text:style-name="P450">戻り値</text:p>
          </table:table-cell>
          <table:table-cell table:style-name="TableBox2019489183440" office:value-type="string">
            <text:p text:style-name="P269"/>
            <text:p text:style-name="P372">自分自身を返します。</text:p>
          </table:table-cell>
        </table:table-row>
        <table:table-row table:style-name="TableLine2019489185072">
          <table:table-cell table:style-name="TableBox2019489182352" office:value-type="string">
            <text:p text:style-name="P450">例外</text:p>
          </table:table-cell>
          <table:table-cell table:style-name="TableBox2019489183440" office:value-type="string">
            <text:p text:style-name="P269"/>
            <text:p text:style-name="P269">ErrSyntax: 書式に誤りがあります。</text:p>
          </table:table-cell>
        </table:table-row>
        <table:table-row table:style-name="TableLine2019489185344">
          <table:table-cell table:style-name="TableBox2019489182352" office:value-type="string">
            <text:p text:style-name="P450">使用例</text:p>
          </table:table-cell>
          <table:table-cell table:style-name="TableBox2019489183440" office:value-type="string">
            <text:p text:style-name="P269"/>
            <text:p text:style-name="P269"/>
          </table:table-cell>
        </table:table-row>
      </table:table>
      <text:h text:style-name="P768" text:outline-level="3"/>
      <text:h text:style-name="P789"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2019489185616">
          <table:table-cell table:style-name="TableBox2019489185888" office:value-type="string">
            <text:p text:style-name="P429">説明</text:p>
          </table:table-cell>
          <table:table-cell table:style-name="TableBox2019489203568" office:value-type="string">
            <text:p text:style-name="P234"/>
            <text:p text:style-name="P234">リストをn番目の位置で分割します。</text:p>
          </table:table-cell>
        </table:table-row>
        <table:table-row table:style-name="TableLine2019489200304">
          <table:table-cell table:style-name="TableBox2019489185888" office:value-type="string">
            <text:p text:style-name="P429">書式</text:p>
          </table:table-cell>
          <table:table-cell table:style-name="TableBox2019489203568" office:value-type="string">
            <text:p text:style-name="P234"/>
            <text:p text:style-name="P234">List split <text:span text:style-name="T53">index</text:span></text:p>
          </table:table-cell>
        </table:table-row>
        <table:table-row table:style-name="TableLine2019489196224">
          <table:table-cell table:style-name="TableBox2019489185888" office:value-type="string">
            <text:p text:style-name="P429">詳細</text:p>
          </table:table-cell>
          <table:table-cell table:style-name="TableBox2019489203568" office:value-type="string">
            <text:p text:style-name="P234"/>
            <text:p text:style-name="P234">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2019489188064">
          <table:table-cell table:style-name="TableBox2019489185888" office:value-type="string">
            <text:p text:style-name="P429">戻り値</text:p>
          </table:table-cell>
          <table:table-cell table:style-name="TableBox2019489203568" office:value-type="string">
            <text:p text:style-name="P234"/>
            <text:p text:style-name="P234">リストを分割した後のリストを返します。</text:p>
          </table:table-cell>
        </table:table-row>
        <table:table-row table:style-name="TableLine2019489202208">
          <table:table-cell table:style-name="TableBox2019489185888" office:value-type="string">
            <text:p text:style-name="P429">例外</text:p>
          </table:table-cell>
          <table:table-cell table:style-name="TableBox2019489203568" office:value-type="string">
            <text:p text:style-name="P234"/>
            <text:p text:style-name="P234">ErrSyntax: 書式に誤りがあります。</text:p>
          </table:table-cell>
        </table:table-row>
        <table:table-row table:style-name="TableLine2019489188336">
          <table:table-cell table:style-name="TableBox2019489185888" office:value-type="string">
            <text:p text:style-name="P429">使用例</text:p>
          </table:table-cell>
          <table:table-cell table:style-name="TableBox2019489203568" office:value-type="string">
            <text:p text:style-name="P542"/>
            <text:p text:style-name="P542">(1 2 3) split 0;<text:tab/># <text:span text:style-name="T231">→</text:span> (() (1 2 3))</text:p>
            <text:p text:style-name="P542">(1 2 3) split 1;<text:tab/># <text:span text:style-name="T231">→</text:span> ((1) (2 3))</text:p>
            <text:p text:style-name="P542">(1 2 3) split 4;<text:tab/># <text:span text:style-name="T231">→</text:span> ((1 2 3) ())</text:p>
          </table:table-cell>
        </table:table-row>
      </table:table>
      <text:h text:style-name="P695" text:outline-level="3"/>
      <text:h text:style-name="P789" text:outline-level="3"><text:bookmark-start text:name="__RefHeading___Toc21602_780634474"/>Object　<text:bookmark-end text:name="__RefHeading___Toc21602_780634474"/></text:h>
      <text:p text:style-name="P110"/>
      <text:p text:style-name="P175">　Objectクラスは、オブジェクト型のクラスです。オブジェクトデータ型はnewコマンドにより生成します。</text:p>
      <text:p text:style-name="P176">　Objectクラスは、全てのクラスの基底クラスです。</text:p>
      <text:p text:style-name="P176"/>
      <text:h text:style-name="P711" text:outline-level="3"/>
      <text:h text:style-name="P789" text:outline-level="3"><text:bookmark-start text:name="__RefHeading__14702_1559979953"/>Object::?<text:span text:style-name="T5">　</text:span><text:bookmark-end text:name="__RefHeading__14702_1559979953"/></text:h>
      <text:p text:style-name="P110"/>
      <table:table table:name="表155" table:style-name="表155">
        <table:table-column table:style-name="表155.A"/>
        <table:table-column table:style-name="表155.B"/>
        <table:table-row table:style-name="TableLine2019489197856">
          <table:table-cell table:style-name="TableBox2019489189696" office:value-type="string">
            <text:p text:style-name="P429">説明</text:p>
          </table:table-cell>
          <table:table-cell table:style-name="TableBox2019489203840" office:value-type="string">
            <text:p text:style-name="P234"/>
            <text:p text:style-name="P234">オブジェクト自身を返します。</text:p>
          </table:table-cell>
        </table:table-row>
        <table:table-row table:style-name="TableLine2019489192960">
          <table:table-cell table:style-name="TableBox2019489189696" office:value-type="string">
            <text:p text:style-name="P429">書式</text:p>
          </table:table-cell>
          <table:table-cell table:style-name="TableBox2019489203840" office:value-type="string">
            <text:p text:style-name="P234"/>
            <text:p text:style-name="P234">Object ?</text:p>
          </table:table-cell>
        </table:table-row>
        <table:table-row table:style-name="TableLine2019489190784">
          <table:table-cell table:style-name="TableBox2019489189696" office:value-type="string">
            <text:p text:style-name="P429">詳細</text:p>
          </table:table-cell>
          <table:table-cell table:style-name="TableBox2019489203840" office:value-type="string">
            <text:p text:style-name="P234"/>
            <text:p text:style-name="P234">オブジェクト自身のデータを返します。</text:p>
          </table:table-cell>
        </table:table-row>
        <table:table-row table:style-name="TableLine2019489192416">
          <table:table-cell table:style-name="TableBox2019489189696" office:value-type="string">
            <text:p text:style-name="P429">戻り値</text:p>
          </table:table-cell>
          <table:table-cell table:style-name="TableBox2019489203840" office:value-type="string">
            <text:p text:style-name="P234"/>
            <text:p text:style-name="P31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8">オブジェクトについてはオブジェクト自身が返ります。</text:p>
          </table:table-cell>
        </table:table-row>
        <table:table-row table:style-name="TableLine2019489195952">
          <table:table-cell table:style-name="TableBox2019489189696" office:value-type="string">
            <text:p text:style-name="P429">例外</text:p>
          </table:table-cell>
          <table:table-cell table:style-name="TableBox2019489203840" office:value-type="string">
            <text:p text:style-name="P234"/>
            <text:p text:style-name="P234"/>
          </table:table-cell>
        </table:table-row>
        <table:table-row table:style-name="TableLine2019489194864">
          <table:table-cell table:style-name="TableBox2019489189696" office:value-type="string">
            <text:p text:style-name="P429">使用例</text:p>
          </table:table-cell>
          <table:table-cell table:style-name="TableBox2019489203840" office:value-type="string">
            <text:p text:style-name="P234"/>
            <text:p text:style-name="P234"/>
          </table:table-cell>
        </table:table-row>
      </table:table>
      <text:h text:style-name="P789" text:outline-level="3"><text:bookmark-start text:name="__RefHeading__16358_1255925395"/>Object::apply<text:span text:style-name="T5">　</text:span><text:bookmark-end text:name="__RefHeading__16358_1255925395"/></text:h>
      <text:p text:style-name="P123"/>
      <table:table table:name="Table54" table:style-name="Table54">
        <table:table-column table:style-name="Table54.A"/>
        <table:table-column table:style-name="Table54.B"/>
        <table:table-row table:style-name="TableLine2019489192144">
          <table:table-cell table:style-name="TableBox2019489188608" office:value-type="string">
            <text:p text:style-name="P496">説明</text:p>
          </table:table-cell>
          <table:table-cell table:style-name="TableBox2019489199488" office:value-type="string">
            <text:p text:style-name="P321"/>
            <text:p text:style-name="P321">オブジェクトの環境でブロックを実行します。</text:p>
          </table:table-cell>
        </table:table-row>
        <table:table-row table:style-name="TableLine2019489188880">
          <table:table-cell table:style-name="TableBox2019489188608" office:value-type="string">
            <text:p text:style-name="P496">書式</text:p>
          </table:table-cell>
          <table:table-cell table:style-name="TableBox2019489199488" office:value-type="string">
            <text:p text:style-name="P321"/>
            <text:p text:style-name="P321">Object apply { <text:span text:style-name="T53">block</text:span> }</text:p>
          </table:table-cell>
        </table:table-row>
        <table:table-row table:style-name="TableLine2019489189152">
          <table:table-cell table:style-name="TableBox2019489188608" office:value-type="string">
            <text:p text:style-name="P496">詳細</text:p>
          </table:table-cell>
          <table:table-cell table:style-name="TableBox2019489199488" office:value-type="string">
            <text:p text:style-name="P321"/>
            <text:p text:style-name="P321">オブジェクトの環境で<text:span text:style-name="T53">block</text:span>を実行します。<text:span text:style-name="T53">block</text:span>はメソッドのように実行されます。</text:p>
          </table:table-cell>
        </table:table-row>
        <table:table-row table:style-name="TableLine2019489187520">
          <table:table-cell table:style-name="TableBox2019489188608" office:value-type="string">
            <text:p text:style-name="P496">戻り値</text:p>
          </table:table-cell>
          <table:table-cell table:style-name="TableBox2019489199488" office:value-type="string">
            <text:p text:style-name="P321"/>
            <text:p text:style-name="P321">ブロックを実行した結果が返ります。</text:p>
          </table:table-cell>
        </table:table-row>
        <table:table-row table:style-name="TableLine2019489199760">
          <table:table-cell table:style-name="TableBox2019489188608" office:value-type="string">
            <text:p text:style-name="P496">例外</text:p>
          </table:table-cell>
          <table:table-cell table:style-name="TableBox2019489199488" office:value-type="string">
            <text:p text:style-name="P321"/>
            <text:p text:style-name="P321"/>
          </table:table-cell>
        </table:table-row>
        <table:table-row table:style-name="TableLine2019489196768">
          <table:table-cell table:style-name="TableBox2019489188608" office:value-type="string">
            <text:p text:style-name="P496">使用例</text:p>
          </table:table-cell>
          <table:table-cell table:style-name="TableBox2019489199488" office:value-type="string">
            <text:p text:style-name="P321"/>
            <text:p text:style-name="P321"/>
          </table:table-cell>
        </table:table-row>
      </table:table>
      <text:h text:style-name="P719" text:outline-level="3"/>
      <text:h text:style-name="P789" text:outline-level="3"><text:bookmark-start text:name="__RefHeading__16360_1255925395"/>Object::delegate?<text:span text:style-name="T5">　</text:span><text:bookmark-end text:name="__RefHeading__16360_1255925395"/></text:h>
      <text:p text:style-name="P123"/>
      <table:table table:name="Table53" table:style-name="Table53">
        <table:table-column table:style-name="Table53.A"/>
        <table:table-column table:style-name="Table53.B"/>
        <table:table-row table:style-name="TableLine2019489197040">
          <table:table-cell table:style-name="TableBox2019489200848" office:value-type="string">
            <text:p text:style-name="P493">説明</text:p>
          </table:table-cell>
          <table:table-cell table:style-name="TableBox2019489187792" office:value-type="string">
            <text:p text:style-name="P318"/>
            <text:p text:style-name="P318">オブジェクトの親クラスのリストを返します。</text:p>
          </table:table-cell>
        </table:table-row>
        <table:table-row table:style-name="TableLine2019489198944">
          <table:table-cell table:style-name="TableBox2019489200848" office:value-type="string">
            <text:p text:style-name="P493">書式</text:p>
          </table:table-cell>
          <table:table-cell table:style-name="TableBox2019489187792" office:value-type="string">
            <text:p text:style-name="P318"/>
            <text:p text:style-name="P318">Object delegate?</text:p>
          </table:table-cell>
        </table:table-row>
        <table:table-row table:style-name="TableLine2019489189424">
          <table:table-cell table:style-name="TableBox2019489200848" office:value-type="string">
            <text:p text:style-name="P493">詳細</text:p>
          </table:table-cell>
          <table:table-cell table:style-name="TableBox2019489187792" office:value-type="string">
            <text:p text:style-name="P318"/>
            <text:p text:style-name="P318">Objectの親クラスをリストで返します。</text:p>
          </table:table-cell>
        </table:table-row>
        <table:table-row table:style-name="TableLine2019489204112">
          <table:table-cell table:style-name="TableBox2019489200848" office:value-type="string">
            <text:p text:style-name="P493">戻り値</text:p>
          </table:table-cell>
          <table:table-cell table:style-name="TableBox2019489187792" office:value-type="string">
            <text:p text:style-name="P318"/>
            <text:p text:style-name="P318">クラスのリストが返ります。</text:p>
          </table:table-cell>
        </table:table-row>
        <table:table-row table:style-name="TableLine2019489198672">
          <table:table-cell table:style-name="TableBox2019489200848" office:value-type="string">
            <text:p text:style-name="P493">例外</text:p>
          </table:table-cell>
          <table:table-cell table:style-name="TableBox2019489187792" office:value-type="string">
            <text:p text:style-name="P318"/>
            <text:p text:style-name="P318">ErrSyntax: 書式に誤りがあります。</text:p>
          </table:table-cell>
        </table:table-row>
        <table:table-row table:style-name="TableLine2019489202752">
          <table:table-cell table:style-name="TableBox2019489200848" office:value-type="string">
            <text:p text:style-name="P493">使用例</text:p>
          </table:table-cell>
          <table:table-cell table:style-name="TableBox2019489187792" office:value-type="string">
            <text:p text:style-name="P318"/>
            <text:p text:style-name="P318"/>
          </table:table-cell>
        </table:table-row>
      </table:table>
      <text:h text:style-name="P781" text:outline-level="3"/>
      <text:h text:style-name="P789"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2019489193504">
          <table:table-cell table:style-name="TableBox2019489195136" office:value-type="string">
            <text:p text:style-name="P429">説明</text:p>
          </table:table-cell>
          <table:table-cell table:style-name="TableBox2019489189968" office:value-type="string">
            <text:p text:style-name="P234"/>
            <text:p text:style-name="P234">オブジェクトのインスタンス変数およびメソッドを返します。</text:p>
          </table:table-cell>
        </table:table-row>
        <table:table-row table:style-name="TableLine2019489197312">
          <table:table-cell table:style-name="TableBox2019489195136" office:value-type="string">
            <text:p text:style-name="P429">書式</text:p>
          </table:table-cell>
          <table:table-cell table:style-name="TableBox2019489189968" office:value-type="string">
            <text:p text:style-name="P234"/>
            <text:p text:style-name="P234">Object get <text:span text:style-name="T53">var</text:span></text:p>
            <text:p text:style-name="P234"><text:span text:style-name="T99">Object var? </text:span><text:span text:style-name="T53">var</text:span></text:p>
            <text:p text:style-name="P404">※var? は get のシノニムです。</text:p>
          </table:table-cell>
        </table:table-row>
        <table:table-row table:style-name="TableLine2019489190240">
          <table:table-cell table:style-name="TableBox2019489195136" office:value-type="string">
            <text:p text:style-name="P429">詳細</text:p>
          </table:table-cell>
          <table:table-cell table:style-name="TableBox2019489189968" office:value-type="string">
            <text:p text:style-name="P234"/>
            <text:p text:style-name="P234">Objectに設定されたインスタンス変数名<text:span text:style-name="T53">var</text:span>の値（インスタンス変数およびメソッド）を返します。</text:p>
          </table:table-cell>
        </table:table-row>
        <table:table-row table:style-name="TableLine2019489194592">
          <table:table-cell table:style-name="TableBox2019489195136" office:value-type="string">
            <text:p text:style-name="P429">戻り値</text:p>
          </table:table-cell>
          <table:table-cell table:style-name="TableBox2019489189968" office:value-type="string">
            <text:p text:style-name="P234"/>
            <text:p text:style-name="P234"><text:span text:style-name="T98">var</text:span>に設定された値が返ります。<text:span text:style-name="T53">var</text:span>がObjectのスロットに存在しない場合は例外が返ります。</text:p>
          </table:table-cell>
        </table:table-row>
        <table:table-row table:style-name="TableLine2019489190512">
          <table:table-cell table:style-name="TableBox2019489195136" office:value-type="string">
            <text:p text:style-name="P429">例外</text:p>
          </table:table-cell>
          <table:table-cell table:style-name="TableBox2019489189968" office:value-type="string">
            <text:p text:style-name="P234"/>
            <text:p text:style-name="P234">ErrSyntax: 書式に誤りがあります。</text:p>
            <text:p text:style-name="P668">ErrNoSuchVariable: <text:span text:style-name="T53">var</text:span>が存在しません。</text:p>
          </table:table-cell>
        </table:table-row>
        <table:table-row table:style-name="TableLine2019489187248">
          <table:table-cell table:style-name="TableBox2019489195136" office:value-type="string">
            <text:p text:style-name="P429">使用例</text:p>
          </table:table-cell>
          <table:table-cell table:style-name="TableBox2019489189968" office:value-type="string">
            <text:p text:style-name="P234"/>
            <text:p text:style-name="P234"/>
          </table:table-cell>
        </table:table-row>
      </table:table>
      <text:h text:style-name="P695" text:outline-level="3"/>
      <text:h text:style-name="P794" text:outline-level="3"><text:bookmark-start text:name="__RefHeading___Toc27930_2297371016"/>Object::<text:span text:style-name="T145">hash</text:span><text:span text:style-name="T5">　</text:span><text:bookmark-end text:name="__RefHeading___Toc27930_2297371016"/></text:h>
      <text:p text:style-name="P143"/>
      <table:table table:name="表223" table:style-name="表223">
        <table:table-column table:style-name="表223.A"/>
        <table:table-column table:style-name="表223.B"/>
        <table:table-row table:style-name="TableLine2019489203024">
          <table:table-cell table:style-name="TableBox2019489198400" office:value-type="string">
            <text:p text:style-name="P512">説明</text:p>
          </table:table-cell>
          <table:table-cell table:style-name="TableBox2019489200032" office:value-type="string">
            <text:p text:style-name="P348"/>
            <text:p text:style-name="P348">オブジェクトのハッシュ値を返します。</text:p>
          </table:table-cell>
        </table:table-row>
        <table:table-row table:style-name="TableLine2019489197584">
          <table:table-cell table:style-name="TableBox2019489198400" office:value-type="string">
            <text:p text:style-name="P512">書式</text:p>
          </table:table-cell>
          <table:table-cell table:style-name="TableBox2019489200032" office:value-type="string">
            <text:p text:style-name="P348"/>
            <text:p text:style-name="P348">Object<text:span text:style-name="T99"> hash</text:span></text:p>
          </table:table-cell>
        </table:table-row>
        <table:table-row table:style-name="TableLine2019489191328">
          <table:table-cell table:style-name="TableBox2019489198400" office:value-type="string">
            <text:p text:style-name="P512">詳細</text:p>
          </table:table-cell>
          <table:table-cell table:style-name="TableBox2019489200032" office:value-type="string">
            <text:p text:style-name="P348"/>
            <text:p text:style-name="P348">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2019489194048">
          <table:table-cell table:style-name="TableBox2019489198400" office:value-type="string">
            <text:p text:style-name="P512">戻り値</text:p>
          </table:table-cell>
          <table:table-cell table:style-name="TableBox2019489200032" office:value-type="string">
            <text:p text:style-name="P348"/>
            <text:p text:style-name="P348">オブジェクトを表すハッシュ値が返ります。</text:p>
          </table:table-cell>
        </table:table-row>
        <table:table-row table:style-name="TableLine2019489191600">
          <table:table-cell table:style-name="TableBox2019489198400" office:value-type="string">
            <text:p text:style-name="P512">例外</text:p>
          </table:table-cell>
          <table:table-cell table:style-name="TableBox2019489200032" office:value-type="string">
            <text:p text:style-name="P348"/>
            <text:p text:style-name="P348">ErrSyntax: 書式に誤りがあります。</text:p>
          </table:table-cell>
        </table:table-row>
        <table:table-row table:style-name="TableLine2019489201120">
          <table:table-cell table:style-name="TableBox2019489198400" office:value-type="string">
            <text:p text:style-name="P512">使用例</text:p>
          </table:table-cell>
          <table:table-cell table:style-name="TableBox2019489200032" office:value-type="string">
            <text:p text:style-name="P348"/>
            <text:p text:style-name="P348"/>
          </table:table-cell>
        </table:table-row>
      </table:table>
      <text:h text:style-name="P720" text:outline-level="3"/>
      <text:h text:style-name="P794" text:outline-level="3"><text:bookmark-start text:name="__RefHeading___Toc25116_2612789494"/>Object::literal<text:span text:style-name="T5">　</text:span><text:bookmark-end text:name="__RefHeading___Toc25116_2612789494"/></text:h>
      <text:p text:style-name="P105"/>
      <table:table table:name="表233" table:style-name="表233">
        <table:table-column table:style-name="表233.A"/>
        <table:table-column table:style-name="表233.B"/>
        <table:table-row table:style-name="TableLine2019489199216">
          <table:table-cell table:style-name="TableBox2019489191872" office:value-type="string">
            <text:p text:style-name="P479">説明</text:p>
          </table:table-cell>
          <table:table-cell table:style-name="TableBox2019489201392" office:value-type="string">
            <text:p text:style-name="P301"/>
            <text:p text:style-name="P301">リテラル表現を文字列で返します。</text:p>
          </table:table-cell>
        </table:table-row>
        <table:table-row table:style-name="TableLine2019489193776">
          <table:table-cell table:style-name="TableBox2019489191872" office:value-type="string">
            <text:p text:style-name="P479">書式</text:p>
          </table:table-cell>
          <table:table-cell table:style-name="TableBox2019489201392" office:value-type="string">
            <text:p text:style-name="P301"/>
            <text:p text:style-name="P301">Object<text:span text:style-name="T99"> </text:span><text:span text:style-name="T113">literal</text:span></text:p>
          </table:table-cell>
        </table:table-row>
        <table:table-row table:style-name="TableLine2019489201664">
          <table:table-cell table:style-name="TableBox2019489191872" office:value-type="string">
            <text:p text:style-name="P479">詳細</text:p>
          </table:table-cell>
          <table:table-cell table:style-name="TableBox2019489201392" office:value-type="string">
            <text:p text:style-name="P301"/>
            <text:p text:style-name="P301">Objectのリテラル表現を、ソースコード中のリテラル表記形式の文字列で返します。</text:p>
          </table:table-cell>
        </table:table-row>
        <table:table-row table:style-name="TableLine2019489201936">
          <table:table-cell table:style-name="TableBox2019489191872" office:value-type="string">
            <text:p text:style-name="P479">戻り値</text:p>
          </table:table-cell>
          <table:table-cell table:style-name="TableBox2019489201392" office:value-type="string">
            <text:p text:style-name="P301"/>
            <text:p text:style-name="P301">オブジェクトのリテラル表記文字列が返ります。</text:p>
          </table:table-cell>
        </table:table-row>
        <table:table-row table:style-name="TableLine2019489202480">
          <table:table-cell table:style-name="TableBox2019489191872" office:value-type="string">
            <text:p text:style-name="P479">例外</text:p>
          </table:table-cell>
          <table:table-cell table:style-name="TableBox2019489201392" office:value-type="string">
            <text:p text:style-name="P301"/>
            <text:p text:style-name="P419">ErrSyntax: 書式に誤りがあります。</text:p>
          </table:table-cell>
        </table:table-row>
        <table:table-row table:style-name="TableLine2019489194320">
          <table:table-cell table:style-name="TableBox2019489191872" office:value-type="string">
            <text:p text:style-name="P479">使用例</text:p>
          </table:table-cell>
          <table:table-cell table:style-name="TableBox2019489201392" office:value-type="string">
            <text:p text:style-name="P301"/>
            <text:p text:style-name="P301"/>
          </table:table-cell>
        </table:table-row>
      </table:table>
      <text:h text:style-name="P716" text:outline-level="3"/>
      <text:h text:style-name="P789"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2019489203296">
          <table:table-cell table:style-name="TableBox2019489195408" office:value-type="string">
            <text:p text:style-name="P429">説明</text:p>
          </table:table-cell>
          <table:table-cell table:style-name="TableBox2019489220432" office:value-type="string">
            <text:p text:style-name="P234"/>
            <text:p text:style-name="P234">クラスまたはオブジェクトにメソッドを定義します。</text:p>
          </table:table-cell>
        </table:table-row>
        <table:table-row table:style-name="TableLine2019489218800">
          <table:table-cell table:style-name="TableBox2019489195408" office:value-type="string">
            <text:p text:style-name="P429">書式</text:p>
          </table:table-cell>
          <table:table-cell table:style-name="TableBox2019489220432" office:value-type="string">
            <text:p text:style-name="P234"/>
            <text:p text:style-name="P234">Object method <text:span text:style-name="T53">name</text:span> ( <text:span text:style-name="T53">argspec</text:span> ) { <text:span text:style-name="T53">body</text:span> }</text:p>
            <text:p text:style-name="P322"><text:tab/><text:span text:style-name="T53">argspec</text:span> : [ <text:span text:style-name="T53">posargs</text:span> ... ] [ <text:span text:style-name="T53">keyword</text:span><text:span text:style-name="T99">: </text:span><text:span text:style-name="T53">keyargs </text:span>... ] </text:p>
            <text:p text:style-name="P322"><text:tab/><text:tab/>[ args: <text:span text:style-name="T53">restarg</text:span> ] <text:s/><text:span text:style-name="T195">| <text:s/>*</text:span></text:p>
            <text:p text:style-name="P234"><text:tab/><text:span text:style-name="T53">posargs</text:span> : <text:span text:style-name="T53">symbol</text:span> | &amp;<text:span text:style-name="T53">symbol</text:span></text:p>
            <text:p text:style-name="P234"><text:tab/><text:span text:style-name="T53">keyargs</text:span> : <text:span text:style-name="T53">symbol</text:span> | &amp;<text:span text:style-name="T53">symbol</text:span></text:p>
            <text:p text:style-name="P234"><text:span text:style-name="T53"><text:tab/>restarg </text:span><text:span text:style-name="T99">:</text:span><text:span text:style-name="T53"> symbol</text:span></text:p>
          </table:table-cell>
        </table:table-row>
        <table:table-row table:style-name="TableLine2019489210368">
          <table:table-cell table:style-name="TableBox2019489195408" office:value-type="string">
            <text:p text:style-name="P429">詳細</text:p>
          </table:table-cell>
          <table:table-cell table:style-name="TableBox2019489220432" office:value-type="string">
            <text:p text:style-name="P234"/>
            <text:p text:style-name="P234">クラスまたはオブジェクトにメソッド<text:span text:style-name="T53">name</text:span>を定義します。詳細は、コマンドリファレンスのdefunを参照願います。</text:p>
          </table:table-cell>
        </table:table-row>
        <table:table-row table:style-name="TableLine2019489215264">
          <table:table-cell table:style-name="TableBox2019489195408" office:value-type="string">
            <text:p text:style-name="P429">戻り値</text:p>
          </table:table-cell>
          <table:table-cell table:style-name="TableBox2019489220432" office:value-type="string">
            <text:p text:style-name="P234"/>
            <text:p text:style-name="P234">定義された関数を返します。</text:p>
          </table:table-cell>
        </table:table-row>
        <table:table-row table:style-name="TableLine2019489206288">
          <table:table-cell table:style-name="TableBox2019489195408" office:value-type="string">
            <text:p text:style-name="P429">例外</text:p>
          </table:table-cell>
          <table:table-cell table:style-name="TableBox2019489220432" office:value-type="string">
            <text:p text:style-name="P234"/>
            <text:p text:style-name="P404">ErrSyntax: 書式に誤りがあります。</text:p>
          </table:table-cell>
        </table:table-row>
        <table:table-row table:style-name="TableLine2019489220704">
          <table:table-cell table:style-name="TableBox2019489195408" office:value-type="string">
            <text:p text:style-name="P429">使用例</text:p>
          </table:table-cell>
          <table:table-cell table:style-name="TableBox2019489220432" office:value-type="string">
            <text:p text:style-name="P234"/>
            <text:p text:style-name="P234"/>
          </table:table-cell>
        </table:table-row>
      </table:table>
      <text:h text:style-name="P695" text:outline-level="3"/>
      <text:h text:style-name="P789" text:outline-level="3"><text:bookmark-start text:name="__RefHeading___Toc25118_2612789494"/>Object::method?<text:span text:style-name="T5">　</text:span><text:bookmark-end text:name="__RefHeading___Toc25118_2612789494"/></text:h>
      <text:p text:style-name="P105"/>
      <table:table table:name="表159" table:style-name="表159">
        <table:table-column table:style-name="表159.A"/>
        <table:table-column table:style-name="表159.B"/>
        <table:table-row table:style-name="TableLine2019489195680">
          <table:table-cell table:style-name="TableBox2019489213088" office:value-type="string">
            <text:p text:style-name="P479">説明</text:p>
          </table:table-cell>
          <table:table-cell table:style-name="TableBox2019489220976" office:value-type="string">
            <text:p text:style-name="P301"/>
            <text:p text:style-name="P301">オブジェクトに適用可能なメソッドがあるかを調べます。</text:p>
          </table:table-cell>
        </table:table-row>
        <table:table-row table:style-name="TableLine2019489215536">
          <table:table-cell table:style-name="TableBox2019489213088" office:value-type="string">
            <text:p text:style-name="P479">書式</text:p>
          </table:table-cell>
          <table:table-cell table:style-name="TableBox2019489220976" office:value-type="string">
            <text:p text:style-name="P301"/>
            <text:p text:style-name="P301">Object method? <text:span text:style-name="T53">var</text:span></text:p>
          </table:table-cell>
        </table:table-row>
        <table:table-row table:style-name="TableLine2019489221520">
          <table:table-cell table:style-name="TableBox2019489213088" office:value-type="string">
            <text:p text:style-name="P479">詳細</text:p>
          </table:table-cell>
          <table:table-cell table:style-name="TableBox2019489220976" office:value-type="string">
            <text:p text:style-name="P301"/>
            <text:p text:style-name="P301">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2019489215808">
          <table:table-cell table:style-name="TableBox2019489213088" office:value-type="string">
            <text:p text:style-name="P479">戻り値</text:p>
          </table:table-cell>
          <table:table-cell table:style-name="TableBox2019489220976" office:value-type="string">
            <text:p text:style-name="P301"/>
            <text:p text:style-name="P301">適用可能なメソッドが存在する場合は関数を返します。存在しない場合はnilを返します。</text:p>
          </table:table-cell>
        </table:table-row>
        <table:table-row table:style-name="TableLine2019489219344">
          <table:table-cell table:style-name="TableBox2019489213088" office:value-type="string">
            <text:p text:style-name="P479">例外</text:p>
          </table:table-cell>
          <table:table-cell table:style-name="TableBox2019489220976" office:value-type="string">
            <text:p text:style-name="P301"/>
            <text:p text:style-name="P419">ErrSyntax: 書式に誤りがあります。</text:p>
          </table:table-cell>
        </table:table-row>
        <table:table-row table:style-name="TableLine2019489216080">
          <table:table-cell table:style-name="TableBox2019489213088" office:value-type="string">
            <text:p text:style-name="P479">使用例</text:p>
          </table:table-cell>
          <table:table-cell table:style-name="TableBox2019489220976" office:value-type="string">
            <text:p text:style-name="P301"/>
            <text:p text:style-name="P301"/>
          </table:table-cell>
        </table:table-row>
      </table:table>
      <text:h text:style-name="P774" text:outline-level="3"/>
      <text:h text:style-name="P789"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2019489204928">
          <table:table-cell table:style-name="TableBox2019489217712" office:value-type="string">
            <text:p text:style-name="P429">説明</text:p>
          </table:table-cell>
          <table:table-cell table:style-name="TableBox2019489211184" office:value-type="string">
            <text:p text:style-name="P234"/>
            <text:p text:style-name="P234">インスタンス変数に値を設定します。</text:p>
          </table:table-cell>
        </table:table-row>
        <table:table-row table:style-name="TableLine2019489204384">
          <table:table-cell table:style-name="TableBox2019489217712" office:value-type="string">
            <text:p text:style-name="P429">書式</text:p>
          </table:table-cell>
          <table:table-cell table:style-name="TableBox2019489211184" office:value-type="string">
            <text:p text:style-name="P234"/>
            <text:p text:style-name="P234">Object set! <text:span text:style-name="T53">var</text:span> <text:span text:style-name="T53">val</text:span> </text:p>
          </table:table-cell>
        </table:table-row>
        <table:table-row table:style-name="TableLine2019489205200">
          <table:table-cell table:style-name="TableBox2019489217712" office:value-type="string">
            <text:p text:style-name="P429">詳細</text:p>
          </table:table-cell>
          <table:table-cell table:style-name="TableBox2019489211184" office:value-type="string">
            <text:p text:style-name="P234"/>
            <text:p text:style-name="P234">オブジェクトのインスタンス変数<text:span text:style-name="T53">var</text:span>に対して値<text:span text:style-name="T53">val</text:span>を設定します。</text:p>
          </table:table-cell>
        </table:table-row>
        <table:table-row table:style-name="TableLine2019489214176">
          <table:table-cell table:style-name="TableBox2019489217712" office:value-type="string">
            <text:p text:style-name="P429">戻り値</text:p>
          </table:table-cell>
          <table:table-cell table:style-name="TableBox2019489211184" office:value-type="string">
            <text:p text:style-name="P234"/>
            <text:p text:style-name="P234"><text:span text:style-name="T53">val</text:span>を返します。</text:p>
          </table:table-cell>
        </table:table-row>
        <table:table-row table:style-name="TableLine2019489204656">
          <table:table-cell table:style-name="TableBox2019489217712" office:value-type="string">
            <text:p text:style-name="P429">例外</text:p>
          </table:table-cell>
          <table:table-cell table:style-name="TableBox2019489211184" office:value-type="string">
            <text:p text:style-name="P234"/>
            <text:p text:style-name="P404">ErrSyntax: 書式に誤りがあります。</text:p>
          </table:table-cell>
        </table:table-row>
        <table:table-row table:style-name="TableLine2019489219616">
          <table:table-cell table:style-name="TableBox2019489217712" office:value-type="string">
            <text:p text:style-name="P429">使用例</text:p>
          </table:table-cell>
          <table:table-cell table:style-name="TableBox2019489211184" office:value-type="string">
            <text:p text:style-name="P234"/>
            <text:p text:style-name="P234"/>
          </table:table-cell>
        </table:table-row>
      </table:table>
      <text:h text:style-name="P695" text:outline-level="3"/>
      <text:h text:style-name="P789"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2019489219888">
          <table:table-cell table:style-name="TableBox2019489210640" office:value-type="string">
            <text:p text:style-name="P429">説明</text:p>
          </table:table-cell>
          <table:table-cell table:style-name="TableBox2019489205472" office:value-type="string">
            <text:p text:style-name="P234"/>
            <text:p text:style-name="P234">オブジェクトの文字列表現を返します。</text:p>
          </table:table-cell>
        </table:table-row>
        <table:table-row table:style-name="TableLine2019489206016">
          <table:table-cell table:style-name="TableBox2019489210640" office:value-type="string">
            <text:p text:style-name="P429">書式</text:p>
          </table:table-cell>
          <table:table-cell table:style-name="TableBox2019489205472" office:value-type="string">
            <text:p text:style-name="P234"/>
            <text:p text:style-name="P234">Object string</text:p>
          </table:table-cell>
        </table:table-row>
        <table:table-row table:style-name="TableLine2019489213904">
          <table:table-cell table:style-name="TableBox2019489210640" office:value-type="string">
            <text:p text:style-name="P429">詳細</text:p>
          </table:table-cell>
          <table:table-cell table:style-name="TableBox2019489205472" office:value-type="string">
            <text:p text:style-name="P234"/>
            <text:p text:style-name="P23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2019489206560">
          <table:table-cell table:style-name="TableBox2019489210640" office:value-type="string">
            <text:p text:style-name="P429">戻り値</text:p>
          </table:table-cell>
          <table:table-cell table:style-name="TableBox2019489205472" office:value-type="string">
            <text:p text:style-name="P234"/>
            <text:p text:style-name="P234">オブジェクトを表す文字列が返ります。</text:p>
          </table:table-cell>
        </table:table-row>
        <table:table-row table:style-name="TableLine2019489210912">
          <table:table-cell table:style-name="TableBox2019489210640" office:value-type="string">
            <text:p text:style-name="P429">例外</text:p>
          </table:table-cell>
          <table:table-cell table:style-name="TableBox2019489205472" office:value-type="string">
            <text:p text:style-name="P234"/>
            <text:p text:style-name="P404">ErrSyntax: 書式に誤りがあります。</text:p>
          </table:table-cell>
        </table:table-row>
        <table:table-row table:style-name="TableLine2019489213360">
          <table:table-cell table:style-name="TableBox2019489210640" office:value-type="string">
            <text:p text:style-name="P429">使用例</text:p>
          </table:table-cell>
          <table:table-cell table:style-name="TableBox2019489205472" office:value-type="string">
            <text:p text:style-name="P234"/>
            <text:p text:style-name="P234"/>
          </table:table-cell>
        </table:table-row>
      </table:table>
      <text:h text:style-name="P695" text:outline-level="3"/>
      <text:h text:style-name="P789"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2019489206832">
          <table:table-cell table:style-name="TableBox2019489207104" office:value-type="string">
            <text:p text:style-name="P429">説明</text:p>
          </table:table-cell>
          <table:table-cell table:style-name="TableBox2019489216352" office:value-type="string">
            <text:p text:style-name="P234"/>
            <text:p text:style-name="P234">オブジェクトのタイプを返します。</text:p>
          </table:table-cell>
        </table:table-row>
        <table:table-row table:style-name="TableLine2019489207648">
          <table:table-cell table:style-name="TableBox2019489207104" office:value-type="string">
            <text:p text:style-name="P429">書式</text:p>
          </table:table-cell>
          <table:table-cell table:style-name="TableBox2019489216352" office:value-type="string">
            <text:p text:style-name="P234"/>
            <text:p text:style-name="P234">Object type?</text:p>
          </table:table-cell>
        </table:table-row>
        <table:table-row table:style-name="TableLine2019489207920">
          <table:table-cell table:style-name="TableBox2019489207104" office:value-type="string">
            <text:p text:style-name="P429">詳細</text:p>
          </table:table-cell>
          <table:table-cell table:style-name="TableBox2019489216352" office:value-type="string">
            <text:p text:style-name="Table_20_Contents"/>
            <text:p text:style-name="Table_20_Contents">オブジェクトのタイプを返します。以下のシンボル型の値が返ります。</text:p>
            <text:list xml:id="list3251403277" text:style-name="L8">
              <text:list-item>
                <text:p text:style-name="P825">整数: INTEGER</text:p>
              </text:list-item>
              <text:list-item>
                <text:p text:style-name="P825">実数: REAL</text:p>
              </text:list-item>
              <text:list-item>
                <text:p text:style-name="P825">文字列: STRING</text:p>
              </text:list-item>
              <text:list-item>
                <text:p text:style-name="P825">正規表現: RQUOTE</text:p>
              </text:list-item>
              <text:list-item>
                <text:p text:style-name="P825">リスト: LIST</text:p>
              </text:list-item>
              <text:list-item>
                <text:p text:style-name="P825">ブロック: CLOSURE</text:p>
              </text:list-item>
              <text:list-item>
                <text:p text:style-name="P825">オブジェクト: OBJECT</text:p>
              </text:list-item>
              <text:list-item>
                <text:p text:style-name="P825">辞書: DICT</text:p>
              </text:list-item>
              <text:list-item>
                <text:p text:style-name="P825">配列: VECTOR</text:p>
              </text:list-item>
              <text:list-item>
                <text:p text:style-name="P825">コルーチン: COROUTINE</text:p>
              </text:list-item>
              <text:list-item>
                <text:p text:style-name="P825">バルク: BULK</text:p>
              </text:list-item>
            </text:list>
          </table:table-cell>
        </table:table-row>
        <table:table-row table:style-name="TableLine2019489208192">
          <table:table-cell table:style-name="TableBox2019489207104" office:value-type="string">
            <text:p text:style-name="P429">戻り値</text:p>
          </table:table-cell>
          <table:table-cell table:style-name="TableBox2019489216352" office:value-type="string">
            <text:p text:style-name="P234"/>
            <text:p text:style-name="P234">シンボル値によるデータ型名が返ります。</text:p>
          </table:table-cell>
        </table:table-row>
        <table:table-row table:style-name="TableLine2019489208464">
          <table:table-cell table:style-name="TableBox2019489207104" office:value-type="string">
            <text:p text:style-name="P429">例外</text:p>
          </table:table-cell>
          <table:table-cell table:style-name="TableBox2019489216352" office:value-type="string">
            <text:p text:style-name="P234"/>
            <text:p text:style-name="P404">ErrSyntax: 書式に誤りがあります。</text:p>
          </table:table-cell>
        </table:table-row>
        <table:table-row table:style-name="TableLine2019489211456">
          <table:table-cell table:style-name="TableBox2019489207104" office:value-type="string">
            <text:p text:style-name="P429">使用例</text:p>
          </table:table-cell>
          <table:table-cell table:style-name="TableBox2019489216352" office:value-type="string">
            <text:p text:style-name="P234"/>
            <text:p text:style-name="P234"/>
          </table:table-cell>
        </table:table-row>
      </table:table>
      <text:h text:style-name="P695" text:outline-level="3"/>
      <text:h text:style-name="P789"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2019489207376">
          <table:table-cell table:style-name="TableBox2019489212000" office:value-type="string">
            <text:p text:style-name="P429">説明</text:p>
          </table:table-cell>
          <table:table-cell table:style-name="TableBox2019489216624" office:value-type="string">
            <text:p text:style-name="P234"/>
            <text:p text:style-name="P234">オブジェクトのインスタンス変数一覧を返します。</text:p>
          </table:table-cell>
        </table:table-row>
        <table:table-row table:style-name="TableLine2019489216896">
          <table:table-cell table:style-name="TableBox2019489212000" office:value-type="string">
            <text:p text:style-name="P429">書式</text:p>
          </table:table-cell>
          <table:table-cell table:style-name="TableBox2019489216624" office:value-type="string">
            <text:p text:style-name="P234"/>
            <text:p text:style-name="P234">Object vars</text:p>
          </table:table-cell>
        </table:table-row>
        <table:table-row table:style-name="TableLine2019489209280">
          <table:table-cell table:style-name="TableBox2019489212000" office:value-type="string">
            <text:p text:style-name="P429">詳細</text:p>
          </table:table-cell>
          <table:table-cell table:style-name="TableBox2019489216624" office:value-type="string">
            <text:p text:style-name="P234"/>
            <text:p text:style-name="P234">オブジェクトが持つインスタンス変数のシンボル名をリストで返します。</text:p>
          </table:table-cell>
        </table:table-row>
        <table:table-row table:style-name="TableLine2019489208736">
          <table:table-cell table:style-name="TableBox2019489212000" office:value-type="string">
            <text:p text:style-name="P429">戻り値</text:p>
          </table:table-cell>
          <table:table-cell table:style-name="TableBox2019489216624" office:value-type="string">
            <text:p text:style-name="P234"/>
            <text:p text:style-name="P234">オブジェクトのインスタンス変数の一覧がリストで返ります。</text:p>
          </table:table-cell>
        </table:table-row>
        <table:table-row table:style-name="TableLine2019489209552">
          <table:table-cell table:style-name="TableBox2019489212000" office:value-type="string">
            <text:p text:style-name="P429">例外</text:p>
          </table:table-cell>
          <table:table-cell table:style-name="TableBox2019489216624" office:value-type="string">
            <text:p text:style-name="P234"/>
            <text:p text:style-name="P404">ErrSyntax: 書式に誤りがあります。</text:p>
          </table:table-cell>
        </table:table-row>
        <table:table-row table:style-name="TableLine2019489209824">
          <table:table-cell table:style-name="TableBox2019489212000" office:value-type="string">
            <text:p text:style-name="P429">使用例</text:p>
          </table:table-cell>
          <table:table-cell table:style-name="TableBox2019489216624" office:value-type="string">
            <text:p text:style-name="P234"/>
            <text:p text:style-name="P234"/>
          </table:table-cell>
        </table:table-row>
      </table:table>
      <text:h text:style-name="P695" text:outline-level="3"/>
      <text:h text:style-name="P789" text:outline-level="3"><text:bookmark-start text:name="__RefHeading___Toc21604_780634474"/>Real　<text:bookmark-end text:name="__RefHeading___Toc21604_780634474"/></text:h>
      <text:p text:style-name="P110"/>
      <text:p text:style-name="P175">　Realクラスは、実数データ型のWrapperクラスです。実数リテラルに対してメソッドを指定することにより呼びだします。</text:p>
      <text:h text:style-name="P711" text:outline-level="3"/>
      <text:h text:style-name="P789"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2019489209008">
          <table:table-cell table:style-name="TableBox2019489212272" office:value-type="string">
            <text:p text:style-name="P429">説明</text:p>
          </table:table-cell>
          <table:table-cell table:style-name="TableBox2019489212816" office:value-type="string">
            <text:p text:style-name="P234"/>
            <text:p text:style-name="P234">実数の比較を行います。</text:p>
          </table:table-cell>
        </table:table-row>
        <table:table-row table:style-name="TableLine2019489213632">
          <table:table-cell table:style-name="TableBox2019489212272" office:value-type="string">
            <text:p text:style-name="P429">書式</text:p>
          </table:table-cell>
          <table:table-cell table:style-name="TableBox2019489212816" office:value-type="string">
            <text:p text:style-name="P234"/>
            <text:p text:style-name="P234">Real = <text:span text:style-name="T53">val</text:span></text:p>
            <text:p text:style-name="P234">Real != <text:span text:style-name="T53">val</text:span></text:p>
            <text:p text:style-name="P234">Real &gt; <text:span text:style-name="T53">val</text:span></text:p>
            <text:p text:style-name="P234">Real &gt;= <text:span text:style-name="T53">val</text:span></text:p>
            <text:p text:style-name="P234">Real &lt; <text:span text:style-name="T53">val</text:span></text:p>
            <text:p text:style-name="P234">Real &lt;= <text:span text:style-name="T53">val</text:span></text:p>
          </table:table-cell>
        </table:table-row>
        <table:table-row table:style-name="TableLine2019489218528">
          <table:table-cell table:style-name="TableBox2019489212272" office:value-type="string">
            <text:p text:style-name="P429">詳細</text:p>
          </table:table-cell>
          <table:table-cell table:style-name="TableBox2019489212816" office:value-type="string">
            <text:p text:style-name="P234"/>
            <text:p text:style-name="P234">Realと<text:span text:style-name="T53">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style-name="TableLine2019489214448">
          <table:table-cell table:style-name="TableBox2019489212272" office:value-type="string">
            <text:p text:style-name="P429">戻り値</text:p>
          </table:table-cell>
          <table:table-cell table:style-name="TableBox2019489212816" office:value-type="string">
            <text:p text:style-name="P234"/>
            <text:p text:style-name="P234">比較の結果、真の場合はtを返します。偽の場合はnilを返します。</text:p>
          </table:table-cell>
        </table:table-row>
        <table:table-row table:style-name="TableLine2019489214720">
          <table:table-cell table:style-name="TableBox2019489212272" office:value-type="string">
            <text:p text:style-name="P429">例外</text:p>
          </table:table-cell>
          <table:table-cell table:style-name="TableBox2019489212816" office:value-type="string">
            <text:p text:style-name="P234"/>
            <text:p text:style-name="P234">ErrSyntax: 書式に誤りがあります。</text:p>
          </table:table-cell>
        </table:table-row>
        <table:table-row table:style-name="TableLine2019489217168">
          <table:table-cell table:style-name="TableBox2019489212272" office:value-type="string">
            <text:p text:style-name="P429">使用例</text:p>
          </table:table-cell>
          <table:table-cell table:style-name="TableBox2019489212816" office:value-type="string">
            <text:p text:style-name="P234"/>
            <text:p text:style-name="P234"/>
          </table:table-cell>
        </table:table-row>
      </table:table>
      <text:h text:style-name="P695" text:outline-level="3"/>
      <text:h text:style-name="P789"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2019489212544">
          <table:table-cell table:style-name="TableBox2019489217984" office:value-type="string">
            <text:p text:style-name="P429">説明</text:p>
          </table:table-cell>
          <table:table-cell table:style-name="TableBox2019489219072" office:value-type="string">
            <text:p text:style-name="P234"/>
            <text:p text:style-name="P234">実数演算を行います。</text:p>
          </table:table-cell>
        </table:table-row>
        <table:table-row table:style-name="TableLine2019489223696">
          <table:table-cell table:style-name="TableBox2019489217984" office:value-type="string">
            <text:p text:style-name="P429">書式</text:p>
          </table:table-cell>
          <table:table-cell table:style-name="TableBox2019489219072" office:value-type="string">
            <text:p text:style-name="P234"/>
            <text:p text:style-name="P234">Real + <text:span text:style-name="T53">val</text:span></text:p>
            <text:p text:style-name="P234">Real – <text:span text:style-name="T53">val</text:span></text:p>
            <text:p text:style-name="P234">Real * <text:span text:style-name="T53">val</text:span></text:p>
            <text:p text:style-name="P234">Real / <text:span text:style-name="T53">val</text:span></text:p>
          </table:table-cell>
        </table:table-row>
        <table:table-row table:style-name="TableLine2019489234032">
          <table:table-cell table:style-name="TableBox2019489217984" office:value-type="string">
            <text:p text:style-name="P429">詳細</text:p>
          </table:table-cell>
          <table:table-cell table:style-name="TableBox2019489219072" office:value-type="string">
            <text:p text:style-name="P234"/>
            <text:p text:style-name="P234">Realと<text:span text:style-name="T53">val</text:span>の演算を行います。</text:p>
            <text:p text:style-name="P234">+ 加算</text:p>
            <text:p text:style-name="P234">- 減算</text:p>
            <text:p text:style-name="P234">* 乗算</text:p>
            <text:p text:style-name="P234">/ 除算</text:p>
          </table:table-cell>
        </table:table-row>
        <table:table-row table:style-name="TableLine2019489223424">
          <table:table-cell table:style-name="TableBox2019489217984" office:value-type="string">
            <text:p text:style-name="P429">戻り値</text:p>
          </table:table-cell>
          <table:table-cell table:style-name="TableBox2019489219072" office:value-type="string">
            <text:p text:style-name="P234"/>
            <text:p text:style-name="P234">Realと<text:span text:style-name="T53">val</text:span>の演算結果を返します。<text:span text:style-name="T53">val</text:span>は実数もしくは整数を指定可能です。</text:p>
            <text:p text:style-name="P234"><text:span text:style-name="T53">val</text:span>に整数を指定した場合も返される型は実数型となります。</text:p>
          </table:table-cell>
        </table:table-row>
        <table:table-row table:style-name="TableLine2019489229952">
          <table:table-cell table:style-name="TableBox2019489217984" office:value-type="string">
            <text:p text:style-name="P429">例外</text:p>
          </table:table-cell>
          <table:table-cell table:style-name="TableBox2019489219072" office:value-type="string">
            <text:p text:style-name="P234"/>
            <text:p text:style-name="P234">ErrSyntax: 書式に誤りがあります。</text:p>
          </table:table-cell>
        </table:table-row>
        <table:table-row table:style-name="TableLine2019489223968">
          <table:table-cell table:style-name="TableBox2019489217984" office:value-type="string">
            <text:p text:style-name="P429">使用例</text:p>
          </table:table-cell>
          <table:table-cell table:style-name="TableBox2019489219072" office:value-type="string">
            <text:p text:style-name="P234"/>
            <text:p text:style-name="P234"/>
          </table:table-cell>
        </table:table-row>
      </table:table>
      <text:h text:style-name="P789" text:outline-level="3"><text:bookmark-start text:name="__RefHeading___Toc23681_1636654246"/><text:span text:style-name="T213">Real</text:span>::<text:span text:style-name="T213">abs</text:span><text:span text:style-name="T5">　</text:span><text:bookmark-end text:name="__RefHeading___Toc23681_1636654246"/></text:h>
      <text:p text:style-name="P113"/>
      <table:table table:name="表207" table:style-name="表207">
        <table:table-column table:style-name="表207.A"/>
        <table:table-column table:style-name="表207.B"/>
        <table:table-row table:style-name="TableLine2019489218256">
          <table:table-cell table:style-name="TableBox2019489237840" office:value-type="string">
            <text:p text:style-name="P486">説明</text:p>
          </table:table-cell>
          <table:table-cell table:style-name="TableBox2019489226416" office:value-type="string">
            <text:p text:style-name="P311"/>
            <text:p text:style-name="P367">絶対値を返します。</text:p>
          </table:table-cell>
        </table:table-row>
        <table:table-row table:style-name="TableLine2019489229136">
          <table:table-cell table:style-name="TableBox2019489237840" office:value-type="string">
            <text:p text:style-name="P486">書式</text:p>
          </table:table-cell>
          <table:table-cell table:style-name="TableBox2019489226416" office:value-type="string">
            <text:p text:style-name="P311"/>
            <text:p text:style-name="P311"><text:span text:style-name="T213">Real</text:span> abs</text:p>
          </table:table-cell>
        </table:table-row>
        <table:table-row table:style-name="TableLine2019489236480">
          <table:table-cell table:style-name="TableBox2019489237840" office:value-type="string">
            <text:p text:style-name="P486">詳細</text:p>
          </table:table-cell>
          <table:table-cell table:style-name="TableBox2019489226416" office:value-type="string">
            <text:p text:style-name="P311"/>
            <text:p text:style-name="P311"><text:span text:style-name="T213">Real</text:span>の値の絶対値を返します。</text:p>
          </table:table-cell>
        </table:table-row>
        <table:table-row table:style-name="TableLine2019489223152">
          <table:table-cell table:style-name="TableBox2019489237840" office:value-type="string">
            <text:p text:style-name="P486">戻り値</text:p>
          </table:table-cell>
          <table:table-cell table:style-name="TableBox2019489226416" office:value-type="string">
            <text:p text:style-name="P311"/>
            <text:p text:style-name="P311"><text:span text:style-name="T213">Real</text:span>の値の絶対値が返ります。</text:p>
          </table:table-cell>
        </table:table-row>
        <table:table-row table:style-name="TableLine2019489236752">
          <table:table-cell table:style-name="TableBox2019489237840" office:value-type="string">
            <text:p text:style-name="P486">例外</text:p>
          </table:table-cell>
          <table:table-cell table:style-name="TableBox2019489226416" office:value-type="string">
            <text:p text:style-name="P311"/>
            <text:p text:style-name="P311">ErrSyntax: 書式に誤りがあります。</text:p>
          </table:table-cell>
        </table:table-row>
        <table:table-row table:style-name="TableLine2019489222064">
          <table:table-cell table:style-name="TableBox2019489237840" office:value-type="string">
            <text:p text:style-name="P486">使用例</text:p>
          </table:table-cell>
          <table:table-cell table:style-name="TableBox2019489226416" office:value-type="string">
            <text:p text:style-name="P311"/>
            <text:p text:style-name="P311"/>
          </table:table-cell>
        </table:table-row>
      </table:table>
      <text:h text:style-name="P721" text:outline-level="3"/>
      <text:h text:style-name="P789" text:outline-level="3"><text:bookmark-start text:name="__RefHeading__16790_505007155"/>Real::<text:span text:style-name="T168">sqrt</text:span><text:span text:style-name="T5">　</text:span><text:bookmark-end text:name="__RefHeading__16790_505007155"/></text:h>
      <text:h text:style-name="Heading_20_3" text:outline-level="3"><text:bookmark-start text:name="__RefHeading__16792_505007155"/>Real::<text:span text:style-name="T169">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77"/>
      <table:table table:name="表15" table:style-name="表15">
        <table:table-column table:style-name="表15.A"/>
        <table:table-column table:style-name="表15.B"/>
        <table:table-row table:style-name="TableLine2019489232672">
          <table:table-cell table:style-name="TableBox2019489224512" office:value-type="string">
            <text:p text:style-name="P497">説明</text:p>
          </table:table-cell>
          <table:table-cell table:style-name="TableBox2019489230224" office:value-type="string">
            <text:p text:style-name="P323"/>
            <text:p text:style-name="P323">初等関数を返します。</text:p>
          </table:table-cell>
        </table:table-row>
        <table:table-row table:style-name="TableLine2019489228048">
          <table:table-cell table:style-name="TableBox2019489224512" office:value-type="string">
            <text:p text:style-name="P497">書式</text:p>
          </table:table-cell>
          <table:table-cell table:style-name="TableBox2019489230224" office:value-type="string">
            <text:p text:style-name="P323"/>
            <text:p text:style-name="P323">Real <text:span text:style-name="T99">sqrt　平方根</text:span></text:p>
            <text:p text:style-name="P273"><text:span text:style-name="T99">Real </text:span><text:span text:style-name="T100">sin　 </text:span><text:span text:style-name="T101">sin</text:span></text:p>
            <text:p text:style-name="P324"><text:span text:style-name="T99">Real </text:span><text:span text:style-name="T100">cos　 </text:span><text:span text:style-name="T101">cos</text:span></text:p>
            <text:p text:style-name="P324"><text:span text:style-name="T99">Real </text:span><text:span text:style-name="T100">tan　 </text:span><text:span text:style-name="T101">tan</text:span></text:p>
            <text:p text:style-name="P324"><text:span text:style-name="T99">Real </text:span><text:span text:style-name="T100">asin　</text:span><text:span text:style-name="T101">sin</text:span><text:span text:style-name="T170">-1</text:span></text:p>
            <text:p text:style-name="P324"><text:span text:style-name="T99">Real </text:span><text:span text:style-name="T100">acos　</text:span><text:span text:style-name="T101">cos</text:span><text:span text:style-name="T170">-1</text:span></text:p>
            <text:p text:style-name="P324"><text:span text:style-name="T99">Real </text:span><text:span text:style-name="T100">atan　</text:span><text:span text:style-name="T101">tan</text:span><text:span text:style-name="T170">-1</text:span></text:p>
            <text:p text:style-name="P324"><text:span text:style-name="T99">Real </text:span><text:span text:style-name="T100">log　 自然対数（底e）</text:span></text:p>
            <text:p text:style-name="P324"><text:span text:style-name="T99">Real </text:span><text:span text:style-name="T100">log10 <text:s text:c="2"/></text:span><text:span text:style-name="T101">常用対数</text:span><text:span text:style-name="T100">（底10）</text:span></text:p>
            <text:p text:style-name="P324"><text:span text:style-name="T99">Real </text:span><text:span text:style-name="T100">exp　 指数関数（底e）</text:span></text:p>
            <text:p text:style-name="P324"><text:span text:style-name="T99">Real </text:span><text:span text:style-name="T100">exp10 <text:s/>指数関数（底10）</text:span></text:p>
            <text:p text:style-name="P324"><text:span text:style-name="T99">Real </text:span><text:span text:style-name="T100">pow </text:span><text:span text:style-name="T54">val</text:span><text:span text:style-name="T100">　 べき乗</text:span></text:p>
          </table:table-cell>
        </table:table-row>
        <table:table-row table:style-name="TableLine2019489230496">
          <table:table-cell table:style-name="TableBox2019489224512" office:value-type="string">
            <text:p text:style-name="P497">詳細</text:p>
          </table:table-cell>
          <table:table-cell table:style-name="TableBox2019489230224" office:value-type="string">
            <text:p text:style-name="P323"/>
            <text:p text:style-name="P323">初等関数の結果を返します。</text:p>
          </table:table-cell>
        </table:table-row>
        <table:table-row table:style-name="TableLine2019489229408">
          <table:table-cell table:style-name="TableBox2019489224512" office:value-type="string">
            <text:p text:style-name="P497">戻り値</text:p>
          </table:table-cell>
          <table:table-cell table:style-name="TableBox2019489230224" office:value-type="string">
            <text:p text:style-name="P323"/>
            <text:p text:style-name="P323">関数の結果を返します。</text:p>
          </table:table-cell>
        </table:table-row>
        <table:table-row table:style-name="TableLine2019489226144">
          <table:table-cell table:style-name="TableBox2019489224512" office:value-type="string">
            <text:p text:style-name="P497">例外</text:p>
          </table:table-cell>
          <table:table-cell table:style-name="TableBox2019489230224" office:value-type="string">
            <text:p text:style-name="P323"/>
            <text:p text:style-name="P323">ErrSyntax: 書式に誤りがあります。</text:p>
          </table:table-cell>
        </table:table-row>
        <table:table-row table:style-name="TableLine2019489235120">
          <table:table-cell table:style-name="TableBox2019489224512" office:value-type="string">
            <text:p text:style-name="P497">使用例</text:p>
          </table:table-cell>
          <table:table-cell table:style-name="TableBox2019489230224" office:value-type="string">
            <text:p text:style-name="P323"/>
          </table:table-cell>
        </table:table-row>
      </table:table>
      <text:h text:style-name="P789" text:outline-level="3"><text:bookmark-start text:name="__RefHeading__17279_467714174"/>Real::<text:span text:style-name="T175">int</text:span><text:span text:style-name="T5">　</text:span><text:bookmark-end text:name="__RefHeading__17279_467714174"/></text:h>
      <text:p text:style-name="P124"/>
      <table:table table:name="表88" table:style-name="表88">
        <table:table-column table:style-name="表88.A"/>
        <table:table-column table:style-name="表88.B"/>
        <table:table-row table:style-name="TableLine2019489230768">
          <table:table-cell table:style-name="TableBox2019489222608" office:value-type="string">
            <text:p text:style-name="P498">説明</text:p>
          </table:table-cell>
          <table:table-cell table:style-name="TableBox2019489231312" office:value-type="string">
            <text:p text:style-name="P325"/>
            <text:p text:style-name="P325">整数値を返します。</text:p>
          </table:table-cell>
        </table:table-row>
        <table:table-row table:style-name="TableLine2019489222336">
          <table:table-cell table:style-name="TableBox2019489222608" office:value-type="string">
            <text:p text:style-name="P498">書式</text:p>
          </table:table-cell>
          <table:table-cell table:style-name="TableBox2019489231312" office:value-type="string">
            <text:p text:style-name="P325"/>
            <text:p text:style-name="P325">Real<text:span text:style-name="T99"> int</text:span></text:p>
          </table:table-cell>
        </table:table-row>
        <table:table-row table:style-name="TableLine2019489231584">
          <table:table-cell table:style-name="TableBox2019489222608" office:value-type="string">
            <text:p text:style-name="P498">詳細</text:p>
          </table:table-cell>
          <table:table-cell table:style-name="TableBox2019489231312" office:value-type="string">
            <text:p text:style-name="P325"/>
            <text:p text:style-name="P325">整数値を返します。小数部は切捨てとなります。</text:p>
          </table:table-cell>
        </table:table-row>
        <table:table-row table:style-name="TableLine2019489237568">
          <table:table-cell table:style-name="TableBox2019489222608" office:value-type="string">
            <text:p text:style-name="P498">戻り値</text:p>
          </table:table-cell>
          <table:table-cell table:style-name="TableBox2019489231312" office:value-type="string">
            <text:p text:style-name="P325"/>
            <text:p text:style-name="P325">整数値を返します。</text:p>
          </table:table-cell>
        </table:table-row>
        <table:table-row table:style-name="TableLine2019489222880">
          <table:table-cell table:style-name="TableBox2019489222608" office:value-type="string">
            <text:p text:style-name="P498">例外</text:p>
          </table:table-cell>
          <table:table-cell table:style-name="TableBox2019489231312" office:value-type="string">
            <text:p text:style-name="P325"/>
            <text:p text:style-name="P325">ErrSyntax: 書式に誤りがあります。</text:p>
          </table:table-cell>
        </table:table-row>
        <table:table-row table:style-name="TableLine2019489235392">
          <table:table-cell table:style-name="TableBox2019489222608" office:value-type="string">
            <text:p text:style-name="P498">使用例</text:p>
          </table:table-cell>
          <table:table-cell table:style-name="TableBox2019489231312" office:value-type="string">
            <text:p text:style-name="P325"/>
            <text:p text:style-name="P325"/>
          </table:table-cell>
        </table:table-row>
      </table:table>
      <text:h text:style-name="P789" text:outline-level="3"><text:bookmark-start text:name="__RefHeading___Toc23683_1636654246"/><text:span text:style-name="T213">Real</text:span>::<text:span text:style-name="T212">neg</text:span><text:span text:style-name="T5">　</text:span><text:bookmark-end text:name="__RefHeading___Toc23683_1636654246"/></text:h>
      <text:p text:style-name="P113"/>
      <table:table table:name="表206" table:style-name="表206">
        <table:table-column table:style-name="表206.A"/>
        <table:table-column table:style-name="表206.B"/>
        <table:table-row table:style-name="TableLine2019489232400">
          <table:table-cell table:style-name="TableBox2019489227504" office:value-type="string">
            <text:p text:style-name="P486">説明</text:p>
          </table:table-cell>
          <table:table-cell table:style-name="TableBox2019489225056" office:value-type="string">
            <text:p text:style-name="P311"/>
            <text:p text:style-name="P367">負を返します。</text:p>
          </table:table-cell>
        </table:table-row>
        <table:table-row table:style-name="TableLine2019489225600">
          <table:table-cell table:style-name="TableBox2019489227504" office:value-type="string">
            <text:p text:style-name="P486">書式</text:p>
          </table:table-cell>
          <table:table-cell table:style-name="TableBox2019489225056" office:value-type="string">
            <text:p text:style-name="P311"/>
            <text:p text:style-name="P311"><text:span text:style-name="T213">Real</text:span> neg</text:p>
          </table:table-cell>
        </table:table-row>
        <table:table-row table:style-name="TableLine2019489228320">
          <table:table-cell table:style-name="TableBox2019489227504" office:value-type="string">
            <text:p text:style-name="P486">詳細</text:p>
          </table:table-cell>
          <table:table-cell table:style-name="TableBox2019489225056" office:value-type="string">
            <text:p text:style-name="P311"/>
            <text:p text:style-name="P311"><text:span text:style-name="T213">Real</text:span>の値の負数を返します。</text:p>
          </table:table-cell>
        </table:table-row>
        <table:table-row table:style-name="TableLine2019489233488">
          <table:table-cell table:style-name="TableBox2019489227504" office:value-type="string">
            <text:p text:style-name="P486">戻り値</text:p>
          </table:table-cell>
          <table:table-cell table:style-name="TableBox2019489225056" office:value-type="string">
            <text:p text:style-name="P311"/>
            <text:p text:style-name="P311"><text:span text:style-name="T213">Real</text:span>の値の負数が返ります。</text:p>
          </table:table-cell>
        </table:table-row>
        <table:table-row table:style-name="TableLine2019489237024">
          <table:table-cell table:style-name="TableBox2019489227504" office:value-type="string">
            <text:p text:style-name="P486">例外</text:p>
          </table:table-cell>
          <table:table-cell table:style-name="TableBox2019489225056" office:value-type="string">
            <text:p text:style-name="P311"/>
            <text:p text:style-name="P311">ErrSyntax: 書式に誤りがあります。</text:p>
          </table:table-cell>
        </table:table-row>
        <table:table-row table:style-name="TableLine2019489225872">
          <table:table-cell table:style-name="TableBox2019489227504" office:value-type="string">
            <text:p text:style-name="P486">使用例</text:p>
          </table:table-cell>
          <table:table-cell table:style-name="TableBox2019489225056" office:value-type="string">
            <text:p text:style-name="P311"/>
            <text:p text:style-name="P311"/>
          </table:table-cell>
        </table:table-row>
      </table:table>
      <text:h text:style-name="P789" text:outline-level="3"><text:bookmark-start text:name="__RefHeading___Toc23697_3699990215"/><text:span text:style-name="T213">Real</text:span>::inf?<text:span text:style-name="T5">　</text:span><text:bookmark-end text:name="__RefHeading___Toc23697_3699990215"/></text:h>
      <text:p text:style-name="P125"/>
      <table:table table:name="表214" table:style-name="表214">
        <table:table-column table:style-name="表214.A"/>
        <table:table-column table:style-name="表214.B"/>
        <table:table-row table:style-name="TableLine2019489233760">
          <table:table-cell table:style-name="TableBox2019489232128" office:value-type="string">
            <text:p text:style-name="P499">説明</text:p>
          </table:table-cell>
          <table:table-cell table:style-name="TableBox2019489226688" office:value-type="string">
            <text:p text:style-name="P326"/>
            <text:p text:style-name="P368">値が無限大であるか調べます。</text:p>
          </table:table-cell>
        </table:table-row>
        <table:table-row table:style-name="TableLine2019489226960">
          <table:table-cell table:style-name="TableBox2019489232128" office:value-type="string">
            <text:p text:style-name="P499">書式</text:p>
          </table:table-cell>
          <table:table-cell table:style-name="TableBox2019489226688" office:value-type="string">
            <text:p text:style-name="P326"/>
            <text:p text:style-name="P326"><text:span text:style-name="T213">Real</text:span> inf?</text:p>
          </table:table-cell>
        </table:table-row>
        <table:table-row table:style-name="TableLine2019489237296">
          <table:table-cell table:style-name="TableBox2019489232128" office:value-type="string">
            <text:p text:style-name="P499">詳細</text:p>
          </table:table-cell>
          <table:table-cell table:style-name="TableBox2019489226688" office:value-type="string">
            <text:p text:style-name="P326"/>
            <text:p text:style-name="P326"><text:span text:style-name="T213">Real</text:span>の値が正または負の無限大かを調べます。</text:p>
          </table:table-cell>
        </table:table-row>
        <table:table-row table:style-name="表214.4">
          <table:table-cell table:style-name="TableBox2019489232128" office:value-type="string">
            <text:p text:style-name="P499">戻り値</text:p>
          </table:table-cell>
          <table:table-cell table:style-name="TableBox2019489226688" office:value-type="string">
            <text:p text:style-name="P326"/>
            <text:p text:style-name="P326"><text:span text:style-name="T213">Real</text:span>の値が正または負の無限大の場合tを返します。</text:p>
          </table:table-cell>
        </table:table-row>
        <table:table-row table:style-name="TableLine2019489227776">
          <table:table-cell table:style-name="TableBox2019489232128" office:value-type="string">
            <text:p text:style-name="P499">例外</text:p>
          </table:table-cell>
          <table:table-cell table:style-name="TableBox2019489226688" office:value-type="string">
            <text:p text:style-name="P326"/>
            <text:p text:style-name="P326">ErrSyntax: 書式に誤りがあります。</text:p>
          </table:table-cell>
        </table:table-row>
        <table:table-row table:style-name="TableLine2019489228592">
          <table:table-cell table:style-name="TableBox2019489232128" office:value-type="string">
            <text:p text:style-name="P499">使用例</text:p>
          </table:table-cell>
          <table:table-cell table:style-name="TableBox2019489226688" office:value-type="string">
            <text:p text:style-name="P555"/>
            <text:p text:style-name="P564">1.0E309 inf? # → t</text:p>
            <text:p text:style-name="P675"/>
          </table:table-cell>
        </table:table-row>
      </table:table>
      <text:h text:style-name="P789" text:outline-level="3"><text:bookmark-start text:name="__RefHeading___Toc23699_3699990215"/><text:span text:style-name="T213">Real</text:span>::nan?<text:span text:style-name="T5">　</text:span><text:bookmark-end text:name="__RefHeading___Toc23699_3699990215"/></text:h>
      <text:p text:style-name="P125"/>
      <table:table table:name="表215" table:style-name="表215">
        <table:table-column table:style-name="表215.A"/>
        <table:table-column table:style-name="表215.B"/>
        <table:table-row table:style-name="TableLine2019489228864">
          <table:table-cell table:style-name="TableBox2019489231040" office:value-type="string">
            <text:p text:style-name="P499">説明</text:p>
          </table:table-cell>
          <table:table-cell table:style-name="TableBox2019489233216" office:value-type="string">
            <text:p text:style-name="P326"/>
            <text:p text:style-name="P368">値が未定義値であるか調べます。</text:p>
          </table:table-cell>
        </table:table-row>
        <table:table-row table:style-name="TableLine2019489234304">
          <table:table-cell table:style-name="TableBox2019489231040" office:value-type="string">
            <text:p text:style-name="P499">書式</text:p>
          </table:table-cell>
          <table:table-cell table:style-name="TableBox2019489233216" office:value-type="string">
            <text:p text:style-name="P326"/>
            <text:p text:style-name="P326"><text:span text:style-name="T213">Real</text:span> nan?</text:p>
          </table:table-cell>
        </table:table-row>
        <table:table-row table:style-name="TableLine2019489234576">
          <table:table-cell table:style-name="TableBox2019489231040" office:value-type="string">
            <text:p text:style-name="P499">詳細</text:p>
          </table:table-cell>
          <table:table-cell table:style-name="TableBox2019489233216" office:value-type="string">
            <text:p text:style-name="P326"/>
            <text:p text:style-name="P326"><text:span text:style-name="T213">Real</text:span>の値が未定義値かを調べます。</text:p>
          </table:table-cell>
        </table:table-row>
        <table:table-row table:style-name="表215.4">
          <table:table-cell table:style-name="TableBox2019489231040" office:value-type="string">
            <text:p text:style-name="P499">戻り値</text:p>
          </table:table-cell>
          <table:table-cell table:style-name="TableBox2019489233216" office:value-type="string">
            <text:p text:style-name="P326"/>
            <text:p text:style-name="P326"><text:span text:style-name="T213">Real</text:span>の値が未定義値の場合tを返します。</text:p>
          </table:table-cell>
        </table:table-row>
        <table:table-row table:style-name="TableLine2019489235664">
          <table:table-cell table:style-name="TableBox2019489231040" office:value-type="string">
            <text:p text:style-name="P499">例外</text:p>
          </table:table-cell>
          <table:table-cell table:style-name="TableBox2019489233216" office:value-type="string">
            <text:p text:style-name="P326"/>
            <text:p text:style-name="P326">ErrSyntax: 書式に誤りがあります。</text:p>
          </table:table-cell>
        </table:table-row>
        <table:table-row table:style-name="TableLine2019489235936">
          <table:table-cell table:style-name="TableBox2019489231040" office:value-type="string">
            <text:p text:style-name="P499">使用例</text:p>
          </table:table-cell>
          <table:table-cell table:style-name="TableBox2019489233216" office:value-type="string">
            <text:p text:style-name="P555"/>
            <text:p text:style-name="P564">1.0E309 * 0.0 : nan? # → t</text:p>
            <text:p text:style-name="P555"/>
          </table:table-cell>
        </table:table-row>
      </table:table>
      <text:h text:style-name="P784" text:outline-level="3"/>
      <text:h text:style-name="P789" text:outline-level="3"><text:bookmark-start text:name="__RefHeading___Toc21606_780634474"/>Stream　<text:bookmark-end text:name="__RefHeading___Toc21606_780634474"/></text:h>
      <text:p text:style-name="P110"/>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199">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789" text:outline-level="3"><text:bookmark-start text:name="__RefHeading___Toc21608_780634474"/>Stream::clear<text:span text:style-name="T5">　</text:span><text:bookmark-end text:name="__RefHeading___Toc21608_780634474"/></text:h>
      <text:p text:style-name="P110"/>
      <table:table table:name="表94" table:style-name="表94">
        <table:table-column table:style-name="表94.A"/>
        <table:table-column table:style-name="表94.B"/>
        <table:table-row table:style-name="TableLine2019489231856">
          <table:table-cell table:style-name="TableBox2019489238112" office:value-type="string">
            <text:p text:style-name="P500">説明</text:p>
          </table:table-cell>
          <table:table-cell table:style-name="TableBox2019489238928" office:value-type="string">
            <text:p text:style-name="P327"/>
            <text:p text:style-name="P327">Streamのエラーをリセットします。</text:p>
          </table:table-cell>
        </table:table-row>
        <table:table-row table:style-name="TableLine2019489221792">
          <table:table-cell table:style-name="TableBox2019489238112" office:value-type="string">
            <text:p text:style-name="P500">書式</text:p>
          </table:table-cell>
          <table:table-cell table:style-name="TableBox2019489238928" office:value-type="string">
            <text:p text:style-name="P327"/>
            <text:p text:style-name="P327">Stream clear</text:p>
          </table:table-cell>
        </table:table-row>
        <table:table-row table:style-name="TableLine2019489249808">
          <table:table-cell table:style-name="TableBox2019489238112" office:value-type="string">
            <text:p text:style-name="P500">詳細</text:p>
          </table:table-cell>
          <table:table-cell table:style-name="TableBox2019489238928" office:value-type="string">
            <text:p text:style-name="P327"/>
            <text:p text:style-name="P327">Streamがクローズされている場合、非クローズ状態にします。</text:p>
          </table:table-cell>
        </table:table-row>
        <table:table-row table:style-name="TableLine2019489247904">
          <table:table-cell table:style-name="TableBox2019489238112" office:value-type="string">
            <text:p text:style-name="P500">戻り値</text:p>
          </table:table-cell>
          <table:table-cell table:style-name="TableBox2019489238928" office:value-type="string">
            <text:p text:style-name="P327"/>
            <text:p text:style-name="P327">nilを返します。</text:p>
          </table:table-cell>
        </table:table-row>
        <table:table-row table:style-name="TableLine2019489239472">
          <table:table-cell table:style-name="TableBox2019489238112" office:value-type="string">
            <text:p text:style-name="P500">例外</text:p>
          </table:table-cell>
          <table:table-cell table:style-name="TableBox2019489238928" office:value-type="string">
            <text:p text:style-name="P327"/>
            <text:p text:style-name="P327"/>
          </table:table-cell>
        </table:table-row>
        <table:table-row table:style-name="TableLine2019489254160">
          <table:table-cell table:style-name="TableBox2019489238112" office:value-type="string">
            <text:p text:style-name="P500">使用例</text:p>
          </table:table-cell>
          <table:table-cell table:style-name="TableBox2019489238928" office:value-type="string">
            <text:p text:style-name="P327"/>
            <text:p text:style-name="P327"/>
          </table:table-cell>
        </table:table-row>
      </table:table>
      <text:h text:style-name="P789" text:outline-level="3"><text:bookmark-start text:name="__RefHeading___Toc19503_2135658563"/>Stream::<text:span text:style-name="T181">close</text:span><text:span text:style-name="T5">　</text:span><text:bookmark-end text:name="__RefHeading___Toc19503_2135658563"/></text:h>
      <text:p text:style-name="P106"/>
      <table:table table:name="表109" table:style-name="表109">
        <table:table-column table:style-name="表109.A"/>
        <table:table-column table:style-name="表109.B"/>
        <table:table-row table:style-name="TableLine2019489238656">
          <table:table-cell table:style-name="TableBox2019489251440" office:value-type="string">
            <text:p text:style-name="P481">説明</text:p>
          </table:table-cell>
          <table:table-cell table:style-name="TableBox2019489251712" office:value-type="string">
            <text:p text:style-name="P303"/>
            <text:p text:style-name="P303">Streamをクローズします。</text:p>
          </table:table-cell>
        </table:table-row>
        <table:table-row table:style-name="TableLine2019489250080">
          <table:table-cell table:style-name="TableBox2019489251440" office:value-type="string">
            <text:p text:style-name="P481">書式</text:p>
          </table:table-cell>
          <table:table-cell table:style-name="TableBox2019489251712" office:value-type="string">
            <text:p text:style-name="P303"/>
            <text:p text:style-name="P303">Stream close</text:p>
          </table:table-cell>
        </table:table-row>
        <table:table-row table:style-name="TableLine2019489246272">
          <table:table-cell table:style-name="TableBox2019489251440" office:value-type="string">
            <text:p text:style-name="P481">詳細</text:p>
          </table:table-cell>
          <table:table-cell table:style-name="TableBox2019489251712" office:value-type="string">
            <text:p text:style-name="P303"/>
            <text:p text:style-name="P303">Streamをクローズします。</text:p>
          </table:table-cell>
        </table:table-row>
        <table:table-row table:style-name="TableLine2019489252256">
          <table:table-cell table:style-name="TableBox2019489251440" office:value-type="string">
            <text:p text:style-name="P481">戻り値</text:p>
          </table:table-cell>
          <table:table-cell table:style-name="TableBox2019489251712" office:value-type="string">
            <text:p text:style-name="P303"/>
            <text:p text:style-name="P303"><text:span text:style-name="T181">t</text:span>を返します。</text:p>
          </table:table-cell>
        </table:table-row>
        <table:table-row table:style-name="TableLine2019489244368">
          <table:table-cell table:style-name="TableBox2019489251440" office:value-type="string">
            <text:p text:style-name="P481">例外</text:p>
          </table:table-cell>
          <table:table-cell table:style-name="TableBox2019489251712" office:value-type="string">
            <text:p text:style-name="P303"/>
            <text:p text:style-name="P303"/>
          </table:table-cell>
        </table:table-row>
        <table:table-row table:style-name="TableLine2019489243824">
          <table:table-cell table:style-name="TableBox2019489251440" office:value-type="string">
            <text:p text:style-name="P481">使用例</text:p>
          </table:table-cell>
          <table:table-cell table:style-name="TableBox2019489251712" office:value-type="string">
            <text:p text:style-name="P303"/>
            <text:p text:style-name="P303"/>
          </table:table-cell>
        </table:table-row>
      </table:table>
      <text:h text:style-name="P789" text:outline-level="3"><text:bookmark-start text:name="__RefHeading___Toc19813_2135658563"/><text:span text:style-name="T178">Stream</text:span>::each<text:span text:style-name="T5">　</text:span><text:bookmark-end text:name="__RefHeading___Toc19813_2135658563"/></text:h>
      <text:p text:style-name="P126"/>
      <table:table table:name="表104" table:style-name="表104">
        <table:table-column table:style-name="表104.A"/>
        <table:table-column table:style-name="表104.B"/>
        <table:table-row table:style-name="TableLine2019489243008">
          <table:table-cell table:style-name="TableBox2019489251984" office:value-type="string">
            <text:p text:style-name="P501">説明</text:p>
          </table:table-cell>
          <table:table-cell table:style-name="TableBox2019489254432" office:value-type="string">
            <text:p text:style-name="P328"/>
            <text:p text:style-name="P328"><text:span text:style-name="T178">Stream</text:span>のイテレータです。</text:p>
          </table:table-cell>
        </table:table-row>
        <table:table-row table:style-name="TableLine2019489247088">
          <table:table-cell table:style-name="TableBox2019489251984" office:value-type="string">
            <text:p text:style-name="P501">書式</text:p>
          </table:table-cell>
          <table:table-cell table:style-name="TableBox2019489254432" office:value-type="string">
            <text:p text:style-name="P328"/>
            <text:p text:style-name="P328"><text:span text:style-name="T178">Stream</text:span> each do: { | <text:span text:style-name="T53">var</text:span> | <text:span text:style-name="T53">block</text:span> <text:s/>}</text:p>
          </table:table-cell>
        </table:table-row>
        <table:table-row table:style-name="TableLine2019489250352">
          <table:table-cell table:style-name="TableBox2019489251984" office:value-type="string">
            <text:p text:style-name="P501">詳細</text:p>
          </table:table-cell>
          <table:table-cell table:style-name="TableBox2019489254432" office:value-type="string">
            <text:p text:style-name="P328"/>
            <text:p text:style-name="P328"><text:span text:style-name="T178">Stream</text:span>の各行を順に読み込み、blockを実行します。<text:span text:style-name="T178">Stream</text:span>から読み込んだデータは、格納されたときのオブジェクトのまま<text:span text:style-name="T53">var</text:span>に設定されます。</text:p>
          </table:table-cell>
        </table:table-row>
        <table:table-row table:style-name="TableLine2019489256336">
          <table:table-cell table:style-name="TableBox2019489251984" office:value-type="string">
            <text:p text:style-name="P501">戻り値</text:p>
          </table:table-cell>
          <table:table-cell table:style-name="TableBox2019489254432" office:value-type="string">
            <text:p text:style-name="P328"/>
            <text:p text:style-name="P328">最後に実行した<text:span text:style-name="T53">block</text:span>の値が返ります。</text:p>
          </table:table-cell>
        </table:table-row>
        <table:table-row table:style-name="TableLine2019489244096">
          <table:table-cell table:style-name="TableBox2019489251984" office:value-type="string">
            <text:p text:style-name="P501">例外</text:p>
          </table:table-cell>
          <table:table-cell table:style-name="TableBox2019489254432" office:value-type="string">
            <text:p text:style-name="P328"/>
            <text:p text:style-name="P328"/>
          </table:table-cell>
        </table:table-row>
        <table:table-row table:style-name="TableLine2019489256064">
          <table:table-cell table:style-name="TableBox2019489251984" office:value-type="string">
            <text:p text:style-name="P501">使用例</text:p>
          </table:table-cell>
          <table:table-cell table:style-name="TableBox2019489254432" office:value-type="string">
            <text:p text:style-name="P328"/>
            <text:p text:style-name="P328"/>
          </table:table-cell>
        </table:table-row>
      </table:table>
      <text:h text:style-name="P747" text:outline-level="3"/>
      <text:h text:style-name="P789" text:outline-level="3"><text:bookmark-start text:name="__RefHeading__14590_1559979953288"/>Stream::eof?<text:span text:style-name="T5">　</text:span><text:bookmark-end text:name="__RefHeading__14590_1559979953288"/></text:h>
      <text:p text:style-name="P127"/>
      <table:table table:name="表105" table:style-name="表105">
        <table:table-column table:style-name="表105.A"/>
        <table:table-column table:style-name="表105.B"/>
        <table:table-row table:style-name="TableLine2019489250624">
          <table:table-cell table:style-name="TableBox2019489255520" office:value-type="string">
            <text:p text:style-name="P480">説明</text:p>
          </table:table-cell>
          <table:table-cell table:style-name="TableBox2019489250896" office:value-type="string">
            <text:p text:style-name="P302"/>
            <text:p text:style-name="P302">Streamの終了を調べます。</text:p>
          </table:table-cell>
        </table:table-row>
        <table:table-row table:style-name="TableLine2019489252528">
          <table:table-cell table:style-name="TableBox2019489255520" office:value-type="string">
            <text:p text:style-name="P480">書式</text:p>
          </table:table-cell>
          <table:table-cell table:style-name="TableBox2019489250896" office:value-type="string">
            <text:p text:style-name="P302"/>
            <text:p text:style-name="P302">Stream eof?</text:p>
          </table:table-cell>
        </table:table-row>
        <table:table-row table:style-name="TableLine2019489244640">
          <table:table-cell table:style-name="TableBox2019489255520" office:value-type="string">
            <text:p text:style-name="P480">詳細</text:p>
          </table:table-cell>
          <table:table-cell table:style-name="TableBox2019489250896" office:value-type="string">
            <text:p text:style-name="P302"/>
            <text:p text:style-name="P302">Streamがeofに到達しているかを調べます。</text:p>
          </table:table-cell>
        </table:table-row>
        <table:table-row table:style-name="TableLine2019489245456">
          <table:table-cell table:style-name="TableBox2019489255520" office:value-type="string">
            <text:p text:style-name="P480">戻り値</text:p>
          </table:table-cell>
          <table:table-cell table:style-name="TableBox2019489250896" office:value-type="string">
            <text:p text:style-name="P302"/>
            <text:p text:style-name="P302">Streamがeofに達していな場合はnilを、eofに達している場合はtを返します。</text:p>
          </table:table-cell>
        </table:table-row>
        <table:table-row table:style-name="TableLine2019489239744">
          <table:table-cell table:style-name="TableBox2019489255520" office:value-type="string">
            <text:p text:style-name="P480">例外</text:p>
          </table:table-cell>
          <table:table-cell table:style-name="TableBox2019489250896" office:value-type="string">
            <text:p text:style-name="P302"/>
            <text:p text:style-name="P302"/>
          </table:table-cell>
        </table:table-row>
        <table:table-row table:style-name="TableLine2019489253072">
          <table:table-cell table:style-name="TableBox2019489255520" office:value-type="string">
            <text:p text:style-name="P480">使用例</text:p>
          </table:table-cell>
          <table:table-cell table:style-name="TableBox2019489250896" office:value-type="string">
            <text:p text:style-name="P302"/>
            <text:p text:style-name="P302"/>
          </table:table-cell>
        </table:table-row>
      </table:table>
      <text:h text:style-name="P785" text:outline-level="3"/>
      <text:h text:style-name="P789" text:outline-level="3"><text:bookmark-start text:name="__RefHeading__14592_1559979953289"/><text:span text:style-name="T179">Stream</text:span>::flush<text:span text:style-name="T5">　</text:span><text:bookmark-end text:name="__RefHeading__14592_1559979953289"/></text:h>
      <text:p text:style-name="P107"/>
      <table:table table:name="表106" table:style-name="表106">
        <table:table-column table:style-name="表106.A"/>
        <table:table-column table:style-name="表106.B"/>
        <table:table-row table:style-name="TableLine2019489244912">
          <table:table-cell table:style-name="TableBox2019489246544" office:value-type="string">
            <text:p text:style-name="P480">説明</text:p>
          </table:table-cell>
          <table:table-cell table:style-name="TableBox2019489254704" office:value-type="string">
            <text:p text:style-name="P302"/>
            <text:p text:style-name="P302"><text:span text:style-name="T179">Streamの</text:span>バッファキャッシュを書き込みます。Fileとのインタフェース互換のために存在します。</text:p>
          </table:table-cell>
        </table:table-row>
        <table:table-row table:style-name="TableLine2019489241648">
          <table:table-cell table:style-name="TableBox2019489246544" office:value-type="string">
            <text:p text:style-name="P480">書式</text:p>
          </table:table-cell>
          <table:table-cell table:style-name="TableBox2019489254704" office:value-type="string">
            <text:p text:style-name="P302"/>
            <text:p text:style-name="P302">Stream flush</text:p>
          </table:table-cell>
        </table:table-row>
        <table:table-row table:style-name="TableLine2019489240288">
          <table:table-cell table:style-name="TableBox2019489246544" office:value-type="string">
            <text:p text:style-name="P480">詳細</text:p>
          </table:table-cell>
          <table:table-cell table:style-name="TableBox2019489254704" office:value-type="string">
            <text:p text:style-name="P302"/>
            <text:p text:style-name="P302">何も行いません。</text:p>
          </table:table-cell>
        </table:table-row>
        <table:table-row table:style-name="TableLine2019489253344">
          <table:table-cell table:style-name="TableBox2019489246544" office:value-type="string">
            <text:p text:style-name="P480">戻り値</text:p>
          </table:table-cell>
          <table:table-cell table:style-name="TableBox2019489254704" office:value-type="string">
            <text:p text:style-name="P302"/>
            <text:p text:style-name="P302">tを返します。</text:p>
          </table:table-cell>
        </table:table-row>
        <table:table-row table:style-name="TableLine2019489247360">
          <table:table-cell table:style-name="TableBox2019489246544" office:value-type="string">
            <text:p text:style-name="P480">例外</text:p>
          </table:table-cell>
          <table:table-cell table:style-name="TableBox2019489254704" office:value-type="string">
            <text:p text:style-name="P302"/>
            <text:p text:style-name="P302"/>
          </table:table-cell>
        </table:table-row>
        <table:table-row table:style-name="TableLine2019489254976">
          <table:table-cell table:style-name="TableBox2019489246544" office:value-type="string">
            <text:p text:style-name="P480">使用例</text:p>
          </table:table-cell>
          <table:table-cell table:style-name="TableBox2019489254704" office:value-type="string">
            <text:p text:style-name="P302"/>
            <text:p text:style-name="P302"/>
          </table:table-cell>
        </table:table-row>
      </table:table>
      <text:h text:style-name="P785" text:outline-level="3"/>
      <text:h text:style-name="P789" text:outline-level="3"><text:bookmark-start text:name="__RefHeading___Toc19505_2135658563"/>Stream::get-count<text:span text:style-name="T5">　</text:span><text:bookmark-end text:name="__RefHeading___Toc19505_2135658563"/></text:h>
      <text:p text:style-name="P128"/>
      <table:table table:name="表126" table:style-name="表126">
        <table:table-column table:style-name="表126.A"/>
        <table:table-column table:style-name="表126.B"/>
        <table:table-row table:style-name="TableLine2019489245184">
          <table:table-cell table:style-name="TableBox2019489241376" office:value-type="string">
            <text:p text:style-name="P502">説明</text:p>
          </table:table-cell>
          <table:table-cell table:style-name="TableBox2019489253616" office:value-type="string">
            <text:p text:style-name="P329"/>
            <text:p text:style-name="P329">Streamのデータ保持数を返します。</text:p>
          </table:table-cell>
        </table:table-row>
        <table:table-row table:style-name="TableLine2019489246000">
          <table:table-cell table:style-name="TableBox2019489241376" office:value-type="string">
            <text:p text:style-name="P502">書式</text:p>
          </table:table-cell>
          <table:table-cell table:style-name="TableBox2019489253616" office:value-type="string">
            <text:p text:style-name="P329"/>
            <text:p text:style-name="P329">Stream get-count</text:p>
          </table:table-cell>
        </table:table-row>
        <table:table-row table:style-name="TableLine2019489255248">
          <table:table-cell table:style-name="TableBox2019489241376" office:value-type="string">
            <text:p text:style-name="P502">詳細</text:p>
          </table:table-cell>
          <table:table-cell table:style-name="TableBox2019489253616" office:value-type="string">
            <text:p text:style-name="P329"/>
            <text:p text:style-name="P329">Streamのデータ保持数を返します。</text:p>
          </table:table-cell>
        </table:table-row>
        <table:table-row table:style-name="TableLine2019489251168">
          <table:table-cell table:style-name="TableBox2019489241376" office:value-type="string">
            <text:p text:style-name="P502">戻り値</text:p>
          </table:table-cell>
          <table:table-cell table:style-name="TableBox2019489253616" office:value-type="string">
            <text:p text:style-name="P374"/>
            <text:p text:style-name="P374">データ保持数を返します。</text:p>
          </table:table-cell>
        </table:table-row>
        <table:table-row table:style-name="TableLine2019489247632">
          <table:table-cell table:style-name="TableBox2019489241376" office:value-type="string">
            <text:p text:style-name="P502">例外</text:p>
          </table:table-cell>
          <table:table-cell table:style-name="TableBox2019489253616" office:value-type="string">
            <text:p text:style-name="P329"/>
            <text:p text:style-name="P329"/>
          </table:table-cell>
        </table:table-row>
        <table:table-row table:style-name="TableLine2019489252800">
          <table:table-cell table:style-name="TableBox2019489241376" office:value-type="string">
            <text:p text:style-name="P502">使用例</text:p>
          </table:table-cell>
          <table:table-cell table:style-name="TableBox2019489253616" office:value-type="string">
            <text:p text:style-name="P329"/>
            <text:p text:style-name="P329"/>
          </table:table-cell>
        </table:table-row>
      </table:table>
      <text:h text:style-name="P722" text:outline-level="3"/>
      <text:h text:style-name="P789" text:outline-level="3"><text:bookmark-start text:name="__RefHeading__14594_1559979953290"/>Stream::gets<text:span text:style-name="T5">　</text:span><text:bookmark-end text:name="__RefHeading__14594_1559979953290"/></text:h>
      <text:p text:style-name="P128"/>
      <table:table table:name="表107" table:style-name="表107">
        <table:table-column table:style-name="表107.A"/>
        <table:table-column table:style-name="表107.B"/>
        <table:table-row table:style-name="TableLine2019489253888">
          <table:table-cell table:style-name="TableBox2019489246816" office:value-type="string">
            <text:p text:style-name="P480">説明</text:p>
          </table:table-cell>
          <table:table-cell table:style-name="TableBox2019489255792" office:value-type="string">
            <text:p text:style-name="P302"/>
            <text:p text:style-name="P302">Streamから1行読み込みます。</text:p>
          </table:table-cell>
        </table:table-row>
        <table:table-row table:style-name="TableLine2019489241920">
          <table:table-cell table:style-name="TableBox2019489246816" office:value-type="string">
            <text:p text:style-name="P480">書式</text:p>
          </table:table-cell>
          <table:table-cell table:style-name="TableBox2019489255792" office:value-type="string">
            <text:p text:style-name="P302"/>
            <text:p text:style-name="P302">Stream gets [ :<text:span text:style-name="T173">nonewline</text:span> ] [ :<text:span text:style-name="T173">nocontrol</text:span> ] </text:p>
          </table:table-cell>
        </table:table-row>
        <table:table-row table:style-name="TableLine2019489242192">
          <table:table-cell table:style-name="TableBox2019489246816" office:value-type="string">
            <text:p text:style-name="P480">詳細</text:p>
          </table:table-cell>
          <table:table-cell table:style-name="TableBox2019489255792" office:value-type="string">
            <text:p text:style-name="P302"/>
            <text:p text:style-name="P302"><text:span text:style-name="T179">Stream</text:span>から1行（<text:span text:style-name="T179">puts により書き込まれた1行</text:span>）を読み込み、読み込んだ値を書かれたときと同じデータ型で返します。</text:p>
            <text:p text:style-name="P400">:<text:span text:style-name="T173">nonewline オプションと</text:span><text:span text:style-name="T5">:</text:span><text:span text:style-name="T7">nocontrol オプションはFileクラスとの互換性のために存在します。</text:span></text:p>
            <text:p text:style-name="P671"><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2019489239200">
          <table:table-cell table:style-name="TableBox2019489246816" office:value-type="string">
            <text:p text:style-name="P480">戻り値</text:p>
          </table:table-cell>
          <table:table-cell table:style-name="TableBox2019489255792" office:value-type="string">
            <text:p text:style-name="P302"/>
            <text:p text:style-name="P302">読み込んだデータを返します。eofに到達している場合はnilを返します。</text:p>
          </table:table-cell>
        </table:table-row>
        <table:table-row table:style-name="TableLine2019489240832">
          <table:table-cell table:style-name="TableBox2019489246816" office:value-type="string">
            <text:p text:style-name="P480">例外</text:p>
          </table:table-cell>
          <table:table-cell table:style-name="TableBox2019489255792" office:value-type="string">
            <text:p text:style-name="P302"/>
            <text:p text:style-name="P302">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2019489241104">
          <table:table-cell table:style-name="TableBox2019489246816" office:value-type="string">
            <text:p text:style-name="P480">使用例</text:p>
          </table:table-cell>
          <table:table-cell table:style-name="TableBox2019489255792" office:value-type="string">
            <text:p text:style-name="P302"/>
            <text:p text:style-name="P302"/>
          </table:table-cell>
        </table:table-row>
      </table:table>
      <text:h text:style-name="P785" text:outline-level="3"/>
      <text:h text:style-name="P789" text:outline-level="3"><text:bookmark-start text:name="__RefHeading__14596_1559979953291"/>Stream::init<text:span text:style-name="T5">　</text:span><text:bookmark-end text:name="__RefHeading__14596_1559979953291"/></text:h>
      <text:p text:style-name="P107"/>
      <table:table table:name="表108" table:style-name="表108">
        <table:table-column table:style-name="表108.A"/>
        <table:table-column table:style-name="表108.B"/>
        <table:table-row table:style-name="TableLine2019489242736">
          <table:table-cell table:style-name="TableBox2019489248448" office:value-type="string">
            <text:p text:style-name="P480">説明</text:p>
          </table:table-cell>
          <table:table-cell table:style-name="TableBox2019489243280" office:value-type="string">
            <text:p text:style-name="P302"/>
            <text:p text:style-name="P302">Streamオブジェクトのコンストラクタ</text:p>
          </table:table-cell>
        </table:table-row>
        <table:table-row table:style-name="TableLine2019489243552">
          <table:table-cell table:style-name="TableBox2019489248448" office:value-type="string">
            <text:p text:style-name="P480">書式</text:p>
          </table:table-cell>
          <table:table-cell table:style-name="TableBox2019489243280" office:value-type="string">
            <text:p text:style-name="P302"/>
            <text:p text:style-name="P393"><text:span text:style-name="T5">new Stream init: (</text:span><text:span text:style-name="T93">args</text:span><text:span text:style-name="T117"> </text:span><text:span text:style-name="T5">)</text:span></text:p>
          </table:table-cell>
        </table:table-row>
        <table:table-row table:style-name="TableLine2019489249536">
          <table:table-cell table:style-name="TableBox2019489248448" office:value-type="string">
            <text:p text:style-name="P480">詳細</text:p>
          </table:table-cell>
          <table:table-cell table:style-name="TableBox2019489243280" office:value-type="string">
            <text:p text:style-name="P24"/>
            <text:p text:style-name="P24"><text:span text:style-name="T179">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2019489272384">
          <table:table-cell table:style-name="TableBox2019489248448" office:value-type="string">
            <text:p text:style-name="P480">戻り値</text:p>
          </table:table-cell>
          <table:table-cell table:style-name="TableBox2019489243280" office:value-type="string">
            <text:p text:style-name="P302"/>
            <text:p text:style-name="P302">Streamオブジェクトを返します。</text:p>
          </table:table-cell>
        </table:table-row>
        <table:table-row table:style-name="TableLine2019489271296">
          <table:table-cell table:style-name="TableBox2019489248448" office:value-type="string">
            <text:p text:style-name="P480">例外</text:p>
          </table:table-cell>
          <table:table-cell table:style-name="TableBox2019489243280" office:value-type="string">
            <text:p text:style-name="P302"/>
            <text:p text:style-name="P302"/>
          </table:table-cell>
        </table:table-row>
        <table:table-row table:style-name="TableLine2019489258512">
          <table:table-cell table:style-name="TableBox2019489248448" office:value-type="string">
            <text:p text:style-name="P480">使用例</text:p>
          </table:table-cell>
          <table:table-cell table:style-name="TableBox2019489243280" office:value-type="string">
            <text:p text:style-name="P302"/>
            <text:p text:style-name="P302"/>
          </table:table-cell>
        </table:table-row>
      </table:table>
      <text:h text:style-name="P785" text:outline-level="3"/>
      <text:h text:style-name="P789" text:outline-level="3"><text:bookmark-start text:name="__RefHeading__14600_1559979953293"/>Stream::puts<text:span text:style-name="T5">　</text:span><text:bookmark-end text:name="__RefHeading__14600_1559979953293"/></text:h>
      <text:p text:style-name="P107"/>
      <table:table table:name="表110" table:style-name="表110">
        <table:table-column table:style-name="表110.A"/>
        <table:table-column table:style-name="表110.B"/>
        <table:table-row table:style-name="TableLine2019489242464">
          <table:table-cell table:style-name="TableBox2019489259056" office:value-type="string">
            <text:p text:style-name="P480">説明</text:p>
          </table:table-cell>
          <table:table-cell table:style-name="TableBox2019489266128" office:value-type="string">
            <text:p text:style-name="P302"/>
            <text:p text:style-name="P302">Streamに文字列を出力します。</text:p>
          </table:table-cell>
        </table:table-row>
        <table:table-row table:style-name="TableLine2019489264496">
          <table:table-cell table:style-name="TableBox2019489259056" office:value-type="string">
            <text:p text:style-name="P480">書式</text:p>
          </table:table-cell>
          <table:table-cell table:style-name="TableBox2019489266128" office:value-type="string">
            <text:p text:style-name="P302"/>
            <text:p text:style-name="P393"><text:span text:style-name="T5">Stream puts [ :nonewline</text:span><text:span text:style-name="T8"> </text:span><text:span text:style-name="T5">] </text:span><text:span text:style-name="T93">val </text:span><text:span text:style-name="T5"><text:s/>[ </text:span><text:span text:style-name="T93">val</text:span><text:span text:style-name="T5"> ... ]</text:span></text:p>
          </table:table-cell>
        </table:table-row>
        <table:table-row table:style-name="TableLine2019489266400">
          <table:table-cell table:style-name="TableBox2019489259056" office:value-type="string">
            <text:p text:style-name="P480">詳細</text:p>
          </table:table-cell>
          <table:table-cell table:style-name="TableBox2019489266128"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2019489262592">
          <table:table-cell table:style-name="TableBox2019489259056" office:value-type="string">
            <text:p text:style-name="P480">戻り値</text:p>
          </table:table-cell>
          <table:table-cell table:style-name="TableBox2019489266128" office:value-type="string">
            <text:p text:style-name="P302"/>
            <text:p text:style-name="P302">成功した場合tを返します。</text:p>
          </table:table-cell>
        </table:table-row>
        <table:table-row table:style-name="TableLine2019489259328">
          <table:table-cell table:style-name="TableBox2019489259056" office:value-type="string">
            <text:p text:style-name="P480">例外</text:p>
          </table:table-cell>
          <table:table-cell table:style-name="TableBox2019489266128" office:value-type="string">
            <text:p text:style-name="P24"/>
            <text:p text:style-name="P24">ErrSyntax: 書式に誤りがあります。</text:p>
            <text:p text:style-name="P24">ErrFileAccess: Streamがクローズされている状態でputsが呼ばれた。</text:p>
            <text:p text:style-name="P180">ErrFileAccess: Streamが満杯だった。（コルーチンモードでないとき）</text:p>
          </table:table-cell>
        </table:table-row>
        <table:table-row table:style-name="TableLine2019489271568">
          <table:table-cell table:style-name="TableBox2019489259056" office:value-type="string">
            <text:p text:style-name="P480">使用例</text:p>
          </table:table-cell>
          <table:table-cell table:style-name="TableBox2019489266128" office:value-type="string">
            <text:p text:style-name="P302"/>
            <text:p text:style-name="P302"/>
          </table:table-cell>
        </table:table-row>
      </table:table>
      <text:h text:style-name="P785" text:outline-level="3"/>
      <text:h text:style-name="P789" text:outline-level="3"><text:bookmark-start text:name="__RefHeading__14602_1559979953294"/>Stream::ready?<text:span text:style-name="T5">　</text:span><text:bookmark-end text:name="__RefHeading__14602_1559979953294"/></text:h>
      <text:p text:style-name="P107"/>
      <table:table table:name="表111" table:style-name="表111">
        <table:table-column table:style-name="表111.A"/>
        <table:table-column table:style-name="表111.B"/>
        <table:table-row table:style-name="TableLine2019489259600">
          <table:table-cell table:style-name="TableBox2019489272656" office:value-type="string">
            <text:p text:style-name="P480">説明</text:p>
          </table:table-cell>
          <table:table-cell table:style-name="TableBox2019489260144" office:value-type="string">
            <text:p text:style-name="P302"/>
            <text:p text:style-name="P302">Streamが入出力可能か調べます。</text:p>
          </table:table-cell>
        </table:table-row>
        <table:table-row table:style-name="TableLine2019489272112">
          <table:table-cell table:style-name="TableBox2019489272656" office:value-type="string">
            <text:p text:style-name="P480">書式</text:p>
          </table:table-cell>
          <table:table-cell table:style-name="TableBox2019489260144" office:value-type="string">
            <text:p text:style-name="P302"/>
            <text:p text:style-name="P302">Stream ready?</text:p>
          </table:table-cell>
        </table:table-row>
        <table:table-row table:style-name="TableLine2019489264768">
          <table:table-cell table:style-name="TableBox2019489272656" office:value-type="string">
            <text:p text:style-name="P480">詳細</text:p>
          </table:table-cell>
          <table:table-cell table:style-name="TableBox2019489260144" office:value-type="string">
            <text:p text:style-name="P302"/>
            <text:p text:style-name="P302">Streamのキューにデータが存在する場合にtを返します。</text:p>
          </table:table-cell>
        </table:table-row>
        <table:table-row table:style-name="TableLine2019489263136">
          <table:table-cell table:style-name="TableBox2019489272656" office:value-type="string">
            <text:p text:style-name="P480">戻り値</text:p>
          </table:table-cell>
          <table:table-cell table:style-name="TableBox2019489260144" office:value-type="string">
            <text:p text:style-name="P302"/>
            <text:p text:style-name="P302">Streamにデータが存在すればtを返します。デーがなければnilを返します。</text:p>
          </table:table-cell>
        </table:table-row>
        <table:table-row table:style-name="TableLine2019489256880">
          <table:table-cell table:style-name="TableBox2019489272656" office:value-type="string">
            <text:p text:style-name="P480">例外</text:p>
          </table:table-cell>
          <table:table-cell table:style-name="TableBox2019489260144" office:value-type="string">
            <text:p text:style-name="P302"/>
            <text:p text:style-name="P302"/>
          </table:table-cell>
        </table:table-row>
        <table:table-row table:style-name="TableLine2019489270752">
          <table:table-cell table:style-name="TableBox2019489272656" office:value-type="string">
            <text:p text:style-name="P480">使用例</text:p>
          </table:table-cell>
          <table:table-cell table:style-name="TableBox2019489260144" office:value-type="string">
            <text:p text:style-name="P302"/>
            <text:p text:style-name="P302"/>
          </table:table-cell>
        </table:table-row>
      </table:table>
      <text:h text:style-name="P789" text:outline-level="3"><text:bookmark-start text:name="__RefHeading___Toc19507_2135658563"/>Stream::<text:span text:style-name="T181">set-comode</text:span><text:span text:style-name="T5">　</text:span><text:bookmark-end text:name="__RefHeading___Toc19507_2135658563"/></text:h>
      <text:p text:style-name="P106"/>
      <table:table table:name="表123" table:style-name="表123">
        <table:table-column table:style-name="表123.A"/>
        <table:table-column table:style-name="表123.B"/>
        <table:table-row table:style-name="TableLine2019489262864">
          <table:table-cell table:style-name="TableBox2019489272928" office:value-type="string">
            <text:p text:style-name="P481">説明</text:p>
          </table:table-cell>
          <table:table-cell table:style-name="TableBox2019489260416" office:value-type="string">
            <text:p text:style-name="P303"/>
            <text:p text:style-name="P303">Streamをコルーチンモードに設定します。</text:p>
          </table:table-cell>
        </table:table-row>
        <table:table-row table:style-name="TableLine2019489260688">
          <table:table-cell table:style-name="TableBox2019489272928" office:value-type="string">
            <text:p text:style-name="P481">書式</text:p>
          </table:table-cell>
          <table:table-cell table:style-name="TableBox2019489260416" office:value-type="string">
            <text:p text:style-name="P303"/>
            <text:p text:style-name="P303">Stream set-comode</text:p>
          </table:table-cell>
        </table:table-row>
        <table:table-row table:style-name="TableLine2019489267216">
          <table:table-cell table:style-name="TableBox2019489272928" office:value-type="string">
            <text:p text:style-name="P481">詳細</text:p>
          </table:table-cell>
          <table:table-cell table:style-name="TableBox2019489260416" office:value-type="string">
            <text:p text:style-name="P303"/>
            <text:p text:style-name="P303">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2019489273200">
          <table:table-cell table:style-name="TableBox2019489272928" office:value-type="string">
            <text:p text:style-name="P481">戻り値</text:p>
          </table:table-cell>
          <table:table-cell table:style-name="TableBox2019489260416" office:value-type="string">
            <text:p text:style-name="P303"/>
            <text:p text:style-name="P303">tを返します。</text:p>
          </table:table-cell>
        </table:table-row>
        <table:table-row table:style-name="TableLine2019489265584">
          <table:table-cell table:style-name="TableBox2019489272928" office:value-type="string">
            <text:p text:style-name="P481">例外</text:p>
          </table:table-cell>
          <table:table-cell table:style-name="TableBox2019489260416" office:value-type="string">
            <text:p text:style-name="P303"/>
            <text:p text:style-name="P303"/>
          </table:table-cell>
        </table:table-row>
        <table:table-row table:style-name="TableLine2019489273744">
          <table:table-cell table:style-name="TableBox2019489272928" office:value-type="string">
            <text:p text:style-name="P481">使用例</text:p>
          </table:table-cell>
          <table:table-cell table:style-name="TableBox2019489260416" office:value-type="string">
            <text:p text:style-name="P303"/>
            <text:p text:style-name="P303"/>
          </table:table-cell>
        </table:table-row>
      </table:table>
      <text:h text:style-name="P789" text:outline-level="3"><text:bookmark-start text:name="__RefHeading___Toc19509_2135658563"/>Stream::<text:span text:style-name="T181">set-limit</text:span><text:span text:style-name="T5">　</text:span><text:bookmark-end text:name="__RefHeading___Toc19509_2135658563"/></text:h>
      <text:p text:style-name="P106"/>
      <table:table table:name="表124" table:style-name="表124">
        <table:table-column table:style-name="表124.A"/>
        <table:table-column table:style-name="表124.B"/>
        <table:table-row table:style-name="TableLine2019489260960">
          <table:table-cell table:style-name="TableBox2019489268848" office:value-type="string">
            <text:p text:style-name="P481">説明</text:p>
          </table:table-cell>
          <table:table-cell table:style-name="TableBox2019489265856" office:value-type="string">
            <text:p text:style-name="P303"/>
            <text:p text:style-name="P303">Streamのデータ最大保持数を指定します。</text:p>
          </table:table-cell>
        </table:table-row>
        <table:table-row table:style-name="TableLine2019489265312">
          <table:table-cell table:style-name="TableBox2019489268848" office:value-type="string">
            <text:p text:style-name="P481">書式</text:p>
          </table:table-cell>
          <table:table-cell table:style-name="TableBox2019489265856" office:value-type="string">
            <text:p text:style-name="P303"/>
            <text:p text:style-name="P303">Stream set-limit <text:span text:style-name="T56">val</text:span></text:p>
          </table:table-cell>
        </table:table-row>
        <table:table-row table:style-name="TableLine2019489261232">
          <table:table-cell table:style-name="TableBox2019489268848" office:value-type="string">
            <text:p text:style-name="P481">詳細</text:p>
          </table:table-cell>
          <table:table-cell table:style-name="TableBox2019489265856" office:value-type="string">
            <text:p text:style-name="P303"/>
            <text:p text:style-name="P303">Streamのデータ最大保持数を設定します。デフォルトは512です。</text:p>
          </table:table-cell>
        </table:table-row>
        <table:table-row table:style-name="TableLine2019489269120">
          <table:table-cell table:style-name="TableBox2019489268848" office:value-type="string">
            <text:p text:style-name="P481">戻り値</text:p>
          </table:table-cell>
          <table:table-cell table:style-name="TableBox2019489265856" office:value-type="string">
            <text:p text:style-name="P303"/>
            <text:p text:style-name="P303"><text:span text:style-name="T53">val</text:span>を返します。</text:p>
          </table:table-cell>
        </table:table-row>
        <table:table-row table:style-name="TableLine2019489267488">
          <table:table-cell table:style-name="TableBox2019489268848" office:value-type="string">
            <text:p text:style-name="P481">例外</text:p>
          </table:table-cell>
          <table:table-cell table:style-name="TableBox2019489265856" office:value-type="string">
            <text:p text:style-name="P303"/>
            <text:p text:style-name="P303"/>
          </table:table-cell>
        </table:table-row>
        <table:table-row table:style-name="TableLine2019489263408">
          <table:table-cell table:style-name="TableBox2019489268848" office:value-type="string">
            <text:p text:style-name="P481">使用例</text:p>
          </table:table-cell>
          <table:table-cell table:style-name="TableBox2019489265856" office:value-type="string">
            <text:p text:style-name="P303"/>
            <text:p text:style-name="P303"/>
          </table:table-cell>
        </table:table-row>
      </table:table>
      <text:h text:style-name="P789" text:outline-level="3"><text:bookmark-start text:name="__RefHeading___Toc19511_2135658563"/>Stream::<text:span text:style-name="T181">set-newline</text:span><text:span text:style-name="T5">　</text:span><text:bookmark-end text:name="__RefHeading___Toc19511_2135658563"/></text:h>
      <text:p text:style-name="P128"/>
      <table:table table:name="表127" table:style-name="表127">
        <table:table-column table:style-name="表127.A"/>
        <table:table-column table:style-name="表127.B"/>
        <table:table-row table:style-name="TableLine2019489266944">
          <table:table-cell table:style-name="TableBox2019489273472" office:value-type="string">
            <text:p text:style-name="P502">説明</text:p>
          </table:table-cell>
          <table:table-cell table:style-name="TableBox2019489268032" office:value-type="string">
            <text:p text:style-name="P329"/>
            <text:p text:style-name="P329">Streamのnewlineモードを設定します。</text:p>
          </table:table-cell>
        </table:table-row>
        <table:table-row table:style-name="TableLine2019489256608">
          <table:table-cell table:style-name="TableBox2019489273472" office:value-type="string">
            <text:p text:style-name="P502">書式</text:p>
          </table:table-cell>
          <table:table-cell table:style-name="TableBox2019489268032" office:value-type="string">
            <text:p text:style-name="P329"/>
            <text:p text:style-name="P394"><text:span text:style-name="T5">Stream set-newline</text:span><text:span text:style-name="T9"> t | nil</text:span></text:p>
          </table:table-cell>
        </table:table-row>
        <table:table-row table:style-name="TableLine2019489268304">
          <table:table-cell table:style-name="TableBox2019489273472" office:value-type="string">
            <text:p text:style-name="P502">詳細</text:p>
          </table:table-cell>
          <table:table-cell table:style-name="TableBox2019489268032" office:value-type="string">
            <text:p text:style-name="P329"/>
            <text:p text:style-name="P329">Streamの<text:span text:style-name="T182">newlineモードを設定します</text:span>。Fileクラスとの互換性のために存在します。</text:p>
          </table:table-cell>
        </table:table-row>
        <table:table-row table:style-name="TableLine2019489258240">
          <table:table-cell table:style-name="TableBox2019489273472" office:value-type="string">
            <text:p text:style-name="P502">戻り値</text:p>
          </table:table-cell>
          <table:table-cell table:style-name="TableBox2019489268032" office:value-type="string">
            <text:p text:style-name="P374"/>
            <text:p text:style-name="P374">tまたはnilを返します。</text:p>
          </table:table-cell>
        </table:table-row>
        <table:table-row table:style-name="TableLine2019489261504">
          <table:table-cell table:style-name="TableBox2019489273472" office:value-type="string">
            <text:p text:style-name="P502">例外</text:p>
          </table:table-cell>
          <table:table-cell table:style-name="TableBox2019489268032" office:value-type="string">
            <text:p text:style-name="P329"/>
            <text:p text:style-name="P329"/>
          </table:table-cell>
        </table:table-row>
        <table:table-row table:style-name="TableLine2019489263952">
          <table:table-cell table:style-name="TableBox2019489273472" office:value-type="string">
            <text:p text:style-name="P502">使用例</text:p>
          </table:table-cell>
          <table:table-cell table:style-name="TableBox2019489268032" office:value-type="string">
            <text:p text:style-name="P329"/>
            <text:p text:style-name="P329"/>
          </table:table-cell>
        </table:table-row>
      </table:table>
      <text:h text:style-name="P722" text:outline-level="3"/>
      <text:h text:style-name="P789" text:outline-level="3"><text:bookmark-start text:name="__RefHeading___Toc19513_2135658563"/>Stream::<text:span text:style-name="T181">set-nolimit</text:span><text:span text:style-name="T5">　</text:span><text:bookmark-end text:name="__RefHeading___Toc19513_2135658563"/></text:h>
      <text:p text:style-name="P128"/>
      <table:table table:name="表125" table:style-name="表125">
        <table:table-column table:style-name="表125.A"/>
        <table:table-column table:style-name="表125.B"/>
        <table:table-row table:style-name="TableLine2019489261776">
          <table:table-cell table:style-name="TableBox2019489268576" office:value-type="string">
            <text:p text:style-name="P502">説明</text:p>
          </table:table-cell>
          <table:table-cell table:style-name="TableBox2019489271840" office:value-type="string">
            <text:p text:style-name="P329"/>
            <text:p text:style-name="P329">Streamのデータ最大保持数を最大にします。</text:p>
          </table:table-cell>
        </table:table-row>
        <table:table-row table:style-name="TableLine2019489269392">
          <table:table-cell table:style-name="TableBox2019489268576" office:value-type="string">
            <text:p text:style-name="P502">書式</text:p>
          </table:table-cell>
          <table:table-cell table:style-name="TableBox2019489271840" office:value-type="string">
            <text:p text:style-name="P329"/>
            <text:p text:style-name="P329">Stream set-noliomit</text:p>
          </table:table-cell>
        </table:table-row>
        <table:table-row table:style-name="TableLine2019489257696">
          <table:table-cell table:style-name="TableBox2019489268576" office:value-type="string">
            <text:p text:style-name="P502">詳細</text:p>
          </table:table-cell>
          <table:table-cell table:style-name="TableBox2019489271840" office:value-type="string">
            <text:p text:style-name="P329"/>
            <text:p text:style-name="P329">Streamのデータ最大保持数を最大（2^32-１）に設定します。</text:p>
          </table:table-cell>
        </table:table-row>
        <table:table-row table:style-name="TableLine2019489269664">
          <table:table-cell table:style-name="TableBox2019489268576" office:value-type="string">
            <text:p text:style-name="P502">戻り値</text:p>
          </table:table-cell>
          <table:table-cell table:style-name="TableBox2019489271840" office:value-type="string">
            <text:p text:style-name="P24"/>
            <text:p text:style-name="P24">2^32-1を返します。</text:p>
          </table:table-cell>
        </table:table-row>
        <table:table-row table:style-name="TableLine2019489263680">
          <table:table-cell table:style-name="TableBox2019489268576" office:value-type="string">
            <text:p text:style-name="P502">例外</text:p>
          </table:table-cell>
          <table:table-cell table:style-name="TableBox2019489271840" office:value-type="string">
            <text:p text:style-name="P329"/>
            <text:p text:style-name="P329"/>
          </table:table-cell>
        </table:table-row>
        <table:table-row table:style-name="TableLine2019489262320">
          <table:table-cell table:style-name="TableBox2019489268576" office:value-type="string">
            <text:p text:style-name="P502">使用例</text:p>
          </table:table-cell>
          <table:table-cell table:style-name="TableBox2019489271840" office:value-type="string">
            <text:p text:style-name="P329"/>
            <text:p text:style-name="P329"/>
          </table:table-cell>
        </table:table-row>
      </table:table>
      <text:h text:style-name="P786" text:outline-level="3"/>
      <text:h text:style-name="P789" text:outline-level="3"><text:bookmark-start text:name="__RefHeading__14606_1559979953296"/>Stream::stat<text:span text:style-name="T5">　</text:span><text:bookmark-end text:name="__RefHeading__14606_1559979953296"/></text:h>
      <text:p text:style-name="P107"/>
      <table:table table:name="表113" table:style-name="表113">
        <table:table-column table:style-name="表113.A"/>
        <table:table-column table:style-name="表113.B"/>
        <table:table-row table:style-name="TableLine2019489269936">
          <table:table-cell table:style-name="TableBox2019489264224" office:value-type="string">
            <text:p text:style-name="P480">説明</text:p>
          </table:table-cell>
          <table:table-cell table:style-name="TableBox2019489257968" office:value-type="string">
            <text:p text:style-name="P302"/>
            <text:p text:style-name="P302">Streamの状態を返します。</text:p>
          </table:table-cell>
        </table:table-row>
        <table:table-row table:style-name="TableLine2019489257424">
          <table:table-cell table:style-name="TableBox2019489264224" office:value-type="string">
            <text:p text:style-name="P480">書式</text:p>
          </table:table-cell>
          <table:table-cell table:style-name="TableBox2019489257968" office:value-type="string">
            <text:p text:style-name="P302"/>
            <text:p text:style-name="P302">Stream stat</text:p>
          </table:table-cell>
        </table:table-row>
        <table:table-row table:style-name="TableLine2019489270480">
          <table:table-cell table:style-name="TableBox2019489264224" office:value-type="string">
            <text:p text:style-name="P480">詳細</text:p>
          </table:table-cell>
          <table:table-cell table:style-name="TableBox2019489257968" office:value-type="string">
            <text:p text:style-name="P24"/>
            <text:p text:style-name="P24">ファイルの詳細をリストで返します。リストの詳細は以下のとおりです。</text:p>
            <text:p text:style-name="P625">((fd . <text:span text:style-name="T53">FD</text:span> ) (mode . <text:span text:style-name="T53">MODE</text:span> ) (path . <text:span text:style-name="T53">PATH</text:span> ) (eof . <text:span text:style-name="T53">EOF</text:span> ) </text:p>
            <text:p text:style-name="P626"><text:s/><text:span text:style-name="T180">(limit . </text:span><text:span text:style-name="T80">LIMIT</text:span><text:span text:style-name="T180"> ) (count . </text:span><text:span text:style-name="T80">COUNT</text:span><text:span text:style-name="T180"> ) (newline . </text:span><text:span text:style-name="T80">NEWLINE</text:span><text:span text:style-name="T180">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able:table-cell>
        </table:table-row>
        <table:table-row table:style-name="TableLine2019489271024">
          <table:table-cell table:style-name="TableBox2019489264224" office:value-type="string">
            <text:p text:style-name="P480">戻り値</text:p>
          </table:table-cell>
          <table:table-cell table:style-name="TableBox2019489257968" office:value-type="string">
            <text:p text:style-name="P302"/>
            <text:p text:style-name="P302">Streamの状態リストを返します。詳細を参照ください。</text:p>
          </table:table-cell>
        </table:table-row>
        <table:table-row table:style-name="TableLine2019489282176">
          <table:table-cell table:style-name="TableBox2019489264224" office:value-type="string">
            <text:p text:style-name="P480">例外</text:p>
          </table:table-cell>
          <table:table-cell table:style-name="TableBox2019489257968" office:value-type="string">
            <text:p text:style-name="P302"/>
            <text:p text:style-name="P302"/>
          </table:table-cell>
        </table:table-row>
        <table:table-row table:style-name="TableLine2019489289792">
          <table:table-cell table:style-name="TableBox2019489264224" office:value-type="string">
            <text:p text:style-name="P480">使用例</text:p>
          </table:table-cell>
          <table:table-cell table:style-name="TableBox2019489257968" office:value-type="string">
            <text:p text:style-name="P302"/>
            <text:p text:style-name="P302"/>
          </table:table-cell>
        </table:table-row>
      </table:table>
      <text:h text:style-name="P723" text:outline-level="3"/>
      <text:h text:style-name="P789" text:outline-level="3"><text:bookmark-start text:name="__RefHeading___Toc21610_780634474"/>String　<text:bookmark-end text:name="__RefHeading___Toc21610_780634474"/></text:h>
      <text:p text:style-name="P129"/>
      <text:p text:style-name="P181">　Stringクラスは、文字列データ型のWrapperクラスです。文字列リテラルに対してメソッドを指定することにより呼びだします。</text:p>
      <text:p text:style-name="P182">　Stringクラスは内部文字コードとしてUnicodeを採用しています。</text:p>
      <text:p text:style-name="P182"/>
      <text:h text:style-name="P724" text:outline-level="3"/>
      <text:h text:style-name="P789"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2019489265040">
          <table:table-cell table:style-name="TableBox2019489290336" office:value-type="string">
            <text:p text:style-name="P429">説明</text:p>
          </table:table-cell>
          <table:table-cell table:style-name="TableBox2019489282720" office:value-type="string">
            <text:p text:style-name="P234"/>
            <text:p text:style-name="P234">文字列を結合します。</text:p>
          </table:table-cell>
        </table:table-row>
        <table:table-row table:style-name="TableLine2019489287344">
          <table:table-cell table:style-name="TableBox2019489290336" office:value-type="string">
            <text:p text:style-name="P429">書式</text:p>
          </table:table-cell>
          <table:table-cell table:style-name="TableBox2019489282720" office:value-type="string">
            <text:p text:style-name="P234"/>
            <text:p text:style-name="P234">String . <text:span text:style-name="T53">val</text:span> <text:s/>[ <text:span text:style-name="T53">val</text:span> <text:s/>... ]</text:p>
          </table:table-cell>
        </table:table-row>
        <table:table-row table:style-name="TableLine2019489277552">
          <table:table-cell table:style-name="TableBox2019489290336" office:value-type="string">
            <text:p text:style-name="P429">詳細</text:p>
          </table:table-cell>
          <table:table-cell table:style-name="TableBox2019489282720" office:value-type="string">
            <text:p text:style-name="P234"/>
            <text:p text:style-name="P234">文字列に<text:span text:style-name="T53">val</text:span>を追加します。元の変数は変更されません。v<text:span text:style-name="T53">al</text:span><text:span text:style-name="T99">は、</text:span>任意の型のデータが指定可能で、文字列型に変換され追加されます。</text:p>
          </table:table-cell>
        </table:table-row>
        <table:table-row table:style-name="TableLine2019489285440">
          <table:table-cell table:style-name="TableBox2019489290336" office:value-type="string">
            <text:p text:style-name="P429">戻り値</text:p>
          </table:table-cell>
          <table:table-cell table:style-name="TableBox2019489282720" office:value-type="string">
            <text:p text:style-name="P234"/>
            <text:p text:style-name="P234">文字列が結合された結果を返します。</text:p>
          </table:table-cell>
        </table:table-row>
        <table:table-row table:style-name="TableLine2019489281632">
          <table:table-cell table:style-name="TableBox2019489290336" office:value-type="string">
            <text:p text:style-name="P429">例外</text:p>
          </table:table-cell>
          <table:table-cell table:style-name="TableBox2019489282720" office:value-type="string">
            <text:p text:style-name="P234"/>
            <text:p text:style-name="P234">ErrSyntax: 書式に誤りがあります。</text:p>
          </table:table-cell>
        </table:table-row>
        <table:table-row table:style-name="TableLine2019489278368">
          <table:table-cell table:style-name="TableBox2019489290336" office:value-type="string">
            <text:p text:style-name="P429">使用例</text:p>
          </table:table-cell>
          <table:table-cell table:style-name="TableBox2019489282720" office:value-type="string">
            <text:p text:style-name="P234"/>
            <text:p text:style-name="P234"/>
          </table:table-cell>
        </table:table-row>
      </table:table>
      <text:h text:style-name="P695" text:outline-level="3"/>
      <text:h text:style-name="P789"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2019489287888">
          <table:table-cell table:style-name="TableBox2019489282448" office:value-type="string">
            <text:p text:style-name="P201"><text:bookmark-start text:name="__RefHeading___Toc29447_1664150392"/>説明<text:bookmark-end text:name="__RefHeading___Toc29447_1664150392"/></text:p>
          </table:table-cell>
          <table:table-cell table:style-name="TableBox2019489283536" office:value-type="string">
            <text:p text:style-name="P234"/>
            <text:p text:style-name="P234">正規表現パターンマッチを行います。</text:p>
          </table:table-cell>
        </table:table-row>
        <table:table-row table:style-name="TableLine2019489280816">
          <table:table-cell table:style-name="TableBox2019489282448" office:value-type="string">
            <text:p text:style-name="P201"><text:bookmark-start text:name="__RefHeading___Toc29449_1664150392"/>書式<text:bookmark-end text:name="__RefHeading___Toc29449_1664150392"/></text:p>
          </table:table-cell>
          <table:table-cell table:style-name="TableBox2019489283536" office:value-type="string">
            <text:p text:style-name="P234"/>
            <text:p text:style-name="P330">String =~ '<text:span text:style-name="T53">regex </text:span>' [ :all ] [ :nocase ] [ :<text:span text:style-name="T177">grep</text:span> ] </text:p>
          </table:table-cell>
        </table:table-row>
        <table:table-row table:style-name="TableLine2019489285712">
          <table:table-cell table:style-name="TableBox2019489282448" office:value-type="string">
            <text:p text:style-name="P201"><text:bookmark-start text:name="__RefHeading___Toc29451_1664150392"/>詳細<text:bookmark-end text:name="__RefHeading___Toc29451_1664150392"/></text:p>
          </table:table-cell>
          <table:table-cell table:style-name="TableBox2019489283536" office:value-type="string">
            <text:p text:style-name="P234"/>
            <text:p text:style-name="P395"><text:span text:style-name="T5">正規表現</text:span><text:span text:style-name="T93">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3">パターンにマッチした場合、以下の形式にて情報を返します。</text:p>
            <text:p text:style-name="P621">((<text:span text:style-name="T53">START</text:span> <text:span text:style-name="T53">END</text:span> <text:span text:style-name="T53">STRING</text:span> ) ...)</text:p>
            <text:p text:style-name="P330"><text:span text:style-name="T53">START </text:span>: 文字列がマッチした最初の文字の位置を示します。</text:p>
            <text:p text:style-name="P330"><text:span text:style-name="T53">END </text:span>: 文字列がマッチした最後の文字の次の文字を示します。</text:p>
            <text:p text:style-name="P330"><text:span text:style-name="T53">STRING </text:span>: マッチした文字列を示します。</text:p>
            <text:p text:style-name="P234">オプション :all を指定することにより、(<text:span text:style-name="T53">START</text:span> <text:span text:style-name="T53">END</text:span> <text:span text:style-name="T53">STRING</text:span> ) の組が複数返る場合があります。</text:p>
          </table:table-cell>
        </table:table-row>
        <table:table-row table:style-name="TableLine2019489284896">
          <table:table-cell table:style-name="TableBox2019489282448" office:value-type="string">
            <text:p text:style-name="P201"><text:bookmark-start text:name="__RefHeading___Toc29453_1664150392"/>戻り値<text:bookmark-end text:name="__RefHeading___Toc29453_1664150392"/></text:p>
          </table:table-cell>
          <table:table-cell table:style-name="TableBox2019489283536" office:value-type="string">
            <text:p text:style-name="P234"/>
            <text:p text:style-name="P234">パターンマッチの情報がリストで返ります。</text:p>
          </table:table-cell>
        </table:table-row>
        <table:table-row table:style-name="TableLine2019489276736">
          <table:table-cell table:style-name="TableBox2019489282448" office:value-type="string">
            <text:p text:style-name="P201"><text:bookmark-start text:name="__RefHeading___Toc29455_1664150392"/>例外<text:bookmark-end text:name="__RefHeading___Toc29455_1664150392"/></text:p>
          </table:table-cell>
          <table:table-cell table:style-name="TableBox2019489283536" office:value-type="string">
            <text:p text:style-name="P234"/>
            <text:p text:style-name="P234">ErrSyntax: 書式に誤りがあります。</text:p>
          </table:table-cell>
        </table:table-row>
        <table:table-row table:style-name="TableLine2019489285984">
          <table:table-cell table:style-name="TableBox2019489282448" office:value-type="string">
            <text:p text:style-name="P201"><text:bookmark-start text:name="__RefHeading___Toc29457_1664150392"/>使用例<text:bookmark-end text:name="__RefHeading___Toc29457_1664150392"/></text:p>
          </table:table-cell>
          <table:table-cell table:style-name="TableBox2019489283536" office:value-type="string">
            <text:p text:style-name="P234"/>
            <text:p text:style-name="P234"/>
          </table:table-cell>
        </table:table-row>
      </table:table>
      <text:h text:style-name="P789" text:outline-level="3"><text:bookmark-start text:name="__RefHeading__17993_1692601806"/>String::<text:span text:style-name="T176">append!</text:span><text:span text:style-name="T5">　</text:span><text:bookmark-end text:name="__RefHeading__17993_1692601806"/></text:h>
      <text:p text:style-name="P115"/>
      <table:table table:name="表90" table:style-name="表90">
        <table:table-column table:style-name="表90.A"/>
        <table:table-column table:style-name="表90.B"/>
        <table:table-row table:style-name="TableLine2019489277280">
          <table:table-cell table:style-name="TableBox2019489286528" office:value-type="string">
            <text:p text:style-name="P488">説明</text:p>
          </table:table-cell>
          <table:table-cell table:style-name="TableBox2019489290880" office:value-type="string">
            <text:p text:style-name="P313"/>
            <text:p text:style-name="P313">文字列を追加結合します。</text:p>
          </table:table-cell>
        </table:table-row>
        <table:table-row table:style-name="TableLine2019489279456">
          <table:table-cell table:style-name="TableBox2019489286528" office:value-type="string">
            <text:p text:style-name="P488">書式</text:p>
          </table:table-cell>
          <table:table-cell table:style-name="TableBox2019489290880" office:value-type="string">
            <text:p text:style-name="P313"/>
            <text:p text:style-name="P313">String <text:span text:style-name="T176">append!</text:span> <text:span text:style-name="T53">val</text:span> <text:s/>[ <text:span text:style-name="T53">val</text:span> <text:s/>... ]</text:p>
          </table:table-cell>
        </table:table-row>
        <table:table-row table:style-name="TableLine2019489284624">
          <table:table-cell table:style-name="TableBox2019489286528" office:value-type="string">
            <text:p text:style-name="P488">詳細</text:p>
          </table:table-cell>
          <table:table-cell table:style-name="TableBox2019489290880" office:value-type="string">
            <text:p text:style-name="P313"/>
            <text:p text:style-name="P313">文字列に<text:span text:style-name="T53">val</text:span>を追加します。元の変数は、追加された状態に変更されます。v<text:span text:style-name="T53">al</text:span><text:span text:style-name="T99">は、</text:span>任意の型のデータが指定可能で、文字列型に変換され追加されます。</text:p>
          </table:table-cell>
        </table:table-row>
        <table:table-row table:style-name="TableLine2019489276464">
          <table:table-cell table:style-name="TableBox2019489286528" office:value-type="string">
            <text:p text:style-name="P488">戻り値</text:p>
          </table:table-cell>
          <table:table-cell table:style-name="TableBox2019489290880" office:value-type="string">
            <text:p text:style-name="P313"/>
            <text:p text:style-name="P313">文字列が結合された結果を返します。</text:p>
          </table:table-cell>
        </table:table-row>
        <table:table-row table:style-name="TableLine2019489289520">
          <table:table-cell table:style-name="TableBox2019489286528" office:value-type="string">
            <text:p text:style-name="P488">例外</text:p>
          </table:table-cell>
          <table:table-cell table:style-name="TableBox2019489290880" office:value-type="string">
            <text:p text:style-name="P313"/>
            <text:p text:style-name="P313">ErrSyntax: 書式に誤りがあります。</text:p>
          </table:table-cell>
        </table:table-row>
        <table:table-row table:style-name="TableLine2019489277008">
          <table:table-cell table:style-name="TableBox2019489286528" office:value-type="string">
            <text:p text:style-name="P488">使用例</text:p>
          </table:table-cell>
          <table:table-cell table:style-name="TableBox2019489290880" office:value-type="string">
            <text:p text:style-name="P313"/>
            <text:p text:style-name="P313"/>
          </table:table-cell>
        </table:table-row>
      </table:table>
      <text:h text:style-name="P789" text:outline-level="3"><text:bookmark-start text:name="__RefHeading___Toc24476_2166227548"/>String::at<text:span text:style-name="T5">　</text:span><text:bookmark-end text:name="__RefHeading___Toc24476_2166227548"/></text:h>
      <text:p text:style-name="P130"/>
      <table:table table:name="表175" table:style-name="表175">
        <table:table-column table:style-name="表175.A"/>
        <table:table-column table:style-name="表175.B"/>
        <table:table-row table:style-name="TableLine2019489281088">
          <table:table-cell table:style-name="TableBox2019489286256" office:value-type="string">
            <text:p text:style-name="P503">説明</text:p>
          </table:table-cell>
          <table:table-cell table:style-name="TableBox2019489278096" office:value-type="string">
            <text:p text:style-name="P331"/>
            <text:p text:style-name="P331">文字列中のインデックス位置の文字を返します。</text:p>
          </table:table-cell>
        </table:table-row>
        <table:table-row table:style-name="TableLine2019489286800">
          <table:table-cell table:style-name="TableBox2019489286256" office:value-type="string">
            <text:p text:style-name="P503">書式</text:p>
          </table:table-cell>
          <table:table-cell table:style-name="TableBox2019489278096" office:value-type="string">
            <text:p text:style-name="P331"/>
            <text:p text:style-name="P331">String at <text:span text:style-name="T53">pos</text:span></text:p>
          </table:table-cell>
        </table:table-row>
        <table:table-row table:style-name="TableLine2019489279184">
          <table:table-cell table:style-name="TableBox2019489286256" office:value-type="string">
            <text:p text:style-name="P503">詳細</text:p>
          </table:table-cell>
          <table:table-cell table:style-name="TableBox2019489278096" office:value-type="string">
            <text:p text:style-name="P331"/>
            <text:p text:style-name="P331">String中の<text:span text:style-name="T53">pos</text:span>で指定された位置の文字を文字列として返します。<text:span text:style-name="T53">pos</text:span> に正の値を指定した場合は、先頭の文字を0としたインデックスとなります。</text:p>
            <text:p text:style-name="P331"><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2019489278640">
          <table:table-cell table:style-name="TableBox2019489286256" office:value-type="string">
            <text:p text:style-name="P503">戻り値</text:p>
          </table:table-cell>
          <table:table-cell table:style-name="TableBox2019489278096" office:value-type="string">
            <text:p text:style-name="P331"/>
            <text:p text:style-name="P331">指定したインデックスの位置にある文字が文字列として返ります。インデックスの指定がレンジを外れる場合は、空文字列が返ります。</text:p>
          </table:table-cell>
        </table:table-row>
        <table:table-row table:style-name="TableLine2019489278912">
          <table:table-cell table:style-name="TableBox2019489286256" office:value-type="string">
            <text:p text:style-name="P503">例外</text:p>
          </table:table-cell>
          <table:table-cell table:style-name="TableBox2019489278096" office:value-type="string">
            <text:p text:style-name="P331"/>
            <text:p text:style-name="P331">ErrSyntax: 書式に誤りがあります。</text:p>
          </table:table-cell>
        </table:table-row>
        <table:table-row table:style-name="TableLine2019489280000">
          <table:table-cell table:style-name="TableBox2019489286256" office:value-type="string">
            <text:p text:style-name="P503">使用例</text:p>
          </table:table-cell>
          <table:table-cell table:style-name="TableBox2019489278096" office:value-type="string">
            <text:p text:style-name="P331"/>
          </table:table-cell>
        </table:table-row>
      </table:table>
      <text:h text:style-name="P761" text:outline-level="3"/>
      <text:h text:style-name="P789" text:outline-level="3"><text:bookmark-start text:name="__RefHeading___Toc22367_1636654246"/>String::<text:span text:style-name="T204">clean</text:span><text:span text:style-name="T5">　</text:span><text:bookmark-end text:name="__RefHeading___Toc22367_1636654246"/></text:h>
      <text:p text:style-name="P131"/>
      <table:table table:name="表194" table:style-name="表194">
        <table:table-column table:style-name="表194.A"/>
        <table:table-column table:style-name="表194.B"/>
        <table:table-row table:style-name="TableLine2019489276192">
          <table:table-cell table:style-name="TableBox2019489283264" office:value-type="string">
            <text:p text:style-name="P504">説明</text:p>
          </table:table-cell>
          <table:table-cell table:style-name="TableBox2019489283808" office:value-type="string">
            <text:p text:style-name="P332"/>
            <text:p text:style-name="P332">文字列の前後にある非印字文字を取り除きます。</text:p>
          </table:table-cell>
        </table:table-row>
        <table:table-row table:style-name="TableLine2019489290608">
          <table:table-cell table:style-name="TableBox2019489283264" office:value-type="string">
            <text:p text:style-name="P504">書式</text:p>
          </table:table-cell>
          <table:table-cell table:style-name="TableBox2019489283808" office:value-type="string">
            <text:p text:style-name="P332"/>
            <text:p text:style-name="P332">String <text:span text:style-name="T204">clean</text:span></text:p>
          </table:table-cell>
        </table:table-row>
        <table:table-row table:style-name="TableLine2019489288160">
          <table:table-cell table:style-name="TableBox2019489283264" office:value-type="string">
            <text:p text:style-name="P504">詳細</text:p>
          </table:table-cell>
          <table:table-cell table:style-name="TableBox2019489283808" office:value-type="string">
            <text:p text:style-name="P332"/>
            <text:p text:style-name="P332">文字列中の前後に非印字文字、空白文字があれば取り除いて文字列を整形します。変数の内容が変更されます。</text:p>
          </table:table-cell>
        </table:table-row>
        <table:table-row table:style-name="TableLine2019489282992">
          <table:table-cell table:style-name="TableBox2019489283264" office:value-type="string">
            <text:p text:style-name="P504">戻り値</text:p>
          </table:table-cell>
          <table:table-cell table:style-name="TableBox2019489283808" office:value-type="string">
            <text:p text:style-name="P332"/>
            <text:p text:style-name="P332">整形された結果が返ります。また変数の内容が変更されます。</text:p>
          </table:table-cell>
        </table:table-row>
        <table:table-row table:style-name="TableLine2019489284080">
          <table:table-cell table:style-name="TableBox2019489283264" office:value-type="string">
            <text:p text:style-name="P504">例外</text:p>
          </table:table-cell>
          <table:table-cell table:style-name="TableBox2019489283808" office:value-type="string">
            <text:p text:style-name="P332"/>
            <text:p text:style-name="P332">ErrSyntax: 書式に誤りがあります。</text:p>
          </table:table-cell>
        </table:table-row>
        <table:table-row table:style-name="TableLine2019489274832">
          <table:table-cell table:style-name="TableBox2019489283264" office:value-type="string">
            <text:p text:style-name="P504">使用例</text:p>
          </table:table-cell>
          <table:table-cell table:style-name="TableBox2019489283808" office:value-type="string">
            <text:p text:style-name="P332"/>
            <text:p text:style-name="P332"/>
          </table:table-cell>
        </table:table-row>
      </table:table>
      <text:h text:style-name="P725" text:outline-level="3"/>
      <text:h text:style-name="P789"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2019489284352">
          <table:table-cell table:style-name="TableBox2019489291152" office:value-type="string">
            <text:p text:style-name="P429">説明</text:p>
          </table:table-cell>
          <table:table-cell table:style-name="TableBox2019489288704" office:value-type="string">
            <text:p text:style-name="P234"/>
            <text:p text:style-name="P234">文字列を<text:span text:style-name="T4">P</text:span>erfumeのスクリプトとして評価します。</text:p>
          </table:table-cell>
        </table:table-row>
        <table:table-row table:style-name="TableLine2019489281360">
          <table:table-cell table:style-name="TableBox2019489291152" office:value-type="string">
            <text:p text:style-name="P429">書式</text:p>
          </table:table-cell>
          <table:table-cell table:style-name="TableBox2019489288704" office:value-type="string">
            <text:p text:style-name="P234"/>
            <text:p text:style-name="P234">String eval</text:p>
          </table:table-cell>
        </table:table-row>
        <table:table-row table:style-name="TableLine2019489287072">
          <table:table-cell table:style-name="TableBox2019489291152" office:value-type="string">
            <text:p text:style-name="P429">詳細</text:p>
          </table:table-cell>
          <table:table-cell table:style-name="TableBox2019489288704" office:value-type="string">
            <text:p text:style-name="P234"/>
            <text:p text:style-name="P234">文字列を、<text:span text:style-name="T4">P</text:span>erfumeのスクリプトとしてパースし、現在の環境で評価します。</text:p>
          </table:table-cell>
        </table:table-row>
        <table:table-row table:style-name="TableLine2019489285168">
          <table:table-cell table:style-name="TableBox2019489291152" office:value-type="string">
            <text:p text:style-name="P429">戻り値</text:p>
          </table:table-cell>
          <table:table-cell table:style-name="TableBox2019489288704" office:value-type="string">
            <text:p text:style-name="P234"/>
            <text:p text:style-name="P234">スクリプトを実行した結果が返ります。</text:p>
          </table:table-cell>
        </table:table-row>
        <table:table-row table:style-name="TableLine2019489281904">
          <table:table-cell table:style-name="TableBox2019489291152" office:value-type="string">
            <text:p text:style-name="P429">例外</text:p>
          </table:table-cell>
          <table:table-cell table:style-name="TableBox2019489288704" office:value-type="string">
            <text:p text:style-name="P234"/>
            <text:p text:style-name="P234">ErrSyntax: 書式に誤りがあります。</text:p>
          </table:table-cell>
        </table:table-row>
        <table:table-row table:style-name="TableLine2019489288976">
          <table:table-cell table:style-name="TableBox2019489291152" office:value-type="string">
            <text:p text:style-name="P429">使用例</text:p>
          </table:table-cell>
          <table:table-cell table:style-name="TableBox2019489288704" office:value-type="string">
            <text:p text:style-name="P234"/>
            <text:p text:style-name="P234"/>
          </table:table-cell>
        </table:table-row>
      </table:table>
      <text:h text:style-name="P789" text:outline-level="3"><text:bookmark-start text:name="__RefHeading___Toc23585_3919154641"/>String::<text:span text:style-name="T225">expand</text:span><text:span text:style-name="T5">　</text:span><text:bookmark-end text:name="__RefHeading___Toc23585_3919154641"/></text:h>
      <text:p text:style-name="P132"/>
      <table:table table:name="表217" table:style-name="表217">
        <table:table-column table:style-name="表217.A"/>
        <table:table-column table:style-name="表217.B"/>
        <table:table-row table:style-name="TableLine2019489280272">
          <table:table-cell table:style-name="TableBox2019489274288" office:value-type="string">
            <text:p text:style-name="P505">説明</text:p>
          </table:table-cell>
          <table:table-cell table:style-name="TableBox2019489280544" office:value-type="string">
            <text:p text:style-name="P333"/>
            <text:p text:style-name="P375">文字列内の変数を展開します。</text:p>
          </table:table-cell>
        </table:table-row>
        <table:table-row table:style-name="TableLine2019489274560">
          <table:table-cell table:style-name="TableBox2019489274288" office:value-type="string">
            <text:p text:style-name="P505">書式</text:p>
          </table:table-cell>
          <table:table-cell table:style-name="TableBox2019489280544" office:value-type="string">
            <text:p text:style-name="P333"/>
            <text:p text:style-name="P333">String expand</text:p>
          </table:table-cell>
        </table:table-row>
        <table:table-row table:style-name="TableLine2019489275104">
          <table:table-cell table:style-name="TableBox2019489274288" office:value-type="string">
            <text:p text:style-name="P505">詳細</text:p>
          </table:table-cell>
          <table:table-cell table:style-name="TableBox2019489280544" office:value-type="string">
            <text:p text:style-name="P333"/>
            <text:p text:style-name="P333">文字列内に書かれた変数展開式を変数の値に書き換えます。</text:p>
            <text:p text:style-name="P646">変数展開式の書式は、${変数名} となり、ローカル変数、インスタンス変数、グローバル変数から値が求められ、置換されます。</text:p>
          </table:table-cell>
        </table:table-row>
        <table:table-row table:style-name="TableLine2019489275376">
          <table:table-cell table:style-name="TableBox2019489274288" office:value-type="string">
            <text:p text:style-name="P505">戻り値</text:p>
          </table:table-cell>
          <table:table-cell table:style-name="TableBox2019489280544" office:value-type="string">
            <text:p text:style-name="P333"/>
            <text:p text:style-name="P333">変数置換後の文字列が返ります。</text:p>
          </table:table-cell>
        </table:table-row>
        <table:table-row table:style-name="TableLine2019489275920">
          <table:table-cell table:style-name="TableBox2019489274288" office:value-type="string">
            <text:p text:style-name="P505">例外</text:p>
          </table:table-cell>
          <table:table-cell table:style-name="TableBox2019489280544" office:value-type="string">
            <text:p text:style-name="P333"/>
            <text:p text:style-name="P333">ErrNoSuchVariable: 変数展開式に示された変数が存在しません。</text:p>
            <text:p text:style-name="P333">ErrSyntax: 書式に誤りがあります。</text:p>
          </table:table-cell>
        </table:table-row>
        <table:table-row table:style-name="TableLine2019489298768">
          <table:table-cell table:style-name="TableBox2019489274288" office:value-type="string">
            <text:p text:style-name="P505">使用例</text:p>
          </table:table-cell>
          <table:table-cell table:style-name="TableBox2019489280544" office:value-type="string">
            <text:p text:style-name="P556"/>
            <text:p text:style-name="P565">set a SATO;</text:p>
            <text:p text:style-name="P565">set b Mitsuhide;</text:p>
            <text:p text:style-name="P565">"First name: ${b}, Last name: ${a}." expand</text:p>
            <text:p text:style-name="P677"># → "First name: Mitsuhide, Last name: SATO."</text:p>
            <text:p text:style-name="P556"/>
          </table:table-cell>
        </table:table-row>
      </table:table>
      <text:h text:style-name="P726" text:outline-level="3"/>
      <text:h text:style-name="P789" text:outline-level="3"><text:bookmark-start text:name="__RefHeading__16362_1255925395"/>String::fmt<text:span text:style-name="T5">　</text:span><text:bookmark-end text:name="__RefHeading__16362_1255925395"/></text:h>
      <text:p text:style-name="P133"/>
      <table:table table:name="Table55" table:style-name="Table55">
        <table:table-column table:style-name="Table55.A"/>
        <table:table-column table:style-name="Table55.B"/>
        <table:table-row table:style-name="TableLine2019489275648">
          <table:table-cell table:style-name="TableBox2019489296864" office:value-type="string">
            <text:p text:style-name="P506">説明</text:p>
          </table:table-cell>
          <table:table-cell table:style-name="TableBox2019489297680" office:value-type="string">
            <text:p text:style-name="P334"/>
            <text:p text:style-name="P334">フォーマット記述子により文字列を整形します。</text:p>
          </table:table-cell>
        </table:table-row>
        <table:table-row table:style-name="TableLine2019489295504">
          <table:table-cell table:style-name="TableBox2019489296864" office:value-type="string">
            <text:p text:style-name="P506">書式</text:p>
          </table:table-cell>
          <table:table-cell table:style-name="TableBox2019489297680" office:value-type="string">
            <text:p text:style-name="P334"/>
            <text:p text:style-name="P334">String fmt [ <text:span text:style-name="T53">val</text:span> ... ]</text:p>
          </table:table-cell>
        </table:table-row>
        <table:table-row table:style-name="TableLine2019489295232">
          <table:table-cell table:style-name="TableBox2019489296864" office:value-type="string">
            <text:p text:style-name="P506">詳細</text:p>
          </table:table-cell>
          <table:table-cell table:style-name="TableBox2019489297680" office:value-type="string">
            <text:p text:style-name="P334"/>
            <text:p text:style-name="P335">フォーマット記述子により<text:span text:style-name="T53">val</text:span>を整形出力します。</text:p>
            <text:p text:style-name="P335">フォーマット記述子は以下の形式です。</text:p>
            <text:p text:style-name="P335"/>
            <text:p text:style-name="P627">"%[-][!][0][1-9]*[.][1-9]*[douxXfFeEgGv]"</text:p>
            <text:p text:style-name="P335"/>
            <text:p text:style-name="P336">% の後にフォーマットの指定を記述します。詳しくはC言語のprintfのリファレンスを参照してください。C言語との違いは、s（文字列）記述子がないことと、v記述子が追加されていることです。v記述子は、<text:span text:style-name="T53">val</text:span>の型を自動で判定してフォーマットを行います。この記述子はGo言語を参考にしました。</text:p>
            <text:p text:style-name="P336">また、v記述子に!を指定した場合に強制的に桁をトリムする機能が追加されています。!を指定すると、指定した桁数に切り捨てられます。</text:p>
          </table:table-cell>
        </table:table-row>
        <table:table-row table:style-name="TableLine2019489298224">
          <table:table-cell table:style-name="TableBox2019489296864" office:value-type="string">
            <text:p text:style-name="P506">戻り値</text:p>
          </table:table-cell>
          <table:table-cell table:style-name="TableBox2019489297680" office:value-type="string">
            <text:p text:style-name="P334"/>
            <text:p text:style-name="P334">整形された文字列が返ります。</text:p>
          </table:table-cell>
        </table:table-row>
        <table:table-row table:style-name="TableLine2019489291424">
          <table:table-cell table:style-name="TableBox2019489296864" office:value-type="string">
            <text:p text:style-name="P506">例外</text:p>
          </table:table-cell>
          <table:table-cell table:style-name="TableBox2019489297680" office:value-type="string">
            <text:p text:style-name="P334"/>
            <text:p text:style-name="P334">ErrSyntax: 書式に誤りがあります。</text:p>
            <text:p text:style-name="P334">ErrBadType: 記述子に対応するデータ型が合っていません。</text:p>
          </table:table-cell>
        </table:table-row>
        <table:table-row table:style-name="TableLine2019489292512">
          <table:table-cell table:style-name="TableBox2019489296864" office:value-type="string">
            <text:p text:style-name="P506">使用例</text:p>
          </table:table-cell>
          <table:table-cell table:style-name="TableBox2019489297680" office:value-type="string">
            <text:p text:style-name="P557"/>
            <text:p text:style-name="P558">"%5v" fmt "a" <text:s/># → " <text:s text:c="3"/>a"</text:p>
            <text:p text:style-name="P558">"%-5v" fmt "a" # → "a <text:s text:c="3"/>"</text:p>
            <text:p text:style-name="P558">"%05d" fmt 10 <text:s/># → "00010"</text:p>
            <text:p text:style-name="P559"/>
          </table:table-cell>
        </table:table-row>
      </table:table>
      <text:h text:style-name="P787" text:outline-level="3"/>
      <text:h text:style-name="P789"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2019489296048">
          <table:table-cell table:style-name="TableBox2019489297408" office:value-type="string">
            <text:p text:style-name="P429">説明</text:p>
          </table:table-cell>
          <table:table-cell table:style-name="TableBox2019489297952" office:value-type="string">
            <text:p text:style-name="P234"/>
            <text:p text:style-name="P337">文字列を変換します。</text:p>
          </table:table-cell>
        </table:table-row>
        <table:table-row table:style-name="TableLine2019489292240">
          <table:table-cell table:style-name="TableBox2019489297408" office:value-type="string">
            <text:p text:style-name="P429">書式</text:p>
          </table:table-cell>
          <table:table-cell table:style-name="TableBox2019489297952" office:value-type="string">
            <text:p text:style-name="P234"/>
            <text:p text:style-name="P234">String int</text:p>
            <text:p text:style-name="P337">String number</text:p>
            <text:p text:style-name="P337">String real</text:p>
            <text:p text:style-name="P337">String rquote</text:p>
          </table:table-cell>
        </table:table-row>
        <table:table-row table:style-name="TableLine2019489299584">
          <table:table-cell table:style-name="TableBox2019489297408" office:value-type="string">
            <text:p text:style-name="P429">詳細</text:p>
          </table:table-cell>
          <table:table-cell table:style-name="TableBox2019489297952" office:value-type="string">
            <text:p text:style-name="P234"/>
            <text:p text:style-name="P234">intは文字列をパースし整数型を返します。</text:p>
            <text:p text:style-name="P234">numberは文字列をパースし、文字列の形式により整数型または実数型を返します。</text:p>
            <text:p text:style-name="P234">realは文字列をパースし実数を返します。</text:p>
            <text:p text:style-name="P234">rquoteは文字列を正規表現文字列型に変換して返します。</text:p>
            <text:p text:style-name="P234">int, number, real は、文字列中に数値を構成する以外の文字があると失敗しnilを返します。</text:p>
          </table:table-cell>
        </table:table-row>
        <table:table-row table:style-name="TableLine2019489291696">
          <table:table-cell table:style-name="TableBox2019489297408" office:value-type="string">
            <text:p text:style-name="P429">戻り値</text:p>
          </table:table-cell>
          <table:table-cell table:style-name="TableBox2019489297952" office:value-type="string">
            <text:p text:style-name="P234"/>
            <text:p text:style-name="P234">メソッド毎に異なります。詳細参照。</text:p>
          </table:table-cell>
        </table:table-row>
        <table:table-row table:style-name="TableLine2019489294416">
          <table:table-cell table:style-name="TableBox2019489297408" office:value-type="string">
            <text:p text:style-name="P429">例外</text:p>
          </table:table-cell>
          <table:table-cell table:style-name="TableBox2019489297952" office:value-type="string">
            <text:p text:style-name="P234"/>
            <text:p text:style-name="P234">ErrSyntax: 書式に誤りがあります。</text:p>
          </table:table-cell>
        </table:table-row>
        <table:table-row table:style-name="TableLine2019489294960">
          <table:table-cell table:style-name="TableBox2019489297408" office:value-type="string">
            <text:p text:style-name="P429">使用例</text:p>
          </table:table-cell>
          <table:table-cell table:style-name="TableBox2019489297952" office:value-type="string">
            <text:p text:style-name="P234"/>
            <text:p text:style-name="P234"/>
          </table:table-cell>
        </table:table-row>
      </table:table>
      <text:h text:style-name="P789" text:outline-level="3"><text:bookmark-start text:name="__RefHeading___Toc21235_1834471834"/>String::len<text:span text:style-name="T5">　</text:span><text:bookmark-end text:name="__RefHeading___Toc21235_1834471834"/></text:h>
      <text:p text:style-name="P134"/>
      <table:table table:name="表190" table:style-name="表190">
        <table:table-column table:style-name="表190.A"/>
        <table:table-column table:style-name="表190.B"/>
        <table:table-row table:style-name="TableLine2019489292784">
          <table:table-cell table:style-name="TableBox2019489298496" office:value-type="string">
            <text:p text:style-name="P507">説明</text:p>
          </table:table-cell>
          <table:table-cell table:style-name="TableBox2019489296592" office:value-type="string">
            <text:p text:style-name="P338"/>
            <text:p text:style-name="P338">文字列の長さを返します。</text:p>
          </table:table-cell>
        </table:table-row>
        <table:table-row table:style-name="TableLine2019489299040">
          <table:table-cell table:style-name="TableBox2019489298496" office:value-type="string">
            <text:p text:style-name="P507">書式</text:p>
          </table:table-cell>
          <table:table-cell table:style-name="TableBox2019489296592" office:value-type="string">
            <text:p text:style-name="P338"/>
            <text:p text:style-name="P338">String len</text:p>
          </table:table-cell>
        </table:table-row>
        <table:table-row table:style-name="TableLine2019489294688">
          <table:table-cell table:style-name="TableBox2019489298496" office:value-type="string">
            <text:p text:style-name="P507">詳細</text:p>
          </table:table-cell>
          <table:table-cell table:style-name="TableBox2019489296592" office:value-type="string">
            <text:p text:style-name="P338"/>
            <text:p text:style-name="P338">文字列の長さを返します。</text:p>
          </table:table-cell>
        </table:table-row>
        <table:table-row table:style-name="TableLine2019489291968">
          <table:table-cell table:style-name="TableBox2019489298496" office:value-type="string">
            <text:p text:style-name="P507">戻り値</text:p>
          </table:table-cell>
          <table:table-cell table:style-name="TableBox2019489296592" office:value-type="string">
            <text:p text:style-name="P338"/>
            <text:p text:style-name="P338">文字列の長さが返ります。</text:p>
          </table:table-cell>
        </table:table-row>
        <table:table-row table:style-name="TableLine2019489299312">
          <table:table-cell table:style-name="TableBox2019489298496" office:value-type="string">
            <text:p text:style-name="P507">例外</text:p>
          </table:table-cell>
          <table:table-cell table:style-name="TableBox2019489296592" office:value-type="string">
            <text:p text:style-name="P338"/>
            <text:p text:style-name="P338">ErrSyntax: 書式に誤りがあります。</text:p>
          </table:table-cell>
        </table:table-row>
        <table:table-row table:style-name="TableLine2019489293872">
          <table:table-cell table:style-name="TableBox2019489298496" office:value-type="string">
            <text:p text:style-name="P507">使用例</text:p>
          </table:table-cell>
          <table:table-cell table:style-name="TableBox2019489296592" office:value-type="string">
            <text:p text:style-name="P338"/>
            <text:p text:style-name="P338"/>
          </table:table-cell>
        </table:table-row>
      </table:table>
      <text:h text:style-name="P748" text:outline-level="3"/>
      <text:h text:style-name="P789" text:outline-level="3"><text:bookmark-start text:name="__RefHeading___Toc22369_1636654246"/>String::<text:span text:style-name="T204">lower</text:span><text:span text:style-name="T5">　</text:span><text:bookmark-end text:name="__RefHeading___Toc22369_1636654246"/></text:h>
      <text:p text:style-name="P131"/>
      <table:table table:name="表195" table:style-name="表195">
        <table:table-column table:style-name="表195.A"/>
        <table:table-column table:style-name="表195.B"/>
        <table:table-row table:style-name="TableLine2019489299856">
          <table:table-cell table:style-name="TableBox2019489300128" office:value-type="string">
            <text:p text:style-name="P504">説明</text:p>
          </table:table-cell>
          <table:table-cell table:style-name="TableBox2019489295776" office:value-type="string">
            <text:p text:style-name="P332"/>
            <text:p text:style-name="P332">文字列内の大文字を小文字に変換します。</text:p>
          </table:table-cell>
        </table:table-row>
        <table:table-row table:style-name="TableLine2019489297136">
          <table:table-cell table:style-name="TableBox2019489300128" office:value-type="string">
            <text:p text:style-name="P504">書式</text:p>
          </table:table-cell>
          <table:table-cell table:style-name="TableBox2019489295776" office:value-type="string">
            <text:p text:style-name="P332"/>
            <text:p text:style-name="P332">String <text:span text:style-name="T204">lower</text:span></text:p>
          </table:table-cell>
        </table:table-row>
        <table:table-row table:style-name="TableLine2019216558656">
          <table:table-cell table:style-name="TableBox2019489300128" office:value-type="string">
            <text:p text:style-name="P504">詳細</text:p>
          </table:table-cell>
          <table:table-cell table:style-name="TableBox2019489295776" office:value-type="string">
            <text:p text:style-name="P332"/>
            <text:p text:style-name="P332">文字列中に大文字があれば小文字に変換します。変数の内容は変更されません。</text:p>
          </table:table-cell>
        </table:table-row>
        <table:table-row table:style-name="TableLine2019216566816">
          <table:table-cell table:style-name="TableBox2019489300128" office:value-type="string">
            <text:p text:style-name="P504">戻り値</text:p>
          </table:table-cell>
          <table:table-cell table:style-name="TableBox2019489295776" office:value-type="string">
            <text:p text:style-name="P332"/>
            <text:p text:style-name="P332">変換された結果が返ります。また変数の内容は変更されません。</text:p>
          </table:table-cell>
        </table:table-row>
        <table:table-row table:style-name="TableLine2019216568176">
          <table:table-cell table:style-name="TableBox2019489300128" office:value-type="string">
            <text:p text:style-name="P504">例外</text:p>
          </table:table-cell>
          <table:table-cell table:style-name="TableBox2019489295776" office:value-type="string">
            <text:p text:style-name="P332"/>
            <text:p text:style-name="P332">ErrSyntax: 書式に誤りがあります。</text:p>
          </table:table-cell>
        </table:table-row>
        <table:table-row table:style-name="TableLine2019490641632">
          <table:table-cell table:style-name="TableBox2019489300128" office:value-type="string">
            <text:p text:style-name="P504">使用例</text:p>
          </table:table-cell>
          <table:table-cell table:style-name="TableBox2019489295776" office:value-type="string">
            <text:p text:style-name="P332"/>
            <text:p text:style-name="P332"/>
          </table:table-cell>
        </table:table-row>
      </table:table>
      <text:h text:style-name="P725" text:outline-level="3"/>
      <text:h text:style-name="P789" text:outline-level="3"><text:bookmark-start text:name="__RefHeading___Toc24914_3194212809"/>String::<text:span text:style-name="T240">replace</text:span><text:span text:style-name="T5">　</text:span><text:bookmark-end text:name="__RefHeading___Toc24914_3194212809"/></text:h>
      <text:p text:style-name="P135"/>
      <table:table table:name="表229" table:style-name="表229">
        <table:table-column table:style-name="表229.A"/>
        <table:table-column table:style-name="表229.B"/>
        <table:table-row table:style-name="TableLine2019490635104">
          <table:table-cell table:style-name="TableBox2019490644352" office:value-type="string">
            <text:p text:style-name="P508">説明</text:p>
          </table:table-cell>
          <table:table-cell table:style-name="TableBox2019490640816" office:value-type="string">
            <text:p text:style-name="P339"/>
            <text:p text:style-name="P339">文字列の正規表現にマッチした部分を置換します。</text:p>
          </table:table-cell>
        </table:table-row>
        <table:table-row table:style-name="TableLine2019490645168">
          <table:table-cell table:style-name="TableBox2019490644352" office:value-type="string">
            <text:p text:style-name="P508">書式</text:p>
          </table:table-cell>
          <table:table-cell table:style-name="TableBox2019490640816" office:value-type="string">
            <text:p text:style-name="P339"/>
            <text:p text:style-name="P339">String <text:span text:style-name="T240">replace [ :all ]</text:span> <text:span text:style-name="T83">regex replace-string</text:span></text:p>
          </table:table-cell>
        </table:table-row>
        <table:table-row table:style-name="TableLine2019490637280">
          <table:table-cell table:style-name="TableBox2019490644352" office:value-type="string">
            <text:p text:style-name="P508">詳細</text:p>
          </table:table-cell>
          <table:table-cell table:style-name="TableBox2019490640816" office:value-type="string">
            <text:p text:style-name="P339"/>
            <text:p text:style-name="P339">文字列中の<text:span text:style-name="T53">regex</text:span>にマッチした部分文字列を<text:span text:style-name="T53">replace-string</text:span>に置換します。:all スイッチを指定した場合、マッチする全ての部分文字列が置換されます。</text:p>
            <text:p text:style-name="P647"><text:span text:style-name="T53">regex</text:span>は正規表現文字列ですが、パラメータとして与える際はstringが実装されたオブジェクトであればどの型でも受け付けます。</text:p>
          </table:table-cell>
        </table:table-row>
        <table:table-row table:style-name="TableLine2019490631840">
          <table:table-cell table:style-name="TableBox2019490644352" office:value-type="string">
            <text:p text:style-name="P508">戻り値</text:p>
          </table:table-cell>
          <table:table-cell table:style-name="TableBox2019490640816" office:value-type="string">
            <text:p text:style-name="P339"/>
            <text:p text:style-name="P339">置換された文字列が返ります。</text:p>
          </table:table-cell>
        </table:table-row>
        <table:table-row table:style-name="TableLine2019490632928">
          <table:table-cell table:style-name="TableBox2019490644352" office:value-type="string">
            <text:p text:style-name="P508">例外</text:p>
          </table:table-cell>
          <table:table-cell table:style-name="TableBox2019490640816" office:value-type="string">
            <text:p text:style-name="P339"/>
            <text:p text:style-name="P339">ErrSyntax: 書式に誤りがあります。</text:p>
          </table:table-cell>
        </table:table-row>
        <table:table-row table:style-name="TableLine2019490645440">
          <table:table-cell table:style-name="TableBox2019490644352" office:value-type="string">
            <text:p text:style-name="P508">使用例</text:p>
          </table:table-cell>
          <table:table-cell table:style-name="TableBox2019490640816" office:value-type="string">
            <text:p text:style-name="P339"/>
            <text:p text:style-name="P339"/>
          </table:table-cell>
        </table:table-row>
      </table:table>
      <text:h text:style-name="P789" text:outline-level="3"><text:bookmark-start text:name="__RefHeading___Toc24916_3194212809"/>String::split<text:span text:style-name="T5">　</text:span><text:bookmark-end text:name="__RefHeading___Toc24916_3194212809"/></text:h>
      <text:p text:style-name="P135"/>
      <table:table table:name="表230" table:style-name="表230">
        <table:table-column table:style-name="表230.A"/>
        <table:table-column table:style-name="表230.B"/>
        <table:table-row table:style-name="TableLine2019490637008">
          <table:table-cell table:style-name="TableBox2019490635648" office:value-type="string">
            <text:p text:style-name="P508">説明</text:p>
          </table:table-cell>
          <table:table-cell table:style-name="TableBox2019490635376" office:value-type="string">
            <text:p text:style-name="P339"/>
            <text:p text:style-name="P339">文字列を分割します。</text:p>
          </table:table-cell>
        </table:table-row>
        <table:table-row table:style-name="TableLine2019490637552">
          <table:table-cell table:style-name="TableBox2019490635648" office:value-type="string">
            <text:p text:style-name="P508">書式</text:p>
          </table:table-cell>
          <table:table-cell table:style-name="TableBox2019490635376" office:value-type="string">
            <text:p text:style-name="P339"/>
            <text:p text:style-name="P339">String split [ sep: <text:span text:style-name="T53">val</text:span> ]</text:p>
          </table:table-cell>
        </table:table-row>
        <table:table-row table:style-name="TableLine2019490643264">
          <table:table-cell table:style-name="TableBox2019490635648" office:value-type="string">
            <text:p text:style-name="P508">詳細</text:p>
          </table:table-cell>
          <table:table-cell table:style-name="TableBox2019490635376" office:value-type="string">
            <text:p text:style-name="P339"/>
            <text:p text:style-name="P339">文字列を指定したセパレータ<text:span text:style-name="T53">val</text:span>で分割し分割された文字列のリストを返します。<text:span text:style-name="T53">val</text:span>に空文字列を指定した場合は、1文字単位で分割します。</text:p>
            <text:p text:style-name="P339">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2019490646800">
          <table:table-cell table:style-name="TableBox2019490635648" office:value-type="string">
            <text:p text:style-name="P508">戻り値</text:p>
          </table:table-cell>
          <table:table-cell table:style-name="TableBox2019490635376" office:value-type="string">
            <text:p text:style-name="P339"/>
            <text:p text:style-name="P339">分割された文字列のリストが返ります。</text:p>
          </table:table-cell>
        </table:table-row>
        <table:table-row table:style-name="TableLine2019490643536">
          <table:table-cell table:style-name="TableBox2019490635648" office:value-type="string">
            <text:p text:style-name="P508">例外</text:p>
          </table:table-cell>
          <table:table-cell table:style-name="TableBox2019490635376" office:value-type="string">
            <text:p text:style-name="P339"/>
            <text:p text:style-name="P339">ErrSyntax: 書式に誤りがあります。</text:p>
          </table:table-cell>
        </table:table-row>
        <table:table-row table:style-name="TableLine2019490635920">
          <table:table-cell table:style-name="TableBox2019490635648" office:value-type="string">
            <text:p text:style-name="P508">使用例</text:p>
          </table:table-cell>
          <table:table-cell table:style-name="TableBox2019490635376" office:value-type="string">
            <text:p text:style-name="P339"/>
            <text:p text:style-name="P339"/>
          </table:table-cell>
        </table:table-row>
      </table:table>
      <text:h text:style-name="P762" text:outline-level="3"/>
      <text:h text:style-name="P789"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2019490634288">
          <table:table-cell table:style-name="TableBox2019490645712" office:value-type="string">
            <text:p text:style-name="P429">説明</text:p>
          </table:table-cell>
          <table:table-cell table:style-name="TableBox2019490640272" office:value-type="string">
            <text:p text:style-name="P234"/>
            <text:p text:style-name="P234">部分文字列を生成します。</text:p>
          </table:table-cell>
        </table:table-row>
        <table:table-row table:style-name="TableLine2019490632112">
          <table:table-cell table:style-name="TableBox2019490645712" office:value-type="string">
            <text:p text:style-name="P429">書式</text:p>
          </table:table-cell>
          <table:table-cell table:style-name="TableBox2019490640272" office:value-type="string">
            <text:p text:style-name="P234"/>
            <text:p text:style-name="P234">String sub <text:span text:style-name="T53">start</text:span> [ <text:span text:style-name="T53">end </text:span><text:span text:style-name="T99"><text:s/>]</text:span></text:p>
          </table:table-cell>
        </table:table-row>
        <table:table-row table:style-name="TableLine2019490638096">
          <table:table-cell table:style-name="TableBox2019490645712" office:value-type="string">
            <text:p text:style-name="P429">詳細</text:p>
          </table:table-cell>
          <table:table-cell table:style-name="TableBox2019490640272" office:value-type="string">
            <text:p text:style-name="P234"/>
            <text:p text:style-name="P234">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2019490638640">
          <table:table-cell table:style-name="TableBox2019490645712" office:value-type="string">
            <text:p text:style-name="P429">戻り値</text:p>
          </table:table-cell>
          <table:table-cell table:style-name="TableBox2019490640272" office:value-type="string">
            <text:p text:style-name="P234"/>
            <text:p text:style-name="P234">切り出された部分文字列が返ります。</text:p>
          </table:table-cell>
        </table:table-row>
        <table:table-row table:style-name="TableLine2019490644080">
          <table:table-cell table:style-name="TableBox2019490645712" office:value-type="string">
            <text:p text:style-name="P429">例外</text:p>
          </table:table-cell>
          <table:table-cell table:style-name="TableBox2019490640272" office:value-type="string">
            <text:p text:style-name="P234"/>
            <text:p text:style-name="P234">ErrSyntax: 書式に誤りがあります。</text:p>
          </table:table-cell>
        </table:table-row>
        <table:table-row table:style-name="TableLine2019490637824">
          <table:table-cell table:style-name="TableBox2019490645712" office:value-type="string">
            <text:p text:style-name="P429">使用例</text:p>
          </table:table-cell>
          <table:table-cell table:style-name="TableBox2019490640272" office:value-type="string">
            <text:p text:style-name="P234"/>
            <text:p text:style-name="P234"/>
          </table:table-cell>
        </table:table-row>
      </table:table>
      <text:p text:style-name="P24"/>
      <text:h text:style-name="P789" text:outline-level="3"><text:bookmark-start text:name="__RefHeading___Toc23060_1636654246"/>String::<text:span text:style-name="T204">uexport</text:span><text:span text:style-name="T5">　</text:span><text:bookmark-end text:name="__RefHeading___Toc23060_1636654246"/></text:h>
      <text:p text:style-name="P136"/>
      <table:table table:name="表198" table:style-name="表198">
        <table:table-column table:style-name="表198.A"/>
        <table:table-column table:style-name="表198.B"/>
        <table:table-row table:style-name="TableLine2019490636464">
          <table:table-cell table:style-name="TableBox2019490648432" office:value-type="string">
            <text:p text:style-name="P509">説明</text:p>
          </table:table-cell>
          <table:table-cell table:style-name="TableBox2019490632384" office:value-type="string">
            <text:p text:style-name="P305"/>
            <text:p text:style-name="P305">文字列内の文字を<text:span text:style-name="T208">Unicodeに変換します。</text:span></text:p>
          </table:table-cell>
        </table:table-row>
        <table:table-row table:style-name="TableLine2019490636736">
          <table:table-cell table:style-name="TableBox2019490648432" office:value-type="string">
            <text:p text:style-name="P509">書式</text:p>
          </table:table-cell>
          <table:table-cell table:style-name="TableBox2019490632384" office:value-type="string">
            <text:p text:style-name="P305"/>
            <text:p text:style-name="P305">String <text:span text:style-name="T204">uexport</text:span></text:p>
          </table:table-cell>
        </table:table-row>
        <table:table-row table:style-name="TableLine2019490648160">
          <table:table-cell table:style-name="TableBox2019490648432" office:value-type="string">
            <text:p text:style-name="P509">詳細</text:p>
          </table:table-cell>
          <table:table-cell table:style-name="TableBox2019490632384" office:value-type="string">
            <text:p text:style-name="P305"/>
            <text:p text:style-name="P305">文字列中の各文字を<text:span text:style-name="T208">Unicode（整数値）に変換しリストで返します</text:span>。</text:p>
          </table:table-cell>
        </table:table-row>
        <table:table-row table:style-name="TableLine2019490645984">
          <table:table-cell table:style-name="TableBox2019490648432" office:value-type="string">
            <text:p text:style-name="P509">戻り値</text:p>
          </table:table-cell>
          <table:table-cell table:style-name="TableBox2019490632384" office:value-type="string">
            <text:p text:style-name="P305"/>
            <text:p text:style-name="P305">変換された<text:span text:style-name="T208">Unicodeによる文字コードのリスト</text:span>。</text:p>
          </table:table-cell>
        </table:table-row>
        <table:table-row table:style-name="TableLine2019490638368">
          <table:table-cell table:style-name="TableBox2019490648432" office:value-type="string">
            <text:p text:style-name="P509">例外</text:p>
          </table:table-cell>
          <table:table-cell table:style-name="TableBox2019490632384" office:value-type="string">
            <text:p text:style-name="P305"/>
            <text:p text:style-name="P305">ErrSyntax: 書式に誤りがあります。</text:p>
          </table:table-cell>
        </table:table-row>
        <table:table-row table:style-name="TableLine2019490647344">
          <table:table-cell table:style-name="TableBox2019490648432" office:value-type="string">
            <text:p text:style-name="P509">使用例</text:p>
          </table:table-cell>
          <table:table-cell table:style-name="TableBox2019490632384" office:value-type="string">
            <text:p text:style-name="P305"/>
            <text:p text:style-name="P305"/>
          </table:table-cell>
        </table:table-row>
      </table:table>
      <text:h text:style-name="P789" text:outline-level="3"><text:bookmark-start text:name="__RefHeading___Toc23062_1636654246"/>String::<text:span text:style-name="T204">uimport!</text:span><text:span text:style-name="T5">　</text:span><text:bookmark-end text:name="__RefHeading___Toc23062_1636654246"/></text:h>
      <text:p text:style-name="P136"/>
      <table:table table:name="表199" table:style-name="表199">
        <table:table-column table:style-name="表199.A"/>
        <table:table-column table:style-name="表199.B"/>
        <table:table-row table:style-name="TableLine2019490639184">
          <table:table-cell table:style-name="TableBox2019490633472" office:value-type="string">
            <text:p text:style-name="P509">説明</text:p>
          </table:table-cell>
          <table:table-cell table:style-name="TableBox2019490639456" office:value-type="string">
            <text:p text:style-name="P305"/>
            <text:p text:style-name="P305"><text:span text:style-name="T208">Unicodeによる文字コードを</text:span>文字列内に追加<text:span text:style-name="T208">します。</text:span></text:p>
          </table:table-cell>
        </table:table-row>
        <table:table-row table:style-name="TableLine2019490639728">
          <table:table-cell table:style-name="TableBox2019490633472" office:value-type="string">
            <text:p text:style-name="P509">書式</text:p>
          </table:table-cell>
          <table:table-cell table:style-name="TableBox2019490639456" office:value-type="string">
            <text:p text:style-name="P305"/>
            <text:p text:style-name="P305">String <text:span text:style-name="T208">uimport! ( </text:span><text:span text:style-name="T69">val</text:span><text:span text:style-name="T208"> … )</text:span></text:p>
          </table:table-cell>
        </table:table-row>
        <table:table-row table:style-name="TableLine2019490647616">
          <table:table-cell table:style-name="TableBox2019490633472" office:value-type="string">
            <text:p text:style-name="P509">詳細</text:p>
          </table:table-cell>
          <table:table-cell table:style-name="TableBox2019490639456" office:value-type="string">
            <text:p text:style-name="P305"/>
            <text:p text:style-name="P305">リスト中の <text:span text:style-name="T53">va</text:span><text:span text:style-name="T69">l</text:span><text:span text:style-name="T208"> をUnicode文字コードとして</text:span>文字列へ <text:span text:style-name="T69">val</text:span><text:span text:style-name="T208"> を追加します</text:span>。<text:span text:style-name="T69">val</text:span><text:span text:style-name="T208"> には整数値を指定します。</text:span></text:p>
          </table:table-cell>
        </table:table-row>
        <table:table-row table:style-name="TableLine2019490633744">
          <table:table-cell table:style-name="TableBox2019490633472" office:value-type="string">
            <text:p text:style-name="P509">戻り値</text:p>
          </table:table-cell>
          <table:table-cell table:style-name="TableBox2019490639456" office:value-type="string">
            <text:p text:style-name="P305"/>
            <text:p text:style-name="P305">文字が追加された後の文字列を返します。</text:p>
          </table:table-cell>
        </table:table-row>
        <table:table-row table:style-name="TableLine2019490641904">
          <table:table-cell table:style-name="TableBox2019490633472" office:value-type="string">
            <text:p text:style-name="P509">例外</text:p>
          </table:table-cell>
          <table:table-cell table:style-name="TableBox2019490639456" office:value-type="string">
            <text:p text:style-name="P305"/>
            <text:p text:style-name="P305">ErrSyntax: 書式に誤りがあります。</text:p>
          </table:table-cell>
        </table:table-row>
        <table:table-row table:style-name="TableLine2019490644624">
          <table:table-cell table:style-name="TableBox2019490633472" office:value-type="string">
            <text:p text:style-name="P509">使用例</text:p>
          </table:table-cell>
          <table:table-cell table:style-name="TableBox2019490639456" office:value-type="string">
            <text:p text:style-name="P305"/>
            <text:p text:style-name="P305"/>
          </table:table-cell>
        </table:table-row>
      </table:table>
      <text:h text:style-name="P749" text:outline-level="3"/>
      <text:h text:style-name="P789" text:outline-level="3"><text:bookmark-start text:name="__RefHeading___Toc22371_1636654246"/>String::<text:span text:style-name="T204">upper</text:span><text:span text:style-name="T5">　</text:span><text:bookmark-end text:name="__RefHeading___Toc22371_1636654246"/></text:h>
      <text:p text:style-name="P131"/>
      <table:table table:name="表196" table:style-name="表196">
        <table:table-column table:style-name="表196.A"/>
        <table:table-column table:style-name="表196.B"/>
        <table:table-row table:style-name="TableLine2019490648704">
          <table:table-cell table:style-name="TableBox2019490646528" office:value-type="string">
            <text:p text:style-name="P504">説明</text:p>
          </table:table-cell>
          <table:table-cell table:style-name="TableBox2019490647888" office:value-type="string">
            <text:p text:style-name="P332"/>
            <text:p text:style-name="P332">文字列内の小文字を大文字に変換します。</text:p>
          </table:table-cell>
        </table:table-row>
        <table:table-row table:style-name="TableLine2019490634016">
          <table:table-cell table:style-name="TableBox2019490646528" office:value-type="string">
            <text:p text:style-name="P504">書式</text:p>
          </table:table-cell>
          <table:table-cell table:style-name="TableBox2019490647888" office:value-type="string">
            <text:p text:style-name="P332"/>
            <text:p text:style-name="P332">String <text:span text:style-name="T204">upper</text:span></text:p>
          </table:table-cell>
        </table:table-row>
        <table:table-row table:style-name="TableLine2019490640544">
          <table:table-cell table:style-name="TableBox2019490646528" office:value-type="string">
            <text:p text:style-name="P504">詳細</text:p>
          </table:table-cell>
          <table:table-cell table:style-name="TableBox2019490647888" office:value-type="string">
            <text:p text:style-name="P332"/>
            <text:p text:style-name="P332">文字列中に小文字があれば大文字に変換します。変数の内容は変更されません。</text:p>
          </table:table-cell>
        </table:table-row>
        <table:table-row table:style-name="TableLine2019490641088">
          <table:table-cell table:style-name="TableBox2019490646528" office:value-type="string">
            <text:p text:style-name="P504">戻り値</text:p>
          </table:table-cell>
          <table:table-cell table:style-name="TableBox2019490647888" office:value-type="string">
            <text:p text:style-name="P332"/>
            <text:p text:style-name="P332">変換された結果が返ります。また変数の内容は変更されません。</text:p>
          </table:table-cell>
        </table:table-row>
        <table:table-row table:style-name="TableLine2019490641360">
          <table:table-cell table:style-name="TableBox2019490646528" office:value-type="string">
            <text:p text:style-name="P504">例外</text:p>
          </table:table-cell>
          <table:table-cell table:style-name="TableBox2019490647888" office:value-type="string">
            <text:p text:style-name="P332"/>
            <text:p text:style-name="P332">ErrSyntax: 書式に誤りがあります。</text:p>
          </table:table-cell>
        </table:table-row>
        <table:table-row table:style-name="TableLine2019490642176">
          <table:table-cell table:style-name="TableBox2019490646528" office:value-type="string">
            <text:p text:style-name="P504">使用例</text:p>
          </table:table-cell>
          <table:table-cell table:style-name="TableBox2019490647888" office:value-type="string">
            <text:p text:style-name="P332"/>
            <text:p text:style-name="P332"/>
          </table:table-cell>
        </table:table-row>
      </table:table>
      <text:h text:style-name="P725" text:outline-level="3"/>
      <text:h text:style-name="P789" text:outline-level="3"><text:bookmark-start text:name="__RefHeading___Toc21612_780634474"/>Vector　<text:bookmark-end text:name="__RefHeading___Toc21612_780634474"/></text:h>
      <text:p text:style-name="P129"/>
      <text:p text:style-name="P181">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1">　配列を生成するためにはvector<text:span text:style-name="T199">コマンドを使用します。vectorコマンドの戻り値が配列の実体となり、この戻り値に対してVectorクラスのメソッドを呼び出します。</text:span></text:p>
      <text:p text:style-name="P137">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37"/>
      <text:h text:style-name="P789" text:outline-level="3"><text:bookmark-start text:name="__RefHeading__13976_843795075"/>Vector::append!　<text:bookmark-end text:name="__RefHeading__13976_843795075"/></text:h>
      <text:p text:style-name="P129"/>
      <table:table table:name="Table9" table:style-name="Table9">
        <table:table-column table:style-name="Table9.A"/>
        <table:table-column table:style-name="Table9.B"/>
        <table:table-row table:style-name="TableLine2019490648976">
          <table:table-cell table:style-name="TableBox2019490640000" office:value-type="string">
            <text:p text:style-name="P478">説明</text:p>
          </table:table-cell>
          <table:table-cell table:style-name="TableBox2019490634832" office:value-type="string">
            <text:p text:style-name="P299"/>
            <text:p text:style-name="P299">Vectorオブジェクトの最後に要素を追加します。</text:p>
          </table:table-cell>
        </table:table-row>
        <table:table-row table:style-name="TableLine2019490642720">
          <table:table-cell table:style-name="TableBox2019490640000" office:value-type="string">
            <text:p text:style-name="P478">書式</text:p>
          </table:table-cell>
          <table:table-cell table:style-name="TableBox2019490634832" office:value-type="string">
            <text:p text:style-name="P299"/>
            <text:p text:style-name="P299"><text:span text:style-name="T99">Vector append! </text:span><text:span text:style-name="T53">val</text:span></text:p>
          </table:table-cell>
        </table:table-row>
        <table:table-row table:style-name="TableLine2019490642992">
          <table:table-cell table:style-name="TableBox2019490640000" office:value-type="string">
            <text:p text:style-name="P478">詳細</text:p>
          </table:table-cell>
          <table:table-cell table:style-name="TableBox2019490634832" office:value-type="string">
            <text:p text:style-name="P299"/>
            <text:p text:style-name="P401"><text:span text:style-name="T5">配列型データの最後の要素として</text:span><text:span text:style-name="T93">val</text:span><text:span text:style-name="T5">を追加します。</text:span></text:p>
          </table:table-cell>
        </table:table-row>
        <table:table-row table:style-name="TableLine2019490643808">
          <table:table-cell table:style-name="TableBox2019490640000" office:value-type="string">
            <text:p text:style-name="P478">戻り値</text:p>
          </table:table-cell>
          <table:table-cell table:style-name="TableBox2019490634832" office:value-type="string">
            <text:p text:style-name="P299"/>
            <text:p text:style-name="P299"><text:span text:style-name="T53">val</text:span>を返します。</text:p>
          </table:table-cell>
        </table:table-row>
        <table:table-row table:style-name="TableLine2019490644896">
          <table:table-cell table:style-name="TableBox2019490640000" office:value-type="string">
            <text:p text:style-name="P478">例外</text:p>
          </table:table-cell>
          <table:table-cell table:style-name="TableBox2019490634832" office:value-type="string">
            <text:p text:style-name="P299"/>
            <text:p text:style-name="P299">ErrSyntax: 書式に誤りがあります。</text:p>
          </table:table-cell>
        </table:table-row>
        <table:table-row table:style-name="TableLine2019490659312">
          <table:table-cell table:style-name="TableBox2019490640000" office:value-type="string">
            <text:p text:style-name="P478">使用例</text:p>
          </table:table-cell>
          <table:table-cell table:style-name="TableBox2019490634832" office:value-type="string">
            <text:p text:style-name="P299"/>
            <text:p text:style-name="P299"/>
          </table:table-cell>
        </table:table-row>
      </table:table>
      <text:h text:style-name="P760" text:outline-level="3"/>
      <text:h text:style-name="P789" text:outline-level="3"><text:bookmark-start text:name="__RefHeading__14568_1559979953"/><text:span text:style-name="T5">Vector</text:span>::each<text:span text:style-name="T5">　</text:span><text:bookmark-end text:name="__RefHeading__14568_1559979953"/></text:h>
      <text:p text:style-name="P104"/>
      <table:table table:name="Table10" table:style-name="Table10">
        <table:table-column table:style-name="Table10.A"/>
        <table:table-column table:style-name="Table10.B"/>
        <table:table-row table:style-name="TableLine2019490634560">
          <table:table-cell table:style-name="TableBox2019490653600" office:value-type="string">
            <text:p text:style-name="P478">説明</text:p>
          </table:table-cell>
          <table:table-cell table:style-name="TableBox2019490664208" office:value-type="string">
            <text:p text:style-name="P299"/>
            <text:p text:style-name="P299">Vectorのイテレータです。</text:p>
          </table:table-cell>
        </table:table-row>
        <table:table-row table:style-name="TableLine2019490663664">
          <table:table-cell table:style-name="TableBox2019490653600" office:value-type="string">
            <text:p text:style-name="P478">書式</text:p>
          </table:table-cell>
          <table:table-cell table:style-name="TableBox2019490664208" office:value-type="string">
            <text:p text:style-name="P299"/>
            <text:p text:style-name="P299"><text:span text:style-name="T124">Vector</text:span> each do: { | <text:span text:style-name="T53">var</text:span> | <text:s/><text:span text:style-name="T53">block</text:span> }</text:p>
          </table:table-cell>
        </table:table-row>
        <table:table-row table:style-name="TableLine2019490659584">
          <table:table-cell table:style-name="TableBox2019490653600" office:value-type="string">
            <text:p text:style-name="P478">詳細</text:p>
          </table:table-cell>
          <table:table-cell table:style-name="TableBox2019490664208" office:value-type="string">
            <text:p text:style-name="P299"/>
            <text:p text:style-name="P299">Vectorオブジェクトの全要素について<text:span text:style-name="T53">block</text:span>を実行します。現在の要素は<text:span text:style-name="T53">var </text:span>に設定されます。</text:p>
          </table:table-cell>
        </table:table-row>
        <table:table-row table:style-name="TableLine2019490656320">
          <table:table-cell table:style-name="TableBox2019490653600" office:value-type="string">
            <text:p text:style-name="P478">戻り値</text:p>
          </table:table-cell>
          <table:table-cell table:style-name="TableBox2019490664208" office:value-type="string">
            <text:p text:style-name="P299"/>
            <text:p text:style-name="P299">最後の要素について実行された<text:span text:style-name="T53">block</text:span>の結果が返ります。</text:p>
          </table:table-cell>
        </table:table-row>
        <table:table-row table:style-name="TableLine2019490649520">
          <table:table-cell table:style-name="TableBox2019490653600" office:value-type="string">
            <text:p text:style-name="P478">例外</text:p>
          </table:table-cell>
          <table:table-cell table:style-name="TableBox2019490664208" office:value-type="string">
            <text:p text:style-name="P299"/>
            <text:p text:style-name="P299">ErrSyntax: 書式に誤りがあります。</text:p>
          </table:table-cell>
        </table:table-row>
        <table:table-row table:style-name="TableLine2019490665296">
          <table:table-cell table:style-name="TableBox2019490653600" office:value-type="string">
            <text:p text:style-name="P478">使用例</text:p>
          </table:table-cell>
          <table:table-cell table:style-name="TableBox2019490664208" office:value-type="string">
            <text:p text:style-name="P299"/>
            <text:p text:style-name="P299"/>
          </table:table-cell>
        </table:table-row>
      </table:table>
      <text:h text:style-name="P789" text:outline-level="3"><text:bookmark-start text:name="__RefHeading___Toc25107_2612789494"/><text:span text:style-name="T5">Vector</text:span>::fill<text:span text:style-name="T5">　</text:span><text:bookmark-end text:name="__RefHeading___Toc25107_2612789494"/></text:h>
      <text:p text:style-name="P138"/>
      <table:table table:name="表235" table:style-name="表235">
        <table:table-column table:style-name="表235.A"/>
        <table:table-column table:style-name="表235.B"/>
        <table:table-row table:style-name="TableLine2019490663936">
          <table:table-cell table:style-name="TableBox2019490657408" office:value-type="string">
            <text:p text:style-name="P510">説明</text:p>
          </table:table-cell>
          <table:table-cell table:style-name="TableBox2019490662576" office:value-type="string">
            <text:p text:style-name="P340"/>
            <text:p text:style-name="P340">Vectorの全ての要素に値を設定します。</text:p>
          </table:table-cell>
        </table:table-row>
        <table:table-row table:style-name="TableLine2019490649248">
          <table:table-cell table:style-name="TableBox2019490657408" office:value-type="string">
            <text:p text:style-name="P510">書式</text:p>
          </table:table-cell>
          <table:table-cell table:style-name="TableBox2019490662576" office:value-type="string">
            <text:p text:style-name="P340"/>
            <text:p text:style-name="P340">Vector <text:span text:style-name="T242">fill</text:span> <text:span text:style-name="T53">val</text:span></text:p>
          </table:table-cell>
        </table:table-row>
        <table:table-row table:style-name="TableLine2019490657136">
          <table:table-cell table:style-name="TableBox2019490657408" office:value-type="string">
            <text:p text:style-name="P510">詳細</text:p>
          </table:table-cell>
          <table:table-cell table:style-name="TableBox2019490662576" office:value-type="string">
            <text:p text:style-name="P340"/>
            <text:p text:style-name="P340">Vectorオブジェクトの全要素に値<text:span text:style-name="T53">val</text:span>を設定します。</text:p>
          </table:table-cell>
        </table:table-row>
        <table:table-row table:style-name="TableLine2019490662848">
          <table:table-cell table:style-name="TableBox2019490657408" office:value-type="string">
            <text:p text:style-name="P510">戻り値</text:p>
          </table:table-cell>
          <table:table-cell table:style-name="TableBox2019490662576" office:value-type="string">
            <text:p text:style-name="P340"/>
            <text:p text:style-name="P340"><text:span text:style-name="T53">val</text:span>を返します。</text:p>
          </table:table-cell>
        </table:table-row>
        <table:table-row table:style-name="TableLine2019490649792">
          <table:table-cell table:style-name="TableBox2019490657408" office:value-type="string">
            <text:p text:style-name="P510">例外</text:p>
          </table:table-cell>
          <table:table-cell table:style-name="TableBox2019490662576" office:value-type="string">
            <text:p text:style-name="P340"/>
            <text:p text:style-name="P340">ErrSyntax: 書式に誤りがあります。</text:p>
            <text:p text:style-name="P340">ErrArrayBoundary: 設定する要素がありません。</text:p>
          </table:table-cell>
        </table:table-row>
        <table:table-row table:style-name="TableLine2019490660944">
          <table:table-cell table:style-name="TableBox2019490657408" office:value-type="string">
            <text:p text:style-name="P510">使用例</text:p>
          </table:table-cell>
          <table:table-cell table:style-name="TableBox2019490662576" office:value-type="string">
            <text:p text:style-name="P340"/>
            <text:p text:style-name="P340"/>
          </table:table-cell>
        </table:table-row>
      </table:table>
      <text:h text:style-name="P750" text:outline-level="3"/>
      <text:h text:style-name="P789" text:outline-level="3"><text:bookmark-start text:name="__RefHeading___Toc25109_2612789494"/><text:span text:style-name="T5">Vector</text:span>::get<text:span text:style-name="T5">　</text:span><text:bookmark-end text:name="__RefHeading___Toc25109_2612789494"/></text:h>
      <text:p text:style-name="P138"/>
      <table:table table:name="表234" table:style-name="表234">
        <table:table-column table:style-name="表234.A"/>
        <table:table-column table:style-name="表234.B"/>
        <table:table-row table:style-name="TableLine2019490661216">
          <table:table-cell table:style-name="TableBox2019490665024" office:value-type="string">
            <text:p text:style-name="P510">説明</text:p>
          </table:table-cell>
          <table:table-cell table:style-name="TableBox2019490659856" office:value-type="string">
            <text:p text:style-name="P340"/>
            <text:p text:style-name="P340">Vectorオブジェクトから要素を取り出します。</text:p>
          </table:table-cell>
        </table:table-row>
        <table:table-row table:style-name="TableLine2019490653056">
          <table:table-cell table:style-name="TableBox2019490665024" office:value-type="string">
            <text:p text:style-name="P510">書式</text:p>
          </table:table-cell>
          <table:table-cell table:style-name="TableBox2019490659856" office:value-type="string">
            <text:p text:style-name="P340"/>
            <text:p text:style-name="P340">Vector get <text:span text:style-name="T53">index</text:span></text:p>
          </table:table-cell>
        </table:table-row>
        <table:table-row table:style-name="TableLine2019490658496">
          <table:table-cell table:style-name="TableBox2019490665024" office:value-type="string">
            <text:p text:style-name="P510">詳細</text:p>
          </table:table-cell>
          <table:table-cell table:style-name="TableBox2019490659856" office:value-type="string">
            <text:p text:style-name="P340"/>
            <text:p text:style-name="P340">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2019490656864">
          <table:table-cell table:style-name="TableBox2019490665024" office:value-type="string">
            <text:p text:style-name="P510">戻り値</text:p>
          </table:table-cell>
          <table:table-cell table:style-name="TableBox2019490659856" office:value-type="string">
            <text:p text:style-name="P340"/>
            <text:p text:style-name="P340"><text:span text:style-name="T53">index </text:span>番目の要素が返ります。</text:p>
            <text:p text:style-name="P340">ErrArrayBoundary: <text:span text:style-name="T53">index</text:span>の値に誤りがあります。</text:p>
          </table:table-cell>
        </table:table-row>
        <table:table-row table:style-name="TableLine2019490654688">
          <table:table-cell table:style-name="TableBox2019490665024" office:value-type="string">
            <text:p text:style-name="P510">例外</text:p>
          </table:table-cell>
          <table:table-cell table:style-name="TableBox2019490659856" office:value-type="string">
            <text:p text:style-name="P340"/>
            <text:p text:style-name="P340">ErrSyntax: 書式に誤りがあります。</text:p>
          </table:table-cell>
        </table:table-row>
        <table:table-row table:style-name="TableLine2019490662032">
          <table:table-cell table:style-name="TableBox2019490665024" office:value-type="string">
            <text:p text:style-name="P510">使用例</text:p>
          </table:table-cell>
          <table:table-cell table:style-name="TableBox2019490659856" office:value-type="string">
            <text:p text:style-name="P340"/>
            <text:p text:style-name="P340"/>
          </table:table-cell>
        </table:table-row>
      </table:table>
      <text:h text:style-name="P763" text:outline-level="3"/>
      <text:h text:style-name="P789" text:outline-level="3"><text:bookmark-start text:name="__RefHeading__14572_1559979953"/>Vector::last<text:span text:style-name="T5">　</text:span><text:bookmark-end text:name="__RefHeading__14572_1559979953"/></text:h>
      <text:p text:style-name="P104"/>
      <table:table table:name="Table12" table:style-name="Table12">
        <table:table-column table:style-name="Table12.A"/>
        <table:table-column table:style-name="Table12.B"/>
        <table:table-row table:style-name="TableLine2019490657680">
          <table:table-cell table:style-name="TableBox2019490663120" office:value-type="string">
            <text:p text:style-name="P478">説明</text:p>
          </table:table-cell>
          <table:table-cell table:style-name="TableBox2019490650064" office:value-type="string">
            <text:p text:style-name="P299"/>
            <text:p text:style-name="P299">Vectorオブジェクトの最後の要素を返します。</text:p>
          </table:table-cell>
        </table:table-row>
        <table:table-row table:style-name="TableLine2019490666112">
          <table:table-cell table:style-name="TableBox2019490663120" office:value-type="string">
            <text:p text:style-name="P478">書式</text:p>
          </table:table-cell>
          <table:table-cell table:style-name="TableBox2019490650064" office:value-type="string">
            <text:p text:style-name="P299"/>
            <text:p text:style-name="P299">Vector last</text:p>
          </table:table-cell>
        </table:table-row>
        <table:table-row table:style-name="TableLine2019490657952">
          <table:table-cell table:style-name="TableBox2019490663120" office:value-type="string">
            <text:p text:style-name="P478">詳細</text:p>
          </table:table-cell>
          <table:table-cell table:style-name="TableBox2019490650064" office:value-type="string">
            <text:p text:style-name="P299"/>
            <text:p text:style-name="P299">Vectorオブジェクトの最後の要素を返します。Vectorに要素が設定されていない場合はnilを返します。</text:p>
          </table:table-cell>
        </table:table-row>
        <table:table-row table:style-name="TableLine2019490660672">
          <table:table-cell table:style-name="TableBox2019490663120" office:value-type="string">
            <text:p text:style-name="P478">戻り値</text:p>
          </table:table-cell>
          <table:table-cell table:style-name="TableBox2019490650064" office:value-type="string">
            <text:p text:style-name="P299"/>
            <text:p text:style-name="P299">最後の要素が返ります。</text:p>
          </table:table-cell>
        </table:table-row>
        <table:table-row table:style-name="TableLine2019490653328">
          <table:table-cell table:style-name="TableBox2019490663120" office:value-type="string">
            <text:p text:style-name="P478">例外</text:p>
          </table:table-cell>
          <table:table-cell table:style-name="TableBox2019490650064" office:value-type="string">
            <text:p text:style-name="P299"/>
            <text:p text:style-name="P299">ErrSyntax: 書式に誤りがあります。</text:p>
          </table:table-cell>
        </table:table-row>
        <table:table-row table:style-name="TableLine2019490654144">
          <table:table-cell table:style-name="TableBox2019490663120" office:value-type="string">
            <text:p text:style-name="P478">使用例</text:p>
          </table:table-cell>
          <table:table-cell table:style-name="TableBox2019490650064" office:value-type="string">
            <text:p text:style-name="P299"/>
            <text:p text:style-name="P299"/>
          </table:table-cell>
        </table:table-row>
      </table:table>
      <text:h text:style-name="P773" text:outline-level="3"/>
      <text:h text:style-name="P789" text:outline-level="3"><text:bookmark-start text:name="__RefHeading__14574_1559979953"/><text:span text:style-name="T5">Vector</text:span>::len<text:span text:style-name="T5">　</text:span><text:bookmark-end text:name="__RefHeading__14574_1559979953"/></text:h>
      <text:p text:style-name="P104"/>
      <table:table table:name="Table13" table:style-name="Table13">
        <table:table-column table:style-name="Table13.A"/>
        <table:table-column table:style-name="Table13.B"/>
        <table:table-row table:style-name="TableLine2019490658768">
          <table:table-cell table:style-name="TableBox2019490660128" office:value-type="string">
            <text:p text:style-name="P478">説明</text:p>
          </table:table-cell>
          <table:table-cell table:style-name="TableBox2019490661488" office:value-type="string">
            <text:p text:style-name="P299"/>
            <text:p text:style-name="P299">Vectorオブジェクトの要素数を返します。</text:p>
          </table:table-cell>
        </table:table-row>
        <table:table-row table:style-name="TableLine2019490654416">
          <table:table-cell table:style-name="TableBox2019490660128" office:value-type="string">
            <text:p text:style-name="P478">書式</text:p>
          </table:table-cell>
          <table:table-cell table:style-name="TableBox2019490661488" office:value-type="string">
            <text:p text:style-name="P299"/>
            <text:p text:style-name="P299">Vector len</text:p>
          </table:table-cell>
        </table:table-row>
        <table:table-row table:style-name="TableLine2019490659040">
          <table:table-cell table:style-name="TableBox2019490660128" office:value-type="string">
            <text:p text:style-name="P478">詳細</text:p>
          </table:table-cell>
          <table:table-cell table:style-name="TableBox2019490661488" office:value-type="string">
            <text:p text:style-name="P299"/>
            <text:p text:style-name="P299">Vectorオブジェクトの要素数を返します。</text:p>
          </table:table-cell>
        </table:table-row>
        <table:table-row table:style-name="TableLine2019490664480">
          <table:table-cell table:style-name="TableBox2019490660128" office:value-type="string">
            <text:p text:style-name="P478">戻り値</text:p>
          </table:table-cell>
          <table:table-cell table:style-name="TableBox2019490661488" office:value-type="string">
            <text:p text:style-name="P299"/>
            <text:p text:style-name="P299">Vectorオブジェクトの要素数として0以上の整数値が返ります。</text:p>
          </table:table-cell>
        </table:table-row>
        <table:table-row table:style-name="TableLine2019490654960">
          <table:table-cell table:style-name="TableBox2019490660128" office:value-type="string">
            <text:p text:style-name="P478">例外</text:p>
          </table:table-cell>
          <table:table-cell table:style-name="TableBox2019490661488" office:value-type="string">
            <text:p text:style-name="P299"/>
            <text:p text:style-name="P299">ErrSyntax: 書式に誤りがあります。</text:p>
          </table:table-cell>
        </table:table-row>
        <table:table-row table:style-name="TableLine2019490662304">
          <table:table-cell table:style-name="TableBox2019490660128" office:value-type="string">
            <text:p text:style-name="P478">使用例</text:p>
          </table:table-cell>
          <table:table-cell table:style-name="TableBox2019490661488" office:value-type="string">
            <text:p text:style-name="P299"/>
            <text:p text:style-name="P299"/>
          </table:table-cell>
        </table:table-row>
      </table:table>
      <text:h text:style-name="P789" text:outline-level="3"><text:bookmark-start text:name="__RefHeading___Toc25111_2612789494"/><text:span text:style-name="T5">Vector</text:span>::list<text:span text:style-name="T5">　</text:span><text:bookmark-end text:name="__RefHeading___Toc25111_2612789494"/></text:h>
      <text:p text:style-name="P105"/>
      <table:table table:name="表231" table:style-name="表231">
        <table:table-column table:style-name="表231.A"/>
        <table:table-column table:style-name="表231.B"/>
        <table:table-row table:style-name="TableLine2019490655232">
          <table:table-cell table:style-name="TableBox2019490655504" office:value-type="string">
            <text:p text:style-name="P479">説明</text:p>
          </table:table-cell>
          <table:table-cell table:style-name="TableBox2019490665840" office:value-type="string">
            <text:p text:style-name="P301"/>
            <text:p text:style-name="P301">Vectorオブジェクトをリストへ変換します。</text:p>
          </table:table-cell>
        </table:table-row>
        <table:table-row table:style-name="TableLine2019490663392">
          <table:table-cell table:style-name="TableBox2019490655504" office:value-type="string">
            <text:p text:style-name="P479">書式</text:p>
          </table:table-cell>
          <table:table-cell table:style-name="TableBox2019490665840" office:value-type="string">
            <text:p text:style-name="P301"/>
            <text:p text:style-name="P301">Vector list</text:p>
          </table:table-cell>
        </table:table-row>
        <table:table-row table:style-name="TableLine2019490652512">
          <table:table-cell table:style-name="TableBox2019490655504" office:value-type="string">
            <text:p text:style-name="P479">詳細</text:p>
          </table:table-cell>
          <table:table-cell table:style-name="TableBox2019490665840" office:value-type="string">
            <text:p text:style-name="P301"/>
            <text:p text:style-name="P301">Vectorオブジェクトの各要素を順番にリストの要素としたリストを返します。</text:p>
          </table:table-cell>
        </table:table-row>
        <table:table-row table:style-name="TableLine2019490664752">
          <table:table-cell table:style-name="TableBox2019490655504" office:value-type="string">
            <text:p text:style-name="P479">戻り値</text:p>
          </table:table-cell>
          <table:table-cell table:style-name="TableBox2019490665840" office:value-type="string">
            <text:p text:style-name="P301"/>
            <text:p text:style-name="P301">Vectorオブジェクトの要素のリストが返ります。</text:p>
          </table:table-cell>
        </table:table-row>
        <table:table-row table:style-name="TableLine2019490660400">
          <table:table-cell table:style-name="TableBox2019490655504" office:value-type="string">
            <text:p text:style-name="P479">例外</text:p>
          </table:table-cell>
          <table:table-cell table:style-name="TableBox2019490665840" office:value-type="string">
            <text:p text:style-name="P301"/>
            <text:p text:style-name="P301">ErrSyntax: 書式に誤りがあります。</text:p>
          </table:table-cell>
        </table:table-row>
        <table:table-row table:style-name="TableLine2019490666384">
          <table:table-cell table:style-name="TableBox2019490655504" office:value-type="string">
            <text:p text:style-name="P479">使用例</text:p>
          </table:table-cell>
          <table:table-cell table:style-name="TableBox2019490665840" office:value-type="string">
            <text:p text:style-name="P301"/>
            <text:p text:style-name="P301"/>
          </table:table-cell>
        </table:table-row>
      </table:table>
      <text:h text:style-name="P774" text:outline-level="3"/>
      <text:h text:style-name="P789" text:outline-level="3"><text:bookmark-start text:name="__RefHeading__14576_1559979953"/><text:span text:style-name="T5">Vector</text:span>::<text:span text:style-name="T241">resize</text:span><text:span text:style-name="T5">　</text:span><text:bookmark-end text:name="__RefHeading__14576_1559979953"/></text:h>
      <text:p text:style-name="P104"/>
      <table:table table:name="Table14" table:style-name="Table14">
        <table:table-column table:style-name="Table14.A"/>
        <table:table-column table:style-name="Table14.B"/>
        <table:table-row table:style-name="TableLine2019490650880">
          <table:table-cell table:style-name="TableBox2019490651968" office:value-type="string">
            <text:p text:style-name="P478">説明</text:p>
          </table:table-cell>
          <table:table-cell table:style-name="TableBox2019490655776" office:value-type="string">
            <text:p text:style-name="P299"/>
            <text:p text:style-name="P299">Vectorオブジェクトの要素数を変更します。</text:p>
          </table:table-cell>
        </table:table-row>
        <table:table-row table:style-name="TableLine2019490656048">
          <table:table-cell table:style-name="TableBox2019490651968" office:value-type="string">
            <text:p text:style-name="P478">書式</text:p>
          </table:table-cell>
          <table:table-cell table:style-name="TableBox2019490655776" office:value-type="string">
            <text:p text:style-name="P299"/>
            <text:p text:style-name="P299">Vector resize <text:span text:style-name="T84">newsize</text:span></text:p>
          </table:table-cell>
        </table:table-row>
        <table:table-row table:style-name="TableLine2019490650608">
          <table:table-cell table:style-name="TableBox2019490651968" office:value-type="string">
            <text:p text:style-name="P478">詳細</text:p>
          </table:table-cell>
          <table:table-cell table:style-name="TableBox2019490655776"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99">は0以上の値を指定できます。</text:span></text:p>
          </table:table-cell>
        </table:table-row>
        <table:table-row table:style-name="TableLine2019490651696">
          <table:table-cell table:style-name="TableBox2019490651968" office:value-type="string">
            <text:p text:style-name="P478">戻り値</text:p>
          </table:table-cell>
          <table:table-cell table:style-name="TableBox2019490655776" office:value-type="string">
            <text:p text:style-name="P299"/>
            <text:p text:style-name="P299">要素数の変更が成功した場合はtを返します。</text:p>
          </table:table-cell>
        </table:table-row>
        <table:table-row table:style-name="TableLine2019490652240">
          <table:table-cell table:style-name="TableBox2019490651968" office:value-type="string">
            <text:p text:style-name="P478">例外</text:p>
          </table:table-cell>
          <table:table-cell table:style-name="TableBox2019490655776" office:value-type="string">
            <text:p text:style-name="P299"/>
            <text:p text:style-name="P299">ErrSyntax: 書式に誤りがあります。</text:p>
            <text:p text:style-name="P648">ErrArrayBoundary: 要素数の指定に誤りがあります。</text:p>
          </table:table-cell>
        </table:table-row>
        <table:table-row table:style-name="TableLine2019490652784">
          <table:table-cell table:style-name="TableBox2019490651968" office:value-type="string">
            <text:p text:style-name="P478">使用例</text:p>
          </table:table-cell>
          <table:table-cell table:style-name="TableBox2019490655776" office:value-type="string">
            <text:p text:style-name="P299"/>
            <text:p text:style-name="P299"/>
          </table:table-cell>
        </table:table-row>
      </table:table>
      <text:h text:style-name="P789" text:outline-level="3"><text:bookmark-start text:name="__RefHeading__14578_1559979953"/><text:span text:style-name="T5">Vector</text:span>::set<text:span text:style-name="T5">　</text:span><text:bookmark-end text:name="__RefHeading__14578_1559979953"/></text:h>
      <text:p text:style-name="P104"/>
      <table:table table:name="Table15" table:style-name="Table15">
        <table:table-column table:style-name="Table15.A"/>
        <table:table-column table:style-name="Table15.B"/>
        <table:table-row table:style-name="TableLine2019490651152">
          <table:table-cell table:style-name="TableBox2019490669104" office:value-type="string">
            <text:p text:style-name="P478">説明</text:p>
          </table:table-cell>
          <table:table-cell table:style-name="TableBox2019490682432" office:value-type="string">
            <text:p text:style-name="P299"/>
            <text:p text:style-name="P299">Vectorの要素に値を設定します。</text:p>
          </table:table-cell>
        </table:table-row>
        <table:table-row table:style-name="TableLine2019490672368">
          <table:table-cell table:style-name="TableBox2019490669104" office:value-type="string">
            <text:p text:style-name="P478">書式</text:p>
          </table:table-cell>
          <table:table-cell table:style-name="TableBox2019490682432" office:value-type="string">
            <text:p text:style-name="P299"/>
            <text:p text:style-name="P299">Vector set <text:span text:style-name="T53">index</text:span> <text:span text:style-name="T53">val</text:span></text:p>
          </table:table-cell>
        </table:table-row>
        <table:table-row table:style-name="TableLine2019490680256">
          <table:table-cell table:style-name="TableBox2019490669104" office:value-type="string">
            <text:p text:style-name="P478">詳細</text:p>
          </table:table-cell>
          <table:table-cell table:style-name="TableBox2019490682432" office:value-type="string">
            <text:p text:style-name="P299"/>
            <text:p text:style-name="P299">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2019490676448">
          <table:table-cell table:style-name="TableBox2019490669104" office:value-type="string">
            <text:p text:style-name="P478">戻り値</text:p>
          </table:table-cell>
          <table:table-cell table:style-name="TableBox2019490682432" office:value-type="string">
            <text:p text:style-name="P299"/>
            <text:p text:style-name="P299"><text:span text:style-name="T53">val</text:span>を返します。</text:p>
          </table:table-cell>
        </table:table-row>
        <table:table-row table:style-name="TableLine2019490678624">
          <table:table-cell table:style-name="TableBox2019490669104" office:value-type="string">
            <text:p text:style-name="P478">例外</text:p>
          </table:table-cell>
          <table:table-cell table:style-name="TableBox2019490682432" office:value-type="string">
            <text:p text:style-name="P299"/>
            <text:p text:style-name="P299">ErrSyntax: 書式に誤りがあります。</text:p>
            <text:p text:style-name="P299">ErrArrayBoundary: <text:span text:style-name="T53">index</text:span>の値に誤りがあります。</text:p>
          </table:table-cell>
        </table:table-row>
        <table:table-row table:style-name="TableLine2019490673728">
          <table:table-cell table:style-name="TableBox2019490669104" office:value-type="string">
            <text:p text:style-name="P478">使用例</text:p>
          </table:table-cell>
          <table:table-cell table:style-name="TableBox2019490682432" office:value-type="string">
            <text:p text:style-name="P299"/>
            <text:p text:style-name="P299"/>
          </table:table-cell>
        </table:table-row>
      </table:table>
      <text:h text:style-name="P773" text:outline-level="3"/>
      <text:h text:style-name="P789" text:outline-level="3"><text:bookmark-start text:name="__RefHeading__14580_1559979953"/><text:span text:style-name="T5">Vector</text:span>::string<text:span text:style-name="T5">　</text:span><text:bookmark-end text:name="__RefHeading__14580_1559979953"/></text:h>
      <text:p text:style-name="P104"/>
      <table:table table:name="Table16" table:style-name="Table16">
        <table:table-column table:style-name="Table16.A"/>
        <table:table-column table:style-name="Table16.B"/>
        <table:table-row table:style-name="TableLine2019490677536">
          <table:table-cell table:style-name="TableBox2019490679984" office:value-type="string">
            <text:p text:style-name="P478">説明</text:p>
          </table:table-cell>
          <table:table-cell table:style-name="TableBox2019490668560" office:value-type="string">
            <text:p text:style-name="P299"/>
            <text:p text:style-name="P299">Vectorオブジェクトの文字列表現を返します。</text:p>
          </table:table-cell>
        </table:table-row>
        <table:table-row table:style-name="TableLine2019490676720">
          <table:table-cell table:style-name="TableBox2019490679984" office:value-type="string">
            <text:p text:style-name="P478">書式</text:p>
          </table:table-cell>
          <table:table-cell table:style-name="TableBox2019490668560" office:value-type="string">
            <text:p text:style-name="P299"/>
            <text:p text:style-name="P299">Vector string</text:p>
          </table:table-cell>
        </table:table-row>
        <table:table-row table:style-name="TableLine2019490681888">
          <table:table-cell table:style-name="TableBox2019490679984" office:value-type="string">
            <text:p text:style-name="P478">詳細</text:p>
          </table:table-cell>
          <table:table-cell table:style-name="TableBox2019490668560" office:value-type="string">
            <text:p text:style-name="P299"/>
            <text:p text:style-name="P299">Vectorオブジェクトの文字列表現を返します。</text:p>
          </table:table-cell>
        </table:table-row>
        <table:table-row table:style-name="TableLine2019490681344">
          <table:table-cell table:style-name="TableBox2019490679984" office:value-type="string">
            <text:p text:style-name="P478">戻り値</text:p>
          </table:table-cell>
          <table:table-cell table:style-name="TableBox2019490668560" office:value-type="string">
            <text:p text:style-name="P299"/>
            <text:p text:style-name="P299">Vectorオブジェクトの文字列表現を返します。</text:p>
          </table:table-cell>
        </table:table-row>
        <table:table-row table:style-name="TableLine2019490674000">
          <table:table-cell table:style-name="TableBox2019490679984" office:value-type="string">
            <text:p text:style-name="P478">例外</text:p>
          </table:table-cell>
          <table:table-cell table:style-name="TableBox2019490668560" office:value-type="string">
            <text:p text:style-name="P299"/>
            <text:p text:style-name="P299">ErrSyntax: 書式に誤りがあります。</text:p>
          </table:table-cell>
        </table:table-row>
        <table:table-row table:style-name="TableLine2019490682704">
          <table:table-cell table:style-name="TableBox2019490679984" office:value-type="string">
            <text:p text:style-name="P478">使用例</text:p>
          </table:table-cell>
          <table:table-cell table:style-name="TableBox2019490668560" office:value-type="string">
            <text:p text:style-name="P299"/>
            <text:p text:style-name="P299"/>
          </table:table-cell>
        </table:table-row>
      </table:table>
      <text:h text:style-name="P773" text:outline-level="3"/>
      <text:h text:style-name="P727" text:outline-level="3"/>
      <text:h text:style-name="P789" text:outline-level="3"><text:bookmark-start text:name="__RefHeading__17281_467714174"/><text:span text:style-name="T5">Vector</text:span>::swap<text:span text:style-name="T5">　</text:span><text:bookmark-end text:name="__RefHeading__17281_467714174"/></text:h>
      <text:p text:style-name="P80"/>
      <table:table table:name="表87" table:style-name="表87">
        <table:table-column table:style-name="表87.A"/>
        <table:table-column table:style-name="表87.B"/>
        <table:table-row table:style-name="TableLine2019490671280">
          <table:table-cell table:style-name="TableBox2019490680528" office:value-type="string">
            <text:p text:style-name="P456">説明</text:p>
          </table:table-cell>
          <table:table-cell table:style-name="TableBox2019490669648" office:value-type="string">
            <text:p text:style-name="P277"/>
            <text:p text:style-name="P277">Vectorの指定した2要素の値を入れ替えます。</text:p>
          </table:table-cell>
        </table:table-row>
        <table:table-row table:style-name="TableLine2019490668832">
          <table:table-cell table:style-name="TableBox2019490680528" office:value-type="string">
            <text:p text:style-name="P456">書式</text:p>
          </table:table-cell>
          <table:table-cell table:style-name="TableBox2019490669648" office:value-type="string">
            <text:p text:style-name="P277"/>
            <text:p text:style-name="P277">Vector swap <text:span text:style-name="T53">index1</text:span> <text:s/><text:span text:style-name="T53">index2</text:span></text:p>
          </table:table-cell>
        </table:table-row>
        <table:table-row table:style-name="TableLine2019490675632">
          <table:table-cell table:style-name="TableBox2019490680528" office:value-type="string">
            <text:p text:style-name="P456">詳細</text:p>
          </table:table-cell>
          <table:table-cell table:style-name="TableBox2019490669648" office:value-type="string">
            <text:p text:style-name="P277"/>
            <text:p text:style-name="P325">Vectorオブジェクトの要素位置<text:span text:style-name="T53">index1 </text:span><text:span text:style-name="T99">と</text:span><text:span text:style-name="T53">index</text:span><text:span text:style-name="T55">2 </text:span><text:span text:style-name="T99"><text:s/>の値を入れ替えます</text:span>。</text:p>
          </table:table-cell>
        </table:table-row>
        <table:table-row table:style-name="TableLine2019490681072">
          <table:table-cell table:style-name="TableBox2019490680528" office:value-type="string">
            <text:p text:style-name="P456">戻り値</text:p>
          </table:table-cell>
          <table:table-cell table:style-name="TableBox2019490669648" office:value-type="string">
            <text:p text:style-name="P277"/>
            <text:p text:style-name="P277"><text:span text:style-name="T99">入れ替えが成功したらt </text:span>を返します。</text:p>
          </table:table-cell>
        </table:table-row>
        <table:table-row table:style-name="TableLine2019490676992">
          <table:table-cell table:style-name="TableBox2019490680528" office:value-type="string">
            <text:p text:style-name="P456">例外</text:p>
          </table:table-cell>
          <table:table-cell table:style-name="TableBox2019490669648" office:value-type="string">
            <text:p text:style-name="P277"/>
            <text:p text:style-name="P277">ErrSyntax: 書式に誤りがあります。</text:p>
            <text:p text:style-name="P325">ErrArrayBoundary: <text:span text:style-name="T53">index1, index2</text:span>の値に誤りがあります。</text:p>
          </table:table-cell>
        </table:table-row>
        <table:table-row table:style-name="TableLine2019490680800">
          <table:table-cell table:style-name="TableBox2019490680528" office:value-type="string">
            <text:p text:style-name="P456">使用例</text:p>
          </table:table-cell>
          <table:table-cell table:style-name="TableBox2019490669648" office:value-type="string">
            <text:p text:style-name="P277"/>
            <text:p text:style-name="P277"/>
          </table:table-cell>
        </table:table-row>
      </table:table>
      <text:h text:style-name="P728" text:outline-level="3"/>
      <text:h text:style-name="P691" text:outline-level="2"><text:bookmark-start text:name="__RefHeading__16814_505007155"/>5.3 <text:span text:style-name="T5">エラー一覧</text:span><text:bookmark-end text:name="__RefHeading__16814_505007155"/></text:h>
      <text:p text:style-name="P139">　以下にシステムで発生するエラーの一覧を示します。</text:p>
      <text:p text:style-name="P139"/>
      <table:table table:name="表85" table:style-name="表85">
        <table:table-column table:style-name="表85.A"/>
        <table:table-column table:style-name="表85.B"/>
        <table:table-row table:style-name="表85.1">
          <table:table-cell table:style-name="表85.A1" office:value-type="string">
            <text:p text:style-name="P517">エラーシンボル</text:p>
          </table:table-cell>
          <table:table-cell table:style-name="表85.A1" office:value-type="string">
            <text:p text:style-name="P518">意味</text:p>
          </table:table-cell>
        </table:table-row>
        <table:table-row table:style-name="TableLine2019490683792">
          <table:table-cell table:style-name="表85.A1" office:value-type="string">
            <text:p text:style-name="P567">ErrInternal</text:p>
          </table:table-cell>
          <table:table-cell table:style-name="表85.A1" office:value-type="string">
            <text:p text:style-name="P324">内部エラーが発生した。</text:p>
          </table:table-cell>
        </table:table-row>
        <table:table-row table:style-name="TableLine2019490683248">
          <table:table-cell table:style-name="表85.A1" office:value-type="string">
            <text:p text:style-name="P568">ErrNoMemory</text:p>
          </table:table-cell>
          <table:table-cell table:style-name="表85.A1" office:value-type="string">
            <text:p text:style-name="P379">メモリの割り当てに失敗した。</text:p>
          </table:table-cell>
        </table:table-row>
        <table:table-row table:style-name="TableLine2019490672912">
          <table:table-cell table:style-name="表85.A1" office:value-type="string">
            <text:p text:style-name="P568">WarnParseString</text:p>
          </table:table-cell>
          <table:table-cell table:style-name="表85.A1" office:value-type="string">
            <text:p text:style-name="P324">文字列リテラルが途中である。（後ろに文字を追加すればエラーにならない可能性がある）</text:p>
          </table:table-cell>
        </table:table-row>
        <table:table-row table:style-name="TableLine2019490677264">
          <table:table-cell table:style-name="表85.A1" office:value-type="string">
            <text:p text:style-name="P568">WarnParseClose</text:p>
          </table:table-cell>
          <table:table-cell table:style-name="表85.A1" office:value-type="string">
            <text:p text:style-name="P223"><text:span text:style-name="T255">閉じ括弧（ </text:span><text:span text:style-name="T276">")"</text:span><text:span text:style-name="T255">、</text:span><text:span text:style-name="T276">"}"</text:span><text:span text:style-name="T255">、</text:span><text:span text:style-name="T276">"]"</text:span><text:span text:style-name="T255">、</text:span><text:span text:style-name="T276">"</text:span><text:span text:style-name="T48">\"</text:span><text:span text:style-name="T276">"</text:span><text:span text:style-name="T255"> ）が足りない。（後ろに文字を追加すればエラーにならない可能性がある）</text:span></text:p>
          </table:table-cell>
        </table:table-row>
        <table:table-row table:style-name="TableLine2019490677808">
          <table:table-cell table:style-name="表85.A1" office:value-type="string">
            <text:p text:style-name="P568">ErrParseClose</text:p>
          </table:table-cell>
          <table:table-cell table:style-name="表85.A1" office:value-type="string">
            <text:p text:style-name="P324">括弧の対応が間違っている。</text:p>
          </table:table-cell>
        </table:table-row>
        <table:table-row table:style-name="TableLine2019490670736">
          <table:table-cell table:style-name="表85.A1" office:value-type="string">
            <text:p text:style-name="P568">ErrNoGivenNamedArg</text:p>
          </table:table-cell>
          <table:table-cell table:style-name="表85.A1" office:value-type="string">
            <text:p text:style-name="P324">キーワード引数に値が与えられなかった。</text:p>
          </table:table-cell>
        </table:table-row>
        <table:table-row table:style-name="TableLine2019490671008">
          <table:table-cell table:style-name="表85.A1" office:value-type="string">
            <text:p text:style-name="P568">ErrNoSuchVariable</text:p>
          </table:table-cell>
          <table:table-cell table:style-name="表85.A1" office:value-type="string">
            <text:p text:style-name="P324">変数が存在しない。</text:p>
          </table:table-cell>
        </table:table-row>
        <table:table-row table:style-name="TableLine2019490678080">
          <table:table-cell table:style-name="表85.A1" office:value-type="string">
            <text:p text:style-name="P568">ErrNoRunnableObject</text:p>
          </table:table-cell>
          <table:table-cell table:style-name="表85.A1" office:value-type="string">
            <text:p text:style-name="P341">命令の先頭が関数でもオブジェクトでもない。</text:p>
          </table:table-cell>
        </table:table-row>
        <table:table-row table:style-name="TableLine2019490679712">
          <table:table-cell table:style-name="表85.A1" office:value-type="string">
            <text:p text:style-name="P568">_ErrNoFunction</text:p>
          </table:table-cell>
          <table:table-cell table:style-name="表85.A1" office:value-type="string">
            <text:p text:style-name="P341">指定された関数が存在しない。</text:p>
            <text:p text:style-name="P341">このエラーが発生した時、システムは、unknown を実行し、エラーを解決しようとします。従って本エラーは一般には受け取れないものです。</text:p>
          </table:table-cell>
        </table:table-row>
        <table:table-row table:style-name="TableLine2019490669920">
          <table:table-cell table:style-name="表85.A1" office:value-type="string">
            <text:p text:style-name="P568">ErrNoFunction</text:p>
          </table:table-cell>
          <table:table-cell table:style-name="表85.A1" office:value-type="string">
            <text:p text:style-name="P341">指定された関数が存在しない。</text:p>
            <text:p text:style-name="P341">unknown内での関数の解決に失敗したときに発生します。</text:p>
          </table:table-cell>
        </table:table-row>
        <table:table-row table:style-name="TableLine2019490678352">
          <table:table-cell table:style-name="表85.A1" office:value-type="string">
            <text:p text:style-name="P568">ErrNoTypeObject</text:p>
          </table:table-cell>
          <table:table-cell table:style-name="表85.A1" office:value-type="string">
            <text:p text:style-name="P324">システムに存在しない型が指定された。</text:p>
          </table:table-cell>
        </table:table-row>
        <table:table-row table:style-name="TableLine2019490682160">
          <table:table-cell table:style-name="表85.A1" office:value-type="string">
            <text:p text:style-name="P568">ErrFewArg</text:p>
          </table:table-cell>
          <table:table-cell table:style-name="表85.A1" office:value-type="string">
            <text:p text:style-name="P324">位置引数が足りない。</text:p>
          </table:table-cell>
        </table:table-row>
        <table:table-row table:style-name="TableLine2019490672096">
          <table:table-cell table:style-name="表85.A1" office:value-type="string">
            <text:p text:style-name="P568">ErrMayArg</text:p>
          </table:table-cell>
          <table:table-cell table:style-name="表85.A1" office:value-type="string">
            <text:p text:style-name="P324">位置引数が多い。</text:p>
          </table:table-cell>
        </table:table-row>
        <table:table-row table:style-name="TableLine2019490674272">
          <table:table-cell table:style-name="表85.A1" office:value-type="string">
            <text:p text:style-name="P568">ErrNoSpecifiedArg</text:p>
          </table:table-cell>
          <table:table-cell table:style-name="表85.A1" office:value-type="string">
            <text:p text:style-name="P324">定義の無いキーワード引数が与えられた。</text:p>
          </table:table-cell>
        </table:table-row>
        <table:table-row table:style-name="TableLine2019490671552">
          <table:table-cell table:style-name="表85.A1" office:value-type="string">
            <text:p text:style-name="P568">ErrSyntax</text:p>
          </table:table-cell>
          <table:table-cell table:style-name="表85.A1" office:value-type="string">
            <text:p text:style-name="P324">コマンドの文法に誤りがある。</text:p>
          </table:table-cell>
        </table:table-row>
        <table:table-row table:style-name="TableLine2019490678896">
          <table:table-cell table:style-name="表85.A1" office:value-type="string">
            <text:p text:style-name="P568">ErrStackOverflow</text:p>
          </table:table-cell>
          <table:table-cell table:style-name="表85.A1" office:value-type="string">
            <text:p text:style-name="P324">スタックがオーバーフローした。</text:p>
          </table:table-cell>
        </table:table-row>
        <table:table-row table:style-name="TableLine2019490675904">
          <table:table-cell table:style-name="表85.A1" office:value-type="string">
            <text:p text:style-name="P568">ErrStackUnderflow</text:p>
          </table:table-cell>
          <table:table-cell table:style-name="表85.A1" office:value-type="string">
            <text:p text:style-name="P32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68">ErrNoClass</text:p>
          </table:table-cell>
          <table:table-cell table:style-name="表85.A1" office:value-type="string">
            <text:p text:style-name="P324">クラスが存在しない。</text:p>
          </table:table-cell>
        </table:table-row>
        <table:table-row table:style-name="TableLine2019490666656">
          <table:table-cell table:style-name="表85.A1" office:value-type="string">
            <text:p text:style-name="P568">ErrNoMethod</text:p>
          </table:table-cell>
          <table:table-cell table:style-name="表85.A1" office:value-type="string">
            <text:p text:style-name="P324">メソッドが存在しない。</text:p>
          </table:table-cell>
        </table:table-row>
        <table:table-row table:style-name="TableLine2019490667200">
          <table:table-cell table:style-name="表85.A1" office:value-type="string">
            <text:p text:style-name="P568">ErrNoDelegate</text:p>
          </table:table-cell>
          <table:table-cell table:style-name="表85.A1" office:value-type="string">
            <text:p text:style-name="P324">委譲先のクラスが存在しない。</text:p>
          </table:table-cell>
        </table:table-row>
        <table:table-row table:style-name="TableLine2019490667472">
          <table:table-cell table:style-name="表85.A1" office:value-type="string">
            <text:p text:style-name="P568">ErrBadType</text:p>
          </table:table-cell>
          <table:table-cell table:style-name="表85.A1" office:value-type="string">
            <text:p text:style-name="P376">システムが用意するWrapperクラスで内部の基本データ型が正しくない状態が発生した。</text:p>
          </table:table-cell>
        </table:table-row>
        <table:table-row table:style-name="TableLine2019490679168">
          <table:table-cell table:style-name="表85.A1" office:value-type="string">
            <text:p text:style-name="P568">ErrBadMethod</text:p>
          </table:table-cell>
          <table:table-cell table:style-name="表85.A1" office:value-type="string">
            <text:p text:style-name="P376">メソッドの指定が正しくない。</text:p>
          </table:table-cell>
        </table:table-row>
        <table:table-row table:style-name="TableLine2019490667744">
          <table:table-cell table:style-name="表85.A1" office:value-type="string">
            <text:p text:style-name="P568">ErrFileNotOpen</text:p>
          </table:table-cell>
          <table:table-cell table:style-name="表85.A1" office:value-type="string">
            <text:p text:style-name="P376">ファイルがオープンされていない。</text:p>
          </table:table-cell>
        </table:table-row>
        <table:table-row table:style-name="TableLine2019490668016">
          <table:table-cell table:style-name="表85.A1" office:value-type="string">
            <text:p text:style-name="P568">ErrFileAccess</text:p>
          </table:table-cell>
          <table:table-cell table:style-name="表85.A1" office:value-type="string">
            <text:p text:style-name="P376">ファイルのアクセス権が無い。</text:p>
          </table:table-cell>
        </table:table-row>
        <text:soft-page-break/>
        <table:table-row table:style-name="TableLine2019490669376">
          <table:table-cell table:style-name="表85.A1" office:value-type="string">
            <text:p text:style-name="P517">エラーシンボル</text:p>
          </table:table-cell>
          <table:table-cell table:style-name="表85.A1" office:value-type="string">
            <text:p text:style-name="P518">意味</text:p>
          </table:table-cell>
        </table:table-row>
        <table:table-row table:style-name="TableLine2019490675088">
          <table:table-cell table:style-name="表85.A1" office:value-type="string">
            <text:p text:style-name="P568">ErrSysCall</text:p>
          </table:table-cell>
          <table:table-cell table:style-name="表85.A1" office:value-type="string">
            <text:p text:style-name="P376">システムコールでエラーが発生した。</text:p>
          </table:table-cell>
        </table:table-row>
        <table:table-row table:style-name="TableLine2019490670192">
          <table:table-cell table:style-name="表85.A1" office:value-type="string">
            <text:p text:style-name="P568">ErrLinkAlias</text:p>
          </table:table-cell>
          <table:table-cell table:style-name="表85.A1" office:value-type="string">
            <text:p text:style-name="P376">aliasがループしている。</text:p>
          </table:table-cell>
        </table:table-row>
        <table:table-row table:style-name="TableLine2019490670464">
          <table:table-cell table:style-name="表85.A1" office:value-type="string">
            <text:p text:style-name="P569">ErrRegex</text:p>
          </table:table-cell>
          <table:table-cell table:style-name="表85.A1" office:value-type="string">
            <text:p text:style-name="P376">正規表現に誤りがある。</text:p>
          </table:table-cell>
        </table:table-row>
        <table:table-row table:style-name="TableLine2019490671824">
          <table:table-cell table:style-name="表85.A1" office:value-type="string">
            <text:p text:style-name="P569">ErrZeroDivide</text:p>
          </table:table-cell>
          <table:table-cell table:style-name="表85.A1" office:value-type="string">
            <text:p text:style-name="P376">ゼロ除算を実行しようとした。</text:p>
          </table:table-cell>
        </table:table-row>
        <table:table-row table:style-name="TableLine2019490672640">
          <table:table-cell table:style-name="表85.A1" office:value-type="string">
            <text:p text:style-name="P569">ErrAlreadyExists</text:p>
          </table:table-cell>
          <table:table-cell table:style-name="表85.A1" office:value-type="string">
            <text:p text:style-name="P376">すでに定義されているグローバル変数を定義しようとした。</text:p>
          </table:table-cell>
        </table:table-row>
        <table:table-row table:style-name="TableLine2019490673184">
          <table:table-cell table:style-name="表85.A1" office:value-type="string">
            <text:p text:style-name="P569">ErrBadStackBase</text:p>
          </table:table-cell>
          <table:table-cell table:style-name="表85.A1" office:value-type="string">
            <text:p text:style-name="P376">（未使用）</text:p>
          </table:table-cell>
        </table:table-row>
        <table:table-row table:style-name="TableLine2019490674544">
          <table:table-cell table:style-name="表85.A1" office:value-type="string">
            <text:p text:style-name="P569">ErrBadBindSpec</text:p>
          </table:table-cell>
          <table:table-cell table:style-name="表85.A1" office:value-type="string">
            <text:p text:style-name="P376">バインド変数の指定に誤りがある。</text:p>
          </table:table-cell>
        </table:table-row>
        <table:table-row table:style-name="TableLine2019490675360">
          <table:table-cell table:style-name="表85.A1" office:value-type="string">
            <text:p text:style-name="P569">ErrNotImpliment</text:p>
          </table:table-cell>
          <table:table-cell table:style-name="表85.A1" office:value-type="string">
            <text:p text:style-name="P377">（未使用）</text:p>
          </table:table-cell>
        </table:table-row>
        <table:table-row table:style-name="TableLine2019490698752">
          <table:table-cell table:style-name="表85.A1" office:value-type="string">
            <text:p text:style-name="P569">ErrNoFoundHost</text:p>
          </table:table-cell>
          <table:table-cell table:style-name="表85.A1" office:value-type="string">
            <text:p text:style-name="P376">ホスト名解決に失敗した。</text:p>
          </table:table-cell>
        </table:table-row>
        <table:table-row table:style-name="TableLine2019490689776">
          <table:table-cell table:style-name="表85.A1" office:value-type="string">
            <text:p text:style-name="P569">ErrCreateCoroutine</text:p>
          </table:table-cell>
          <table:table-cell table:style-name="表85.A1" office:value-type="string">
            <text:p text:style-name="P376">コルーチンの生成に失敗した。</text:p>
          </table:table-cell>
        </table:table-row>
        <table:table-row table:style-name="TableLine2019490699840">
          <table:table-cell table:style-name="表85.A1" office:value-type="string">
            <text:p text:style-name="P569">ErrCoroutineOutOfLife</text:p>
          </table:table-cell>
          <table:table-cell table:style-name="表85.A1" office:value-type="string">
            <text:p text:style-name="P376">既に終了したコルーチンを実行しようとした。</text:p>
          </table:table-cell>
        </table:table-row>
        <table:table-row table:style-name="TableLine2019490700112">
          <table:table-cell table:style-name="表85.A1" office:value-type="string">
            <text:p text:style-name="P569">ErrNotCoroutine</text:p>
          </table:table-cell>
          <table:table-cell table:style-name="表85.A1" office:value-type="string">
            <text:p text:style-name="P376">コルーチンでないのにpauseしようとした。</text:p>
          </table:table-cell>
        </table:table-row>
        <table:table-row table:style-name="TableLine2019490688960">
          <table:table-cell table:style-name="表85.A1" office:value-type="string">
            <text:p text:style-name="P569">ErrNoStackSlot</text:p>
          </table:table-cell>
          <table:table-cell table:style-name="表85.A1" office:value-type="string">
            <text:p text:style-name="P378">コルーチンの生成においてスタックスロットが用意できなか</text:p>
            <text:p text:style-name="P378">った。</text:p>
          </table:table-cell>
        </table:table-row>
        <table:table-row table:style-name="TableLine2019490687872">
          <table:table-cell table:style-name="表85.A1" office:value-type="string">
            <text:p text:style-name="P570">ErrIOAgain</text:p>
          </table:table-cell>
          <table:table-cell table:style-name="表85.A1" office:value-type="string">
            <text:p text:style-name="P382">I/O中に割り込みが発生した場合に発生する。この時は、再度</text:p>
            <text:p text:style-name="P382">I/O命令を発行することでI/Oが完了できる可能性がある。</text:p>
          </table:table-cell>
        </table:table-row>
        <table:table-row table:style-name="TableLine2019490692768">
          <table:table-cell table:style-name="表85.A1" office:value-type="string">
            <text:p text:style-name="P570">ErrNoEncoding</text:p>
          </table:table-cell>
          <table:table-cell table:style-name="表85.A1" office:value-type="string">
            <text:p text:style-name="P222"><text:span text:style-name="T256">ファイルエンコーダーの指定が誤っている(</text:span><text:a xlink:type="simple" xlink:href="../../../:init" text:style-name="Internet_20_link" text:visited-style-name="Visited_20_Internet_20_Link"><text:span text:style-name="T133">File::</text:span></text:a><text:span text:style-name="T33">init</text:span><text:span text:style-name="T34"> </text:span><text:span text:style-name="T257">またはset-encoding、set-input-encoding、set-output-encodingによる指定が誤っている場合</text:span><text:span text:style-name="T256">)。</text:span></text:p>
          </table:table-cell>
        </table:table-row>
        <table:table-row table:style-name="TableLine2019490695488">
          <table:table-cell table:style-name="表85.A1" office:value-type="string">
            <text:p text:style-name="P570">ErrBadEncodeByte</text:p>
          </table:table-cell>
          <table:table-cell table:style-name="表85.A1" office:value-type="string">
            <text:p text:style-name="P380">入力ファイル中に不正なUTF-8シーケンスを見つけた。</text:p>
          </table:table-cell>
        </table:table-row>
        <table:table-row table:style-name="TableLine2019490699296">
          <table:table-cell table:style-name="表85.A1" office:value-type="string">
            <text:p text:style-name="P572">ErrBadEncoder</text:p>
          </table:table-cell>
          <table:table-cell table:style-name="表85.A1" office:value-type="string">
            <text:p text:style-name="P381">ファイルエンコーダーの指定が誤っている(グローバル変数<text:span text:style-name="T207">DEFAULT_FILE_ENCODINGまたは、 </text:span></text:p>
            <text:p text:style-name="P381"><text:span text:style-name="T207">DEFAULT_DIRENT_ENCODINGの指定が誤っている場合)</text:span>。</text:p>
          </table:table-cell>
        </table:table-row>
      </table:table>
      <table:table table:name="表213" table:style-name="表213">
        <table:table-column table:style-name="表213.A"/>
        <table:table-column table:style-name="表213.B"/>
        <table:table-row table:style-name="TableLine2019490683520">
          <table:table-cell table:style-name="表213.A1" office:value-type="string">
            <text:p text:style-name="P571">Err<text:span text:style-name="T222">Infinity</text:span></text:p>
          </table:table-cell>
          <table:table-cell table:style-name="表213.A1" office:value-type="string">
            <text:p text:style-name="P383">実数値がInfinityであるため整数値に変換できない。</text:p>
          </table:table-cell>
        </table:table-row>
        <table:table-row table:style-name="TableLine2019490693584">
          <table:table-cell table:style-name="表213.A1" office:value-type="string">
            <text:p text:style-name="P571">ErrNaN</text:p>
          </table:table-cell>
          <table:table-cell table:style-name="表213.A1" office:value-type="string">
            <text:p text:style-name="P383">実数値が未定義値であるため整数値に変換できない。</text:p>
          </table:table-cell>
        </table:table-row>
      </table:table>
      <text:h text:style-name="P805" text:outline-level="3"/>
      <text:h text:style-name="P805" text:outline-level="3"/>
      <text:h text:style-name="P806" text:outline-level="3"/>
      <text:h text:style-name="P806" text:outline-level="3"/>
      <text:h text:style-name="P819"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2" text:outline-level="3"/>
      <text:h text:style-name="P813" text:outline-level="3"/>
      <text:h text:style-name="P813" text:outline-level="3"/>
      <text:h text:style-name="P813" text:outline-level="3"/>
      <text:h text:style-name="P813" text:outline-level="3"/>
      <text:h text:style-name="P813" text:outline-level="3"/>
      <text:h text:style-name="P813" text:outline-level="3"/>
      <text:h text:style-name="P813" text:outline-level="3"/>
      <text:h text:style-name="P813" text:outline-level="3"/>
      <text:h text:style-name="P813" text:outline-level="3"/>
      <text:h text:style-name="P813" text:outline-level="3"/>
      <text:h text:style-name="P813" text:outline-level="3"/>
      <text:h text:style-name="P813" text:outline-level="3"/>
      <text:h text:style-name="P813" text:outline-level="3"/>
      <text:p text:style-name="P12"><draw:g text:anchor-type="paragraph" draw:z-index="1032" draw:name="シェイプ24" draw:style-name="gr1"><draw:line draw:name="シェイプ1" draw:style-name="gr2" draw:text-style-name="P826" svg:x1="-0.201cm" svg:y1="0.249cm" svg:x2="17.034cm" svg:y2="0.249cm"><text:p/></draw:line><draw:line draw:name="シェイプ1" draw:style-name="gr3" draw:text-style-name="P826" svg:x1="-0.201cm" svg:y1="0.415cm" svg:x2="17.034cm" svg:y2="0.415cm"><text:p/></draw:line></draw:g></text:p>
      <text:p text:style-name="P12"/>
      <text:p text:style-name="P12"/>
      <text:p text:style-name="P204"><text:bookmark-start text:name="__RefHeading__14104_1938697309"/>A programming language <text:span text:style-name="T2">P</text:span>erfume<text:bookmark-end text:name="__RefHeading__14104_1938697309"/></text:p>
      <text:p text:style-name="P204">Language manual</text:p>
      <text:p text:style-name="P13"/>
      <text:p text:style-name="P13"/>
      <text:p text:style-name="Standard"><text:span text:style-name="T151"><text:tab/>Version </text:span><text:span text:style-name="T156">1</text:span><text:span text:style-name="T151">.</text:span><text:span text:style-name="T147">5</text:span><text:span text:style-name="T151">.</text:span><text:span text:style-name="T157">0</text:span><text:span text:style-name="T151"><text:tab/> </text:span><text:span text:style-name="T147">Dec</text:span><text:span text:style-name="T159"> </text:span><text:span text:style-name="T147">29</text:span><text:span text:style-name="T151">, 20</text:span><text:span text:style-name="T157">20 (R</text:span><text:span text:style-name="T158">ev.02</text:span><text:span text:style-name="T157">)</text:span></text:p>
      <text:p text:style-name="P814"><text:span text:style-name="T151"><text:tab/>Version </text:span><text:span text:style-name="T156">1</text:span><text:span text:style-name="T151">.</text:span><text:span text:style-name="T147">5</text:span><text:span text:style-name="T151">.</text:span><text:span text:style-name="T157">0</text:span><text:span text:style-name="T151"><text:tab/> </text:span><text:span text:style-name="T147">Dec</text:span><text:span text:style-name="T159"> </text:span><text:span text:style-name="T147">23</text:span><text:span text:style-name="T151">, 20</text:span><text:span text:style-name="T157">20 (</text:span><text:span text:style-name="T156">KASHIYUKA 3</text:span><text:span text:style-name="T147">2</text:span><text:span text:style-name="T172">th</text:span><text:span text:style-name="T158"> Birthday</text:span><text:span text:style-name="T157">)</text:span></text:p>
      <text:p text:style-name="P18"><text:tab/>Version <text:span text:style-name="T206">1</text:span>.<text:span text:style-name="T22">4</text:span>.<text:span text:style-name="T2">0</text:span><text:tab/> Aug<text:span text:style-name="T20"> </text:span><text:span text:style-name="T26">28</text:span>, 20<text:span text:style-name="T2">20</text:span></text:p>
      <text:p text:style-name="P205"><text:span text:style-name="T151"><text:tab/>Version </text:span><text:span text:style-name="T156">1</text:span><text:span text:style-name="T151">.</text:span><text:span text:style-name="T146">3</text:span><text:span text:style-name="T151">.</text:span><text:span text:style-name="T157">0</text:span><text:span text:style-name="T151"><text:tab/> </text:span><text:span text:style-name="T146">Feb</text:span><text:span text:style-name="T159"> </text:span><text:span text:style-name="T146">21</text:span><text:span text:style-name="T151">, 20</text:span><text:span text:style-name="T157">20</text:span></text:p>
      <text:p text:style-name="P17"><text:tab/>Version <text:span text:style-name="T206">1</text:span>.<text:span text:style-name="T12">2</text:span>.1<text:tab/> <text:span text:style-name="T18">Feb</text:span> <text:span text:style-name="T18">15</text:span>, 201<text:span text:style-name="T234">9 (a-chan 30</text:span><text:span text:style-name="T171">th</text:span><text:span text:style-name="T221"> Birthday)</text:span></text:p>
      <text:p text:style-name="P15"><text:tab/>Version <text:span text:style-name="T206">1</text:span>.<text:span text:style-name="T12">2</text:span>.0<text:tab/> <text:span text:style-name="T12">Dec</text:span> <text:span text:style-name="T16">23</text:span>, 201<text:span text:style-name="T206">8 (KASHIYUKA 30</text:span><text:span text:style-name="T171">th</text:span><text:span text:style-name="T221"> Birthday)</text:span></text:p>
      <text:p text:style-name="P15"><text:tab/>Version <text:span text:style-name="T206">1</text:span>.<text:span text:style-name="T18">1</text:span>.0<text:tab/> <text:span text:style-name="T18">May</text:span> <text:span text:style-name="T234">1</text:span><text:span text:style-name="T18">5</text:span>, 201<text:span text:style-name="T234">8</text:span></text:p>
      <text:p text:style-name="P15"><text:tab/>Version <text:span text:style-name="T206">1</text:span>.<text:span text:style-name="T18">0</text:span>.0<text:tab/> <text:span text:style-name="T18">Mar</text:span> <text:span text:style-name="T18">21</text:span>, 201<text:span text:style-name="T234">7</text:span></text:p>
      <text:p text:style-name="P16"><text:tab/>Version <text:span text:style-name="T235">0</text:span>.<text:span text:style-name="T19">9</text:span>.0<text:tab/> <text:span text:style-name="T19">Feb</text:span> <text:span text:style-name="T19">15</text:span>, 201<text:span text:style-name="T235">6 (a-chan 27</text:span><text:span text:style-name="T171">th</text:span><text:span text:style-name="T221"> Birthday)</text:span></text:p>
      <text:p text:style-name="P16"><text:tab/>Version <text:span text:style-name="T235">0</text:span>.<text:span text:style-name="T19">8</text:span>.0<text:tab/> <text:span text:style-name="T19">Dec</text:span> <text:span text:style-name="T19">23</text:span>, 201<text:span text:style-name="T235">5 (KASHIYUKA 27</text:span><text:span text:style-name="T171">th</text:span><text:span text:style-name="T221"> Birthday)</text:span></text:p>
      <text:p text:style-name="P16"><text:tab/>Version <text:span text:style-name="T235">0</text:span>.<text:span text:style-name="T19">7</text:span>.0<text:tab/> <text:span text:style-name="T19">Sep</text:span> <text:span text:style-name="T19">20</text:span>, 201<text:span text:style-name="T235">5 (NOCCHi 27</text:span><text:span text:style-name="T171">th</text:span><text:span text:style-name="T221"> Birthday)</text:span></text:p>
      <text:p text:style-name="P16"><text:tab/>Version <text:span text:style-name="T235">0</text:span>.<text:span text:style-name="T19">6</text:span>.0<text:tab/> <text:span text:style-name="T19">Aug</text:span> <text:span text:style-name="T19">9</text:span>, 201<text:span text:style-name="T235">5</text:span></text:p>
      <text:p text:style-name="P16"><text:tab/>Version <text:span text:style-name="T235">0</text:span>.<text:span text:style-name="T19">5</text:span>.0<text:tab/> <text:span text:style-name="T19">Feb</text:span> <text:span text:style-name="T19">15</text:span>, 201<text:span text:style-name="T235">5 (a-chan 26</text:span><text:span text:style-name="T171">th</text:span><text:span text:style-name="T221"> Birthday)</text:span></text:p>
      <text:p text:style-name="P16"><text:tab/>Version <text:span text:style-name="T235">0</text:span>.<text:span text:style-name="T19">4</text:span>.0<text:tab/> <text:span text:style-name="T19">Dec</text:span> <text:span text:style-name="T19">23</text:span>, 201<text:span text:style-name="T235">4 (KASHIYUKA 26</text:span><text:span text:style-name="T171">th</text:span><text:span text:style-name="T221"> Birthday)</text:span></text:p>
      <text:p text:style-name="P16"/>
      <text:p text:style-name="P14"><text:tab/>Author: SATO Mitsuhide </text:p>
      <text:p text:style-name="P21"><text:span text:style-name="T151"><text:tab/>E-Mail:</text:span><text:span text:style-name="T152"> </text:span><text:span text:style-name="T154">&lt;</text:span><text:span text:style-name="T155">Sato.Mitsuhide</text:span><text:span text:style-name="T154">@</text:span><text:span text:style-name="T155">gmail.com</text:span><text:span text:style-name="T151">&gt;</text:span></text:p>
      <text:p text:style-name="P21"><text:span text:style-name="T151"><text:tab/></text:span><text:span text:style-name="T153">T</text:span><text:span text:style-name="T152">witter: @mitchan0321</text:span></text:p>
      <text:p text:style-name="P13"/>
      <text:p text:style-name="P13"><draw:g text:anchor-type="paragraph" draw:z-index="1033" draw:name="シェイプ25" draw:style-name="gr1"><draw:line draw:name="シェイプ1" draw:style-name="gr2" draw:text-style-name="P826" svg:x1="-0.201cm" svg:y1="1.009cm" svg:x2="17.034cm" svg:y2="1.009cm"><text:p/></draw:line><draw:line draw:name="シェイプ1" draw:style-name="gr3" draw:text-style-name="P826"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27"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28" draw:name="シェイプ4"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45"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82" draw:name="シェイプ7" draw:style-name="Mgr1" draw:text-style-name="MP2" svg:x1="-0.318cm" svg:y1="1.561cm" svg:x2="15.24cm" svg:y2="1.561cm"><text:p/></draw:line></text:p>
      </style:header>
      <style:footer>
        <text:p text:style-name="MP5"><draw:frame draw:style-name="Mfr1" draw:name="枠4" text:anchor-type="paragraph" svg:y="0.002cm" draw:z-index="690"><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29" draw:name="シェイプ9"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91"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92"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95" draw:name="シェイプ14" draw:style-name="Mgr1" draw:text-style-name="MP2" svg:x1="-0.318cm" svg:y1="1.561cm" svg:x2="15.24cm" svg:y2="1.561cm"><text:p/></draw:line></text:p>
      </style:header>
      <style:footer>
        <text:p text:style-name="MP5"><draw:frame draw:style-name="Mfr1" draw:name="枠8" text:anchor-type="paragraph" svg:y="0.002cm" draw:z-index="52"><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98" draw:name="シェイプ16" draw:style-name="Mgr1" draw:text-style-name="MP2" svg:x1="-0.318cm" svg:y1="1.561cm" svg:x2="15.24cm" svg:y2="1.561cm"><text:p/></draw:line></text:p>
      </style:header>
      <style:footer>
        <text:p text:style-name="MP5"><draw:frame draw:style-name="Mfr1" draw:name="枠9" text:anchor-type="paragraph" svg:y="0.002cm" draw:z-index="689"><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30" draw:name="シェイプ18" draw:style-name="Mgr1" draw:text-style-name="MP2" svg:x1="-0.318cm" svg:y1="1.561cm" svg:x2="15.24cm" svg:y2="1.561cm"><text:p/></draw:line></text:p>
      </style:header>
      <style:footer>
        <text:p text:style-name="MP5"><draw:frame draw:style-name="Mfr1" draw:name="枠10" text:anchor-type="paragraph" svg:y="0.002cm" draw:z-index="677"><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26" draw:name="シェイプ20" draw:style-name="Mgr1" draw:text-style-name="MP2" svg:x1="-0.318cm" svg:y1="1.561cm" svg:x2="15.24cm" svg:y2="1.561cm"><text:p/></draw:line></text:p>
      </style:header>
      <style:footer>
        <text:p text:style-name="MP5"><draw:frame draw:style-name="Mfr1" draw:name="枠11" text:anchor-type="paragraph" svg:y="0.002cm" draw:z-index="348"><draw:text-box fo:min-height="0.37cm" fo:min-width="0.041cm"><text:p text:style-name="Footer"><text:span text:style-name="Page_20_Number"><text:page-number text:select-page="current">339</text:page-number></text:span></text:p></draw:text-box></draw:frame><text:chapter text:display="name" text:outline-level="1">5. リファレンス</text:chapter><draw:line text:anchor-type="char" draw:z-index="644" draw:name="シェイプ21" draw:style-name="Mgr1" draw:text-style-name="MP2" svg:x1="-0.318cm" svg:y1="-0.792cm" svg:x2="15.24cm" svg:y2="-0.792cm"><text:p/></draw:line></text:p>
      </style:footer>
    </style:master-page>
    <style:master-page style:name="目次" style:page-layout-name="Mpm3" draw:style-name="Mdp1">
      <style:footer>
        <text:p text:style-name="MP6"><text:page-number text:select-page="current">v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z1h4570</meta:initial-creator>
    <meta:creation-date>2009-05-20T10:52:00</meta:creation-date>
    <dc:date>2020-12-30T00:30:39.571000000</dc:date>
    <meta:editing-cycles>284</meta:editing-cycles>
    <meta:editing-duration>P11DT3H16M57S</meta:editing-duration>
    <meta:document-statistic meta:table-count="310" meta:image-count="0" meta:object-count="0" meta:page-count="351" meta:paragraph-count="5452" meta:word-count="66862" meta:character-count="103690" meta:non-whitespace-character-count="96942"/>
    <meta:user-defined meta:name="情報 1"/>
    <meta:user-defined meta:name="情報 2"/>
    <meta:user-defined meta:name="情報 3"/>
    <meta:user-defined meta:name="情報 4"/>
  </office:meta>
</office:document-meta>
</file>